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+[.B1]/[.A1]" office:value-type="float" office:value="74" calcext:value-type="float">
            <text:p>74</text:p>
          </table:table-cell>
          <table:table-cell table:formula="of:=+LOG([.A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+[.B2]/[.A2]" office:value-type="float" office:value="35.5" calcext:value-type="float">
            <text:p>35,5</text:p>
          </table:table-cell>
          <table:table-cell table:formula="of:=+LOG([.A2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formula="of:=+[.B3]/[.A3]" office:value-type="float" office:value="6.54545454545455" calcext:value-type="float">
            <text:p>6,5454545455</text:p>
          </table:table-cell>
          <table:table-cell table:formula="of:=+LOG([.A3];2)" office:value-type="float" office:value="3.4594316186373" calcext:value-type="float">
            <text:p>3,45943161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formula="of:=+[.B4]/[.A4]" office:value-type="float" office:value="4.75" calcext:value-type="float">
            <text:p>4,75</text:p>
          </table:table-cell>
          <table:table-cell table:formula="of:=+LOG([.A4];2)" office:value-type="float" office:value="3.58496250072116" calcext:value-type="float">
            <text:p>3,5849625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formula="of:=+[.B5]/[.A5]" office:value-type="float" office:value="6.28571428571429" calcext:value-type="float">
            <text:p>6,2857142857</text:p>
          </table:table-cell>
          <table:table-cell table:formula="of:=+LOG([.A5];2)" office:value-type="float" office:value="3.8073549220576" calcext:value-type="float">
            <text:p>3,80735492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table:formula="of:=+[.B6]/[.A6]" office:value-type="float" office:value="5.26923076923077" calcext:value-type="float">
            <text:p>5,2692307692</text:p>
          </table:table-cell>
          <table:table-cell table:formula="of:=+LOG([.A6];2)" office:value-type="float" office:value="4.70043971814109" calcext:value-type="float">
            <text:p>4,70043971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table:formula="of:=+[.B7]/[.A7]" office:value-type="float" office:value="3.62162162162162" calcext:value-type="float">
            <text:p>3,6216216216</text:p>
          </table:table-cell>
          <table:table-cell table:formula="of:=+LOG([.A7];2)" office:value-type="float" office:value="5.20945336562895" calcext:value-type="float">
            <text:p>5,20945336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+[.B8]/[.A8]" office:value-type="float" office:value="1.75609756097561" calcext:value-type="float">
            <text:p>1,756097561</text:p>
          </table:table-cell>
          <table:table-cell table:formula="of:=+LOG([.A8];2)" office:value-type="float" office:value="5.35755200461808" calcext:value-type="float">
            <text:p>5,35755200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+[.B9]/[.A9]" office:value-type="float" office:value="2.1219512195122" calcext:value-type="float">
            <text:p>2,1219512195</text:p>
          </table:table-cell>
          <table:table-cell table:formula="of:=+LOG([.A9];2)" office:value-type="float" office:value="5.35755200461808" calcext:value-type="float">
            <text:p>5,35755200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table:formula="of:=+[.B10]/[.A10]" office:value-type="float" office:value="2.11111111111111" calcext:value-type="float">
            <text:p>2,1111111111</text:p>
          </table:table-cell>
          <table:table-cell table:formula="of:=+LOG([.A10];2)" office:value-type="float" office:value="5.75488750216347" calcext:value-type="float">
            <text:p>5,75488750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table:formula="of:=+[.B11]/[.A11]" office:value-type="float" office:value="2.7719298245614" calcext:value-type="float">
            <text:p>2,7719298246</text:p>
          </table:table-cell>
          <table:table-cell table:formula="of:=+LOG([.A11];2)" office:value-type="float" office:value="5.83289001416474" calcext:value-type="float">
            <text:p>5,83289001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table:formula="of:=+[.B12]/[.A12]" office:value-type="float" office:value="1.64705882352941" calcext:value-type="float">
            <text:p>1,6470588235</text:p>
          </table:table-cell>
          <table:table-cell table:formula="of:=+LOG([.A12];2)" office:value-type="float" office:value="6.08746284125034" calcext:value-type="float">
            <text:p>6,08746284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formula="of:=+[.B13]/[.A13]" office:value-type="float" office:value="1.58571428571429" calcext:value-type="float">
            <text:p>1,5857142857</text:p>
          </table:table-cell>
          <table:table-cell table:formula="of:=+LOG([.A13];2)" office:value-type="float" office:value="6.12928301694497" calcext:value-type="float">
            <text:p>6,12928301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1" calcext:value-type="float">
            <text:p>191</text:p>
          </table:table-cell>
          <table:table-cell table:formula="of:=+[.B14]/[.A14]" office:value-type="float" office:value="2.69014084507042" calcext:value-type="float">
            <text:p>2,6901408451</text:p>
          </table:table-cell>
          <table:table-cell table:formula="of:=+LOG([.A14];2)" office:value-type="float" office:value="6.14974711950468" calcext:value-type="float">
            <text:p>6,14974711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table:formula="of:=+[.B15]/[.A15]" office:value-type="float" office:value="2.125" calcext:value-type="float">
            <text:p>2,125</text:p>
          </table:table-cell>
          <table:table-cell table:formula="of:=+LOG([.A15];2)" office:value-type="float" office:value="6.32192809488736" calcext:value-type="float">
            <text:p>6,32192809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formula="of:=+[.B16]/[.A16]" office:value-type="float" office:value="1.12790697674419" calcext:value-type="float">
            <text:p>1,1279069767</text:p>
          </table:table-cell>
          <table:table-cell table:formula="of:=+LOG([.A16];2)" office:value-type="float" office:value="6.4262647547021" calcext:value-type="float">
            <text:p>6,42626475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1" calcext:value-type="float">
            <text:p>251</text:p>
          </table:table-cell>
          <table:table-cell table:formula="of:=+[.B17]/[.A17]" office:value-type="float" office:value="2.58762886597938" calcext:value-type="float">
            <text:p>2,587628866</text:p>
          </table:table-cell>
          <table:table-cell table:formula="of:=+LOG([.A17];2)" office:value-type="float" office:value="6.59991284218713" calcext:value-type="float">
            <text:p>6,59991284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table:formula="of:=+[.B18]/[.A18]" office:value-type="float" office:value="1.75" calcext:value-type="float">
            <text:p>1,75</text:p>
          </table:table-cell>
          <table:table-cell table:formula="of:=+LOG([.A18];2)" office:value-type="float" office:value="6.70043971814109" calcext:value-type="float">
            <text:p>6,70043971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table:formula="of:=+[.B19]/[.A19]" office:value-type="float" office:value="1.40952380952381" calcext:value-type="float">
            <text:p>1,4095238095</text:p>
          </table:table-cell>
          <table:table-cell table:formula="of:=+LOG([.A19];2)" office:value-type="float" office:value="6.71424551766612" calcext:value-type="float">
            <text:p>6,71424551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table:formula="of:=+[.B20]/[.A20]" office:value-type="float" office:value="1.20512820512821" calcext:value-type="float">
            <text:p>1,2051282051</text:p>
          </table:table-cell>
          <table:table-cell table:formula="of:=+LOG([.A20];2)" office:value-type="float" office:value="6.87036471958341" calcext:value-type="float">
            <text:p>6,87036471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6" calcext:value-type="float">
            <text:p>196</text:p>
          </table:table-cell>
          <table:table-cell table:formula="of:=+[.B21]/[.A21]" office:value-type="float" office:value="1.58064516129032" calcext:value-type="float">
            <text:p>1,5806451613</text:p>
          </table:table-cell>
          <table:table-cell table:formula="of:=+LOG([.A21];2)" office:value-type="float" office:value="6.95419631038688" calcext:value-type="float">
            <text:p>6,95419631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78" calcext:value-type="float">
            <text:p>278</text:p>
          </table:table-cell>
          <table:table-cell table:formula="of:=+[.B22]/[.A22]" office:value-type="float" office:value="2.24193548387097" calcext:value-type="float">
            <text:p>2,2419354839</text:p>
          </table:table-cell>
          <table:table-cell table:formula="of:=+LOG([.A22];2)" office:value-type="float" office:value="6.95419631038688" calcext:value-type="float">
            <text:p>6,95419631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21" calcext:value-type="float">
            <text:p>321</text:p>
          </table:table-cell>
          <table:table-cell table:formula="of:=+[.B23]/[.A23]" office:value-type="float" office:value="2.37777777777778" calcext:value-type="float">
            <text:p>2,3777777778</text:p>
          </table:table-cell>
          <table:table-cell table:formula="of:=+LOG([.A23];2)" office:value-type="float" office:value="7.07681559705083" calcext:value-type="float">
            <text:p>7,07681559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" calcext:value-type="float">
            <text:p>201</text:p>
          </table:table-cell>
          <table:table-cell table:formula="of:=+[.B24]/[.A24]" office:value-type="float" office:value="1.42553191489362" calcext:value-type="float">
            <text:p>1,4255319149</text:p>
          </table:table-cell>
          <table:table-cell table:formula="of:=+LOG([.A24];2)" office:value-type="float" office:value="7.13955135239879" calcext:value-type="float">
            <text:p>7,13955135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table:formula="of:=+[.B25]/[.A25]" office:value-type="float" office:value="1.09859154929577" calcext:value-type="float">
            <text:p>1,0985915493</text:p>
          </table:table-cell>
          <table:table-cell table:formula="of:=+LOG([.A25];2)" office:value-type="float" office:value="7.14974711950468" calcext:value-type="float">
            <text:p>7,14974711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8" calcext:value-type="float">
            <text:p>248</text:p>
          </table:table-cell>
          <table:table-cell table:formula="of:=+[.B26]/[.A26]" office:value-type="float" office:value="1.6" calcext:value-type="float">
            <text:p>1,6</text:p>
          </table:table-cell>
          <table:table-cell table:formula="of:=+LOG([.A26];2)" office:value-type="float" office:value="7.27612440527424" calcext:value-type="float">
            <text:p>7,27612440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55" calcext:value-type="float">
            <text:p>355</text:p>
          </table:table-cell>
          <table:table-cell table:formula="of:=+[.B27]/[.A27]" office:value-type="float" office:value="2.26114649681529" calcext:value-type="float">
            <text:p>2,2611464968</text:p>
          </table:table-cell>
          <table:table-cell table:formula="of:=+LOG([.A27];2)" office:value-type="float" office:value="7.29462074889163" calcext:value-type="float">
            <text:p>7,29462074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8" calcext:value-type="float">
            <text:p>278</text:p>
          </table:table-cell>
          <table:table-cell table:formula="of:=+[.B28]/[.A28]" office:value-type="float" office:value="1.57062146892655" calcext:value-type="float">
            <text:p>1,5706214689</text:p>
          </table:table-cell>
          <table:table-cell table:formula="of:=+LOG([.A28];2)" office:value-type="float" office:value="7.467605550083" calcext:value-type="float">
            <text:p>7,46760555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61" calcext:value-type="float">
            <text:p>361</text:p>
          </table:table-cell>
          <table:table-cell table:formula="of:=+[.B29]/[.A29]" office:value-type="float" office:value="2.01675977653631" calcext:value-type="float">
            <text:p>2,0167597765</text:p>
          </table:table-cell>
          <table:table-cell table:formula="of:=+LOG([.A29];2)" office:value-type="float" office:value="7.48381577726426" calcext:value-type="float">
            <text:p>7,48381577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21" calcext:value-type="float">
            <text:p>421</text:p>
          </table:table-cell>
          <table:table-cell table:formula="of:=+[.B30]/[.A30]" office:value-type="float" office:value="2.08415841584158" calcext:value-type="float">
            <text:p>2,0841584158</text:p>
          </table:table-cell>
          <table:table-cell table:formula="of:=+LOG([.A30];2)" office:value-type="float" office:value="7.6582114827518" calcext:value-type="float">
            <text:p>7,65821148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2" calcext:value-type="float">
            <text:p>412</text:p>
          </table:table-cell>
          <table:table-cell table:formula="of:=+[.B31]/[.A31]" office:value-type="float" office:value="2.02955665024631" calcext:value-type="float">
            <text:p>2,0295566502</text:p>
          </table:table-cell>
          <table:table-cell table:formula="of:=+LOG([.A31];2)" office:value-type="float" office:value="7.66533591718518" calcext:value-type="float">
            <text:p>7,665335917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47" calcext:value-type="float">
            <text:p>247</text:p>
          </table:table-cell>
          <table:table-cell table:formula="of:=+[.B32]/[.A32]" office:value-type="float" office:value="1.21078431372549" calcext:value-type="float">
            <text:p>1,2107843137</text:p>
          </table:table-cell>
          <table:table-cell table:formula="of:=+LOG([.A32];2)" office:value-type="float" office:value="7.6724253419715" calcext:value-type="float">
            <text:p>7,6724253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table:formula="of:=+[.B33]/[.A33]" office:value-type="float" office:value="1.09803921568627" calcext:value-type="float">
            <text:p>1,0980392157</text:p>
          </table:table-cell>
          <table:table-cell table:formula="of:=+LOG([.A33];2)" office:value-type="float" office:value="7.6724253419715" calcext:value-type="float">
            <text:p>7,67242534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17" calcext:value-type="float">
            <text:p>417</text:p>
          </table:table-cell>
          <table:table-cell table:formula="of:=+[.B34]/[.A34]" office:value-type="float" office:value="2.01449275362319" calcext:value-type="float">
            <text:p>2,0144927536</text:p>
          </table:table-cell>
          <table:table-cell table:formula="of:=+LOG([.A34];2)" office:value-type="float" office:value="7.69348695749933" calcext:value-type="float">
            <text:p>7,69348695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table:formula="of:=+[.B35]/[.A35]" office:value-type="float" office:value="1.01442307692308" calcext:value-type="float">
            <text:p>1,0144230769</text:p>
          </table:table-cell>
          <table:table-cell table:formula="of:=+LOG([.A35];2)" office:value-type="float" office:value="7.70043971814109" calcext:value-type="float">
            <text:p>7,70043971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6" calcext:value-type="float">
            <text:p>256</text:p>
          </table:table-cell>
          <table:table-cell table:formula="of:=+[.B36]/[.A36]" office:value-type="float" office:value="1.22488038277512" calcext:value-type="float">
            <text:p>1,2248803828</text:p>
          </table:table-cell>
          <table:table-cell table:formula="of:=+LOG([.A36];2)" office:value-type="float" office:value="7.70735913208088" calcext:value-type="float">
            <text:p>7,70735913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2" calcext:value-type="float">
            <text:p>262</text:p>
          </table:table-cell>
          <table:table-cell table:formula="of:=+[.B37]/[.A37]" office:value-type="float" office:value="1.23584905660377" calcext:value-type="float">
            <text:p>1,2358490566</text:p>
          </table:table-cell>
          <table:table-cell table:formula="of:=+LOG([.A37];2)" office:value-type="float" office:value="7.7279204545632" calcext:value-type="float">
            <text:p>7,72792045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58" calcext:value-type="float">
            <text:p>458</text:p>
          </table:table-cell>
          <table:table-cell table:formula="of:=+[.B38]/[.A38]" office:value-type="float" office:value="2.11059907834101" calcext:value-type="float">
            <text:p>2,1105990783</text:p>
          </table:table-cell>
          <table:table-cell table:formula="of:=+LOG([.A38];2)" office:value-type="float" office:value="7.76155123244448" calcext:value-type="float">
            <text:p>7,76155123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66" calcext:value-type="float">
            <text:p>466</text:p>
          </table:table-cell>
          <table:table-cell table:formula="of:=+[.B39]/[.A39]" office:value-type="float" office:value="2.07111111111111" calcext:value-type="float">
            <text:p>2,0711111111</text:p>
          </table:table-cell>
          <table:table-cell table:formula="of:=+LOG([.A39];2)" office:value-type="float" office:value="7.81378119121704" calcext:value-type="float">
            <text:p>7,81378119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0" calcext:value-type="float">
            <text:p>480</text:p>
          </table:table-cell>
          <table:table-cell table:formula="of:=+[.B40]/[.A40]" office:value-type="float" office:value="2.11453744493392" calcext:value-type="float">
            <text:p>2,1145374449</text:p>
          </table:table-cell>
          <table:table-cell table:formula="of:=+LOG([.A40];2)" office:value-type="float" office:value="7.82654848729092" calcext:value-type="float">
            <text:p>7,826548487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7" calcext:value-type="float">
            <text:p>287</text:p>
          </table:table-cell>
          <table:table-cell table:formula="of:=+[.B41]/[.A41]" office:value-type="float" office:value="1.25877192982456" calcext:value-type="float">
            <text:p>1,2587719298</text:p>
          </table:table-cell>
          <table:table-cell table:formula="of:=+LOG([.A41];2)" office:value-type="float" office:value="7.83289001416474" calcext:value-type="float">
            <text:p>7,832890014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74" calcext:value-type="float">
            <text:p>474</text:p>
          </table:table-cell>
          <table:table-cell table:formula="of:=+[.B42]/[.A42]" office:value-type="float" office:value="2.04310344827586" calcext:value-type="float">
            <text:p>2,0431034483</text:p>
          </table:table-cell>
          <table:table-cell table:formula="of:=+LOG([.A42];2)" office:value-type="float" office:value="7.85798099512757" calcext:value-type="float">
            <text:p>7,85798099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39" calcext:value-type="float">
            <text:p>339</text:p>
          </table:table-cell>
          <table:table-cell table:formula="of:=+[.B43]/[.A43]" office:value-type="float" office:value="1.4549356223176" calcext:value-type="float">
            <text:p>1,4549356223</text:p>
          </table:table-cell>
          <table:table-cell table:formula="of:=+LOG([.A43];2)" office:value-type="float" office:value="7.86418614465428" calcext:value-type="float">
            <text:p>7,86418614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9" calcext:value-type="float">
            <text:p>349</text:p>
          </table:table-cell>
          <table:table-cell table:formula="of:=+[.B44]/[.A44]" office:value-type="float" office:value="1.46638655462185" calcext:value-type="float">
            <text:p>1,4663865546</text:p>
          </table:table-cell>
          <table:table-cell table:formula="of:=+LOG([.A44];2)" office:value-type="float" office:value="7.89481776330794" calcext:value-type="float">
            <text:p>7,89481776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05" calcext:value-type="float">
            <text:p>505</text:p>
          </table:table-cell>
          <table:table-cell table:formula="of:=+[.B45]/[.A45]" office:value-type="float" office:value="2.08677685950413" calcext:value-type="float">
            <text:p>2,0867768595</text:p>
          </table:table-cell>
          <table:table-cell table:formula="of:=+LOG([.A45];2)" office:value-type="float" office:value="7.9188632372746" calcext:value-type="float">
            <text:p>7,918863237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" calcext:value-type="float">
            <text:p>310</text:p>
          </table:table-cell>
          <table:table-cell table:formula="of:=+[.B46]/[.A46]" office:value-type="float" office:value="1.27572016460905" calcext:value-type="float">
            <text:p>1,2757201646</text:p>
          </table:table-cell>
          <table:table-cell table:formula="of:=+LOG([.A46];2)" office:value-type="float" office:value="7.92481250360578" calcext:value-type="float">
            <text:p>7,92481250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18" calcext:value-type="float">
            <text:p>518</text:p>
          </table:table-cell>
          <table:table-cell table:formula="of:=+[.B47]/[.A47]" office:value-type="float" office:value="2.072" calcext:value-type="float">
            <text:p>2,072</text:p>
          </table:table-cell>
          <table:table-cell table:formula="of:=+LOG([.A47];2)" office:value-type="float" office:value="7.96578428466209" calcext:value-type="float">
            <text:p>7,96578428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8" calcext:value-type="float">
            <text:p>308</text:p>
          </table:table-cell>
          <table:table-cell table:formula="of:=+[.B48]/[.A48]" office:value-type="float" office:value="1.203125" calcext:value-type="float">
            <text:p>1,203125</text:p>
          </table:table-cell>
          <table:table-cell table:formula="of:=+LOG([.A48];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86" calcext:value-type="float">
            <text:p>386</text:p>
          </table:table-cell>
          <table:table-cell table:formula="of:=+[.B49]/[.A49]" office:value-type="float" office:value="1.46768060836502" calcext:value-type="float">
            <text:p>1,4676806084</text:p>
          </table:table-cell>
          <table:table-cell table:formula="of:=+LOG([.A49];2)" office:value-type="float" office:value="8.0389189892923" calcext:value-type="float">
            <text:p>8,038918989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table:formula="of:=+[.B50]/[.A50]" office:value-type="float" office:value="1.14448669201521" calcext:value-type="float">
            <text:p>1,144486692</text:p>
          </table:table-cell>
          <table:table-cell table:formula="of:=+LOG([.A50];2)" office:value-type="float" office:value="8.0389189892923" calcext:value-type="float">
            <text:p>8,038918989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5" calcext:value-type="float">
            <text:p>545</text:p>
          </table:table-cell>
          <table:table-cell table:formula="of:=+[.B51]/[.A51]" office:value-type="float" office:value="2.04887218045113" calcext:value-type="float">
            <text:p>2,0488721805</text:p>
          </table:table-cell>
          <table:table-cell table:formula="of:=+LOG([.A51];2)" office:value-type="float" office:value="8.05528243550119" calcext:value-type="float">
            <text:p>8,05528243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37" calcext:value-type="float">
            <text:p>537</text:p>
          </table:table-cell>
          <table:table-cell table:formula="of:=+[.B52]/[.A52]" office:value-type="float" office:value="1.94565217391304" calcext:value-type="float">
            <text:p>1,9456521739</text:p>
          </table:table-cell>
          <table:table-cell table:formula="of:=+LOG([.A52];2)" office:value-type="float" office:value="8.10852445677817" calcext:value-type="float">
            <text:p>8,10852445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48" calcext:value-type="float">
            <text:p>548</text:p>
          </table:table-cell>
          <table:table-cell table:formula="of:=+[.B53]/[.A53]" office:value-type="float" office:value="1.97833935018051" calcext:value-type="float">
            <text:p>1,9783393502</text:p>
          </table:table-cell>
          <table:table-cell table:formula="of:=+LOG([.A53];2)" office:value-type="float" office:value="8.11374216604919" calcext:value-type="float">
            <text:p>8,11374216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table:formula="of:=+[.B54]/[.A54]" office:value-type="float" office:value="0.981949458483754" calcext:value-type="float">
            <text:p>0,9819494585</text:p>
          </table:table-cell>
          <table:table-cell table:formula="of:=+LOG([.A54];2)" office:value-type="float" office:value="8.11374216604919" calcext:value-type="float">
            <text:p>8,1137421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table:formula="of:=+[.B55]/[.A55]" office:value-type="float" office:value="1.07553956834532" calcext:value-type="float">
            <text:p>1,0755395683</text:p>
          </table:table-cell>
          <table:table-cell table:formula="of:=+LOG([.A55];2)" office:value-type="float" office:value="8.11894107272351" calcext:value-type="float">
            <text:p>8,11894107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71" calcext:value-type="float">
            <text:p>571</text:p>
          </table:table-cell>
          <table:table-cell table:formula="of:=+[.B56]/[.A56]" office:value-type="float" office:value="1.98263888888889" calcext:value-type="float">
            <text:p>1,9826388889</text:p>
          </table:table-cell>
          <table:table-cell table:formula="of:=+LOG([.A56];2)" office:value-type="float" office:value="8.16992500144231" calcext:value-type="float">
            <text:p>8,16992500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0" calcext:value-type="float">
            <text:p>440</text:p>
          </table:table-cell>
          <table:table-cell table:formula="of:=+[.B57]/[.A57]" office:value-type="float" office:value="1.52777777777778" calcext:value-type="float">
            <text:p>1,5277777778</text:p>
          </table:table-cell>
          <table:table-cell table:formula="of:=+LOG([.A57];2)" office:value-type="float" office:value="8.16992500144231" calcext:value-type="float">
            <text:p>8,16992500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06" calcext:value-type="float">
            <text:p>406</text:p>
          </table:table-cell>
          <table:table-cell table:formula="of:=+[.B58]/[.A58]" office:value-type="float" office:value="1.35785953177258" calcext:value-type="float">
            <text:p>1,3578595318</text:p>
          </table:table-cell>
          <table:table-cell table:formula="of:=+LOG([.A58];2)" office:value-type="float" office:value="8.22400167419811" calcext:value-type="float">
            <text:p>8,2240016742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table:formula="of:=+[.B59]/[.A59]" office:value-type="float" office:value="1" calcext:value-type="float">
            <text:p>1</text:p>
          </table:table-cell>
          <table:table-cell table:formula="of:=+LOG([.A59];2)" office:value-type="float" office:value="8.24792751344359" calcext:value-type="float">
            <text:p>8,24792751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11" calcext:value-type="float">
            <text:p>611</text:p>
          </table:table-cell>
          <table:table-cell table:formula="of:=+[.B60]/[.A60]" office:value-type="float" office:value="1.99673202614379" calcext:value-type="float">
            <text:p>1,9967320261</text:p>
          </table:table-cell>
          <table:table-cell table:formula="of:=+LOG([.A60];2)" office:value-type="float" office:value="8.25738784269265" calcext:value-type="float">
            <text:p>8,2573878427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table:formula="of:=+[.B61]/[.A61]" office:value-type="float" office:value="1" calcext:value-type="float">
            <text:p>1</text:p>
          </table:table-cell>
          <table:table-cell table:formula="of:=+LOG([.A61];2)" office:value-type="float" office:value="8.35755200461808" calcext:value-type="float">
            <text:p>8,357552004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45" calcext:value-type="float">
            <text:p>645</text:p>
          </table:table-cell>
          <table:table-cell table:formula="of:=+[.B62]/[.A62]" office:value-type="float" office:value="1.96646341463415" calcext:value-type="float">
            <text:p>1,9664634146</text:p>
          </table:table-cell>
          <table:table-cell table:formula="of:=+LOG([.A62];2)" office:value-type="float" office:value="8.35755200461808" calcext:value-type="float">
            <text:p>8,35755200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76" calcext:value-type="float">
            <text:p>476</text:p>
          </table:table-cell>
          <table:table-cell table:formula="of:=+[.B63]/[.A63]" office:value-type="float" office:value="1.40828402366864" calcext:value-type="float">
            <text:p>1,4082840237</text:p>
          </table:table-cell>
          <table:table-cell table:formula="of:=+LOG([.A63];2)" office:value-type="float" office:value="8.40087943628219" calcext:value-type="float">
            <text:p>8,400879436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92" calcext:value-type="float">
            <text:p>692</text:p>
          </table:table-cell>
          <table:table-cell table:formula="of:=+[.B64]/[.A64]" office:value-type="float" office:value="2.04129793510324" calcext:value-type="float">
            <text:p>2,0412979351</text:p>
          </table:table-cell>
          <table:table-cell table:formula="of:=+LOG([.A64];2)" office:value-type="float" office:value="8.40514146313634" calcext:value-type="float">
            <text:p>8,40514146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8" calcext:value-type="float">
            <text:p>368</text:p>
          </table:table-cell>
          <table:table-cell table:formula="of:=+[.B65]/[.A65]" office:value-type="float" office:value="1.08235294117647" calcext:value-type="float">
            <text:p>1,0823529412</text:p>
          </table:table-cell>
          <table:table-cell table:formula="of:=+LOG([.A65];2)" office:value-type="float" office:value="8.4093909361377" calcext:value-type="float">
            <text:p>8,40939093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table:formula="of:=+[.B66]/[.A66]" office:value-type="float" office:value="1.00579710144928" calcext:value-type="float">
            <text:p>1,0057971014</text:p>
          </table:table-cell>
          <table:table-cell table:formula="of:=+LOG([.A66];2)" office:value-type="float" office:value="8.43045255166553" calcext:value-type="float">
            <text:p>8,43045255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96" calcext:value-type="float">
            <text:p>696</text:p>
          </table:table-cell>
          <table:table-cell table:formula="of:=+[.B67]/[.A67]" office:value-type="float" office:value="1.97727272727273" calcext:value-type="float">
            <text:p>1,9772727273</text:p>
          </table:table-cell>
          <table:table-cell table:formula="of:=+LOG([.A67];2)" office:value-type="float" office:value="8.4594316186373" calcext:value-type="float">
            <text:p>8,459431618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09" calcext:value-type="float">
            <text:p>709</text:p>
          </table:table-cell>
          <table:table-cell table:formula="of:=+[.B68]/[.A68]" office:value-type="float" office:value="1.9804469273743" calcext:value-type="float">
            <text:p>1,9804469274</text:p>
          </table:table-cell>
          <table:table-cell table:formula="of:=+LOG([.A68];2)" office:value-type="float" office:value="8.48381577726426" calcext:value-type="float">
            <text:p>8,483815777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39" calcext:value-type="float">
            <text:p>339</text:p>
          </table:table-cell>
          <table:table-cell table:formula="of:=+[.B69]/[.A69]" office:value-type="float" office:value="0.923705722070845" calcext:value-type="float">
            <text:p>0,9237057221</text:p>
          </table:table-cell>
          <table:table-cell table:formula="of:=+LOG([.A69];2)" office:value-type="float" office:value="8.51963625284321" calcext:value-type="float">
            <text:p>8,51963625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54" calcext:value-type="float">
            <text:p>454</text:p>
          </table:table-cell>
          <table:table-cell table:formula="of:=+[.B70]/[.A70]" office:value-type="float" office:value="1.23035230352304" calcext:value-type="float">
            <text:p>1,2303523035</text:p>
          </table:table-cell>
          <table:table-cell table:formula="of:=+LOG([.A70];2)" office:value-type="float" office:value="8.5274770060604" calcext:value-type="float">
            <text:p>8,527477006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34" calcext:value-type="float">
            <text:p>734</text:p>
          </table:table-cell>
          <table:table-cell table:formula="of:=+[.B71]/[.A71]" office:value-type="float" office:value="1.96256684491979" calcext:value-type="float">
            <text:p>1,9625668449</text:p>
          </table:table-cell>
          <table:table-cell table:formula="of:=+LOG([.A71];2)" office:value-type="float" office:value="8.54689445988764" calcext:value-type="float">
            <text:p>8,546894459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58" calcext:value-type="float">
            <text:p>558</text:p>
          </table:table-cell>
          <table:table-cell table:formula="of:=+[.B72]/[.A72]" office:value-type="float" office:value="1.48404255319149" calcext:value-type="float">
            <text:p>1,4840425532</text:p>
          </table:table-cell>
          <table:table-cell table:formula="of:=+LOG([.A72];2)" office:value-type="float" office:value="8.55458885167764" calcext:value-type="float">
            <text:p>8,55458885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32" calcext:value-type="float">
            <text:p>732</text:p>
          </table:table-cell>
          <table:table-cell table:formula="of:=+[.B73]/[.A73]" office:value-type="float" office:value="1.9468085106383" calcext:value-type="float">
            <text:p>1,9468085106</text:p>
          </table:table-cell>
          <table:table-cell table:formula="of:=+LOG([.A73];2)" office:value-type="float" office:value="8.55458885167764" calcext:value-type="float">
            <text:p>8,55458885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32" calcext:value-type="float">
            <text:p>732</text:p>
          </table:table-cell>
          <table:table-cell table:formula="of:=+[.B74]/[.A74]" office:value-type="float" office:value="1.93139841688654" calcext:value-type="float">
            <text:p>1,9313984169</text:p>
          </table:table-cell>
          <table:table-cell table:formula="of:=+LOG([.A74];2)" office:value-type="float" office:value="8.56605403817109" calcext:value-type="float">
            <text:p>8,56605403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9" calcext:value-type="float">
            <text:p>429</text:p>
          </table:table-cell>
          <table:table-cell table:formula="of:=+[.B75]/[.A75]" office:value-type="float" office:value="1.11428571428571" calcext:value-type="float">
            <text:p>1,1142857143</text:p>
          </table:table-cell>
          <table:table-cell table:formula="of:=+LOG([.A75];2)" office:value-type="float" office:value="8.58871463558227" calcext:value-type="float">
            <text:p>8,588714635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26" calcext:value-type="float">
            <text:p>426</text:p>
          </table:table-cell>
          <table:table-cell table:formula="of:=+[.B76]/[.A76]" office:value-type="float" office:value="1.08673469387755" calcext:value-type="float">
            <text:p>1,0867346939</text:p>
          </table:table-cell>
          <table:table-cell table:formula="of:=+LOG([.A76];2)" office:value-type="float" office:value="8.61470984411521" calcext:value-type="float">
            <text:p>8,614709844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28" calcext:value-type="float">
            <text:p>428</text:p>
          </table:table-cell>
          <table:table-cell table:formula="of:=+[.B77]/[.A77]" office:value-type="float" office:value="1.08629441624365" calcext:value-type="float">
            <text:p>1,0862944162</text:p>
          </table:table-cell>
          <table:table-cell table:formula="of:=+LOG([.A77];2)" office:value-type="float" office:value="8.62205181945638" calcext:value-type="float">
            <text:p>8,622051819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85" calcext:value-type="float">
            <text:p>785</text:p>
          </table:table-cell>
          <table:table-cell table:formula="of:=+[.B78]/[.A78]" office:value-type="float" office:value="1.95273631840796" calcext:value-type="float">
            <text:p>1,9527363184</text:p>
          </table:table-cell>
          <table:table-cell table:formula="of:=+LOG([.A78];2)" office:value-type="float" office:value="8.65105169117893" calcext:value-type="float">
            <text:p>8,65105169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48" calcext:value-type="float">
            <text:p>448</text:p>
          </table:table-cell>
          <table:table-cell table:formula="of:=+[.B79]/[.A79]" office:value-type="float" office:value="1.09268292682927" calcext:value-type="float">
            <text:p>1,0926829268</text:p>
          </table:table-cell>
          <table:table-cell table:formula="of:=+LOG([.A79];2)" office:value-type="float" office:value="8.67948009950545" calcext:value-type="float">
            <text:p>8,67948009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31" calcext:value-type="float">
            <text:p>431</text:p>
          </table:table-cell>
          <table:table-cell table:formula="of:=+[.B80]/[.A80]" office:value-type="float" office:value="1.05121951219512" calcext:value-type="float">
            <text:p>1,0512195122</text:p>
          </table:table-cell>
          <table:table-cell table:formula="of:=+LOG([.A80];2)" office:value-type="float" office:value="8.67948009950545" calcext:value-type="float">
            <text:p>8,679480099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79" calcext:value-type="float">
            <text:p>379</text:p>
          </table:table-cell>
          <table:table-cell table:formula="of:=+[.B81]/[.A81]" office:value-type="float" office:value="0.913253012048193" calcext:value-type="float">
            <text:p>0,913253012</text:p>
          </table:table-cell>
          <table:table-cell table:formula="of:=+LOG([.A81];2)" office:value-type="float" office:value="8.69696752623429" calcext:value-type="float">
            <text:p>8,696967526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96" calcext:value-type="float">
            <text:p>796</text:p>
          </table:table-cell>
          <table:table-cell table:formula="of:=+[.B82]/[.A82]" office:value-type="float" office:value="1.90887290167866" calcext:value-type="float">
            <text:p>1,9088729017</text:p>
          </table:table-cell>
          <table:table-cell table:formula="of:=+LOG([.A82];2)" office:value-type="float" office:value="8.70390357344466" calcext:value-type="float">
            <text:p>8,703903573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48" calcext:value-type="float">
            <text:p>848</text:p>
          </table:table-cell>
          <table:table-cell table:formula="of:=+[.B83]/[.A83]" office:value-type="float" office:value="1.97209302325581" calcext:value-type="float">
            <text:p>1,9720930233</text:p>
          </table:table-cell>
          <table:table-cell table:formula="of:=+LOG([.A83];2)" office:value-type="float" office:value="8.74819284958946" calcext:value-type="float">
            <text:p>8,748192849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83" calcext:value-type="float">
            <text:p>483</text:p>
          </table:table-cell>
          <table:table-cell table:formula="of:=+[.B84]/[.A84]" office:value-type="float" office:value="1.11547344110855" calcext:value-type="float">
            <text:p>1,1154734411</text:p>
          </table:table-cell>
          <table:table-cell table:formula="of:=+LOG([.A84];2)" office:value-type="float" office:value="8.75822321472672" calcext:value-type="float">
            <text:p>8,758223214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2" calcext:value-type="float">
            <text:p>422</text:p>
          </table:table-cell>
          <table:table-cell table:formula="of:=+[.B85]/[.A85]" office:value-type="float" office:value="0.97459584295612" calcext:value-type="float">
            <text:p>0,974595843</text:p>
          </table:table-cell>
          <table:table-cell table:formula="of:=+LOG([.A85];2)" office:value-type="float" office:value="8.75822321472672" calcext:value-type="float">
            <text:p>8,758223214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43" calcext:value-type="float">
            <text:p>843</text:p>
          </table:table-cell>
          <table:table-cell table:formula="of:=+[.B86]/[.A86]" office:value-type="float" office:value="1.94239631336406" calcext:value-type="float">
            <text:p>1,9423963134</text:p>
          </table:table-cell>
          <table:table-cell table:formula="of:=+LOG([.A86];2)" office:value-type="float" office:value="8.76155123244448" calcext:value-type="float">
            <text:p>8,761551232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table:formula="of:=+[.B87]/[.A87]" office:value-type="float" office:value="0.991071428571429" calcext:value-type="float">
            <text:p>0,9910714286</text:p>
          </table:table-cell>
          <table:table-cell table:formula="of:=+LOG([.A87];2)" office:value-type="float" office:value="8.8073549220576" calcext:value-type="float">
            <text:p>8,80735492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2" calcext:value-type="float">
            <text:p>562</text:p>
          </table:table-cell>
          <table:table-cell table:formula="of:=+[.B88]/[.A88]" office:value-type="float" office:value="1.24888888888889" calcext:value-type="float">
            <text:p>1,2488888889</text:p>
          </table:table-cell>
          <table:table-cell table:formula="of:=+LOG([.A88];2)" office:value-type="float" office:value="8.81378119121704" calcext:value-type="float">
            <text:p>8,81378119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35" calcext:value-type="float">
            <text:p>635</text:p>
          </table:table-cell>
          <table:table-cell table:formula="of:=+[.B89]/[.A89]" office:value-type="float" office:value="1.3956043956044" calcext:value-type="float">
            <text:p>1,3956043956</text:p>
          </table:table-cell>
          <table:table-cell table:formula="of:=+LOG([.A89];2)" office:value-type="float" office:value="8.82972273508606" calcext:value-type="float">
            <text:p>8,82972273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92" calcext:value-type="float">
            <text:p>892</text:p>
          </table:table-cell>
          <table:table-cell table:formula="of:=+[.B90]/[.A90]" office:value-type="float" office:value="1.94335511982571" calcext:value-type="float">
            <text:p>1,9433551198</text:p>
          </table:table-cell>
          <table:table-cell table:formula="of:=+LOG([.A90];2)" office:value-type="float" office:value="8.84235034341381" calcext:value-type="float">
            <text:p>8,842350343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76" calcext:value-type="float">
            <text:p>576</text:p>
          </table:table-cell>
          <table:table-cell table:formula="of:=+[.B91]/[.A91]" office:value-type="float" office:value="1.20754716981132" calcext:value-type="float">
            <text:p>1,2075471698</text:p>
          </table:table-cell>
          <table:table-cell table:formula="of:=+LOG([.A91];2)" office:value-type="float" office:value="8.89784545600551" calcext:value-type="float">
            <text:p>8,89784545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89" calcext:value-type="float">
            <text:p>889</text:p>
          </table:table-cell>
          <table:table-cell table:formula="of:=+[.B92]/[.A92]" office:value-type="float" office:value="1.84439834024896" calcext:value-type="float">
            <text:p>1,8443983402</text:p>
          </table:table-cell>
          <table:table-cell table:formula="of:=+LOG([.A92];2)" office:value-type="float" office:value="8.91288933622996" calcext:value-type="float">
            <text:p>8,912889336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43" calcext:value-type="float">
            <text:p>943</text:p>
          </table:table-cell>
          <table:table-cell table:formula="of:=+[.B93]/[.A93]" office:value-type="float" office:value="1.95643153526971" calcext:value-type="float">
            <text:p>1,9564315353</text:p>
          </table:table-cell>
          <table:table-cell table:formula="of:=+LOG([.A93];2)" office:value-type="float" office:value="8.91288933622996" calcext:value-type="float">
            <text:p>8,912889336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40" calcext:value-type="float">
            <text:p>840</text:p>
          </table:table-cell>
          <table:table-cell table:formula="of:=+[.B94]/[.A94]" office:value-type="float" office:value="1.73553719008264" calcext:value-type="float">
            <text:p>1,7355371901</text:p>
          </table:table-cell>
          <table:table-cell table:formula="of:=+LOG([.A94];2)" office:value-type="float" office:value="8.91886323727459" calcext:value-type="float">
            <text:p>8,918863237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4" calcext:value-type="float">
            <text:p>684</text:p>
          </table:table-cell>
          <table:table-cell table:formula="of:=+[.B95]/[.A95]" office:value-type="float" office:value="1.38742393509128" calcext:value-type="float">
            <text:p>1,3874239351</text:p>
          </table:table-cell>
          <table:table-cell table:formula="of:=+LOG([.A95];2)" office:value-type="float" office:value="8.94544383637791" calcext:value-type="float">
            <text:p>8,94544383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0" calcext:value-type="float">
            <text:p>460</text:p>
          </table:table-cell>
          <table:table-cell table:formula="of:=+[.B96]/[.A96]" office:value-type="float" office:value="0.933062880324544" calcext:value-type="float">
            <text:p>0,9330628803</text:p>
          </table:table-cell>
          <table:table-cell table:formula="of:=+LOG([.A96];2)" office:value-type="float" office:value="8.94544383637791" calcext:value-type="float">
            <text:p>8,94544383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77" calcext:value-type="float">
            <text:p>877</text:p>
          </table:table-cell>
          <table:table-cell table:formula="of:=+[.B97]/[.A97]" office:value-type="float" office:value="1.77171717171717" calcext:value-type="float">
            <text:p>1,7717171717</text:p>
          </table:table-cell>
          <table:table-cell table:formula="of:=+LOG([.A97];2)" office:value-type="float" office:value="8.95128471496697" calcext:value-type="float">
            <text:p>8,9512847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60" calcext:value-type="float">
            <text:p>860</text:p>
          </table:table-cell>
          <table:table-cell table:formula="of:=+[.B98]/[.A98]" office:value-type="float" office:value="1.66990291262136" calcext:value-type="float">
            <text:p>1,6699029126</text:p>
          </table:table-cell>
          <table:table-cell table:formula="of:=+LOG([.A98];2)" office:value-type="float" office:value="9.00842862207058" calcext:value-type="float">
            <text:p>9,00842862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37" calcext:value-type="float">
            <text:p>837</text:p>
          </table:table-cell>
          <table:table-cell table:formula="of:=+[.B99]/[.A99]" office:value-type="float" office:value="1.6252427184466" calcext:value-type="float">
            <text:p>1,6252427184</text:p>
          </table:table-cell>
          <table:table-cell table:formula="of:=+LOG([.A99];2)" office:value-type="float" office:value="9.00842862207058" calcext:value-type="float">
            <text:p>9,008428622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02" calcext:value-type="float">
            <text:p>602</text:p>
          </table:table-cell>
          <table:table-cell table:formula="of:=+[.B100]/[.A100]" office:value-type="float" office:value="1.15992292870906" calcext:value-type="float">
            <text:p>1,1599229287</text:p>
          </table:table-cell>
          <table:table-cell table:formula="of:=+LOG([.A100];2)" office:value-type="float" office:value="9.01959072835788" calcext:value-type="float">
            <text:p>9,019590728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04" calcext:value-type="float">
            <text:p>604</text:p>
          </table:table-cell>
          <table:table-cell table:formula="of:=+[.B101]/[.A101]" office:value-type="float" office:value="1.15267175572519" calcext:value-type="float">
            <text:p>1,1526717557</text:p>
          </table:table-cell>
          <table:table-cell table:formula="of:=+LOG([.A101];2)" office:value-type="float" office:value="9.03342300153745" calcext:value-type="float">
            <text:p>9,03342300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08" calcext:value-type="float">
            <text:p>1008</text:p>
          </table:table-cell>
          <table:table-cell table:formula="of:=+[.B102]/[.A102]" office:value-type="float" office:value="1.9054820415879" calcext:value-type="float">
            <text:p>1,9054820416</text:p>
          </table:table-cell>
          <table:table-cell table:formula="of:=+LOG([.A102];2)" office:value-type="float" office:value="9.04712391211403" calcext:value-type="float">
            <text:p>9,047123912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42" calcext:value-type="float">
            <text:p>1042</text:p>
          </table:table-cell>
          <table:table-cell table:formula="of:=+[.B103]/[.A103]" office:value-type="float" office:value="1.95131086142322" calcext:value-type="float">
            <text:p>1,9513108614</text:p>
          </table:table-cell>
          <table:table-cell table:formula="of:=+LOG([.A103];2)" office:value-type="float" office:value="9.06069593168755" calcext:value-type="float">
            <text:p>9,06069593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46" calcext:value-type="float">
            <text:p>646</text:p>
          </table:table-cell>
          <table:table-cell table:formula="of:=+[.B104]/[.A104]" office:value-type="float" office:value="1.16396396396396" calcext:value-type="float">
            <text:p>1,163963964</text:p>
          </table:table-cell>
          <table:table-cell table:formula="of:=+LOG([.A104];2)" office:value-type="float" office:value="9.11634396123747" calcext:value-type="float">
            <text:p>9,11634396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table:formula="of:=+[.B105]/[.A105]" office:value-type="float" office:value="1.02513464991023" calcext:value-type="float">
            <text:p>1,0251346499</text:p>
          </table:table-cell>
          <table:table-cell table:formula="of:=+LOG([.A105];2)" office:value-type="float" office:value="9.12153351734003" calcext:value-type="float">
            <text:p>9,121533517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95" calcext:value-type="float">
            <text:p>1095</text:p>
          </table:table-cell>
          <table:table-cell table:formula="of:=+[.B106]/[.A106]" office:value-type="float" office:value="1.94839857651246" calcext:value-type="float">
            <text:p>1,9483985765</text:p>
          </table:table-cell>
          <table:table-cell table:formula="of:=+LOG([.A106];2)" office:value-type="float" office:value="9.13442632022093" calcext:value-type="float">
            <text:p>9,134426320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46" calcext:value-type="float">
            <text:p>846</text:p>
          </table:table-cell>
          <table:table-cell table:formula="of:=+[.B107]/[.A107]" office:value-type="float" office:value="1.50533807829182" calcext:value-type="float">
            <text:p>1,5053380783</text:p>
          </table:table-cell>
          <table:table-cell table:formula="of:=+LOG([.A107];2)" office:value-type="float" office:value="9.13442632022093" calcext:value-type="float">
            <text:p>9,134426320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94" calcext:value-type="float">
            <text:p>594</text:p>
          </table:table-cell>
          <table:table-cell table:formula="of:=+[.B108]/[.A108]" office:value-type="float" office:value="1.05693950177936" calcext:value-type="float">
            <text:p>1,0569395018</text:p>
          </table:table-cell>
          <table:table-cell table:formula="of:=+LOG([.A108];2)" office:value-type="float" office:value="9.13442632022093" calcext:value-type="float">
            <text:p>9,134426320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31" calcext:value-type="float">
            <text:p>931</text:p>
          </table:table-cell>
          <table:table-cell table:formula="of:=+[.B109]/[.A109]" office:value-type="float" office:value="1.63908450704225" calcext:value-type="float">
            <text:p>1,639084507</text:p>
          </table:table-cell>
          <table:table-cell table:formula="of:=+LOG([.A109];2)" office:value-type="float" office:value="9.14974711950468" calcext:value-type="float">
            <text:p>9,149747119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15" calcext:value-type="float">
            <text:p>1115</text:p>
          </table:table-cell>
          <table:table-cell table:formula="of:=+[.B110]/[.A110]" office:value-type="float" office:value="1.90924657534247" calcext:value-type="float">
            <text:p>1,9092465753</text:p>
          </table:table-cell>
          <table:table-cell table:formula="of:=+LOG([.A110];2)" office:value-type="float" office:value="9.18982455888002" calcext:value-type="float">
            <text:p>9,189824558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00" calcext:value-type="float">
            <text:p>800</text:p>
          </table:table-cell>
          <table:table-cell table:formula="of:=+[.B111]/[.A111]" office:value-type="float" office:value="1.36286201022147" calcext:value-type="float">
            <text:p>1,3628620102</text:p>
          </table:table-cell>
          <table:table-cell table:formula="of:=+LOG([.A111];2)" office:value-type="float" office:value="9.19721669311005" calcext:value-type="float">
            <text:p>9,197216693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92" calcext:value-type="float">
            <text:p>892</text:p>
          </table:table-cell>
          <table:table-cell table:formula="of:=+[.B112]/[.A112]" office:value-type="float" office:value="1.50675675675676" calcext:value-type="float">
            <text:p>1,5067567568</text:p>
          </table:table-cell>
          <table:table-cell table:formula="of:=+LOG([.A112];2)" office:value-type="float" office:value="9.20945336562895" calcext:value-type="float">
            <text:p>9,209453365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18" calcext:value-type="float">
            <text:p>818</text:p>
          </table:table-cell>
          <table:table-cell table:formula="of:=+[.B113]/[.A113]" office:value-type="float" office:value="1.37248322147651" calcext:value-type="float">
            <text:p>1,3724832215</text:p>
          </table:table-cell>
          <table:table-cell table:formula="of:=+LOG([.A113];2)" office:value-type="float" office:value="9.21916852046216" calcext:value-type="float">
            <text:p>9,21916852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168" calcext:value-type="float">
            <text:p>1168</text:p>
          </table:table-cell>
          <table:table-cell table:formula="of:=+[.B114]/[.A114]" office:value-type="float" office:value="1.90228013029316" calcext:value-type="float">
            <text:p>1,9022801303</text:p>
          </table:table-cell>
          <table:table-cell table:formula="of:=+LOG([.A114];2)" office:value-type="float" office:value="9.26209484537018" calcext:value-type="float">
            <text:p>9,262094845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180" calcext:value-type="float">
            <text:p>1180</text:p>
          </table:table-cell>
          <table:table-cell table:formula="of:=+[.B115]/[.A115]" office:value-type="float" office:value="1.89406099518459" calcext:value-type="float">
            <text:p>1,8940609952</text:p>
          </table:table-cell>
          <table:table-cell table:formula="of:=+LOG([.A115];2)" office:value-type="float" office:value="9.283088353024" calcext:value-type="float">
            <text:p>9,28308835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86" calcext:value-type="float">
            <text:p>1186</text:p>
          </table:table-cell>
          <table:table-cell table:formula="of:=+[.B116]/[.A116]" office:value-type="float" office:value="1.89154704944179" calcext:value-type="float">
            <text:p>1,8915470494</text:p>
          </table:table-cell>
          <table:table-cell table:formula="of:=+LOG([.A116];2)" office:value-type="float" office:value="9.29232163280204" calcext:value-type="float">
            <text:p>9,292321632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23" calcext:value-type="float">
            <text:p>1223</text:p>
          </table:table-cell>
          <table:table-cell table:formula="of:=+[.B117]/[.A117]" office:value-type="float" office:value="1.92902208201893" calcext:value-type="float">
            <text:p>1,929022082</text:p>
          </table:table-cell>
          <table:table-cell table:formula="of:=+LOG([.A117];2)" office:value-type="float" office:value="9.30833903013941" calcext:value-type="float">
            <text:p>9,308339030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71" calcext:value-type="float">
            <text:p>571</text:p>
          </table:table-cell>
          <table:table-cell table:formula="of:=+[.B118]/[.A118]" office:value-type="float" office:value="0.897798742138365" calcext:value-type="float">
            <text:p>0,8977987421</text:p>
          </table:table-cell>
          <table:table-cell table:formula="of:=+LOG([.A118];2)" office:value-type="float" office:value="9.31288295528436" calcext:value-type="float">
            <text:p>9,312882955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226" calcext:value-type="float">
            <text:p>1226</text:p>
          </table:table-cell>
          <table:table-cell table:formula="of:=+[.B119]/[.A119]" office:value-type="float" office:value="1.92464678178964" calcext:value-type="float">
            <text:p>1,9246467818</text:p>
          </table:table-cell>
          <table:table-cell table:formula="of:=+LOG([.A119];2)" office:value-type="float" office:value="9.3151495622563" calcext:value-type="float">
            <text:p>9,315149562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00" calcext:value-type="float">
            <text:p>900</text:p>
          </table:table-cell>
          <table:table-cell table:formula="of:=+[.B120]/[.A120]" office:value-type="float" office:value="1.41287284144427" calcext:value-type="float">
            <text:p>1,4128728414</text:p>
          </table:table-cell>
          <table:table-cell table:formula="of:=+LOG([.A120];2)" office:value-type="float" office:value="9.3151495622563" calcext:value-type="float">
            <text:p>9,315149562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224" calcext:value-type="float">
            <text:p>1224</text:p>
          </table:table-cell>
          <table:table-cell table:formula="of:=+[.B121]/[.A121]" office:value-type="float" office:value="1.90357698289269" calcext:value-type="float">
            <text:p>1,9035769829</text:p>
          </table:table-cell>
          <table:table-cell table:formula="of:=+LOG([.A121];2)" office:value-type="float" office:value="9.32867492732795" calcext:value-type="float">
            <text:p>9,328674927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49" calcext:value-type="float">
            <text:p>1249</text:p>
          </table:table-cell>
          <table:table-cell table:formula="of:=+[.B122]/[.A122]" office:value-type="float" office:value="1.92153846153846" calcext:value-type="float">
            <text:p>1,9215384615</text:p>
          </table:table-cell>
          <table:table-cell table:formula="of:=+LOG([.A122];2)" office:value-type="float" office:value="9.34429590791582" calcext:value-type="float">
            <text:p>9,344295907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262" calcext:value-type="float">
            <text:p>1262</text:p>
          </table:table-cell>
          <table:table-cell table:formula="of:=+[.B123]/[.A123]" office:value-type="float" office:value="1.93558282208589" calcext:value-type="float">
            <text:p>1,9355828221</text:p>
          </table:table-cell>
          <table:table-cell table:formula="of:=+LOG([.A123];2)" office:value-type="float" office:value="9.34872815423108" calcext:value-type="float">
            <text:p>9,348728154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57" calcext:value-type="float">
            <text:p>757</text:p>
          </table:table-cell>
          <table:table-cell table:formula="of:=+[.B124]/[.A124]" office:value-type="float" office:value="1.15220700152207" calcext:value-type="float">
            <text:p>1,1522070015</text:p>
          </table:table-cell>
          <table:table-cell table:formula="of:=+LOG([.A124];2)" office:value-type="float" office:value="9.35974956032233" calcext:value-type="float">
            <text:p>9,359749560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57" calcext:value-type="float">
            <text:p>1057</text:p>
          </table:table-cell>
          <table:table-cell table:formula="of:=+[.B125]/[.A125]" office:value-type="float" office:value="1.60394537177542" calcext:value-type="float">
            <text:p>1,6039453718</text:p>
          </table:table-cell>
          <table:table-cell table:formula="of:=+LOG([.A125];2)" office:value-type="float" office:value="9.36413465500805" calcext:value-type="float">
            <text:p>9,36413465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15" calcext:value-type="float">
            <text:p>815</text:p>
          </table:table-cell>
          <table:table-cell table:formula="of:=+[.B126]/[.A126]" office:value-type="float" office:value="1.21823617339312" calcext:value-type="float">
            <text:p>1,2182361734</text:p>
          </table:table-cell>
          <table:table-cell table:formula="of:=+LOG([.A126];2)" office:value-type="float" office:value="9.38586240064146" calcext:value-type="float">
            <text:p>9,385862400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33" calcext:value-type="float">
            <text:p>833</text:p>
          </table:table-cell>
          <table:table-cell table:formula="of:=+[.B127]/[.A127]" office:value-type="float" office:value="1.24328358208955" calcext:value-type="float">
            <text:p>1,2432835821</text:p>
          </table:table-cell>
          <table:table-cell table:formula="of:=+LOG([.A127];2)" office:value-type="float" office:value="9.38801728534514" calcext:value-type="float">
            <text:p>9,388017285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47" calcext:value-type="float">
            <text:p>847</text:p>
          </table:table-cell>
          <table:table-cell table:formula="of:=+[.B128]/[.A128]" office:value-type="float" office:value="1.26229508196721" calcext:value-type="float">
            <text:p>1,262295082</text:p>
          </table:table-cell>
          <table:table-cell table:formula="of:=+LOG([.A128];2)" office:value-type="float" office:value="9.39016895620019" calcext:value-type="float">
            <text:p>9,390168956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93" calcext:value-type="float">
            <text:p>1093</text:p>
          </table:table-cell>
          <table:table-cell table:formula="of:=+[.B129]/[.A129]" office:value-type="float" office:value="1.61447562776957" calcext:value-type="float">
            <text:p>1,6144756278</text:p>
          </table:table-cell>
          <table:table-cell table:formula="of:=+LOG([.A129];2)" office:value-type="float" office:value="9.403012023575" calcext:value-type="float">
            <text:p>9,403012023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32" calcext:value-type="float">
            <text:p>1032</text:p>
          </table:table-cell>
          <table:table-cell table:formula="of:=+[.B130]/[.A130]" office:value-type="float" office:value="1.51319648093842" calcext:value-type="float">
            <text:p>1,5131964809</text:p>
          </table:table-cell>
          <table:table-cell table:formula="of:=+LOG([.A130];2)" office:value-type="float" office:value="9.41362792902417" calcext:value-type="float">
            <text:p>9,41362792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26" calcext:value-type="float">
            <text:p>726</text:p>
          </table:table-cell>
          <table:table-cell table:formula="of:=+[.B131]/[.A131]" office:value-type="float" office:value="1.05676855895197" calcext:value-type="float">
            <text:p>1,056768559</text:p>
          </table:table-cell>
          <table:table-cell table:formula="of:=+LOG([.A131];2)" office:value-type="float" office:value="9.4241662888181" calcext:value-type="float">
            <text:p>9,424166288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88" calcext:value-type="float">
            <text:p>688</text:p>
          </table:table-cell>
          <table:table-cell table:formula="of:=+[.B132]/[.A132]" office:value-type="float" office:value="0.998548621190131" calcext:value-type="float">
            <text:p>0,9985486212</text:p>
          </table:table-cell>
          <table:table-cell table:formula="of:=+LOG([.A132];2)" office:value-type="float" office:value="9.42836017270429" calcext:value-type="float">
            <text:p>9,428360172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43" calcext:value-type="float">
            <text:p>1243</text:p>
          </table:table-cell>
          <table:table-cell table:formula="of:=+[.B133]/[.A133]" office:value-type="float" office:value="1.79624277456647" calcext:value-type="float">
            <text:p>1,7962427746</text:p>
          </table:table-cell>
          <table:table-cell table:formula="of:=+LOG([.A133];2)" office:value-type="float" office:value="9.43462822763672" calcext:value-type="float">
            <text:p>9,434628227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51" calcext:value-type="float">
            <text:p>651</text:p>
          </table:table-cell>
          <table:table-cell table:formula="of:=+[.B134]/[.A134]" office:value-type="float" office:value="0.938040345821326" calcext:value-type="float">
            <text:p>0,9380403458</text:p>
          </table:table-cell>
          <table:table-cell table:formula="of:=+LOG([.A134];2)" office:value-type="float" office:value="9.43879185257826" calcext:value-type="float">
            <text:p>9,438791852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61" calcext:value-type="float">
            <text:p>761</text:p>
          </table:table-cell>
          <table:table-cell table:formula="of:=+[.B135]/[.A135]" office:value-type="float" office:value="1.08404558404558" calcext:value-type="float">
            <text:p>1,084045584</text:p>
          </table:table-cell>
          <table:table-cell table:formula="of:=+LOG([.A135];2)" office:value-type="float" office:value="9.45532722030456" calcext:value-type="float">
            <text:p>9,455327220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32" calcext:value-type="float">
            <text:p>1432</text:p>
          </table:table-cell>
          <table:table-cell table:formula="of:=+[.B136]/[.A136]" office:value-type="float" office:value="2.01123595505618" calcext:value-type="float">
            <text:p>2,0112359551</text:p>
          </table:table-cell>
          <table:table-cell table:formula="of:=+LOG([.A136];2)" office:value-type="float" office:value="9.4757334309664" calcext:value-type="float">
            <text:p>9,47573343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91" calcext:value-type="float">
            <text:p>691</text:p>
          </table:table-cell>
          <table:table-cell table:formula="of:=+[.B137]/[.A137]" office:value-type="float" office:value="0.965083798882682" calcext:value-type="float">
            <text:p>0,9650837989</text:p>
          </table:table-cell>
          <table:table-cell table:formula="of:=+LOG([.A137];2)" office:value-type="float" office:value="9.48381577726426" calcext:value-type="float">
            <text:p>9,483815777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394" calcext:value-type="float">
            <text:p>1394</text:p>
          </table:table-cell>
          <table:table-cell table:formula="of:=+[.B138]/[.A138]" office:value-type="float" office:value="1.89659863945578" calcext:value-type="float">
            <text:p>1,8965986395</text:p>
          </table:table-cell>
          <table:table-cell table:formula="of:=+LOG([.A138];2)" office:value-type="float" office:value="9.52160043972373" calcext:value-type="float">
            <text:p>9,521600439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36" calcext:value-type="float">
            <text:p>1436</text:p>
          </table:table-cell>
          <table:table-cell table:formula="of:=+[.B139]/[.A139]" office:value-type="float" office:value="1.94316644113667" calcext:value-type="float">
            <text:p>1,9431664411</text:p>
          </table:table-cell>
          <table:table-cell table:formula="of:=+LOG([.A139];2)" office:value-type="float" office:value="9.52943055414615" calcext:value-type="float">
            <text:p>9,529430554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09" calcext:value-type="float">
            <text:p>1409</text:p>
          </table:table-cell>
          <table:table-cell table:formula="of:=+[.B140]/[.A140]" office:value-type="float" office:value="1.88368983957219" calcext:value-type="float">
            <text:p>1,8836898396</text:p>
          </table:table-cell>
          <table:table-cell table:formula="of:=+LOG([.A140];2)" office:value-type="float" office:value="9.54689445988764" calcext:value-type="float">
            <text:p>9,546894459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51" calcext:value-type="float">
            <text:p>951</text:p>
          </table:table-cell>
          <table:table-cell table:formula="of:=+[.B141]/[.A141]" office:value-type="float" office:value="1.26462765957447" calcext:value-type="float">
            <text:p>1,2646276596</text:p>
          </table:table-cell>
          <table:table-cell table:formula="of:=+LOG([.A141];2)" office:value-type="float" office:value="9.55458885167764" calcext:value-type="float">
            <text:p>9,554588851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70" calcext:value-type="float">
            <text:p>670</text:p>
          </table:table-cell>
          <table:table-cell table:formula="of:=+[.B142]/[.A142]" office:value-type="float" office:value="0.890957446808511" calcext:value-type="float">
            <text:p>0,8909574468</text:p>
          </table:table-cell>
          <table:table-cell table:formula="of:=+LOG([.A142];2)" office:value-type="float" office:value="9.55458885167764" calcext:value-type="float">
            <text:p>9,554588851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61" calcext:value-type="float">
            <text:p>661</text:p>
          </table:table-cell>
          <table:table-cell table:formula="of:=+[.B143]/[.A143]" office:value-type="float" office:value="0.878989361702128" calcext:value-type="float">
            <text:p>0,8789893617</text:p>
          </table:table-cell>
          <table:table-cell table:formula="of:=+LOG([.A143];2)" office:value-type="float" office:value="9.55458885167764" calcext:value-type="float">
            <text:p>9,55458885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06" calcext:value-type="float">
            <text:p>806</text:p>
          </table:table-cell>
          <table:table-cell table:formula="of:=+[.B144]/[.A144]" office:value-type="float" office:value="1.07038512616202" calcext:value-type="float">
            <text:p>1,0703851262</text:p>
          </table:table-cell>
          <table:table-cell table:formula="of:=+LOG([.A144];2)" office:value-type="float" office:value="9.55650605467193" calcext:value-type="float">
            <text:p>9,556506054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47" calcext:value-type="float">
            <text:p>947</text:p>
          </table:table-cell>
          <table:table-cell table:formula="of:=+[.B145]/[.A145]" office:value-type="float" office:value="1.25596816976127" calcext:value-type="float">
            <text:p>1,2559681698</text:p>
          </table:table-cell>
          <table:table-cell table:formula="of:=+LOG([.A145];2)" office:value-type="float" office:value="9.55842071326867" calcext:value-type="float">
            <text:p>9,55842071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05" calcext:value-type="float">
            <text:p>905</text:p>
          </table:table-cell>
          <table:table-cell table:formula="of:=+[.B146]/[.A146]" office:value-type="float" office:value="1.19867549668874" calcext:value-type="float">
            <text:p>1,1986754967</text:p>
          </table:table-cell>
          <table:table-cell table:formula="of:=+LOG([.A146];2)" office:value-type="float" office:value="9.56033283421244" calcext:value-type="float">
            <text:p>9,560332834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70" calcext:value-type="float">
            <text:p>1470</text:p>
          </table:table-cell>
          <table:table-cell table:formula="of:=+[.B147]/[.A147]" office:value-type="float" office:value="1.93931398416887" calcext:value-type="float">
            <text:p>1,9393139842</text:p>
          </table:table-cell>
          <table:table-cell table:formula="of:=+LOG([.A147];2)" office:value-type="float" office:value="9.56605403817109" calcext:value-type="float">
            <text:p>9,566054038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26" calcext:value-type="float">
            <text:p>826</text:p>
          </table:table-cell>
          <table:table-cell table:formula="of:=+[.B148]/[.A148]" office:value-type="float" office:value="1.08541392904074" calcext:value-type="float">
            <text:p>1,085413929</text:p>
          </table:table-cell>
          <table:table-cell table:formula="of:=+LOG([.A148];2)" office:value-type="float" office:value="9.57175264350355" calcext:value-type="float">
            <text:p>9,571752643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84" calcext:value-type="float">
            <text:p>1484</text:p>
          </table:table-cell>
          <table:table-cell table:formula="of:=+[.B149]/[.A149]" office:value-type="float" office:value="1.93733681462141" calcext:value-type="float">
            <text:p>1,9373368146</text:p>
          </table:table-cell>
          <table:table-cell table:formula="of:=+LOG([.A149];2)" office:value-type="float" office:value="9.58120058192496" calcext:value-type="float">
            <text:p>9,581200581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51" calcext:value-type="float">
            <text:p>951</text:p>
          </table:table-cell>
          <table:table-cell table:formula="of:=+[.B150]/[.A150]" office:value-type="float" office:value="1.23346303501946" calcext:value-type="float">
            <text:p>1,233463035</text:p>
          </table:table-cell>
          <table:table-cell table:formula="of:=+LOG([.A150];2)" office:value-type="float" office:value="9.59058704991504" calcext:value-type="float">
            <text:p>9,590587049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74" calcext:value-type="float">
            <text:p>1074</text:p>
          </table:table-cell>
          <table:table-cell table:formula="of:=+[.B151]/[.A151]" office:value-type="float" office:value="1.38759689922481" calcext:value-type="float">
            <text:p>1,3875968992</text:p>
          </table:table-cell>
          <table:table-cell table:formula="of:=+LOG([.A151];2)" office:value-type="float" office:value="9.59618975614441" calcext:value-type="float">
            <text:p>9,596189756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34" calcext:value-type="float">
            <text:p>1034</text:p>
          </table:table-cell>
          <table:table-cell table:formula="of:=+[.B152]/[.A152]" office:value-type="float" office:value="1.3359173126615" calcext:value-type="float">
            <text:p>1,3359173127</text:p>
          </table:table-cell>
          <table:table-cell table:formula="of:=+LOG([.A152];2)" office:value-type="float" office:value="9.59618975614441" calcext:value-type="float">
            <text:p>9,596189756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88" calcext:value-type="float">
            <text:p>988</text:p>
          </table:table-cell>
          <table:table-cell table:formula="of:=+[.B153]/[.A153]" office:value-type="float" office:value="1.26829268292683" calcext:value-type="float">
            <text:p>1,2682926829</text:p>
          </table:table-cell>
          <table:table-cell table:formula="of:=+LOG([.A153];2)" office:value-type="float" office:value="9.60547951806167" calcext:value-type="float">
            <text:p>9,605479518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87" calcext:value-type="float">
            <text:p>687</text:p>
          </table:table-cell>
          <table:table-cell table:formula="of:=+[.B154]/[.A154]" office:value-type="float" office:value="0.872935196950445" calcext:value-type="float">
            <text:p>0,872935197</text:p>
          </table:table-cell>
          <table:table-cell table:formula="of:=+LOG([.A154];2)" office:value-type="float" office:value="9.62021982550749" calcext:value-type="float">
            <text:p>9,62021982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529" calcext:value-type="float">
            <text:p>1529</text:p>
          </table:table-cell>
          <table:table-cell table:formula="of:=+[.B155]/[.A155]" office:value-type="float" office:value="1.93055555555556" calcext:value-type="float">
            <text:p>1,9305555556</text:p>
          </table:table-cell>
          <table:table-cell table:formula="of:=+LOG([.A155];2)" office:value-type="float" office:value="9.62935662007961" calcext:value-type="float">
            <text:p>9,629356620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02" calcext:value-type="float">
            <text:p>1002</text:p>
          </table:table-cell>
          <table:table-cell table:formula="of:=+[.B156]/[.A156]" office:value-type="float" office:value="1.24472049689441" calcext:value-type="float">
            <text:p>1,2447204969</text:p>
          </table:table-cell>
          <table:table-cell table:formula="of:=+LOG([.A156];2)" office:value-type="float" office:value="9.65284497300198" calcext:value-type="float">
            <text:p>9,65284497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06" calcext:value-type="float">
            <text:p>1006</text:p>
          </table:table-cell>
          <table:table-cell table:formula="of:=+[.B157]/[.A157]" office:value-type="float" office:value="1.22533495736906" calcext:value-type="float">
            <text:p>1,2253349574</text:p>
          </table:table-cell>
          <table:table-cell table:formula="of:=+LOG([.A157];2)" office:value-type="float" office:value="9.68123841177781" calcext:value-type="float">
            <text:p>9,68123841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table:formula="of:=+[.B158]/[.A158]" office:value-type="float" office:value="1.21212121212121" calcext:value-type="float">
            <text:p>1,2121212121</text:p>
          </table:table-cell>
          <table:table-cell table:formula="of:=+LOG([.A158];2)" office:value-type="float" office:value="9.68825030913318" calcext:value-type="float">
            <text:p>9,688250309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02" calcext:value-type="float">
            <text:p>902</text:p>
          </table:table-cell>
          <table:table-cell table:formula="of:=+[.B159]/[.A159]" office:value-type="float" office:value="1.08937198067633" calcext:value-type="float">
            <text:p>1,0893719807</text:p>
          </table:table-cell>
          <table:table-cell table:formula="of:=+LOG([.A159];2)" office:value-type="float" office:value="9.69348695749933" calcext:value-type="float">
            <text:p>9,693486957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86" calcext:value-type="float">
            <text:p>986</text:p>
          </table:table-cell>
          <table:table-cell table:formula="of:=+[.B160]/[.A160]" office:value-type="float" office:value="1.18509615384615" calcext:value-type="float">
            <text:p>1,1850961538</text:p>
          </table:table-cell>
          <table:table-cell table:formula="of:=+LOG([.A160];2)" office:value-type="float" office:value="9.70043971814109" calcext:value-type="float">
            <text:p>9,700439718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16" calcext:value-type="float">
            <text:p>1616</text:p>
          </table:table-cell>
          <table:table-cell table:formula="of:=+[.B161]/[.A161]" office:value-type="float" office:value="1.91242603550296" calcext:value-type="float">
            <text:p>1,9124260355</text:p>
          </table:table-cell>
          <table:table-cell table:formula="of:=+LOG([.A161];2)" office:value-type="float" office:value="9.72280753116955" calcext:value-type="float">
            <text:p>9,722807531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700" calcext:value-type="float">
            <text:p>1700</text:p>
          </table:table-cell>
          <table:table-cell table:formula="of:=+[.B162]/[.A162]" office:value-type="float" office:value="1.99530516431925" calcext:value-type="float">
            <text:p>1,9953051643</text:p>
          </table:table-cell>
          <table:table-cell table:formula="of:=+LOG([.A162];2)" office:value-type="float" office:value="9.73470962022584" calcext:value-type="float">
            <text:p>9,734709620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75" calcext:value-type="float">
            <text:p>775</text:p>
          </table:table-cell>
          <table:table-cell table:formula="of:=+[.B163]/[.A163]" office:value-type="float" office:value="0.901162790697674" calcext:value-type="float">
            <text:p>0,9011627907</text:p>
          </table:table-cell>
          <table:table-cell table:formula="of:=+LOG([.A163];2)" office:value-type="float" office:value="9.74819284958946" calcext:value-type="float">
            <text:p>9,748192849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170" calcext:value-type="float">
            <text:p>1170</text:p>
          </table:table-cell>
          <table:table-cell table:formula="of:=+[.B164]/[.A164]" office:value-type="float" office:value="1.3448275862069" calcext:value-type="float">
            <text:p>1,3448275862</text:p>
          </table:table-cell>
          <table:table-cell table:formula="of:=+LOG([.A164];2)" office:value-type="float" office:value="9.76487159073609" calcext:value-type="float">
            <text:p>9,764871590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15" calcext:value-type="float">
            <text:p>1715</text:p>
          </table:table-cell>
          <table:table-cell table:formula="of:=+[.B165]/[.A165]" office:value-type="float" office:value="1.96" calcext:value-type="float">
            <text:p>1,96</text:p>
          </table:table-cell>
          <table:table-cell table:formula="of:=+LOG([.A165];2)" office:value-type="float" office:value="9.77313920671969" calcext:value-type="float">
            <text:p>9,773139206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38" calcext:value-type="float">
            <text:p>838</text:p>
          </table:table-cell>
          <table:table-cell table:formula="of:=+[.B166]/[.A166]" office:value-type="float" office:value="0.955530216647662" calcext:value-type="float">
            <text:p>0,9555302166</text:p>
          </table:table-cell>
          <table:table-cell table:formula="of:=+LOG([.A166];2)" office:value-type="float" office:value="9.77643303244473" calcext:value-type="float">
            <text:p>9,776433032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33" calcext:value-type="float">
            <text:p>833</text:p>
          </table:table-cell>
          <table:table-cell table:formula="of:=+[.B167]/[.A167]" office:value-type="float" office:value="0.942307692307692" calcext:value-type="float">
            <text:p>0,9423076923</text:p>
          </table:table-cell>
          <table:table-cell table:formula="of:=+LOG([.A167];2)" office:value-type="float" office:value="9.78790255939143" calcext:value-type="float">
            <text:p>9,787902559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31" calcext:value-type="float">
            <text:p>1031</text:p>
          </table:table-cell>
          <table:table-cell table:formula="of:=+[.B168]/[.A168]" office:value-type="float" office:value="1.146829810901" calcext:value-type="float">
            <text:p>1,1468298109</text:p>
          </table:table-cell>
          <table:table-cell table:formula="of:=+LOG([.A168];2)" office:value-type="float" office:value="9.81217730551445" calcext:value-type="float">
            <text:p>9,812177305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708" calcext:value-type="float">
            <text:p>1708</text:p>
          </table:table-cell>
          <table:table-cell table:formula="of:=+[.B169]/[.A169]" office:value-type="float" office:value="1.88938053097345" calcext:value-type="float">
            <text:p>1,889380531</text:p>
          </table:table-cell>
          <table:table-cell table:formula="of:=+LOG([.A169];2)" office:value-type="float" office:value="9.82017896241519" calcext:value-type="float">
            <text:p>9,820178962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671" calcext:value-type="float">
            <text:p>1671</text:p>
          </table:table-cell>
          <table:table-cell table:formula="of:=+[.B170]/[.A170]" office:value-type="float" office:value="1.84437086092715" calcext:value-type="float">
            <text:p>1,8443708609</text:p>
          </table:table-cell>
          <table:table-cell table:formula="of:=+LOG([.A170];2)" office:value-type="float" office:value="9.82336724004624" calcext:value-type="float">
            <text:p>9,8233672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07" calcext:value-type="float">
            <text:p>1607</text:p>
          </table:table-cell>
          <table:table-cell table:formula="of:=+[.B171]/[.A171]" office:value-type="float" office:value="1.76593406593407" calcext:value-type="float">
            <text:p>1,7659340659</text:p>
          </table:table-cell>
          <table:table-cell table:formula="of:=+LOG([.A171];2)" office:value-type="float" office:value="9.82972273508606" calcext:value-type="float">
            <text:p>9,82972273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8" calcext:value-type="float">
            <text:p>1458</text:p>
          </table:table-cell>
          <table:table-cell table:formula="of:=+[.B172]/[.A172]" office:value-type="float" office:value="1.6021978021978" calcext:value-type="float">
            <text:p>1,6021978022</text:p>
          </table:table-cell>
          <table:table-cell table:formula="of:=+LOG([.A172];2)" office:value-type="float" office:value="9.82972273508606" calcext:value-type="float">
            <text:p>9,82972273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41" calcext:value-type="float">
            <text:p>1641</text:p>
          </table:table-cell>
          <table:table-cell table:formula="of:=+[.B173]/[.A173]" office:value-type="float" office:value="1.8032967032967" calcext:value-type="float">
            <text:p>1,8032967033</text:p>
          </table:table-cell>
          <table:table-cell table:formula="of:=+LOG([.A173];2)" office:value-type="float" office:value="9.82972273508606" calcext:value-type="float">
            <text:p>9,829722735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64" calcext:value-type="float">
            <text:p>964</text:p>
          </table:table-cell>
          <table:table-cell table:formula="of:=+[.B174]/[.A174]" office:value-type="float" office:value="1.04442036836403" calcext:value-type="float">
            <text:p>1,0444203684</text:p>
          </table:table-cell>
          <table:table-cell table:formula="of:=+LOG([.A174];2)" office:value-type="float" office:value="9.85018683764577" calcext:value-type="float">
            <text:p>9,850186837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770" calcext:value-type="float">
            <text:p>1770</text:p>
          </table:table-cell>
          <table:table-cell table:formula="of:=+[.B175]/[.A175]" office:value-type="float" office:value="1.90118152524168" calcext:value-type="float">
            <text:p>1,9011815252</text:p>
          </table:table-cell>
          <table:table-cell table:formula="of:=+LOG([.A175];2)" office:value-type="float" office:value="9.86263735755879" calcext:value-type="float">
            <text:p>9,862637357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69" calcext:value-type="float">
            <text:p>869</text:p>
          </table:table-cell>
          <table:table-cell table:formula="of:=+[.B176]/[.A176]" office:value-type="float" office:value="0.932403433476395" calcext:value-type="float">
            <text:p>0,9324034335</text:p>
          </table:table-cell>
          <table:table-cell table:formula="of:=+LOG([.A176];2)" office:value-type="float" office:value="9.86418614465428" calcext:value-type="float">
            <text:p>9,864186144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94" calcext:value-type="float">
            <text:p>894</text:p>
          </table:table-cell>
          <table:table-cell table:formula="of:=+[.B177]/[.A177]" office:value-type="float" office:value="0.958199356913183" calcext:value-type="float">
            <text:p>0,9581993569</text:p>
          </table:table-cell>
          <table:table-cell table:formula="of:=+LOG([.A177];2)" office:value-type="float" office:value="9.86573327085176" calcext:value-type="float">
            <text:p>9,865733270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275" calcext:value-type="float">
            <text:p>1275</text:p>
          </table:table-cell>
          <table:table-cell table:formula="of:=+[.B178]/[.A178]" office:value-type="float" office:value="1.36217948717949" calcext:value-type="float">
            <text:p>1,3621794872</text:p>
          </table:table-cell>
          <table:table-cell table:formula="of:=+LOG([.A178];2)" office:value-type="float" office:value="9.87036471958341" calcext:value-type="float">
            <text:p>9,870364719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85" calcext:value-type="float">
            <text:p>1085</text:p>
          </table:table-cell>
          <table:table-cell table:formula="of:=+[.B179]/[.A179]" office:value-type="float" office:value="1.14936440677966" calcext:value-type="float">
            <text:p>1,1493644068</text:p>
          </table:table-cell>
          <table:table-cell table:formula="of:=+LOG([.A179];2)" office:value-type="float" office:value="9.88264304936184" calcext:value-type="float">
            <text:p>9,882643049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698" calcext:value-type="float">
            <text:p>1698</text:p>
          </table:table-cell>
          <table:table-cell table:formula="of:=+[.B180]/[.A180]" office:value-type="float" office:value="1.78548895899054" calcext:value-type="float">
            <text:p>1,785488959</text:p>
          </table:table-cell>
          <table:table-cell table:formula="of:=+LOG([.A180];2)" office:value-type="float" office:value="9.89330153086056" calcext:value-type="float">
            <text:p>9,893301530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149" calcext:value-type="float">
            <text:p>1149</text:p>
          </table:table-cell>
          <table:table-cell table:formula="of:=+[.B181]/[.A181]" office:value-type="float" office:value="1.20566631689402" calcext:value-type="float">
            <text:p>1,2056663169</text:p>
          </table:table-cell>
          <table:table-cell table:formula="of:=+LOG([.A181];2)" office:value-type="float" office:value="9.89633240390994" calcext:value-type="float">
            <text:p>9,896332403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43" calcext:value-type="float">
            <text:p>843</text:p>
          </table:table-cell>
          <table:table-cell table:formula="of:=+[.B182]/[.A182]" office:value-type="float" office:value="0.883647798742138" calcext:value-type="float">
            <text:p>0,8836477987</text:p>
          </table:table-cell>
          <table:table-cell table:formula="of:=+LOG([.A182];2)" office:value-type="float" office:value="9.89784545600551" calcext:value-type="float">
            <text:p>9,89784545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824" calcext:value-type="float">
            <text:p>1824</text:p>
          </table:table-cell>
          <table:table-cell table:formula="of:=+[.B183]/[.A183]" office:value-type="float" office:value="1.90198123044838" calcext:value-type="float">
            <text:p>1,9019812304</text:p>
          </table:table-cell>
          <table:table-cell table:formula="of:=+LOG([.A183];2)" office:value-type="float" office:value="9.90538700501813" calcext:value-type="float">
            <text:p>9,90538700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30" calcext:value-type="float">
            <text:p>830</text:p>
          </table:table-cell>
          <table:table-cell table:formula="of:=+[.B184]/[.A184]" office:value-type="float" office:value="0.862785862785863" calcext:value-type="float">
            <text:p>0,8627858628</text:p>
          </table:table-cell>
          <table:table-cell table:formula="of:=+LOG([.A184];2)" office:value-type="float" office:value="9.90989308377004" calcext:value-type="float">
            <text:p>9,909893083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21" calcext:value-type="float">
            <text:p>1421</text:p>
          </table:table-cell>
          <table:table-cell table:formula="of:=+[.B185]/[.A185]" office:value-type="float" office:value="1.47559709241952" calcext:value-type="float">
            <text:p>1,4755970924</text:p>
          </table:table-cell>
          <table:table-cell table:formula="of:=+LOG([.A185];2)" office:value-type="float" office:value="9.91139198784346" calcext:value-type="float">
            <text:p>9,911391987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858" calcext:value-type="float">
            <text:p>1858</text:p>
          </table:table-cell>
          <table:table-cell table:formula="of:=+[.B186]/[.A186]" office:value-type="float" office:value="1.92538860103627" calcext:value-type="float">
            <text:p>1,925388601</text:p>
          </table:table-cell>
          <table:table-cell table:formula="of:=+LOG([.A186];2)" office:value-type="float" office:value="9.91438513215544" calcext:value-type="float">
            <text:p>9,914385132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79" calcext:value-type="float">
            <text:p>879</text:p>
          </table:table-cell>
          <table:table-cell table:formula="of:=+[.B187]/[.A187]" office:value-type="float" office:value="0.903391572456321" calcext:value-type="float">
            <text:p>0,9033915725</text:p>
          </table:table-cell>
          <table:table-cell table:formula="of:=+LOG([.A187];2)" office:value-type="float" office:value="9.92629599478111" calcext:value-type="float">
            <text:p>9,926295994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862" calcext:value-type="float">
            <text:p>1862</text:p>
          </table:table-cell>
          <table:table-cell table:formula="of:=+[.B188]/[.A188]" office:value-type="float" office:value="1.91170431211499" calcext:value-type="float">
            <text:p>1,9117043121</text:p>
          </table:table-cell>
          <table:table-cell table:formula="of:=+LOG([.A188];2)" office:value-type="float" office:value="9.92777796208234" calcext:value-type="float">
            <text:p>9,927777962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03" calcext:value-type="float">
            <text:p>903</text:p>
          </table:table-cell>
          <table:table-cell table:formula="of:=+[.B189]/[.A189]" office:value-type="float" office:value="0.91304347826087" calcext:value-type="float">
            <text:p>0,9130434783</text:p>
          </table:table-cell>
          <table:table-cell table:formula="of:=+LOG([.A189];2)" office:value-type="float" office:value="9.94982671075911" calcext:value-type="float">
            <text:p>9,949826710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29" calcext:value-type="float">
            <text:p>1929</text:p>
          </table:table-cell>
          <table:table-cell table:formula="of:=+[.B190]/[.A190]" office:value-type="float" office:value="1.92323030907278" calcext:value-type="float">
            <text:p>1,9232303091</text:p>
          </table:table-cell>
          <table:table-cell table:formula="of:=+LOG([.A190];2)" office:value-type="float" office:value="9.97010589061218" calcext:value-type="float">
            <text:p>9,970105890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65" calcext:value-type="float">
            <text:p>1065</text:p>
          </table:table-cell>
          <table:table-cell table:formula="of:=+[.B191]/[.A191]" office:value-type="float" office:value="1.06181455633101" calcext:value-type="float">
            <text:p>1,0618145563</text:p>
          </table:table-cell>
          <table:table-cell table:formula="of:=+LOG([.A191];2)" office:value-type="float" office:value="9.97010589061218" calcext:value-type="float">
            <text:p>9,970105890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07" calcext:value-type="float">
            <text:p>907</text:p>
          </table:table-cell>
          <table:table-cell table:formula="of:=+[.B192]/[.A192]" office:value-type="float" office:value="0.901590457256461" calcext:value-type="float">
            <text:p>0,9015904573</text:p>
          </table:table-cell>
          <table:table-cell table:formula="of:=+LOG([.A192];2)" office:value-type="float" office:value="9.97441458980553" calcext:value-type="float">
            <text:p>9,974414589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23" calcext:value-type="float">
            <text:p>1023</text:p>
          </table:table-cell>
          <table:table-cell table:formula="of:=+[.B193]/[.A193]" office:value-type="float" office:value="1.01588877855015" calcext:value-type="float">
            <text:p>1,0158887786</text:p>
          </table:table-cell>
          <table:table-cell table:formula="of:=+LOG([.A193];2)" office:value-type="float" office:value="9.97584796800679" calcext:value-type="float">
            <text:p>9,97584796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72" calcext:value-type="float">
            <text:p>1072</text:p>
          </table:table-cell>
          <table:table-cell table:formula="of:=+[.B194]/[.A194]" office:value-type="float" office:value="1.06243805748266" calcext:value-type="float">
            <text:p>1,0624380575</text:p>
          </table:table-cell>
          <table:table-cell table:formula="of:=+LOG([.A194];2)" office:value-type="float" office:value="9.97871045910636" calcext:value-type="float">
            <text:p>9,978710459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926" calcext:value-type="float">
            <text:p>1926</text:p>
          </table:table-cell>
          <table:table-cell table:formula="of:=+[.B195]/[.A195]" office:value-type="float" office:value="1.89940828402367" calcext:value-type="float">
            <text:p>1,899408284</text:p>
          </table:table-cell>
          <table:table-cell table:formula="of:=+LOG([.A195];2)" office:value-type="float" office:value="9.98584193700334" calcext:value-type="float">
            <text:p>9,98584193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912" calcext:value-type="float">
            <text:p>1912</text:p>
          </table:table-cell>
          <table:table-cell table:formula="of:=+[.B196]/[.A196]" office:value-type="float" office:value="1.87819253438114" calcext:value-type="float">
            <text:p>1,8781925344</text:p>
          </table:table-cell>
          <table:table-cell table:formula="of:=+LOG([.A196];2)" office:value-type="float" office:value="9.9915218460757" calcext:value-type="float">
            <text:p>9,991521846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914" calcext:value-type="float">
            <text:p>1914</text:p>
          </table:table-cell>
          <table:table-cell table:formula="of:=+[.B197]/[.A197]" office:value-type="float" office:value="1.87463271302644" calcext:value-type="float">
            <text:p>1,874632713</text:p>
          </table:table-cell>
          <table:table-cell table:formula="of:=+LOG([.A197];2)" office:value-type="float" office:value="9.9957671508778" calcext:value-type="float">
            <text:p>9,995767150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66" calcext:value-type="float">
            <text:p>1066</text:p>
          </table:table-cell>
          <table:table-cell table:formula="of:=+[.B198]/[.A198]" office:value-type="float" office:value="1.04203323558162" calcext:value-type="float">
            <text:p>1,0420332356</text:p>
          </table:table-cell>
          <table:table-cell table:formula="of:=+LOG([.A198];2)" office:value-type="float" office:value="9.99859042974533" calcext:value-type="float">
            <text:p>9,998590429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334" calcext:value-type="float">
            <text:p>1334</text:p>
          </table:table-cell>
          <table:table-cell table:formula="of:=+[.B199]/[.A199]" office:value-type="float" office:value="1.29892891918208" calcext:value-type="float">
            <text:p>1,2989289192</text:p>
          </table:table-cell>
          <table:table-cell table:formula="of:=+LOG([.A199];2)" office:value-type="float" office:value="10.0042204663182" calcext:value-type="float">
            <text:p>10,004220466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01" calcext:value-type="float">
            <text:p>1101</text:p>
          </table:table-cell>
          <table:table-cell table:formula="of:=+[.B200]/[.A200]" office:value-type="float" office:value="1.07101167315175" calcext:value-type="float">
            <text:p>1,0710116732</text:p>
          </table:table-cell>
          <table:table-cell table:formula="of:=+LOG([.A200];2)" office:value-type="float" office:value="10.0056245491939" calcext:value-type="float">
            <text:p>10,005624549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385" calcext:value-type="float">
            <text:p>1385</text:p>
          </table:table-cell>
          <table:table-cell table:formula="of:=+[.B201]/[.A201]" office:value-type="float" office:value="1.34335596508244" calcext:value-type="float">
            <text:p>1,3433559651</text:p>
          </table:table-cell>
          <table:table-cell table:formula="of:=+LOG([.A201];2)" office:value-type="float" office:value="10.0098286173681" calcext:value-type="float">
            <text:p>10,009828617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957" calcext:value-type="float">
            <text:p>1957</text:p>
          </table:table-cell>
          <table:table-cell table:formula="of:=+[.B202]/[.A202]" office:value-type="float" office:value="1.88354186717998" calcext:value-type="float">
            <text:p>1,8835418672</text:p>
          </table:table-cell>
          <table:table-cell table:formula="of:=+LOG([.A202];2)" office:value-type="float" office:value="10.0209799389042" calcext:value-type="float">
            <text:p>10,020979938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016" calcext:value-type="float">
            <text:p>2016</text:p>
          </table:table-cell>
          <table:table-cell table:formula="of:=+[.B203]/[.A203]" office:value-type="float" office:value="1.90909090909091" calcext:value-type="float">
            <text:p>1,9090909091</text:p>
          </table:table-cell>
          <table:table-cell table:formula="of:=+LOG([.A203];2)" office:value-type="float" office:value="10.0443941193585" calcext:value-type="float">
            <text:p>10,044394119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878" calcext:value-type="float">
            <text:p>1878</text:p>
          </table:table-cell>
          <table:table-cell table:formula="of:=+[.B204]/[.A204]" office:value-type="float" office:value="1.77002827521206" calcext:value-type="float">
            <text:p>1,7700282752</text:p>
          </table:table-cell>
          <table:table-cell table:formula="of:=+LOG([.A204];2)" office:value-type="float" office:value="10.0512089409148" calcext:value-type="float">
            <text:p>10,0512089409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998" calcext:value-type="float">
            <text:p>1998</text:p>
          </table:table-cell>
          <table:table-cell table:formula="of:=+[.B205]/[.A205]" office:value-type="float" office:value="1.87429643527205" calcext:value-type="float">
            <text:p>1,8742964353</text:p>
          </table:table-cell>
          <table:table-cell table:formula="of:=+LOG([.A205];2)" office:value-type="float" office:value="10.0579917227592" calcext:value-type="float">
            <text:p>10,057991722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031" calcext:value-type="float">
            <text:p>2031</text:p>
          </table:table-cell>
          <table:table-cell table:formula="of:=+[.B206]/[.A206]" office:value-type="float" office:value="1.90346766635426" calcext:value-type="float">
            <text:p>1,9034676664</text:p>
          </table:table-cell>
          <table:table-cell table:formula="of:=+LOG([.A206];2)" office:value-type="float" office:value="10.0593444608244" calcext:value-type="float">
            <text:p>10,059344460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65" calcext:value-type="float">
            <text:p>1165</text:p>
          </table:table-cell>
          <table:table-cell table:formula="of:=+[.B207]/[.A207]" office:value-type="float" office:value="1.08675373134328" calcext:value-type="float">
            <text:p>1,0867537313</text:p>
          </table:table-cell>
          <table:table-cell table:formula="of:=+LOG([.A207];2)" office:value-type="float" office:value="10.0660891904578" calcext:value-type="float">
            <text:p>10,066089190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222" calcext:value-type="float">
            <text:p>1222</text:p>
          </table:table-cell>
          <table:table-cell table:formula="of:=+[.B208]/[.A208]" office:value-type="float" office:value="1.12834718374885" calcext:value-type="float">
            <text:p>1,1283471837</text:p>
          </table:table-cell>
          <table:table-cell table:formula="of:=+LOG([.A208];2)" office:value-type="float" office:value="10.0808175276083" calcext:value-type="float">
            <text:p>10,080817527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978" calcext:value-type="float">
            <text:p>978</text:p>
          </table:table-cell>
          <table:table-cell table:formula="of:=+[.B209]/[.A209]" office:value-type="float" office:value="0.902214022140221" calcext:value-type="float">
            <text:p>0,9022140221</text:p>
          </table:table-cell>
          <table:table-cell table:formula="of:=+LOG([.A209];2)" office:value-type="float" office:value="10.0821490413539" calcext:value-type="float">
            <text:p>10,082149041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939" calcext:value-type="float">
            <text:p>939</text:p>
          </table:table-cell>
          <table:table-cell table:formula="of:=+[.B210]/[.A210]" office:value-type="float" office:value="0.863845446182153" calcext:value-type="float">
            <text:p>0,8638454462</text:p>
          </table:table-cell>
          <table:table-cell table:formula="of:=+LOG([.A210];2)" office:value-type="float" office:value="10.0861362250273" calcext:value-type="float">
            <text:p>10,08613622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967" calcext:value-type="float">
            <text:p>1967</text:p>
          </table:table-cell>
          <table:table-cell table:formula="of:=+[.B211]/[.A211]" office:value-type="float" office:value="1.8045871559633" calcext:value-type="float">
            <text:p>1,804587156</text:p>
          </table:table-cell>
          <table:table-cell table:formula="of:=+LOG([.A211];2)" office:value-type="float" office:value="10.0901124196643" calcext:value-type="float">
            <text:p>10,090112419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763" calcext:value-type="float">
            <text:p>1763</text:p>
          </table:table-cell>
          <table:table-cell table:formula="of:=+[.B212]/[.A212]" office:value-type="float" office:value="1.60857664233577" calcext:value-type="float">
            <text:p>1,6085766423</text:p>
          </table:table-cell>
          <table:table-cell table:formula="of:=+LOG([.A212];2)" office:value-type="float" office:value="10.0980320829605" calcext:value-type="float">
            <text:p>10,09803208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18" calcext:value-type="float">
            <text:p>1018</text:p>
          </table:table-cell>
          <table:table-cell table:formula="of:=+[.B213]/[.A213]" office:value-type="float" office:value="0.917117117117117" calcext:value-type="float">
            <text:p>0,9171171171</text:p>
          </table:table-cell>
          <table:table-cell table:formula="of:=+LOG([.A213];2)" office:value-type="float" office:value="10.1163439612375" calcext:value-type="float">
            <text:p>10,116343961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035" calcext:value-type="float">
            <text:p>2035</text:p>
          </table:table-cell>
          <table:table-cell table:formula="of:=+[.B214]/[.A214]" office:value-type="float" office:value="1.83168316831683" calcext:value-type="float">
            <text:p>1,8316831683</text:p>
          </table:table-cell>
          <table:table-cell table:formula="of:=+LOG([.A214];2)" office:value-type="float" office:value="10.1176431013891" calcext:value-type="float">
            <text:p>10,117643101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079" calcext:value-type="float">
            <text:p>2079</text:p>
          </table:table-cell>
          <table:table-cell table:formula="of:=+[.B215]/[.A215]" office:value-type="float" office:value="1.86624775583483" calcext:value-type="float">
            <text:p>1,8662477558</text:p>
          </table:table-cell>
          <table:table-cell table:formula="of:=+LOG([.A215];2)" office:value-type="float" office:value="10.12153351734" calcext:value-type="float">
            <text:p>10,121533517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727" calcext:value-type="float">
            <text:p>1727</text:p>
          </table:table-cell>
          <table:table-cell table:formula="of:=+[.B216]/[.A216]" office:value-type="float" office:value="1.54058876003568" calcext:value-type="float">
            <text:p>1,54058876</text:p>
          </table:table-cell>
          <table:table-cell table:formula="of:=+LOG([.A216];2)" office:value-type="float" office:value="10.1305705628054" calcext:value-type="float">
            <text:p>10,130570562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184" calcext:value-type="float">
            <text:p>2184</text:p>
          </table:table-cell>
          <table:table-cell table:formula="of:=+[.B217]/[.A217]" office:value-type="float" office:value="1.93788819875776" calcext:value-type="float">
            <text:p>1,9378881988</text:p>
          </table:table-cell>
          <table:table-cell table:formula="of:=+LOG([.A217];2)" office:value-type="float" office:value="10.1382718001722" calcext:value-type="float">
            <text:p>10,138271800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623" calcext:value-type="float">
            <text:p>1623</text:p>
          </table:table-cell>
          <table:table-cell table:formula="of:=+[.B218]/[.A218]" office:value-type="float" office:value="1.43501326259947" calcext:value-type="float">
            <text:p>1,4350132626</text:p>
          </table:table-cell>
          <table:table-cell table:formula="of:=+LOG([.A218];2)" office:value-type="float" office:value="10.1433832139898" calcext:value-type="float">
            <text:p>10,14338321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933" calcext:value-type="float">
            <text:p>1933</text:p>
          </table:table-cell>
          <table:table-cell table:formula="of:=+[.B219]/[.A219]" office:value-type="float" office:value="1.70609002647838" calcext:value-type="float">
            <text:p>1,7060900265</text:p>
          </table:table-cell>
          <table:table-cell table:formula="of:=+LOG([.A219];2)" office:value-type="float" office:value="10.1459321458205" calcext:value-type="float">
            <text:p>10,145932145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987" calcext:value-type="float">
            <text:p>987</text:p>
          </table:table-cell>
          <table:table-cell table:formula="of:=+[.B220]/[.A220]" office:value-type="float" office:value="0.865030674846626" calcext:value-type="float">
            <text:p>0,8650306748</text:p>
          </table:table-cell>
          <table:table-cell table:formula="of:=+LOG([.A220];2)" office:value-type="float" office:value="10.1560830762887" calcext:value-type="float">
            <text:p>10,156083076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83" calcext:value-type="float">
            <text:p>1083</text:p>
          </table:table-cell>
          <table:table-cell table:formula="of:=+[.B221]/[.A221]" office:value-type="float" office:value="0.94750656167979" calcext:value-type="float">
            <text:p>0,9475065617</text:p>
          </table:table-cell>
          <table:table-cell table:formula="of:=+LOG([.A221];2)" office:value-type="float" office:value="10.1586096882145" calcext:value-type="float">
            <text:p>10,158609688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112" calcext:value-type="float">
            <text:p>2112</text:p>
          </table:table-cell>
          <table:table-cell table:formula="of:=+[.B222]/[.A222]" office:value-type="float" office:value="1.84293193717278" calcext:value-type="float">
            <text:p>1,8429319372</text:p>
          </table:table-cell>
          <table:table-cell table:formula="of:=+LOG([.A222];2)" office:value-type="float" office:value="10.1623913287569" calcext:value-type="float">
            <text:p>10,162391328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177" calcext:value-type="float">
            <text:p>2177</text:p>
          </table:table-cell>
          <table:table-cell table:formula="of:=+[.B223]/[.A223]" office:value-type="float" office:value="1.88811795316565" calcext:value-type="float">
            <text:p>1,8881179532</text:p>
          </table:table-cell>
          <table:table-cell table:formula="of:=+LOG([.A223];2)" office:value-type="float" office:value="10.1711767976518" calcext:value-type="float">
            <text:p>10,171176797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540" calcext:value-type="float">
            <text:p>1540</text:p>
          </table:table-cell>
          <table:table-cell table:formula="of:=+[.B224]/[.A224]" office:value-type="float" office:value="1.33217993079585" calcext:value-type="float">
            <text:p>1,3321799308</text:p>
          </table:table-cell>
          <table:table-cell table:formula="of:=+LOG([.A224];2)" office:value-type="float" office:value="10.1749256825007" calcext:value-type="float">
            <text:p>10,174925682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147" calcext:value-type="float">
            <text:p>2147</text:p>
          </table:table-cell>
          <table:table-cell table:formula="of:=+[.B225]/[.A225]" office:value-type="float" office:value="1.85405872193437" calcext:value-type="float">
            <text:p>1,8540587219</text:p>
          </table:table-cell>
          <table:table-cell table:formula="of:=+LOG([.A225];2)" office:value-type="float" office:value="10.1774195379892" calcext:value-type="float">
            <text:p>10,17741953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289" calcext:value-type="float">
            <text:p>1289</text:p>
          </table:table-cell>
          <table:table-cell table:formula="of:=+[.B226]/[.A226]" office:value-type="float" office:value="1.1073883161512" calcext:value-type="float">
            <text:p>1,1073883162</text:p>
          </table:table-cell>
          <table:table-cell table:formula="of:=+LOG([.A226];2)" office:value-type="float" office:value="10.1848753429083" calcext:value-type="float">
            <text:p>10,184875342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330" calcext:value-type="float">
            <text:p>1330</text:p>
          </table:table-cell>
          <table:table-cell table:formula="of:=+[.B227]/[.A227]" office:value-type="float" office:value="1.14065180102916" calcext:value-type="float">
            <text:p>1,140651801</text:p>
          </table:table-cell>
          <table:table-cell table:formula="of:=+LOG([.A227];2)" office:value-type="float" office:value="10.1873520732005" calcext:value-type="float">
            <text:p>10,1873520732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00" calcext:value-type="float">
            <text:p>1400</text:p>
          </table:table-cell>
          <table:table-cell table:formula="of:=+[.B228]/[.A228]" office:value-type="float" office:value="1.19555935098207" calcext:value-type="float">
            <text:p>1,195559351</text:p>
          </table:table-cell>
          <table:table-cell table:formula="of:=+LOG([.A228];2)" office:value-type="float" office:value="10.1935253605012" calcext:value-type="float">
            <text:p>10,193525360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242" calcext:value-type="float">
            <text:p>2242</text:p>
          </table:table-cell>
          <table:table-cell table:formula="of:=+[.B229]/[.A229]" office:value-type="float" office:value="1.91296928327645" calcext:value-type="float">
            <text:p>1,9129692833</text:p>
          </table:table-cell>
          <table:table-cell table:formula="of:=+LOG([.A229];2)" office:value-type="float" office:value="10.1947568544222" calcext:value-type="float">
            <text:p>10,194756854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259" calcext:value-type="float">
            <text:p>1259</text:p>
          </table:table-cell>
          <table:table-cell table:formula="of:=+[.B230]/[.A230]" office:value-type="float" office:value="1.07423208191126" calcext:value-type="float">
            <text:p>1,0742320819</text:p>
          </table:table-cell>
          <table:table-cell table:formula="of:=+LOG([.A230];2)" office:value-type="float" office:value="10.1947568544222" calcext:value-type="float">
            <text:p>10,194756854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001" calcext:value-type="float">
            <text:p>2001</text:p>
          </table:table-cell>
          <table:table-cell table:formula="of:=+[.B231]/[.A231]" office:value-type="float" office:value="1.69146238377008" calcext:value-type="float">
            <text:p>1,6914623838</text:p>
          </table:table-cell>
          <table:table-cell table:formula="of:=+LOG([.A231];2)" office:value-type="float" office:value="10.2082343583398" calcext:value-type="float">
            <text:p>10,208234358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311" calcext:value-type="float">
            <text:p>1311</text:p>
          </table:table-cell>
          <table:table-cell table:formula="of:=+[.B232]/[.A232]" office:value-type="float" office:value="1.10353535353535" calcext:value-type="float">
            <text:p>1,1035353535</text:p>
          </table:table-cell>
          <table:table-cell table:formula="of:=+LOG([.A232];2)" office:value-type="float" office:value="10.2143191208008" calcext:value-type="float">
            <text:p>10,214319120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263" calcext:value-type="float">
            <text:p>2263</text:p>
          </table:table-cell>
          <table:table-cell table:formula="of:=+[.B233]/[.A233]" office:value-type="float" office:value="1.89530988274707" calcext:value-type="float">
            <text:p>1,8953098827</text:p>
          </table:table-cell>
          <table:table-cell table:formula="of:=+LOG([.A233];2)" office:value-type="float" office:value="10.2215871212648" calcext:value-type="float">
            <text:p>10,221587121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225" calcext:value-type="float">
            <text:p>2225</text:p>
          </table:table-cell>
          <table:table-cell table:formula="of:=+[.B234]/[.A234]" office:value-type="float" office:value="1.86036789297659" calcext:value-type="float">
            <text:p>1,860367893</text:p>
          </table:table-cell>
          <table:table-cell table:formula="of:=+LOG([.A234];2)" office:value-type="float" office:value="10.2240016741981" calcext:value-type="float">
            <text:p>10,224001674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22" calcext:value-type="float">
            <text:p>1422</text:p>
          </table:table-cell>
          <table:table-cell table:formula="of:=+[.B235]/[.A235]" office:value-type="float" office:value="1.17715231788079" calcext:value-type="float">
            <text:p>1,1771523179</text:p>
          </table:table-cell>
          <table:table-cell table:formula="of:=+LOG([.A235];2)" office:value-type="float" office:value="10.2384047393251" calcext:value-type="float">
            <text:p>10,238404739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326" calcext:value-type="float">
            <text:p>2326</text:p>
          </table:table-cell>
          <table:table-cell table:formula="of:=+[.B236]/[.A236]" office:value-type="float" office:value="1.90499590499591" calcext:value-type="float">
            <text:p>1,904995905</text:p>
          </table:table-cell>
          <table:table-cell table:formula="of:=+LOG([.A236];2)" office:value-type="float" office:value="10.2538474849874" calcext:value-type="float">
            <text:p>10,25384748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355" calcext:value-type="float">
            <text:p>2355</text:p>
          </table:table-cell>
          <table:table-cell table:formula="of:=+[.B237]/[.A237]" office:value-type="float" office:value="1.91775244299674" calcext:value-type="float">
            <text:p>1,917752443</text:p>
          </table:table-cell>
          <table:table-cell table:formula="of:=+LOG([.A237];2)" office:value-type="float" office:value="10.2620948453702" calcext:value-type="float">
            <text:p>10,262094845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361" calcext:value-type="float">
            <text:p>2361</text:p>
          </table:table-cell>
          <table:table-cell table:formula="of:=+[.B238]/[.A238]" office:value-type="float" office:value="1.90096618357488" calcext:value-type="float">
            <text:p>1,9009661836</text:p>
          </table:table-cell>
          <table:table-cell table:formula="of:=+LOG([.A238];2)" office:value-type="float" office:value="10.2784494582205" calcext:value-type="float">
            <text:p>10,278449458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389" calcext:value-type="float">
            <text:p>2389</text:p>
          </table:table-cell>
          <table:table-cell table:formula="of:=+[.B239]/[.A239]" office:value-type="float" office:value="1.90967226219025" calcext:value-type="float">
            <text:p>1,9096722622</text:p>
          </table:table-cell>
          <table:table-cell table:formula="of:=+LOG([.A239];2)" office:value-type="float" office:value="10.2888660741658" calcext:value-type="float">
            <text:p>10,288866074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054" calcext:value-type="float">
            <text:p>2054</text:p>
          </table:table-cell>
          <table:table-cell table:formula="of:=+[.B240]/[.A240]" office:value-type="float" office:value="1.62886597938144" calcext:value-type="float">
            <text:p>1,6288659794</text:p>
          </table:table-cell>
          <table:table-cell table:formula="of:=+LOG([.A240];2)" office:value-type="float" office:value="10.3003525603282" calcext:value-type="float">
            <text:p>10,300352560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180" calcext:value-type="float">
            <text:p>2180</text:p>
          </table:table-cell>
          <table:table-cell table:formula="of:=+[.B241]/[.A241]" office:value-type="float" office:value="1.7192429022082" calcext:value-type="float">
            <text:p>1,7192429022</text:p>
          </table:table-cell>
          <table:table-cell table:formula="of:=+LOG([.A241];2)" office:value-type="float" office:value="10.3083390301394" calcext:value-type="float">
            <text:p>10,308339030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344" calcext:value-type="float">
            <text:p>2344</text:p>
          </table:table-cell>
          <table:table-cell table:formula="of:=+[.B242]/[.A242]" office:value-type="float" office:value="1.84712371946415" calcext:value-type="float">
            <text:p>1,8471237195</text:p>
          </table:table-cell>
          <table:table-cell table:formula="of:=+LOG([.A242];2)" office:value-type="float" office:value="10.3094763538411" calcext:value-type="float">
            <text:p>10,30947635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700" calcext:value-type="float">
            <text:p>1700</text:p>
          </table:table-cell>
          <table:table-cell table:formula="of:=+[.B243]/[.A243]" office:value-type="float" office:value="1.3302034428795" calcext:value-type="float">
            <text:p>1,3302034429</text:p>
          </table:table-cell>
          <table:table-cell table:formula="of:=+LOG([.A243];2)" office:value-type="float" office:value="10.319672120947" calcext:value-type="float">
            <text:p>10,3196721209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60" calcext:value-type="float">
            <text:p>1460</text:p>
          </table:table-cell>
          <table:table-cell table:formula="of:=+[.B244]/[.A244]" office:value-type="float" office:value="1.1291569992266" calcext:value-type="float">
            <text:p>1,1291569992</text:p>
          </table:table-cell>
          <table:table-cell table:formula="of:=+LOG([.A244];2)" office:value-type="float" office:value="10.3365065598103" calcext:value-type="float">
            <text:p>10,336506559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582" calcext:value-type="float">
            <text:p>2582</text:p>
          </table:table-cell>
          <table:table-cell table:formula="of:=+[.B245]/[.A245]" office:value-type="float" office:value="1.99382239382239" calcext:value-type="float">
            <text:p>1,9938223938</text:p>
          </table:table-cell>
          <table:table-cell table:formula="of:=+LOG([.A245];2)" office:value-type="float" office:value="10.3387363825739" calcext:value-type="float">
            <text:p>10,338736382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880" calcext:value-type="float">
            <text:p>1880</text:p>
          </table:table-cell>
          <table:table-cell table:formula="of:=+[.B246]/[.A246]" office:value-type="float" office:value="1.42965779467681" calcext:value-type="float">
            <text:p>1,4296577947</text:p>
          </table:table-cell>
          <table:table-cell table:formula="of:=+LOG([.A246];2)" office:value-type="float" office:value="10.3608470841797" calcext:value-type="float">
            <text:p>10,360847084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441" calcext:value-type="float">
            <text:p>2441</text:p>
          </table:table-cell>
          <table:table-cell table:formula="of:=+[.B247]/[.A247]" office:value-type="float" office:value="1.84924242424242" calcext:value-type="float">
            <text:p>1,8492424242</text:p>
          </table:table-cell>
          <table:table-cell table:formula="of:=+LOG([.A247];2)" office:value-type="float" office:value="10.3663222142458" calcext:value-type="float">
            <text:p>10,366322214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20" calcext:value-type="float">
            <text:p>1420</text:p>
          </table:table-cell>
          <table:table-cell table:formula="of:=+[.B248]/[.A248]" office:value-type="float" office:value="1.07494322482967" calcext:value-type="float">
            <text:p>1,0749432248</text:p>
          </table:table-cell>
          <table:table-cell table:formula="of:=+LOG([.A248];2)" office:value-type="float" office:value="10.3674147512468" calcext:value-type="float">
            <text:p>10,367414751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79" calcext:value-type="float">
            <text:p>1479</text:p>
          </table:table-cell>
          <table:table-cell table:formula="of:=+[.B249]/[.A249]" office:value-type="float" office:value="1.11960635881908" calcext:value-type="float">
            <text:p>1,1196063588</text:p>
          </table:table-cell>
          <table:table-cell table:formula="of:=+LOG([.A249];2)" office:value-type="float" office:value="10.3674147512468" calcext:value-type="float">
            <text:p>10,367414751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295" calcext:value-type="float">
            <text:p>1295</text:p>
          </table:table-cell>
          <table:table-cell table:formula="of:=+[.B250]/[.A250]" office:value-type="float" office:value="0.97809667673716" calcext:value-type="float">
            <text:p>0,9780966767</text:p>
          </table:table-cell>
          <table:table-cell table:formula="of:=+LOG([.A250];2)" office:value-type="float" office:value="10.3706874068072" calcext:value-type="float">
            <text:p>10,370687406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406" calcext:value-type="float">
            <text:p>2406</text:p>
          </table:table-cell>
          <table:table-cell table:formula="of:=+[.B251]/[.A251]" office:value-type="float" office:value="1.81311228334589" calcext:value-type="float">
            <text:p>1,8131122833</text:p>
          </table:table-cell>
          <table:table-cell table:formula="of:=+LOG([.A251];2)" office:value-type="float" office:value="10.3739526553702" calcext:value-type="float">
            <text:p>10,373952655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485" calcext:value-type="float">
            <text:p>2485</text:p>
          </table:table-cell>
          <table:table-cell table:formula="of:=+[.B252]/[.A252]" office:value-type="float" office:value="1.86982693754703" calcext:value-type="float">
            <text:p>1,8698269375</text:p>
          </table:table-cell>
          <table:table-cell table:formula="of:=+LOG([.A252];2)" office:value-type="float" office:value="10.3761253892762" calcext:value-type="float">
            <text:p>10,376125389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465" calcext:value-type="float">
            <text:p>2465</text:p>
          </table:table-cell>
          <table:table-cell table:formula="of:=+[.B253]/[.A253]" office:value-type="float" office:value="1.85338345864662" calcext:value-type="float">
            <text:p>1,8533834586</text:p>
          </table:table-cell>
          <table:table-cell table:formula="of:=+LOG([.A253];2)" office:value-type="float" office:value="10.3772105303886" calcext:value-type="float">
            <text:p>10,3772105304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386" calcext:value-type="float">
            <text:p>1386</text:p>
          </table:table-cell>
          <table:table-cell table:formula="of:=+[.B254]/[.A254]" office:value-type="float" office:value="1.04132231404959" calcext:value-type="float">
            <text:p>1,041322314</text:p>
          </table:table-cell>
          <table:table-cell table:formula="of:=+LOG([.A254];2)" office:value-type="float" office:value="10.3782948559119" calcext:value-type="float">
            <text:p>10,378294855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574" calcext:value-type="float">
            <text:p>2574</text:p>
          </table:table-cell>
          <table:table-cell table:formula="of:=+[.B255]/[.A255]" office:value-type="float" office:value="1.91660461653016" calcext:value-type="float">
            <text:p>1,9166046165</text:p>
          </table:table-cell>
          <table:table-cell table:formula="of:=+LOG([.A255];2)" office:value-type="float" office:value="10.3912435894274" calcext:value-type="float">
            <text:p>10,391243589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531" calcext:value-type="float">
            <text:p>2531</text:p>
          </table:table-cell>
          <table:table-cell table:formula="of:=+[.B256]/[.A256]" office:value-type="float" office:value="1.88458674609084" calcext:value-type="float">
            <text:p>1,8845867461</text:p>
          </table:table-cell>
          <table:table-cell table:formula="of:=+LOG([.A256];2)" office:value-type="float" office:value="10.3912435894274" calcext:value-type="float">
            <text:p>10,391243589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85" calcext:value-type="float">
            <text:p>1485</text:p>
          </table:table-cell>
          <table:table-cell table:formula="of:=+[.B257]/[.A257]" office:value-type="float" office:value="1.10326894502229" calcext:value-type="float">
            <text:p>1,103268945</text:p>
          </table:table-cell>
          <table:table-cell table:formula="of:=+LOG([.A257];2)" office:value-type="float" office:value="10.3944626946103" calcext:value-type="float">
            <text:p>10,394462694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316" calcext:value-type="float">
            <text:p>2316</text:p>
          </table:table-cell>
          <table:table-cell table:formula="of:=+[.B258]/[.A258]" office:value-type="float" office:value="1.71937639198218" calcext:value-type="float">
            <text:p>1,719376392</text:p>
          </table:table-cell>
          <table:table-cell table:formula="of:=+LOG([.A258];2)" office:value-type="float" office:value="10.3955341354623" calcext:value-type="float">
            <text:p>10,395534135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454" calcext:value-type="float">
            <text:p>2454</text:p>
          </table:table-cell>
          <table:table-cell table:formula="of:=+[.B259]/[.A259]" office:value-type="float" office:value="1.82047477744807" calcext:value-type="float">
            <text:p>1,8204747774</text:p>
          </table:table-cell>
          <table:table-cell table:formula="of:=+LOG([.A259];2)" office:value-type="float" office:value="10.3966047811819" calcext:value-type="float">
            <text:p>10,39660478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586" calcext:value-type="float">
            <text:p>2586</text:p>
          </table:table-cell>
          <table:table-cell table:formula="of:=+[.B260]/[.A260]" office:value-type="float" office:value="1.91555555555556" calcext:value-type="float">
            <text:p>1,9155555556</text:p>
          </table:table-cell>
          <table:table-cell table:formula="of:=+LOG([.A260];2)" office:value-type="float" office:value="10.3987436919382" calcext:value-type="float">
            <text:p>10,398743691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3" calcext:value-type="float">
            <text:p>1443</text:p>
          </table:table-cell>
          <table:table-cell table:formula="of:=+[.B261]/[.A261]" office:value-type="float" office:value="1.06573116691285" calcext:value-type="float">
            <text:p>1,0657311669</text:p>
          </table:table-cell>
          <table:table-cell table:formula="of:=+LOG([.A261];2)" office:value-type="float" office:value="10.403012023575" calcext:value-type="float">
            <text:p>10,403012023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584" calcext:value-type="float">
            <text:p>2584</text:p>
          </table:table-cell>
          <table:table-cell table:formula="of:=+[.B262]/[.A262]" office:value-type="float" office:value="1.9070110701107" calcext:value-type="float">
            <text:p>1,9070110701</text:p>
          </table:table-cell>
          <table:table-cell table:formula="of:=+LOG([.A262];2)" office:value-type="float" office:value="10.4040771362412" calcext:value-type="float">
            <text:p>10,404077136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287" calcext:value-type="float">
            <text:p>1287</text:p>
          </table:table-cell>
          <table:table-cell table:formula="of:=+[.B263]/[.A263]" office:value-type="float" office:value="0.942857142857143" calcext:value-type="float">
            <text:p>0,9428571429</text:p>
          </table:table-cell>
          <table:table-cell table:formula="of:=+LOG([.A263];2)" office:value-type="float" office:value="10.4146852358072" calcext:value-type="float">
            <text:p>10,414685235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926" calcext:value-type="float">
            <text:p>1926</text:p>
          </table:table-cell>
          <table:table-cell table:formula="of:=+[.B264]/[.A264]" office:value-type="float" office:value="1.4099560761347" calcext:value-type="float">
            <text:p>1,4099560761</text:p>
          </table:table-cell>
          <table:table-cell table:formula="of:=+LOG([.A264];2)" office:value-type="float" office:value="10.4157417682901" calcext:value-type="float">
            <text:p>10,415741768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744" calcext:value-type="float">
            <text:p>1744</text:p>
          </table:table-cell>
          <table:table-cell table:formula="of:=+[.B265]/[.A265]" office:value-type="float" office:value="1.26468455402466" calcext:value-type="float">
            <text:p>1,264684554</text:p>
          </table:table-cell>
          <table:table-cell table:formula="of:=+LOG([.A265];2)" office:value-type="float" office:value="10.429406741514" calcext:value-type="float">
            <text:p>10,429406741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319" calcext:value-type="float">
            <text:p>1319</text:p>
          </table:table-cell>
          <table:table-cell table:formula="of:=+[.B266]/[.A266]" office:value-type="float" office:value="0.953034682080925" calcext:value-type="float">
            <text:p>0,9530346821</text:p>
          </table:table-cell>
          <table:table-cell table:formula="of:=+LOG([.A266];2)" office:value-type="float" office:value="10.4346282276367" calcext:value-type="float">
            <text:p>10,434628227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367" calcext:value-type="float">
            <text:p>1367</text:p>
          </table:table-cell>
          <table:table-cell table:formula="of:=+[.B267]/[.A267]" office:value-type="float" office:value="0.986291486291486" calcext:value-type="float">
            <text:p>0,9862914863</text:p>
          </table:table-cell>
          <table:table-cell table:formula="of:=+LOG([.A267];2)" office:value-type="float" office:value="10.4367115421372" calcext:value-type="float">
            <text:p>10,436711542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668" calcext:value-type="float">
            <text:p>2668</text:p>
          </table:table-cell>
          <table:table-cell table:formula="of:=+[.B268]/[.A268]" office:value-type="float" office:value="1.92219020172911" calcext:value-type="float">
            <text:p>1,9221902017</text:p>
          </table:table-cell>
          <table:table-cell table:formula="of:=+LOG([.A268];2)" office:value-type="float" office:value="10.4387918525783" calcext:value-type="float">
            <text:p>10,438791852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601" calcext:value-type="float">
            <text:p>2601</text:p>
          </table:table-cell>
          <table:table-cell table:formula="of:=+[.B269]/[.A269]" office:value-type="float" office:value="1.86987778576564" calcext:value-type="float">
            <text:p>1,8698777858</text:p>
          </table:table-cell>
          <table:table-cell table:formula="of:=+LOG([.A269];2)" office:value-type="float" office:value="10.4419067045422" calcext:value-type="float">
            <text:p>10,441906704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689" calcext:value-type="float">
            <text:p>2689</text:p>
          </table:table-cell>
          <table:table-cell table:formula="of:=+[.B270]/[.A270]" office:value-type="float" office:value="1.93175287356322" calcext:value-type="float">
            <text:p>1,9317528736</text:p>
          </table:table-cell>
          <table:table-cell table:formula="of:=+LOG([.A270];2)" office:value-type="float" office:value="10.4429434958487" calcext:value-type="float">
            <text:p>10,442943495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629" calcext:value-type="float">
            <text:p>2629</text:p>
          </table:table-cell>
          <table:table-cell table:formula="of:=+[.B271]/[.A271]" office:value-type="float" office:value="1.88593974175036" calcext:value-type="float">
            <text:p>1,8859397418</text:p>
          </table:table-cell>
          <table:table-cell table:formula="of:=+LOG([.A271];2)" office:value-type="float" office:value="10.4450148458684" calcext:value-type="float">
            <text:p>10,4450148459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579" calcext:value-type="float">
            <text:p>2579</text:p>
          </table:table-cell>
          <table:table-cell table:formula="of:=+[.B272]/[.A272]" office:value-type="float" office:value="1.8447782546495" calcext:value-type="float">
            <text:p>1,8447782546</text:p>
          </table:table-cell>
          <table:table-cell table:formula="of:=+LOG([.A272];2)" office:value-type="float" office:value="10.4491486453754" calcext:value-type="float">
            <text:p>10,44914864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24" calcext:value-type="float">
            <text:p>1724</text:p>
          </table:table-cell>
          <table:table-cell table:formula="of:=+[.B273]/[.A273]" office:value-type="float" office:value="1.23142857142857" calcext:value-type="float">
            <text:p>1,2314285714</text:p>
          </table:table-cell>
          <table:table-cell table:formula="of:=+LOG([.A273];2)" office:value-type="float" office:value="10.4512111118323" calcext:value-type="float">
            <text:p>10,451211111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849" calcext:value-type="float">
            <text:p>1849</text:p>
          </table:table-cell>
          <table:table-cell table:formula="of:=+[.B274]/[.A274]" office:value-type="float" office:value="1.3197715917202" calcext:value-type="float">
            <text:p>1,3197715917</text:p>
          </table:table-cell>
          <table:table-cell table:formula="of:=+LOG([.A274];2)" office:value-type="float" office:value="10.4522412404308" calcext:value-type="float">
            <text:p>10,452241240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609" calcext:value-type="float">
            <text:p>2609</text:p>
          </table:table-cell>
          <table:table-cell table:formula="of:=+[.B275]/[.A275]" office:value-type="float" office:value="1.85429992892679" calcext:value-type="float">
            <text:p>1,8542999289</text:p>
          </table:table-cell>
          <table:table-cell table:formula="of:=+LOG([.A275];2)" office:value-type="float" office:value="10.4584066132365" calcext:value-type="float">
            <text:p>10,458406613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643" calcext:value-type="float">
            <text:p>2643</text:p>
          </table:table-cell>
          <table:table-cell table:formula="of:=+[.B276]/[.A276]" office:value-type="float" office:value="1.87713068181818" calcext:value-type="float">
            <text:p>1,8771306818</text:p>
          </table:table-cell>
          <table:table-cell table:formula="of:=+LOG([.A276];2)" office:value-type="float" office:value="10.4594316186373" calcext:value-type="float">
            <text:p>10,459431618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597" calcext:value-type="float">
            <text:p>1597</text:p>
          </table:table-cell>
          <table:table-cell table:formula="of:=+[.B277]/[.A277]" office:value-type="float" office:value="1.13101983002833" calcext:value-type="float">
            <text:p>1,13101983</text:p>
          </table:table-cell>
          <table:table-cell table:formula="of:=+LOG([.A277];2)" office:value-type="float" office:value="10.4635243732712" calcext:value-type="float">
            <text:p>10,463524373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277" calcext:value-type="float">
            <text:p>1277</text:p>
          </table:table-cell>
          <table:table-cell table:formula="of:=+[.B278]/[.A278]" office:value-type="float" office:value="0.903111739745403" calcext:value-type="float">
            <text:p>0,9031117397</text:p>
          </table:table-cell>
          <table:table-cell table:formula="of:=+LOG([.A278];2)" office:value-type="float" office:value="10.4655664048094" calcext:value-type="float">
            <text:p>10,465566404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239" calcext:value-type="float">
            <text:p>2239</text:p>
          </table:table-cell>
          <table:table-cell table:formula="of:=+[.B279]/[.A279]" office:value-type="float" office:value="1.58233215547703" calcext:value-type="float">
            <text:p>1,5823321555</text:p>
          </table:table-cell>
          <table:table-cell table:formula="of:=+LOG([.A279];2)" office:value-type="float" office:value="10.4665863377192" calcext:value-type="float">
            <text:p>10,466586337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081" calcext:value-type="float">
            <text:p>2081</text:p>
          </table:table-cell>
          <table:table-cell table:formula="of:=+[.B280]/[.A280]" office:value-type="float" office:value="1.4491643454039" calcext:value-type="float">
            <text:p>1,4491643454</text:p>
          </table:table-cell>
          <table:table-cell table:formula="of:=+LOG([.A280];2)" office:value-type="float" office:value="10.4878400338231" calcext:value-type="float">
            <text:p>10,4878400338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711" calcext:value-type="float">
            <text:p>2711</text:p>
          </table:table-cell>
          <table:table-cell table:formula="of:=+[.B281]/[.A281]" office:value-type="float" office:value="1.88002773925104" calcext:value-type="float">
            <text:p>1,8800277393</text:p>
          </table:table-cell>
          <table:table-cell table:formula="of:=+LOG([.A281];2)" office:value-type="float" office:value="10.4938554492408" calcext:value-type="float">
            <text:p>10,493855449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566" calcext:value-type="float">
            <text:p>2566</text:p>
          </table:table-cell>
          <table:table-cell table:formula="of:=+[.B282]/[.A282]" office:value-type="float" office:value="1.77209944751381" calcext:value-type="float">
            <text:p>1,7720994475</text:p>
          </table:table-cell>
          <table:table-cell table:formula="of:=+LOG([.A282];2)" office:value-type="float" office:value="10.4998458870832" calcext:value-type="float">
            <text:p>10,4998458871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755" calcext:value-type="float">
            <text:p>2755</text:p>
          </table:table-cell>
          <table:table-cell table:formula="of:=+[.B283]/[.A283]" office:value-type="float" office:value="1.89607708189952" calcext:value-type="float">
            <text:p>1,8960770819</text:p>
          </table:table-cell>
          <table:table-cell table:formula="of:=+LOG([.A283];2)" office:value-type="float" office:value="10.5048189876328" calcext:value-type="float">
            <text:p>10,504818987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737" calcext:value-type="float">
            <text:p>2737</text:p>
          </table:table-cell>
          <table:table-cell table:formula="of:=+[.B284]/[.A284]" office:value-type="float" office:value="1.87851750171585" calcext:value-type="float">
            <text:p>1,8785175017</text:p>
          </table:table-cell>
          <table:table-cell table:formula="of:=+LOG([.A284];2)" office:value-type="float" office:value="10.5087851620645" calcext:value-type="float">
            <text:p>10,508785162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761" calcext:value-type="float">
            <text:p>2761</text:p>
          </table:table-cell>
          <table:table-cell table:formula="of:=+[.B285]/[.A285]" office:value-type="float" office:value="1.88464163822526" calcext:value-type="float">
            <text:p>1,8846416382</text:p>
          </table:table-cell>
          <table:table-cell table:formula="of:=+LOG([.A285];2)" office:value-type="float" office:value="10.5166849493096" calcext:value-type="float">
            <text:p>10,516684949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361" calcext:value-type="float">
            <text:p>1361</text:p>
          </table:table-cell>
          <table:table-cell table:formula="of:=+[.B286]/[.A286]" office:value-type="float" office:value="0.923964697895451" calcext:value-type="float">
            <text:p>0,9239646979</text:p>
          </table:table-cell>
          <table:table-cell table:formula="of:=+LOG([.A286];2)" office:value-type="float" office:value="10.5245417150359" calcext:value-type="float">
            <text:p>10,52454171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160" calcext:value-type="float">
            <text:p>3160</text:p>
          </table:table-cell>
          <table:table-cell table:formula="of:=+[.B287]/[.A287]" office:value-type="float" office:value="2.12938005390836" calcext:value-type="float">
            <text:p>2,1293800539</text:p>
          </table:table-cell>
          <table:table-cell table:formula="of:=+LOG([.A287];2)" office:value-type="float" office:value="10.5352753766208" calcext:value-type="float">
            <text:p>10,535275376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778" calcext:value-type="float">
            <text:p>1778</text:p>
          </table:table-cell>
          <table:table-cell table:formula="of:=+[.B288]/[.A288]" office:value-type="float" office:value="1.1973063973064" calcext:value-type="float">
            <text:p>1,1973063973</text:p>
          </table:table-cell>
          <table:table-cell table:formula="of:=+LOG([.A288];2)" office:value-type="float" office:value="10.5362472156881" calcext:value-type="float">
            <text:p>10,536247215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593" calcext:value-type="float">
            <text:p>2593</text:p>
          </table:table-cell>
          <table:table-cell table:formula="of:=+[.B289]/[.A289]" office:value-type="float" office:value="1.74612794612795" calcext:value-type="float">
            <text:p>1,7461279461</text:p>
          </table:table-cell>
          <table:table-cell table:formula="of:=+LOG([.A289];2)" office:value-type="float" office:value="10.5362472156881" calcext:value-type="float">
            <text:p>10,536247215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334" calcext:value-type="float">
            <text:p>1334</text:p>
          </table:table-cell>
          <table:table-cell table:formula="of:=+[.B290]/[.A290]" office:value-type="float" office:value="0.895903290799194" calcext:value-type="float">
            <text:p>0,8959032908</text:p>
          </table:table-cell>
          <table:table-cell table:formula="of:=+LOG([.A290];2)" office:value-type="float" office:value="10.5401280385821" calcext:value-type="float">
            <text:p>10,540128038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230" calcext:value-type="float">
            <text:p>2230</text:p>
          </table:table-cell>
          <table:table-cell table:formula="of:=+[.B291]/[.A291]" office:value-type="float" office:value="1.49163879598662" calcext:value-type="float">
            <text:p>1,491638796</text:p>
          </table:table-cell>
          <table:table-cell table:formula="of:=+LOG([.A291];2)" office:value-type="float" office:value="10.5459297690855" calcext:value-type="float">
            <text:p>10,545929769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000" calcext:value-type="float">
            <text:p>2000</text:p>
          </table:table-cell>
          <table:table-cell table:formula="of:=+[.B292]/[.A292]" office:value-type="float" office:value="1.33689839572193" calcext:value-type="float">
            <text:p>1,3368983957</text:p>
          </table:table-cell>
          <table:table-cell table:formula="of:=+LOG([.A292];2)" office:value-type="float" office:value="10.5468944598876" calcext:value-type="float">
            <text:p>10,546894459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806" calcext:value-type="float">
            <text:p>2806</text:p>
          </table:table-cell>
          <table:table-cell table:formula="of:=+[.B293]/[.A293]" office:value-type="float" office:value="1.87191460973983" calcext:value-type="float">
            <text:p>1,8719146097</text:p>
          </table:table-cell>
          <table:table-cell table:formula="of:=+LOG([.A293];2)" office:value-type="float" office:value="10.5497846679479" calcext:value-type="float">
            <text:p>10,549784667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831" calcext:value-type="float">
            <text:p>2831</text:p>
          </table:table-cell>
          <table:table-cell table:formula="of:=+[.B294]/[.A294]" office:value-type="float" office:value="1.88231382978723" calcext:value-type="float">
            <text:p>1,8823138298</text:p>
          </table:table-cell>
          <table:table-cell table:formula="of:=+LOG([.A294];2)" office:value-type="float" office:value="10.5545888516776" calcext:value-type="float">
            <text:p>10,5545888517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386" calcext:value-type="float">
            <text:p>1386</text:p>
          </table:table-cell>
          <table:table-cell table:formula="of:=+[.B295]/[.A295]" office:value-type="float" office:value="0.920318725099602" calcext:value-type="float">
            <text:p>0,9203187251</text:p>
          </table:table-cell>
          <table:table-cell table:formula="of:=+LOG([.A295];2)" office:value-type="float" office:value="10.5565060546719" calcext:value-type="float">
            <text:p>10,556506054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01" calcext:value-type="float">
            <text:p>1401</text:p>
          </table:table-cell>
          <table:table-cell table:formula="of:=+[.B296]/[.A296]" office:value-type="float" office:value="0.925974884335757" calcext:value-type="float">
            <text:p>0,9259748843</text:p>
          </table:table-cell>
          <table:table-cell table:formula="of:=+LOG([.A296];2)" office:value-type="float" office:value="10.5631962722167" calcext:value-type="float">
            <text:p>10,563196272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875" calcext:value-type="float">
            <text:p>2875</text:p>
          </table:table-cell>
          <table:table-cell table:formula="of:=+[.B297]/[.A297]" office:value-type="float" office:value="1.90019828155982" calcext:value-type="float">
            <text:p>1,9001982816</text:p>
          </table:table-cell>
          <table:table-cell table:formula="of:=+LOG([.A297];2)" office:value-type="float" office:value="10.5631962722167" calcext:value-type="float">
            <text:p>10,563196272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868" calcext:value-type="float">
            <text:p>2868</text:p>
          </table:table-cell>
          <table:table-cell table:formula="of:=+[.B298]/[.A298]" office:value-type="float" office:value="1.89431968295905" calcext:value-type="float">
            <text:p>1,894319683</text:p>
          </table:table-cell>
          <table:table-cell table:formula="of:=+LOG([.A298];2)" office:value-type="float" office:value="10.5641494899857" calcext:value-type="float">
            <text:p>10,5641494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849" calcext:value-type="float">
            <text:p>2849</text:p>
          </table:table-cell>
          <table:table-cell table:formula="of:=+[.B299]/[.A299]" office:value-type="float" office:value="1.86574983628029" calcext:value-type="float">
            <text:p>1,8657498363</text:p>
          </table:table-cell>
          <table:table-cell table:formula="of:=+LOG([.A299];2)" office:value-type="float" office:value="10.5764843467969" calcext:value-type="float">
            <text:p>10,576484346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380" calcext:value-type="float">
            <text:p>1380</text:p>
          </table:table-cell>
          <table:table-cell table:formula="of:=+[.B300]/[.A300]" office:value-type="float" office:value="0.900783289817232" calcext:value-type="float">
            <text:p>0,9007832898</text:p>
          </table:table-cell>
          <table:table-cell table:formula="of:=+LOG([.A300];2)" office:value-type="float" office:value="10.581200581925" calcext:value-type="float">
            <text:p>10,581200581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357" calcext:value-type="float">
            <text:p>2357</text:p>
          </table:table-cell>
          <table:table-cell table:formula="of:=+[.B301]/[.A301]" office:value-type="float" office:value="1.53851174934726" calcext:value-type="float">
            <text:p>1,5385117493</text:p>
          </table:table-cell>
          <table:table-cell table:formula="of:=+LOG([.A301];2)" office:value-type="float" office:value="10.581200581925" calcext:value-type="float">
            <text:p>10,581200581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888" calcext:value-type="float">
            <text:p>2888</text:p>
          </table:table-cell>
          <table:table-cell table:formula="of:=+[.B302]/[.A302]" office:value-type="float" office:value="1.88388780169602" calcext:value-type="float">
            <text:p>1,8838878017</text:p>
          </table:table-cell>
          <table:table-cell table:formula="of:=+LOG([.A302];2)" office:value-type="float" office:value="10.5821419816588" calcext:value-type="float">
            <text:p>10,582141981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399" calcext:value-type="float">
            <text:p>1399</text:p>
          </table:table-cell>
          <table:table-cell table:formula="of:=+[.B303]/[.A303]" office:value-type="float" office:value="0.911400651465798" calcext:value-type="float">
            <text:p>0,9114006515</text:p>
          </table:table-cell>
          <table:table-cell table:formula="of:=+LOG([.A303];2)" office:value-type="float" office:value="10.5840229402575" calcext:value-type="float">
            <text:p>10,584022940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976" calcext:value-type="float">
            <text:p>2976</text:p>
          </table:table-cell>
          <table:table-cell table:formula="of:=+[.B304]/[.A304]" office:value-type="float" office:value="1.93372319688109" calcext:value-type="float">
            <text:p>1,9337231969</text:p>
          </table:table-cell>
          <table:table-cell table:formula="of:=+LOG([.A304];2)" office:value-type="float" office:value="10.5877775163282" calcext:value-type="float">
            <text:p>10,5877775163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947" calcext:value-type="float">
            <text:p>2947</text:p>
          </table:table-cell>
          <table:table-cell table:formula="of:=+[.B305]/[.A305]" office:value-type="float" office:value="1.89761751448809" calcext:value-type="float">
            <text:p>1,8976175145</text:p>
          </table:table-cell>
          <table:table-cell table:formula="of:=+LOG([.A305];2)" office:value-type="float" office:value="10.6008421143873" calcext:value-type="float">
            <text:p>10,6008421144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861" calcext:value-type="float">
            <text:p>2861</text:p>
          </table:table-cell>
          <table:table-cell table:formula="of:=+[.B306]/[.A306]" office:value-type="float" office:value="1.83868894601542" calcext:value-type="float">
            <text:p>1,838688946</text:p>
          </table:table-cell>
          <table:table-cell table:formula="of:=+LOG([.A306];2)" office:value-type="float" office:value="10.6036263449862" calcext:value-type="float">
            <text:p>10,60362634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043" calcext:value-type="float">
            <text:p>2043</text:p>
          </table:table-cell>
          <table:table-cell table:formula="of:=+[.B307]/[.A307]" office:value-type="float" office:value="1.30961538461538" calcext:value-type="float">
            <text:p>1,3096153846</text:p>
          </table:table-cell>
          <table:table-cell table:formula="of:=+LOG([.A307];2)" office:value-type="float" office:value="10.6073303137496" calcext:value-type="float">
            <text:p>10,607330313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921" calcext:value-type="float">
            <text:p>2921</text:p>
          </table:table-cell>
          <table:table-cell table:formula="of:=+[.B308]/[.A308]" office:value-type="float" office:value="1.87123638693145" calcext:value-type="float">
            <text:p>1,8712363869</text:p>
          </table:table-cell>
          <table:table-cell table:formula="of:=+LOG([.A308];2)" office:value-type="float" office:value="10.6082548219779" calcext:value-type="float">
            <text:p>10,60825482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386" calcext:value-type="float">
            <text:p>1386</text:p>
          </table:table-cell>
          <table:table-cell table:formula="of:=+[.B309]/[.A309]" office:value-type="float" office:value="0.881118881118881" calcext:value-type="float">
            <text:p>0,8811188811</text:p>
          </table:table-cell>
          <table:table-cell table:formula="of:=+LOG([.A309];2)" office:value-type="float" office:value="10.6193029554157" calcext:value-type="float">
            <text:p>10,619302955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963" calcext:value-type="float">
            <text:p>2963</text:p>
          </table:table-cell>
          <table:table-cell table:formula="of:=+[.B310]/[.A310]" office:value-type="float" office:value="1.88246505717916" calcext:value-type="float">
            <text:p>1,8824650572</text:p>
          </table:table-cell>
          <table:table-cell table:formula="of:=+LOG([.A310];2)" office:value-type="float" office:value="10.6202198255075" calcext:value-type="float">
            <text:p>10,620219825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076" calcext:value-type="float">
            <text:p>3076</text:p>
          </table:table-cell>
          <table:table-cell table:formula="of:=+[.B311]/[.A311]" office:value-type="float" office:value="1.93580868470736" calcext:value-type="float">
            <text:p>1,9358086847</text:p>
          </table:table-cell>
          <table:table-cell table:formula="of:=+LOG([.A311];2)" office:value-type="float" office:value="10.6339034093485" calcext:value-type="float">
            <text:p>10,633903409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791" calcext:value-type="float">
            <text:p>2791</text:p>
          </table:table-cell>
          <table:table-cell table:formula="of:=+[.B312]/[.A312]" office:value-type="float" office:value="1.74655819774718" calcext:value-type="float">
            <text:p>1,7465581977</text:p>
          </table:table-cell>
          <table:table-cell table:formula="of:=+LOG([.A312];2)" office:value-type="float" office:value="10.642051692928" calcext:value-type="float">
            <text:p>10,642051692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988" calcext:value-type="float">
            <text:p>2988</text:p>
          </table:table-cell>
          <table:table-cell table:formula="of:=+[.B313]/[.A313]" office:value-type="float" office:value="1.86400499064255" calcext:value-type="float">
            <text:p>1,8640049906</text:p>
          </table:table-cell>
          <table:table-cell table:formula="of:=+LOG([.A313];2)" office:value-type="float" office:value="10.6465587101545" calcext:value-type="float">
            <text:p>10,646558710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3030" calcext:value-type="float">
            <text:p>3030</text:p>
          </table:table-cell>
          <table:table-cell table:formula="of:=+[.B314]/[.A314]" office:value-type="float" office:value="1.8855009334163" calcext:value-type="float">
            <text:p>1,8855009334</text:p>
          </table:table-cell>
          <table:table-cell table:formula="of:=+LOG([.A314];2)" office:value-type="float" office:value="10.6501542136751" calcext:value-type="float">
            <text:p>10,650154213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724" calcext:value-type="float">
            <text:p>1724</text:p>
          </table:table-cell>
          <table:table-cell table:formula="of:=+[.B315]/[.A315]" office:value-type="float" office:value="1.07014276846679" calcext:value-type="float">
            <text:p>1,0701427685</text:p>
          </table:table-cell>
          <table:table-cell table:formula="of:=+LOG([.A315];2)" office:value-type="float" office:value="10.6537407787066" calcext:value-type="float">
            <text:p>10,6537407787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070" calcext:value-type="float">
            <text:p>2070</text:p>
          </table:table-cell>
          <table:table-cell table:formula="of:=+[.B316]/[.A316]" office:value-type="float" office:value="1.27935723114957" calcext:value-type="float">
            <text:p>1,2793572311</text:p>
          </table:table-cell>
          <table:table-cell table:formula="of:=+LOG([.A316];2)" office:value-type="float" office:value="10.65999589243" calcext:value-type="float">
            <text:p>10,659995892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076" calcext:value-type="float">
            <text:p>3076</text:p>
          </table:table-cell>
          <table:table-cell table:formula="of:=+[.B317]/[.A317]" office:value-type="float" office:value="1.89292307692308" calcext:value-type="float">
            <text:p>1,8929230769</text:p>
          </table:table-cell>
          <table:table-cell table:formula="of:=+LOG([.A317];2)" office:value-type="float" office:value="10.6662240028032" calcext:value-type="float">
            <text:p>10,666224002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103" calcext:value-type="float">
            <text:p>3103</text:p>
          </table:table-cell>
          <table:table-cell table:formula="of:=+[.B318]/[.A318]" office:value-type="float" office:value="1.90836408364084" calcext:value-type="float">
            <text:p>1,9083640836</text:p>
          </table:table-cell>
          <table:table-cell table:formula="of:=+LOG([.A318];2)" office:value-type="float" office:value="10.667111542075" calcext:value-type="float">
            <text:p>10,667111542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096" calcext:value-type="float">
            <text:p>3096</text:p>
          </table:table-cell>
          <table:table-cell table:formula="of:=+[.B319]/[.A319]" office:value-type="float" office:value="1.90288875230486" calcext:value-type="float">
            <text:p>1,9028887523</text:p>
          </table:table-cell>
          <table:table-cell table:formula="of:=+LOG([.A319];2)" office:value-type="float" office:value="10.6679985356725" calcext:value-type="float">
            <text:p>10,667998535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211" calcext:value-type="float">
            <text:p>2211</text:p>
          </table:table-cell>
          <table:table-cell table:formula="of:=+[.B320]/[.A320]" office:value-type="float" office:value="1.34652862362972" calcext:value-type="float">
            <text:p>1,3465286236</text:p>
          </table:table-cell>
          <table:table-cell table:formula="of:=+LOG([.A320];2)" office:value-type="float" office:value="10.6812384117778" calcext:value-type="float">
            <text:p>10,681238411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928" calcext:value-type="float">
            <text:p>2928</text:p>
          </table:table-cell>
          <table:table-cell table:formula="of:=+[.B321]/[.A321]" office:value-type="float" office:value="1.77562158884172" calcext:value-type="float">
            <text:p>1,7756215888</text:p>
          </table:table-cell>
          <table:table-cell table:formula="of:=+LOG([.A321];2)" office:value-type="float" office:value="10.6873756834375" calcext:value-type="float">
            <text:p>10,687375683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176" calcext:value-type="float">
            <text:p>2176</text:p>
          </table:table-cell>
          <table:table-cell table:formula="of:=+[.B322]/[.A322]" office:value-type="float" office:value="1.31958762886598" calcext:value-type="float">
            <text:p>1,3195876289</text:p>
          </table:table-cell>
          <table:table-cell table:formula="of:=+LOG([.A322];2)" office:value-type="float" office:value="10.6873756834375" calcext:value-type="float">
            <text:p>10,687375683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123" calcext:value-type="float">
            <text:p>3123</text:p>
          </table:table-cell>
          <table:table-cell table:formula="of:=+[.B323]/[.A323]" office:value-type="float" office:value="1.89272727272727" calcext:value-type="float">
            <text:p>1,8927272727</text:p>
          </table:table-cell>
          <table:table-cell table:formula="of:=+LOG([.A323];2)" office:value-type="float" office:value="10.6882503091332" calcext:value-type="float">
            <text:p>10,688250309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809" calcext:value-type="float">
            <text:p>2809</text:p>
          </table:table-cell>
          <table:table-cell table:formula="of:=+[.B324]/[.A324]" office:value-type="float" office:value="1.70036319612591" calcext:value-type="float">
            <text:p>1,7003631961</text:p>
          </table:table-cell>
          <table:table-cell table:formula="of:=+LOG([.A324];2)" office:value-type="float" office:value="10.6899979714194" calcext:value-type="float">
            <text:p>10,6899979714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410" calcext:value-type="float">
            <text:p>2410</text:p>
          </table:table-cell>
          <table:table-cell table:formula="of:=+[.B325]/[.A325]" office:value-type="float" office:value="1.45707376058041" calcext:value-type="float">
            <text:p>1,4570737606</text:p>
          </table:table-cell>
          <table:table-cell table:formula="of:=+LOG([.A325];2)" office:value-type="float" office:value="10.6917435191713" calcext:value-type="float">
            <text:p>10,691743519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759" calcext:value-type="float">
            <text:p>1759</text:p>
          </table:table-cell>
          <table:table-cell table:formula="of:=+[.B326]/[.A326]" office:value-type="float" office:value="1.06155703077852" calcext:value-type="float">
            <text:p>1,0615570308</text:p>
          </table:table-cell>
          <table:table-cell table:formula="of:=+LOG([.A326];2)" office:value-type="float" office:value="10.6943578872215" calcext:value-type="float">
            <text:p>10,694357887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479" calcext:value-type="float">
            <text:p>1479</text:p>
          </table:table-cell>
          <table:table-cell table:formula="of:=+[.B327]/[.A327]" office:value-type="float" office:value="0.892576946288473" calcext:value-type="float">
            <text:p>0,8925769463</text:p>
          </table:table-cell>
          <table:table-cell table:formula="of:=+LOG([.A327];2)" office:value-type="float" office:value="10.6943578872215" calcext:value-type="float">
            <text:p>10,694357887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754" calcext:value-type="float">
            <text:p>1754</text:p>
          </table:table-cell>
          <table:table-cell table:formula="of:=+[.B328]/[.A328]" office:value-type="float" office:value="1.05535499398315" calcext:value-type="float">
            <text:p>1,055354994</text:p>
          </table:table-cell>
          <table:table-cell table:formula="of:=+LOG([.A328];2)" office:value-type="float" office:value="10.6987046667703" calcext:value-type="float">
            <text:p>10,698704666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652" calcext:value-type="float">
            <text:p>1652</text:p>
          </table:table-cell>
          <table:table-cell table:formula="of:=+[.B329]/[.A329]" office:value-type="float" office:value="0.993983152827918" calcext:value-type="float">
            <text:p>0,9939831528</text:p>
          </table:table-cell>
          <table:table-cell table:formula="of:=+LOG([.A329];2)" office:value-type="float" office:value="10.6987046667703" calcext:value-type="float">
            <text:p>10,698704666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176" calcext:value-type="float">
            <text:p>3176</text:p>
          </table:table-cell>
          <table:table-cell table:formula="of:=+[.B330]/[.A330]" office:value-type="float" office:value="1.90865384615385" calcext:value-type="float">
            <text:p>1,9086538462</text:p>
          </table:table-cell>
          <table:table-cell table:formula="of:=+LOG([.A330];2)" office:value-type="float" office:value="10.7004397181411" calcext:value-type="float">
            <text:p>10,7004397181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771" calcext:value-type="float">
            <text:p>2771</text:p>
          </table:table-cell>
          <table:table-cell table:formula="of:=+[.B331]/[.A331]" office:value-type="float" office:value="1.66326530612245" calcext:value-type="float">
            <text:p>1,6632653061</text:p>
          </table:table-cell>
          <table:table-cell table:formula="of:=+LOG([.A331];2)" office:value-type="float" office:value="10.7021726853655" calcext:value-type="float">
            <text:p>10,702172685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782" calcext:value-type="float">
            <text:p>1782</text:p>
          </table:table-cell>
          <table:table-cell table:formula="of:=+[.B332]/[.A332]" office:value-type="float" office:value="1.06962785114046" calcext:value-type="float">
            <text:p>1,0696278511</text:p>
          </table:table-cell>
          <table:table-cell table:formula="of:=+LOG([.A332];2)" office:value-type="float" office:value="10.7021726853655" calcext:value-type="float">
            <text:p>10,702172685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752" calcext:value-type="float">
            <text:p>1752</text:p>
          </table:table-cell>
          <table:table-cell table:formula="of:=+[.B333]/[.A333]" office:value-type="float" office:value="1.05035971223022" calcext:value-type="float">
            <text:p>1,0503597122</text:p>
          </table:table-cell>
          <table:table-cell table:formula="of:=+LOG([.A333];2)" office:value-type="float" office:value="10.7039035734447" calcext:value-type="float">
            <text:p>10,703903573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944" calcext:value-type="float">
            <text:p>1944</text:p>
          </table:table-cell>
          <table:table-cell table:formula="of:=+[.B334]/[.A334]" office:value-type="float" office:value="1.16267942583732" calcext:value-type="float">
            <text:p>1,1626794258</text:p>
          </table:table-cell>
          <table:table-cell table:formula="of:=+LOG([.A334];2)" office:value-type="float" office:value="10.7073591320809" calcext:value-type="float">
            <text:p>10,707359132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918" calcext:value-type="float">
            <text:p>2918</text:p>
          </table:table-cell>
          <table:table-cell table:formula="of:=+[.B335]/[.A335]" office:value-type="float" office:value="1.74208955223881" calcext:value-type="float">
            <text:p>1,7420895522</text:p>
          </table:table-cell>
          <table:table-cell table:formula="of:=+LOG([.A335];2)" office:value-type="float" office:value="10.7099453802325" calcext:value-type="float">
            <text:p>10,709945380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241" calcext:value-type="float">
            <text:p>2241</text:p>
          </table:table-cell>
          <table:table-cell table:formula="of:=+[.B336]/[.A336]" office:value-type="float" office:value="1.33631484794276" calcext:value-type="float">
            <text:p>1,3363148479</text:p>
          </table:table-cell>
          <table:table-cell table:formula="of:=+LOG([.A336];2)" office:value-type="float" office:value="10.7116669735643" calcext:value-type="float">
            <text:p>10,711666973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459" calcext:value-type="float">
            <text:p>2459</text:p>
          </table:table-cell>
          <table:table-cell table:formula="of:=+[.B337]/[.A337]" office:value-type="float" office:value="1.45761707172496" calcext:value-type="float">
            <text:p>1,4576170717</text:p>
          </table:table-cell>
          <table:table-cell table:formula="of:=+LOG([.A337];2)" office:value-type="float" office:value="10.7202442582876" calcext:value-type="float">
            <text:p>10,720244258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058" calcext:value-type="float">
            <text:p>2058</text:p>
          </table:table-cell>
          <table:table-cell table:formula="of:=+[.B338]/[.A338]" office:value-type="float" office:value="1.21919431279621" calcext:value-type="float">
            <text:p>1,2191943128</text:p>
          </table:table-cell>
          <table:table-cell table:formula="of:=+LOG([.A338];2)" office:value-type="float" office:value="10.7210991887072" calcext:value-type="float">
            <text:p>10,721099188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63" calcext:value-type="float">
            <text:p>3163</text:p>
          </table:table-cell>
          <table:table-cell table:formula="of:=+[.B339]/[.A339]" office:value-type="float" office:value="1.86058823529412" calcext:value-type="float">
            <text:p>1,8605882353</text:p>
          </table:table-cell>
          <table:table-cell table:formula="of:=+LOG([.A339];2)" office:value-type="float" office:value="10.7313190310251" calcext:value-type="float">
            <text:p>10,73131903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186" calcext:value-type="float">
            <text:p>2186</text:p>
          </table:table-cell>
          <table:table-cell table:formula="of:=+[.B340]/[.A340]" office:value-type="float" office:value="1.28361714621257" calcext:value-type="float">
            <text:p>1,2836171462</text:p>
          </table:table-cell>
          <table:table-cell table:formula="of:=+LOG([.A340];2)" office:value-type="float" office:value="10.7338627196785" calcext:value-type="float">
            <text:p>10,7338627197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535" calcext:value-type="float">
            <text:p>1535</text:p>
          </table:table-cell>
          <table:table-cell table:formula="of:=+[.B341]/[.A341]" office:value-type="float" office:value="0.899765533411489" calcext:value-type="float">
            <text:p>0,8997655334</text:p>
          </table:table-cell>
          <table:table-cell table:formula="of:=+LOG([.A341];2)" office:value-type="float" office:value="10.7364019313183" calcext:value-type="float">
            <text:p>10,736401931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407" calcext:value-type="float">
            <text:p>2407</text:p>
          </table:table-cell>
          <table:table-cell table:formula="of:=+[.B342]/[.A342]" office:value-type="float" office:value="1.40349854227405" calcext:value-type="float">
            <text:p>1,4034985423</text:p>
          </table:table-cell>
          <table:table-cell table:formula="of:=+LOG([.A342];2)" office:value-type="float" office:value="10.7439928610602" calcext:value-type="float">
            <text:p>10,743992861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689" calcext:value-type="float">
            <text:p>1689</text:p>
          </table:table-cell>
          <table:table-cell table:formula="of:=+[.B343]/[.A343]" office:value-type="float" office:value="0.981406159209762" calcext:value-type="float">
            <text:p>0,9814061592</text:p>
          </table:table-cell>
          <table:table-cell table:formula="of:=+LOG([.A343];2)" office:value-type="float" office:value="10.7490313820402" calcext:value-type="float">
            <text:p>10,74903138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70" calcext:value-type="float">
            <text:p>1770</text:p>
          </table:table-cell>
          <table:table-cell table:formula="of:=+[.B344]/[.A344]" office:value-type="float" office:value="1.02847181871005" calcext:value-type="float">
            <text:p>1,0284718187</text:p>
          </table:table-cell>
          <table:table-cell table:formula="of:=+LOG([.A344];2)" office:value-type="float" office:value="10.7490313820402" calcext:value-type="float">
            <text:p>10,749031382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3026" calcext:value-type="float">
            <text:p>3026</text:p>
          </table:table-cell>
          <table:table-cell table:formula="of:=+[.B345]/[.A345]" office:value-type="float" office:value="1.75522041763341" calcext:value-type="float">
            <text:p>1,7552204176</text:p>
          </table:table-cell>
          <table:table-cell table:formula="of:=+LOG([.A345];2)" office:value-type="float" office:value="10.7515440590891" calcext:value-type="float">
            <text:p>10,751544059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192" calcext:value-type="float">
            <text:p>2192</text:p>
          </table:table-cell>
          <table:table-cell table:formula="of:=+[.B346]/[.A346]" office:value-type="float" office:value="1.26705202312139" calcext:value-type="float">
            <text:p>1,2670520231</text:p>
          </table:table-cell>
          <table:table-cell table:formula="of:=+LOG([.A346];2)" office:value-type="float" office:value="10.7565563225241" calcext:value-type="float">
            <text:p>10,756556322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695" calcext:value-type="float">
            <text:p>1695</text:p>
          </table:table-cell>
          <table:table-cell table:formula="of:=+[.B347]/[.A347]" office:value-type="float" office:value="0.977508650519031" calcext:value-type="float">
            <text:p>0,9775086505</text:p>
          </table:table-cell>
          <table:table-cell table:formula="of:=+LOG([.A347];2)" office:value-type="float" office:value="10.7598881832218" calcext:value-type="float">
            <text:p>10,759888183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965" calcext:value-type="float">
            <text:p>1965</text:p>
          </table:table-cell>
          <table:table-cell table:formula="of:=+[.B348]/[.A348]" office:value-type="float" office:value="1.12414187643021" calcext:value-type="float">
            <text:p>1,1241418764</text:p>
          </table:table-cell>
          <table:table-cell table:formula="of:=+LOG([.A348];2)" office:value-type="float" office:value="10.7714894695006" calcext:value-type="float">
            <text:p>10,771489469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16" calcext:value-type="float">
            <text:p>1616</text:p>
          </table:table-cell>
          <table:table-cell table:formula="of:=+[.B349]/[.A349]" office:value-type="float" office:value="0.918181818181818" calcext:value-type="float">
            <text:p>0,9181818182</text:p>
          </table:table-cell>
          <table:table-cell table:formula="of:=+LOG([.A349];2)" office:value-type="float" office:value="10.7813597135247" calcext:value-type="float">
            <text:p>10,781359713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83" calcext:value-type="float">
            <text:p>1883</text:p>
          </table:table-cell>
          <table:table-cell table:formula="of:=+[.B350]/[.A350]" office:value-type="float" office:value="1.06685552407932" calcext:value-type="float">
            <text:p>1,0668555241</text:p>
          </table:table-cell>
          <table:table-cell table:formula="of:=+LOG([.A350];2)" office:value-type="float" office:value="10.7854524681585" calcext:value-type="float">
            <text:p>10,785452468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626" calcext:value-type="float">
            <text:p>2626</text:p>
          </table:table-cell>
          <table:table-cell table:formula="of:=+[.B351]/[.A351]" office:value-type="float" office:value="1.48781869688385" calcext:value-type="float">
            <text:p>1,4878186969</text:p>
          </table:table-cell>
          <table:table-cell table:formula="of:=+LOG([.A351];2)" office:value-type="float" office:value="10.7854524681585" calcext:value-type="float">
            <text:p>10,785452468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281" calcext:value-type="float">
            <text:p>3281</text:p>
          </table:table-cell>
          <table:table-cell table:formula="of:=+[.B352]/[.A352]" office:value-type="float" office:value="1.84949267192785" calcext:value-type="float">
            <text:p>1,8494926719</text:p>
          </table:table-cell>
          <table:table-cell table:formula="of:=+LOG([.A352];2)" office:value-type="float" office:value="10.7927902943011" calcext:value-type="float">
            <text:p>10,792790294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185" calcext:value-type="float">
            <text:p>2185</text:p>
          </table:table-cell>
          <table:table-cell table:formula="of:=+[.B353]/[.A353]" office:value-type="float" office:value="1.23167981961669" calcext:value-type="float">
            <text:p>1,2316798196</text:p>
          </table:table-cell>
          <table:table-cell table:formula="of:=+LOG([.A353];2)" office:value-type="float" office:value="10.7927902943011" calcext:value-type="float">
            <text:p>10,792790294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3361" calcext:value-type="float">
            <text:p>3361</text:p>
          </table:table-cell>
          <table:table-cell table:formula="of:=+[.B354]/[.A354]" office:value-type="float" office:value="1.89138998311761" calcext:value-type="float">
            <text:p>1,8913899831</text:p>
          </table:table-cell>
          <table:table-cell table:formula="of:=+LOG([.A354];2)" office:value-type="float" office:value="10.7952279660287" calcext:value-type="float">
            <text:p>10,795227966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244" calcext:value-type="float">
            <text:p>3244</text:p>
          </table:table-cell>
          <table:table-cell table:formula="of:=+[.B355]/[.A355]" office:value-type="float" office:value="1.81026785714286" calcext:value-type="float">
            <text:p>1,8102678571</text:p>
          </table:table-cell>
          <table:table-cell table:formula="of:=+LOG([.A355];2)" office:value-type="float" office:value="10.8073549220576" calcext:value-type="float">
            <text:p>10,807354922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233" calcext:value-type="float">
            <text:p>3233</text:p>
          </table:table-cell>
          <table:table-cell table:formula="of:=+[.B356]/[.A356]" office:value-type="float" office:value="1.80111420612813" calcext:value-type="float">
            <text:p>1,8011142061</text:p>
          </table:table-cell>
          <table:table-cell table:formula="of:=+LOG([.A356];2)" office:value-type="float" office:value="10.8097681287104" calcext:value-type="float">
            <text:p>10,809768128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617" calcext:value-type="float">
            <text:p>1617</text:p>
          </table:table-cell>
          <table:table-cell table:formula="of:=+[.B357]/[.A357]" office:value-type="float" office:value="0.900334075723831" calcext:value-type="float">
            <text:p>0,9003340757</text:p>
          </table:table-cell>
          <table:table-cell table:formula="of:=+LOG([.A357];2)" office:value-type="float" office:value="10.8105716347411" calcext:value-type="float">
            <text:p>10,810571634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100" calcext:value-type="float">
            <text:p>2100</text:p>
          </table:table-cell>
          <table:table-cell table:formula="of:=+[.B358]/[.A358]" office:value-type="float" office:value="1.165371809101" calcext:value-type="float">
            <text:p>1,1653718091</text:p>
          </table:table-cell>
          <table:table-cell table:formula="of:=+LOG([.A358];2)" office:value-type="float" office:value="10.8153832958135" calcext:value-type="float">
            <text:p>10,8153832958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162" calcext:value-type="float">
            <text:p>2162</text:p>
          </table:table-cell>
          <table:table-cell table:formula="of:=+[.B359]/[.A359]" office:value-type="float" office:value="1.19977802441731" calcext:value-type="float">
            <text:p>1,1997780244</text:p>
          </table:table-cell>
          <table:table-cell table:formula="of:=+LOG([.A359];2)" office:value-type="float" office:value="10.8153832958135" calcext:value-type="float">
            <text:p>10,815383295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890" calcext:value-type="float">
            <text:p>2890</text:p>
          </table:table-cell>
          <table:table-cell table:formula="of:=+[.B360]/[.A360]" office:value-type="float" office:value="1.6019955654102" calcext:value-type="float">
            <text:p>1,6019955654</text:p>
          </table:table-cell>
          <table:table-cell table:formula="of:=+LOG([.A360];2)" office:value-type="float" office:value="10.8169836232554" calcext:value-type="float">
            <text:p>10,816983623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468" calcext:value-type="float">
            <text:p>3468</text:p>
          </table:table-cell>
          <table:table-cell table:formula="of:=+[.B361]/[.A361]" office:value-type="float" office:value="1.91179713340684" calcext:value-type="float">
            <text:p>1,9117971334</text:p>
          </table:table-cell>
          <table:table-cell table:formula="of:=+LOG([.A361];2)" office:value-type="float" office:value="10.8249587405285" calcext:value-type="float">
            <text:p>10,8249587405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401" calcext:value-type="float">
            <text:p>3401</text:p>
          </table:table-cell>
          <table:table-cell table:formula="of:=+[.B362]/[.A362]" office:value-type="float" office:value="1.87073707370737" calcext:value-type="float">
            <text:p>1,8707370737</text:p>
          </table:table-cell>
          <table:table-cell table:formula="of:=+LOG([.A362];2)" office:value-type="float" office:value="10.8281364841941" calcext:value-type="float">
            <text:p>10,8281364842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600" calcext:value-type="float">
            <text:p>1600</text:p>
          </table:table-cell>
          <table:table-cell table:formula="of:=+[.B363]/[.A363]" office:value-type="float" office:value="0.879604178119846" calcext:value-type="float">
            <text:p>0,8796041781</text:p>
          </table:table-cell>
          <table:table-cell table:formula="of:=+LOG([.A363];2)" office:value-type="float" office:value="10.8289298276515" calcext:value-type="float">
            <text:p>10,828929827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45" calcext:value-type="float">
            <text:p>1645</text:p>
          </table:table-cell>
          <table:table-cell table:formula="of:=+[.B364]/[.A364]" office:value-type="float" office:value="0.903846153846154" calcext:value-type="float">
            <text:p>0,9038461538</text:p>
          </table:table-cell>
          <table:table-cell table:formula="of:=+LOG([.A364];2)" office:value-type="float" office:value="10.8297227350861" calcext:value-type="float">
            <text:p>10,8297227351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463" calcext:value-type="float">
            <text:p>3463</text:p>
          </table:table-cell>
          <table:table-cell table:formula="of:=+[.B365]/[.A365]" office:value-type="float" office:value="1.9006586169045" calcext:value-type="float">
            <text:p>1,9006586169</text:p>
          </table:table-cell>
          <table:table-cell table:formula="of:=+LOG([.A365];2)" office:value-type="float" office:value="10.8313072438021" calcext:value-type="float">
            <text:p>10,8313072438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576" calcext:value-type="float">
            <text:p>3576</text:p>
          </table:table-cell>
          <table:table-cell table:formula="of:=+[.B366]/[.A366]" office:value-type="float" office:value="1.95837897042716" calcext:value-type="float">
            <text:p>1,9583789704</text:p>
          </table:table-cell>
          <table:table-cell table:formula="of:=+LOG([.A366];2)" office:value-type="float" office:value="10.8344710499842" calcext:value-type="float">
            <text:p>10,8344710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871" calcext:value-type="float">
            <text:p>1871</text:p>
          </table:table-cell>
          <table:table-cell table:formula="of:=+[.B367]/[.A367]" office:value-type="float" office:value="1.02296336796063" calcext:value-type="float">
            <text:p>1,022963368</text:p>
          </table:table-cell>
          <table:table-cell table:formula="of:=+LOG([.A367];2)" office:value-type="float" office:value="10.8368393597487" calcext:value-type="float">
            <text:p>10,836839359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486" calcext:value-type="float">
            <text:p>3486</text:p>
          </table:table-cell>
          <table:table-cell table:formula="of:=+[.B368]/[.A368]" office:value-type="float" office:value="1.90180032733224" calcext:value-type="float">
            <text:p>1,9018003273</text:p>
          </table:table-cell>
          <table:table-cell table:formula="of:=+LOG([.A368];2)" office:value-type="float" office:value="10.8399910705399" calcext:value-type="float">
            <text:p>10,8399910705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471" calcext:value-type="float">
            <text:p>3471</text:p>
          </table:table-cell>
          <table:table-cell table:formula="of:=+[.B369]/[.A369]" office:value-type="float" office:value="1.89155313351499" calcext:value-type="float">
            <text:p>1,8915531335</text:p>
          </table:table-cell>
          <table:table-cell table:formula="of:=+LOG([.A369];2)" office:value-type="float" office:value="10.8415643477306" calcext:value-type="float">
            <text:p>10,8415643477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069" calcext:value-type="float">
            <text:p>2069</text:p>
          </table:table-cell>
          <table:table-cell table:formula="of:=+[.B370]/[.A370]" office:value-type="float" office:value="1.12140921409214" calcext:value-type="float">
            <text:p>1,1214092141</text:p>
          </table:table-cell>
          <table:table-cell table:formula="of:=+LOG([.A370];2)" office:value-type="float" office:value="10.8494051009478" calcext:value-type="float">
            <text:p>10,8494051009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3502" calcext:value-type="float">
            <text:p>3502</text:p>
          </table:table-cell>
          <table:table-cell table:formula="of:=+[.B371]/[.A371]" office:value-type="float" office:value="1.88888888888889" calcext:value-type="float">
            <text:p>1,8888888889</text:p>
          </table:table-cell>
          <table:table-cell table:formula="of:=+LOG([.A371];2)" office:value-type="float" office:value="10.8564255286255" calcext:value-type="float">
            <text:p>10,856425528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512" calcext:value-type="float">
            <text:p>3512</text:p>
          </table:table-cell>
          <table:table-cell table:formula="of:=+[.B372]/[.A372]" office:value-type="float" office:value="1.89224137931034" calcext:value-type="float">
            <text:p>1,8922413793</text:p>
          </table:table-cell>
          <table:table-cell table:formula="of:=+LOG([.A372];2)" office:value-type="float" office:value="10.8579809951276" calcext:value-type="float">
            <text:p>10,857980995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511" calcext:value-type="float">
            <text:p>2511</text:p>
          </table:table-cell>
          <table:table-cell table:formula="of:=+[.B373]/[.A373]" office:value-type="float" office:value="1.35" calcext:value-type="float">
            <text:p>1,35</text:p>
          </table:table-cell>
          <table:table-cell table:formula="of:=+LOG([.A373];2)" office:value-type="float" office:value="10.8610869059954" calcext:value-type="float">
            <text:p>10,861086906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587" calcext:value-type="float">
            <text:p>3587</text:p>
          </table:table-cell>
          <table:table-cell table:formula="of:=+[.B374]/[.A374]" office:value-type="float" office:value="1.91818181818182" calcext:value-type="float">
            <text:p>1,9181818182</text:p>
          </table:table-cell>
          <table:table-cell table:formula="of:=+LOG([.A374];2)" office:value-type="float" office:value="10.868822554775" calcext:value-type="float">
            <text:p>10,868822554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688" calcext:value-type="float">
            <text:p>2688</text:p>
          </table:table-cell>
          <table:table-cell table:formula="of:=+[.B375]/[.A375]" office:value-type="float" office:value="1.4336" calcext:value-type="float">
            <text:p>1,4336</text:p>
          </table:table-cell>
          <table:table-cell table:formula="of:=+LOG([.A375];2)" office:value-type="float" office:value="10.8726748802706" calcext:value-type="float">
            <text:p>10,872674880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596" calcext:value-type="float">
            <text:p>3596</text:p>
          </table:table-cell>
          <table:table-cell table:formula="of:=+[.B376]/[.A376]" office:value-type="float" office:value="1.91276595744681" calcext:value-type="float">
            <text:p>1,9127659574</text:p>
          </table:table-cell>
          <table:table-cell table:formula="of:=+LOG([.A376];2)" office:value-type="float" office:value="10.876516946565" calcext:value-type="float">
            <text:p>10,8765169466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580" calcext:value-type="float">
            <text:p>3580</text:p>
          </table:table-cell>
          <table:table-cell table:formula="of:=+[.B377]/[.A377]" office:value-type="float" office:value="1.90324295587453" calcext:value-type="float">
            <text:p>1,9032429559</text:p>
          </table:table-cell>
          <table:table-cell table:formula="of:=+LOG([.A377];2)" office:value-type="float" office:value="10.8772841335232" calcext:value-type="float">
            <text:p>10,877284133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468" calcext:value-type="float">
            <text:p>2468</text:p>
          </table:table-cell>
          <table:table-cell table:formula="of:=+[.B378]/[.A378]" office:value-type="float" office:value="1.30651138168343" calcext:value-type="float">
            <text:p>1,3065113817</text:p>
          </table:table-cell>
          <table:table-cell table:formula="of:=+LOG([.A378];2)" office:value-type="float" office:value="10.8834069863884" calcext:value-type="float">
            <text:p>10,883406986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695" calcext:value-type="float">
            <text:p>1695</text:p>
          </table:table-cell>
          <table:table-cell table:formula="of:=+[.B379]/[.A379]" office:value-type="float" office:value="0.895877378435518" calcext:value-type="float">
            <text:p>0,8958773784</text:p>
          </table:table-cell>
          <table:table-cell table:formula="of:=+LOG([.A379];2)" office:value-type="float" office:value="10.8856963733394" calcext:value-type="float">
            <text:p>10,885696373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156" calcext:value-type="float">
            <text:p>2156</text:p>
          </table:table-cell>
          <table:table-cell table:formula="of:=+[.B380]/[.A380]" office:value-type="float" office:value="1.1377308707124" calcext:value-type="float">
            <text:p>1,1377308707</text:p>
          </table:table-cell>
          <table:table-cell table:formula="of:=+LOG([.A380];2)" office:value-type="float" office:value="10.8879821330585" calcext:value-type="float">
            <text:p>10,887982133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521" calcext:value-type="float">
            <text:p>3521</text:p>
          </table:table-cell>
          <table:table-cell table:formula="of:=+[.B381]/[.A381]" office:value-type="float" office:value="1.85120925341746" calcext:value-type="float">
            <text:p>1,8512092534</text:p>
          </table:table-cell>
          <table:table-cell table:formula="of:=+LOG([.A381];2)" office:value-type="float" office:value="10.8933015308606" calcext:value-type="float">
            <text:p>10,8933015309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076" calcext:value-type="float">
            <text:p>3076</text:p>
          </table:table-cell>
          <table:table-cell table:formula="of:=+[.B382]/[.A382]" office:value-type="float" office:value="1.61724500525762" calcext:value-type="float">
            <text:p>1,6172450053</text:p>
          </table:table-cell>
          <table:table-cell table:formula="of:=+LOG([.A382];2)" office:value-type="float" office:value="10.8933015308606" calcext:value-type="float">
            <text:p>10,8933015309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349" calcext:value-type="float">
            <text:p>2349</text:p>
          </table:table-cell>
          <table:table-cell table:formula="of:=+[.B383]/[.A383]" office:value-type="float" office:value="1.23371848739496" calcext:value-type="float">
            <text:p>1,2337184874</text:p>
          </table:table-cell>
          <table:table-cell table:formula="of:=+LOG([.A383];2)" office:value-type="float" office:value="10.8948177633079" calcext:value-type="float">
            <text:p>10,894817763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733" calcext:value-type="float">
            <text:p>1733</text:p>
          </table:table-cell>
          <table:table-cell table:formula="of:=+[.B384]/[.A384]" office:value-type="float" office:value="0.905906952430737" calcext:value-type="float">
            <text:p>0,9059069524</text:p>
          </table:table-cell>
          <table:table-cell table:formula="of:=+LOG([.A384];2)" office:value-type="float" office:value="10.9016211583461" calcext:value-type="float">
            <text:p>10,901621158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816" calcext:value-type="float">
            <text:p>2816</text:p>
          </table:table-cell>
          <table:table-cell table:formula="of:=+[.B385]/[.A385]" office:value-type="float" office:value="1.46437857514301" calcext:value-type="float">
            <text:p>1,4643785751</text:p>
          </table:table-cell>
          <table:table-cell table:formula="of:=+LOG([.A385];2)" office:value-type="float" office:value="10.9091430473399" calcext:value-type="float">
            <text:p>10,909143047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104" calcext:value-type="float">
            <text:p>2104</text:p>
          </table:table-cell>
          <table:table-cell table:formula="of:=+[.B386]/[.A386]" office:value-type="float" office:value="1.09355509355509" calcext:value-type="float">
            <text:p>1,0935550936</text:p>
          </table:table-cell>
          <table:table-cell table:formula="of:=+LOG([.A386];2)" office:value-type="float" office:value="10.90989308377" calcext:value-type="float">
            <text:p>10,909893083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025" calcext:value-type="float">
            <text:p>2025</text:p>
          </table:table-cell>
          <table:table-cell table:formula="of:=+[.B387]/[.A387]" office:value-type="float" office:value="1.05085625324338" calcext:value-type="float">
            <text:p>1,0508562532</text:p>
          </table:table-cell>
          <table:table-cell table:formula="of:=+LOG([.A387];2)" office:value-type="float" office:value="10.9121408562957" calcext:value-type="float">
            <text:p>10,912140856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606" calcext:value-type="float">
            <text:p>3606</text:p>
          </table:table-cell>
          <table:table-cell table:formula="of:=+[.B388]/[.A388]" office:value-type="float" office:value="1.86936236391913" calcext:value-type="float">
            <text:p>1,8693623639</text:p>
          </table:table-cell>
          <table:table-cell table:formula="of:=+LOG([.A388];2)" office:value-type="float" office:value="10.9136374280491" calcext:value-type="float">
            <text:p>10,913637428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735" calcext:value-type="float">
            <text:p>3735</text:p>
          </table:table-cell>
          <table:table-cell table:formula="of:=+[.B389]/[.A389]" office:value-type="float" office:value="1.93523316062176" calcext:value-type="float">
            <text:p>1,9352331606</text:p>
          </table:table-cell>
          <table:table-cell table:formula="of:=+LOG([.A389];2)" office:value-type="float" office:value="10.9143851321554" calcext:value-type="float">
            <text:p>10,914385132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689" calcext:value-type="float">
            <text:p>3689</text:p>
          </table:table-cell>
          <table:table-cell table:formula="of:=+[.B390]/[.A390]" office:value-type="float" office:value="1.90942028985507" calcext:value-type="float">
            <text:p>1,9094202899</text:p>
          </table:table-cell>
          <table:table-cell table:formula="of:=+LOG([.A390];2)" office:value-type="float" office:value="10.9158793788358" calcext:value-type="float">
            <text:p>10,915879378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215" calcext:value-type="float">
            <text:p>3215</text:p>
          </table:table-cell>
          <table:table-cell table:formula="of:=+[.B391]/[.A391]" office:value-type="float" office:value="1.66407867494824" calcext:value-type="float">
            <text:p>1,6640786749</text:p>
          </table:table-cell>
          <table:table-cell table:formula="of:=+LOG([.A391];2)" office:value-type="float" office:value="10.9158793788358" calcext:value-type="float">
            <text:p>10,915879378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708" calcext:value-type="float">
            <text:p>1708</text:p>
          </table:table-cell>
          <table:table-cell table:formula="of:=+[.B392]/[.A392]" office:value-type="float" office:value="0.882687338501292" calcext:value-type="float">
            <text:p>0,8826873385</text:p>
          </table:table-cell>
          <table:table-cell table:formula="of:=+LOG([.A392];2)" office:value-type="float" office:value="10.9181178510318" calcext:value-type="float">
            <text:p>10,91811785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682" calcext:value-type="float">
            <text:p>3682</text:p>
          </table:table-cell>
          <table:table-cell table:formula="of:=+[.B393]/[.A393]" office:value-type="float" office:value="1.89989680082559" calcext:value-type="float">
            <text:p>1,8998968008</text:p>
          </table:table-cell>
          <table:table-cell table:formula="of:=+LOG([.A393];2)" office:value-type="float" office:value="10.9203528554151" calcext:value-type="float">
            <text:p>10,920352855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640" calcext:value-type="float">
            <text:p>2640</text:p>
          </table:table-cell>
          <table:table-cell table:formula="of:=+[.B394]/[.A394]" office:value-type="float" office:value="1.36222910216718" calcext:value-type="float">
            <text:p>1,3622291022</text:p>
          </table:table-cell>
          <table:table-cell table:formula="of:=+LOG([.A394];2)" office:value-type="float" office:value="10.9203528554151" calcext:value-type="float">
            <text:p>10,920352855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717" calcext:value-type="float">
            <text:p>3717</text:p>
          </table:table-cell>
          <table:table-cell table:formula="of:=+[.B395]/[.A395]" office:value-type="float" office:value="1.90030674846626" calcext:value-type="float">
            <text:p>1,9003067485</text:p>
          </table:table-cell>
          <table:table-cell table:formula="of:=+LOG([.A395];2)" office:value-type="float" office:value="10.9336906549522" calcext:value-type="float">
            <text:p>10,93369065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706" calcext:value-type="float">
            <text:p>3706</text:p>
          </table:table-cell>
          <table:table-cell table:formula="of:=+[.B396]/[.A396]" office:value-type="float" office:value="1.89081632653061" calcext:value-type="float">
            <text:p>1,8908163265</text:p>
          </table:table-cell>
          <table:table-cell table:formula="of:=+LOG([.A396];2)" office:value-type="float" office:value="10.9366379390026" calcext:value-type="float">
            <text:p>10,93663793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764" calcext:value-type="float">
            <text:p>1764</text:p>
          </table:table-cell>
          <table:table-cell table:formula="of:=+[.B397]/[.A397]" office:value-type="float" office:value="0.897709923664122" calcext:value-type="float">
            <text:p>0,8977099237</text:p>
          </table:table-cell>
          <table:table-cell table:formula="of:=+LOG([.A397];2)" office:value-type="float" office:value="10.940313597146" calcext:value-type="float">
            <text:p>10,940313597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27" calcext:value-type="float">
            <text:p>3027</text:p>
          </table:table-cell>
          <table:table-cell table:formula="of:=+[.B398]/[.A398]" office:value-type="float" office:value="1.52956038403234" calcext:value-type="float">
            <text:p>1,529560384</text:p>
          </table:table-cell>
          <table:table-cell table:formula="of:=+LOG([.A398];2)" office:value-type="float" office:value="10.9505558970475" calcext:value-type="float">
            <text:p>10,95055589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048" calcext:value-type="float">
            <text:p>3048</text:p>
          </table:table-cell>
          <table:table-cell table:formula="of:=+[.B399]/[.A399]" office:value-type="float" office:value="1.53784056508577" calcext:value-type="float">
            <text:p>1,5378405651</text:p>
          </table:table-cell>
          <table:table-cell table:formula="of:=+LOG([.A399];2)" office:value-type="float" office:value="10.9527412471865" calcext:value-type="float">
            <text:p>10,952741247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119" calcext:value-type="float">
            <text:p>2119</text:p>
          </table:table-cell>
          <table:table-cell table:formula="of:=+[.B400]/[.A400]" office:value-type="float" office:value="1.06912209889001" calcext:value-type="float">
            <text:p>1,0691220989</text:p>
          </table:table-cell>
          <table:table-cell table:formula="of:=+LOG([.A400];2)" office:value-type="float" office:value="10.9527412471865" calcext:value-type="float">
            <text:p>10,952741247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680" calcext:value-type="float">
            <text:p>2680</text:p>
          </table:table-cell>
          <table:table-cell table:formula="of:=+[.B401]/[.A401]" office:value-type="float" office:value="1.34134134134134" calcext:value-type="float">
            <text:p>1,3413413413</text:p>
          </table:table-cell>
          <table:table-cell table:formula="of:=+LOG([.A401];2)" office:value-type="float" office:value="10.9643408677924" calcext:value-type="float">
            <text:p>10,96434086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55" calcext:value-type="float">
            <text:p>2655</text:p>
          </table:table-cell>
          <table:table-cell table:formula="of:=+[.B402]/[.A402]" office:value-type="float" office:value="1.32286995515695" calcext:value-type="float">
            <text:p>1,3228699552</text:p>
          </table:table-cell>
          <table:table-cell table:formula="of:=+LOG([.A402];2)" office:value-type="float" office:value="10.9708249013626" calcext:value-type="float">
            <text:p>10,97082490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34" calcext:value-type="float">
            <text:p>2834</text:p>
          </table:table-cell>
          <table:table-cell table:formula="of:=+[.B403]/[.A403]" office:value-type="float" office:value="1.41065206570433" calcext:value-type="float">
            <text:p>1,4106520657</text:p>
          </table:table-cell>
          <table:table-cell table:formula="of:=+LOG([.A403];2)" office:value-type="float" office:value="10.9722618487333" calcext:value-type="float">
            <text:p>10,972261848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57" calcext:value-type="float">
            <text:p>3857</text:p>
          </table:table-cell>
          <table:table-cell table:formula="of:=+[.B404]/[.A404]" office:value-type="float" office:value="1.91604570293095" calcext:value-type="float">
            <text:p>1,9160457029</text:p>
          </table:table-cell>
          <table:table-cell table:formula="of:=+LOG([.A404];2)" office:value-type="float" office:value="10.9751314569213" calcext:value-type="float">
            <text:p>10,9751314569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701" calcext:value-type="float">
            <text:p>2701</text:p>
          </table:table-cell>
          <table:table-cell table:formula="of:=+[.B405]/[.A405]" office:value-type="float" office:value="1.32727272727273" calcext:value-type="float">
            <text:p>1,3272727273</text:p>
          </table:table-cell>
          <table:table-cell table:formula="of:=+LOG([.A405];2)" office:value-type="float" office:value="10.9908130791536" calcext:value-type="float">
            <text:p>10,990813079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008" calcext:value-type="float">
            <text:p>3008</text:p>
          </table:table-cell>
          <table:table-cell table:formula="of:=+[.B406]/[.A406]" office:value-type="float" office:value="1.47523295733203" calcext:value-type="float">
            <text:p>1,4752329573</text:p>
          </table:table-cell>
          <table:table-cell table:formula="of:=+LOG([.A406];2)" office:value-type="float" office:value="10.9936460600166" calcext:value-type="float">
            <text:p>10,9936460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673" calcext:value-type="float">
            <text:p>3673</text:p>
          </table:table-cell>
          <table:table-cell table:formula="of:=+[.B407]/[.A407]" office:value-type="float" office:value="1.80049019607843" calcext:value-type="float">
            <text:p>1,8004901961</text:p>
          </table:table-cell>
          <table:table-cell table:formula="of:=+LOG([.A407];2)" office:value-type="float" office:value="10.9943534368589" calcext:value-type="float">
            <text:p>10,9943534369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291" calcext:value-type="float">
            <text:p>2291</text:p>
          </table:table-cell>
          <table:table-cell table:formula="of:=+[.B408]/[.A408]" office:value-type="float" office:value="1.12084148727984" calcext:value-type="float">
            <text:p>1,1208414873</text:p>
          </table:table-cell>
          <table:table-cell table:formula="of:=+LOG([.A408];2)" office:value-type="float" office:value="10.9971794809376" calcext:value-type="float">
            <text:p>10,9971794809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887" calcext:value-type="float">
            <text:p>3887</text:p>
          </table:table-cell>
          <table:table-cell table:formula="of:=+[.B409]/[.A409]" office:value-type="float" office:value="1.89702293801855" calcext:value-type="float">
            <text:p>1,897022938</text:p>
          </table:table-cell>
          <table:table-cell table:formula="of:=+LOG([.A409];2)" office:value-type="float" office:value="11.0007042690112" calcext:value-type="float">
            <text:p>11,00070426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613" calcext:value-type="float">
            <text:p>3613</text:p>
          </table:table-cell>
          <table:table-cell table:formula="of:=+[.B410]/[.A410]" office:value-type="float" office:value="1.76243902439024" calcext:value-type="float">
            <text:p>1,7624390244</text:p>
          </table:table-cell>
          <table:table-cell table:formula="of:=+LOG([.A410];2)" office:value-type="float" office:value="11.0014081943928" calcext:value-type="float">
            <text:p>11,0014081944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3938" calcext:value-type="float">
            <text:p>3938</text:p>
          </table:table-cell>
          <table:table-cell table:formula="of:=+[.B411]/[.A411]" office:value-type="float" office:value="1.9144385026738" calcext:value-type="float">
            <text:p>1,9144385027</text:p>
          </table:table-cell>
          <table:table-cell table:formula="of:=+LOG([.A411];2)" office:value-type="float" office:value="11.0063260785249" calcext:value-type="float">
            <text:p>11,006326078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3906" calcext:value-type="float">
            <text:p>3906</text:p>
          </table:table-cell>
          <table:table-cell table:formula="of:=+[.B412]/[.A412]" office:value-type="float" office:value="1.89795918367347" calcext:value-type="float">
            <text:p>1,8979591837</text:p>
          </table:table-cell>
          <table:table-cell table:formula="of:=+LOG([.A412];2)" office:value-type="float" office:value="11.007027266894" calcext:value-type="float">
            <text:p>11,007027266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055" calcext:value-type="float">
            <text:p>2055</text:p>
          </table:table-cell>
          <table:table-cell table:formula="of:=+[.B413]/[.A413]" office:value-type="float" office:value="0.997572815533981" calcext:value-type="float">
            <text:p>0,9975728155</text:p>
          </table:table-cell>
          <table:table-cell table:formula="of:=+LOG([.A413];2)" office:value-type="float" office:value="11.0084286220706" calcext:value-type="float">
            <text:p>11,0084286221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531" calcext:value-type="float">
            <text:p>3531</text:p>
          </table:table-cell>
          <table:table-cell table:formula="of:=+[.B414]/[.A414]" office:value-type="float" office:value="1.70744680851064" calcext:value-type="float">
            <text:p>1,7074468085</text:p>
          </table:table-cell>
          <table:table-cell table:formula="of:=+LOG([.A414];2)" office:value-type="float" office:value="11.0140204703149" calcext:value-type="float">
            <text:p>11,0140204703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190" calcext:value-type="float">
            <text:p>2190</text:p>
          </table:table-cell>
          <table:table-cell table:formula="of:=+[.B415]/[.A415]" office:value-type="float" office:value="1.05848235862736" calcext:value-type="float">
            <text:p>1,0584823586</text:p>
          </table:table-cell>
          <table:table-cell table:formula="of:=+LOG([.A415];2)" office:value-type="float" office:value="11.01471792986" calcext:value-type="float">
            <text:p>11,0147179299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527" calcext:value-type="float">
            <text:p>2527</text:p>
          </table:table-cell>
          <table:table-cell table:formula="of:=+[.B416]/[.A416]" office:value-type="float" office:value="1.21841851494696" calcext:value-type="float">
            <text:p>1,2184185149</text:p>
          </table:table-cell>
          <table:table-cell table:formula="of:=+LOG([.A416];2)" office:value-type="float" office:value="11.0182001788132" calcext:value-type="float">
            <text:p>11,018200178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906" calcext:value-type="float">
            <text:p>3906</text:p>
          </table:table-cell>
          <table:table-cell table:formula="of:=+[.B417]/[.A417]" office:value-type="float" office:value="1.87788461538462" calcext:value-type="float">
            <text:p>1,8778846154</text:p>
          </table:table-cell>
          <table:table-cell table:formula="of:=+LOG([.A417];2)" office:value-type="float" office:value="11.0223678130285" calcext:value-type="float">
            <text:p>11,022367813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864" calcext:value-type="float">
            <text:p>1864</text:p>
          </table:table-cell>
          <table:table-cell table:formula="of:=+[.B418]/[.A418]" office:value-type="float" office:value="0.893148059415429" calcext:value-type="float">
            <text:p>0,8931480594</text:p>
          </table:table-cell>
          <table:table-cell table:formula="of:=+LOG([.A418];2)" office:value-type="float" office:value="11.0272148851598" calcext:value-type="float">
            <text:p>11,0272148852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853" calcext:value-type="float">
            <text:p>1853</text:p>
          </table:table-cell>
          <table:table-cell table:formula="of:=+[.B419]/[.A419]" office:value-type="float" office:value="0.887027285782671" calcext:value-type="float">
            <text:p>0,8870272858</text:p>
          </table:table-cell>
          <table:table-cell table:formula="of:=+LOG([.A419];2)" office:value-type="float" office:value="11.0285967770671" calcext:value-type="float">
            <text:p>11,0285967771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952" calcext:value-type="float">
            <text:p>1952</text:p>
          </table:table-cell>
          <table:table-cell table:formula="of:=+[.B420]/[.A420]" office:value-type="float" office:value="0.933078393881453" calcext:value-type="float">
            <text:p>0,9330783939</text:p>
          </table:table-cell>
          <table:table-cell table:formula="of:=+LOG([.A420];2)" office:value-type="float" office:value="11.0306671362469" calcext:value-type="float">
            <text:p>11,0306671362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3583" calcext:value-type="float">
            <text:p>3583</text:p>
          </table:table-cell>
          <table:table-cell table:formula="of:=+[.B421]/[.A421]" office:value-type="float" office:value="1.68770607630711" calcext:value-type="float">
            <text:p>1,6877060763</text:p>
          </table:table-cell>
          <table:table-cell table:formula="of:=+LOG([.A421];2)" office:value-type="float" office:value="11.0518886559054" calcext:value-type="float">
            <text:p>11,0518886559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889" calcext:value-type="float">
            <text:p>1889</text:p>
          </table:table-cell>
          <table:table-cell table:formula="of:=+[.B422]/[.A422]" office:value-type="float" office:value="0.888941176470588" calcext:value-type="float">
            <text:p>0,8889411765</text:p>
          </table:table-cell>
          <table:table-cell table:formula="of:=+LOG([.A422];2)" office:value-type="float" office:value="11.0532471259124" calcext:value-type="float">
            <text:p>11,0532471259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982" calcext:value-type="float">
            <text:p>3982</text:p>
          </table:table-cell>
          <table:table-cell table:formula="of:=+[.B423]/[.A423]" office:value-type="float" office:value="1.8418131359852" calcext:value-type="float">
            <text:p>1,841813136</text:p>
          </table:table-cell>
          <table:table-cell table:formula="of:=+LOG([.A423];2)" office:value-type="float" office:value="11.0781508077347" calcext:value-type="float">
            <text:p>11,0781508077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3745" calcext:value-type="float">
            <text:p>3745</text:p>
          </table:table-cell>
          <table:table-cell table:formula="of:=+[.B424]/[.A424]" office:value-type="float" office:value="1.72819566220581" calcext:value-type="float">
            <text:p>1,7281956622</text:p>
          </table:table-cell>
          <table:table-cell table:formula="of:=+LOG([.A424];2)" office:value-type="float" office:value="11.0814834380937" calcext:value-type="float">
            <text:p>11,081483438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400" calcext:value-type="float">
            <text:p>2400</text:p>
          </table:table-cell>
          <table:table-cell table:formula="of:=+[.B425]/[.A425]" office:value-type="float" office:value="1.1054813450023" calcext:value-type="float">
            <text:p>1,105481345</text:p>
          </table:table-cell>
          <table:table-cell table:formula="of:=+LOG([.A425];2)" office:value-type="float" office:value="11.0841440106151" calcext:value-type="float">
            <text:p>11,0841440106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676" calcext:value-type="float">
            <text:p>2676</text:p>
          </table:table-cell>
          <table:table-cell table:formula="of:=+[.B426]/[.A426]" office:value-type="float" office:value="1.23261169967757" calcext:value-type="float">
            <text:p>1,2326116997</text:p>
          </table:table-cell>
          <table:table-cell table:formula="of:=+LOG([.A426];2)" office:value-type="float" office:value="11.0841440106151" calcext:value-type="float">
            <text:p>11,0841440106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533" calcext:value-type="float">
            <text:p>3533</text:p>
          </table:table-cell>
          <table:table-cell table:formula="of:=+[.B427]/[.A427]" office:value-type="float" office:value="1.62362132352941" calcext:value-type="float">
            <text:p>1,6236213235</text:p>
          </table:table-cell>
          <table:table-cell table:formula="of:=+LOG([.A427];2)" office:value-type="float" office:value="11.0874628412503" calcext:value-type="float">
            <text:p>11,0874628413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687" calcext:value-type="float">
            <text:p>2687</text:p>
          </table:table-cell>
          <table:table-cell table:formula="of:=+[.B428]/[.A428]" office:value-type="float" office:value="1.23483455882353" calcext:value-type="float">
            <text:p>1,2348345588</text:p>
          </table:table-cell>
          <table:table-cell table:formula="of:=+LOG([.A428];2)" office:value-type="float" office:value="11.0874628412503" calcext:value-type="float">
            <text:p>11,0874628413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133" calcext:value-type="float">
            <text:p>4133</text:p>
          </table:table-cell>
          <table:table-cell table:formula="of:=+[.B429]/[.A429]" office:value-type="float" office:value="1.89500229252636" calcext:value-type="float">
            <text:p>1,8950022925</text:p>
          </table:table-cell>
          <table:table-cell table:formula="of:=+LOG([.A429];2)" office:value-type="float" office:value="11.0907740546408" calcext:value-type="float">
            <text:p>11,0907740546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3895" calcext:value-type="float">
            <text:p>3895</text:p>
          </table:table-cell>
          <table:table-cell table:formula="of:=+[.B430]/[.A430]" office:value-type="float" office:value="1.77529626253418" calcext:value-type="float">
            <text:p>1,7752962625</text:p>
          </table:table-cell>
          <table:table-cell table:formula="of:=+LOG([.A430];2)" office:value-type="float" office:value="11.0993478104032" calcext:value-type="float">
            <text:p>11,0993478104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344" calcext:value-type="float">
            <text:p>2344</text:p>
          </table:table-cell>
          <table:table-cell table:formula="of:=+[.B431]/[.A431]" office:value-type="float" office:value="1.06448683015441" calcext:value-type="float">
            <text:p>1,0644868302</text:p>
          </table:table-cell>
          <table:table-cell table:formula="of:=+LOG([.A431];2)" office:value-type="float" office:value="11.1045987535644" calcext:value-type="float">
            <text:p>11,1045987536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3537" calcext:value-type="float">
            <text:p>3537</text:p>
          </table:table-cell>
          <table:table-cell table:formula="of:=+[.B432]/[.A432]" office:value-type="float" office:value="1.60626702997275" calcext:value-type="float">
            <text:p>1,60626703</text:p>
          </table:table-cell>
          <table:table-cell table:formula="of:=+LOG([.A432];2)" office:value-type="float" office:value="11.1045987535644" calcext:value-type="float">
            <text:p>11,1045987536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3266" calcext:value-type="float">
            <text:p>3266</text:p>
          </table:table-cell>
          <table:table-cell table:formula="of:=+[.B433]/[.A433]" office:value-type="float" office:value="1.48185117967332" calcext:value-type="float">
            <text:p>1,4818511797</text:p>
          </table:table-cell>
          <table:table-cell table:formula="of:=+LOG([.A433];2)" office:value-type="float" office:value="11.1059085085712" calcext:value-type="float">
            <text:p>11,1059085086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032" calcext:value-type="float">
            <text:p>4032</text:p>
          </table:table-cell>
          <table:table-cell table:formula="of:=+[.B434]/[.A434]" office:value-type="float" office:value="1.82857142857143" calcext:value-type="float">
            <text:p>1,8285714286</text:p>
          </table:table-cell>
          <table:table-cell table:formula="of:=+LOG([.A434];2)" office:value-type="float" office:value="11.1065629404449" calcext:value-type="float">
            <text:p>11,1065629404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3790" calcext:value-type="float">
            <text:p>3790</text:p>
          </table:table-cell>
          <table:table-cell table:formula="of:=+[.B435]/[.A435]" office:value-type="float" office:value="1.71338155515371" calcext:value-type="float">
            <text:p>1,7133815552</text:p>
          </table:table-cell>
          <table:table-cell table:formula="of:=+LOG([.A435];2)" office:value-type="float" office:value="11.1111356702347" calcext:value-type="float">
            <text:p>11,1111356702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181" calcext:value-type="float">
            <text:p>2181</text:p>
          </table:table-cell>
          <table:table-cell table:formula="of:=+[.B436]/[.A436]" office:value-type="float" office:value="0.983761840324763" calcext:value-type="float">
            <text:p>0,9837618403</text:p>
          </table:table-cell>
          <table:table-cell table:formula="of:=+LOG([.A436];2)" office:value-type="float" office:value="11.1143930548673" calcext:value-type="float">
            <text:p>11,1143930549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330" calcext:value-type="float">
            <text:p>2330</text:p>
          </table:table-cell>
          <table:table-cell table:formula="of:=+[.B437]/[.A437]" office:value-type="float" office:value="1.05049594229035" calcext:value-type="float">
            <text:p>1,0504959423</text:p>
          </table:table-cell>
          <table:table-cell table:formula="of:=+LOG([.A437];2)" office:value-type="float" office:value="11.1150436501617" calcext:value-type="float">
            <text:p>11,1150436502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4217" calcext:value-type="float">
            <text:p>4217</text:p>
          </table:table-cell>
          <table:table-cell table:formula="of:=+[.B438]/[.A438]" office:value-type="float" office:value="1.90040558810275" calcext:value-type="float">
            <text:p>1,9004055881</text:p>
          </table:table-cell>
          <table:table-cell table:formula="of:=+LOG([.A438];2)" office:value-type="float" office:value="11.115693952197" calcext:value-type="float">
            <text:p>11,1156939522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806" calcext:value-type="float">
            <text:p>2806</text:p>
          </table:table-cell>
          <table:table-cell table:formula="of:=+[.B439]/[.A439]" office:value-type="float" office:value="1.26453357368184" calcext:value-type="float">
            <text:p>1,2645335737</text:p>
          </table:table-cell>
          <table:table-cell table:formula="of:=+LOG([.A439];2)" office:value-type="float" office:value="11.115693952197" calcext:value-type="float">
            <text:p>11,1156939522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2553" calcext:value-type="float">
            <text:p>2553</text:p>
          </table:table-cell>
          <table:table-cell table:formula="of:=+[.B440]/[.A440]" office:value-type="float" office:value="1.14638527166592" calcext:value-type="float">
            <text:p>1,1463852717</text:p>
          </table:table-cell>
          <table:table-cell table:formula="of:=+LOG([.A440];2)" office:value-type="float" office:value="11.1208858427878" calcext:value-type="float">
            <text:p>11,1208858428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243" calcext:value-type="float">
            <text:p>4243</text:p>
          </table:table-cell>
          <table:table-cell table:formula="of:=+[.B441]/[.A441]" office:value-type="float" office:value="1.90439856373429" calcext:value-type="float">
            <text:p>1,9043985637</text:p>
          </table:table-cell>
          <table:table-cell table:formula="of:=+LOG([.A441];2)" office:value-type="float" office:value="11.12153351734" calcext:value-type="float">
            <text:p>11,1215335173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3168" calcext:value-type="float">
            <text:p>3168</text:p>
          </table:table-cell>
          <table:table-cell table:formula="of:=+[.B442]/[.A442]" office:value-type="float" office:value="1.41808415398389" calcext:value-type="float">
            <text:p>1,418084154</text:p>
          </table:table-cell>
          <table:table-cell table:formula="of:=+LOG([.A442];2)" office:value-type="float" office:value="11.1254134704833" calcext:value-type="float">
            <text:p>11,1254134705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272" calcext:value-type="float">
            <text:p>4272</text:p>
          </table:table-cell>
          <table:table-cell table:formula="of:=+[.B443]/[.A443]" office:value-type="float" office:value="1.90714285714286" calcext:value-type="float">
            <text:p>1,9071428571</text:p>
          </table:table-cell>
          <table:table-cell table:formula="of:=+LOG([.A443];2)" office:value-type="float" office:value="11.129283016945" calcext:value-type="float">
            <text:p>11,1292830169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3635" calcext:value-type="float">
            <text:p>3635</text:p>
          </table:table-cell>
          <table:table-cell table:formula="of:=+[.B444]/[.A444]" office:value-type="float" office:value="1.61699288256228" calcext:value-type="float">
            <text:p>1,6169928826</text:p>
          </table:table-cell>
          <table:table-cell table:formula="of:=+LOG([.A444];2)" office:value-type="float" office:value="11.1344263202209" calcext:value-type="float">
            <text:p>11,1344263202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210" calcext:value-type="float">
            <text:p>4210</text:p>
          </table:table-cell>
          <table:table-cell table:formula="of:=+[.B445]/[.A445]" office:value-type="float" office:value="1.86779059449867" calcext:value-type="float">
            <text:p>1,8677905945</text:p>
          </table:table-cell>
          <table:table-cell table:formula="of:=+LOG([.A445];2)" office:value-type="float" office:value="11.1382718001722" calcext:value-type="float">
            <text:p>11,1382718002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410" calcext:value-type="float">
            <text:p>2410</text:p>
          </table:table-cell>
          <table:table-cell table:formula="of:=+[.B446]/[.A446]" office:value-type="float" office:value="1.06873614190687" calcext:value-type="float">
            <text:p>1,0687361419</text:p>
          </table:table-cell>
          <table:table-cell table:formula="of:=+LOG([.A446];2)" office:value-type="float" office:value="11.1389117181427" calcext:value-type="float">
            <text:p>11,1389117181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3269" calcext:value-type="float">
            <text:p>3269</text:p>
          </table:table-cell>
          <table:table-cell table:formula="of:=+[.B447]/[.A447]" office:value-type="float" office:value="1.44710048694112" calcext:value-type="float">
            <text:p>1,4471004869</text:p>
          </table:table-cell>
          <table:table-cell table:formula="of:=+LOG([.A447];2)" office:value-type="float" office:value="11.1414685553931" calcext:value-type="float">
            <text:p>11,1414685554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391" calcext:value-type="float">
            <text:p>2391</text:p>
          </table:table-cell>
          <table:table-cell table:formula="of:=+[.B448]/[.A448]" office:value-type="float" office:value="1.05330396475771" calcext:value-type="float">
            <text:p>1,0533039648</text:p>
          </table:table-cell>
          <table:table-cell table:formula="of:=+LOG([.A448];2)" office:value-type="float" office:value="11.1484765821783" calcext:value-type="float">
            <text:p>11,148476582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204" calcext:value-type="float">
            <text:p>2204</text:p>
          </table:table-cell>
          <table:table-cell table:formula="of:=+[.B449]/[.A449]" office:value-type="float" office:value="0.970925110132158" calcext:value-type="float">
            <text:p>0,9709251101</text:p>
          </table:table-cell>
          <table:table-cell table:formula="of:=+LOG([.A449];2)" office:value-type="float" office:value="11.1484765821783" calcext:value-type="float">
            <text:p>11,148476582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4134" calcext:value-type="float">
            <text:p>4134</text:p>
          </table:table-cell>
          <table:table-cell table:formula="of:=+[.B450]/[.A450]" office:value-type="float" office:value="1.82034346103038" calcext:value-type="float">
            <text:p>1,820343461</text:p>
          </table:table-cell>
          <table:table-cell table:formula="of:=+LOG([.A450];2)" office:value-type="float" office:value="11.1491119907069" calcext:value-type="float">
            <text:p>11,1491119907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335" calcext:value-type="float">
            <text:p>2335</text:p>
          </table:table-cell>
          <table:table-cell table:formula="of:=+[.B451]/[.A451]" office:value-type="float" office:value="1.02547211242863" calcext:value-type="float">
            <text:p>1,0254721124</text:p>
          </table:table-cell>
          <table:table-cell table:formula="of:=+LOG([.A451];2)" office:value-type="float" office:value="11.1529185761366" calcext:value-type="float">
            <text:p>11,152918576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829" calcext:value-type="float">
            <text:p>3829</text:p>
          </table:table-cell>
          <table:table-cell table:formula="of:=+[.B452]/[.A452]" office:value-type="float" office:value="1.67938596491228" calcext:value-type="float">
            <text:p>1,6793859649</text:p>
          </table:table-cell>
          <table:table-cell table:formula="of:=+LOG([.A452];2)" office:value-type="float" office:value="11.1548181090521" calcext:value-type="float">
            <text:p>11,1548181091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096" calcext:value-type="float">
            <text:p>2096</text:p>
          </table:table-cell>
          <table:table-cell table:formula="of:=+[.B453]/[.A453]" office:value-type="float" office:value="0.917286652078774" calcext:value-type="float">
            <text:p>0,9172866521</text:p>
          </table:table-cell>
          <table:table-cell table:formula="of:=+LOG([.A453];2)" office:value-type="float" office:value="11.1579784499454" calcext:value-type="float">
            <text:p>11,1579784499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266" calcext:value-type="float">
            <text:p>2266</text:p>
          </table:table-cell>
          <table:table-cell table:formula="of:=+[.B454]/[.A454]" office:value-type="float" office:value="0.987363834422658" calcext:value-type="float">
            <text:p>0,9873638344</text:p>
          </table:table-cell>
          <table:table-cell table:formula="of:=+LOG([.A454];2)" office:value-type="float" office:value="11.1642784383012" calcext:value-type="float">
            <text:p>11,164278438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946" calcext:value-type="float">
            <text:p>3946</text:p>
          </table:table-cell>
          <table:table-cell table:formula="of:=+[.B455]/[.A455]" office:value-type="float" office:value="1.71565217391304" calcext:value-type="float">
            <text:p>1,7156521739</text:p>
          </table:table-cell>
          <table:table-cell table:formula="of:=+LOG([.A455];2)" office:value-type="float" office:value="11.1674181458317" calcext:value-type="float">
            <text:p>11,1674181458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3059" calcext:value-type="float">
            <text:p>3059</text:p>
          </table:table-cell>
          <table:table-cell table:formula="of:=+[.B456]/[.A456]" office:value-type="float" office:value="1.32884448305821" calcext:value-type="float">
            <text:p>1,3288444831</text:p>
          </table:table-cell>
          <table:table-cell table:formula="of:=+LOG([.A456];2)" office:value-type="float" office:value="11.1686721181322" calcext:value-type="float">
            <text:p>11,1686721181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384" calcext:value-type="float">
            <text:p>4384</text:p>
          </table:table-cell>
          <table:table-cell table:formula="of:=+[.B457]/[.A457]" office:value-type="float" office:value="1.90030342436064" calcext:value-type="float">
            <text:p>1,9003034244</text:p>
          </table:table-cell>
          <table:table-cell table:formula="of:=+LOG([.A457];2)" office:value-type="float" office:value="11.171802288683" calcext:value-type="float">
            <text:p>11,1718022887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428" calcext:value-type="float">
            <text:p>4428</text:p>
          </table:table-cell>
          <table:table-cell table:formula="of:=+[.B458]/[.A458]" office:value-type="float" office:value="1.91439688715953" calcext:value-type="float">
            <text:p>1,9143968872</text:p>
          </table:table-cell>
          <table:table-cell table:formula="of:=+LOG([.A458];2)" office:value-type="float" office:value="11.1755495506362" calcext:value-type="float">
            <text:p>11,1755495506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065" calcext:value-type="float">
            <text:p>2065</text:p>
          </table:table-cell>
          <table:table-cell table:formula="of:=+[.B459]/[.A459]" office:value-type="float" office:value="0.892779939472547" calcext:value-type="float">
            <text:p>0,8927799395</text:p>
          </table:table-cell>
          <table:table-cell table:formula="of:=+LOG([.A459];2)" office:value-type="float" office:value="11.1755495506362" calcext:value-type="float">
            <text:p>11,1755495506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026" calcext:value-type="float">
            <text:p>2026</text:p>
          </table:table-cell>
          <table:table-cell table:formula="of:=+[.B460]/[.A460]" office:value-type="float" office:value="0.874784110535406" calcext:value-type="float">
            <text:p>0,8747841105</text:p>
          </table:table-cell>
          <table:table-cell table:formula="of:=+LOG([.A460];2)" office:value-type="float" office:value="11.1774195379892" calcext:value-type="float">
            <text:p>11,177419538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846" calcext:value-type="float">
            <text:p>3846</text:p>
          </table:table-cell>
          <table:table-cell table:formula="of:=+[.B461]/[.A461]" office:value-type="float" office:value="1.64640410958904" calcext:value-type="float">
            <text:p>1,6464041096</text:p>
          </table:table-cell>
          <table:table-cell table:formula="of:=+LOG([.A461];2)" office:value-type="float" office:value="11.18982455888" calcext:value-type="float">
            <text:p>11,1898245589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476" calcext:value-type="float">
            <text:p>4476</text:p>
          </table:table-cell>
          <table:table-cell table:formula="of:=+[.B462]/[.A462]" office:value-type="float" office:value="1.91037131882202" calcext:value-type="float">
            <text:p>1,9103713188</text:p>
          </table:table-cell>
          <table:table-cell table:formula="of:=+LOG([.A462];2)" office:value-type="float" office:value="11.1941412388631" calcext:value-type="float">
            <text:p>11,1941412389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875" calcext:value-type="float">
            <text:p>2875</text:p>
          </table:table-cell>
          <table:table-cell table:formula="of:=+[.B463]/[.A463]" office:value-type="float" office:value="1.22496804431189" calcext:value-type="float">
            <text:p>1,2249680443</text:p>
          </table:table-cell>
          <table:table-cell table:formula="of:=+LOG([.A463];2)" office:value-type="float" office:value="11.1966021265232" calcext:value-type="float">
            <text:p>11,1966021265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060" calcext:value-type="float">
            <text:p>2060</text:p>
          </table:table-cell>
          <table:table-cell table:formula="of:=+[.B464]/[.A464]" office:value-type="float" office:value="0.8762228838792" calcext:value-type="float">
            <text:p>0,8762228839</text:p>
          </table:table-cell>
          <table:table-cell table:formula="of:=+LOG([.A464];2)" office:value-type="float" office:value="11.199058823653" calcext:value-type="float">
            <text:p>11,1990588237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680" calcext:value-type="float">
            <text:p>2680</text:p>
          </table:table-cell>
          <table:table-cell table:formula="of:=+[.B465]/[.A465]" office:value-type="float" office:value="1.13848768054376" calcext:value-type="float">
            <text:p>1,1384876805</text:p>
          </table:table-cell>
          <table:table-cell table:formula="of:=+LOG([.A465];2)" office:value-type="float" office:value="11.2008986050384" calcext:value-type="float">
            <text:p>11,200898605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3316" calcext:value-type="float">
            <text:p>3316</text:p>
          </table:table-cell>
          <table:table-cell table:formula="of:=+[.B466]/[.A466]" office:value-type="float" office:value="1.40866610025489" calcext:value-type="float">
            <text:p>1,4086661003</text:p>
          </table:table-cell>
          <table:table-cell table:formula="of:=+LOG([.A466];2)" office:value-type="float" office:value="11.2008986050384" calcext:value-type="float">
            <text:p>11,200898605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380" calcext:value-type="float">
            <text:p>2380</text:p>
          </table:table-cell>
          <table:table-cell table:formula="of:=+[.B467]/[.A467]" office:value-type="float" office:value="1.01104502973662" calcext:value-type="float">
            <text:p>1,0110450297</text:p>
          </table:table-cell>
          <table:table-cell table:formula="of:=+LOG([.A467];2)" office:value-type="float" office:value="11.2008986050384" calcext:value-type="float">
            <text:p>11,200898605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4558" calcext:value-type="float">
            <text:p>4558</text:p>
          </table:table-cell>
          <table:table-cell table:formula="of:=+[.B468]/[.A468]" office:value-type="float" office:value="1.93053790766624" calcext:value-type="float">
            <text:p>1,9305379077</text:p>
          </table:table-cell>
          <table:table-cell table:formula="of:=+LOG([.A468];2)" office:value-type="float" office:value="11.2051823262286" calcext:value-type="float">
            <text:p>11,2051823262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663" calcext:value-type="float">
            <text:p>2663</text:p>
          </table:table-cell>
          <table:table-cell table:formula="of:=+[.B469]/[.A469]" office:value-type="float" office:value="1.12791190173655" calcext:value-type="float">
            <text:p>1,1279119017</text:p>
          </table:table-cell>
          <table:table-cell table:formula="of:=+LOG([.A469];2)" office:value-type="float" office:value="11.2051823262286" calcext:value-type="float">
            <text:p>11,2051823262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4496" calcext:value-type="float">
            <text:p>4496</text:p>
          </table:table-cell>
          <table:table-cell table:formula="of:=+[.B470]/[.A470]" office:value-type="float" office:value="1.89945078158006" calcext:value-type="float">
            <text:p>1,8994507816</text:p>
          </table:table-cell>
          <table:table-cell table:formula="of:=+LOG([.A470];2)" office:value-type="float" office:value="11.2088439907346" calcext:value-type="float">
            <text:p>11,2088439907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438" calcext:value-type="float">
            <text:p>2438</text:p>
          </table:table-cell>
          <table:table-cell table:formula="of:=+[.B471]/[.A471]" office:value-type="float" office:value="1.02609427609428" calcext:value-type="float">
            <text:p>1,0260942761</text:p>
          </table:table-cell>
          <table:table-cell table:formula="of:=+LOG([.A471];2)" office:value-type="float" office:value="11.2143191208008" calcext:value-type="float">
            <text:p>11,214319120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118" calcext:value-type="float">
            <text:p>2118</text:p>
          </table:table-cell>
          <table:table-cell table:formula="of:=+[.B472]/[.A472]" office:value-type="float" office:value="0.889915966386555" calcext:value-type="float">
            <text:p>0,8899159664</text:p>
          </table:table-cell>
          <table:table-cell table:formula="of:=+LOG([.A472];2)" office:value-type="float" office:value="11.2167458581953" calcext:value-type="float">
            <text:p>11,2167458582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368" calcext:value-type="float">
            <text:p>3368</text:p>
          </table:table-cell>
          <table:table-cell table:formula="of:=+[.B473]/[.A473]" office:value-type="float" office:value="1.41215932914046" calcext:value-type="float">
            <text:p>1,4121593291</text:p>
          </table:table-cell>
          <table:table-cell table:formula="of:=+LOG([.A473];2)" office:value-type="float" office:value="11.2197735508929" calcext:value-type="float">
            <text:p>11,2197735509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4420" calcext:value-type="float">
            <text:p>4420</text:p>
          </table:table-cell>
          <table:table-cell table:formula="of:=+[.B474]/[.A474]" office:value-type="float" office:value="1.84859891258887" calcext:value-type="float">
            <text:p>1,8485989126</text:p>
          </table:table-cell>
          <table:table-cell table:formula="of:=+LOG([.A474];2)" office:value-type="float" office:value="11.2233984147116" calcext:value-type="float">
            <text:p>11,2233984147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213" calcext:value-type="float">
            <text:p>2213</text:p>
          </table:table-cell>
          <table:table-cell table:formula="of:=+[.B475]/[.A475]" office:value-type="float" office:value="0.921315570358035" calcext:value-type="float">
            <text:p>0,9213155704</text:p>
          </table:table-cell>
          <table:table-cell table:formula="of:=+LOG([.A475];2)" office:value-type="float" office:value="11.2300204357056" calcext:value-type="float">
            <text:p>11,2300204357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3470" calcext:value-type="float">
            <text:p>3470</text:p>
          </table:table-cell>
          <table:table-cell table:formula="of:=+[.B476]/[.A476]" office:value-type="float" office:value="1.44342762063228" calcext:value-type="float">
            <text:p>1,4434276206</text:p>
          </table:table-cell>
          <table:table-cell table:formula="of:=+LOG([.A476];2)" office:value-type="float" office:value="11.2312211807112" calcext:value-type="float">
            <text:p>11,2312211807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719" calcext:value-type="float">
            <text:p>2719</text:p>
          </table:table-cell>
          <table:table-cell table:formula="of:=+[.B477]/[.A477]" office:value-type="float" office:value="1.13056133056133" calcext:value-type="float">
            <text:p>1,1305613306</text:p>
          </table:table-cell>
          <table:table-cell table:formula="of:=+LOG([.A477];2)" office:value-type="float" office:value="11.2318211786574" calcext:value-type="float">
            <text:p>11,2318211787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534" calcext:value-type="float">
            <text:p>2534</text:p>
          </table:table-cell>
          <table:table-cell table:formula="of:=+[.B478]/[.A478]" office:value-type="float" office:value="1.05320033250208" calcext:value-type="float">
            <text:p>1,0532003325</text:p>
          </table:table-cell>
          <table:table-cell table:formula="of:=+LOG([.A478];2)" office:value-type="float" office:value="11.2324209271761" calcext:value-type="float">
            <text:p>11,2324209272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3848" calcext:value-type="float">
            <text:p>3848</text:p>
          </table:table-cell>
          <table:table-cell table:formula="of:=+[.B479]/[.A479]" office:value-type="float" office:value="1.59601824968893" calcext:value-type="float">
            <text:p>1,5960182497</text:p>
          </table:table-cell>
          <table:table-cell table:formula="of:=+LOG([.A479];2)" office:value-type="float" office:value="11.2354159356025" calcext:value-type="float">
            <text:p>11,2354159356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4590" calcext:value-type="float">
            <text:p>4590</text:p>
          </table:table-cell>
          <table:table-cell table:formula="of:=+[.B480]/[.A480]" office:value-type="float" office:value="1.90140845070423" calcext:value-type="float">
            <text:p>1,9014084507</text:p>
          </table:table-cell>
          <table:table-cell table:formula="of:=+LOG([.A480];2)" office:value-type="float" office:value="11.237209960755" calcext:value-type="float">
            <text:p>11,2372099608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564" calcext:value-type="float">
            <text:p>2564</text:p>
          </table:table-cell>
          <table:table-cell table:formula="of:=+[.B481]/[.A481]" office:value-type="float" office:value="1.06169772256729" calcext:value-type="float">
            <text:p>1,0616977226</text:p>
          </table:table-cell>
          <table:table-cell table:formula="of:=+LOG([.A481];2)" office:value-type="float" office:value="11.2378074737231" calcext:value-type="float">
            <text:p>11,2378074737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4370" calcext:value-type="float">
            <text:p>4370</text:p>
          </table:table-cell>
          <table:table-cell table:formula="of:=+[.B482]/[.A482]" office:value-type="float" office:value="1.80280528052805" calcext:value-type="float">
            <text:p>1,8028052805</text:p>
          </table:table-cell>
          <table:table-cell table:formula="of:=+LOG([.A482];2)" office:value-type="float" office:value="11.243173983473" calcext:value-type="float">
            <text:p>11,2431739835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086" calcext:value-type="float">
            <text:p>3086</text:p>
          </table:table-cell>
          <table:table-cell table:formula="of:=+[.B483]/[.A483]" office:value-type="float" office:value="1.27257731958763" calcext:value-type="float">
            <text:p>1,2725773196</text:p>
          </table:table-cell>
          <table:table-cell table:formula="of:=+LOG([.A483];2)" office:value-type="float" office:value="11.2437690319619" calcext:value-type="float">
            <text:p>11,243769032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4590" calcext:value-type="float">
            <text:p>4590</text:p>
          </table:table-cell>
          <table:table-cell table:formula="of:=+[.B484]/[.A484]" office:value-type="float" office:value="1.89200329760923" calcext:value-type="float">
            <text:p>1,8920032976</text:p>
          </table:table-cell>
          <table:table-cell table:formula="of:=+LOG([.A484];2)" office:value-type="float" office:value="11.2443638351205" calcext:value-type="float">
            <text:p>11,2443638351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2911" calcext:value-type="float">
            <text:p>2911</text:p>
          </table:table-cell>
          <table:table-cell table:formula="of:=+[.B485]/[.A485]" office:value-type="float" office:value="1.19942315615987" calcext:value-type="float">
            <text:p>1,1994231562</text:p>
          </table:table-cell>
          <table:table-cell table:formula="of:=+LOG([.A485];2)" office:value-type="float" office:value="11.2449583931511" calcext:value-type="float">
            <text:p>11,2449583932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4590" calcext:value-type="float">
            <text:p>4590</text:p>
          </table:table-cell>
          <table:table-cell table:formula="of:=+[.B486]/[.A486]" office:value-type="float" office:value="1.88966652943598" calcext:value-type="float">
            <text:p>1,8896665294</text:p>
          </table:table-cell>
          <table:table-cell table:formula="of:=+LOG([.A486];2)" office:value-type="float" office:value="11.2461467746359" calcext:value-type="float">
            <text:p>11,2461467746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3133" calcext:value-type="float">
            <text:p>3133</text:p>
          </table:table-cell>
          <table:table-cell table:formula="of:=+[.B487]/[.A487]" office:value-type="float" office:value="1.28877005347594" calcext:value-type="float">
            <text:p>1,2887700535</text:p>
          </table:table-cell>
          <table:table-cell table:formula="of:=+LOG([.A487];2)" office:value-type="float" office:value="11.2473341780287" calcext:value-type="float">
            <text:p>11,247334178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788" calcext:value-type="float">
            <text:p>2788</text:p>
          </table:table-cell>
          <table:table-cell table:formula="of:=+[.B488]/[.A488]" office:value-type="float" office:value="1.1421548545678" calcext:value-type="float">
            <text:p>1,1421548546</text:p>
          </table:table-cell>
          <table:table-cell table:formula="of:=+LOG([.A488];2)" office:value-type="float" office:value="11.2532565797812" calcext:value-type="float">
            <text:p>11,2532565798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2405" calcext:value-type="float">
            <text:p>2405</text:p>
          </table:table-cell>
          <table:table-cell table:formula="of:=+[.B489]/[.A489]" office:value-type="float" office:value="0.984445354072861" calcext:value-type="float">
            <text:p>0,9844453541</text:p>
          </table:table-cell>
          <table:table-cell table:formula="of:=+LOG([.A489];2)" office:value-type="float" office:value="11.2544381482673" calcext:value-type="float">
            <text:p>11,254438148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2132" calcext:value-type="float">
            <text:p>2132</text:p>
          </table:table-cell>
          <table:table-cell table:formula="of:=+[.B490]/[.A490]" office:value-type="float" office:value="0.872340425531915" calcext:value-type="float">
            <text:p>0,8723404255</text:p>
          </table:table-cell>
          <table:table-cell table:formula="of:=+LOG([.A490];2)" office:value-type="float" office:value="11.2550285698187" calcext:value-type="float">
            <text:p>11,2550285698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3937" calcext:value-type="float">
            <text:p>3937</text:p>
          </table:table-cell>
          <table:table-cell table:formula="of:=+[.B491]/[.A491]" office:value-type="float" office:value="1.60301302931596" calcext:value-type="float">
            <text:p>1,6030130293</text:p>
          </table:table-cell>
          <table:table-cell table:formula="of:=+LOG([.A491];2)" office:value-type="float" office:value="11.2620948453702" calcext:value-type="float">
            <text:p>11,2620948454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4216" calcext:value-type="float">
            <text:p>4216</text:p>
          </table:table-cell>
          <table:table-cell table:formula="of:=+[.B492]/[.A492]" office:value-type="float" office:value="1.71451809678731" calcext:value-type="float">
            <text:p>1,7145180968</text:p>
          </table:table-cell>
          <table:table-cell table:formula="of:=+LOG([.A492];2)" office:value-type="float" office:value="11.2638560195961" calcext:value-type="float">
            <text:p>11,2638560196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183" calcext:value-type="float">
            <text:p>2183</text:p>
          </table:table-cell>
          <table:table-cell table:formula="of:=+[.B493]/[.A493]" office:value-type="float" office:value="0.88452188006483" calcext:value-type="float">
            <text:p>0,8845218801</text:p>
          </table:table-cell>
          <table:table-cell table:formula="of:=+LOG([.A493];2)" office:value-type="float" office:value="11.2691266791494" calcext:value-type="float">
            <text:p>11,269126679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362" calcext:value-type="float">
            <text:p>3362</text:p>
          </table:table-cell>
          <table:table-cell table:formula="of:=+[.B494]/[.A494]" office:value-type="float" office:value="1.35455278001612" calcext:value-type="float">
            <text:p>1,35455278</text:p>
          </table:table-cell>
          <table:table-cell table:formula="of:=+LOG([.A494];2)" office:value-type="float" office:value="11.2772874001304" calcext:value-type="float">
            <text:p>11,2772874001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417" calcext:value-type="float">
            <text:p>2417</text:p>
          </table:table-cell>
          <table:table-cell table:formula="of:=+[.B495]/[.A495]" office:value-type="float" office:value="0.970293054997993" calcext:value-type="float">
            <text:p>0,970293055</text:p>
          </table:table-cell>
          <table:table-cell table:formula="of:=+LOG([.A495];2)" office:value-type="float" office:value="11.2825093062408" calcext:value-type="float">
            <text:p>11,2825093062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3050" calcext:value-type="float">
            <text:p>3050</text:p>
          </table:table-cell>
          <table:table-cell table:formula="of:=+[.B496]/[.A496]" office:value-type="float" office:value="1.22146575891069" calcext:value-type="float">
            <text:p>1,2214657589</text:p>
          </table:table-cell>
          <table:table-cell table:formula="of:=+LOG([.A496];2)" office:value-type="float" office:value="11.2859801059282" calcext:value-type="float">
            <text:p>11,2859801059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3042" calcext:value-type="float">
            <text:p>3042</text:p>
          </table:table-cell>
          <table:table-cell table:formula="of:=+[.B497]/[.A497]" office:value-type="float" office:value="1.2177742193755" calcext:value-type="float">
            <text:p>1,2177742194</text:p>
          </table:table-cell>
          <table:table-cell table:formula="of:=+LOG([.A497];2)" office:value-type="float" office:value="11.286557761608" calcext:value-type="float">
            <text:p>11,2865577616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670" calcext:value-type="float">
            <text:p>2670</text:p>
          </table:table-cell>
          <table:table-cell table:formula="of:=+[.B498]/[.A498]" office:value-type="float" office:value="1.06205250596659" calcext:value-type="float">
            <text:p>1,062052506</text:p>
          </table:table-cell>
          <table:table-cell table:formula="of:=+LOG([.A498];2)" office:value-type="float" office:value="11.2957689344205" calcext:value-type="float">
            <text:p>11,2957689344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762" calcext:value-type="float">
            <text:p>4762</text:p>
          </table:table-cell>
          <table:table-cell table:formula="of:=+[.B499]/[.A499]" office:value-type="float" office:value="1.89118347895155" calcext:value-type="float">
            <text:p>1,891183479</text:p>
          </table:table-cell>
          <table:table-cell table:formula="of:=+LOG([.A499];2)" office:value-type="float" office:value="11.298062567719" calcext:value-type="float">
            <text:p>11,2980625677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700" calcext:value-type="float">
            <text:p>2700</text:p>
          </table:table-cell>
          <table:table-cell table:formula="of:=+[.B500]/[.A500]" office:value-type="float" office:value="1.07142857142857" calcext:value-type="float">
            <text:p>1,0714285714</text:p>
          </table:table-cell>
          <table:table-cell table:formula="of:=+LOG([.A500];2)" office:value-type="float" office:value="11.2992080183873" calcext:value-type="float">
            <text:p>11,2992080184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2758" calcext:value-type="float">
            <text:p>2758</text:p>
          </table:table-cell>
          <table:table-cell table:formula="of:=+[.B501]/[.A501]" office:value-type="float" office:value="1.09054962435745" calcext:value-type="float">
            <text:p>1,0905496244</text:p>
          </table:table-cell>
          <table:table-cell table:formula="of:=+LOG([.A501];2)" office:value-type="float" office:value="11.3043513216632" calcext:value-type="float">
            <text:p>11,3043513217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4704" calcext:value-type="float">
            <text:p>4704</text:p>
          </table:table-cell>
          <table:table-cell table:formula="of:=+[.B502]/[.A502]" office:value-type="float" office:value="1.85708645874457" calcext:value-type="float">
            <text:p>1,8570864587</text:p>
          </table:table-cell>
          <table:table-cell table:formula="of:=+LOG([.A502];2)" office:value-type="float" office:value="11.3066313617125" calcext:value-type="float">
            <text:p>11,3066313617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2877" calcext:value-type="float">
            <text:p>2877</text:p>
          </table:table-cell>
          <table:table-cell table:formula="of:=+[.B503]/[.A503]" office:value-type="float" office:value="1.1353591160221" calcext:value-type="float">
            <text:p>1,135359116</text:p>
          </table:table-cell>
          <table:table-cell table:formula="of:=+LOG([.A503];2)" office:value-type="float" office:value="11.3072008091408" calcext:value-type="float">
            <text:p>11,3072008091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214" calcext:value-type="float">
            <text:p>2214</text:p>
          </table:table-cell>
          <table:table-cell table:formula="of:=+[.B504]/[.A504]" office:value-type="float" office:value="0.872340425531915" calcext:value-type="float">
            <text:p>0,8723404255</text:p>
          </table:table-cell>
          <table:table-cell table:formula="of:=+LOG([.A504];2)" office:value-type="float" office:value="11.3094763538411" calcext:value-type="float">
            <text:p>11,3094763538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235" calcext:value-type="float">
            <text:p>2235</text:p>
          </table:table-cell>
          <table:table-cell table:formula="of:=+[.B505]/[.A505]" office:value-type="float" office:value="0.87992125984252" calcext:value-type="float">
            <text:p>0,8799212598</text:p>
          </table:table-cell>
          <table:table-cell table:formula="of:=+LOG([.A505];2)" office:value-type="float" office:value="11.3106127816595" calcext:value-type="float">
            <text:p>11,310612781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262" calcext:value-type="float">
            <text:p>2262</text:p>
          </table:table-cell>
          <table:table-cell table:formula="of:=+[.B506]/[.A506]" office:value-type="float" office:value="0.888452474469757" calcext:value-type="float">
            <text:p>0,8884524745</text:p>
          </table:table-cell>
          <table:table-cell table:formula="of:=+LOG([.A506];2)" office:value-type="float" office:value="11.3140167039014" calcext:value-type="float">
            <text:p>11,314016703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582" calcext:value-type="float">
            <text:p>3582</text:p>
          </table:table-cell>
          <table:table-cell table:formula="of:=+[.B507]/[.A507]" office:value-type="float" office:value="1.40470588235294" calcext:value-type="float">
            <text:p>1,4047058824</text:p>
          </table:table-cell>
          <table:table-cell table:formula="of:=+LOG([.A507];2)" office:value-type="float" office:value="11.3162815317462" calcext:value-type="float">
            <text:p>11,3162815317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3105" calcext:value-type="float">
            <text:p>3105</text:p>
          </table:table-cell>
          <table:table-cell table:formula="of:=+[.B508]/[.A508]" office:value-type="float" office:value="1.21669278996865" calcext:value-type="float">
            <text:p>1,21669279</text:p>
          </table:table-cell>
          <table:table-cell table:formula="of:=+LOG([.A508];2)" office:value-type="float" office:value="11.3174126137649" calcext:value-type="float">
            <text:p>11,3174126138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4113" calcext:value-type="float">
            <text:p>4113</text:p>
          </table:table-cell>
          <table:table-cell table:formula="of:=+[.B509]/[.A509]" office:value-type="float" office:value="1.61041503523884" calcext:value-type="float">
            <text:p>1,6104150352</text:p>
          </table:table-cell>
          <table:table-cell table:formula="of:=+LOG([.A509];2)" office:value-type="float" office:value="11.3185428097027" calcext:value-type="float">
            <text:p>11,3185428097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78" calcext:value-type="float">
            <text:p>2678</text:p>
          </table:table-cell>
          <table:table-cell table:formula="of:=+[.B510]/[.A510]" office:value-type="float" office:value="1.04486929379633" calcext:value-type="float">
            <text:p>1,0448692938</text:p>
          </table:table-cell>
          <table:table-cell table:formula="of:=+LOG([.A510];2)" office:value-type="float" office:value="11.3236177632916" calcext:value-type="float">
            <text:p>11,3236177633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4493" calcext:value-type="float">
            <text:p>4493</text:p>
          </table:table-cell>
          <table:table-cell table:formula="of:=+[.B511]/[.A511]" office:value-type="float" office:value="1.75097427903352" calcext:value-type="float">
            <text:p>1,750974279</text:p>
          </table:table-cell>
          <table:table-cell table:formula="of:=+LOG([.A511];2)" office:value-type="float" office:value="11.3253054550897" calcext:value-type="float">
            <text:p>11,3253054551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2307" calcext:value-type="float">
            <text:p>2307</text:p>
          </table:table-cell>
          <table:table-cell table:formula="of:=+[.B512]/[.A512]" office:value-type="float" office:value="0.89696734059098" calcext:value-type="float">
            <text:p>0,8969673406</text:p>
          </table:table-cell>
          <table:table-cell table:formula="of:=+LOG([.A512];2)" office:value-type="float" office:value="11.3286749273279" calcext:value-type="float">
            <text:p>11,3286749273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4858" calcext:value-type="float">
            <text:p>4858</text:p>
          </table:table-cell>
          <table:table-cell table:formula="of:=+[.B513]/[.A513]" office:value-type="float" office:value="1.88513775708188" calcext:value-type="float">
            <text:p>1,8851377571</text:p>
          </table:table-cell>
          <table:table-cell table:formula="of:=+LOG([.A513];2)" office:value-type="float" office:value="11.3314768218596" calcext:value-type="float">
            <text:p>11,331476821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485" calcext:value-type="float">
            <text:p>2485</text:p>
          </table:table-cell>
          <table:table-cell table:formula="of:=+[.B514]/[.A514]" office:value-type="float" office:value="0.955769230769231" calcext:value-type="float">
            <text:p>0,9557692308</text:p>
          </table:table-cell>
          <table:table-cell table:formula="of:=+LOG([.A514];2)" office:value-type="float" office:value="11.3442959079158" calcext:value-type="float">
            <text:p>11,3442959079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4686" calcext:value-type="float">
            <text:p>4686</text:p>
          </table:table-cell>
          <table:table-cell table:formula="of:=+[.B515]/[.A515]" office:value-type="float" office:value="1.80023050326546" calcext:value-type="float">
            <text:p>1,8002305033</text:p>
          </table:table-cell>
          <table:table-cell table:formula="of:=+LOG([.A515];2)" office:value-type="float" office:value="11.3459595964041" calcext:value-type="float">
            <text:p>11,3459595964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4182" calcext:value-type="float">
            <text:p>4182</text:p>
          </table:table-cell>
          <table:table-cell table:formula="of:=+[.B516]/[.A516]" office:value-type="float" office:value="1.60352760736196" calcext:value-type="float">
            <text:p>1,6035276074</text:p>
          </table:table-cell>
          <table:table-cell table:formula="of:=+LOG([.A516];2)" office:value-type="float" office:value="11.3487281542311" calcext:value-type="float">
            <text:p>11,3487281542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2285" calcext:value-type="float">
            <text:p>2285</text:p>
          </table:table-cell>
          <table:table-cell table:formula="of:=+[.B517]/[.A517]" office:value-type="float" office:value="0.874473784921546" calcext:value-type="float">
            <text:p>0,8744737849</text:p>
          </table:table-cell>
          <table:table-cell table:formula="of:=+LOG([.A517];2)" office:value-type="float" office:value="11.35149140932" calcext:value-type="float">
            <text:p>11,3514914093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4254" calcext:value-type="float">
            <text:p>4254</text:p>
          </table:table-cell>
          <table:table-cell table:formula="of:=+[.B518]/[.A518]" office:value-type="float" office:value="1.61626139817629" calcext:value-type="float">
            <text:p>1,6162613982</text:p>
          </table:table-cell>
          <table:table-cell table:formula="of:=+LOG([.A518];2)" office:value-type="float" office:value="11.3619437737352" calcext:value-type="float">
            <text:p>11,3619437737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4122" calcext:value-type="float">
            <text:p>4122</text:p>
          </table:table-cell>
          <table:table-cell table:formula="of:=+[.B519]/[.A519]" office:value-type="float" office:value="1.56254738438211" calcext:value-type="float">
            <text:p>1,5625473844</text:p>
          </table:table-cell>
          <table:table-cell table:formula="of:=+LOG([.A519];2)" office:value-type="float" office:value="11.3652288492515" calcext:value-type="float">
            <text:p>11,3652288493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5003" calcext:value-type="float">
            <text:p>5003</text:p>
          </table:table-cell>
          <table:table-cell table:formula="of:=+[.B520]/[.A520]" office:value-type="float" office:value="1.89364118092354" calcext:value-type="float">
            <text:p>1,8936411809</text:p>
          </table:table-cell>
          <table:table-cell table:formula="of:=+LOG([.A520];2)" office:value-type="float" office:value="11.3674147512468" calcext:value-type="float">
            <text:p>11,3674147512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4307" calcext:value-type="float">
            <text:p>4307</text:p>
          </table:table-cell>
          <table:table-cell table:formula="of:=+[.B521]/[.A521]" office:value-type="float" office:value="1.62835538752363" calcext:value-type="float">
            <text:p>1,6283553875</text:p>
          </table:table-cell>
          <table:table-cell table:formula="of:=+LOG([.A521];2)" office:value-type="float" office:value="11.3690520070014" calcext:value-type="float">
            <text:p>11,369052007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5013" calcext:value-type="float">
            <text:p>5013</text:p>
          </table:table-cell>
          <table:table-cell table:formula="of:=+[.B522]/[.A522]" office:value-type="float" office:value="1.88955898982284" calcext:value-type="float">
            <text:p>1,8895589898</text:p>
          </table:table-cell>
          <table:table-cell table:formula="of:=+LOG([.A522];2)" office:value-type="float" office:value="11.3734089602287" calcext:value-type="float">
            <text:p>11,3734089602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3047" calcext:value-type="float">
            <text:p>3047</text:p>
          </table:table-cell>
          <table:table-cell table:formula="of:=+[.B523]/[.A523]" office:value-type="float" office:value="1.14721385542169" calcext:value-type="float">
            <text:p>1,1472138554</text:p>
          </table:table-cell>
          <table:table-cell table:formula="of:=+LOG([.A523];2)" office:value-type="float" office:value="11.3750394313469" calcext:value-type="float">
            <text:p>11,3750394313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296" calcext:value-type="float">
            <text:p>2296</text:p>
          </table:table-cell>
          <table:table-cell table:formula="of:=+[.B524]/[.A524]" office:value-type="float" office:value="0.862833521232619" calcext:value-type="float">
            <text:p>0,8628335212</text:p>
          </table:table-cell>
          <table:table-cell table:formula="of:=+LOG([.A524];2)" office:value-type="float" office:value="11.3777527950222" calcext:value-type="float">
            <text:p>11,377752795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2316" calcext:value-type="float">
            <text:p>2316</text:p>
          </table:table-cell>
          <table:table-cell table:formula="of:=+[.B525]/[.A525]" office:value-type="float" office:value="0.869369369369369" calcext:value-type="float">
            <text:p>0,8693693694</text:p>
          </table:table-cell>
          <table:table-cell table:formula="of:=+LOG([.A525];2)" office:value-type="float" office:value="11.3793783670713" calcext:value-type="float">
            <text:p>11,3793783671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356" calcext:value-type="float">
            <text:p>2356</text:p>
          </table:table-cell>
          <table:table-cell table:formula="of:=+[.B526]/[.A526]" office:value-type="float" office:value="0.882397003745318" calcext:value-type="float">
            <text:p>0,8823970037</text:p>
          </table:table-cell>
          <table:table-cell table:formula="of:=+LOG([.A526];2)" office:value-type="float" office:value="11.3826240265749" calcext:value-type="float">
            <text:p>11,3826240266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5059" calcext:value-type="float">
            <text:p>5059</text:p>
          </table:table-cell>
          <table:table-cell table:formula="of:=+[.B527]/[.A527]" office:value-type="float" office:value="1.89050822122571" calcext:value-type="float">
            <text:p>1,8905082212</text:p>
          </table:table-cell>
          <table:table-cell table:formula="of:=+LOG([.A527];2)" office:value-type="float" office:value="11.3858624006415" calcext:value-type="float">
            <text:p>11,3858624006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819" calcext:value-type="float">
            <text:p>2819</text:p>
          </table:table-cell>
          <table:table-cell table:formula="of:=+[.B528]/[.A528]" office:value-type="float" office:value="1.05265123226288" calcext:value-type="float">
            <text:p>1,0526512323</text:p>
          </table:table-cell>
          <table:table-cell table:formula="of:=+LOG([.A528];2)" office:value-type="float" office:value="11.3869402453243" calcext:value-type="float">
            <text:p>11,3869402453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071" calcext:value-type="float">
            <text:p>3071</text:p>
          </table:table-cell>
          <table:table-cell table:formula="of:=+[.B529]/[.A529]" office:value-type="float" office:value="1.14163568773234" calcext:value-type="float">
            <text:p>1,1416356877</text:p>
          </table:table-cell>
          <table:table-cell table:formula="of:=+LOG([.A529];2)" office:value-type="float" office:value="11.393390457444" calcext:value-type="float">
            <text:p>11,3933904574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4707" calcext:value-type="float">
            <text:p>4707</text:p>
          </table:table-cell>
          <table:table-cell table:formula="of:=+[.B530]/[.A530]" office:value-type="float" office:value="1.74721603563474" calcext:value-type="float">
            <text:p>1,7472160356</text:p>
          </table:table-cell>
          <table:table-cell table:formula="of:=+LOG([.A530];2)" office:value-type="float" office:value="11.3955341354623" calcext:value-type="float">
            <text:p>11,3955341355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3787" calcext:value-type="float">
            <text:p>3787</text:p>
          </table:table-cell>
          <table:table-cell table:formula="of:=+[.B531]/[.A531]" office:value-type="float" office:value="1.39844903988183" calcext:value-type="float">
            <text:p>1,3984490399</text:p>
          </table:table-cell>
          <table:table-cell table:formula="of:=+LOG([.A531];2)" office:value-type="float" office:value="11.403012023575" calcext:value-type="float">
            <text:p>11,4030120236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418" calcext:value-type="float">
            <text:p>2418</text:p>
          </table:table-cell>
          <table:table-cell table:formula="of:=+[.B532]/[.A532]" office:value-type="float" office:value="0.892909896602659" calcext:value-type="float">
            <text:p>0,8929098966</text:p>
          </table:table-cell>
          <table:table-cell table:formula="of:=+LOG([.A532];2)" office:value-type="float" office:value="11.403012023575" calcext:value-type="float">
            <text:p>11,4030120236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4473" calcext:value-type="float">
            <text:p>4473</text:p>
          </table:table-cell>
          <table:table-cell table:formula="of:=+[.B533]/[.A533]" office:value-type="float" office:value="1.65116279069767" calcext:value-type="float">
            <text:p>1,6511627907</text:p>
          </table:table-cell>
          <table:table-cell table:formula="of:=+LOG([.A533];2)" office:value-type="float" office:value="11.403544678202" calcext:value-type="float">
            <text:p>11,4035446782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5131" calcext:value-type="float">
            <text:p>5131</text:p>
          </table:table-cell>
          <table:table-cell table:formula="of:=+[.B534]/[.A534]" office:value-type="float" office:value="1.89265953522685" calcext:value-type="float">
            <text:p>1,8926595352</text:p>
          </table:table-cell>
          <table:table-cell table:formula="of:=+LOG([.A534];2)" office:value-type="float" office:value="11.4046093978377" calcext:value-type="float">
            <text:p>11,4046093978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3185" calcext:value-type="float">
            <text:p>3185</text:p>
          </table:table-cell>
          <table:table-cell table:formula="of:=+[.B535]/[.A535]" office:value-type="float" office:value="1.16966580976864" calcext:value-type="float">
            <text:p>1,1696658098</text:p>
          </table:table-cell>
          <table:table-cell table:formula="of:=+LOG([.A535];2)" office:value-type="float" office:value="11.4109812670438" calcext:value-type="float">
            <text:p>11,410981267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5198" calcext:value-type="float">
            <text:p>5198</text:p>
          </table:table-cell>
          <table:table-cell table:formula="of:=+[.B536]/[.A536]" office:value-type="float" office:value="1.90542521994135" calcext:value-type="float">
            <text:p>1,9054252199</text:p>
          </table:table-cell>
          <table:table-cell table:formula="of:=+LOG([.A536];2)" office:value-type="float" office:value="11.4136279290242" calcext:value-type="float">
            <text:p>11,413627929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819" calcext:value-type="float">
            <text:p>2819</text:p>
          </table:table-cell>
          <table:table-cell table:formula="of:=+[.B537]/[.A537]" office:value-type="float" office:value="1.03146725210392" calcext:value-type="float">
            <text:p>1,0314672521</text:p>
          </table:table-cell>
          <table:table-cell table:formula="of:=+LOG([.A537];2)" office:value-type="float" office:value="11.4162697445232" calcext:value-type="float">
            <text:p>11,4162697445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4533" calcext:value-type="float">
            <text:p>4533</text:p>
          </table:table-cell>
          <table:table-cell table:formula="of:=+[.B538]/[.A538]" office:value-type="float" office:value="1.65740402193784" calcext:value-type="float">
            <text:p>1,6574040219</text:p>
          </table:table-cell>
          <table:table-cell table:formula="of:=+LOG([.A538];2)" office:value-type="float" office:value="11.4173251176799" calcext:value-type="float">
            <text:p>11,4173251177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981" calcext:value-type="float">
            <text:p>2981</text:p>
          </table:table-cell>
          <table:table-cell table:formula="of:=+[.B539]/[.A539]" office:value-type="float" office:value="1.085183836913" calcext:value-type="float">
            <text:p>1,0851838369</text:p>
          </table:table-cell>
          <table:table-cell table:formula="of:=+LOG([.A539];2)" office:value-type="float" office:value="11.4236411950759" calcext:value-type="float">
            <text:p>11,4236411951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5001" calcext:value-type="float">
            <text:p>5001</text:p>
          </table:table-cell>
          <table:table-cell table:formula="of:=+[.B540]/[.A540]" office:value-type="float" office:value="1.80737260571016" calcext:value-type="float">
            <text:p>1,8073726057</text:p>
          </table:table-cell>
          <table:table-cell table:formula="of:=+LOG([.A540];2)" office:value-type="float" office:value="11.43410692861" calcext:value-type="float">
            <text:p>11,4341069286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5298" calcext:value-type="float">
            <text:p>5298</text:p>
          </table:table-cell>
          <table:table-cell table:formula="of:=+[.B541]/[.A541]" office:value-type="float" office:value="1.91401734104046" calcext:value-type="float">
            <text:p>1,914017341</text:p>
          </table:table-cell>
          <table:table-cell table:formula="of:=+LOG([.A541];2)" office:value-type="float" office:value="11.4346282276367" calcext:value-type="float">
            <text:p>11,4346282276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5236" calcext:value-type="float">
            <text:p>5236</text:p>
          </table:table-cell>
          <table:table-cell table:formula="of:=+[.B542]/[.A542]" office:value-type="float" office:value="1.89161849710983" calcext:value-type="float">
            <text:p>1,8916184971</text:p>
          </table:table-cell>
          <table:table-cell table:formula="of:=+LOG([.A542];2)" office:value-type="float" office:value="11.4346282276367" calcext:value-type="float">
            <text:p>11,4346282276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3270" calcext:value-type="float">
            <text:p>3270</text:p>
          </table:table-cell>
          <table:table-cell table:formula="of:=+[.B543]/[.A543]" office:value-type="float" office:value="1.17752970831833" calcext:value-type="float">
            <text:p>1,1775297083</text:p>
          </table:table-cell>
          <table:table-cell table:formula="of:=+LOG([.A543];2)" office:value-type="float" office:value="11.4393114618188" calcext:value-type="float">
            <text:p>11,4393114618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962" calcext:value-type="float">
            <text:p>2962</text:p>
          </table:table-cell>
          <table:table-cell table:formula="of:=+[.B544]/[.A544]" office:value-type="float" office:value="1.06508450197771" calcext:value-type="float">
            <text:p>1,065084502</text:p>
          </table:table-cell>
          <table:table-cell table:formula="of:=+LOG([.A544];2)" office:value-type="float" office:value="11.4413880293467" calcext:value-type="float">
            <text:p>11,4413880293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443" calcext:value-type="float">
            <text:p>2443</text:p>
          </table:table-cell>
          <table:table-cell table:formula="of:=+[.B545]/[.A545]" office:value-type="float" office:value="0.877514367816092" calcext:value-type="float">
            <text:p>0,8775143678</text:p>
          </table:table-cell>
          <table:table-cell table:formula="of:=+LOG([.A545];2)" office:value-type="float" office:value="11.4429434958487" calcext:value-type="float">
            <text:p>11,4429434958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3840" calcext:value-type="float">
            <text:p>3840</text:p>
          </table:table-cell>
          <table:table-cell table:formula="of:=+[.B546]/[.A546]" office:value-type="float" office:value="1.37931034482759" calcext:value-type="float">
            <text:p>1,3793103448</text:p>
          </table:table-cell>
          <table:table-cell table:formula="of:=+LOG([.A546];2)" office:value-type="float" office:value="11.4429434958487" calcext:value-type="float">
            <text:p>11,4429434958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4956" calcext:value-type="float">
            <text:p>4956</text:p>
          </table:table-cell>
          <table:table-cell table:formula="of:=+[.B547]/[.A547]" office:value-type="float" office:value="1.77889447236181" calcext:value-type="float">
            <text:p>1,7788944724</text:p>
          </table:table-cell>
          <table:table-cell table:formula="of:=+LOG([.A547];2)" office:value-type="float" office:value="11.4439795426013" calcext:value-type="float">
            <text:p>11,4439795426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4763" calcext:value-type="float">
            <text:p>4763</text:p>
          </table:table-cell>
          <table:table-cell table:formula="of:=+[.B548]/[.A548]" office:value-type="float" office:value="1.70900609974883" calcext:value-type="float">
            <text:p>1,7090060997</text:p>
          </table:table-cell>
          <table:table-cell table:formula="of:=+LOG([.A548];2)" office:value-type="float" office:value="11.4444972871038" calcext:value-type="float">
            <text:p>11,444497287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5304" calcext:value-type="float">
            <text:p>5304</text:p>
          </table:table-cell>
          <table:table-cell table:formula="of:=+[.B549]/[.A549]" office:value-type="float" office:value="1.9010752688172" calcext:value-type="float">
            <text:p>1,9010752688</text:p>
          </table:table-cell>
          <table:table-cell table:formula="of:=+LOG([.A549];2)" office:value-type="float" office:value="11.4460494067166" calcext:value-type="float">
            <text:p>11,4460494067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2888" calcext:value-type="float">
            <text:p>2888</text:p>
          </table:table-cell>
          <table:table-cell table:formula="of:=+[.B550]/[.A550]" office:value-type="float" office:value="1.02922309337135" calcext:value-type="float">
            <text:p>1,0292230934</text:p>
          </table:table-cell>
          <table:table-cell table:formula="of:=+LOG([.A550];2)" office:value-type="float" office:value="11.4542992936199" calcext:value-type="float">
            <text:p>11,4542992936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4504" calcext:value-type="float">
            <text:p>4504</text:p>
          </table:table-cell>
          <table:table-cell table:formula="of:=+[.B551]/[.A551]" office:value-type="float" office:value="1.60284697508897" calcext:value-type="float">
            <text:p>1,6028469751</text:p>
          </table:table-cell>
          <table:table-cell table:formula="of:=+LOG([.A551];2)" office:value-type="float" office:value="11.4563544151083" calcext:value-type="float">
            <text:p>11,4563544151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571" calcext:value-type="float">
            <text:p>2571</text:p>
          </table:table-cell>
          <table:table-cell table:formula="of:=+[.B552]/[.A552]" office:value-type="float" office:value="0.9136460554371" calcext:value-type="float">
            <text:p>0,9136460554</text:p>
          </table:table-cell>
          <table:table-cell table:formula="of:=+LOG([.A552];2)" office:value-type="float" office:value="11.4584066132365" calcext:value-type="float">
            <text:p>11,4584066132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3953" calcext:value-type="float">
            <text:p>3953</text:p>
          </table:table-cell>
          <table:table-cell table:formula="of:=+[.B553]/[.A553]" office:value-type="float" office:value="1.40426287744227" calcext:value-type="float">
            <text:p>1,4042628774</text:p>
          </table:table-cell>
          <table:table-cell table:formula="of:=+LOG([.A553];2)" office:value-type="float" office:value="11.4589192069676" calcext:value-type="float">
            <text:p>11,458919207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5307" calcext:value-type="float">
            <text:p>5307</text:p>
          </table:table-cell>
          <table:table-cell table:formula="of:=+[.B554]/[.A554]" office:value-type="float" office:value="1.8839190628328" calcext:value-type="float">
            <text:p>1,8839190628</text:p>
          </table:table-cell>
          <table:table-cell table:formula="of:=+LOG([.A554];2)" office:value-type="float" office:value="11.4599438483749" calcext:value-type="float">
            <text:p>11,4599438484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3267" calcext:value-type="float">
            <text:p>3267</text:p>
          </table:table-cell>
          <table:table-cell table:formula="of:=+[.B555]/[.A555]" office:value-type="float" office:value="1.15768958185684" calcext:value-type="float">
            <text:p>1,1576895819</text:p>
          </table:table-cell>
          <table:table-cell table:formula="of:=+LOG([.A555];2)" office:value-type="float" office:value="11.4625022725973" calcext:value-type="float">
            <text:p>11,4625022726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4293" calcext:value-type="float">
            <text:p>4293</text:p>
          </table:table-cell>
          <table:table-cell table:formula="of:=+[.B556]/[.A556]" office:value-type="float" office:value="1.51857092324018" calcext:value-type="float">
            <text:p>1,5185709232</text:p>
          </table:table-cell>
          <table:table-cell table:formula="of:=+LOG([.A556];2)" office:value-type="float" office:value="11.4650561678312" calcext:value-type="float">
            <text:p>11,4650561678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2510" calcext:value-type="float">
            <text:p>2510</text:p>
          </table:table-cell>
          <table:table-cell table:formula="of:=+[.B557]/[.A557]" office:value-type="float" office:value="0.887553041018387" calcext:value-type="float">
            <text:p>0,887553041</text:p>
          </table:table-cell>
          <table:table-cell table:formula="of:=+LOG([.A557];2)" office:value-type="float" office:value="11.4655664048094" calcext:value-type="float">
            <text:p>11,4655664048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3483" calcext:value-type="float">
            <text:p>3483</text:p>
          </table:table-cell>
          <table:table-cell table:formula="of:=+[.B558]/[.A558]" office:value-type="float" office:value="1.22770532252379" calcext:value-type="float">
            <text:p>1,2277053225</text:p>
          </table:table-cell>
          <table:table-cell table:formula="of:=+LOG([.A558];2)" office:value-type="float" office:value="11.4701504352744" calcext:value-type="float">
            <text:p>11,470150435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5406" calcext:value-type="float">
            <text:p>5406</text:p>
          </table:table-cell>
          <table:table-cell table:formula="of:=+[.B559]/[.A559]" office:value-type="float" office:value="1.90352112676056" calcext:value-type="float">
            <text:p>1,9035211268</text:p>
          </table:table-cell>
          <table:table-cell table:formula="of:=+LOG([.A559];2)" office:value-type="float" office:value="11.471675214392" calcext:value-type="float">
            <text:p>11,4716752144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577" calcext:value-type="float">
            <text:p>2577</text:p>
          </table:table-cell>
          <table:table-cell table:formula="of:=+[.B560]/[.A560]" office:value-type="float" office:value="0.90548137737175" calcext:value-type="float">
            <text:p>0,9054813774</text:p>
          </table:table-cell>
          <table:table-cell table:formula="of:=+LOG([.A560];2)" office:value-type="float" office:value="11.4747199465265" calcext:value-type="float">
            <text:p>11,4747199465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2572" calcext:value-type="float">
            <text:p>2572</text:p>
          </table:table-cell>
          <table:table-cell table:formula="of:=+[.B561]/[.A561]" office:value-type="float" office:value="0.902139600140302" calcext:value-type="float">
            <text:p>0,9021396001</text:p>
          </table:table-cell>
          <table:table-cell table:formula="of:=+LOG([.A561];2)" office:value-type="float" office:value="11.477252323938" calcext:value-type="float">
            <text:p>11,4772523239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3907" calcext:value-type="float">
            <text:p>3907</text:p>
          </table:table-cell>
          <table:table-cell table:formula="of:=+[.B562]/[.A562]" office:value-type="float" office:value="1.36991584852735" calcext:value-type="float">
            <text:p>1,3699158485</text:p>
          </table:table-cell>
          <table:table-cell table:formula="of:=+LOG([.A562];2)" office:value-type="float" office:value="11.4777582664439" calcext:value-type="float">
            <text:p>11,4777582664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5128" calcext:value-type="float">
            <text:p>5128</text:p>
          </table:table-cell>
          <table:table-cell table:formula="of:=+[.B563]/[.A563]" office:value-type="float" office:value="1.79551820728291" calcext:value-type="float">
            <text:p>1,7955182073</text:p>
          </table:table-cell>
          <table:table-cell table:formula="of:=+LOG([.A563];2)" office:value-type="float" office:value="11.4797802640291" calcext:value-type="float">
            <text:p>11,479780264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3141" calcext:value-type="float">
            <text:p>3141</text:p>
          </table:table-cell>
          <table:table-cell table:formula="of:=+[.B564]/[.A564]" office:value-type="float" office:value="1.09978991596639" calcext:value-type="float">
            <text:p>1,099789916</text:p>
          </table:table-cell>
          <table:table-cell table:formula="of:=+LOG([.A564];2)" office:value-type="float" office:value="11.4797802640291" calcext:value-type="float">
            <text:p>11,479780264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2837" calcext:value-type="float">
            <text:p>2837</text:p>
          </table:table-cell>
          <table:table-cell table:formula="of:=+[.B565]/[.A565]" office:value-type="float" office:value="0.991611324711639" calcext:value-type="float">
            <text:p>0,9916113247</text:p>
          </table:table-cell>
          <table:table-cell table:formula="of:=+LOG([.A565];2)" office:value-type="float" office:value="11.4823037823232" calcext:value-type="float">
            <text:p>11,4823037823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4807" calcext:value-type="float">
            <text:p>4807</text:p>
          </table:table-cell>
          <table:table-cell table:formula="of:=+[.B566]/[.A566]" office:value-type="float" office:value="1.67608089260809" calcext:value-type="float">
            <text:p>1,6760808926</text:p>
          </table:table-cell>
          <table:table-cell table:formula="of:=+LOG([.A566];2)" office:value-type="float" office:value="11.4858293087019" calcext:value-type="float">
            <text:p>11,4858293087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5471" calcext:value-type="float">
            <text:p>5471</text:p>
          </table:table-cell>
          <table:table-cell table:formula="of:=+[.B567]/[.A567]" office:value-type="float" office:value="1.90428123912287" calcext:value-type="float">
            <text:p>1,9042812391</text:p>
          </table:table-cell>
          <table:table-cell table:formula="of:=+LOG([.A567];2)" office:value-type="float" office:value="11.4883422775325" calcext:value-type="float">
            <text:p>11,4883422775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4860" calcext:value-type="float">
            <text:p>4860</text:p>
          </table:table-cell>
          <table:table-cell table:formula="of:=+[.B568]/[.A568]" office:value-type="float" office:value="1.6904347826087" calcext:value-type="float">
            <text:p>1,6904347826</text:p>
          </table:table-cell>
          <table:table-cell table:formula="of:=+LOG([.A568];2)" office:value-type="float" office:value="11.4893462407191" calcext:value-type="float">
            <text:p>11,489346240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5480" calcext:value-type="float">
            <text:p>5480</text:p>
          </table:table-cell>
          <table:table-cell table:formula="of:=+[.B569]/[.A569]" office:value-type="float" office:value="1.90277777777778" calcext:value-type="float">
            <text:p>1,9027777778</text:p>
          </table:table-cell>
          <table:table-cell table:formula="of:=+LOG([.A569];2)" office:value-type="float" office:value="11.4918530963297" calcext:value-type="float">
            <text:p>11,4918530963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5206" calcext:value-type="float">
            <text:p>5206</text:p>
          </table:table-cell>
          <table:table-cell table:formula="of:=+[.B570]/[.A570]" office:value-type="float" office:value="1.80575789108567" calcext:value-type="float">
            <text:p>1,8057578911</text:p>
          </table:table-cell>
          <table:table-cell table:formula="of:=+LOG([.A570];2)" office:value-type="float" office:value="11.4933551214949" calcext:value-type="float">
            <text:p>11,4933551215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3132" calcext:value-type="float">
            <text:p>3132</text:p>
          </table:table-cell>
          <table:table-cell table:formula="of:=+[.B571]/[.A571]" office:value-type="float" office:value="1.08523908523909" calcext:value-type="float">
            <text:p>1,0852390852</text:p>
          </table:table-cell>
          <table:table-cell table:formula="of:=+LOG([.A571];2)" office:value-type="float" office:value="11.4948555844912" calcext:value-type="float">
            <text:p>11,494855584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3544" calcext:value-type="float">
            <text:p>3544</text:p>
          </table:table-cell>
          <table:table-cell table:formula="of:=+[.B572]/[.A572]" office:value-type="float" office:value="1.2250259246457" calcext:value-type="float">
            <text:p>1,2250259246</text:p>
          </table:table-cell>
          <table:table-cell table:formula="of:=+LOG([.A572];2)" office:value-type="float" office:value="11.4983506079296" calcext:value-type="float">
            <text:p>11,4983506079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4103" calcext:value-type="float">
            <text:p>4103</text:p>
          </table:table-cell>
          <table:table-cell table:formula="of:=+[.B573]/[.A573]" office:value-type="float" office:value="1.4177608845888" calcext:value-type="float">
            <text:p>1,4177608846</text:p>
          </table:table-cell>
          <table:table-cell table:formula="of:=+LOG([.A573];2)" office:value-type="float" office:value="11.4988492065317" calcext:value-type="float">
            <text:p>11,4988492065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3965" calcext:value-type="float">
            <text:p>3965</text:p>
          </table:table-cell>
          <table:table-cell table:formula="of:=+[.B574]/[.A574]" office:value-type="float" office:value="1.36629910406616" calcext:value-type="float">
            <text:p>1,3662991041</text:p>
          </table:table-cell>
          <table:table-cell table:formula="of:=+LOG([.A574];2)" office:value-type="float" office:value="11.5028318040667" calcext:value-type="float">
            <text:p>11,5028318041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3360" calcext:value-type="float">
            <text:p>3360</text:p>
          </table:table-cell>
          <table:table-cell table:formula="of:=+[.B575]/[.A575]" office:value-type="float" office:value="1.15742335514985" calcext:value-type="float">
            <text:p>1,1574233551</text:p>
          </table:table-cell>
          <table:table-cell table:formula="of:=+LOG([.A575];2)" office:value-type="float" office:value="11.5033288566267" calcext:value-type="float">
            <text:p>11,5033288566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5578" calcext:value-type="float">
            <text:p>5578</text:p>
          </table:table-cell>
          <table:table-cell table:formula="of:=+[.B576]/[.A576]" office:value-type="float" office:value="1.91552197802198" calcext:value-type="float">
            <text:p>1,915521978</text:p>
          </table:table-cell>
          <table:table-cell table:formula="of:=+LOG([.A576];2)" office:value-type="float" office:value="11.5077946401987" calcext:value-type="float">
            <text:p>11,5077946402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611" calcext:value-type="float">
            <text:p>2611</text:p>
          </table:table-cell>
          <table:table-cell table:formula="of:=+[.B577]/[.A577]" office:value-type="float" office:value="0.896634615384615" calcext:value-type="float">
            <text:p>0,8966346154</text:p>
          </table:table-cell>
          <table:table-cell table:formula="of:=+LOG([.A577];2)" office:value-type="float" office:value="11.5077946401987" calcext:value-type="float">
            <text:p>11,5077946402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5530" calcext:value-type="float">
            <text:p>5530</text:p>
          </table:table-cell>
          <table:table-cell table:formula="of:=+[.B578]/[.A578]" office:value-type="float" office:value="1.89643347050754" calcext:value-type="float">
            <text:p>1,8964334705</text:p>
          </table:table-cell>
          <table:table-cell table:formula="of:=+LOG([.A578];2)" office:value-type="float" office:value="11.5097750043269" calcext:value-type="float">
            <text:p>11,5097750043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2614" calcext:value-type="float">
            <text:p>2614</text:p>
          </table:table-cell>
          <table:table-cell table:formula="of:=+[.B579]/[.A579]" office:value-type="float" office:value="0.89336978810663" calcext:value-type="float">
            <text:p>0,8933697881</text:p>
          </table:table-cell>
          <table:table-cell table:formula="of:=+LOG([.A579];2)" office:value-type="float" office:value="11.5147140541385" calcext:value-type="float">
            <text:p>11,5147140541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2797" calcext:value-type="float">
            <text:p>2797</text:p>
          </table:table-cell>
          <table:table-cell table:formula="of:=+[.B580]/[.A580]" office:value-type="float" office:value="0.955912508544087" calcext:value-type="float">
            <text:p>0,9559125085</text:p>
          </table:table-cell>
          <table:table-cell table:formula="of:=+LOG([.A580];2)" office:value-type="float" office:value="11.5147140541385" calcext:value-type="float">
            <text:p>11,5147140541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5513" calcext:value-type="float">
            <text:p>5513</text:p>
          </table:table-cell>
          <table:table-cell table:formula="of:=+[.B581]/[.A581]" office:value-type="float" office:value="1.88349846258968" calcext:value-type="float">
            <text:p>1,8834984626</text:p>
          </table:table-cell>
          <table:table-cell table:formula="of:=+LOG([.A581];2)" office:value-type="float" office:value="11.5152070304088" calcext:value-type="float">
            <text:p>11,5152070304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3121" calcext:value-type="float">
            <text:p>3121</text:p>
          </table:table-cell>
          <table:table-cell table:formula="of:=+[.B582]/[.A582]" office:value-type="float" office:value="1.06555138272448" calcext:value-type="float">
            <text:p>1,0655513827</text:p>
          </table:table-cell>
          <table:table-cell table:formula="of:=+LOG([.A582];2)" office:value-type="float" office:value="11.5161924778794" calcext:value-type="float">
            <text:p>11,5161924779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3095" calcext:value-type="float">
            <text:p>3095</text:p>
          </table:table-cell>
          <table:table-cell table:formula="of:=+[.B583]/[.A583]" office:value-type="float" office:value="1.0541553133515" calcext:value-type="float">
            <text:p>1,0541553134</text:p>
          </table:table-cell>
          <table:table-cell table:formula="of:=+LOG([.A583];2)" office:value-type="float" office:value="11.5196362528432" calcext:value-type="float">
            <text:p>11,5196362528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023" calcext:value-type="float">
            <text:p>3023</text:p>
          </table:table-cell>
          <table:table-cell table:formula="of:=+[.B584]/[.A584]" office:value-type="float" office:value="1.02578893790295" calcext:value-type="float">
            <text:p>1,0257889379</text:p>
          </table:table-cell>
          <table:table-cell table:formula="of:=+LOG([.A584];2)" office:value-type="float" office:value="11.525031345124" calcext:value-type="float">
            <text:p>11,525031345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457" calcext:value-type="float">
            <text:p>5457</text:p>
          </table:table-cell>
          <table:table-cell table:formula="of:=+[.B585]/[.A585]" office:value-type="float" office:value="1.84983050847458" calcext:value-type="float">
            <text:p>1,8498305085</text:p>
          </table:table-cell>
          <table:table-cell table:formula="of:=+LOG([.A585];2)" office:value-type="float" office:value="11.5264992391366" calcext:value-type="float">
            <text:p>11,5264992391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5584" calcext:value-type="float">
            <text:p>5584</text:p>
          </table:table-cell>
          <table:table-cell table:formula="of:=+[.B586]/[.A586]" office:value-type="float" office:value="1.89223991867164" calcext:value-type="float">
            <text:p>1,8922399187</text:p>
          </table:table-cell>
          <table:table-cell table:formula="of:=+LOG([.A586];2)" office:value-type="float" office:value="11.526988205432" calcext:value-type="float">
            <text:p>11,5269882054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2579" calcext:value-type="float">
            <text:p>2579</text:p>
          </table:table-cell>
          <table:table-cell table:formula="of:=+[.B587]/[.A587]" office:value-type="float" office:value="0.873644986449865" calcext:value-type="float">
            <text:p>0,8736449864</text:p>
          </table:table-cell>
          <table:table-cell table:formula="of:=+LOG([.A587];2)" office:value-type="float" office:value="11.5274770060604" calcext:value-type="float">
            <text:p>11,5274770061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4396" calcext:value-type="float">
            <text:p>4396</text:p>
          </table:table-cell>
          <table:table-cell table:formula="of:=+[.B588]/[.A588]" office:value-type="float" office:value="1.48613928329953" calcext:value-type="float">
            <text:p>1,4861392833</text:p>
          </table:table-cell>
          <table:table-cell table:formula="of:=+LOG([.A588];2)" office:value-type="float" office:value="11.5304063370991" calcext:value-type="float">
            <text:p>11,5304063371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123" calcext:value-type="float">
            <text:p>3123</text:p>
          </table:table-cell>
          <table:table-cell table:formula="of:=+[.B589]/[.A589]" office:value-type="float" office:value="1.05542412977357" calcext:value-type="float">
            <text:p>1,0554241298</text:p>
          </table:table-cell>
          <table:table-cell table:formula="of:=+LOG([.A589];2)" office:value-type="float" office:value="11.5308939811939" calcext:value-type="float">
            <text:p>11,5308939812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650" calcext:value-type="float">
            <text:p>3650</text:p>
          </table:table-cell>
          <table:table-cell table:formula="of:=+[.B590]/[.A590]" office:value-type="float" office:value="1.22854257825648" calcext:value-type="float">
            <text:p>1,2285425783</text:p>
          </table:table-cell>
          <table:table-cell table:formula="of:=+LOG([.A590];2)" office:value-type="float" office:value="11.5367328898354" calcext:value-type="float">
            <text:p>11,5367328898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629" calcext:value-type="float">
            <text:p>2629</text:p>
          </table:table-cell>
          <table:table-cell table:formula="of:=+[.B591]/[.A591]" office:value-type="float" office:value="0.884291960982173" calcext:value-type="float">
            <text:p>0,884291961</text:p>
          </table:table-cell>
          <table:table-cell table:formula="of:=+LOG([.A591];2)" office:value-type="float" office:value="11.5377037479076" calcext:value-type="float">
            <text:p>11,5377037479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671" calcext:value-type="float">
            <text:p>2671</text:p>
          </table:table-cell>
          <table:table-cell table:formula="of:=+[.B592]/[.A592]" office:value-type="float" office:value="0.896609600537093" calcext:value-type="float">
            <text:p>0,8966096005</text:p>
          </table:table-cell>
          <table:table-cell table:formula="of:=+LOG([.A592];2)" office:value-type="float" office:value="11.5406124082495" calcext:value-type="float">
            <text:p>11,5406124082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4874" calcext:value-type="float">
            <text:p>4874</text:p>
          </table:table-cell>
          <table:table-cell table:formula="of:=+[.B593]/[.A593]" office:value-type="float" office:value="1.6350218047635" calcext:value-type="float">
            <text:p>1,6350218048</text:p>
          </table:table-cell>
          <table:table-cell table:formula="of:=+LOG([.A593];2)" office:value-type="float" office:value="11.5415806599912" calcext:value-type="float">
            <text:p>11,54158066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5079" calcext:value-type="float">
            <text:p>5079</text:p>
          </table:table-cell>
          <table:table-cell table:formula="of:=+[.B594]/[.A594]" office:value-type="float" office:value="1.68513603185136" calcext:value-type="float">
            <text:p>1,6851360319</text:p>
          </table:table-cell>
          <table:table-cell table:formula="of:=+LOG([.A594];2)" office:value-type="float" office:value="11.5574637015978" calcext:value-type="float">
            <text:p>11,5574637016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771" calcext:value-type="float">
            <text:p>2771</text:p>
          </table:table-cell>
          <table:table-cell table:formula="of:=+[.B595]/[.A595]" office:value-type="float" office:value="0.916942422236929" calcext:value-type="float">
            <text:p>0,9169424222</text:p>
          </table:table-cell>
          <table:table-cell table:formula="of:=+LOG([.A595];2)" office:value-type="float" office:value="11.5612879451648" calcext:value-type="float">
            <text:p>11,5612879452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4484" calcext:value-type="float">
            <text:p>4484</text:p>
          </table:table-cell>
          <table:table-cell table:formula="of:=+[.B596]/[.A596]" office:value-type="float" office:value="1.47791694133158" calcext:value-type="float">
            <text:p>1,4779169413</text:p>
          </table:table-cell>
          <table:table-cell table:formula="of:=+LOG([.A596];2)" office:value-type="float" office:value="11.567005370247" calcext:value-type="float">
            <text:p>11,5670053702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5773" calcext:value-type="float">
            <text:p>5773</text:p>
          </table:table-cell>
          <table:table-cell table:formula="of:=+[.B597]/[.A597]" office:value-type="float" office:value="1.90276862228082" calcext:value-type="float">
            <text:p>1,9027686223</text:p>
          </table:table-cell>
          <table:table-cell table:formula="of:=+LOG([.A597];2)" office:value-type="float" office:value="11.567005370247" calcext:value-type="float">
            <text:p>11,5670053702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5528" calcext:value-type="float">
            <text:p>5528</text:p>
          </table:table-cell>
          <table:table-cell table:formula="of:=+[.B598]/[.A598]" office:value-type="float" office:value="1.82021731972341" calcext:value-type="float">
            <text:p>1,8202173197</text:p>
          </table:table-cell>
          <table:table-cell table:formula="of:=+LOG([.A598];2)" office:value-type="float" office:value="11.5684311931675" calcext:value-type="float">
            <text:p>11,5684311932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2827" calcext:value-type="float">
            <text:p>2827</text:p>
          </table:table-cell>
          <table:table-cell table:formula="of:=+[.B599]/[.A599]" office:value-type="float" office:value="0.930240210595591" calcext:value-type="float">
            <text:p>0,9302402106</text:p>
          </table:table-cell>
          <table:table-cell table:formula="of:=+LOG([.A599];2)" office:value-type="float" office:value="11.5693809595223" calcext:value-type="float">
            <text:p>11,569380959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678" calcext:value-type="float">
            <text:p>3678</text:p>
          </table:table-cell>
          <table:table-cell table:formula="of:=+[.B600]/[.A600]" office:value-type="float" office:value="1.20947056889181" calcext:value-type="float">
            <text:p>1,2094705689</text:p>
          </table:table-cell>
          <table:table-cell table:formula="of:=+LOG([.A600];2)" office:value-type="float" office:value="11.5703301010308" calcext:value-type="float">
            <text:p>11,570330101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852" calcext:value-type="float">
            <text:p>2852</text:p>
          </table:table-cell>
          <table:table-cell table:formula="of:=+[.B601]/[.A601]" office:value-type="float" office:value="0.936002625533311" calcext:value-type="float">
            <text:p>0,9360026255</text:p>
          </table:table-cell>
          <table:table-cell table:formula="of:=+LOG([.A601];2)" office:value-type="float" office:value="11.5731737846865" calcext:value-type="float">
            <text:p>11,5731737847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5609" calcext:value-type="float">
            <text:p>5609</text:p>
          </table:table-cell>
          <table:table-cell table:formula="of:=+[.B602]/[.A602]" office:value-type="float" office:value="1.84022309711286" calcext:value-type="float">
            <text:p>1,8402230971</text:p>
          </table:table-cell>
          <table:table-cell table:formula="of:=+LOG([.A602];2)" office:value-type="float" office:value="11.5736471874933" calcext:value-type="float">
            <text:p>11,5736471875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3389" calcext:value-type="float">
            <text:p>3389</text:p>
          </table:table-cell>
          <table:table-cell table:formula="of:=+[.B603]/[.A603]" office:value-type="float" office:value="1.11005568293482" calcext:value-type="float">
            <text:p>1,1100556829</text:p>
          </table:table-cell>
          <table:table-cell table:formula="of:=+LOG([.A603];2)" office:value-type="float" office:value="11.5760118742068" calcext:value-type="float">
            <text:p>11,5760118742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5130" calcext:value-type="float">
            <text:p>5130</text:p>
          </table:table-cell>
          <table:table-cell table:formula="of:=+[.B604]/[.A604]" office:value-type="float" office:value="1.67976424361493" calcext:value-type="float">
            <text:p>1,6797642436</text:p>
          </table:table-cell>
          <table:table-cell table:formula="of:=+LOG([.A604];2)" office:value-type="float" office:value="11.5764843467969" calcext:value-type="float">
            <text:p>11,5764843468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2782" calcext:value-type="float">
            <text:p>2782</text:p>
          </table:table-cell>
          <table:table-cell table:formula="of:=+[.B605]/[.A605]" office:value-type="float" office:value="0.90737116764514" calcext:value-type="float">
            <text:p>0,9073711676</text:p>
          </table:table-cell>
          <table:table-cell table:formula="of:=+LOG([.A605];2)" office:value-type="float" office:value="11.5821419816588" calcext:value-type="float">
            <text:p>11,5821419817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4901" calcext:value-type="float">
            <text:p>4901</text:p>
          </table:table-cell>
          <table:table-cell table:formula="of:=+[.B606]/[.A606]" office:value-type="float" office:value="1.5958971019212" calcext:value-type="float">
            <text:p>1,5958971019</text:p>
          </table:table-cell>
          <table:table-cell table:formula="of:=+LOG([.A606];2)" office:value-type="float" office:value="11.5844927969759" calcext:value-type="float">
            <text:p>11,584492797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3179" calcext:value-type="float">
            <text:p>3179</text:p>
          </table:table-cell>
          <table:table-cell table:formula="of:=+[.B607]/[.A607]" office:value-type="float" office:value="1.03247807729782" calcext:value-type="float">
            <text:p>1,0324780773</text:p>
          </table:table-cell>
          <table:table-cell table:formula="of:=+LOG([.A607];2)" office:value-type="float" office:value="11.5882461520448" calcext:value-type="float">
            <text:p>11,588246152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5880" calcext:value-type="float">
            <text:p>5880</text:p>
          </table:table-cell>
          <table:table-cell table:formula="of:=+[.B608]/[.A608]" office:value-type="float" office:value="1.90599675850891" calcext:value-type="float">
            <text:p>1,9059967585</text:p>
          </table:table-cell>
          <table:table-cell table:formula="of:=+LOG([.A608];2)" office:value-type="float" office:value="11.5910547740368" calcext:value-type="float">
            <text:p>11,59105477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11" calcext:value-type="float">
            <text:p>5911</text:p>
          </table:table-cell>
          <table:table-cell table:formula="of:=+[.B609]/[.A609]" office:value-type="float" office:value="1.90677419354839" calcext:value-type="float">
            <text:p>1,9067741935</text:p>
          </table:table-cell>
          <table:table-cell table:formula="of:=+LOG([.A609];2)" office:value-type="float" office:value="11.5980525001616" calcext:value-type="float">
            <text:p>11,5980525002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4326" calcext:value-type="float">
            <text:p>4326</text:p>
          </table:table-cell>
          <table:table-cell table:formula="of:=+[.B610]/[.A610]" office:value-type="float" office:value="1.39368556701031" calcext:value-type="float">
            <text:p>1,393685567</text:p>
          </table:table-cell>
          <table:table-cell table:formula="of:=+LOG([.A610];2)" office:value-type="float" office:value="11.5999128421871" calcext:value-type="float">
            <text:p>11,5999128422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506" calcext:value-type="float">
            <text:p>4506</text:p>
          </table:table-cell>
          <table:table-cell table:formula="of:=+[.B611]/[.A611]" office:value-type="float" office:value="1.4512077294686" calcext:value-type="float">
            <text:p>1,4512077295</text:p>
          </table:table-cell>
          <table:table-cell table:formula="of:=+LOG([.A611];2)" office:value-type="float" office:value="11.6003775531078" calcext:value-type="float">
            <text:p>11,6003775531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4117" calcext:value-type="float">
            <text:p>4117</text:p>
          </table:table-cell>
          <table:table-cell table:formula="of:=+[.B612]/[.A612]" office:value-type="float" office:value="1.32422000643294" calcext:value-type="float">
            <text:p>1,3242200064</text:p>
          </table:table-cell>
          <table:table-cell table:formula="of:=+LOG([.A612];2)" office:value-type="float" office:value="11.6022349013411" calcext:value-type="float">
            <text:p>11,6022349013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3065" calcext:value-type="float">
            <text:p>3065</text:p>
          </table:table-cell>
          <table:table-cell table:formula="of:=+[.B613]/[.A613]" office:value-type="float" office:value="0.984897172236504" calcext:value-type="float">
            <text:p>0,9848971722</text:p>
          </table:table-cell>
          <table:table-cell table:formula="of:=+LOG([.A613];2)" office:value-type="float" office:value="11.6036263449862" calcext:value-type="float">
            <text:p>11,603626345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2762" calcext:value-type="float">
            <text:p>2762</text:p>
          </table:table-cell>
          <table:table-cell table:formula="of:=+[.B614]/[.A614]" office:value-type="float" office:value="0.885824246311738" calcext:value-type="float">
            <text:p>0,8858242463</text:p>
          </table:table-cell>
          <table:table-cell table:formula="of:=+LOG([.A614];2)" office:value-type="float" office:value="11.6064052126978" calcext:value-type="float">
            <text:p>11,6064052127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5496" calcext:value-type="float">
            <text:p>5496</text:p>
          </table:table-cell>
          <table:table-cell table:formula="of:=+[.B615]/[.A615]" office:value-type="float" office:value="1.76210323821738" calcext:value-type="float">
            <text:p>1,7621032382</text:p>
          </table:table-cell>
          <table:table-cell table:formula="of:=+LOG([.A615];2)" office:value-type="float" office:value="11.6068678373742" calcext:value-type="float">
            <text:p>11,6068678374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4874" calcext:value-type="float">
            <text:p>4874</text:p>
          </table:table-cell>
          <table:table-cell table:formula="of:=+[.B616]/[.A616]" office:value-type="float" office:value="1.56117873158232" calcext:value-type="float">
            <text:p>1,5611787316</text:p>
          </table:table-cell>
          <table:table-cell table:formula="of:=+LOG([.A616];2)" office:value-type="float" office:value="11.6082548219779" calcext:value-type="float">
            <text:p>11,608254822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5372" calcext:value-type="float">
            <text:p>5372</text:p>
          </table:table-cell>
          <table:table-cell table:formula="of:=+[.B617]/[.A617]" office:value-type="float" office:value="1.71959026888604" calcext:value-type="float">
            <text:p>1,7195902689</text:p>
          </table:table-cell>
          <table:table-cell table:formula="of:=+LOG([.A617];2)" office:value-type="float" office:value="11.609178738142" calcext:value-type="float">
            <text:p>11,6091787381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031" calcext:value-type="float">
            <text:p>6031</text:p>
          </table:table-cell>
          <table:table-cell table:formula="of:=+[.B618]/[.A618]" office:value-type="float" office:value="1.92683706070288" calcext:value-type="float">
            <text:p>1,9268370607</text:p>
          </table:table-cell>
          <table:table-cell table:formula="of:=+LOG([.A618];2)" office:value-type="float" office:value="11.61194694182" calcext:value-type="float">
            <text:p>11,6119469418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345" calcext:value-type="float">
            <text:p>3345</text:p>
          </table:table-cell>
          <table:table-cell table:formula="of:=+[.B619]/[.A619]" office:value-type="float" office:value="1.06562599553998" calcext:value-type="float">
            <text:p>1,0656259955</text:p>
          </table:table-cell>
          <table:table-cell table:formula="of:=+LOG([.A619];2)" office:value-type="float" office:value="11.6160893135821" calcext:value-type="float">
            <text:p>11,6160893136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3562" calcext:value-type="float">
            <text:p>3562</text:p>
          </table:table-cell>
          <table:table-cell table:formula="of:=+[.B620]/[.A620]" office:value-type="float" office:value="1.13259141494436" calcext:value-type="float">
            <text:p>1,1325914149</text:p>
          </table:table-cell>
          <table:table-cell table:formula="of:=+LOG([.A620];2)" office:value-type="float" office:value="11.6188443017667" calcext:value-type="float">
            <text:p>11,6188443018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4234" calcext:value-type="float">
            <text:p>4234</text:p>
          </table:table-cell>
          <table:table-cell table:formula="of:=+[.B621]/[.A621]" office:value-type="float" office:value="1.34583598219962" calcext:value-type="float">
            <text:p>1,3458359822</text:p>
          </table:table-cell>
          <table:table-cell table:formula="of:=+LOG([.A621];2)" office:value-type="float" office:value="11.6193029554157" calcext:value-type="float">
            <text:p>11,6193029554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059" calcext:value-type="float">
            <text:p>6059</text:p>
          </table:table-cell>
          <table:table-cell table:formula="of:=+[.B622]/[.A622]" office:value-type="float" office:value="1.92410288980629" calcext:value-type="float">
            <text:p>1,9241028898</text:p>
          </table:table-cell>
          <table:table-cell table:formula="of:=+LOG([.A622];2)" office:value-type="float" office:value="11.6206780421354" calcext:value-type="float">
            <text:p>11,6206780421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819" calcext:value-type="float">
            <text:p>2819</text:p>
          </table:table-cell>
          <table:table-cell table:formula="of:=+[.B623]/[.A623]" office:value-type="float" office:value="0.893785668991757" calcext:value-type="float">
            <text:p>0,893785669</text:p>
          </table:table-cell>
          <table:table-cell table:formula="of:=+LOG([.A623];2)" office:value-type="float" office:value="11.6229669447905" calcext:value-type="float">
            <text:p>11,6229669448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3846" calcext:value-type="float">
            <text:p>3846</text:p>
          </table:table-cell>
          <table:table-cell table:formula="of:=+[.B624]/[.A624]" office:value-type="float" office:value="1.21747388414055" calcext:value-type="float">
            <text:p>1,2174738841</text:p>
          </table:table-cell>
          <table:table-cell table:formula="of:=+LOG([.A624];2)" office:value-type="float" office:value="11.6252522217469" calcext:value-type="float">
            <text:p>11,6252522217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962" calcext:value-type="float">
            <text:p>2962</text:p>
          </table:table-cell>
          <table:table-cell table:formula="of:=+[.B625]/[.A625]" office:value-type="float" office:value="0.936452734745495" calcext:value-type="float">
            <text:p>0,9364527347</text:p>
          </table:table-cell>
          <table:table-cell table:formula="of:=+LOG([.A625];2)" office:value-type="float" office:value="11.6270778405174" calcext:value-type="float">
            <text:p>11,627077840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3340" calcext:value-type="float">
            <text:p>3340</text:p>
          </table:table-cell>
          <table:table-cell table:formula="of:=+[.B626]/[.A626]" office:value-type="float" office:value="1.05495893872394" calcext:value-type="float">
            <text:p>1,0549589387</text:p>
          </table:table-cell>
          <table:table-cell table:formula="of:=+LOG([.A626];2)" office:value-type="float" office:value="11.6284455401372" calcext:value-type="float">
            <text:p>11,6284455401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5123" calcext:value-type="float">
            <text:p>5123</text:p>
          </table:table-cell>
          <table:table-cell table:formula="of:=+[.B627]/[.A627]" office:value-type="float" office:value="1.61710858585859" calcext:value-type="float">
            <text:p>1,6171085859</text:p>
          </table:table-cell>
          <table:table-cell table:formula="of:=+LOG([.A627];2)" office:value-type="float" office:value="11.6293566200796" calcext:value-type="float">
            <text:p>11,6293566201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3591" calcext:value-type="float">
            <text:p>3591</text:p>
          </table:table-cell>
          <table:table-cell table:formula="of:=+[.B628]/[.A628]" office:value-type="float" office:value="1.13316503628905" calcext:value-type="float">
            <text:p>1,1331650363</text:p>
          </table:table-cell>
          <table:table-cell table:formula="of:=+LOG([.A628];2)" office:value-type="float" office:value="11.6298119443822" calcext:value-type="float">
            <text:p>11,6298119444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4166" calcext:value-type="float">
            <text:p>4166</text:p>
          </table:table-cell>
          <table:table-cell table:formula="of:=+[.B629]/[.A629]" office:value-type="float" office:value="1.31295304128585" calcext:value-type="float">
            <text:p>1,3129530413</text:p>
          </table:table-cell>
          <table:table-cell table:formula="of:=+LOG([.A629];2)" office:value-type="float" office:value="11.6316318059176" calcext:value-type="float">
            <text:p>11,6316318059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2969" calcext:value-type="float">
            <text:p>2969</text:p>
          </table:table-cell>
          <table:table-cell table:formula="of:=+[.B630]/[.A630]" office:value-type="float" office:value="0.934529430280139" calcext:value-type="float">
            <text:p>0,9345294303</text:p>
          </table:table-cell>
          <table:table-cell table:formula="of:=+LOG([.A630];2)" office:value-type="float" office:value="11.6334493747135" calcext:value-type="float">
            <text:p>11,6334493747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4091" calcext:value-type="float">
            <text:p>4091</text:p>
          </table:table-cell>
          <table:table-cell table:formula="of:=+[.B631]/[.A631]" office:value-type="float" office:value="1.28566939032055" calcext:value-type="float">
            <text:p>1,2856693903</text:p>
          </table:table-cell>
          <table:table-cell table:formula="of:=+LOG([.A631];2)" office:value-type="float" office:value="11.635718120331" calcext:value-type="float">
            <text:p>11,6357181203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6035" calcext:value-type="float">
            <text:p>6035</text:p>
          </table:table-cell>
          <table:table-cell table:formula="of:=+[.B632]/[.A632]" office:value-type="float" office:value="1.89601005340873" calcext:value-type="float">
            <text:p>1,8960100534</text:p>
          </table:table-cell>
          <table:table-cell table:formula="of:=+LOG([.A632];2)" office:value-type="float" office:value="11.6361714416359" calcext:value-type="float">
            <text:p>11,6361714416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4123" calcext:value-type="float">
            <text:p>4123</text:p>
          </table:table-cell>
          <table:table-cell table:formula="of:=+[.B633]/[.A633]" office:value-type="float" office:value="1.28562519488619" calcext:value-type="float">
            <text:p>1,2856251949</text:p>
          </table:table-cell>
          <table:table-cell table:formula="of:=+LOG([.A633];2)" office:value-type="float" office:value="11.6470086384416" calcext:value-type="float">
            <text:p>11,6470086384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3189" calcext:value-type="float">
            <text:p>3189</text:p>
          </table:table-cell>
          <table:table-cell table:formula="of:=+[.B634]/[.A634]" office:value-type="float" office:value="0.99160447761194" calcext:value-type="float">
            <text:p>0,9916044776</text:p>
          </table:table-cell>
          <table:table-cell table:formula="of:=+LOG([.A634];2)" office:value-type="float" office:value="11.6510516911789" calcext:value-type="float">
            <text:p>11,6510516912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5618" calcext:value-type="float">
            <text:p>5618</text:p>
          </table:table-cell>
          <table:table-cell table:formula="of:=+[.B635]/[.A635]" office:value-type="float" office:value="1.74147551146931" calcext:value-type="float">
            <text:p>1,7414755115</text:p>
          </table:table-cell>
          <table:table-cell table:formula="of:=+LOG([.A635];2)" office:value-type="float" office:value="11.6555307231556" calcext:value-type="float">
            <text:p>11,6555307232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4737" calcext:value-type="float">
            <text:p>4737</text:p>
          </table:table-cell>
          <table:table-cell table:formula="of:=+[.B636]/[.A636]" office:value-type="float" office:value="1.46565594059406" calcext:value-type="float">
            <text:p>1,4656559406</text:p>
          </table:table-cell>
          <table:table-cell table:formula="of:=+LOG([.A636];2)" office:value-type="float" office:value="11.6582114827518" calcext:value-type="float">
            <text:p>11,6582114828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4258" calcext:value-type="float">
            <text:p>4258</text:p>
          </table:table-cell>
          <table:table-cell table:formula="of:=+[.B637]/[.A637]" office:value-type="float" office:value="1.31541550818659" calcext:value-type="float">
            <text:p>1,3154155082</text:p>
          </table:table-cell>
          <table:table-cell table:formula="of:=+LOG([.A637];2)" office:value-type="float" office:value="11.6604416502092" calcext:value-type="float">
            <text:p>11,6604416502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3661" calcext:value-type="float">
            <text:p>3661</text:p>
          </table:table-cell>
          <table:table-cell table:formula="of:=+[.B638]/[.A638]" office:value-type="float" office:value="1.12750230982445" calcext:value-type="float">
            <text:p>1,1275023098</text:p>
          </table:table-cell>
          <table:table-cell table:formula="of:=+LOG([.A638];2)" office:value-type="float" office:value="11.6648916692861" calcext:value-type="float">
            <text:p>11,6648916693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3841" calcext:value-type="float">
            <text:p>3841</text:p>
          </table:table-cell>
          <table:table-cell table:formula="of:=+[.B639]/[.A639]" office:value-type="float" office:value="1.18148262073208" calcext:value-type="float">
            <text:p>1,1814826207</text:p>
          </table:table-cell>
          <table:table-cell table:formula="of:=+LOG([.A639];2)" office:value-type="float" office:value="11.6666678406904" calcext:value-type="float">
            <text:p>11,6666678407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4598" calcext:value-type="float">
            <text:p>4598</text:p>
          </table:table-cell>
          <table:table-cell table:formula="of:=+[.B640]/[.A640]" office:value-type="float" office:value="1.41389913899139" calcext:value-type="float">
            <text:p>1,413899139</text:p>
          </table:table-cell>
          <table:table-cell table:formula="of:=+LOG([.A640];2)" office:value-type="float" office:value="11.667111542075" calcext:value-type="float">
            <text:p>11,6671115421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3715" calcext:value-type="float">
            <text:p>3715</text:p>
          </table:table-cell>
          <table:table-cell table:formula="of:=+[.B641]/[.A641]" office:value-type="float" office:value="1.14237392373924" calcext:value-type="float">
            <text:p>1,1423739237</text:p>
          </table:table-cell>
          <table:table-cell table:formula="of:=+LOG([.A641];2)" office:value-type="float" office:value="11.667111542075" calcext:value-type="float">
            <text:p>11,6671115421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5266" calcext:value-type="float">
            <text:p>5266</text:p>
          </table:table-cell>
          <table:table-cell table:formula="of:=+[.B642]/[.A642]" office:value-type="float" office:value="1.61831591886908" calcext:value-type="float">
            <text:p>1,6183159189</text:p>
          </table:table-cell>
          <table:table-cell table:formula="of:=+LOG([.A642];2)" office:value-type="float" office:value="11.6679985356725" calcext:value-type="float">
            <text:p>11,6679985357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3255" calcext:value-type="float">
            <text:p>3255</text:p>
          </table:table-cell>
          <table:table-cell table:formula="of:=+[.B643]/[.A643]" office:value-type="float" office:value="0.999079189686924" calcext:value-type="float">
            <text:p>0,9990791897</text:p>
          </table:table-cell>
          <table:table-cell table:formula="of:=+LOG([.A643];2)" office:value-type="float" office:value="11.6697708885255" calcext:value-type="float">
            <text:p>11,6697708885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4838" calcext:value-type="float">
            <text:p>4838</text:p>
          </table:table-cell>
          <table:table-cell table:formula="of:=+[.B644]/[.A644]" office:value-type="float" office:value="1.48450444921755" calcext:value-type="float">
            <text:p>1,4845044492</text:p>
          </table:table-cell>
          <table:table-cell table:formula="of:=+LOG([.A644];2)" office:value-type="float" office:value="11.6702136367386" calcext:value-type="float">
            <text:p>11,6702136367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6153" calcext:value-type="float">
            <text:p>6153</text:p>
          </table:table-cell>
          <table:table-cell table:formula="of:=+[.B645]/[.A645]" office:value-type="float" office:value="1.8828029375765" calcext:value-type="float">
            <text:p>1,8828029376</text:p>
          </table:table-cell>
          <table:table-cell table:formula="of:=+LOG([.A645];2)" office:value-type="float" office:value="11.6741922681457" calcext:value-type="float">
            <text:p>11,6741922681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5486" calcext:value-type="float">
            <text:p>5486</text:p>
          </table:table-cell>
          <table:table-cell table:formula="of:=+[.B646]/[.A646]" office:value-type="float" office:value="1.6756261453879" calcext:value-type="float">
            <text:p>1,6756261454</text:p>
          </table:table-cell>
          <table:table-cell table:formula="of:=+LOG([.A646];2)" office:value-type="float" office:value="11.6768386064742" calcext:value-type="float">
            <text:p>11,6768386065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5052" calcext:value-type="float">
            <text:p>5052</text:p>
          </table:table-cell>
          <table:table-cell table:formula="of:=+[.B647]/[.A647]" office:value-type="float" office:value="1.54212454212454" calcext:value-type="float">
            <text:p>1,5421245421</text:p>
          </table:table-cell>
          <table:table-cell table:formula="of:=+LOG([.A647];2)" office:value-type="float" office:value="11.677719641641" calcext:value-type="float">
            <text:p>11,6777196416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5846" calcext:value-type="float">
            <text:p>5846</text:p>
          </table:table-cell>
          <table:table-cell table:formula="of:=+[.B648]/[.A648]" office:value-type="float" office:value="1.7839487335978" calcext:value-type="float">
            <text:p>1,7839487336</text:p>
          </table:table-cell>
          <table:table-cell table:formula="of:=+LOG([.A648];2)" office:value-type="float" office:value="11.6781599575428" calcext:value-type="float">
            <text:p>11,6781599575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6088" calcext:value-type="float">
            <text:p>6088</text:p>
          </table:table-cell>
          <table:table-cell table:formula="of:=+[.B649]/[.A649]" office:value-type="float" office:value="1.85440146207737" calcext:value-type="float">
            <text:p>1,8544014621</text:p>
          </table:table-cell>
          <table:table-cell table:formula="of:=+LOG([.A649];2)" office:value-type="float" office:value="11.680799034573" calcext:value-type="float">
            <text:p>11,6807990346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5203" calcext:value-type="float">
            <text:p>5203</text:p>
          </table:table-cell>
          <table:table-cell table:formula="of:=+[.B650]/[.A650]" office:value-type="float" office:value="1.5819397993311" calcext:value-type="float">
            <text:p>1,5819397993</text:p>
          </table:table-cell>
          <table:table-cell table:formula="of:=+LOG([.A650];2)" office:value-type="float" office:value="11.6834332928354" calcext:value-type="float">
            <text:p>11,6834332928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5120" calcext:value-type="float">
            <text:p>5120</text:p>
          </table:table-cell>
          <table:table-cell table:formula="of:=+[.B651]/[.A651]" office:value-type="float" office:value="1.5557581282285" calcext:value-type="float">
            <text:p>1,5557581282</text:p>
          </table:table-cell>
          <table:table-cell table:formula="of:=+LOG([.A651];2)" office:value-type="float" office:value="11.6843103111243" calcext:value-type="float">
            <text:p>11,6843103111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4692" calcext:value-type="float">
            <text:p>4692</text:p>
          </table:table-cell>
          <table:table-cell table:formula="of:=+[.B652]/[.A652]" office:value-type="float" office:value="1.42224916641406" calcext:value-type="float">
            <text:p>1,4222491664</text:p>
          </table:table-cell>
          <table:table-cell table:formula="of:=+LOG([.A652];2)" office:value-type="float" office:value="11.6878130625649" calcext:value-type="float">
            <text:p>11,6878130626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4532" calcext:value-type="float">
            <text:p>4532</text:p>
          </table:table-cell>
          <table:table-cell table:formula="of:=+[.B653]/[.A653]" office:value-type="float" office:value="1.3708408953418" calcext:value-type="float">
            <text:p>1,3708408953</text:p>
          </table:table-cell>
          <table:table-cell table:formula="of:=+LOG([.A653];2)" office:value-type="float" office:value="11.6908710092923" calcext:value-type="float">
            <text:p>11,6908710093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6404" calcext:value-type="float">
            <text:p>6404</text:p>
          </table:table-cell>
          <table:table-cell table:formula="of:=+[.B654]/[.A654]" office:value-type="float" office:value="1.93124246079614" calcext:value-type="float">
            <text:p>1,9312424608</text:p>
          </table:table-cell>
          <table:table-cell table:formula="of:=+LOG([.A654];2)" office:value-type="float" office:value="11.6952282914958" calcext:value-type="float">
            <text:p>11,6952282915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3393" calcext:value-type="float">
            <text:p>3393</text:p>
          </table:table-cell>
          <table:table-cell table:formula="of:=+[.B655]/[.A655]" office:value-type="float" office:value="1.02260397830018" calcext:value-type="float">
            <text:p>1,0226039783</text:p>
          </table:table-cell>
          <table:table-cell table:formula="of:=+LOG([.A655];2)" office:value-type="float" office:value="11.6960981709559" calcext:value-type="float">
            <text:p>11,696098171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4143" calcext:value-type="float">
            <text:p>4143</text:p>
          </table:table-cell>
          <table:table-cell table:formula="of:=+[.B656]/[.A656]" office:value-type="float" office:value="1.24601503759399" calcext:value-type="float">
            <text:p>1,2460150376</text:p>
          </table:table-cell>
          <table:table-cell table:formula="of:=+LOG([.A656];2)" office:value-type="float" office:value="11.6991386252759" calcext:value-type="float">
            <text:p>11,6991386253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4262" calcext:value-type="float">
            <text:p>4262</text:p>
          </table:table-cell>
          <table:table-cell table:formula="of:=+[.B657]/[.A657]" office:value-type="float" office:value="1.27949564695287" calcext:value-type="float">
            <text:p>1,279495647</text:p>
          </table:table-cell>
          <table:table-cell table:formula="of:=+LOG([.A657];2)" office:value-type="float" office:value="11.7017396386744" calcext:value-type="float">
            <text:p>11,7017396387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4075" calcext:value-type="float">
            <text:p>4075</text:p>
          </table:table-cell>
          <table:table-cell table:formula="of:=+[.B658]/[.A658]" office:value-type="float" office:value="1.22115672759964" calcext:value-type="float">
            <text:p>1,2211567276</text:p>
          </table:table-cell>
          <table:table-cell table:formula="of:=+LOG([.A658];2)" office:value-type="float" office:value="11.7043359711823" calcext:value-type="float">
            <text:p>11,7043359712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6350" calcext:value-type="float">
            <text:p>6350</text:p>
          </table:table-cell>
          <table:table-cell table:formula="of:=+[.B659]/[.A659]" office:value-type="float" office:value="1.90290680251723" calcext:value-type="float">
            <text:p>1,9029068025</text:p>
          </table:table-cell>
          <table:table-cell table:formula="of:=+LOG([.A659];2)" office:value-type="float" office:value="11.7043359711823" calcext:value-type="float">
            <text:p>11,704335971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030" calcext:value-type="float">
            <text:p>3030</text:p>
          </table:table-cell>
          <table:table-cell table:formula="of:=+[.B660]/[.A660]" office:value-type="float" office:value="0.907185628742515" calcext:value-type="float">
            <text:p>0,9071856287</text:p>
          </table:table-cell>
          <table:table-cell table:formula="of:=+LOG([.A660];2)" office:value-type="float" office:value="11.7056323873614" calcext:value-type="float">
            <text:p>11,7056323874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2910" calcext:value-type="float">
            <text:p>2910</text:p>
          </table:table-cell>
          <table:table-cell table:formula="of:=+[.B661]/[.A661]" office:value-type="float" office:value="0.869955156950673" calcext:value-type="float">
            <text:p>0,869955157</text:p>
          </table:table-cell>
          <table:table-cell table:formula="of:=+LOG([.A661];2)" office:value-type="float" office:value="11.7077904955288" calcext:value-type="float">
            <text:p>11,7077904955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670" calcext:value-type="float">
            <text:p>3670</text:p>
          </table:table-cell>
          <table:table-cell table:formula="of:=+[.B662]/[.A662]" office:value-type="float" office:value="1.09486873508353" calcext:value-type="float">
            <text:p>1,0948687351</text:p>
          </table:table-cell>
          <table:table-cell table:formula="of:=+LOG([.A662];2)" office:value-type="float" office:value="11.7108064336994" calcext:value-type="float">
            <text:p>11,7108064337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5781" calcext:value-type="float">
            <text:p>5781</text:p>
          </table:table-cell>
          <table:table-cell table:formula="of:=+[.B663]/[.A663]" office:value-type="float" office:value="1.72104793093183" calcext:value-type="float">
            <text:p>1,7210479309</text:p>
          </table:table-cell>
          <table:table-cell table:formula="of:=+LOG([.A663];2)" office:value-type="float" office:value="11.7138160802345" calcext:value-type="float">
            <text:p>11,7138160802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6511" calcext:value-type="float">
            <text:p>6511</text:p>
          </table:table-cell>
          <table:table-cell table:formula="of:=+[.B664]/[.A664]" office:value-type="float" office:value="1.93491827637444" calcext:value-type="float">
            <text:p>1,9349182764</text:p>
          </table:table-cell>
          <table:table-cell table:formula="of:=+LOG([.A664];2)" office:value-type="float" office:value="11.7163907894977" calcext:value-type="float">
            <text:p>11,7163907895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6919" calcext:value-type="float">
            <text:p>6919</text:p>
          </table:table-cell>
          <table:table-cell table:formula="of:=+[.B665]/[.A665]" office:value-type="float" office:value="2.05433491686461" calcext:value-type="float">
            <text:p>2,0543349169</text:p>
          </table:table-cell>
          <table:table-cell table:formula="of:=+LOG([.A665];2)" office:value-type="float" office:value="11.7176764230664" calcext:value-type="float">
            <text:p>11,7176764231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6264" calcext:value-type="float">
            <text:p>6264</text:p>
          </table:table-cell>
          <table:table-cell table:formula="of:=+[.B666]/[.A666]" office:value-type="float" office:value="1.85655008891523" calcext:value-type="float">
            <text:p>1,8565500889</text:p>
          </table:table-cell>
          <table:table-cell table:formula="of:=+LOG([.A666];2)" office:value-type="float" office:value="11.7202442582876" calcext:value-type="float">
            <text:p>11,7202442583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5252" calcext:value-type="float">
            <text:p>5252</text:p>
          </table:table-cell>
          <table:table-cell table:formula="of:=+[.B667]/[.A667]" office:value-type="float" office:value="1.55430600769458" calcext:value-type="float">
            <text:p>1,5543060077</text:p>
          </table:table-cell>
          <table:table-cell table:formula="of:=+LOG([.A667];2)" office:value-type="float" office:value="11.7223806351638" calcext:value-type="float">
            <text:p>11,7223806352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4238" calcext:value-type="float">
            <text:p>4238</text:p>
          </table:table-cell>
          <table:table-cell table:formula="of:=+[.B668]/[.A668]" office:value-type="float" office:value="1.25421722403078" calcext:value-type="float">
            <text:p>1,254217224</text:p>
          </table:table-cell>
          <table:table-cell table:formula="of:=+LOG([.A668];2)" office:value-type="float" office:value="11.7223806351638" calcext:value-type="float">
            <text:p>11,7223806352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4792" calcext:value-type="float">
            <text:p>4792</text:p>
          </table:table-cell>
          <table:table-cell table:formula="of:=+[.B669]/[.A669]" office:value-type="float" office:value="1.41691306918983" calcext:value-type="float">
            <text:p>1,4169130692</text:p>
          </table:table-cell>
          <table:table-cell table:formula="of:=+LOG([.A669];2)" office:value-type="float" office:value="11.72366094441" calcext:value-type="float">
            <text:p>11,7236609444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3469" calcext:value-type="float">
            <text:p>3469</text:p>
          </table:table-cell>
          <table:table-cell table:formula="of:=+[.B670]/[.A670]" office:value-type="float" office:value="1.02481536189069" calcext:value-type="float">
            <text:p>1,0248153619</text:p>
          </table:table-cell>
          <table:table-cell table:formula="of:=+LOG([.A670];2)" office:value-type="float" office:value="11.7249401184624" calcext:value-type="float">
            <text:p>11,7249401185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4894" calcext:value-type="float">
            <text:p>4894</text:p>
          </table:table-cell>
          <table:table-cell table:formula="of:=+[.B671]/[.A671]" office:value-type="float" office:value="1.44451003541913" calcext:value-type="float">
            <text:p>1,4445100354</text:p>
          </table:table-cell>
          <table:table-cell table:formula="of:=+LOG([.A671];2)" office:value-type="float" office:value="11.7262181593322" calcext:value-type="float">
            <text:p>11,7262181593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590" calcext:value-type="float">
            <text:p>3590</text:p>
          </table:table-cell>
          <table:table-cell table:formula="of:=+[.B672]/[.A672]" office:value-type="float" office:value="1.05837264150943" calcext:value-type="float">
            <text:p>1,0583726415</text:p>
          </table:table-cell>
          <table:table-cell table:formula="of:=+LOG([.A672];2)" office:value-type="float" office:value="11.7279204545632" calcext:value-type="float">
            <text:p>11,7279204546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4289" calcext:value-type="float">
            <text:p>4289</text:p>
          </table:table-cell>
          <table:table-cell table:formula="of:=+[.B673]/[.A673]" office:value-type="float" office:value="1.2640730916593" calcext:value-type="float">
            <text:p>1,2640730917</text:p>
          </table:table-cell>
          <table:table-cell table:formula="of:=+LOG([.A673];2)" office:value-type="float" office:value="11.728345714711" calcext:value-type="float">
            <text:p>11,7283457147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3974" calcext:value-type="float">
            <text:p>3974</text:p>
          </table:table-cell>
          <table:table-cell table:formula="of:=+[.B674]/[.A674]" office:value-type="float" office:value="1.16916740217711" calcext:value-type="float">
            <text:p>1,1691674022</text:p>
          </table:table-cell>
          <table:table-cell table:formula="of:=+LOG([.A674];2)" office:value-type="float" office:value="11.7308946465417" calcext:value-type="float">
            <text:p>11,7308946465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6212" calcext:value-type="float">
            <text:p>6212</text:p>
          </table:table-cell>
          <table:table-cell table:formula="of:=+[.B675]/[.A675]" office:value-type="float" office:value="1.82491186839013" calcext:value-type="float">
            <text:p>1,8249118684</text:p>
          </table:table-cell>
          <table:table-cell table:formula="of:=+LOG([.A675];2)" office:value-type="float" office:value="11.733015321686" calcext:value-type="float">
            <text:p>11,7330153217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6521" calcext:value-type="float">
            <text:p>6521</text:p>
          </table:table-cell>
          <table:table-cell table:formula="of:=+[.B676]/[.A676]" office:value-type="float" office:value="1.9151248164464" calcext:value-type="float">
            <text:p>1,9151248164</text:p>
          </table:table-cell>
          <table:table-cell table:formula="of:=+LOG([.A676];2)" office:value-type="float" office:value="11.7334390828994" calcext:value-type="float">
            <text:p>11,7334390829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4522" calcext:value-type="float">
            <text:p>4522</text:p>
          </table:table-cell>
          <table:table-cell table:formula="of:=+[.B677]/[.A677]" office:value-type="float" office:value="1.3253223915592" calcext:value-type="float">
            <text:p>1,3253223916</text:p>
          </table:table-cell>
          <table:table-cell table:formula="of:=+LOG([.A677];2)" office:value-type="float" office:value="11.7364019313183" calcext:value-type="float">
            <text:p>11,7364019313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5545" calcext:value-type="float">
            <text:p>5545</text:p>
          </table:table-cell>
          <table:table-cell table:formula="of:=+[.B678]/[.A678]" office:value-type="float" office:value="1.62229373902867" calcext:value-type="float">
            <text:p>1,622293739</text:p>
          </table:table-cell>
          <table:table-cell table:formula="of:=+LOG([.A678];2)" office:value-type="float" office:value="11.7389366816761" calcext:value-type="float">
            <text:p>11,7389366817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6502" calcext:value-type="float">
            <text:p>6502</text:p>
          </table:table-cell>
          <table:table-cell table:formula="of:=+[.B679]/[.A679]" office:value-type="float" office:value="1.90172565077508" calcext:value-type="float">
            <text:p>1,9017256508</text:p>
          </table:table-cell>
          <table:table-cell table:formula="of:=+LOG([.A679];2)" office:value-type="float" office:value="11.7393587074334" calcext:value-type="float">
            <text:p>11,7393587074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5979" calcext:value-type="float">
            <text:p>5979</text:p>
          </table:table-cell>
          <table:table-cell table:formula="of:=+[.B680]/[.A680]" office:value-type="float" office:value="1.7467134092901" calcext:value-type="float">
            <text:p>1,7467134093</text:p>
          </table:table-cell>
          <table:table-cell table:formula="of:=+LOG([.A680];2)" office:value-type="float" office:value="11.7410455770098" calcext:value-type="float">
            <text:p>11,741045577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3602" calcext:value-type="float">
            <text:p>3602</text:p>
          </table:table-cell>
          <table:table-cell table:formula="of:=+[.B681]/[.A681]" office:value-type="float" office:value="1.04983969688138" calcext:value-type="float">
            <text:p>1,0498396969</text:p>
          </table:table-cell>
          <table:table-cell table:formula="of:=+LOG([.A681];2)" office:value-type="float" office:value="11.7444134105577" calcext:value-type="float">
            <text:p>11,7444134106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5884" calcext:value-type="float">
            <text:p>5884</text:p>
          </table:table-cell>
          <table:table-cell table:formula="of:=+[.B682]/[.A682]" office:value-type="float" office:value="1.71295487627365" calcext:value-type="float">
            <text:p>1,7129548763</text:p>
          </table:table-cell>
          <table:table-cell table:formula="of:=+LOG([.A682];2)" office:value-type="float" office:value="11.7460943837055" calcext:value-type="float">
            <text:p>11,7460943837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6562" calcext:value-type="float">
            <text:p>6562</text:p>
          </table:table-cell>
          <table:table-cell table:formula="of:=+[.B683]/[.A683]" office:value-type="float" office:value="1.90922315973232" calcext:value-type="float">
            <text:p>1,9092231597</text:p>
          </table:table-cell>
          <table:table-cell table:formula="of:=+LOG([.A683];2)" office:value-type="float" office:value="11.7469341363723" calcext:value-type="float">
            <text:p>11,7469341364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3407" calcext:value-type="float">
            <text:p>3407</text:p>
          </table:table-cell>
          <table:table-cell table:formula="of:=+[.B684]/[.A684]" office:value-type="float" office:value="0.99127145766657" calcext:value-type="float">
            <text:p>0,9912714577</text:p>
          </table:table-cell>
          <table:table-cell table:formula="of:=+LOG([.A684];2)" office:value-type="float" office:value="11.7469341363723" calcext:value-type="float">
            <text:p>11,7469341364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4651" calcext:value-type="float">
            <text:p>4651</text:p>
          </table:table-cell>
          <table:table-cell table:formula="of:=+[.B685]/[.A685]" office:value-type="float" office:value="1.35124927367809" calcext:value-type="float">
            <text:p>1,3512492737</text:p>
          </table:table-cell>
          <table:table-cell table:formula="of:=+LOG([.A685];2)" office:value-type="float" office:value="11.7490313820402" calcext:value-type="float">
            <text:p>11,749031382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4388" calcext:value-type="float">
            <text:p>4388</text:p>
          </table:table-cell>
          <table:table-cell table:formula="of:=+[.B686]/[.A686]" office:value-type="float" office:value="1.27225282690635" calcext:value-type="float">
            <text:p>1,2722528269</text:p>
          </table:table-cell>
          <table:table-cell table:formula="of:=+LOG([.A686];2)" office:value-type="float" office:value="11.7519624134609" calcext:value-type="float">
            <text:p>11,751962413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3757" calcext:value-type="float">
            <text:p>3757</text:p>
          </table:table-cell>
          <table:table-cell table:formula="of:=+[.B687]/[.A687]" office:value-type="float" office:value="1.08270893371758" calcext:value-type="float">
            <text:p>1,0827089337</text:p>
          </table:table-cell>
          <table:table-cell table:formula="of:=+LOG([.A687];2)" office:value-type="float" office:value="11.7607199474656" calcext:value-type="float">
            <text:p>11,7607199475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3910" calcext:value-type="float">
            <text:p>3910</text:p>
          </table:table-cell>
          <table:table-cell table:formula="of:=+[.B688]/[.A688]" office:value-type="float" office:value="1.12453264308312" calcext:value-type="float">
            <text:p>1,1245326431</text:p>
          </table:table-cell>
          <table:table-cell table:formula="of:=+LOG([.A688];2)" office:value-type="float" office:value="11.7636273517276" calcext:value-type="float">
            <text:p>11,7636273517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5793" calcext:value-type="float">
            <text:p>5793</text:p>
          </table:table-cell>
          <table:table-cell table:formula="of:=+[.B689]/[.A689]" office:value-type="float" office:value="1.66561242093157" calcext:value-type="float">
            <text:p>1,6656124209</text:p>
          </table:table-cell>
          <table:table-cell table:formula="of:=+LOG([.A689];2)" office:value-type="float" office:value="11.7640422173066" calcext:value-type="float">
            <text:p>11,7640422173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3965" calcext:value-type="float">
            <text:p>3965</text:p>
          </table:table-cell>
          <table:table-cell table:formula="of:=+[.B690]/[.A690]" office:value-type="float" office:value="1.13740676993689" calcext:value-type="float">
            <text:p>1,1374067699</text:p>
          </table:table-cell>
          <table:table-cell table:formula="of:=+LOG([.A690];2)" office:value-type="float" office:value="11.7673568541257" calcext:value-type="float">
            <text:p>11,7673568541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3419" calcext:value-type="float">
            <text:p>3419</text:p>
          </table:table-cell>
          <table:table-cell table:formula="of:=+[.B691]/[.A691]" office:value-type="float" office:value="0.980498996271867" calcext:value-type="float">
            <text:p>0,9804989963</text:p>
          </table:table-cell>
          <table:table-cell table:formula="of:=+LOG([.A691];2)" office:value-type="float" office:value="11.7677706487767" calcext:value-type="float">
            <text:p>11,7677706488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4554" calcext:value-type="float">
            <text:p>4554</text:p>
          </table:table-cell>
          <table:table-cell table:formula="of:=+[.B692]/[.A692]" office:value-type="float" office:value="1.30561926605505" calcext:value-type="float">
            <text:p>1,3056192661</text:p>
          </table:table-cell>
          <table:table-cell table:formula="of:=+LOG([.A692];2)" office:value-type="float" office:value="11.7681843247769" calcext:value-type="float">
            <text:p>11,7681843248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4064" calcext:value-type="float">
            <text:p>4064</text:p>
          </table:table-cell>
          <table:table-cell table:formula="of:=+[.B693]/[.A693]" office:value-type="float" office:value="1.16081119680091" calcext:value-type="float">
            <text:p>1,1608111968</text:p>
          </table:table-cell>
          <table:table-cell table:formula="of:=+LOG([.A693];2)" office:value-type="float" office:value="11.7735513464285" calcext:value-type="float">
            <text:p>11,7735513464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6752" calcext:value-type="float">
            <text:p>6752</text:p>
          </table:table-cell>
          <table:table-cell table:formula="of:=+[.B694]/[.A694]" office:value-type="float" office:value="1.92529227259766" calcext:value-type="float">
            <text:p>1,9252922726</text:p>
          </table:table-cell>
          <table:table-cell table:formula="of:=+LOG([.A694];2)" office:value-type="float" office:value="11.7760217152528" calcext:value-type="float">
            <text:p>11,7760217153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5374" calcext:value-type="float">
            <text:p>5374</text:p>
          </table:table-cell>
          <table:table-cell table:formula="of:=+[.B695]/[.A695]" office:value-type="float" office:value="1.53192702394527" calcext:value-type="float">
            <text:p>1,5319270239</text:p>
          </table:table-cell>
          <table:table-cell table:formula="of:=+LOG([.A695];2)" office:value-type="float" office:value="11.7764330324447" calcext:value-type="float">
            <text:p>11,7764330324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5338" calcext:value-type="float">
            <text:p>5338</text:p>
          </table:table-cell>
          <table:table-cell table:formula="of:=+[.B696]/[.A696]" office:value-type="float" office:value="1.52079772079772" calcext:value-type="float">
            <text:p>1,5207977208</text:p>
          </table:table-cell>
          <table:table-cell table:formula="of:=+LOG([.A696];2)" office:value-type="float" office:value="11.7772553151919" calcext:value-type="float">
            <text:p>11,7772553152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3939" calcext:value-type="float">
            <text:p>3939</text:p>
          </table:table-cell>
          <table:table-cell table:formula="of:=+[.B697]/[.A697]" office:value-type="float" office:value="1.11935208866155" calcext:value-type="float">
            <text:p>1,1193520887</text:p>
          </table:table-cell>
          <table:table-cell table:formula="of:=+LOG([.A697];2)" office:value-type="float" office:value="11.7809497987497" calcext:value-type="float">
            <text:p>11,7809497987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4001" calcext:value-type="float">
            <text:p>4001</text:p>
          </table:table-cell>
          <table:table-cell table:formula="of:=+[.B698]/[.A698]" office:value-type="float" office:value="1.13697073032111" calcext:value-type="float">
            <text:p>1,1369707303</text:p>
          </table:table-cell>
          <table:table-cell table:formula="of:=+LOG([.A698];2)" office:value-type="float" office:value="11.7809497987497" calcext:value-type="float">
            <text:p>11,7809497987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3664" calcext:value-type="float">
            <text:p>3664</text:p>
          </table:table-cell>
          <table:table-cell table:formula="of:=+[.B699]/[.A699]" office:value-type="float" office:value="1.0412048877522" calcext:value-type="float">
            <text:p>1,0412048878</text:p>
          </table:table-cell>
          <table:table-cell table:formula="of:=+LOG([.A699];2)" office:value-type="float" office:value="11.7809497987497" calcext:value-type="float">
            <text:p>11,7809497987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6516" calcext:value-type="float">
            <text:p>6516</text:p>
          </table:table-cell>
          <table:table-cell table:formula="of:=+[.B700]/[.A700]" office:value-type="float" office:value="1.84956003406188" calcext:value-type="float">
            <text:p>1,8495600341</text:p>
          </table:table-cell>
          <table:table-cell table:formula="of:=+LOG([.A700];2)" office:value-type="float" office:value="11.782588759495" calcext:value-type="float">
            <text:p>11,7825887595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3942" calcext:value-type="float">
            <text:p>3942</text:p>
          </table:table-cell>
          <table:table-cell table:formula="of:=+[.B701]/[.A701]" office:value-type="float" office:value="1.11861520998865" calcext:value-type="float">
            <text:p>1,11861521</text:p>
          </table:table-cell>
          <table:table-cell table:formula="of:=+LOG([.A701];2)" office:value-type="float" office:value="11.7829982089204" calcext:value-type="float">
            <text:p>11,7829982089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3323" calcext:value-type="float">
            <text:p>3323</text:p>
          </table:table-cell>
          <table:table-cell table:formula="of:=+[.B702]/[.A702]" office:value-type="float" office:value="0.942160476325489" calcext:value-type="float">
            <text:p>0,9421604763</text:p>
          </table:table-cell>
          <table:table-cell table:formula="of:=+LOG([.A702];2)" office:value-type="float" office:value="11.7842258604263" calcext:value-type="float">
            <text:p>11,7842258604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3804" calcext:value-type="float">
            <text:p>3804</text:p>
          </table:table-cell>
          <table:table-cell table:formula="of:=+[.B703]/[.A703]" office:value-type="float" office:value="1.07823129251701" calcext:value-type="float">
            <text:p>1,0782312925</text:p>
          </table:table-cell>
          <table:table-cell table:formula="of:=+LOG([.A703];2)" office:value-type="float" office:value="11.7846348455575" calcext:value-type="float">
            <text:p>11,7846348456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4113" calcext:value-type="float">
            <text:p>4113</text:p>
          </table:table-cell>
          <table:table-cell table:formula="of:=+[.B704]/[.A704]" office:value-type="float" office:value="1.16548597336356" calcext:value-type="float">
            <text:p>1,1654859734</text:p>
          </table:table-cell>
          <table:table-cell table:formula="of:=+LOG([.A704];2)" office:value-type="float" office:value="11.7850437147797" calcext:value-type="float">
            <text:p>11,7850437148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6868" calcext:value-type="float">
            <text:p>6868</text:p>
          </table:table-cell>
          <table:table-cell table:formula="of:=+[.B705]/[.A705]" office:value-type="float" office:value="1.9445073612684" calcext:value-type="float">
            <text:p>1,9445073613</text:p>
          </table:table-cell>
          <table:table-cell table:formula="of:=+LOG([.A705];2)" office:value-type="float" office:value="11.7862696276485" calcext:value-type="float">
            <text:p>11,7862696276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4024" calcext:value-type="float">
            <text:p>4024</text:p>
          </table:table-cell>
          <table:table-cell table:formula="of:=+[.B706]/[.A706]" office:value-type="float" office:value="1.13800904977376" calcext:value-type="float">
            <text:p>1,1380090498</text:p>
          </table:table-cell>
          <table:table-cell table:formula="of:=+LOG([.A706];2)" office:value-type="float" office:value="11.7879025593914" calcext:value-type="float">
            <text:p>11,7879025594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317" calcext:value-type="float">
            <text:p>3317</text:p>
          </table:table-cell>
          <table:table-cell table:formula="of:=+[.B707]/[.A707]" office:value-type="float" office:value="0.936476566911349" calcext:value-type="float">
            <text:p>0,9364765669</text:p>
          </table:table-cell>
          <table:table-cell table:formula="of:=+LOG([.A707];2)" office:value-type="float" office:value="11.7903484967519" calcext:value-type="float">
            <text:p>11,7903484968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874" calcext:value-type="float">
            <text:p>6874</text:p>
          </table:table-cell>
          <table:table-cell table:formula="of:=+[.B708]/[.A708]" office:value-type="float" office:value="1.93089887640449" calcext:value-type="float">
            <text:p>1,9308988764</text:p>
          </table:table-cell>
          <table:table-cell table:formula="of:=+LOG([.A708];2)" office:value-type="float" office:value="11.7976615258538" calcext:value-type="float">
            <text:p>11,7976615259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6820" calcext:value-type="float">
            <text:p>6820</text:p>
          </table:table-cell>
          <table:table-cell table:formula="of:=+[.B709]/[.A709]" office:value-type="float" office:value="1.91304347826087" calcext:value-type="float">
            <text:p>1,9130434783</text:p>
          </table:table-cell>
          <table:table-cell table:formula="of:=+LOG([.A709];2)" office:value-type="float" office:value="11.7996863613313" calcext:value-type="float">
            <text:p>11,7996863613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4780" calcext:value-type="float">
            <text:p>4780</text:p>
          </table:table-cell>
          <table:table-cell table:formula="of:=+[.B710]/[.A710]" office:value-type="float" office:value="1.33968609865471" calcext:value-type="float">
            <text:p>1,3396860987</text:p>
          </table:table-cell>
          <table:table-cell table:formula="of:=+LOG([.A710];2)" office:value-type="float" office:value="11.8008998999203" calcext:value-type="float">
            <text:p>11,8008998999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4380" calcext:value-type="float">
            <text:p>4380</text:p>
          </table:table-cell>
          <table:table-cell table:formula="of:=+[.B711]/[.A711]" office:value-type="float" office:value="1.22723451947324" calcext:value-type="float">
            <text:p>1,2272345195</text:p>
          </table:table-cell>
          <table:table-cell table:formula="of:=+LOG([.A711];2)" office:value-type="float" office:value="11.801304186049" calcext:value-type="float">
            <text:p>11,801304186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776" calcext:value-type="float">
            <text:p>3776</text:p>
          </table:table-cell>
          <table:table-cell table:formula="of:=+[.B712]/[.A712]" office:value-type="float" office:value="1.05711086226204" calcext:value-type="float">
            <text:p>1,0571108623</text:p>
          </table:table-cell>
          <table:table-cell table:formula="of:=+LOG([.A712];2)" office:value-type="float" office:value="11.8025163651212" calcext:value-type="float">
            <text:p>11,8025163651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6839" calcext:value-type="float">
            <text:p>6839</text:p>
          </table:table-cell>
          <table:table-cell table:formula="of:=+[.B713]/[.A713]" office:value-type="float" office:value="1.91461366181411" calcext:value-type="float">
            <text:p>1,9146136618</text:p>
          </table:table-cell>
          <table:table-cell table:formula="of:=+LOG([.A713];2)" office:value-type="float" office:value="11.8025163651212" calcext:value-type="float">
            <text:p>11,8025163651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5332" calcext:value-type="float">
            <text:p>5332</text:p>
          </table:table-cell>
          <table:table-cell table:formula="of:=+[.B714]/[.A714]" office:value-type="float" office:value="1.49146853146853" calcext:value-type="float">
            <text:p>1,4914685315</text:p>
          </table:table-cell>
          <table:table-cell table:formula="of:=+LOG([.A714];2)" office:value-type="float" office:value="11.8037275265531" calcext:value-type="float">
            <text:p>11,8037275266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6581" calcext:value-type="float">
            <text:p>6581</text:p>
          </table:table-cell>
          <table:table-cell table:formula="of:=+[.B715]/[.A715]" office:value-type="float" office:value="1.83929569591951" calcext:value-type="float">
            <text:p>1,8392956959</text:p>
          </table:table-cell>
          <table:table-cell table:formula="of:=+LOG([.A715];2)" office:value-type="float" office:value="11.8049376720519" calcext:value-type="float">
            <text:p>11,8049376721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4079" calcext:value-type="float">
            <text:p>4079</text:p>
          </table:table-cell>
          <table:table-cell table:formula="of:=+[.B716]/[.A716]" office:value-type="float" office:value="1.13938547486034" calcext:value-type="float">
            <text:p>1,1393854749</text:p>
          </table:table-cell>
          <table:table-cell table:formula="of:=+LOG([.A716];2)" office:value-type="float" office:value="11.8057438721516" calcext:value-type="float">
            <text:p>11,805743872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4134" calcext:value-type="float">
            <text:p>4134</text:p>
          </table:table-cell>
          <table:table-cell table:formula="of:=+[.B717]/[.A717]" office:value-type="float" office:value="1.15474860335196" calcext:value-type="float">
            <text:p>1,1547486034</text:p>
          </table:table-cell>
          <table:table-cell table:formula="of:=+LOG([.A717];2)" office:value-type="float" office:value="11.8057438721516" calcext:value-type="float">
            <text:p>11,8057438722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4014" calcext:value-type="float">
            <text:p>4014</text:p>
          </table:table-cell>
          <table:table-cell table:formula="of:=+[.B718]/[.A718]" office:value-type="float" office:value="1.12029025955903" calcext:value-type="float">
            <text:p>1,1202902596</text:p>
          </table:table-cell>
          <table:table-cell table:formula="of:=+LOG([.A718];2)" office:value-type="float" office:value="11.8069523282107" calcext:value-type="float">
            <text:p>11,8069523282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6544" calcext:value-type="float">
            <text:p>6544</text:p>
          </table:table-cell>
          <table:table-cell table:formula="of:=+[.B719]/[.A719]" office:value-type="float" office:value="1.82334912231819" calcext:value-type="float">
            <text:p>1,8233491223</text:p>
          </table:table-cell>
          <table:table-cell table:formula="of:=+LOG([.A719];2)" office:value-type="float" office:value="11.8093662078161" calcext:value-type="float">
            <text:p>11,8093662078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5209" calcext:value-type="float">
            <text:p>5209</text:p>
          </table:table-cell>
          <table:table-cell table:formula="of:=+[.B720]/[.A720]" office:value-type="float" office:value="1.4505708716235" calcext:value-type="float">
            <text:p>1,4505708716</text:p>
          </table:table-cell>
          <table:table-cell table:formula="of:=+LOG([.A720];2)" office:value-type="float" office:value="11.8101699376647" calcext:value-type="float">
            <text:p>11,8101699377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5104" calcext:value-type="float">
            <text:p>5104</text:p>
          </table:table-cell>
          <table:table-cell table:formula="of:=+[.B721]/[.A721]" office:value-type="float" office:value="1.42053993876983" calcext:value-type="float">
            <text:p>1,4205399388</text:p>
          </table:table-cell>
          <table:table-cell table:formula="of:=+LOG([.A721];2)" office:value-type="float" office:value="11.8109732200022" calcext:value-type="float">
            <text:p>11,81097322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7141" calcext:value-type="float">
            <text:p>7141</text:p>
          </table:table-cell>
          <table:table-cell table:formula="of:=+[.B722]/[.A722]" office:value-type="float" office:value="1.98692264885921" calcext:value-type="float">
            <text:p>1,9869226489</text:p>
          </table:table-cell>
          <table:table-cell table:formula="of:=+LOG([.A722];2)" office:value-type="float" office:value="11.8113746935099" calcext:value-type="float">
            <text:p>11,8113746935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6587" calcext:value-type="float">
            <text:p>6587</text:p>
          </table:table-cell>
          <table:table-cell table:formula="of:=+[.B723]/[.A723]" office:value-type="float" office:value="1.83226703755216" calcext:value-type="float">
            <text:p>1,8322670376</text:p>
          </table:table-cell>
          <table:table-cell table:formula="of:=+LOG([.A723];2)" office:value-type="float" office:value="11.8117760553267" calcext:value-type="float">
            <text:p>11,8117760553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5759" calcext:value-type="float">
            <text:p>5759</text:p>
          </table:table-cell>
          <table:table-cell table:formula="of:=+[.B724]/[.A724]" office:value-type="float" office:value="1.60105643591882" calcext:value-type="float">
            <text:p>1,6010564359</text:p>
          </table:table-cell>
          <table:table-cell table:formula="of:=+LOG([.A724];2)" office:value-type="float" office:value="11.8125784441354" calcext:value-type="float">
            <text:p>11,812578444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355" calcext:value-type="float">
            <text:p>5355</text:p>
          </table:table-cell>
          <table:table-cell table:formula="of:=+[.B725]/[.A725]" office:value-type="float" office:value="1.4875" calcext:value-type="float">
            <text:p>1,4875</text:p>
          </table:table-cell>
          <table:table-cell table:formula="of:=+LOG([.A725];2)" office:value-type="float" office:value="11.813781191217" calcext:value-type="float">
            <text:p>11,813781191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202" calcext:value-type="float">
            <text:p>6202</text:p>
          </table:table-cell>
          <table:table-cell table:formula="of:=+[.B726]/[.A726]" office:value-type="float" office:value="1.72277777777778" calcext:value-type="float">
            <text:p>1,7227777778</text:p>
          </table:table-cell>
          <table:table-cell table:formula="of:=+LOG([.A726];2)" office:value-type="float" office:value="11.813781191217" calcext:value-type="float">
            <text:p>11,8137811912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4643" calcext:value-type="float">
            <text:p>4643</text:p>
          </table:table-cell>
          <table:table-cell table:formula="of:=+[.B727]/[.A727]" office:value-type="float" office:value="1.28686252771619" calcext:value-type="float">
            <text:p>1,2868625277</text:p>
          </table:table-cell>
          <table:table-cell table:formula="of:=+LOG([.A727];2)" office:value-type="float" office:value="11.8169836232554" calcext:value-type="float">
            <text:p>11,8169836233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909" calcext:value-type="float">
            <text:p>6909</text:p>
          </table:table-cell>
          <table:table-cell table:formula="of:=+[.B728]/[.A728]" office:value-type="float" office:value="1.91385041551247" calcext:value-type="float">
            <text:p>1,9138504155</text:p>
          </table:table-cell>
          <table:table-cell table:formula="of:=+LOG([.A728];2)" office:value-type="float" office:value="11.8177831217745" calcext:value-type="float">
            <text:p>11,8177831218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4373" calcext:value-type="float">
            <text:p>4373</text:p>
          </table:table-cell>
          <table:table-cell table:formula="of:=+[.B729]/[.A729]" office:value-type="float" office:value="1.21035150844174" calcext:value-type="float">
            <text:p>1,2103515084</text:p>
          </table:table-cell>
          <table:table-cell table:formula="of:=+LOG([.A729];2)" office:value-type="float" office:value="11.8189815394324" calcext:value-type="float">
            <text:p>11,8189815394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223" calcext:value-type="float">
            <text:p>3223</text:p>
          </table:table-cell>
          <table:table-cell table:formula="of:=+[.B730]/[.A730]" office:value-type="float" office:value="0.889839867476532" calcext:value-type="float">
            <text:p>0,8898398675</text:p>
          </table:table-cell>
          <table:table-cell table:formula="of:=+LOG([.A730];2)" office:value-type="float" office:value="11.8225708309502" calcext:value-type="float">
            <text:p>11,822570831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3295" calcext:value-type="float">
            <text:p>3295</text:p>
          </table:table-cell>
          <table:table-cell table:formula="of:=+[.B731]/[.A731]" office:value-type="float" office:value="0.908965517241379" calcext:value-type="float">
            <text:p>0,9089655172</text:p>
          </table:table-cell>
          <table:table-cell table:formula="of:=+LOG([.A731];2)" office:value-type="float" office:value="11.8237652797897" calcext:value-type="float">
            <text:p>11,8237652798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4362" calcext:value-type="float">
            <text:p>4362</text:p>
          </table:table-cell>
          <table:table-cell table:formula="of:=+[.B732]/[.A732]" office:value-type="float" office:value="1.20198401763571" calcext:value-type="float">
            <text:p>1,2019840176</text:p>
          </table:table-cell>
          <table:table-cell table:formula="of:=+LOG([.A732];2)" office:value-type="float" office:value="11.8253563414793" calcext:value-type="float">
            <text:p>11,8253563415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6957" calcext:value-type="float">
            <text:p>6957</text:p>
          </table:table-cell>
          <table:table-cell table:formula="of:=+[.B733]/[.A733]" office:value-type="float" office:value="1.9160011016249" calcext:value-type="float">
            <text:p>1,9160011016</text:p>
          </table:table-cell>
          <table:table-cell table:formula="of:=+LOG([.A733];2)" office:value-type="float" office:value="11.8261512148002" calcext:value-type="float">
            <text:p>11,8261512148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4775" calcext:value-type="float">
            <text:p>4775</text:p>
          </table:table-cell>
          <table:table-cell table:formula="of:=+[.B734]/[.A734]" office:value-type="float" office:value="1.31361760660248" calcext:value-type="float">
            <text:p>1,3136176066</text:p>
          </table:table-cell>
          <table:table-cell table:formula="of:=+LOG([.A734];2)" office:value-type="float" office:value="11.827739648807" calcext:value-type="float">
            <text:p>11,8277396488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700" calcext:value-type="float">
            <text:p>3700</text:p>
          </table:table-cell>
          <table:table-cell table:formula="of:=+[.B735]/[.A735]" office:value-type="float" office:value="1.01760176017602" calcext:value-type="float">
            <text:p>1,0176017602</text:p>
          </table:table-cell>
          <table:table-cell table:formula="of:=+LOG([.A735];2)" office:value-type="float" office:value="11.8281364841941" calcext:value-type="float">
            <text:p>11,8281364842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3594" calcext:value-type="float">
            <text:p>3594</text:p>
          </table:table-cell>
          <table:table-cell table:formula="of:=+[.B736]/[.A736]" office:value-type="float" office:value="0.987091458390552" calcext:value-type="float">
            <text:p>0,9870914584</text:p>
          </table:table-cell>
          <table:table-cell table:formula="of:=+LOG([.A736];2)" office:value-type="float" office:value="11.8301190254445" calcext:value-type="float">
            <text:p>11,8301190254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3591" calcext:value-type="float">
            <text:p>3591</text:p>
          </table:table-cell>
          <table:table-cell table:formula="of:=+[.B737]/[.A737]" office:value-type="float" office:value="0.984375" calcext:value-type="float">
            <text:p>0,984375</text:p>
          </table:table-cell>
          <table:table-cell table:formula="of:=+LOG([.A737];2)" office:value-type="float" office:value="11.8328900141647" calcext:value-type="float">
            <text:p>11,8328900142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6966" calcext:value-type="float">
            <text:p>6966</text:p>
          </table:table-cell>
          <table:table-cell table:formula="of:=+[.B738]/[.A738]" office:value-type="float" office:value="1.9037988521454" calcext:value-type="float">
            <text:p>1,9037988521</text:p>
          </table:table-cell>
          <table:table-cell table:formula="of:=+LOG([.A738];2)" office:value-type="float" office:value="11.8372337003391" calcext:value-type="float">
            <text:p>11,8372337003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7013" calcext:value-type="float">
            <text:p>7013</text:p>
          </table:table-cell>
          <table:table-cell table:formula="of:=+[.B739]/[.A739]" office:value-type="float" office:value="1.91455091455091" calcext:value-type="float">
            <text:p>1,9145509146</text:p>
          </table:table-cell>
          <table:table-cell table:formula="of:=+LOG([.A739];2)" office:value-type="float" office:value="11.8388099857086" calcext:value-type="float">
            <text:p>11,8388099857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5976" calcext:value-type="float">
            <text:p>5976</text:p>
          </table:table-cell>
          <table:table-cell table:formula="of:=+[.B740]/[.A740]" office:value-type="float" office:value="1.63100436681223" calcext:value-type="float">
            <text:p>1,6310043668</text:p>
          </table:table-cell>
          <table:table-cell table:formula="of:=+LOG([.A740];2)" office:value-type="float" office:value="11.8392037880969" calcext:value-type="float">
            <text:p>11,8392037881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5452" calcext:value-type="float">
            <text:p>5452</text:p>
          </table:table-cell>
          <table:table-cell table:formula="of:=+[.B741]/[.A741]" office:value-type="float" office:value="1.48799126637555" calcext:value-type="float">
            <text:p>1,4879912664</text:p>
          </table:table-cell>
          <table:table-cell table:formula="of:=+LOG([.A741];2)" office:value-type="float" office:value="11.8392037880969" calcext:value-type="float">
            <text:p>11,8392037881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4233" calcext:value-type="float">
            <text:p>4233</text:p>
          </table:table-cell>
          <table:table-cell table:formula="of:=+[.B742]/[.A742]" office:value-type="float" office:value="1.15309180059929" calcext:value-type="float">
            <text:p>1,1530918006</text:p>
          </table:table-cell>
          <table:table-cell table:formula="of:=+LOG([.A742];2)" office:value-type="float" office:value="11.8419573990995" calcext:value-type="float">
            <text:p>11,8419573991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6661" calcext:value-type="float">
            <text:p>6661</text:p>
          </table:table-cell>
          <table:table-cell table:formula="of:=+[.B743]/[.A743]" office:value-type="float" office:value="1.81350394772665" calcext:value-type="float">
            <text:p>1,8135039477</text:p>
          </table:table-cell>
          <table:table-cell table:formula="of:=+LOG([.A743];2)" office:value-type="float" office:value="11.8427431807317" calcext:value-type="float">
            <text:p>11,8427431807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4888" calcext:value-type="float">
            <text:p>4888</text:p>
          </table:table-cell>
          <table:table-cell table:formula="of:=+[.B744]/[.A744]" office:value-type="float" office:value="1.33043004899292" calcext:value-type="float">
            <text:p>1,330430049</text:p>
          </table:table-cell>
          <table:table-cell table:formula="of:=+LOG([.A744];2)" office:value-type="float" office:value="11.8431359111114" calcext:value-type="float">
            <text:p>11,8431359111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6490" calcext:value-type="float">
            <text:p>6490</text:p>
          </table:table-cell>
          <table:table-cell table:formula="of:=+[.B745]/[.A745]" office:value-type="float" office:value="1.76502583627958" calcext:value-type="float">
            <text:p>1,7650258363</text:p>
          </table:table-cell>
          <table:table-cell table:formula="of:=+LOG([.A745];2)" office:value-type="float" office:value="11.8443134612033" calcext:value-type="float">
            <text:p>11,8443134612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6983" calcext:value-type="float">
            <text:p>6983</text:p>
          </table:table-cell>
          <table:table-cell table:formula="of:=+[.B746]/[.A746]" office:value-type="float" office:value="1.89807012775211" calcext:value-type="float">
            <text:p>1,8980701278</text:p>
          </table:table-cell>
          <table:table-cell table:formula="of:=+LOG([.A746];2)" office:value-type="float" office:value="11.845097960973" calcext:value-type="float">
            <text:p>11,845097961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6809" calcext:value-type="float">
            <text:p>6809</text:p>
          </table:table-cell>
          <table:table-cell table:formula="of:=+[.B747]/[.A747]" office:value-type="float" office:value="1.84926670287887" calcext:value-type="float">
            <text:p>1,8492667029</text:p>
          </table:table-cell>
          <table:table-cell table:formula="of:=+LOG([.A747];2)" office:value-type="float" office:value="11.8462739113499" calcext:value-type="float">
            <text:p>11,8462739113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3455" calcext:value-type="float">
            <text:p>3455</text:p>
          </table:table-cell>
          <table:table-cell table:formula="of:=+[.B748]/[.A748]" office:value-type="float" office:value="0.937839305103149" calcext:value-type="float">
            <text:p>0,9378393051</text:p>
          </table:table-cell>
          <table:table-cell table:formula="of:=+LOG([.A748];2)" office:value-type="float" office:value="11.8470573460913" calcext:value-type="float">
            <text:p>11,8470573461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5555" calcext:value-type="float">
            <text:p>5555</text:p>
          </table:table-cell>
          <table:table-cell table:formula="of:=+[.B749]/[.A749]" office:value-type="float" office:value="1.50297619047619" calcext:value-type="float">
            <text:p>1,5029761905</text:p>
          </table:table-cell>
          <table:table-cell table:formula="of:=+LOG([.A749];2)" office:value-type="float" office:value="11.8517490414161" calcext:value-type="float">
            <text:p>11,8517490414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3720" calcext:value-type="float">
            <text:p>3720</text:p>
          </table:table-cell>
          <table:table-cell table:formula="of:=+[.B750]/[.A750]" office:value-type="float" office:value="1.00053792361485" calcext:value-type="float">
            <text:p>1,0005379236</text:p>
          </table:table-cell>
          <table:table-cell table:formula="of:=+LOG([.A750];2)" office:value-type="float" office:value="11.8603110549195" calcext:value-type="float">
            <text:p>11,8603110549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4942" calcext:value-type="float">
            <text:p>4942</text:p>
          </table:table-cell>
          <table:table-cell table:formula="of:=+[.B751]/[.A751]" office:value-type="float" office:value="1.32386820251808" calcext:value-type="float">
            <text:p>1,3238682025</text:p>
          </table:table-cell>
          <table:table-cell table:formula="of:=+LOG([.A751];2)" office:value-type="float" office:value="11.8661197933031" calcext:value-type="float">
            <text:p>11,8661197933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5299" calcext:value-type="float">
            <text:p>5299</text:p>
          </table:table-cell>
          <table:table-cell table:formula="of:=+[.B752]/[.A752]" office:value-type="float" office:value="1.41836188436831" calcext:value-type="float">
            <text:p>1,4183618844</text:p>
          </table:table-cell>
          <table:table-cell table:formula="of:=+LOG([.A752];2)" office:value-type="float" office:value="11.8672787397097" calcext:value-type="float">
            <text:p>11,8672787397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4028" calcext:value-type="float">
            <text:p>4028</text:p>
          </table:table-cell>
          <table:table-cell table:formula="of:=+[.B753]/[.A753]" office:value-type="float" office:value="1.07815845824411" calcext:value-type="float">
            <text:p>1,0781584582</text:p>
          </table:table-cell>
          <table:table-cell table:formula="of:=+LOG([.A753];2)" office:value-type="float" office:value="11.8672787397097" calcext:value-type="float">
            <text:p>11,8672787397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3944" calcext:value-type="float">
            <text:p>3944</text:p>
          </table:table-cell>
          <table:table-cell table:formula="of:=+[.B754]/[.A754]" office:value-type="float" office:value="1.05117270788913" calcext:value-type="float">
            <text:p>1,0511727079</text:p>
          </table:table-cell>
          <table:table-cell table:formula="of:=+LOG([.A754];2)" office:value-type="float" office:value="11.8734441125154" calcext:value-type="float">
            <text:p>11,8734441125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3300" calcext:value-type="float">
            <text:p>3300</text:p>
          </table:table-cell>
          <table:table-cell table:formula="of:=+[.B755]/[.A755]" office:value-type="float" office:value="0.8792965627498" calcext:value-type="float">
            <text:p>0,8792965627</text:p>
          </table:table-cell>
          <table:table-cell table:formula="of:=+LOG([.A755];2)" office:value-type="float" office:value="11.873828574887" calcext:value-type="float">
            <text:p>11,8738285749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5648" calcext:value-type="float">
            <text:p>5648</text:p>
          </table:table-cell>
          <table:table-cell table:formula="of:=+[.B756]/[.A756]" office:value-type="float" office:value="1.50332712270429" calcext:value-type="float">
            <text:p>1,5033271227</text:p>
          </table:table-cell>
          <table:table-cell table:formula="of:=+LOG([.A756];2)" office:value-type="float" office:value="11.8753654006418" calcext:value-type="float">
            <text:p>11,8753654006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6007" calcext:value-type="float">
            <text:p>6007</text:p>
          </table:table-cell>
          <table:table-cell table:formula="of:=+[.B757]/[.A757]" office:value-type="float" office:value="1.59718160063813" calcext:value-type="float">
            <text:p>1,5971816006</text:p>
          </table:table-cell>
          <table:table-cell table:formula="of:=+LOG([.A757];2)" office:value-type="float" office:value="11.8769005910403" calcext:value-type="float">
            <text:p>11,876900591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5616" calcext:value-type="float">
            <text:p>5616</text:p>
          </table:table-cell>
          <table:table-cell table:formula="of:=+[.B758]/[.A758]" office:value-type="float" office:value="1.49163346613546" calcext:value-type="float">
            <text:p>1,4916334661</text:p>
          </table:table-cell>
          <table:table-cell table:formula="of:=+LOG([.A758];2)" office:value-type="float" office:value="11.8784341495593" calcext:value-type="float">
            <text:p>11,8784341496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3765" calcext:value-type="float">
            <text:p>3765</text:p>
          </table:table-cell>
          <table:table-cell table:formula="of:=+[.B759]/[.A759]" office:value-type="float" office:value="0.997350993377483" calcext:value-type="float">
            <text:p>0,9973509934</text:p>
          </table:table-cell>
          <table:table-cell table:formula="of:=+LOG([.A759];2)" office:value-type="float" office:value="11.8822609290998" calcext:value-type="float">
            <text:p>11,8822609291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6428" calcext:value-type="float">
            <text:p>6428</text:p>
          </table:table-cell>
          <table:table-cell table:formula="of:=+[.B760]/[.A760]" office:value-type="float" office:value="1.7018797987821" calcext:value-type="float">
            <text:p>1,7018797988</text:p>
          </table:table-cell>
          <table:table-cell table:formula="of:=+LOG([.A760];2)" office:value-type="float" office:value="11.8830250684402" calcext:value-type="float">
            <text:p>11,8830250684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4154" calcext:value-type="float">
            <text:p>4154</text:p>
          </table:table-cell>
          <table:table-cell table:formula="of:=+[.B761]/[.A761]" office:value-type="float" office:value="1.09981466772571" calcext:value-type="float">
            <text:p>1,0998146677</text:p>
          </table:table-cell>
          <table:table-cell table:formula="of:=+LOG([.A761];2)" office:value-type="float" office:value="11.8830250684402" calcext:value-type="float">
            <text:p>11,8830250684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4334" calcext:value-type="float">
            <text:p>4334</text:p>
          </table:table-cell>
          <table:table-cell table:formula="of:=+[.B762]/[.A762]" office:value-type="float" office:value="1.14625760380852" calcext:value-type="float">
            <text:p>1,1462576038</text:p>
          </table:table-cell>
          <table:table-cell table:formula="of:=+LOG([.A762];2)" office:value-type="float" office:value="11.8845521339872" calcext:value-type="float">
            <text:p>11,884552134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7323" calcext:value-type="float">
            <text:p>7323</text:p>
          </table:table-cell>
          <table:table-cell table:formula="of:=+[.B763]/[.A763]" office:value-type="float" office:value="1.93423137876387" calcext:value-type="float">
            <text:p>1,9342313788</text:p>
          </table:table-cell>
          <table:table-cell table:formula="of:=+LOG([.A763];2)" office:value-type="float" office:value="11.8864586957037" calcext:value-type="float">
            <text:p>11,8864586957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6846" calcext:value-type="float">
            <text:p>6846</text:p>
          </table:table-cell>
          <table:table-cell table:formula="of:=+[.B764]/[.A764]" office:value-type="float" office:value="1.80442804428044" calcext:value-type="float">
            <text:p>1,8044280443</text:p>
          </table:table-cell>
          <table:table-cell table:formula="of:=+LOG([.A764];2)" office:value-type="float" office:value="11.8895039634115" calcext:value-type="float">
            <text:p>11,889503963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846" calcext:value-type="float">
            <text:p>5846</text:p>
          </table:table-cell>
          <table:table-cell table:formula="of:=+[.B765]/[.A765]" office:value-type="float" office:value="1.53842105263158" calcext:value-type="float">
            <text:p>1,5384210526</text:p>
          </table:table-cell>
          <table:table-cell table:formula="of:=+LOG([.A765];2)" office:value-type="float" office:value="11.8917837032183" calcext:value-type="float">
            <text:p>11,8917837032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4352" calcext:value-type="float">
            <text:p>4352</text:p>
          </table:table-cell>
          <table:table-cell table:formula="of:=+[.B766]/[.A766]" office:value-type="float" office:value="1.14496185214417" calcext:value-type="float">
            <text:p>1,1449618521</text:p>
          </table:table-cell>
          <table:table-cell table:formula="of:=+LOG([.A766];2)" office:value-type="float" office:value="11.892163309862" calcext:value-type="float">
            <text:p>11,8921633099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4078" calcext:value-type="float">
            <text:p>4078</text:p>
          </table:table-cell>
          <table:table-cell table:formula="of:=+[.B767]/[.A767]" office:value-type="float" office:value="1.0720294426919" calcext:value-type="float">
            <text:p>1,0720294427</text:p>
          </table:table-cell>
          <table:table-cell table:formula="of:=+LOG([.A767];2)" office:value-type="float" office:value="11.8933015308606" calcext:value-type="float">
            <text:p>11,8933015309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7035" calcext:value-type="float">
            <text:p>7035</text:p>
          </table:table-cell>
          <table:table-cell table:formula="of:=+[.B768]/[.A768]" office:value-type="float" office:value="1.8435534591195" calcext:value-type="float">
            <text:p>1,8435534591</text:p>
          </table:table-cell>
          <table:table-cell table:formula="of:=+LOG([.A768];2)" office:value-type="float" office:value="11.8978454560055" calcext:value-type="float">
            <text:p>11,897845456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869" calcext:value-type="float">
            <text:p>6869</text:p>
          </table:table-cell>
          <table:table-cell table:formula="of:=+[.B769]/[.A769]" office:value-type="float" office:value="1.79816753926702" calcext:value-type="float">
            <text:p>1,7981675393</text:p>
          </table:table-cell>
          <table:table-cell table:formula="of:=+LOG([.A769];2)" office:value-type="float" office:value="11.8993569229231" calcext:value-type="float">
            <text:p>11,8993569229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7171" calcext:value-type="float">
            <text:p>7171</text:p>
          </table:table-cell>
          <table:table-cell table:formula="of:=+[.B770]/[.A770]" office:value-type="float" office:value="1.87134655532359" calcext:value-type="float">
            <text:p>1,8713465553</text:p>
          </table:table-cell>
          <table:table-cell table:formula="of:=+LOG([.A770];2)" office:value-type="float" office:value="11.9038818457362" calcext:value-type="float">
            <text:p>11,9038818457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7305" calcext:value-type="float">
            <text:p>7305</text:p>
          </table:table-cell>
          <table:table-cell table:formula="of:=+[.B771]/[.A771]" office:value-type="float" office:value="1.90532081377152" calcext:value-type="float">
            <text:p>1,9053208138</text:p>
          </table:table-cell>
          <table:table-cell table:formula="of:=+LOG([.A771];2)" office:value-type="float" office:value="11.9046346216681" calcext:value-type="float">
            <text:p>11,9046346217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4014" calcext:value-type="float">
            <text:p>4014</text:p>
          </table:table-cell>
          <table:table-cell table:formula="of:=+[.B772]/[.A772]" office:value-type="float" office:value="1.04585721730068" calcext:value-type="float">
            <text:p>1,0458572173</text:p>
          </table:table-cell>
          <table:table-cell table:formula="of:=+LOG([.A772];2)" office:value-type="float" office:value="11.9061389961954" calcext:value-type="float">
            <text:p>11,9061389962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4696" calcext:value-type="float">
            <text:p>4696</text:p>
          </table:table-cell>
          <table:table-cell table:formula="of:=+[.B773]/[.A773]" office:value-type="float" office:value="1.22323521750456" calcext:value-type="float">
            <text:p>1,2232352175</text:p>
          </table:table-cell>
          <table:table-cell table:formula="of:=+LOG([.A773];2)" office:value-type="float" office:value="11.906514844847" calcext:value-type="float">
            <text:p>11,906514844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4601" calcext:value-type="float">
            <text:p>4601</text:p>
          </table:table-cell>
          <table:table-cell table:formula="of:=+[.B774]/[.A774]" office:value-type="float" office:value="1.19817708333333" calcext:value-type="float">
            <text:p>1,1981770833</text:p>
          </table:table-cell>
          <table:table-cell table:formula="of:=+LOG([.A774];2)" office:value-type="float" office:value="11.9068905956085" calcext:value-type="float">
            <text:p>11,9068905956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4725" calcext:value-type="float">
            <text:p>4725</text:p>
          </table:table-cell>
          <table:table-cell table:formula="of:=+[.B775]/[.A775]" office:value-type="float" office:value="1.23014839885447" calcext:value-type="float">
            <text:p>1,2301483989</text:p>
          </table:table-cell>
          <table:table-cell table:formula="of:=+LOG([.A775];2)" office:value-type="float" office:value="11.9072662485311" calcext:value-type="float">
            <text:p>11,907266248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4888" calcext:value-type="float">
            <text:p>4888</text:p>
          </table:table-cell>
          <table:table-cell table:formula="of:=+[.B776]/[.A776]" office:value-type="float" office:value="1.27126137841352" calcext:value-type="float">
            <text:p>1,2712613784</text:p>
          </table:table-cell>
          <table:table-cell table:formula="of:=+LOG([.A776];2)" office:value-type="float" office:value="11.9087678828492" calcext:value-type="float">
            <text:p>11,9087678828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7323" calcext:value-type="float">
            <text:p>7323</text:p>
          </table:table-cell>
          <table:table-cell table:formula="of:=+[.B777]/[.A777]" office:value-type="float" office:value="1.90356121653236" calcext:value-type="float">
            <text:p>1,9035612165</text:p>
          </table:table-cell>
          <table:table-cell table:formula="of:=+LOG([.A777];2)" office:value-type="float" office:value="11.9095181142966" calcext:value-type="float">
            <text:p>11,9095181143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6255" calcext:value-type="float">
            <text:p>6255</text:p>
          </table:table-cell>
          <table:table-cell table:formula="of:=+[.B778]/[.A778]" office:value-type="float" office:value="1.62594229269561" calcext:value-type="float">
            <text:p>1,6259422927</text:p>
          </table:table-cell>
          <table:table-cell table:formula="of:=+LOG([.A778];2)" office:value-type="float" office:value="11.9095181142966" calcext:value-type="float">
            <text:p>11,9095181143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7045" calcext:value-type="float">
            <text:p>7045</text:p>
          </table:table-cell>
          <table:table-cell table:formula="of:=+[.B779]/[.A779]" office:value-type="float" office:value="1.82892004153686" calcext:value-type="float">
            <text:p>1,8289200415</text:p>
          </table:table-cell>
          <table:table-cell table:formula="of:=+LOG([.A779];2)" office:value-type="float" office:value="11.9113919878435" calcext:value-type="float">
            <text:p>11,9113919878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5270" calcext:value-type="float">
            <text:p>5270</text:p>
          </table:table-cell>
          <table:table-cell table:formula="of:=+[.B780]/[.A780]" office:value-type="float" office:value="1.3681204569055" calcext:value-type="float">
            <text:p>1,3681204569</text:p>
          </table:table-cell>
          <table:table-cell table:formula="of:=+LOG([.A780];2)" office:value-type="float" office:value="11.9113919878435" calcext:value-type="float">
            <text:p>11,9113919878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4382" calcext:value-type="float">
            <text:p>4382</text:p>
          </table:table-cell>
          <table:table-cell table:formula="of:=+[.B781]/[.A781]" office:value-type="float" office:value="1.13641078838174" calcext:value-type="float">
            <text:p>1,1364107884</text:p>
          </table:table-cell>
          <table:table-cell table:formula="of:=+LOG([.A781];2)" office:value-type="float" office:value="11.91288933623" calcext:value-type="float">
            <text:p>11,9128893362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7425" calcext:value-type="float">
            <text:p>7425</text:p>
          </table:table-cell>
          <table:table-cell table:formula="of:=+[.B782]/[.A782]" office:value-type="float" office:value="1.92457231726283" calcext:value-type="float">
            <text:p>1,9245723173</text:p>
          </table:table-cell>
          <table:table-cell table:formula="of:=+LOG([.A782];2)" office:value-type="float" office:value="11.9136374280491" calcext:value-type="float">
            <text:p>11,913637428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3377" calcext:value-type="float">
            <text:p>3377</text:p>
          </table:table-cell>
          <table:table-cell table:formula="of:=+[.B783]/[.A783]" office:value-type="float" office:value="0.87509717543405" calcext:value-type="float">
            <text:p>0,8750971754</text:p>
          </table:table-cell>
          <table:table-cell table:formula="of:=+LOG([.A783];2)" office:value-type="float" office:value="11.9140113285413" calcext:value-type="float">
            <text:p>11,914011328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4184" calcext:value-type="float">
            <text:p>4184</text:p>
          </table:table-cell>
          <table:table-cell table:formula="of:=+[.B784]/[.A784]" office:value-type="float" office:value="1.0839378238342" calcext:value-type="float">
            <text:p>1,0839378238</text:p>
          </table:table-cell>
          <table:table-cell table:formula="of:=+LOG([.A784];2)" office:value-type="float" office:value="11.9143851321554" calcext:value-type="float">
            <text:p>11,9143851322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5931" calcext:value-type="float">
            <text:p>5931</text:p>
          </table:table-cell>
          <table:table-cell table:formula="of:=+[.B785]/[.A785]" office:value-type="float" office:value="1.53493788819876" calcext:value-type="float">
            <text:p>1,5349378882</text:p>
          </table:table-cell>
          <table:table-cell table:formula="of:=+LOG([.A785];2)" office:value-type="float" office:value="11.9158793788358" calcext:value-type="float">
            <text:p>11,9158793788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6238" calcext:value-type="float">
            <text:p>6238</text:p>
          </table:table-cell>
          <table:table-cell table:formula="of:=+[.B786]/[.A786]" office:value-type="float" office:value="1.6098064516129" calcext:value-type="float">
            <text:p>1,6098064516</text:p>
          </table:table-cell>
          <table:table-cell table:formula="of:=+LOG([.A786];2)" office:value-type="float" office:value="11.919980595049" calcext:value-type="float">
            <text:p>11,919980595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4446" calcext:value-type="float">
            <text:p>4446</text:p>
          </table:table-cell>
          <table:table-cell table:formula="of:=+[.B787]/[.A787]" office:value-type="float" office:value="1.1461716937355" calcext:value-type="float">
            <text:p>1,1461716937</text:p>
          </table:table-cell>
          <table:table-cell table:formula="of:=+LOG([.A787];2)" office:value-type="float" office:value="11.9214690605314" calcext:value-type="float">
            <text:p>11,921469060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7331" calcext:value-type="float">
            <text:p>7331</text:p>
          </table:table-cell>
          <table:table-cell table:formula="of:=+[.B788]/[.A788]" office:value-type="float" office:value="1.88894614790003" calcext:value-type="float">
            <text:p>1,8889461479</text:p>
          </table:table-cell>
          <table:table-cell table:formula="of:=+LOG([.A788];2)" office:value-type="float" office:value="11.9222127177855" calcext:value-type="float">
            <text:p>11,9222127178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5095" calcext:value-type="float">
            <text:p>5095</text:p>
          </table:table-cell>
          <table:table-cell table:formula="of:=+[.B789]/[.A789]" office:value-type="float" office:value="1.31280597784076" calcext:value-type="float">
            <text:p>1,3128059778</text:p>
          </table:table-cell>
          <table:table-cell table:formula="of:=+LOG([.A789];2)" office:value-type="float" office:value="11.9222127177855" calcext:value-type="float">
            <text:p>11,9222127178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5706" calcext:value-type="float">
            <text:p>5706</text:p>
          </table:table-cell>
          <table:table-cell table:formula="of:=+[.B790]/[.A790]" office:value-type="float" office:value="1.46948235900077" calcext:value-type="float">
            <text:p>1,469482359</text:p>
          </table:table-cell>
          <table:table-cell table:formula="of:=+LOG([.A790];2)" office:value-type="float" office:value="11.9229559919085" calcext:value-type="float">
            <text:p>11,9229559919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7509" calcext:value-type="float">
            <text:p>7509</text:p>
          </table:table-cell>
          <table:table-cell table:formula="of:=+[.B791]/[.A791]" office:value-type="float" office:value="1.92046035805627" calcext:value-type="float">
            <text:p>1,9204603581</text:p>
          </table:table-cell>
          <table:table-cell table:formula="of:=+LOG([.A791];2)" office:value-type="float" office:value="11.9329528921947" calcext:value-type="float">
            <text:p>11,9329528922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3982" calcext:value-type="float">
            <text:p>3982</text:p>
          </table:table-cell>
          <table:table-cell table:formula="of:=+[.B792]/[.A792]" office:value-type="float" office:value="1.01737353091467" calcext:value-type="float">
            <text:p>1,0173735309</text:p>
          </table:table-cell>
          <table:table-cell table:formula="of:=+LOG([.A792];2)" office:value-type="float" office:value="11.9344280406268" calcext:value-type="float">
            <text:p>11,9344280406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5479" calcext:value-type="float">
            <text:p>5479</text:p>
          </table:table-cell>
          <table:table-cell table:formula="of:=+[.B793]/[.A793]" office:value-type="float" office:value="1.39877457237682" calcext:value-type="float">
            <text:p>1,3987745724</text:p>
          </table:table-cell>
          <table:table-cell table:formula="of:=+LOG([.A793];2)" office:value-type="float" office:value="11.9355334129507" calcext:value-type="float">
            <text:p>11,935533413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5673" calcext:value-type="float">
            <text:p>5673</text:p>
          </table:table-cell>
          <table:table-cell table:formula="of:=+[.B794]/[.A794]" office:value-type="float" office:value="1.44608717817996" calcext:value-type="float">
            <text:p>1,4460871782</text:p>
          </table:table-cell>
          <table:table-cell table:formula="of:=+LOG([.A794];2)" office:value-type="float" office:value="11.9377416200771" calcext:value-type="float">
            <text:p>11,9377416201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3698" calcext:value-type="float">
            <text:p>3698</text:p>
          </table:table-cell>
          <table:table-cell table:formula="of:=+[.B795]/[.A795]" office:value-type="float" office:value="0.941925624044829" calcext:value-type="float">
            <text:p>0,941925624</text:p>
          </table:table-cell>
          <table:table-cell table:formula="of:=+LOG([.A795];2)" office:value-type="float" office:value="11.9388444574662" calcext:value-type="float">
            <text:p>11,9388444575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7488" calcext:value-type="float">
            <text:p>7488</text:p>
          </table:table-cell>
          <table:table-cell table:formula="of:=+[.B796]/[.A796]" office:value-type="float" office:value="1.90437436419125" calcext:value-type="float">
            <text:p>1,9043743642</text:p>
          </table:table-cell>
          <table:table-cell table:formula="of:=+LOG([.A796];2)" office:value-type="float" office:value="11.9410476063406" calcext:value-type="float">
            <text:p>11,9410476063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7331" calcext:value-type="float">
            <text:p>7331</text:p>
          </table:table-cell>
          <table:table-cell table:formula="of:=+[.B797]/[.A797]" office:value-type="float" office:value="1.86255081300813" calcext:value-type="float">
            <text:p>1,862550813</text:p>
          </table:table-cell>
          <table:table-cell table:formula="of:=+LOG([.A797];2)" office:value-type="float" office:value="11.9425145053392" calcext:value-type="float">
            <text:p>11,9425145053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7363" calcext:value-type="float">
            <text:p>7363</text:p>
          </table:table-cell>
          <table:table-cell table:formula="of:=+[.B798]/[.A798]" office:value-type="float" office:value="1.86925615638487" calcext:value-type="float">
            <text:p>1,8692561564</text:p>
          </table:table-cell>
          <table:table-cell table:formula="of:=+LOG([.A798];2)" office:value-type="float" office:value="11.943613701614" calcext:value-type="float">
            <text:p>11,9436137016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921" calcext:value-type="float">
            <text:p>3921</text:p>
          </table:table-cell>
          <table:table-cell table:formula="of:=+[.B799]/[.A799]" office:value-type="float" office:value="0.995177664974619" calcext:value-type="float">
            <text:p>0,995177665</text:p>
          </table:table-cell>
          <table:table-cell table:formula="of:=+LOG([.A799];2)" office:value-type="float" office:value="11.9439799143437" calcext:value-type="float">
            <text:p>11,9439799143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5335" calcext:value-type="float">
            <text:p>5335</text:p>
          </table:table-cell>
          <table:table-cell table:formula="of:=+[.B800]/[.A800]" office:value-type="float" office:value="1.35337392186707" calcext:value-type="float">
            <text:p>1,3533739219</text:p>
          </table:table-cell>
          <table:table-cell table:formula="of:=+LOG([.A800];2)" office:value-type="float" office:value="11.9447120610435" calcext:value-type="float">
            <text:p>11,944712061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4266" calcext:value-type="float">
            <text:p>4266</text:p>
          </table:table-cell>
          <table:table-cell table:formula="of:=+[.B801]/[.A801]" office:value-type="float" office:value="1.07972665148064" calcext:value-type="float">
            <text:p>1,0797266515</text:p>
          </table:table-cell>
          <table:table-cell table:formula="of:=+LOG([.A801];2)" office:value-type="float" office:value="11.9480021309777" calcext:value-type="float">
            <text:p>11,948002131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4239" calcext:value-type="float">
            <text:p>4239</text:p>
          </table:table-cell>
          <table:table-cell table:formula="of:=+[.B802]/[.A802]" office:value-type="float" office:value="1.07180783817952" calcext:value-type="float">
            <text:p>1,0718078382</text:p>
          </table:table-cell>
          <table:table-cell table:formula="of:=+LOG([.A802];2)" office:value-type="float" office:value="11.9494619793602" calcext:value-type="float">
            <text:p>11,9494619794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3708" calcext:value-type="float">
            <text:p>3708</text:p>
          </table:table-cell>
          <table:table-cell table:formula="of:=+[.B803]/[.A803]" office:value-type="float" office:value="0.934711368792538" calcext:value-type="float">
            <text:p>0,9347113688</text:p>
          </table:table-cell>
          <table:table-cell table:formula="of:=+LOG([.A803];2)" office:value-type="float" office:value="11.9538326821453" calcext:value-type="float">
            <text:p>11,9538326821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3558" calcext:value-type="float">
            <text:p>3558</text:p>
          </table:table-cell>
          <table:table-cell table:formula="of:=+[.B804]/[.A804]" office:value-type="float" office:value="0.89486921529175" calcext:value-type="float">
            <text:p>0,8948692153</text:p>
          </table:table-cell>
          <table:table-cell table:formula="of:=+LOG([.A804];2)" office:value-type="float" office:value="11.9571020415623" calcext:value-type="float">
            <text:p>11,9571020416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3493" calcext:value-type="float">
            <text:p>3493</text:p>
          </table:table-cell>
          <table:table-cell table:formula="of:=+[.B805]/[.A805]" office:value-type="float" office:value="0.877417734237629" calcext:value-type="float">
            <text:p>0,8774177342</text:p>
          </table:table-cell>
          <table:table-cell table:formula="of:=+LOG([.A805];2)" office:value-type="float" office:value="11.9589151560914" calcext:value-type="float">
            <text:p>11,9589151561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5641" calcext:value-type="float">
            <text:p>5641</text:p>
          </table:table-cell>
          <table:table-cell table:formula="of:=+[.B806]/[.A806]" office:value-type="float" office:value="1.41555834378921" calcext:value-type="float">
            <text:p>1,4155583438</text:p>
          </table:table-cell>
          <table:table-cell table:formula="of:=+LOG([.A806];2)" office:value-type="float" office:value="11.9603640088778" calcext:value-type="float">
            <text:p>11,9603640089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3556" calcext:value-type="float">
            <text:p>3556</text:p>
          </table:table-cell>
          <table:table-cell table:formula="of:=+[.B807]/[.A807]" office:value-type="float" office:value="0.892122428499749" calcext:value-type="float">
            <text:p>0,8921224285</text:p>
          </table:table-cell>
          <table:table-cell table:formula="of:=+LOG([.A807];2)" office:value-type="float" office:value="11.9607259948391" calcext:value-type="float">
            <text:p>11,9607259948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5865" calcext:value-type="float">
            <text:p>5865</text:p>
          </table:table-cell>
          <table:table-cell table:formula="of:=+[.B808]/[.A808]" office:value-type="float" office:value="1.46955650212979" calcext:value-type="float">
            <text:p>1,4695565021</text:p>
          </table:table-cell>
          <table:table-cell table:formula="of:=+LOG([.A808];2)" office:value-type="float" office:value="11.9625345635113" calcext:value-type="float">
            <text:p>11,9625345635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6437" calcext:value-type="float">
            <text:p>6437</text:p>
          </table:table-cell>
          <table:table-cell table:formula="of:=+[.B809]/[.A809]" office:value-type="float" office:value="1.60204081632653" calcext:value-type="float">
            <text:p>1,6020408163</text:p>
          </table:table-cell>
          <table:table-cell table:formula="of:=+LOG([.A809];2)" office:value-type="float" office:value="11.9722618487333" calcext:value-type="float">
            <text:p>11,9722618487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4229" calcext:value-type="float">
            <text:p>4229</text:p>
          </table:table-cell>
          <table:table-cell table:formula="of:=+[.B810]/[.A810]" office:value-type="float" office:value="1.05225180393133" calcext:value-type="float">
            <text:p>1,0522518039</text:p>
          </table:table-cell>
          <table:table-cell table:formula="of:=+LOG([.A810];2)" office:value-type="float" office:value="11.9726208620587" calcext:value-type="float">
            <text:p>11,9726208621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4928" calcext:value-type="float">
            <text:p>4928</text:p>
          </table:table-cell>
          <table:table-cell table:formula="of:=+[.B811]/[.A811]" office:value-type="float" office:value="1.22282878411911" calcext:value-type="float">
            <text:p>1,2228287841</text:p>
          </table:table-cell>
          <table:table-cell table:formula="of:=+LOG([.A811];2)" office:value-type="float" office:value="11.9765641234153" calcext:value-type="float">
            <text:p>11,9765641234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4103" calcext:value-type="float">
            <text:p>4103</text:p>
          </table:table-cell>
          <table:table-cell table:formula="of:=+[.B812]/[.A812]" office:value-type="float" office:value="1.01760912698413" calcext:value-type="float">
            <text:p>1,017609127</text:p>
          </table:table-cell>
          <table:table-cell table:formula="of:=+LOG([.A812];2)" office:value-type="float" office:value="11.9772799234999" calcext:value-type="float">
            <text:p>11,9772799235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4038" calcext:value-type="float">
            <text:p>4038</text:p>
          </table:table-cell>
          <table:table-cell table:formula="of:=+[.B813]/[.A813]" office:value-type="float" office:value="1.00123977188197" calcext:value-type="float">
            <text:p>1,0012397719</text:p>
          </table:table-cell>
          <table:table-cell table:formula="of:=+LOG([.A813];2)" office:value-type="float" office:value="11.9776376904059" calcext:value-type="float">
            <text:p>11,9776376904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7113" calcext:value-type="float">
            <text:p>7113</text:p>
          </table:table-cell>
          <table:table-cell table:formula="of:=+[.B814]/[.A814]" office:value-type="float" office:value="1.76282527881041" calcext:value-type="float">
            <text:p>1,7628252788</text:p>
          </table:table-cell>
          <table:table-cell table:formula="of:=+LOG([.A814];2)" office:value-type="float" office:value="11.9783529581651" calcext:value-type="float">
            <text:p>11,9783529582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7252" calcext:value-type="float">
            <text:p>7252</text:p>
          </table:table-cell>
          <table:table-cell table:formula="of:=+[.B815]/[.A815]" office:value-type="float" office:value="1.79727385377943" calcext:value-type="float">
            <text:p>1,7972738538</text:p>
          </table:table-cell>
          <table:table-cell table:formula="of:=+LOG([.A815];2)" office:value-type="float" office:value="11.9783529581651" calcext:value-type="float">
            <text:p>11,9783529582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3677" calcext:value-type="float">
            <text:p>3677</text:p>
          </table:table-cell>
          <table:table-cell table:formula="of:=+[.B816]/[.A816]" office:value-type="float" office:value="0.91059930658742" calcext:value-type="float">
            <text:p>0,9105993066</text:p>
          </table:table-cell>
          <table:table-cell table:formula="of:=+LOG([.A816];2)" office:value-type="float" office:value="11.9794251953315" calcext:value-type="float">
            <text:p>11,9794251953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5547" calcext:value-type="float">
            <text:p>5547</text:p>
          </table:table-cell>
          <table:table-cell table:formula="of:=+[.B817]/[.A817]" office:value-type="float" office:value="1.3730198019802" calcext:value-type="float">
            <text:p>1,373019802</text:p>
          </table:table-cell>
          <table:table-cell table:formula="of:=+LOG([.A817];2)" office:value-type="float" office:value="11.9801395776392" calcext:value-type="float">
            <text:p>11,9801395776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4872" calcext:value-type="float">
            <text:p>4872</text:p>
          </table:table-cell>
          <table:table-cell table:formula="of:=+[.B818]/[.A818]" office:value-type="float" office:value="1.20564216778025" calcext:value-type="float">
            <text:p>1,2056421678</text:p>
          </table:table-cell>
          <table:table-cell table:formula="of:=+LOG([.A818];2)" office:value-type="float" office:value="11.9804966361835" calcext:value-type="float">
            <text:p>11,9804966362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5196" calcext:value-type="float">
            <text:p>5196</text:p>
          </table:table-cell>
          <table:table-cell table:formula="of:=+[.B819]/[.A819]" office:value-type="float" office:value="1.28169708929452" calcext:value-type="float">
            <text:p>1,2816970893</text:p>
          </table:table-cell>
          <table:table-cell table:formula="of:=+LOG([.A819];2)" office:value-type="float" office:value="11.9851303734669" calcext:value-type="float">
            <text:p>11,9851303735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6685" calcext:value-type="float">
            <text:p>6685</text:p>
          </table:table-cell>
          <table:table-cell table:formula="of:=+[.B820]/[.A820]" office:value-type="float" office:value="1.64736323311976" calcext:value-type="float">
            <text:p>1,6473632331</text:p>
          </table:table-cell>
          <table:table-cell table:formula="of:=+LOG([.A820];2)" office:value-type="float" office:value="11.9865531497567" calcext:value-type="float">
            <text:p>11,9865531498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7696" calcext:value-type="float">
            <text:p>7696</text:p>
          </table:table-cell>
          <table:table-cell table:formula="of:=+[.B821]/[.A821]" office:value-type="float" office:value="1.89556650246305" calcext:value-type="float">
            <text:p>1,8955665025</text:p>
          </table:table-cell>
          <table:table-cell table:formula="of:=+LOG([.A821];2)" office:value-type="float" office:value="11.9872640120725" calcext:value-type="float">
            <text:p>11,9872640121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7043" calcext:value-type="float">
            <text:p>7043</text:p>
          </table:table-cell>
          <table:table-cell table:formula="of:=+[.B822]/[.A822]" office:value-type="float" office:value="1.73174329972953" calcext:value-type="float">
            <text:p>1,7317432997</text:p>
          </table:table-cell>
          <table:table-cell table:formula="of:=+LOG([.A822];2)" office:value-type="float" office:value="11.9897492754621" calcext:value-type="float">
            <text:p>11,9897492755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4581" calcext:value-type="float">
            <text:p>4581</text:p>
          </table:table-cell>
          <table:table-cell table:formula="of:=+[.B823]/[.A823]" office:value-type="float" office:value="1.12582944212337" calcext:value-type="float">
            <text:p>1,1258294421</text:p>
          </table:table-cell>
          <table:table-cell table:formula="of:=+LOG([.A823];2)" office:value-type="float" office:value="11.9904585650737" calcext:value-type="float">
            <text:p>11,9904585651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4599" calcext:value-type="float">
            <text:p>4599</text:p>
          </table:table-cell>
          <table:table-cell table:formula="of:=+[.B824]/[.A824]" office:value-type="float" office:value="1.12914313773631" calcext:value-type="float">
            <text:p>1,1291431377</text:p>
          </table:table-cell>
          <table:table-cell table:formula="of:=+LOG([.A824];2)" office:value-type="float" office:value="11.9918760990034" calcext:value-type="float">
            <text:p>11,991876099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7812" calcext:value-type="float">
            <text:p>7812</text:p>
          </table:table-cell>
          <table:table-cell table:formula="of:=+[.B825]/[.A825]" office:value-type="float" office:value="1.91189427312775" calcext:value-type="float">
            <text:p>1,9118942731</text:p>
          </table:table-cell>
          <table:table-cell table:formula="of:=+LOG([.A825];2)" office:value-type="float" office:value="11.9964734887332" calcext:value-type="float">
            <text:p>11,9964734887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7558" calcext:value-type="float">
            <text:p>7558</text:p>
          </table:table-cell>
          <table:table-cell table:formula="of:=+[.B826]/[.A826]" office:value-type="float" office:value="1.84927819916809" calcext:value-type="float">
            <text:p>1,8492781992</text:p>
          </table:table-cell>
          <table:table-cell table:formula="of:=+LOG([.A826];2)" office:value-type="float" office:value="11.9968265280207" calcext:value-type="float">
            <text:p>11,996826528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5015" calcext:value-type="float">
            <text:p>5015</text:p>
          </table:table-cell>
          <table:table-cell table:formula="of:=+[.B827]/[.A827]" office:value-type="float" office:value="1.22586164751894" calcext:value-type="float">
            <text:p>1,2258616475</text:p>
          </table:table-cell>
          <table:table-cell table:formula="of:=+LOG([.A827];2)" office:value-type="float" office:value="11.998237821888" calcext:value-type="float">
            <text:p>11,9982378219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7496" calcext:value-type="float">
            <text:p>7496</text:p>
          </table:table-cell>
          <table:table-cell table:formula="of:=+[.B828]/[.A828]" office:value-type="float" office:value="1.83186705767351" calcext:value-type="float">
            <text:p>1,8318670577</text:p>
          </table:table-cell>
          <table:table-cell table:formula="of:=+LOG([.A828];2)" office:value-type="float" office:value="11.9985904297453" calcext:value-type="float">
            <text:p>11,9985904297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7853" calcext:value-type="float">
            <text:p>7853</text:p>
          </table:table-cell>
          <table:table-cell table:formula="of:=+[.B829]/[.A829]" office:value-type="float" office:value="1.91911045943304" calcext:value-type="float">
            <text:p>1,9191104594</text:p>
          </table:table-cell>
          <table:table-cell table:formula="of:=+LOG([.A829];2)" office:value-type="float" office:value="11.9985904297453" calcext:value-type="float">
            <text:p>11,9985904297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4367" calcext:value-type="float">
            <text:p>4367</text:p>
          </table:table-cell>
          <table:table-cell table:formula="of:=+[.B830]/[.A830]" office:value-type="float" office:value="1.0666829506595" calcext:value-type="float">
            <text:p>1,0666829507</text:p>
          </table:table-cell>
          <table:table-cell table:formula="of:=+LOG([.A830];2)" office:value-type="float" office:value="11.9992953870234" calcext:value-type="float">
            <text:p>11,999295387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3614" calcext:value-type="float">
            <text:p>3614</text:p>
          </table:table-cell>
          <table:table-cell table:formula="of:=+[.B831]/[.A831]" office:value-type="float" office:value="0.880389768574909" calcext:value-type="float">
            <text:p>0,8803897686</text:p>
          </table:table-cell>
          <table:table-cell table:formula="of:=+LOG([.A831];2)" office:value-type="float" office:value="12.0031665066652" calcext:value-type="float">
            <text:p>12,0031665067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6100" calcext:value-type="float">
            <text:p>6100</text:p>
          </table:table-cell>
          <table:table-cell table:formula="of:=+[.B832]/[.A832]" office:value-type="float" office:value="1.48310235837588" calcext:value-type="float">
            <text:p>1,4831023584</text:p>
          </table:table-cell>
          <table:table-cell table:formula="of:=+LOG([.A832];2)" office:value-type="float" office:value="12.0059753565004" calcext:value-type="float">
            <text:p>12,0059753565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4125" calcext:value-type="float">
            <text:p>4125</text:p>
          </table:table-cell>
          <table:table-cell table:formula="of:=+[.B833]/[.A833]" office:value-type="float" office:value="0.998789346246973" calcext:value-type="float">
            <text:p>0,9987893462</text:p>
          </table:table-cell>
          <table:table-cell table:formula="of:=+LOG([.A833];2)" office:value-type="float" office:value="12.0119260663068" calcext:value-type="float">
            <text:p>12,0119260663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7928" calcext:value-type="float">
            <text:p>7928</text:p>
          </table:table-cell>
          <table:table-cell table:formula="of:=+[.B834]/[.A834]" office:value-type="float" office:value="1.91451340255977" calcext:value-type="float">
            <text:p>1,9145134026</text:p>
          </table:table-cell>
          <table:table-cell table:formula="of:=+LOG([.A834];2)" office:value-type="float" office:value="12.0157634873699" calcext:value-type="float">
            <text:p>12,0157634874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7919" calcext:value-type="float">
            <text:p>7919</text:p>
          </table:table-cell>
          <table:table-cell table:formula="of:=+[.B835]/[.A835]" office:value-type="float" office:value="1.91187831965234" calcext:value-type="float">
            <text:p>1,9118783197</text:p>
          </table:table-cell>
          <table:table-cell table:formula="of:=+LOG([.A835];2)" office:value-type="float" office:value="12.0161118382205" calcext:value-type="float">
            <text:p>12,0161118382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6277" calcext:value-type="float">
            <text:p>6277</text:p>
          </table:table-cell>
          <table:table-cell table:formula="of:=+[.B836]/[.A836]" office:value-type="float" office:value="1.51435464414958" calcext:value-type="float">
            <text:p>1,5143546441</text:p>
          </table:table-cell>
          <table:table-cell table:formula="of:=+LOG([.A836];2)" office:value-type="float" office:value="12.0171563863831" calcext:value-type="float">
            <text:p>12,0171563864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4138" calcext:value-type="float">
            <text:p>4138</text:p>
          </table:table-cell>
          <table:table-cell table:formula="of:=+[.B837]/[.A837]" office:value-type="float" office:value="0.995668912415784" calcext:value-type="float">
            <text:p>0,9956689124</text:p>
          </table:table-cell>
          <table:table-cell table:formula="of:=+LOG([.A837];2)" office:value-type="float" office:value="12.0209799389042" calcext:value-type="float">
            <text:p>12,0209799389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6410" calcext:value-type="float">
            <text:p>6410</text:p>
          </table:table-cell>
          <table:table-cell table:formula="of:=+[.B838]/[.A838]" office:value-type="float" office:value="1.54234841193455" calcext:value-type="float">
            <text:p>1,5423484119</text:p>
          </table:table-cell>
          <table:table-cell table:formula="of:=+LOG([.A838];2)" office:value-type="float" office:value="12.0209799389042" calcext:value-type="float">
            <text:p>12,0209799389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5946" calcext:value-type="float">
            <text:p>5946</text:p>
          </table:table-cell>
          <table:table-cell table:formula="of:=+[.B839]/[.A839]" office:value-type="float" office:value="1.43070259865255" calcext:value-type="float">
            <text:p>1,4307025987</text:p>
          </table:table-cell>
          <table:table-cell table:formula="of:=+LOG([.A839];2)" office:value-type="float" office:value="12.0209799389042" calcext:value-type="float">
            <text:p>12,0209799389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7834" calcext:value-type="float">
            <text:p>7834</text:p>
          </table:table-cell>
          <table:table-cell table:formula="of:=+[.B840]/[.A840]" office:value-type="float" office:value="1.88317307692308" calcext:value-type="float">
            <text:p>1,8831730769</text:p>
          </table:table-cell>
          <table:table-cell table:formula="of:=+LOG([.A840];2)" office:value-type="float" office:value="12.0223678130285" calcext:value-type="float">
            <text:p>12,022367813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4551" calcext:value-type="float">
            <text:p>4551</text:p>
          </table:table-cell>
          <table:table-cell table:formula="of:=+[.B841]/[.A841]" office:value-type="float" office:value="1.09372746935833" calcext:value-type="float">
            <text:p>1,0937274694</text:p>
          </table:table-cell>
          <table:table-cell table:formula="of:=+LOG([.A841];2)" office:value-type="float" office:value="12.0227145730448" calcext:value-type="float">
            <text:p>12,022714573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6007" calcext:value-type="float">
            <text:p>6007</text:p>
          </table:table-cell>
          <table:table-cell table:formula="of:=+[.B842]/[.A842]" office:value-type="float" office:value="1.44156467482601" calcext:value-type="float">
            <text:p>1,4415646748</text:p>
          </table:table-cell>
          <table:table-cell table:formula="of:=+LOG([.A842];2)" office:value-type="float" office:value="12.0247933847026" calcext:value-type="float">
            <text:p>12,0247933847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8040" calcext:value-type="float">
            <text:p>8040</text:p>
          </table:table-cell>
          <table:table-cell table:formula="of:=+[.B843]/[.A843]" office:value-type="float" office:value="1.92022928110819" calcext:value-type="float">
            <text:p>1,9202292811</text:p>
          </table:table-cell>
          <table:table-cell table:formula="of:=+LOG([.A843];2)" office:value-type="float" office:value="12.0317012027403" calcext:value-type="float">
            <text:p>12,0317012027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3869" calcext:value-type="float">
            <text:p>3869</text:p>
          </table:table-cell>
          <table:table-cell table:formula="of:=+[.B844]/[.A844]" office:value-type="float" office:value="0.923829990448902" calcext:value-type="float">
            <text:p>0,9238299904</text:p>
          </table:table-cell>
          <table:table-cell table:formula="of:=+LOG([.A844];2)" office:value-type="float" office:value="12.0320457269308" calcext:value-type="float">
            <text:p>12,0320457269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3751" calcext:value-type="float">
            <text:p>3751</text:p>
          </table:table-cell>
          <table:table-cell table:formula="of:=+[.B845]/[.A845]" office:value-type="float" office:value="0.89501312335958" calcext:value-type="float">
            <text:p>0,8950131234</text:p>
          </table:table-cell>
          <table:table-cell table:formula="of:=+LOG([.A845];2)" office:value-type="float" office:value="12.0330788061306" calcext:value-type="float">
            <text:p>12,0330788061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6046" calcext:value-type="float">
            <text:p>6046</text:p>
          </table:table-cell>
          <table:table-cell table:formula="of:=+[.B846]/[.A846]" office:value-type="float" office:value="1.44123957091776" calcext:value-type="float">
            <text:p>1,4412395709</text:p>
          </table:table-cell>
          <table:table-cell table:formula="of:=+LOG([.A846];2)" office:value-type="float" office:value="12.0344550953272" calcext:value-type="float">
            <text:p>12,0344550953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5973" calcext:value-type="float">
            <text:p>5973</text:p>
          </table:table-cell>
          <table:table-cell table:formula="of:=+[.B847]/[.A847]" office:value-type="float" office:value="1.41842792685823" calcext:value-type="float">
            <text:p>1,4184279269</text:p>
          </table:table-cell>
          <table:table-cell table:formula="of:=+LOG([.A847];2)" office:value-type="float" office:value="12.0399471601691" calcext:value-type="float">
            <text:p>12,0399471602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3793" calcext:value-type="float">
            <text:p>3793</text:p>
          </table:table-cell>
          <table:table-cell table:formula="of:=+[.B848]/[.A848]" office:value-type="float" office:value="0.900308568715879" calcext:value-type="float">
            <text:p>0,9003085687</text:p>
          </table:table-cell>
          <table:table-cell table:formula="of:=+LOG([.A848];2)" office:value-type="float" office:value="12.0406322005623" calcext:value-type="float">
            <text:p>12,0406322006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7775" calcext:value-type="float">
            <text:p>7775</text:p>
          </table:table-cell>
          <table:table-cell table:formula="of:=+[.B849]/[.A849]" office:value-type="float" office:value="1.83762703852517" calcext:value-type="float">
            <text:p>1,8376270385</text:p>
          </table:table-cell>
          <table:table-cell table:formula="of:=+LOG([.A849];2)" office:value-type="float" office:value="12.0467829703564" calcext:value-type="float">
            <text:p>12,0467829704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4854" calcext:value-type="float">
            <text:p>4854</text:p>
          </table:table-cell>
          <table:table-cell table:formula="of:=+[.B850]/[.A850]" office:value-type="float" office:value="1.14697542533081" calcext:value-type="float">
            <text:p>1,1469754253</text:p>
          </table:table-cell>
          <table:table-cell table:formula="of:=+LOG([.A850];2)" office:value-type="float" office:value="12.047123912114" calcext:value-type="float">
            <text:p>12,0471239121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4494" calcext:value-type="float">
            <text:p>4494</text:p>
          </table:table-cell>
          <table:table-cell table:formula="of:=+[.B851]/[.A851]" office:value-type="float" office:value="1.06140765233821" calcext:value-type="float">
            <text:p>1,0614076523</text:p>
          </table:table-cell>
          <table:table-cell table:formula="of:=+LOG([.A851];2)" office:value-type="float" office:value="12.0478055540076" calcext:value-type="float">
            <text:p>12,047805554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3879" calcext:value-type="float">
            <text:p>3879</text:p>
          </table:table-cell>
          <table:table-cell table:formula="of:=+[.B852]/[.A852]" office:value-type="float" office:value="0.916154936230515" calcext:value-type="float">
            <text:p>0,9161549362</text:p>
          </table:table-cell>
          <table:table-cell table:formula="of:=+LOG([.A852];2)" office:value-type="float" office:value="12.0478055540076" calcext:value-type="float">
            <text:p>12,047805554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7576" calcext:value-type="float">
            <text:p>7576</text:p>
          </table:table-cell>
          <table:table-cell table:formula="of:=+[.B853]/[.A853]" office:value-type="float" office:value="1.7830077665333" calcext:value-type="float">
            <text:p>1,7830077665</text:p>
          </table:table-cell>
          <table:table-cell table:formula="of:=+LOG([.A853];2)" office:value-type="float" office:value="12.0529076283133" calcext:value-type="float">
            <text:p>12,0529076283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8077" calcext:value-type="float">
            <text:p>8077</text:p>
          </table:table-cell>
          <table:table-cell table:formula="of:=+[.B854]/[.A854]" office:value-type="float" office:value="1.89823736780259" calcext:value-type="float">
            <text:p>1,8982373678</text:p>
          </table:table-cell>
          <table:table-cell table:formula="of:=+LOG([.A854];2)" office:value-type="float" office:value="12.0549434165733" calcext:value-type="float">
            <text:p>12,0549434166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6384" calcext:value-type="float">
            <text:p>6384</text:p>
          </table:table-cell>
          <table:table-cell table:formula="of:=+[.B855]/[.A855]" office:value-type="float" office:value="1.49753694581281" calcext:value-type="float">
            <text:p>1,4975369458</text:p>
          </table:table-cell>
          <table:table-cell table:formula="of:=+LOG([.A855];2)" office:value-type="float" office:value="12.0576533399639" calcext:value-type="float">
            <text:p>12,05765334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8197" calcext:value-type="float">
            <text:p>8197</text:p>
          </table:table-cell>
          <table:table-cell table:formula="of:=+[.B856]/[.A856]" office:value-type="float" office:value="1.91563449404066" calcext:value-type="float">
            <text:p>1,915634494</text:p>
          </table:table-cell>
          <table:table-cell table:formula="of:=+LOG([.A856];2)" office:value-type="float" office:value="12.0630579636235" calcext:value-type="float">
            <text:p>12,0630579636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3909" calcext:value-type="float">
            <text:p>3909</text:p>
          </table:table-cell>
          <table:table-cell table:formula="of:=+[.B857]/[.A857]" office:value-type="float" office:value="0.912039197386841" calcext:value-type="float">
            <text:p>0,9120391974</text:p>
          </table:table-cell>
          <table:table-cell table:formula="of:=+LOG([.A857];2)" office:value-type="float" office:value="12.0654161346765" calcext:value-type="float">
            <text:p>12,0654161347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6468" calcext:value-type="float">
            <text:p>6468</text:p>
          </table:table-cell>
          <table:table-cell table:formula="of:=+[.B858]/[.A858]" office:value-type="float" office:value="1.50663871418588" calcext:value-type="float">
            <text:p>1,5066387142</text:p>
          </table:table-cell>
          <table:table-cell table:formula="of:=+LOG([.A858];2)" office:value-type="float" office:value="12.0677704574478" calcext:value-type="float">
            <text:p>12,0677704574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6973" calcext:value-type="float">
            <text:p>6973</text:p>
          </table:table-cell>
          <table:table-cell table:formula="of:=+[.B859]/[.A859]" office:value-type="float" office:value="1.62389380530973" calcext:value-type="float">
            <text:p>1,6238938053</text:p>
          </table:table-cell>
          <table:table-cell table:formula="of:=+LOG([.A859];2)" office:value-type="float" office:value="12.0681064758588" calcext:value-type="float">
            <text:p>12,0681064759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6067" calcext:value-type="float">
            <text:p>6067</text:p>
          </table:table-cell>
          <table:table-cell table:formula="of:=+[.B860]/[.A860]" office:value-type="float" office:value="1.41290172333489" calcext:value-type="float">
            <text:p>1,4129017233</text:p>
          </table:table-cell>
          <table:table-cell table:formula="of:=+LOG([.A860];2)" office:value-type="float" office:value="12.0681064758588" calcext:value-type="float">
            <text:p>12,0681064759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6298" calcext:value-type="float">
            <text:p>6298</text:p>
          </table:table-cell>
          <table:table-cell table:formula="of:=+[.B861]/[.A861]" office:value-type="float" office:value="1.46567372585525" calcext:value-type="float">
            <text:p>1,4656737259</text:p>
          </table:table-cell>
          <table:table-cell table:formula="of:=+LOG([.A861];2)" office:value-type="float" office:value="12.0691140617739" calcext:value-type="float">
            <text:p>12,0691140618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8333" calcext:value-type="float">
            <text:p>8333</text:p>
          </table:table-cell>
          <table:table-cell table:formula="of:=+[.B862]/[.A862]" office:value-type="float" office:value="1.93296218974716" calcext:value-type="float">
            <text:p>1,9329621897</text:p>
          </table:table-cell>
          <table:table-cell table:formula="of:=+LOG([.A862];2)" office:value-type="float" office:value="12.0738068471785" calcext:value-type="float">
            <text:p>12,0738068472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6804" calcext:value-type="float">
            <text:p>6804</text:p>
          </table:table-cell>
          <table:table-cell table:formula="of:=+[.B863]/[.A863]" office:value-type="float" office:value="1.57792207792208" calcext:value-type="float">
            <text:p>1,5779220779</text:p>
          </table:table-cell>
          <table:table-cell table:formula="of:=+LOG([.A863];2)" office:value-type="float" office:value="12.0741414627525" calcext:value-type="float">
            <text:p>12,0741414628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7605" calcext:value-type="float">
            <text:p>7605</text:p>
          </table:table-cell>
          <table:table-cell table:formula="of:=+[.B864]/[.A864]" office:value-type="float" office:value="1.75919500346981" calcext:value-type="float">
            <text:p>1,7591950035</text:p>
          </table:table-cell>
          <table:table-cell table:formula="of:=+LOG([.A864];2)" office:value-type="float" office:value="12.0778171208959" calcext:value-type="float">
            <text:p>12,0778171209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7553" calcext:value-type="float">
            <text:p>7553</text:p>
          </table:table-cell>
          <table:table-cell table:formula="of:=+[.B865]/[.A865]" office:value-type="float" office:value="1.74635838150289" calcext:value-type="float">
            <text:p>1,7463583815</text:p>
          </table:table-cell>
          <table:table-cell table:formula="of:=+LOG([.A865];2)" office:value-type="float" office:value="12.0784844174114" calcext:value-type="float">
            <text:p>12,0784844174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360" calcext:value-type="float">
            <text:p>5360</text:p>
          </table:table-cell>
          <table:table-cell table:formula="of:=+[.B866]/[.A866]" office:value-type="float" office:value="1.2353076745794" calcext:value-type="float">
            <text:p>1,2353076746</text:p>
          </table:table-cell>
          <table:table-cell table:formula="of:=+LOG([.A866];2)" office:value-type="float" office:value="12.0831468708167" calcext:value-type="float">
            <text:p>12,0831468708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8411" calcext:value-type="float">
            <text:p>8411</text:p>
          </table:table-cell>
          <table:table-cell table:formula="of:=+[.B867]/[.A867]" office:value-type="float" office:value="1.93311882325902" calcext:value-type="float">
            <text:p>1,9331188233</text:p>
          </table:table-cell>
          <table:table-cell table:formula="of:=+LOG([.A867];2)" office:value-type="float" office:value="12.0871313015405" calcext:value-type="float">
            <text:p>12,0871313015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5355" calcext:value-type="float">
            <text:p>5355</text:p>
          </table:table-cell>
          <table:table-cell table:formula="of:=+[.B868]/[.A868]" office:value-type="float" office:value="1.22849277357192" calcext:value-type="float">
            <text:p>1,2284927736</text:p>
          </table:table-cell>
          <table:table-cell table:formula="of:=+LOG([.A868];2)" office:value-type="float" office:value="12.089781488354" calcext:value-type="float">
            <text:p>12,0897814884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7761" calcext:value-type="float">
            <text:p>7761</text:p>
          </table:table-cell>
          <table:table-cell table:formula="of:=+[.B869]/[.A869]" office:value-type="float" office:value="1.77882191152876" calcext:value-type="float">
            <text:p>1,7788219115</text:p>
          </table:table-cell>
          <table:table-cell table:formula="of:=+LOG([.A869];2)" office:value-type="float" office:value="12.0911047583765" calcext:value-type="float">
            <text:p>12,0911047584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8382" calcext:value-type="float">
            <text:p>8382</text:p>
          </table:table-cell>
          <table:table-cell table:formula="of:=+[.B870]/[.A870]" office:value-type="float" office:value="1.91720036596523" calcext:value-type="float">
            <text:p>1,917200366</text:p>
          </table:table-cell>
          <table:table-cell table:formula="of:=+LOG([.A870];2)" office:value-type="float" office:value="12.0940776856719" calcext:value-type="float">
            <text:p>12,0940776857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6662" calcext:value-type="float">
            <text:p>6662</text:p>
          </table:table-cell>
          <table:table-cell table:formula="of:=+[.B871]/[.A871]" office:value-type="float" office:value="1.52204706419922" calcext:value-type="float">
            <text:p>1,5220470642</text:p>
          </table:table-cell>
          <table:table-cell table:formula="of:=+LOG([.A871];2)" office:value-type="float" office:value="12.095726668639" calcext:value-type="float">
            <text:p>12,0957266686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8437" calcext:value-type="float">
            <text:p>8437</text:p>
          </table:table-cell>
          <table:table-cell table:formula="of:=+[.B872]/[.A872]" office:value-type="float" office:value="1.92713567839196" calcext:value-type="float">
            <text:p>1,9271356784</text:p>
          </table:table-cell>
          <table:table-cell table:formula="of:=+LOG([.A872];2)" office:value-type="float" office:value="12.0960562391809" calcext:value-type="float">
            <text:p>12,0960562392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8439" calcext:value-type="float">
            <text:p>8439</text:p>
          </table:table-cell>
          <table:table-cell table:formula="of:=+[.B873]/[.A873]" office:value-type="float" office:value="1.92232346241458" calcext:value-type="float">
            <text:p>1,9223234624</text:p>
          </table:table-cell>
          <table:table-cell table:formula="of:=+LOG([.A873];2)" office:value-type="float" office:value="12.1000052244227" calcext:value-type="float">
            <text:p>12,1000052244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5394" calcext:value-type="float">
            <text:p>5394</text:p>
          </table:table-cell>
          <table:table-cell table:formula="of:=+[.B874]/[.A874]" office:value-type="float" office:value="1.22842177180597" calcext:value-type="float">
            <text:p>1,2284217718</text:p>
          </table:table-cell>
          <table:table-cell table:formula="of:=+LOG([.A874];2)" office:value-type="float" office:value="12.1003338191265" calcext:value-type="float">
            <text:p>12,1003338191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4670" calcext:value-type="float">
            <text:p>4670</text:p>
          </table:table-cell>
          <table:table-cell table:formula="of:=+[.B875]/[.A875]" office:value-type="float" office:value="1.06353905716238" calcext:value-type="float">
            <text:p>1,0635390572</text:p>
          </table:table-cell>
          <table:table-cell table:formula="of:=+LOG([.A875];2)" office:value-type="float" office:value="12.1003338191265" calcext:value-type="float">
            <text:p>12,1003338191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5795" calcext:value-type="float">
            <text:p>5795</text:p>
          </table:table-cell>
          <table:table-cell table:formula="of:=+[.B876]/[.A876]" office:value-type="float" office:value="1.31854379977247" calcext:value-type="float">
            <text:p>1,3185437998</text:p>
          </table:table-cell>
          <table:table-cell table:formula="of:=+LOG([.A876];2)" office:value-type="float" office:value="12.1016474500308" calcext:value-type="float">
            <text:p>12,10164745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5712" calcext:value-type="float">
            <text:p>5712</text:p>
          </table:table-cell>
          <table:table-cell table:formula="of:=+[.B877]/[.A877]" office:value-type="float" office:value="1.29906754605413" calcext:value-type="float">
            <text:p>1,2990675461</text:p>
          </table:table-cell>
          <table:table-cell table:formula="of:=+LOG([.A877];2)" office:value-type="float" office:value="12.1023038172127" calcext:value-type="float">
            <text:p>12,1023038172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4955" calcext:value-type="float">
            <text:p>4955</text:p>
          </table:table-cell>
          <table:table-cell table:formula="of:=+[.B878]/[.A878]" office:value-type="float" office:value="1.12485811577753" calcext:value-type="float">
            <text:p>1,1248581158</text:p>
          </table:table-cell>
          <table:table-cell table:formula="of:=+LOG([.A878];2)" office:value-type="float" office:value="12.1049263038078" calcext:value-type="float">
            <text:p>12,1049263038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5853" calcext:value-type="float">
            <text:p>5853</text:p>
          </table:table-cell>
          <table:table-cell table:formula="of:=+[.B879]/[.A879]" office:value-type="float" office:value="1.32721088435374" calcext:value-type="float">
            <text:p>1,3272108844</text:p>
          </table:table-cell>
          <table:table-cell table:formula="of:=+LOG([.A879];2)" office:value-type="float" office:value="12.1065629404449" calcext:value-type="float">
            <text:p>12,1065629404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6104" calcext:value-type="float">
            <text:p>6104</text:p>
          </table:table-cell>
          <table:table-cell table:formula="of:=+[.B880]/[.A880]" office:value-type="float" office:value="1.38255945639864" calcext:value-type="float">
            <text:p>1,3825594564</text:p>
          </table:table-cell>
          <table:table-cell table:formula="of:=+LOG([.A880];2)" office:value-type="float" office:value="12.1081977225358" calcext:value-type="float">
            <text:p>12,1081977225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8229" calcext:value-type="float">
            <text:p>8229</text:p>
          </table:table-cell>
          <table:table-cell table:formula="of:=+[.B881]/[.A881]" office:value-type="float" office:value="1.86345108695652" calcext:value-type="float">
            <text:p>1,863451087</text:p>
          </table:table-cell>
          <table:table-cell table:formula="of:=+LOG([.A881];2)" office:value-type="float" office:value="12.1085244567782" calcext:value-type="float">
            <text:p>12,1085244568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699" calcext:value-type="float">
            <text:p>4699</text:p>
          </table:table-cell>
          <table:table-cell table:formula="of:=+[.B882]/[.A882]" office:value-type="float" office:value="1.06336275175379" calcext:value-type="float">
            <text:p>1,0633627518</text:p>
          </table:table-cell>
          <table:table-cell table:formula="of:=+LOG([.A882];2)" office:value-type="float" office:value="12.109504215757" calcext:value-type="float">
            <text:p>12,1095042158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4650" calcext:value-type="float">
            <text:p>4650</text:p>
          </table:table-cell>
          <table:table-cell table:formula="of:=+[.B883]/[.A883]" office:value-type="float" office:value="1.04966139954853" calcext:value-type="float">
            <text:p>1,0496613995</text:p>
          </table:table-cell>
          <table:table-cell table:formula="of:=+LOG([.A883];2)" office:value-type="float" office:value="12.1130909834424" calcext:value-type="float">
            <text:p>12,1130909834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8602" calcext:value-type="float">
            <text:p>8602</text:p>
          </table:table-cell>
          <table:table-cell table:formula="of:=+[.B884]/[.A884]" office:value-type="float" office:value="1.94000902119982" calcext:value-type="float">
            <text:p>1,9400090212</text:p>
          </table:table-cell>
          <table:table-cell table:formula="of:=+LOG([.A884];2)" office:value-type="float" office:value="12.1143930548673" calcext:value-type="float">
            <text:p>12,1143930549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6504" calcext:value-type="float">
            <text:p>6504</text:p>
          </table:table-cell>
          <table:table-cell table:formula="of:=+[.B885]/[.A885]" office:value-type="float" office:value="1.4658553076403" calcext:value-type="float">
            <text:p>1,4658553076</text:p>
          </table:table-cell>
          <table:table-cell table:formula="of:=+LOG([.A885];2)" office:value-type="float" office:value="12.1153688378202" calcext:value-type="float">
            <text:p>12,1153688378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5589" calcext:value-type="float">
            <text:p>5589</text:p>
          </table:table-cell>
          <table:table-cell table:formula="of:=+[.B886]/[.A886]" office:value-type="float" office:value="1.25708502024292" calcext:value-type="float">
            <text:p>1,2570850202</text:p>
          </table:table-cell>
          <table:table-cell table:formula="of:=+LOG([.A886];2)" office:value-type="float" office:value="12.118292233027" calcext:value-type="float">
            <text:p>12,118292233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8681" calcext:value-type="float">
            <text:p>8681</text:p>
          </table:table-cell>
          <table:table-cell table:formula="of:=+[.B887]/[.A887]" office:value-type="float" office:value="1.95034823635138" calcext:value-type="float">
            <text:p>1,9503482364</text:p>
          </table:table-cell>
          <table:table-cell table:formula="of:=+LOG([.A887];2)" office:value-type="float" office:value="12.1199137854523" calcext:value-type="float">
            <text:p>12,1199137855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8590" calcext:value-type="float">
            <text:p>8590</text:p>
          </table:table-cell>
          <table:table-cell table:formula="of:=+[.B888]/[.A888]" office:value-type="float" office:value="1.92903660453627" calcext:value-type="float">
            <text:p>1,9290366045</text:p>
          </table:table-cell>
          <table:table-cell table:formula="of:=+LOG([.A888];2)" office:value-type="float" office:value="12.1205618964429" calcext:value-type="float">
            <text:p>12,1205618964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6576" calcext:value-type="float">
            <text:p>6576</text:p>
          </table:table-cell>
          <table:table-cell table:formula="of:=+[.B889]/[.A889]" office:value-type="float" office:value="1.47278835386338" calcext:value-type="float">
            <text:p>1,4727883539</text:p>
          </table:table-cell>
          <table:table-cell table:formula="of:=+LOG([.A889];2)" office:value-type="float" office:value="12.1244444600086" calcext:value-type="float">
            <text:p>12,12444446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8578" calcext:value-type="float">
            <text:p>8578</text:p>
          </table:table-cell>
          <table:table-cell table:formula="of:=+[.B890]/[.A890]" office:value-type="float" office:value="1.91772859378493" calcext:value-type="float">
            <text:p>1,9177285938</text:p>
          </table:table-cell>
          <table:table-cell table:formula="of:=+LOG([.A890];2)" office:value-type="float" office:value="12.1270270430046" calcext:value-type="float">
            <text:p>12,127027043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8125" calcext:value-type="float">
            <text:p>8125</text:p>
          </table:table-cell>
          <table:table-cell table:formula="of:=+[.B891]/[.A891]" office:value-type="float" office:value="1.81402098682742" calcext:value-type="float">
            <text:p>1,8140209868</text:p>
          </table:table-cell>
          <table:table-cell table:formula="of:=+LOG([.A891];2)" office:value-type="float" office:value="12.1289609508557" calcext:value-type="float">
            <text:p>12,1289609509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6103" calcext:value-type="float">
            <text:p>6103</text:p>
          </table:table-cell>
          <table:table-cell table:formula="of:=+[.B892]/[.A892]" office:value-type="float" office:value="1.36106155218555" calcext:value-type="float">
            <text:p>1,3610615522</text:p>
          </table:table-cell>
          <table:table-cell table:formula="of:=+LOG([.A892];2)" office:value-type="float" office:value="12.1305705628054" calcext:value-type="float">
            <text:p>12,1305705628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5121" calcext:value-type="float">
            <text:p>5121</text:p>
          </table:table-cell>
          <table:table-cell table:formula="of:=+[.B893]/[.A893]" office:value-type="float" office:value="1.14129708045465" calcext:value-type="float">
            <text:p>1,1412970805</text:p>
          </table:table-cell>
          <table:table-cell table:formula="of:=+LOG([.A893];2)" office:value-type="float" office:value="12.1315354686763" calcext:value-type="float">
            <text:p>12,1315354687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5575" calcext:value-type="float">
            <text:p>5575</text:p>
          </table:table-cell>
          <table:table-cell table:formula="of:=+[.B894]/[.A894]" office:value-type="float" office:value="1.24247827055939" calcext:value-type="float">
            <text:p>1,2424782706</text:p>
          </table:table-cell>
          <table:table-cell table:formula="of:=+LOG([.A894];2)" office:value-type="float" office:value="12.1315354686763" calcext:value-type="float">
            <text:p>12,1315354687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5410" calcext:value-type="float">
            <text:p>5410</text:p>
          </table:table-cell>
          <table:table-cell table:formula="of:=+[.B895]/[.A895]" office:value-type="float" office:value="1.20570537107199" calcext:value-type="float">
            <text:p>1,2057053711</text:p>
          </table:table-cell>
          <table:table-cell table:formula="of:=+LOG([.A895];2)" office:value-type="float" office:value="12.1315354686763" calcext:value-type="float">
            <text:p>12,1315354687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8249" calcext:value-type="float">
            <text:p>8249</text:p>
          </table:table-cell>
          <table:table-cell table:formula="of:=+[.B896]/[.A896]" office:value-type="float" office:value="1.83474199288256" calcext:value-type="float">
            <text:p>1,8347419929</text:p>
          </table:table-cell>
          <table:table-cell table:formula="of:=+LOG([.A896];2)" office:value-type="float" office:value="12.1344263202209" calcext:value-type="float">
            <text:p>12,1344263202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5638" calcext:value-type="float">
            <text:p>5638</text:p>
          </table:table-cell>
          <table:table-cell table:formula="of:=+[.B897]/[.A897]" office:value-type="float" office:value="1.252332296757" calcext:value-type="float">
            <text:p>1,2523322968</text:p>
          </table:table-cell>
          <table:table-cell table:formula="of:=+LOG([.A897];2)" office:value-type="float" office:value="12.1363503414542" calcext:value-type="float">
            <text:p>12,1363503415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8669" calcext:value-type="float">
            <text:p>8669</text:p>
          </table:table-cell>
          <table:table-cell table:formula="of:=+[.B898]/[.A898]" office:value-type="float" office:value="1.92473357015986" calcext:value-type="float">
            <text:p>1,9247335702</text:p>
          </table:table-cell>
          <table:table-cell table:formula="of:=+LOG([.A898];2)" office:value-type="float" office:value="12.1369911120802" calcext:value-type="float">
            <text:p>12,1369911121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4799" calcext:value-type="float">
            <text:p>4799</text:p>
          </table:table-cell>
          <table:table-cell table:formula="of:=+[.B899]/[.A899]" office:value-type="float" office:value="1.06526082130966" calcext:value-type="float">
            <text:p>1,0652608213</text:p>
          </table:table-cell>
          <table:table-cell table:formula="of:=+LOG([.A899];2)" office:value-type="float" office:value="12.1373113907009" calcext:value-type="float">
            <text:p>12,1373113907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8173" calcext:value-type="float">
            <text:p>8173</text:p>
          </table:table-cell>
          <table:table-cell table:formula="of:=+[.B900]/[.A900]" office:value-type="float" office:value="1.8142064372919" calcext:value-type="float">
            <text:p>1,8142064373</text:p>
          </table:table-cell>
          <table:table-cell table:formula="of:=+LOG([.A900];2)" office:value-type="float" office:value="12.1373113907009" calcext:value-type="float">
            <text:p>12,1373113907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8463" calcext:value-type="float">
            <text:p>8463</text:p>
          </table:table-cell>
          <table:table-cell table:formula="of:=+[.B901]/[.A901]" office:value-type="float" office:value="1.87608069164265" calcext:value-type="float">
            <text:p>1,8760806916</text:p>
          </table:table-cell>
          <table:table-cell table:formula="of:=+LOG([.A901];2)" office:value-type="float" office:value="12.1392315707194" calcext:value-type="float">
            <text:p>12,1392315707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6025" calcext:value-type="float">
            <text:p>6025</text:p>
          </table:table-cell>
          <table:table-cell table:formula="of:=+[.B902]/[.A902]" office:value-type="float" office:value="1.33473637571998" calcext:value-type="float">
            <text:p>1,3347363757</text:p>
          </table:table-cell>
          <table:table-cell table:formula="of:=+LOG([.A902];2)" office:value-type="float" office:value="12.1401907031918" calcext:value-type="float">
            <text:p>12,1401907032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6596" calcext:value-type="float">
            <text:p>6596</text:p>
          </table:table-cell>
          <table:table-cell table:formula="of:=+[.B903]/[.A903]" office:value-type="float" office:value="1.46026123533319" calcext:value-type="float">
            <text:p>1,4602612353</text:p>
          </table:table-cell>
          <table:table-cell table:formula="of:=+LOG([.A903];2)" office:value-type="float" office:value="12.1411491984375" calcext:value-type="float">
            <text:p>12,1411491984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8440" calcext:value-type="float">
            <text:p>8440</text:p>
          </table:table-cell>
          <table:table-cell table:formula="of:=+[.B904]/[.A904]" office:value-type="float" office:value="1.86766983845984" calcext:value-type="float">
            <text:p>1,8676698385</text:p>
          </table:table-cell>
          <table:table-cell table:formula="of:=+LOG([.A904];2)" office:value-type="float" office:value="12.141787841671" calcext:value-type="float">
            <text:p>12,1417878417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5233" calcext:value-type="float">
            <text:p>5233</text:p>
          </table:table-cell>
          <table:table-cell table:formula="of:=+[.B905]/[.A905]" office:value-type="float" office:value="1.15620857269112" calcext:value-type="float">
            <text:p>1,1562085727</text:p>
          </table:table-cell>
          <table:table-cell table:formula="of:=+LOG([.A905];2)" office:value-type="float" office:value="12.1440208692669" calcext:value-type="float">
            <text:p>12,1440208693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5668" calcext:value-type="float">
            <text:p>5668</text:p>
          </table:table-cell>
          <table:table-cell table:formula="of:=+[.B906]/[.A906]" office:value-type="float" office:value="1.24653617769958" calcext:value-type="float">
            <text:p>1,2465361777</text:p>
          </table:table-cell>
          <table:table-cell table:formula="of:=+LOG([.A906];2)" office:value-type="float" office:value="12.1506992887445" calcext:value-type="float">
            <text:p>12,1506992887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8070" calcext:value-type="float">
            <text:p>8070</text:p>
          </table:table-cell>
          <table:table-cell table:formula="of:=+[.B907]/[.A907]" office:value-type="float" office:value="1.77323665128543" calcext:value-type="float">
            <text:p>1,7732366513</text:p>
          </table:table-cell>
          <table:table-cell table:formula="of:=+LOG([.A907];2)" office:value-type="float" office:value="12.1519678709682" calcext:value-type="float">
            <text:p>12,151967871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5390" calcext:value-type="float">
            <text:p>5390</text:p>
          </table:table-cell>
          <table:table-cell table:formula="of:=+[.B908]/[.A908]" office:value-type="float" office:value="1.18305531167691" calcext:value-type="float">
            <text:p>1,1830553117</text:p>
          </table:table-cell>
          <table:table-cell table:formula="of:=+LOG([.A908];2)" office:value-type="float" office:value="12.1535520317081" calcext:value-type="float">
            <text:p>12,1535520317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6375" calcext:value-type="float">
            <text:p>6375</text:p>
          </table:table-cell>
          <table:table-cell table:formula="of:=+[.B909]/[.A909]" office:value-type="float" office:value="1.39741341516879" calcext:value-type="float">
            <text:p>1,3974134152</text:p>
          </table:table-cell>
          <table:table-cell table:formula="of:=+LOG([.A909];2)" office:value-type="float" office:value="12.1554507313121" calcext:value-type="float">
            <text:p>12,1554507313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8159" calcext:value-type="float">
            <text:p>8159</text:p>
          </table:table-cell>
          <table:table-cell table:formula="of:=+[.B910]/[.A910]" office:value-type="float" office:value="1.78729463307777" calcext:value-type="float">
            <text:p>1,7872946331</text:p>
          </table:table-cell>
          <table:table-cell table:formula="of:=+LOG([.A910];2)" office:value-type="float" office:value="12.1563991448716" calcext:value-type="float">
            <text:p>12,1563991449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7907" calcext:value-type="float">
            <text:p>7907</text:p>
          </table:table-cell>
          <table:table-cell table:formula="of:=+[.B911]/[.A911]" office:value-type="float" office:value="1.73133347930808" calcext:value-type="float">
            <text:p>1,7313334793</text:p>
          </table:table-cell>
          <table:table-cell table:formula="of:=+LOG([.A911];2)" office:value-type="float" office:value="12.1570310743784" calcext:value-type="float">
            <text:p>12,1570310744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4093" calcext:value-type="float">
            <text:p>4093</text:p>
          </table:table-cell>
          <table:table-cell table:formula="of:=+[.B912]/[.A912]" office:value-type="float" office:value="0.892888307155323" calcext:value-type="float">
            <text:p>0,8928883072</text:p>
          </table:table-cell>
          <table:table-cell table:formula="of:=+LOG([.A912];2)" office:value-type="float" office:value="12.1623913287569" calcext:value-type="float">
            <text:p>12,1623913288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8411" calcext:value-type="float">
            <text:p>8411</text:p>
          </table:table-cell>
          <table:table-cell table:formula="of:=+[.B913]/[.A913]" office:value-type="float" office:value="1.83326068003487" calcext:value-type="float">
            <text:p>1,83326068</text:p>
          </table:table-cell>
          <table:table-cell table:formula="of:=+LOG([.A913];2)" office:value-type="float" office:value="12.1636496760158" calcext:value-type="float">
            <text:p>12,163649676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8838" calcext:value-type="float">
            <text:p>8838</text:p>
          </table:table-cell>
          <table:table-cell table:formula="of:=+[.B914]/[.A914]" office:value-type="float" office:value="1.92046936114733" calcext:value-type="float">
            <text:p>1,9204693611</text:p>
          </table:table-cell>
          <table:table-cell table:formula="of:=+LOG([.A914];2)" office:value-type="float" office:value="12.1680452682241" calcext:value-type="float">
            <text:p>12,1680452682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8242" calcext:value-type="float">
            <text:p>8242</text:p>
          </table:table-cell>
          <table:table-cell table:formula="of:=+[.B915]/[.A915]" office:value-type="float" office:value="1.79057136650011" calcext:value-type="float">
            <text:p>1,7905713665</text:p>
          </table:table-cell>
          <table:table-cell table:formula="of:=+LOG([.A915];2)" office:value-type="float" office:value="12.1683587272239" calcext:value-type="float">
            <text:p>12,1683587272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6492" calcext:value-type="float">
            <text:p>6492</text:p>
          </table:table-cell>
          <table:table-cell table:formula="of:=+[.B916]/[.A916]" office:value-type="float" office:value="1.40946591402518" calcext:value-type="float">
            <text:p>1,409465914</text:p>
          </table:table-cell>
          <table:table-cell table:formula="of:=+LOG([.A916];2)" office:value-type="float" office:value="12.1692986957928" calcext:value-type="float">
            <text:p>12,1692986958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5334" calcext:value-type="float">
            <text:p>5334</text:p>
          </table:table-cell>
          <table:table-cell table:formula="of:=+[.B917]/[.A917]" office:value-type="float" office:value="1.15730093295726" calcext:value-type="float">
            <text:p>1,157300933</text:p>
          </table:table-cell>
          <table:table-cell table:formula="of:=+LOG([.A917];2)" office:value-type="float" office:value="12.1702380523367" calcext:value-type="float">
            <text:p>12,1702380523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8929" calcext:value-type="float">
            <text:p>8929</text:p>
          </table:table-cell>
          <table:table-cell table:formula="of:=+[.B918]/[.A918]" office:value-type="float" office:value="1.93519722583442" calcext:value-type="float">
            <text:p>1,9351972258</text:p>
          </table:table-cell>
          <table:table-cell table:formula="of:=+LOG([.A918];2)" office:value-type="float" office:value="12.171802288683" calcext:value-type="float">
            <text:p>12,1718022887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5275" calcext:value-type="float">
            <text:p>5275</text:p>
          </table:table-cell>
          <table:table-cell table:formula="of:=+[.B919]/[.A919]" office:value-type="float" office:value="1.14251678579164" calcext:value-type="float">
            <text:p>1,1425167858</text:p>
          </table:table-cell>
          <table:table-cell table:formula="of:=+LOG([.A919];2)" office:value-type="float" office:value="12.1727400170494" calcext:value-type="float">
            <text:p>12,172740017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7637" calcext:value-type="float">
            <text:p>7637</text:p>
          </table:table-cell>
          <table:table-cell table:formula="of:=+[.B920]/[.A920]" office:value-type="float" office:value="1.65231501514496" calcext:value-type="float">
            <text:p>1,6523150151</text:p>
          </table:table-cell>
          <table:table-cell table:formula="of:=+LOG([.A920];2)" office:value-type="float" office:value="12.1743015444676" calcext:value-type="float">
            <text:p>12,1743015445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8564" calcext:value-type="float">
            <text:p>8564</text:p>
          </table:table-cell>
          <table:table-cell table:formula="of:=+[.B921]/[.A921]" office:value-type="float" office:value="1.85207612456747" calcext:value-type="float">
            <text:p>1,8520761246</text:p>
          </table:table-cell>
          <table:table-cell table:formula="of:=+LOG([.A921];2)" office:value-type="float" office:value="12.1749256825007" calcext:value-type="float">
            <text:p>12,1749256825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5352" calcext:value-type="float">
            <text:p>5352</text:p>
          </table:table-cell>
          <table:table-cell table:formula="of:=+[.B922]/[.A922]" office:value-type="float" office:value="1.15693904020752" calcext:value-type="float">
            <text:p>1,1569390402</text:p>
          </table:table-cell>
          <table:table-cell table:formula="of:=+LOG([.A922];2)" office:value-type="float" office:value="12.1755495506362" calcext:value-type="float">
            <text:p>12,1755495506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8874" calcext:value-type="float">
            <text:p>8874</text:p>
          </table:table-cell>
          <table:table-cell table:formula="of:=+[.B923]/[.A923]" office:value-type="float" office:value="1.91704471808166" calcext:value-type="float">
            <text:p>1,9170447181</text:p>
          </table:table-cell>
          <table:table-cell table:formula="of:=+LOG([.A923];2)" office:value-type="float" office:value="12.1764848472919" calcext:value-type="float">
            <text:p>12,1764848473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5742" calcext:value-type="float">
            <text:p>5742</text:p>
          </table:table-cell>
          <table:table-cell table:formula="of:=+[.B924]/[.A924]" office:value-type="float" office:value="1.23696682464455" calcext:value-type="float">
            <text:p>1,2369668246</text:p>
          </table:table-cell>
          <table:table-cell table:formula="of:=+LOG([.A924];2)" office:value-type="float" office:value="12.1805308073445" calcext:value-type="float">
            <text:p>12,1805308073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4229" calcext:value-type="float">
            <text:p>4229</text:p>
          </table:table-cell>
          <table:table-cell table:formula="of:=+[.B925]/[.A925]" office:value-type="float" office:value="0.909853700516351" calcext:value-type="float">
            <text:p>0,9098537005</text:p>
          </table:table-cell>
          <table:table-cell table:formula="of:=+LOG([.A925];2)" office:value-type="float" office:value="12.1823943534045" calcext:value-type="float">
            <text:p>12,1823943534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6101" calcext:value-type="float">
            <text:p>6101</text:p>
          </table:table-cell>
          <table:table-cell table:formula="of:=+[.B926]/[.A926]" office:value-type="float" office:value="1.31204301075269" calcext:value-type="float">
            <text:p>1,3120430108</text:p>
          </table:table-cell>
          <table:table-cell table:formula="of:=+LOG([.A926];2)" office:value-type="float" office:value="12.1830150008828" calcext:value-type="float">
            <text:p>12,1830150009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5492" calcext:value-type="float">
            <text:p>5492</text:p>
          </table:table-cell>
          <table:table-cell table:formula="of:=+[.B927]/[.A927]" office:value-type="float" office:value="1.18082132874651" calcext:value-type="float">
            <text:p>1,1808213287</text:p>
          </table:table-cell>
          <table:table-cell table:formula="of:=+LOG([.A927];2)" office:value-type="float" office:value="12.1833252245246" calcext:value-type="float">
            <text:p>12,1833252245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4189" calcext:value-type="float">
            <text:p>4189</text:p>
          </table:table-cell>
          <table:table-cell table:formula="of:=+[.B928]/[.A928]" office:value-type="float" office:value="0.900666523328317" calcext:value-type="float">
            <text:p>0,9006665233</text:p>
          </table:table-cell>
          <table:table-cell table:formula="of:=+LOG([.A928];2)" office:value-type="float" office:value="12.1833252245246" calcext:value-type="float">
            <text:p>12,1833252245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5309" calcext:value-type="float">
            <text:p>5309</text:p>
          </table:table-cell>
          <table:table-cell table:formula="of:=+[.B929]/[.A929]" office:value-type="float" office:value="1.14049409237379" calcext:value-type="float">
            <text:p>1,1404940924</text:p>
          </table:table-cell>
          <table:table-cell table:formula="of:=+LOG([.A929];2)" office:value-type="float" office:value="12.1845654524462" calcext:value-type="float">
            <text:p>12,1845654524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8724" calcext:value-type="float">
            <text:p>8724</text:p>
          </table:table-cell>
          <table:table-cell table:formula="of:=+[.B930]/[.A930]" office:value-type="float" office:value="1.86689492831158" calcext:value-type="float">
            <text:p>1,8668949283</text:p>
          </table:table-cell>
          <table:table-cell table:formula="of:=+LOG([.A930];2)" office:value-type="float" office:value="12.1901333218648" calcext:value-type="float">
            <text:p>12,1901333219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8086" calcext:value-type="float">
            <text:p>8086</text:p>
          </table:table-cell>
          <table:table-cell table:formula="of:=+[.B931]/[.A931]" office:value-type="float" office:value="1.72851646002565" calcext:value-type="float">
            <text:p>1,72851646</text:p>
          </table:table-cell>
          <table:table-cell table:formula="of:=+LOG([.A931];2)" office:value-type="float" office:value="12.1916761463524" calcext:value-type="float">
            <text:p>12,1916761464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5335" calcext:value-type="float">
            <text:p>5335</text:p>
          </table:table-cell>
          <table:table-cell table:formula="of:=+[.B932]/[.A932]" office:value-type="float" office:value="1.1402008976277" calcext:value-type="float">
            <text:p>1,1402008976</text:p>
          </table:table-cell>
          <table:table-cell table:formula="of:=+LOG([.A932];2)" office:value-type="float" office:value="12.1919845133603" calcext:value-type="float">
            <text:p>12,1919845134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4219" calcext:value-type="float">
            <text:p>4219</text:p>
          </table:table-cell>
          <table:table-cell table:formula="of:=+[.B933]/[.A933]" office:value-type="float" office:value="0.901495726495726" calcext:value-type="float">
            <text:p>0,9014957265</text:p>
          </table:table-cell>
          <table:table-cell table:formula="of:=+LOG([.A933];2)" office:value-type="float" office:value="12.1922928144708" calcext:value-type="float">
            <text:p>12,1922928145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5771" calcext:value-type="float">
            <text:p>5771</text:p>
          </table:table-cell>
          <table:table-cell table:formula="of:=+[.B934]/[.A934]" office:value-type="float" office:value="1.23285622730186" calcext:value-type="float">
            <text:p>1,2328562273</text:p>
          </table:table-cell>
          <table:table-cell table:formula="of:=+LOG([.A934];2)" office:value-type="float" office:value="12.192601049712" calcext:value-type="float">
            <text:p>12,1926010497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9127" calcext:value-type="float">
            <text:p>9127</text:p>
          </table:table-cell>
          <table:table-cell table:formula="of:=+[.B935]/[.A935]" office:value-type="float" office:value="1.94896433909887" calcext:value-type="float">
            <text:p>1,9489643391</text:p>
          </table:table-cell>
          <table:table-cell table:formula="of:=+LOG([.A935];2)" office:value-type="float" office:value="12.1932173226991" calcext:value-type="float">
            <text:p>12,1932173227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8993" calcext:value-type="float">
            <text:p>8993</text:p>
          </table:table-cell>
          <table:table-cell table:formula="of:=+[.B936]/[.A936]" office:value-type="float" office:value="1.91912078531797" calcext:value-type="float">
            <text:p>1,9191207853</text:p>
          </table:table-cell>
          <table:table-cell table:formula="of:=+LOG([.A936];2)" office:value-type="float" office:value="12.1941412388631" calcext:value-type="float">
            <text:p>12,1941412389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4134" calcext:value-type="float">
            <text:p>4134</text:p>
          </table:table-cell>
          <table:table-cell table:formula="of:=+[.B937]/[.A937]" office:value-type="float" office:value="0.881261991046685" calcext:value-type="float">
            <text:p>0,881261991</text:p>
          </table:table-cell>
          <table:table-cell table:formula="of:=+LOG([.A937];2)" office:value-type="float" office:value="12.195679785496" calcext:value-type="float">
            <text:p>12,1956797855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8665" calcext:value-type="float">
            <text:p>8665</text:p>
          </table:table-cell>
          <table:table-cell table:formula="of:=+[.B938]/[.A938]" office:value-type="float" office:value="1.84558040468584" calcext:value-type="float">
            <text:p>1,8455804047</text:p>
          </table:table-cell>
          <table:table-cell table:formula="of:=+LOG([.A938];2)" office:value-type="float" office:value="12.1969094425411" calcext:value-type="float">
            <text:p>12,1969094425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4518" calcext:value-type="float">
            <text:p>4518</text:p>
          </table:table-cell>
          <table:table-cell table:formula="of:=+[.B939]/[.A939]" office:value-type="float" office:value="0.961685823754789" calcext:value-type="float">
            <text:p>0,9616858238</text:p>
          </table:table-cell>
          <table:table-cell table:formula="of:=+LOG([.A939];2)" office:value-type="float" office:value="12.1978309980122" calcext:value-type="float">
            <text:p>12,197830998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6320" calcext:value-type="float">
            <text:p>6320</text:p>
          </table:table-cell>
          <table:table-cell table:formula="of:=+[.B940]/[.A940]" office:value-type="float" office:value="1.34496701425835" calcext:value-type="float">
            <text:p>1,3449670143</text:p>
          </table:table-cell>
          <table:table-cell table:formula="of:=+LOG([.A940];2)" office:value-type="float" office:value="12.1981380524011" calcext:value-type="float">
            <text:p>12,198138052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7612" calcext:value-type="float">
            <text:p>7612</text:p>
          </table:table-cell>
          <table:table-cell table:formula="of:=+[.B941]/[.A941]" office:value-type="float" office:value="1.61957446808511" calcext:value-type="float">
            <text:p>1,6195744681</text:p>
          </table:table-cell>
          <table:table-cell table:formula="of:=+LOG([.A941];2)" office:value-type="float" office:value="12.1984450414524" calcext:value-type="float">
            <text:p>12,1984450415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7591" calcext:value-type="float">
            <text:p>7591</text:p>
          </table:table-cell>
          <table:table-cell table:formula="of:=+[.B942]/[.A942]" office:value-type="float" office:value="1.6140761216245" calcext:value-type="float">
            <text:p>1,6140761216</text:p>
          </table:table-cell>
          <table:table-cell table:formula="of:=+LOG([.A942];2)" office:value-type="float" office:value="12.199365616858" calcext:value-type="float">
            <text:p>12,1993656169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5768" calcext:value-type="float">
            <text:p>5768</text:p>
          </table:table-cell>
          <table:table-cell table:formula="of:=+[.B943]/[.A943]" office:value-type="float" office:value="1.22566935826604" calcext:value-type="float">
            <text:p>1,2256693583</text:p>
          </table:table-cell>
          <table:table-cell table:formula="of:=+LOG([.A943];2)" office:value-type="float" office:value="12.2002856052243" calcext:value-type="float">
            <text:p>12,2002856052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7600" calcext:value-type="float">
            <text:p>7600</text:p>
          </table:table-cell>
          <table:table-cell table:formula="of:=+[.B944]/[.A944]" office:value-type="float" office:value="1.61461652857446" calcext:value-type="float">
            <text:p>1,6146165286</text:p>
          </table:table-cell>
          <table:table-cell table:formula="of:=+LOG([.A944];2)" office:value-type="float" office:value="12.2005921376893" calcext:value-type="float">
            <text:p>12,2005921377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9065" calcext:value-type="float">
            <text:p>9065</text:p>
          </table:table-cell>
          <table:table-cell table:formula="of:=+[.B945]/[.A945]" office:value-type="float" office:value="1.92503716287959" calcext:value-type="float">
            <text:p>1,9250371629</text:p>
          </table:table-cell>
          <table:table-cell table:formula="of:=+LOG([.A945];2)" office:value-type="float" office:value="12.2012050072995" calcext:value-type="float">
            <text:p>12,2012050073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4914" calcext:value-type="float">
            <text:p>4914</text:p>
          </table:table-cell>
          <table:table-cell table:formula="of:=+[.B946]/[.A946]" office:value-type="float" office:value="1.04331210191083" calcext:value-type="float">
            <text:p>1,0433121019</text:p>
          </table:table-cell>
          <table:table-cell table:formula="of:=+LOG([.A946];2)" office:value-type="float" office:value="12.2015113445001" calcext:value-type="float">
            <text:p>12,2015113445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7387" calcext:value-type="float">
            <text:p>7387</text:p>
          </table:table-cell>
          <table:table-cell table:formula="of:=+[.B947]/[.A947]" office:value-type="float" office:value="1.56803226491191" calcext:value-type="float">
            <text:p>1,5680322649</text:p>
          </table:table-cell>
          <table:table-cell table:formula="of:=+LOG([.A947];2)" office:value-type="float" office:value="12.2018176166679" calcext:value-type="float">
            <text:p>12,2018176167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9053" calcext:value-type="float">
            <text:p>9053</text:p>
          </table:table-cell>
          <table:table-cell table:formula="of:=+[.B948]/[.A948]" office:value-type="float" office:value="1.92126485568761" calcext:value-type="float">
            <text:p>1,9212648557</text:p>
          </table:table-cell>
          <table:table-cell table:formula="of:=+LOG([.A948];2)" office:value-type="float" office:value="12.2021238238305" calcext:value-type="float">
            <text:p>12,2021238238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6551" calcext:value-type="float">
            <text:p>6551</text:p>
          </table:table-cell>
          <table:table-cell table:formula="of:=+[.B949]/[.A949]" office:value-type="float" office:value="1.38910093299406" calcext:value-type="float">
            <text:p>1,389100933</text:p>
          </table:table-cell>
          <table:table-cell table:formula="of:=+LOG([.A949];2)" office:value-type="float" office:value="12.2033480029798" calcext:value-type="float">
            <text:p>12,203348003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8034" calcext:value-type="float">
            <text:p>8034</text:p>
          </table:table-cell>
          <table:table-cell table:formula="of:=+[.B950]/[.A950]" office:value-type="float" office:value="1.6978021978022" calcext:value-type="float">
            <text:p>1,6978021978</text:p>
          </table:table-cell>
          <table:table-cell table:formula="of:=+LOG([.A950];2)" office:value-type="float" office:value="12.2082343583398" calcext:value-type="float">
            <text:p>12,2082343583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5244" calcext:value-type="float">
            <text:p>5244</text:p>
          </table:table-cell>
          <table:table-cell table:formula="of:=+[.B951]/[.A951]" office:value-type="float" office:value="1.10632911392405" calcext:value-type="float">
            <text:p>1,1063291139</text:p>
          </table:table-cell>
          <table:table-cell table:formula="of:=+LOG([.A951];2)" office:value-type="float" office:value="12.2106713437856" calcext:value-type="float">
            <text:p>12,2106713438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4227" calcext:value-type="float">
            <text:p>4227</text:p>
          </table:table-cell>
          <table:table-cell table:formula="of:=+[.B952]/[.A952]" office:value-type="float" office:value="0.89102023608769" calcext:value-type="float">
            <text:p>0,8910202361</text:p>
          </table:table-cell>
          <table:table-cell table:formula="of:=+LOG([.A952];2)" office:value-type="float" office:value="12.211888294546" calcext:value-type="float">
            <text:p>12,2118882945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5415" calcext:value-type="float">
            <text:p>5415</text:p>
          </table:table-cell>
          <table:table-cell table:formula="of:=+[.B953]/[.A953]" office:value-type="float" office:value="1.1409608091024" calcext:value-type="float">
            <text:p>1,1409608091</text:p>
          </table:table-cell>
          <table:table-cell table:formula="of:=+LOG([.A953];2)" office:value-type="float" office:value="12.2124963851939" calcext:value-type="float">
            <text:p>12,2124963852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8829" calcext:value-type="float">
            <text:p>8829</text:p>
          </table:table-cell>
          <table:table-cell table:formula="of:=+[.B954]/[.A954]" office:value-type="float" office:value="1.8595197978096" calcext:value-type="float">
            <text:p>1,8595197978</text:p>
          </table:table-cell>
          <table:table-cell table:formula="of:=+LOG([.A954];2)" office:value-type="float" office:value="12.2131042196419" calcext:value-type="float">
            <text:p>12,2131042196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307" calcext:value-type="float">
            <text:p>6307</text:p>
          </table:table-cell>
          <table:table-cell table:formula="of:=+[.B955]/[.A955]" office:value-type="float" office:value="1.32778947368421" calcext:value-type="float">
            <text:p>1,3277894737</text:p>
          </table:table-cell>
          <table:table-cell table:formula="of:=+LOG([.A955];2)" office:value-type="float" office:value="12.2137117981057" calcext:value-type="float">
            <text:p>12,2137117981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6801" calcext:value-type="float">
            <text:p>6801</text:p>
          </table:table-cell>
          <table:table-cell table:formula="of:=+[.B956]/[.A956]" office:value-type="float" office:value="1.4308857563644" calcext:value-type="float">
            <text:p>1,4308857564</text:p>
          </table:table-cell>
          <table:table-cell table:formula="of:=+LOG([.A956];2)" office:value-type="float" office:value="12.2146226863023" calcext:value-type="float">
            <text:p>12,2146226863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8171" calcext:value-type="float">
            <text:p>8171</text:p>
          </table:table-cell>
          <table:table-cell table:formula="of:=+[.B957]/[.A957]" office:value-type="float" office:value="1.71587568248635" calcext:value-type="float">
            <text:p>1,7158756825</text:p>
          </table:table-cell>
          <table:table-cell table:formula="of:=+LOG([.A957];2)" office:value-type="float" office:value="12.2173519052703" calcext:value-type="float">
            <text:p>12,2173519053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7876" calcext:value-type="float">
            <text:p>7876</text:p>
          </table:table-cell>
          <table:table-cell table:formula="of:=+[.B958]/[.A958]" office:value-type="float" office:value="1.65253881661771" calcext:value-type="float">
            <text:p>1,6525388166</text:p>
          </table:table-cell>
          <table:table-cell table:formula="of:=+LOG([.A958];2)" office:value-type="float" office:value="12.2185632361903" calcext:value-type="float">
            <text:p>12,2185632362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8909" calcext:value-type="float">
            <text:p>8909</text:p>
          </table:table-cell>
          <table:table-cell table:formula="of:=+[.B959]/[.A959]" office:value-type="float" office:value="1.86928241712128" calcext:value-type="float">
            <text:p>1,8692824171</text:p>
          </table:table-cell>
          <table:table-cell table:formula="of:=+LOG([.A959];2)" office:value-type="float" office:value="12.2185632361903" calcext:value-type="float">
            <text:p>12,2185632362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5474" calcext:value-type="float">
            <text:p>5474</text:p>
          </table:table-cell>
          <table:table-cell table:formula="of:=+[.B960]/[.A960]" office:value-type="float" office:value="1.1473485642423" calcext:value-type="float">
            <text:p>1,1473485642</text:p>
          </table:table-cell>
          <table:table-cell table:formula="of:=+LOG([.A960];2)" office:value-type="float" office:value="12.2200759709843" calcext:value-type="float">
            <text:p>12,220075971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4263" calcext:value-type="float">
            <text:p>4263</text:p>
          </table:table-cell>
          <table:table-cell table:formula="of:=+[.B961]/[.A961]" office:value-type="float" office:value="0.893523370362607" calcext:value-type="float">
            <text:p>0,8935233704</text:p>
          </table:table-cell>
          <table:table-cell table:formula="of:=+LOG([.A961];2)" office:value-type="float" office:value="12.2200759709843" calcext:value-type="float">
            <text:p>12,220075971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5872" calcext:value-type="float">
            <text:p>5872</text:p>
          </table:table-cell>
          <table:table-cell table:formula="of:=+[.B962]/[.A962]" office:value-type="float" office:value="1.22999581064097" calcext:value-type="float">
            <text:p>1,2299958106</text:p>
          </table:table-cell>
          <table:table-cell table:formula="of:=+LOG([.A962];2)" office:value-type="float" office:value="12.2209828510818" calcext:value-type="float">
            <text:p>12,2209828511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9162" calcext:value-type="float">
            <text:p>9162</text:p>
          </table:table-cell>
          <table:table-cell table:formula="of:=+[.B963]/[.A963]" office:value-type="float" office:value="1.91353383458647" calcext:value-type="float">
            <text:p>1,9135338346</text:p>
          </table:table-cell>
          <table:table-cell table:formula="of:=+LOG([.A963];2)" office:value-type="float" office:value="12.2252074369435" calcext:value-type="float">
            <text:p>12,2252074369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7124" calcext:value-type="float">
            <text:p>7124</text:p>
          </table:table-cell>
          <table:table-cell table:formula="of:=+[.B964]/[.A964]" office:value-type="float" office:value="1.48726513569937" calcext:value-type="float">
            <text:p>1,4872651357</text:p>
          </table:table-cell>
          <table:table-cell table:formula="of:=+LOG([.A964];2)" office:value-type="float" office:value="12.2258099406235" calcext:value-type="float">
            <text:p>12,2258099406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5298" calcext:value-type="float">
            <text:p>5298</text:p>
          </table:table-cell>
          <table:table-cell table:formula="of:=+[.B965]/[.A965]" office:value-type="float" office:value="1.10490093847758" calcext:value-type="float">
            <text:p>1,1049009385</text:p>
          </table:table-cell>
          <table:table-cell table:formula="of:=+LOG([.A965];2)" office:value-type="float" office:value="12.2273150999055" calcext:value-type="float">
            <text:p>12,2273150999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5847" calcext:value-type="float">
            <text:p>5847</text:p>
          </table:table-cell>
          <table:table-cell table:formula="of:=+[.B966]/[.A966]" office:value-type="float" office:value="1.21888680425266" calcext:value-type="float">
            <text:p>1,2188868043</text:p>
          </table:table-cell>
          <table:table-cell table:formula="of:=+LOG([.A966];2)" office:value-type="float" office:value="12.2279167242015" calcext:value-type="float">
            <text:p>12,2279167242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6476" calcext:value-type="float">
            <text:p>6476</text:p>
          </table:table-cell>
          <table:table-cell table:formula="of:=+[.B967]/[.A967]" office:value-type="float" office:value="1.34804329725229" calcext:value-type="float">
            <text:p>1,3480432973</text:p>
          </table:table-cell>
          <table:table-cell table:formula="of:=+LOG([.A967];2)" office:value-type="float" office:value="12.2300204357056" calcext:value-type="float">
            <text:p>12,2300204357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9264" calcext:value-type="float">
            <text:p>9264</text:p>
          </table:table-cell>
          <table:table-cell table:formula="of:=+[.B968]/[.A968]" office:value-type="float" office:value="1.92638802245789" calcext:value-type="float">
            <text:p>1,9263880225</text:p>
          </table:table-cell>
          <table:table-cell table:formula="of:=+LOG([.A968];2)" office:value-type="float" office:value="12.2315212108757" calcext:value-type="float">
            <text:p>12,2315212109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6883" calcext:value-type="float">
            <text:p>6883</text:p>
          </table:table-cell>
          <table:table-cell table:formula="of:=+[.B969]/[.A969]" office:value-type="float" office:value="1.42860107928601" calcext:value-type="float">
            <text:p>1,4286010793</text:p>
          </table:table-cell>
          <table:table-cell table:formula="of:=+LOG([.A969];2)" office:value-type="float" office:value="12.2342186782385" calcext:value-type="float">
            <text:p>12,2342186782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6424" calcext:value-type="float">
            <text:p>6424</text:p>
          </table:table-cell>
          <table:table-cell table:formula="of:=+[.B970]/[.A970]" office:value-type="float" office:value="1.33195106780012" calcext:value-type="float">
            <text:p>1,3319510678</text:p>
          </table:table-cell>
          <table:table-cell table:formula="of:=+LOG([.A970];2)" office:value-type="float" office:value="12.2357150947619" calcext:value-type="float">
            <text:p>12,2357150948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7165" calcext:value-type="float">
            <text:p>7165</text:p>
          </table:table-cell>
          <table:table-cell table:formula="of:=+[.B971]/[.A971]" office:value-type="float" office:value="1.48190279214064" calcext:value-type="float">
            <text:p>1,4819027921</text:p>
          </table:table-cell>
          <table:table-cell table:formula="of:=+LOG([.A971];2)" office:value-type="float" office:value="12.2393001743642" calcext:value-type="float">
            <text:p>12,2393001744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9219" calcext:value-type="float">
            <text:p>9219</text:p>
          </table:table-cell>
          <table:table-cell table:formula="of:=+[.B972]/[.A972]" office:value-type="float" office:value="1.90317919075145" calcext:value-type="float">
            <text:p>1,9031791908</text:p>
          </table:table-cell>
          <table:table-cell table:formula="of:=+LOG([.A972];2)" office:value-type="float" office:value="12.2419831496943" calcext:value-type="float">
            <text:p>12,2419831497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4213" calcext:value-type="float">
            <text:p>4213</text:p>
          </table:table-cell>
          <table:table-cell table:formula="of:=+[.B973]/[.A973]" office:value-type="float" office:value="0.869197441716526" calcext:value-type="float">
            <text:p>0,8691974417</text:p>
          </table:table-cell>
          <table:table-cell table:formula="of:=+LOG([.A973];2)" office:value-type="float" office:value="12.2428763671664" calcext:value-type="float">
            <text:p>12,2428763672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6343" calcext:value-type="float">
            <text:p>6343</text:p>
          </table:table-cell>
          <table:table-cell table:formula="of:=+[.B974]/[.A974]" office:value-type="float" office:value="1.30810476386884" calcext:value-type="float">
            <text:p>1,3081047639</text:p>
          </table:table-cell>
          <table:table-cell table:formula="of:=+LOG([.A974];2)" office:value-type="float" office:value="12.2434715383963" calcext:value-type="float">
            <text:p>12,2434715384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9156" calcext:value-type="float">
            <text:p>9156</text:p>
          </table:table-cell>
          <table:table-cell table:formula="of:=+[.B975]/[.A975]" office:value-type="float" office:value="1.88783505154639" calcext:value-type="float">
            <text:p>1,8878350515</text:p>
          </table:table-cell>
          <table:table-cell table:formula="of:=+LOG([.A975];2)" office:value-type="float" office:value="12.2437690319619" calcext:value-type="float">
            <text:p>12,243769032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9328" calcext:value-type="float">
            <text:p>9328</text:p>
          </table:table-cell>
          <table:table-cell table:formula="of:=+[.B976]/[.A976]" office:value-type="float" office:value="1.91894671878214" calcext:value-type="float">
            <text:p>1,9189467188</text:p>
          </table:table-cell>
          <table:table-cell table:formula="of:=+LOG([.A976];2)" office:value-type="float" office:value="12.2470374187886" calcext:value-type="float">
            <text:p>12,2470374188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4877" calcext:value-type="float">
            <text:p>4877</text:p>
          </table:table-cell>
          <table:table-cell table:formula="of:=+[.B977]/[.A977]" office:value-type="float" office:value="1.00246659815005" calcext:value-type="float">
            <text:p>1,0024665982</text:p>
          </table:table-cell>
          <table:table-cell table:formula="of:=+LOG([.A977];2)" office:value-type="float" office:value="12.2482240896685" calcext:value-type="float">
            <text:p>12,2482240897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4327" calcext:value-type="float">
            <text:p>4327</text:p>
          </table:table-cell>
          <table:table-cell table:formula="of:=+[.B978]/[.A978]" office:value-type="float" office:value="0.889231401561858" calcext:value-type="float">
            <text:p>0,8892314016</text:p>
          </table:table-cell>
          <table:table-cell table:formula="of:=+LOG([.A978];2)" office:value-type="float" office:value="12.2485206049384" calcext:value-type="float">
            <text:p>12,2485206049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5701" calcext:value-type="float">
            <text:p>5701</text:p>
          </table:table-cell>
          <table:table-cell table:formula="of:=+[.B979]/[.A979]" office:value-type="float" office:value="1.16991586291812" calcext:value-type="float">
            <text:p>1,1699158629</text:p>
          </table:table-cell>
          <table:table-cell table:formula="of:=+LOG([.A979];2)" office:value-type="float" office:value="12.2505945071923" calcext:value-type="float">
            <text:p>12,2505945072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6524" calcext:value-type="float">
            <text:p>6524</text:p>
          </table:table-cell>
          <table:table-cell table:formula="of:=+[.B980]/[.A980]" office:value-type="float" office:value="1.33743337433374" calcext:value-type="float">
            <text:p>1,3374333743</text:p>
          </table:table-cell>
          <table:table-cell table:formula="of:=+LOG([.A980];2)" office:value-type="float" office:value="12.2520740427962" calcext:value-type="float">
            <text:p>12,2520740428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9324" calcext:value-type="float">
            <text:p>9324</text:p>
          </table:table-cell>
          <table:table-cell table:formula="of:=+[.B981]/[.A981]" office:value-type="float" office:value="1.91143911439114" calcext:value-type="float">
            <text:p>1,9114391144</text:p>
          </table:table-cell>
          <table:table-cell table:formula="of:=+LOG([.A981];2)" office:value-type="float" office:value="12.2520740427962" calcext:value-type="float">
            <text:p>12,2520740428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9492" calcext:value-type="float">
            <text:p>9492</text:p>
          </table:table-cell>
          <table:table-cell table:formula="of:=+[.B982]/[.A982]" office:value-type="float" office:value="1.94269340974212" calcext:value-type="float">
            <text:p>1,9426934097</text:p>
          </table:table-cell>
          <table:table-cell table:formula="of:=+LOG([.A982];2)" office:value-type="float" office:value="12.2544381482673" calcext:value-type="float">
            <text:p>12,2544381483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4758" calcext:value-type="float">
            <text:p>4758</text:p>
          </table:table-cell>
          <table:table-cell table:formula="of:=+[.B983]/[.A983]" office:value-type="float" office:value="0.973603437691835" calcext:value-type="float">
            <text:p>0,9736034377</text:p>
          </table:table-cell>
          <table:table-cell table:formula="of:=+LOG([.A983];2)" office:value-type="float" office:value="12.2547333892467" calcext:value-type="float">
            <text:p>12,2547333892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7547" calcext:value-type="float">
            <text:p>7547</text:p>
          </table:table-cell>
          <table:table-cell table:formula="of:=+[.B984]/[.A984]" office:value-type="float" office:value="1.54366946205768" calcext:value-type="float">
            <text:p>1,5436694621</text:p>
          </table:table-cell>
          <table:table-cell table:formula="of:=+LOG([.A984];2)" office:value-type="float" office:value="12.2553236900081" calcext:value-type="float">
            <text:p>12,25532369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5645" calcext:value-type="float">
            <text:p>5645</text:p>
          </table:table-cell>
          <table:table-cell table:formula="of:=+[.B985]/[.A985]" office:value-type="float" office:value="1.15368894338851" calcext:value-type="float">
            <text:p>1,1536889434</text:p>
          </table:table-cell>
          <table:table-cell table:formula="of:=+LOG([.A985];2)" office:value-type="float" office:value="12.256503567433" calcext:value-type="float">
            <text:p>12,2565035674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9060" calcext:value-type="float">
            <text:p>9060</text:p>
          </table:table-cell>
          <table:table-cell table:formula="of:=+[.B986]/[.A986]" office:value-type="float" office:value="1.8508682328907" calcext:value-type="float">
            <text:p>1,8508682329</text:p>
          </table:table-cell>
          <table:table-cell table:formula="of:=+LOG([.A986];2)" office:value-type="float" office:value="12.2570931444911" calcext:value-type="float">
            <text:p>12,2570931445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8174" calcext:value-type="float">
            <text:p>8174</text:p>
          </table:table-cell>
          <table:table-cell table:formula="of:=+[.B987]/[.A987]" office:value-type="float" office:value="1.66884442629645" calcext:value-type="float">
            <text:p>1,6688444263</text:p>
          </table:table-cell>
          <table:table-cell table:formula="of:=+LOG([.A987];2)" office:value-type="float" office:value="12.257977058564" calcext:value-type="float">
            <text:p>12,2579770586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4296" calcext:value-type="float">
            <text:p>4296</text:p>
          </table:table-cell>
          <table:table-cell table:formula="of:=+[.B988]/[.A988]" office:value-type="float" office:value="0.874949083503055" calcext:value-type="float">
            <text:p>0,8749490835</text:p>
          </table:table-cell>
          <table:table-cell table:formula="of:=+LOG([.A988];2)" office:value-type="float" office:value="12.2615073092021" calcext:value-type="float">
            <text:p>12,2615073092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5899" calcext:value-type="float">
            <text:p>5899</text:p>
          </table:table-cell>
          <table:table-cell table:formula="of:=+[.B989]/[.A989]" office:value-type="float" office:value="1.20069204152249" calcext:value-type="float">
            <text:p>1,2006920415</text:p>
          </table:table-cell>
          <table:table-cell table:formula="of:=+LOG([.A989];2)" office:value-type="float" office:value="12.262388523751" calcext:value-type="float">
            <text:p>12,2623885238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6617" calcext:value-type="float">
            <text:p>6617</text:p>
          </table:table-cell>
          <table:table-cell table:formula="of:=+[.B990]/[.A990]" office:value-type="float" office:value="1.34628687690743" calcext:value-type="float">
            <text:p>1,3462868769</text:p>
          </table:table-cell>
          <table:table-cell table:formula="of:=+LOG([.A990];2)" office:value-type="float" office:value="12.2629757012279" calcext:value-type="float">
            <text:p>12,2629757012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7843" calcext:value-type="float">
            <text:p>7843</text:p>
          </table:table-cell>
          <table:table-cell table:formula="of:=+[.B991]/[.A991]" office:value-type="float" office:value="1.59442976214678" calcext:value-type="float">
            <text:p>1,5944297621</text:p>
          </table:table-cell>
          <table:table-cell table:formula="of:=+LOG([.A991];2)" office:value-type="float" office:value="12.2641493397233" calcext:value-type="float">
            <text:p>12,2641493397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9569" calcext:value-type="float">
            <text:p>9569</text:p>
          </table:table-cell>
          <table:table-cell table:formula="of:=+[.B992]/[.A992]" office:value-type="float" office:value="1.94531408822932" calcext:value-type="float">
            <text:p>1,9453140882</text:p>
          </table:table-cell>
          <table:table-cell table:formula="of:=+LOG([.A992];2)" office:value-type="float" office:value="12.2641493397233" calcext:value-type="float">
            <text:p>12,2641493397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8682" calcext:value-type="float">
            <text:p>8682</text:p>
          </table:table-cell>
          <table:table-cell table:formula="of:=+[.B993]/[.A993]" office:value-type="float" office:value="1.75927051671733" calcext:value-type="float">
            <text:p>1,7592705167</text:p>
          </table:table-cell>
          <table:table-cell table:formula="of:=+LOG([.A993];2)" office:value-type="float" office:value="12.2688343693438" calcext:value-type="float">
            <text:p>12,2688343693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5635" calcext:value-type="float">
            <text:p>5635</text:p>
          </table:table-cell>
          <table:table-cell table:formula="of:=+[.B994]/[.A994]" office:value-type="float" office:value="1.140457397288" calcext:value-type="float">
            <text:p>1,1404573973</text:p>
          </table:table-cell>
          <table:table-cell table:formula="of:=+LOG([.A994];2)" office:value-type="float" office:value="12.2705873404475" calcext:value-type="float">
            <text:p>12,2705873404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6653" calcext:value-type="float">
            <text:p>6653</text:p>
          </table:table-cell>
          <table:table-cell table:formula="of:=+[.B995]/[.A995]" office:value-type="float" office:value="1.34621610683934" calcext:value-type="float">
            <text:p>1,3462161068</text:p>
          </table:table-cell>
          <table:table-cell table:formula="of:=+LOG([.A995];2)" office:value-type="float" office:value="12.2708792953288" calcext:value-type="float">
            <text:p>12,2708792953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4524" calcext:value-type="float">
            <text:p>4524</text:p>
          </table:table-cell>
          <table:table-cell table:formula="of:=+[.B996]/[.A996]" office:value-type="float" office:value="0.915418858761635" calcext:value-type="float">
            <text:p>0,9154188588</text:p>
          </table:table-cell>
          <table:table-cell table:formula="of:=+LOG([.A996];2)" office:value-type="float" office:value="12.2708792953288" calcext:value-type="float">
            <text:p>12,2708792953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6499" calcext:value-type="float">
            <text:p>6499</text:p>
          </table:table-cell>
          <table:table-cell table:formula="of:=+[.B997]/[.A997]" office:value-type="float" office:value="1.31266410826096" calcext:value-type="float">
            <text:p>1,3126641083</text:p>
          </table:table-cell>
          <table:table-cell table:formula="of:=+LOG([.A997];2)" office:value-type="float" office:value="12.2735042339622" calcext:value-type="float">
            <text:p>12,273504234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6725" calcext:value-type="float">
            <text:p>6725</text:p>
          </table:table-cell>
          <table:table-cell table:formula="of:=+[.B998]/[.A998]" office:value-type="float" office:value="1.35803715670436" calcext:value-type="float">
            <text:p>1,3580371567</text:p>
          </table:table-cell>
          <table:table-cell table:formula="of:=+LOG([.A998];2)" office:value-type="float" office:value="12.2737955992143" calcext:value-type="float">
            <text:p>12,2737955992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8493" calcext:value-type="float">
            <text:p>8493</text:p>
          </table:table-cell>
          <table:table-cell table:formula="of:=+[.B999]/[.A999]" office:value-type="float" office:value="1.71437222446508" calcext:value-type="float">
            <text:p>1,7143722245</text:p>
          </table:table-cell>
          <table:table-cell table:formula="of:=+LOG([.A999];2)" office:value-type="float" office:value="12.2743781532464" calcext:value-type="float">
            <text:p>12,2743781532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9583" calcext:value-type="float">
            <text:p>9583</text:p>
          </table:table-cell>
          <table:table-cell table:formula="of:=+[.B1000]/[.A1000]" office:value-type="float" office:value="1.93361581920904" calcext:value-type="float">
            <text:p>1,9336158192</text:p>
          </table:table-cell>
          <table:table-cell table:formula="of:=+LOG([.A1000];2)" office:value-type="float" office:value="12.2749604721406" calcext:value-type="float">
            <text:p>12,2749604721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9021" calcext:value-type="float">
            <text:p>9021</text:p>
          </table:table-cell>
          <table:table-cell table:formula="of:=+[.B1001]/[.A1001]" office:value-type="float" office:value="1.81911675741077" calcext:value-type="float">
            <text:p>1,8191167574</text:p>
          </table:table-cell>
          <table:table-cell table:formula="of:=+LOG([.A1001];2)" office:value-type="float" office:value="12.2758335100135" calcext:value-type="float">
            <text:p>12,27583351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4511" calcext:value-type="float">
            <text:p>4511</text:p>
          </table:table-cell>
          <table:table-cell table:formula="of:=+[.B1002]/[.A1002]" office:value-type="float" office:value="0.904914744232698" calcext:value-type="float">
            <text:p>0,9049147442</text:p>
          </table:table-cell>
          <table:table-cell table:formula="of:=+LOG([.A1002];2)" office:value-type="float" office:value="12.2833777892856" calcext:value-type="float">
            <text:p>12,2833777893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6305" calcext:value-type="float">
            <text:p>6305</text:p>
          </table:table-cell>
          <table:table-cell table:formula="of:=+[.B1003]/[.A1003]" office:value-type="float" office:value="1.26251501802163" calcext:value-type="float">
            <text:p>1,262515018</text:p>
          </table:table-cell>
          <table:table-cell table:formula="of:=+LOG([.A1003];2)" office:value-type="float" office:value="12.2859801059282" calcext:value-type="float">
            <text:p>12,2859801059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9583" calcext:value-type="float">
            <text:p>9583</text:p>
          </table:table-cell>
          <table:table-cell table:formula="of:=+[.B1004]/[.A1004]" office:value-type="float" office:value="1.91851851851852" calcext:value-type="float">
            <text:p>1,9185185185</text:p>
          </table:table-cell>
          <table:table-cell table:formula="of:=+LOG([.A1004];2)" office:value-type="float" office:value="12.2862689626798" calcext:value-type="float">
            <text:p>12,2862689627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6908" calcext:value-type="float">
            <text:p>6908</text:p>
          </table:table-cell>
          <table:table-cell table:formula="of:=+[.B1005]/[.A1005]" office:value-type="float" office:value="1.38270616493195" calcext:value-type="float">
            <text:p>1,3827061649</text:p>
          </table:table-cell>
          <table:table-cell table:formula="of:=+LOG([.A1005];2)" office:value-type="float" office:value="12.286557761608" calcext:value-type="float">
            <text:p>12,2865577616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9498" calcext:value-type="float">
            <text:p>9498</text:p>
          </table:table-cell>
          <table:table-cell table:formula="of:=+[.B1006]/[.A1006]" office:value-type="float" office:value="1.90112089671737" calcext:value-type="float">
            <text:p>1,9011208967</text:p>
          </table:table-cell>
          <table:table-cell table:formula="of:=+LOG([.A1006];2)" office:value-type="float" office:value="12.286557761608" calcext:value-type="float">
            <text:p>12,2865577616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6444" calcext:value-type="float">
            <text:p>6444</text:p>
          </table:table-cell>
          <table:table-cell table:formula="of:=+[.B1007]/[.A1007]" office:value-type="float" office:value="1.28725529364762" calcext:value-type="float">
            <text:p>1,2872552936</text:p>
          </table:table-cell>
          <table:table-cell table:formula="of:=+LOG([.A1007];2)" office:value-type="float" office:value="12.2894425756883" calcext:value-type="float">
            <text:p>12,2894425757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7362" calcext:value-type="float">
            <text:p>7362</text:p>
          </table:table-cell>
          <table:table-cell table:formula="of:=+[.B1008]/[.A1008]" office:value-type="float" office:value="1.46975444200439" calcext:value-type="float">
            <text:p>1,469754442</text:p>
          </table:table-cell>
          <table:table-cell table:formula="of:=+LOG([.A1008];2)" office:value-type="float" office:value="12.2903068962579" calcext:value-type="float">
            <text:p>12,2903068963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8876" calcext:value-type="float">
            <text:p>8876</text:p>
          </table:table-cell>
          <table:table-cell table:formula="of:=+[.B1009]/[.A1009]" office:value-type="float" office:value="1.77130313310716" calcext:value-type="float">
            <text:p>1,7713031331</text:p>
          </table:table-cell>
          <table:table-cell table:formula="of:=+LOG([.A1009];2)" office:value-type="float" office:value="12.2908828224296" calcext:value-type="float">
            <text:p>12,2908828224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6048" calcext:value-type="float">
            <text:p>6048</text:p>
          </table:table-cell>
          <table:table-cell table:formula="of:=+[.B1010]/[.A1010]" office:value-type="float" office:value="1.20598205383848" calcext:value-type="float">
            <text:p>1,2059820538</text:p>
          </table:table-cell>
          <table:table-cell table:formula="of:=+LOG([.A1010];2)" office:value-type="float" office:value="12.2920339854995" calcext:value-type="float">
            <text:p>12,2920339855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6998" calcext:value-type="float">
            <text:p>6998</text:p>
          </table:table-cell>
          <table:table-cell table:formula="of:=+[.B1011]/[.A1011]" office:value-type="float" office:value="1.3945795137505" calcext:value-type="float">
            <text:p>1,3945795138</text:p>
          </table:table-cell>
          <table:table-cell table:formula="of:=+LOG([.A1011];2)" office:value-type="float" office:value="12.2928967554092" calcext:value-type="float">
            <text:p>12,2928967554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9605" calcext:value-type="float">
            <text:p>9605</text:p>
          </table:table-cell>
          <table:table-cell table:formula="of:=+[.B1012]/[.A1012]" office:value-type="float" office:value="1.91410920685532" calcext:value-type="float">
            <text:p>1,9141092069</text:p>
          </table:table-cell>
          <table:table-cell table:formula="of:=+LOG([.A1012];2)" office:value-type="float" office:value="12.2928967554092" calcext:value-type="float">
            <text:p>12,2928967554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5682" calcext:value-type="float">
            <text:p>5682</text:p>
          </table:table-cell>
          <table:table-cell table:formula="of:=+[.B1013]/[.A1013]" office:value-type="float" office:value="1.12962226640159" calcext:value-type="float">
            <text:p>1,1296222664</text:p>
          </table:table-cell>
          <table:table-cell table:formula="of:=+LOG([.A1013];2)" office:value-type="float" office:value="12.2963426846929" calcext:value-type="float">
            <text:p>12,2963426847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5856" calcext:value-type="float">
            <text:p>5856</text:p>
          </table:table-cell>
          <table:table-cell table:formula="of:=+[.B1014]/[.A1014]" office:value-type="float" office:value="1.16398330351819" calcext:value-type="float">
            <text:p>1,1639833035</text:p>
          </table:table-cell>
          <table:table-cell table:formula="of:=+LOG([.A1014];2)" office:value-type="float" office:value="12.2966294742855" calcext:value-type="float">
            <text:p>12,2966294743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7841" calcext:value-type="float">
            <text:p>7841</text:p>
          </table:table-cell>
          <table:table-cell table:formula="of:=+[.B1015]/[.A1015]" office:value-type="float" office:value="1.55853707016498" calcext:value-type="float">
            <text:p>1,5585370702</text:p>
          </table:table-cell>
          <table:table-cell table:formula="of:=+LOG([.A1015];2)" office:value-type="float" office:value="12.2966294742855" calcext:value-type="float">
            <text:p>12,2966294743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9682" calcext:value-type="float">
            <text:p>9682</text:p>
          </table:table-cell>
          <table:table-cell table:formula="of:=+[.B1016]/[.A1016]" office:value-type="float" office:value="1.91950832672482" calcext:value-type="float">
            <text:p>1,9195083267</text:p>
          </table:table-cell>
          <table:table-cell table:formula="of:=+LOG([.A1016];2)" office:value-type="float" office:value="12.3003525603282" calcext:value-type="float">
            <text:p>12,3003525603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8797" calcext:value-type="float">
            <text:p>8797</text:p>
          </table:table-cell>
          <table:table-cell table:formula="of:=+[.B1017]/[.A1017]" office:value-type="float" office:value="1.74094597268949" calcext:value-type="float">
            <text:p>1,7409459727</text:p>
          </table:table-cell>
          <table:table-cell table:formula="of:=+LOG([.A1017];2)" office:value-type="float" office:value="12.302924464618" calcext:value-type="float">
            <text:p>12,3029244646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9670" calcext:value-type="float">
            <text:p>9670</text:p>
          </table:table-cell>
          <table:table-cell table:formula="of:=+[.B1018]/[.A1018]" office:value-type="float" office:value="1.91295746785361" calcext:value-type="float">
            <text:p>1,9129574679</text:p>
          </table:table-cell>
          <table:table-cell table:formula="of:=+LOG([.A1018];2)" office:value-type="float" office:value="12.3034953767904" calcext:value-type="float">
            <text:p>12,3034953768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9726" calcext:value-type="float">
            <text:p>9726</text:p>
          </table:table-cell>
          <table:table-cell table:formula="of:=+[.B1019]/[.A1019]" office:value-type="float" office:value="1.92365506329114" calcext:value-type="float">
            <text:p>1,9236550633</text:p>
          </table:table-cell>
          <table:table-cell table:formula="of:=+LOG([.A1019];2)" office:value-type="float" office:value="12.3037807481771" calcext:value-type="float">
            <text:p>12,3037807482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9733" calcext:value-type="float">
            <text:p>9733</text:p>
          </table:table-cell>
          <table:table-cell table:formula="of:=+[.B1020]/[.A1020]" office:value-type="float" office:value="1.92275780323983" calcext:value-type="float">
            <text:p>1,9227578032</text:p>
          </table:table-cell>
          <table:table-cell table:formula="of:=+LOG([.A1020];2)" office:value-type="float" office:value="12.3054917921107" calcext:value-type="float">
            <text:p>12,3054917921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6216" calcext:value-type="float">
            <text:p>6216</text:p>
          </table:table-cell>
          <table:table-cell table:formula="of:=+[.B1021]/[.A1021]" office:value-type="float" office:value="1.22773059450918" calcext:value-type="float">
            <text:p>1,2277305945</text:p>
          </table:table-cell>
          <table:table-cell table:formula="of:=+LOG([.A1021];2)" office:value-type="float" office:value="12.3057767689098" calcext:value-type="float">
            <text:p>12,3057767689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4757" calcext:value-type="float">
            <text:p>4757</text:p>
          </table:table-cell>
          <table:table-cell table:formula="of:=+[.B1022]/[.A1022]" office:value-type="float" office:value="0.939375987361769" calcext:value-type="float">
            <text:p>0,9393759874</text:p>
          </table:table-cell>
          <table:table-cell table:formula="of:=+LOG([.A1022];2)" office:value-type="float" office:value="12.3060616894283" calcext:value-type="float">
            <text:p>12,3060616894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7041" calcext:value-type="float">
            <text:p>7041</text:p>
          </table:table-cell>
          <table:table-cell table:formula="of:=+[.B1023]/[.A1023]" office:value-type="float" office:value="1.38930544593528" calcext:value-type="float">
            <text:p>1,3893054459</text:p>
          </table:table-cell>
          <table:table-cell table:formula="of:=+LOG([.A1023];2)" office:value-type="float" office:value="12.3072008091408" calcext:value-type="float">
            <text:p>12,3072008091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7412" calcext:value-type="float">
            <text:p>7412</text:p>
          </table:table-cell>
          <table:table-cell table:formula="of:=+[.B1024]/[.A1024]" office:value-type="float" office:value="1.46078044934963" calcext:value-type="float">
            <text:p>1,4607804493</text:p>
          </table:table-cell>
          <table:table-cell table:formula="of:=+LOG([.A1024];2)" office:value-type="float" office:value="12.3089078040639" calcext:value-type="float">
            <text:p>12,3089078041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6543" calcext:value-type="float">
            <text:p>6543</text:p>
          </table:table-cell>
          <table:table-cell table:formula="of:=+[.B1025]/[.A1025]" office:value-type="float" office:value="1.28824571766096" calcext:value-type="float">
            <text:p>1,2882457177</text:p>
          </table:table-cell>
          <table:table-cell table:formula="of:=+LOG([.A1025];2)" office:value-type="float" office:value="12.3103287586168" calcext:value-type="float">
            <text:p>12,3103287586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5649" calcext:value-type="float">
            <text:p>5649</text:p>
          </table:table-cell>
          <table:table-cell table:formula="of:=+[.B1026]/[.A1026]" office:value-type="float" office:value="1.11113296616837" calcext:value-type="float">
            <text:p>1,1111329662</text:p>
          </table:table-cell>
          <table:table-cell table:formula="of:=+LOG([.A1026];2)" office:value-type="float" office:value="12.311748315005" calcext:value-type="float">
            <text:p>12,311748315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5483" calcext:value-type="float">
            <text:p>5483</text:p>
          </table:table-cell>
          <table:table-cell table:formula="of:=+[.B1027]/[.A1027]" office:value-type="float" office:value="1.07636435021594" calcext:value-type="float">
            <text:p>1,0763643502</text:p>
          </table:table-cell>
          <table:table-cell table:formula="of:=+LOG([.A1027];2)" office:value-type="float" office:value="12.3145832442742" calcext:value-type="float">
            <text:p>12,3145832443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9115" calcext:value-type="float">
            <text:p>9115</text:p>
          </table:table-cell>
          <table:table-cell table:formula="of:=+[.B1028]/[.A1028]" office:value-type="float" office:value="1.78795606120047" calcext:value-type="float">
            <text:p>1,7879560612</text:p>
          </table:table-cell>
          <table:table-cell table:formula="of:=+LOG([.A1028];2)" office:value-type="float" office:value="12.3157156580222" calcext:value-type="float">
            <text:p>12,315715658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8729" calcext:value-type="float">
            <text:p>8729</text:p>
          </table:table-cell>
          <table:table-cell table:formula="of:=+[.B1029]/[.A1029]" office:value-type="float" office:value="1.71123309155068" calcext:value-type="float">
            <text:p>1,7112330916</text:p>
          </table:table-cell>
          <table:table-cell table:formula="of:=+LOG([.A1029];2)" office:value-type="float" office:value="12.3165643853969" calcext:value-type="float">
            <text:p>12,3165643854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8101" calcext:value-type="float">
            <text:p>8101</text:p>
          </table:table-cell>
          <table:table-cell table:formula="of:=+[.B1030]/[.A1030]" office:value-type="float" office:value="1.58501271766778" calcext:value-type="float">
            <text:p>1,5850127177</text:p>
          </table:table-cell>
          <table:table-cell table:formula="of:=+LOG([.A1030];2)" office:value-type="float" office:value="12.3193898760002" calcext:value-type="float">
            <text:p>12,319389876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4582" calcext:value-type="float">
            <text:p>4582</text:p>
          </table:table-cell>
          <table:table-cell table:formula="of:=+[.B1031]/[.A1031]" office:value-type="float" office:value="0.894223263075722" calcext:value-type="float">
            <text:p>0,8942232631</text:p>
          </table:table-cell>
          <table:table-cell table:formula="of:=+LOG([.A1031];2)" office:value-type="float" office:value="12.3230547603416" calcext:value-type="float">
            <text:p>12,3230547603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6797" calcext:value-type="float">
            <text:p>6797</text:p>
          </table:table-cell>
          <table:table-cell table:formula="of:=+[.B1032]/[.A1032]" office:value-type="float" office:value="1.32391897156214" calcext:value-type="float">
            <text:p>1,3239189716</text:p>
          </table:table-cell>
          <table:table-cell table:formula="of:=+LOG([.A1032];2)" office:value-type="float" office:value="12.3258675805754" calcext:value-type="float">
            <text:p>12,3258675806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4643" calcext:value-type="float">
            <text:p>4643</text:p>
          </table:table-cell>
          <table:table-cell table:formula="of:=+[.B1033]/[.A1033]" office:value-type="float" office:value="0.904010903426791" calcext:value-type="float">
            <text:p>0,9040109034</text:p>
          </table:table-cell>
          <table:table-cell table:formula="of:=+LOG([.A1033];2)" office:value-type="float" office:value="12.3264294871223" calcext:value-type="float">
            <text:p>12,3264294871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6198" calcext:value-type="float">
            <text:p>6198</text:p>
          </table:table-cell>
          <table:table-cell table:formula="of:=+[.B1034]/[.A1034]" office:value-type="float" office:value="1.20583657587549" calcext:value-type="float">
            <text:p>1,2058365759</text:p>
          </table:table-cell>
          <table:table-cell table:formula="of:=+LOG([.A1034];2)" office:value-type="float" office:value="12.3275526440812" calcext:value-type="float">
            <text:p>12,3275526441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6535" calcext:value-type="float">
            <text:p>6535</text:p>
          </table:table-cell>
          <table:table-cell table:formula="of:=+[.B1035]/[.A1035]" office:value-type="float" office:value="1.2709062621548" calcext:value-type="float">
            <text:p>1,2709062622</text:p>
          </table:table-cell>
          <table:table-cell table:formula="of:=+LOG([.A1035];2)" office:value-type="float" office:value="12.3281138948337" calcext:value-type="float">
            <text:p>12,3281138948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6249" calcext:value-type="float">
            <text:p>6249</text:p>
          </table:table-cell>
          <table:table-cell table:formula="of:=+[.B1036]/[.A1036]" office:value-type="float" office:value="1.2148133748056" calcext:value-type="float">
            <text:p>1,2148133748</text:p>
          </table:table-cell>
          <table:table-cell table:formula="of:=+LOG([.A1036];2)" office:value-type="float" office:value="12.3286749273279" calcext:value-type="float">
            <text:p>12,3286749273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8383" calcext:value-type="float">
            <text:p>8383</text:p>
          </table:table-cell>
          <table:table-cell table:formula="of:=+[.B1037]/[.A1037]" office:value-type="float" office:value="1.62839937839938" calcext:value-type="float">
            <text:p>1,6283993784</text:p>
          </table:table-cell>
          <table:table-cell table:formula="of:=+LOG([.A1037];2)" office:value-type="float" office:value="12.3297963382207" calcext:value-type="float">
            <text:p>12,3297963382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5854" calcext:value-type="float">
            <text:p>5854</text:p>
          </table:table-cell>
          <table:table-cell table:formula="of:=+[.B1038]/[.A1038]" office:value-type="float" office:value="1.13669902912621" calcext:value-type="float">
            <text:p>1,1366990291</text:p>
          </table:table-cell>
          <table:table-cell table:formula="of:=+LOG([.A1038];2)" office:value-type="float" office:value="12.3303567169579" calcext:value-type="float">
            <text:p>12,330356717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9917" calcext:value-type="float">
            <text:p>9917</text:p>
          </table:table-cell>
          <table:table-cell table:formula="of:=+[.B1039]/[.A1039]" office:value-type="float" office:value="1.92376333656644" calcext:value-type="float">
            <text:p>1,9237633366</text:p>
          </table:table-cell>
          <table:table-cell table:formula="of:=+LOG([.A1039];2)" office:value-type="float" office:value="12.3317567122555" calcext:value-type="float">
            <text:p>12,3317567123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5378" calcext:value-type="float">
            <text:p>5378</text:p>
          </table:table-cell>
          <table:table-cell table:formula="of:=+[.B1040]/[.A1040]" office:value-type="float" office:value="1.04184424641612" calcext:value-type="float">
            <text:p>1,0418442464</text:p>
          </table:table-cell>
          <table:table-cell table:formula="of:=+LOG([.A1040];2)" office:value-type="float" office:value="12.333714426094" calcext:value-type="float">
            <text:p>12,3337144261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6406" calcext:value-type="float">
            <text:p>6406</text:p>
          </table:table-cell>
          <table:table-cell table:formula="of:=+[.B1041]/[.A1041]" office:value-type="float" office:value="1.24075150106527" calcext:value-type="float">
            <text:p>1,2407515011</text:p>
          </table:table-cell>
          <table:table-cell table:formula="of:=+LOG([.A1041];2)" office:value-type="float" office:value="12.3339938827614" calcext:value-type="float">
            <text:p>12,3339938828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9571" calcext:value-type="float">
            <text:p>9571</text:p>
          </table:table-cell>
          <table:table-cell table:formula="of:=+[.B1042]/[.A1042]" office:value-type="float" office:value="1.85340821068939" calcext:value-type="float">
            <text:p>1,8534082107</text:p>
          </table:table-cell>
          <table:table-cell table:formula="of:=+LOG([.A1042];2)" office:value-type="float" office:value="12.3342732853072" calcext:value-type="float">
            <text:p>12,3342732853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8218" calcext:value-type="float">
            <text:p>8218</text:p>
          </table:table-cell>
          <table:table-cell table:formula="of:=+[.B1043]/[.A1043]" office:value-type="float" office:value="1.58955512572534" calcext:value-type="float">
            <text:p>1,5895551257</text:p>
          </table:table-cell>
          <table:table-cell table:formula="of:=+LOG([.A1043];2)" office:value-type="float" office:value="12.3359485652023" calcext:value-type="float">
            <text:p>12,3359485652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6031" calcext:value-type="float">
            <text:p>6031</text:p>
          </table:table-cell>
          <table:table-cell table:formula="of:=+[.B1044]/[.A1044]" office:value-type="float" office:value="1.16631212531425" calcext:value-type="float">
            <text:p>1,1663121253</text:p>
          </table:table-cell>
          <table:table-cell table:formula="of:=+LOG([.A1044];2)" office:value-type="float" office:value="12.3362275894834" calcext:value-type="float">
            <text:p>12,3362275895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7214" calcext:value-type="float">
            <text:p>7214</text:p>
          </table:table-cell>
          <table:table-cell table:formula="of:=+[.B1045]/[.A1045]" office:value-type="float" office:value="1.39185799729886" calcext:value-type="float">
            <text:p>1,3918579973</text:p>
          </table:table-cell>
          <table:table-cell table:formula="of:=+LOG([.A1045];2)" office:value-type="float" office:value="12.3395716783847" calcext:value-type="float">
            <text:p>12,3395716784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9952" calcext:value-type="float">
            <text:p>9952</text:p>
          </table:table-cell>
          <table:table-cell table:formula="of:=+[.B1046]/[.A1046]" office:value-type="float" office:value="1.91753371868979" calcext:value-type="float">
            <text:p>1,9175337187</text:p>
          </table:table-cell>
          <table:table-cell table:formula="of:=+LOG([.A1046];2)" office:value-type="float" office:value="12.3415188232452" calcext:value-type="float">
            <text:p>12,3415188232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9964" calcext:value-type="float">
            <text:p>9964</text:p>
          </table:table-cell>
          <table:table-cell table:formula="of:=+[.B1047]/[.A1047]" office:value-type="float" office:value="1.9191063174114" calcext:value-type="float">
            <text:p>1,9191063174</text:p>
          </table:table-cell>
          <table:table-cell table:formula="of:=+LOG([.A1047];2)" office:value-type="float" office:value="12.3420746679991" calcext:value-type="float">
            <text:p>12,34207466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9963" calcext:value-type="float">
            <text:p>9963</text:p>
          </table:table-cell>
          <table:table-cell table:formula="of:=+[.B1048]/[.A1048]" office:value-type="float" office:value="1.91596153846154" calcext:value-type="float">
            <text:p>1,9159615385</text:p>
          </table:table-cell>
          <table:table-cell table:formula="of:=+LOG([.A1048];2)" office:value-type="float" office:value="12.3442959079158" calcext:value-type="float">
            <text:p>12,3442959079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4623" calcext:value-type="float">
            <text:p>4623</text:p>
          </table:table-cell>
          <table:table-cell table:formula="of:=+[.B1049]/[.A1049]" office:value-type="float" office:value="0.886651323360184" calcext:value-type="float">
            <text:p>0,8866513234</text:p>
          </table:table-cell>
          <table:table-cell table:formula="of:=+LOG([.A1049];2)" office:value-type="float" office:value="12.3481748675356" calcext:value-type="float">
            <text:p>12,3481748675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6445" calcext:value-type="float">
            <text:p>6445</text:p>
          </table:table-cell>
          <table:table-cell table:formula="of:=+[.B1050]/[.A1050]" office:value-type="float" office:value="1.23443784715572" calcext:value-type="float">
            <text:p>1,2344378472</text:p>
          </table:table-cell>
          <table:table-cell table:formula="of:=+LOG([.A1050];2)" office:value-type="float" office:value="12.3501104433479" calcext:value-type="float">
            <text:p>12,3501104433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6268" calcext:value-type="float">
            <text:p>6268</text:p>
          </table:table-cell>
          <table:table-cell table:formula="of:=+[.B1051]/[.A1051]" office:value-type="float" office:value="1.19686843612755" calcext:value-type="float">
            <text:p>1,1968684361</text:p>
          </table:table-cell>
          <table:table-cell table:formula="of:=+LOG([.A1051];2)" office:value-type="float" office:value="12.3545248894494" calcext:value-type="float">
            <text:p>12,3545248894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6983" calcext:value-type="float">
            <text:p>6983</text:p>
          </table:table-cell>
          <table:table-cell table:formula="of:=+[.B1052]/[.A1052]" office:value-type="float" office:value="1.33187106618348" calcext:value-type="float">
            <text:p>1,3318710662</text:p>
          </table:table-cell>
          <table:table-cell table:formula="of:=+LOG([.A1052];2)" office:value-type="float" office:value="12.3561768305164" calcext:value-type="float">
            <text:p>12,3561768305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8863" calcext:value-type="float">
            <text:p>8863</text:p>
          </table:table-cell>
          <table:table-cell table:formula="of:=+[.B1053]/[.A1053]" office:value-type="float" office:value="1.68594255278676" calcext:value-type="float">
            <text:p>1,6859425528</text:p>
          </table:table-cell>
          <table:table-cell table:formula="of:=+LOG([.A1053];2)" office:value-type="float" office:value="12.3600240195719" calcext:value-type="float">
            <text:p>12,3600240196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8001" calcext:value-type="float">
            <text:p>8001</text:p>
          </table:table-cell>
          <table:table-cell table:formula="of:=+[.B1054]/[.A1054]" office:value-type="float" office:value="1.52168124762267" calcext:value-type="float">
            <text:p>1,5216812476</text:p>
          </table:table-cell>
          <table:table-cell table:formula="of:=+LOG([.A1054];2)" office:value-type="float" office:value="12.360298426618" calcext:value-type="float">
            <text:p>12,3602984266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6611" calcext:value-type="float">
            <text:p>6611</text:p>
          </table:table-cell>
          <table:table-cell table:formula="of:=+[.B1055]/[.A1055]" office:value-type="float" office:value="1.25708309564556" calcext:value-type="float">
            <text:p>1,2570830956</text:p>
          </table:table-cell>
          <table:table-cell table:formula="of:=+LOG([.A1055];2)" office:value-type="float" office:value="12.3605727814807" calcext:value-type="float">
            <text:p>12,3605727815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6944" calcext:value-type="float">
            <text:p>6944</text:p>
          </table:table-cell>
          <table:table-cell table:formula="of:=+[.B1056]/[.A1056]" office:value-type="float" office:value="1.32040311846359" calcext:value-type="float">
            <text:p>1,3204031185</text:p>
          </table:table-cell>
          <table:table-cell table:formula="of:=+LOG([.A1056];2)" office:value-type="float" office:value="12.3605727814807" calcext:value-type="float">
            <text:p>12,3605727815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4672" calcext:value-type="float">
            <text:p>4672</text:p>
          </table:table-cell>
          <table:table-cell table:formula="of:=+[.B1057]/[.A1057]" office:value-type="float" office:value="0.887875332573166" calcext:value-type="float">
            <text:p>0,8878753326</text:p>
          </table:table-cell>
          <table:table-cell table:formula="of:=+LOG([.A1057];2)" office:value-type="float" office:value="12.3613955331659" calcext:value-type="float">
            <text:p>12,3613955332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8409" calcext:value-type="float">
            <text:p>8409</text:p>
          </table:table-cell>
          <table:table-cell table:formula="of:=+[.B1058]/[.A1058]" office:value-type="float" office:value="1.59624145785877" calcext:value-type="float">
            <text:p>1,5962414579</text:p>
          </table:table-cell>
          <table:table-cell table:formula="of:=+LOG([.A1058];2)" office:value-type="float" office:value="12.3630396302565" calcext:value-type="float">
            <text:p>12,3630396303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6934" calcext:value-type="float">
            <text:p>6934</text:p>
          </table:table-cell>
          <table:table-cell table:formula="of:=+[.B1059]/[.A1059]" office:value-type="float" office:value="1.31599924084266" calcext:value-type="float">
            <text:p>1,3159992408</text:p>
          </table:table-cell>
          <table:table-cell table:formula="of:=+LOG([.A1059];2)" office:value-type="float" office:value="12.3633134643735" calcext:value-type="float">
            <text:p>12,3633134644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9952" calcext:value-type="float">
            <text:p>9952</text:p>
          </table:table-cell>
          <table:table-cell table:formula="of:=+[.B1060]/[.A1060]" office:value-type="float" office:value="1.88663507109005" calcext:value-type="float">
            <text:p>1,8866350711</text:p>
          </table:table-cell>
          <table:table-cell table:formula="of:=+LOG([.A1060];2)" office:value-type="float" office:value="12.3649553784819" calcext:value-type="float">
            <text:p>12,3649553785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6559" calcext:value-type="float">
            <text:p>6559</text:p>
          </table:table-cell>
          <table:table-cell table:formula="of:=+[.B1061]/[.A1061]" office:value-type="float" office:value="1.24105960264901" calcext:value-type="float">
            <text:p>1,2410596026</text:p>
          </table:table-cell>
          <table:table-cell table:formula="of:=+LOG([.A1061];2)" office:value-type="float" office:value="12.36768775627" calcext:value-type="float">
            <text:p>12,3676877563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7355" calcext:value-type="float">
            <text:p>7355</text:p>
          </table:table-cell>
          <table:table-cell table:formula="of:=+[.B1062]/[.A1062]" office:value-type="float" office:value="1.3882597206493" calcext:value-type="float">
            <text:p>1,3882597206</text:p>
          </table:table-cell>
          <table:table-cell table:formula="of:=+LOG([.A1062];2)" office:value-type="float" office:value="12.3712321283696" calcext:value-type="float">
            <text:p>12,3712321284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7982" calcext:value-type="float">
            <text:p>7982</text:p>
          </table:table-cell>
          <table:table-cell table:formula="of:=+[.B1063]/[.A1063]" office:value-type="float" office:value="1.50094020308387" calcext:value-type="float">
            <text:p>1,5009402031</text:p>
          </table:table-cell>
          <table:table-cell table:formula="of:=+LOG([.A1063];2)" office:value-type="float" office:value="12.3766680618577" calcext:value-type="float">
            <text:p>12,3766680619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9639" calcext:value-type="float">
            <text:p>9639</text:p>
          </table:table-cell>
          <table:table-cell table:formula="of:=+[.B1064]/[.A1064]" office:value-type="float" office:value="1.81014084507042" calcext:value-type="float">
            <text:p>1,8101408451</text:p>
          </table:table-cell>
          <table:table-cell table:formula="of:=+LOG([.A1064];2)" office:value-type="float" office:value="12.3785658100006" calcext:value-type="float">
            <text:p>12,37856581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4630" calcext:value-type="float">
            <text:p>4630</text:p>
          </table:table-cell>
          <table:table-cell table:formula="of:=+[.B1065]/[.A1065]" office:value-type="float" office:value="0.868667917448405" calcext:value-type="float">
            <text:p>0,8686679174</text:p>
          </table:table-cell>
          <table:table-cell table:formula="of:=+LOG([.A1065];2)" office:value-type="float" office:value="12.3799198176465" calcext:value-type="float">
            <text:p>12,3799198176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10224" calcext:value-type="float">
            <text:p>10224</text:p>
          </table:table-cell>
          <table:table-cell table:formula="of:=+[.B1066]/[.A1066]" office:value-type="float" office:value="1.91783905458638" calcext:value-type="float">
            <text:p>1,9178390546</text:p>
          </table:table-cell>
          <table:table-cell table:formula="of:=+LOG([.A1066];2)" office:value-type="float" office:value="12.3801904667498" calcext:value-type="float">
            <text:p>12,3801904667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7593" calcext:value-type="float">
            <text:p>7593</text:p>
          </table:table-cell>
          <table:table-cell table:formula="of:=+[.B1067]/[.A1067]" office:value-type="float" office:value="1.42377648603038" calcext:value-type="float">
            <text:p>1,423776486</text:p>
          </table:table-cell>
          <table:table-cell table:formula="of:=+LOG([.A1067];2)" office:value-type="float" office:value="12.380731612683" calcext:value-type="float">
            <text:p>12,3807316127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10276" calcext:value-type="float">
            <text:p>10276</text:p>
          </table:table-cell>
          <table:table-cell table:formula="of:=+[.B1068]/[.A1068]" office:value-type="float" office:value="1.9261480787254" calcext:value-type="float">
            <text:p>1,9261480787</text:p>
          </table:table-cell>
          <table:table-cell table:formula="of:=+LOG([.A1068];2)" office:value-type="float" office:value="12.3812725557118" calcext:value-type="float">
            <text:p>12,3812725557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9827" calcext:value-type="float">
            <text:p>9827</text:p>
          </table:table-cell>
          <table:table-cell table:formula="of:=+[.B1069]/[.A1069]" office:value-type="float" office:value="1.8412966085816" calcext:value-type="float">
            <text:p>1,8412966086</text:p>
          </table:table-cell>
          <table:table-cell table:formula="of:=+LOG([.A1069];2)" office:value-type="float" office:value="12.3818132959883" calcext:value-type="float">
            <text:p>12,381813296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10243" calcext:value-type="float">
            <text:p>10243</text:p>
          </table:table-cell>
          <table:table-cell table:formula="of:=+[.B1070]/[.A1070]" office:value-type="float" office:value="1.91637043966324" calcext:value-type="float">
            <text:p>1,9163704397</text:p>
          </table:table-cell>
          <table:table-cell table:formula="of:=+LOG([.A1070];2)" office:value-type="float" office:value="12.3839742326079" calcext:value-type="float">
            <text:p>12,3839742326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5018" calcext:value-type="float">
            <text:p>5018</text:p>
          </table:table-cell>
          <table:table-cell table:formula="of:=+[.B1071]/[.A1071]" office:value-type="float" office:value="0.938645716423494" calcext:value-type="float">
            <text:p>0,9386457164</text:p>
          </table:table-cell>
          <table:table-cell table:formula="of:=+LOG([.A1071];2)" office:value-type="float" office:value="12.3842441222431" calcext:value-type="float">
            <text:p>12,3842441222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7768" calcext:value-type="float">
            <text:p>7768</text:p>
          </table:table-cell>
          <table:table-cell table:formula="of:=+[.B1072]/[.A1072]" office:value-type="float" office:value="1.45277725827567" calcext:value-type="float">
            <text:p>1,4527772583</text:p>
          </table:table-cell>
          <table:table-cell table:formula="of:=+LOG([.A1072];2)" office:value-type="float" office:value="12.3845139613986" calcext:value-type="float">
            <text:p>12,3845139614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8885" calcext:value-type="float">
            <text:p>8885</text:p>
          </table:table-cell>
          <table:table-cell table:formula="of:=+[.B1073]/[.A1073]" office:value-type="float" office:value="1.66167944641855" calcext:value-type="float">
            <text:p>1,6616794464</text:p>
          </table:table-cell>
          <table:table-cell table:formula="of:=+LOG([.A1073];2)" office:value-type="float" office:value="12.3845139613986" calcext:value-type="float">
            <text:p>12,3845139614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6110" calcext:value-type="float">
            <text:p>6110</text:p>
          </table:table-cell>
          <table:table-cell table:formula="of:=+[.B1074]/[.A1074]" office:value-type="float" office:value="1.14205607476636" calcext:value-type="float">
            <text:p>1,1420560748</text:p>
          </table:table-cell>
          <table:table-cell table:formula="of:=+LOG([.A1074];2)" office:value-type="float" office:value="12.3853231761759" calcext:value-type="float">
            <text:p>12,3853231762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9445" calcext:value-type="float">
            <text:p>9445</text:p>
          </table:table-cell>
          <table:table-cell table:formula="of:=+[.B1075]/[.A1075]" office:value-type="float" office:value="1.76509063726406" calcext:value-type="float">
            <text:p>1,7650906373</text:p>
          </table:table-cell>
          <table:table-cell table:formula="of:=+LOG([.A1075];2)" office:value-type="float" office:value="12.3855928136014" calcext:value-type="float">
            <text:p>12,3855928136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7658" calcext:value-type="float">
            <text:p>7658</text:p>
          </table:table-cell>
          <table:table-cell table:formula="of:=+[.B1076]/[.A1076]" office:value-type="float" office:value="1.43059966373996" calcext:value-type="float">
            <text:p>1,4305996637</text:p>
          </table:table-cell>
          <table:table-cell table:formula="of:=+LOG([.A1076];2)" office:value-type="float" office:value="12.386131937315" calcext:value-type="float">
            <text:p>12,3861319373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9538" calcext:value-type="float">
            <text:p>9538</text:p>
          </table:table-cell>
          <table:table-cell table:formula="of:=+[.B1077]/[.A1077]" office:value-type="float" office:value="1.78080657206871" calcext:value-type="float">
            <text:p>1,7808065721</text:p>
          </table:table-cell>
          <table:table-cell table:formula="of:=+LOG([.A1077];2)" office:value-type="float" office:value="12.3869402453243" calcext:value-type="float">
            <text:p>12,3869402453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5604" calcext:value-type="float">
            <text:p>5604</text:p>
          </table:table-cell>
          <table:table-cell table:formula="of:=+[.B1078]/[.A1078]" office:value-type="float" office:value="1.0455223880597" calcext:value-type="float">
            <text:p>1,0455223881</text:p>
          </table:table-cell>
          <table:table-cell table:formula="of:=+LOG([.A1078];2)" office:value-type="float" office:value="12.3880172853451" calcext:value-type="float">
            <text:p>12,3880172853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8704" calcext:value-type="float">
            <text:p>8704</text:p>
          </table:table-cell>
          <table:table-cell table:formula="of:=+[.B1079]/[.A1079]" office:value-type="float" office:value="1.62115850251443" calcext:value-type="float">
            <text:p>1,6211585025</text:p>
          </table:table-cell>
          <table:table-cell table:formula="of:=+LOG([.A1079];2)" office:value-type="float" office:value="12.3904376895605" calcext:value-type="float">
            <text:p>12,3904376896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6309" calcext:value-type="float">
            <text:p>6309</text:p>
          </table:table-cell>
          <table:table-cell table:formula="of:=+[.B1080]/[.A1080]" office:value-type="float" office:value="1.17333085363586" calcext:value-type="float">
            <text:p>1,1733308536</text:p>
          </table:table-cell>
          <table:table-cell table:formula="of:=+LOG([.A1080];2)" office:value-type="float" office:value="12.3925857562755" calcext:value-type="float">
            <text:p>12,3925857563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7106" calcext:value-type="float">
            <text:p>7106</text:p>
          </table:table-cell>
          <table:table-cell table:formula="of:=+[.B1081]/[.A1081]" office:value-type="float" office:value="1.32106339468303" calcext:value-type="float">
            <text:p>1,3210633947</text:p>
          </table:table-cell>
          <table:table-cell table:formula="of:=+LOG([.A1081];2)" office:value-type="float" office:value="12.3931222735895" calcext:value-type="float">
            <text:p>12,3931222736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9345" calcext:value-type="float">
            <text:p>9345</text:p>
          </table:table-cell>
          <table:table-cell table:formula="of:=+[.B1082]/[.A1082]" office:value-type="float" office:value="1.73473176164841" calcext:value-type="float">
            <text:p>1,7347317616</text:p>
          </table:table-cell>
          <table:table-cell table:formula="of:=+LOG([.A1082];2)" office:value-type="float" office:value="12.3952663498391" calcext:value-type="float">
            <text:p>12,3952663498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7761" calcext:value-type="float">
            <text:p>7761</text:p>
          </table:table-cell>
          <table:table-cell table:formula="of:=+[.B1083]/[.A1083]" office:value-type="float" office:value="1.44015587307478" calcext:value-type="float">
            <text:p>1,4401558731</text:p>
          </table:table-cell>
          <table:table-cell table:formula="of:=+LOG([.A1083];2)" office:value-type="float" office:value="12.3958018713897" calcext:value-type="float">
            <text:p>12,3958018714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6810" calcext:value-type="float">
            <text:p>6810</text:p>
          </table:table-cell>
          <table:table-cell table:formula="of:=+[.B1084]/[.A1084]" office:value-type="float" office:value="1.26345083487941" calcext:value-type="float">
            <text:p>1,2634508349</text:p>
          </table:table-cell>
          <table:table-cell table:formula="of:=+LOG([.A1084];2)" office:value-type="float" office:value="12.3960695576399" calcext:value-type="float">
            <text:p>12,3960695576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4839" calcext:value-type="float">
            <text:p>4839</text:p>
          </table:table-cell>
          <table:table-cell table:formula="of:=+[.B1085]/[.A1085]" office:value-type="float" office:value="0.896775389177168" calcext:value-type="float">
            <text:p>0,8967753892</text:p>
          </table:table-cell>
          <table:table-cell table:formula="of:=+LOG([.A1085];2)" office:value-type="float" office:value="12.3976746329483" calcext:value-type="float">
            <text:p>12,3976746329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6235" calcext:value-type="float">
            <text:p>6235</text:p>
          </table:table-cell>
          <table:table-cell table:formula="of:=+[.B1086]/[.A1086]" office:value-type="float" office:value="1.15505742867729" calcext:value-type="float">
            <text:p>1,1550574287</text:p>
          </table:table-cell>
          <table:table-cell table:formula="of:=+LOG([.A1086];2)" office:value-type="float" office:value="12.3982092614669" calcext:value-type="float">
            <text:p>12,3982092615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9700" calcext:value-type="float">
            <text:p>9700</text:p>
          </table:table-cell>
          <table:table-cell table:formula="of:=+[.B1087]/[.A1087]" office:value-type="float" office:value="1.79529890801407" calcext:value-type="float">
            <text:p>1,795298908</text:p>
          </table:table-cell>
          <table:table-cell table:formula="of:=+LOG([.A1087];2)" office:value-type="float" office:value="12.3995449666274" calcext:value-type="float">
            <text:p>12,3995449666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5809" calcext:value-type="float">
            <text:p>5809</text:p>
          </table:table-cell>
          <table:table-cell table:formula="of:=+[.B1088]/[.A1088]" office:value-type="float" office:value="1.07474560592044" calcext:value-type="float">
            <text:p>1,0747456059</text:p>
          </table:table-cell>
          <table:table-cell table:formula="of:=+LOG([.A1088];2)" office:value-type="float" office:value="12.400078902622" calcext:value-type="float">
            <text:p>12,4000789026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7902" calcext:value-type="float">
            <text:p>7902</text:p>
          </table:table-cell>
          <table:table-cell table:formula="of:=+[.B1089]/[.A1089]" office:value-type="float" office:value="1.45927977839335" calcext:value-type="float">
            <text:p>1,4592797784</text:p>
          </table:table-cell>
          <table:table-cell table:formula="of:=+LOG([.A1089];2)" office:value-type="float" office:value="12.4027456224957" calcext:value-type="float">
            <text:p>12,4027456225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5799" calcext:value-type="float">
            <text:p>5799</text:p>
          </table:table-cell>
          <table:table-cell table:formula="of:=+[.B1090]/[.A1090]" office:value-type="float" office:value="1.07012363904779" calcext:value-type="float">
            <text:p>1,070123639</text:p>
          </table:table-cell>
          <table:table-cell table:formula="of:=+LOG([.A1090];2)" office:value-type="float" office:value="12.403810931786" calcext:value-type="float">
            <text:p>12,4038109318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8341" calcext:value-type="float">
            <text:p>8341</text:p>
          </table:table-cell>
          <table:table-cell table:formula="of:=+[.B1091]/[.A1091]" office:value-type="float" office:value="1.53864600627191" calcext:value-type="float">
            <text:p>1,5386460063</text:p>
          </table:table-cell>
          <table:table-cell table:formula="of:=+LOG([.A1091];2)" office:value-type="float" office:value="12.4043432915858" calcext:value-type="float">
            <text:p>12,4043432916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8982" calcext:value-type="float">
            <text:p>8982</text:p>
          </table:table-cell>
          <table:table-cell table:formula="of:=+[.B1092]/[.A1092]" office:value-type="float" office:value="1.65505804311774" calcext:value-type="float">
            <text:p>1,6550580431</text:p>
          </table:table-cell>
          <table:table-cell table:formula="of:=+LOG([.A1092];2)" office:value-type="float" office:value="12.4059391933424" calcext:value-type="float">
            <text:p>12,4059391933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6416" calcext:value-type="float">
            <text:p>6416</text:p>
          </table:table-cell>
          <table:table-cell table:formula="of:=+[.B1093]/[.A1093]" office:value-type="float" office:value="1.17984553144538" calcext:value-type="float">
            <text:p>1,1798455314</text:p>
          </table:table-cell>
          <table:table-cell table:formula="of:=+LOG([.A1093];2)" office:value-type="float" office:value="12.4088604360248" calcext:value-type="float">
            <text:p>12,408860436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4835" calcext:value-type="float">
            <text:p>4835</text:p>
          </table:table-cell>
          <table:table-cell table:formula="of:=+[.B1094]/[.A1094]" office:value-type="float" office:value="0.888460124954061" calcext:value-type="float">
            <text:p>0,888460125</text:p>
          </table:table-cell>
          <table:table-cell table:formula="of:=+LOG([.A1094];2)" office:value-type="float" office:value="12.4099212412497" calcext:value-type="float">
            <text:p>12,4099212412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6885" calcext:value-type="float">
            <text:p>6885</text:p>
          </table:table-cell>
          <table:table-cell table:formula="of:=+[.B1095]/[.A1095]" office:value-type="float" office:value="1.26469507714916" calcext:value-type="float">
            <text:p>1,2646950771</text:p>
          </table:table-cell>
          <table:table-cell table:formula="of:=+LOG([.A1095];2)" office:value-type="float" office:value="12.410451351504" calcext:value-type="float">
            <text:p>12,4104513515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7640" calcext:value-type="float">
            <text:p>7640</text:p>
          </table:table-cell>
          <table:table-cell table:formula="of:=+[.B1096]/[.A1096]" office:value-type="float" office:value="1.40337986774431" calcext:value-type="float">
            <text:p>1,4033798677</text:p>
          </table:table-cell>
          <table:table-cell table:formula="of:=+LOG([.A1096];2)" office:value-type="float" office:value="12.410451351504" calcext:value-type="float">
            <text:p>12,4104513515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4943" calcext:value-type="float">
            <text:p>4943</text:p>
          </table:table-cell>
          <table:table-cell table:formula="of:=+[.B1097]/[.A1097]" office:value-type="float" office:value="0.906639765223771" calcext:value-type="float">
            <text:p>0,9066397652</text:p>
          </table:table-cell>
          <table:table-cell table:formula="of:=+LOG([.A1097];2)" office:value-type="float" office:value="12.4125698468052" calcext:value-type="float">
            <text:p>12,4125698468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5401" calcext:value-type="float">
            <text:p>5401</text:p>
          </table:table-cell>
          <table:table-cell table:formula="of:=+[.B1098]/[.A1098]" office:value-type="float" office:value="0.990463964790024" calcext:value-type="float">
            <text:p>0,9904639648</text:p>
          </table:table-cell>
          <table:table-cell table:formula="of:=+LOG([.A1098];2)" office:value-type="float" office:value="12.4128344401193" calcext:value-type="float">
            <text:p>12,4128344401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8029" calcext:value-type="float">
            <text:p>8029</text:p>
          </table:table-cell>
          <table:table-cell table:formula="of:=+[.B1099]/[.A1099]" office:value-type="float" office:value="1.47159090909091" calcext:value-type="float">
            <text:p>1,4715909091</text:p>
          </table:table-cell>
          <table:table-cell table:formula="of:=+LOG([.A1099];2)" office:value-type="float" office:value="12.4136279290242" calcext:value-type="float">
            <text:p>12,413627929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10283" calcext:value-type="float">
            <text:p>10283</text:p>
          </table:table-cell>
          <table:table-cell table:formula="of:=+[.B1100]/[.A1100]" office:value-type="float" office:value="1.88367832936435" calcext:value-type="float">
            <text:p>1,8836783294</text:p>
          </table:table-cell>
          <table:table-cell table:formula="of:=+LOG([.A1100];2)" office:value-type="float" office:value="12.4144209817464" calcext:value-type="float">
            <text:p>12,4144209817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10587" calcext:value-type="float">
            <text:p>10587</text:p>
          </table:table-cell>
          <table:table-cell table:formula="of:=+[.B1101]/[.A1101]" office:value-type="float" office:value="1.93052516411379" calcext:value-type="float">
            <text:p>1,9305251641</text:p>
          </table:table-cell>
          <table:table-cell table:formula="of:=+LOG([.A1101];2)" office:value-type="float" office:value="12.4210128557792" calcext:value-type="float">
            <text:p>12,4210128558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10479" calcext:value-type="float">
            <text:p>10479</text:p>
          </table:table-cell>
          <table:table-cell table:formula="of:=+[.B1102]/[.A1102]" office:value-type="float" office:value="1.90909090909091" calcext:value-type="float">
            <text:p>1,9090909091</text:p>
          </table:table-cell>
          <table:table-cell table:formula="of:=+LOG([.A1102];2)" office:value-type="float" office:value="12.4223276239746" calcext:value-type="float">
            <text:p>12,422327624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6334" calcext:value-type="float">
            <text:p>6334</text:p>
          </table:table-cell>
          <table:table-cell table:formula="of:=+[.B1103]/[.A1103]" office:value-type="float" office:value="1.1528940662541" calcext:value-type="float">
            <text:p>1,1528940663</text:p>
          </table:table-cell>
          <table:table-cell table:formula="of:=+LOG([.A1103];2)" office:value-type="float" office:value="12.4236411950759" calcext:value-type="float">
            <text:p>12,4236411951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6675" calcext:value-type="float">
            <text:p>6675</text:p>
          </table:table-cell>
          <table:table-cell table:formula="of:=+[.B1104]/[.A1104]" office:value-type="float" office:value="1.21451965065502" calcext:value-type="float">
            <text:p>1,2145196507</text:p>
          </table:table-cell>
          <table:table-cell table:formula="of:=+LOG([.A1104];2)" office:value-type="float" office:value="12.4241662888181" calcext:value-type="float">
            <text:p>12,4241662888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6846" calcext:value-type="float">
            <text:p>6846</text:p>
          </table:table-cell>
          <table:table-cell table:formula="of:=+[.B1105]/[.A1105]" office:value-type="float" office:value="1.24246823956443" calcext:value-type="float">
            <text:p>1,2424682396</text:p>
          </table:table-cell>
          <table:table-cell table:formula="of:=+LOG([.A1105];2)" office:value-type="float" office:value="12.4278366034585" calcext:value-type="float">
            <text:p>12,4278366035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10465" calcext:value-type="float">
            <text:p>10465</text:p>
          </table:table-cell>
          <table:table-cell table:formula="of:=+[.B1106]/[.A1106]" office:value-type="float" office:value="1.89548994747328" calcext:value-type="float">
            <text:p>1,8954899475</text:p>
          </table:table-cell>
          <table:table-cell table:formula="of:=+LOG([.A1106];2)" office:value-type="float" office:value="12.4307138857919" calcext:value-type="float">
            <text:p>12,4307138858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10302" calcext:value-type="float">
            <text:p>10302</text:p>
          </table:table-cell>
          <table:table-cell table:formula="of:=+[.B1107]/[.A1107]" office:value-type="float" office:value="1.8642779587405" calcext:value-type="float">
            <text:p>1,8642779587</text:p>
          </table:table-cell>
          <table:table-cell table:formula="of:=+LOG([.A1107];2)" office:value-type="float" office:value="12.4320198468125" calcext:value-type="float">
            <text:p>12,4320198468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8002" calcext:value-type="float">
            <text:p>8002</text:p>
          </table:table-cell>
          <table:table-cell table:formula="of:=+[.B1108]/[.A1108]" office:value-type="float" office:value="1.44544797687861" calcext:value-type="float">
            <text:p>1,4454479769</text:p>
          </table:table-cell>
          <table:table-cell table:formula="of:=+LOG([.A1108];2)" office:value-type="float" office:value="12.4346282276367" calcext:value-type="float">
            <text:p>12,4346282276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10702" calcext:value-type="float">
            <text:p>10702</text:p>
          </table:table-cell>
          <table:table-cell table:formula="of:=+[.B1109]/[.A1109]" office:value-type="float" office:value="1.93142032124165" calcext:value-type="float">
            <text:p>1,9314203212</text:p>
          </table:table-cell>
          <table:table-cell table:formula="of:=+LOG([.A1109];2)" office:value-type="float" office:value="12.4359306517036" calcext:value-type="float">
            <text:p>12,4359306517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10202" calcext:value-type="float">
            <text:p>10202</text:p>
          </table:table-cell>
          <table:table-cell table:formula="of:=+[.B1110]/[.A1110]" office:value-type="float" office:value="1.83985572587917" calcext:value-type="float">
            <text:p>1,8398557259</text:p>
          </table:table-cell>
          <table:table-cell table:formula="of:=+LOG([.A1110];2)" office:value-type="float" office:value="12.4369717450491" calcext:value-type="float">
            <text:p>12,436971745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8178" calcext:value-type="float">
            <text:p>8178</text:p>
          </table:table-cell>
          <table:table-cell table:formula="of:=+[.B1111]/[.A1111]" office:value-type="float" office:value="1.47404470079308" calcext:value-type="float">
            <text:p>1,4740447008</text:p>
          </table:table-cell>
          <table:table-cell table:formula="of:=+LOG([.A1111];2)" office:value-type="float" office:value="12.4377520723236" calcext:value-type="float">
            <text:p>12,4377520723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9053" calcext:value-type="float">
            <text:p>9053</text:p>
          </table:table-cell>
          <table:table-cell table:formula="of:=+[.B1112]/[.A1112]" office:value-type="float" office:value="1.6317591925018" calcext:value-type="float">
            <text:p>1,6317591925</text:p>
          </table:table-cell>
          <table:table-cell table:formula="of:=+LOG([.A1112];2)" office:value-type="float" office:value="12.4377520723236" calcext:value-type="float">
            <text:p>12,4377520723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5987" calcext:value-type="float">
            <text:p>5987</text:p>
          </table:table-cell>
          <table:table-cell table:formula="of:=+[.B1113]/[.A1113]" office:value-type="float" office:value="1.07641136281913" calcext:value-type="float">
            <text:p>1,0764113628</text:p>
          </table:table-cell>
          <table:table-cell table:formula="of:=+LOG([.A1113];2)" office:value-type="float" office:value="12.4413880293467" calcext:value-type="float">
            <text:p>12,4413880293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6402" calcext:value-type="float">
            <text:p>6402</text:p>
          </table:table-cell>
          <table:table-cell table:formula="of:=+[.B1114]/[.A1114]" office:value-type="float" office:value="1.1501976284585" calcext:value-type="float">
            <text:p>1,1501976285</text:p>
          </table:table-cell>
          <table:table-cell table:formula="of:=+LOG([.A1114];2)" office:value-type="float" office:value="12.4424251933316" calcext:value-type="float">
            <text:p>12,4424251933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6367" calcext:value-type="float">
            <text:p>6367</text:p>
          </table:table-cell>
          <table:table-cell table:formula="of:=+[.B1115]/[.A1115]" office:value-type="float" office:value="1.14308797127469" calcext:value-type="float">
            <text:p>1,1430879713</text:p>
          </table:table-cell>
          <table:table-cell table:formula="of:=+LOG([.A1115];2)" office:value-type="float" office:value="12.4434616122274" calcext:value-type="float">
            <text:p>12,4434616122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8204" calcext:value-type="float">
            <text:p>8204</text:p>
          </table:table-cell>
          <table:table-cell table:formula="of:=+[.B1116]/[.A1116]" office:value-type="float" office:value="1.47183351273771" calcext:value-type="float">
            <text:p>1,4718335127</text:p>
          </table:table-cell>
          <table:table-cell table:formula="of:=+LOG([.A1116];2)" office:value-type="float" office:value="12.4444972871038" calcext:value-type="float">
            <text:p>12,4444972871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10390" calcext:value-type="float">
            <text:p>10390</text:p>
          </table:table-cell>
          <table:table-cell table:formula="of:=+[.B1117]/[.A1117]" office:value-type="float" office:value="1.86401148188016" calcext:value-type="float">
            <text:p>1,8640114819</text:p>
          </table:table-cell>
          <table:table-cell table:formula="of:=+LOG([.A1117];2)" office:value-type="float" office:value="12.4444972871038" calcext:value-type="float">
            <text:p>12,4444972871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9601" calcext:value-type="float">
            <text:p>9601</text:p>
          </table:table-cell>
          <table:table-cell table:formula="of:=+[.B1118]/[.A1118]" office:value-type="float" office:value="1.72215246636771" calcext:value-type="float">
            <text:p>1,7221524664</text:p>
          </table:table-cell>
          <table:table-cell table:formula="of:=+LOG([.A1118];2)" office:value-type="float" office:value="12.444756089695" calcext:value-type="float">
            <text:p>12,4447560897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5868" calcext:value-type="float">
            <text:p>5868</text:p>
          </table:table-cell>
          <table:table-cell table:formula="of:=+[.B1119]/[.A1119]" office:value-type="float" office:value="1.05161290322581" calcext:value-type="float">
            <text:p>1,0516129032</text:p>
          </table:table-cell>
          <table:table-cell table:formula="of:=+LOG([.A1119];2)" office:value-type="float" office:value="12.4460494067165" calcext:value-type="float">
            <text:p>12,4460494067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10776" calcext:value-type="float">
            <text:p>10776</text:p>
          </table:table-cell>
          <table:table-cell table:formula="of:=+[.B1120]/[.A1120]" office:value-type="float" office:value="1.92910848549946" calcext:value-type="float">
            <text:p>1,9291084855</text:p>
          </table:table-cell>
          <table:table-cell table:formula="of:=+LOG([.A1120];2)" office:value-type="float" office:value="12.44759985828" calcext:value-type="float">
            <text:p>12,4475998583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6334" calcext:value-type="float">
            <text:p>6334</text:p>
          </table:table-cell>
          <table:table-cell table:formula="of:=+[.B1121]/[.A1121]" office:value-type="float" office:value="1.13289214809515" calcext:value-type="float">
            <text:p>1,1328921481</text:p>
          </table:table-cell>
          <table:table-cell table:formula="of:=+LOG([.A1121];2)" office:value-type="float" office:value="12.4488906296293" calcext:value-type="float">
            <text:p>12,4488906296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10440" calcext:value-type="float">
            <text:p>10440</text:p>
          </table:table-cell>
          <table:table-cell table:formula="of:=+[.B1122]/[.A1122]" office:value-type="float" office:value="1.86661898802074" calcext:value-type="float">
            <text:p>1,866618988</text:p>
          </table:table-cell>
          <table:table-cell table:formula="of:=+LOG([.A1122];2)" office:value-type="float" office:value="12.4494066149856" calcext:value-type="float">
            <text:p>12,449406615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9685" calcext:value-type="float">
            <text:p>9685</text:p>
          </table:table-cell>
          <table:table-cell table:formula="of:=+[.B1123]/[.A1123]" office:value-type="float" office:value="1.73162882174146" calcext:value-type="float">
            <text:p>1,7316288217</text:p>
          </table:table-cell>
          <table:table-cell table:formula="of:=+LOG([.A1123];2)" office:value-type="float" office:value="12.4494066149856" calcext:value-type="float">
            <text:p>12,449406615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7201" calcext:value-type="float">
            <text:p>7201</text:p>
          </table:table-cell>
          <table:table-cell table:formula="of:=+[.B1124]/[.A1124]" office:value-type="float" office:value="1.28566327441528" calcext:value-type="float">
            <text:p>1,2856632744</text:p>
          </table:table-cell>
          <table:table-cell table:formula="of:=+LOG([.A1124];2)" office:value-type="float" office:value="12.4514687129474" calcext:value-type="float">
            <text:p>12,4514687129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9222" calcext:value-type="float">
            <text:p>9222</text:p>
          </table:table-cell>
          <table:table-cell table:formula="of:=+[.B1125]/[.A1125]" office:value-type="float" office:value="1.6444365192582" calcext:value-type="float">
            <text:p>1,6444365193</text:p>
          </table:table-cell>
          <table:table-cell table:formula="of:=+LOG([.A1125];2)" office:value-type="float" office:value="12.4532706340106" calcext:value-type="float">
            <text:p>12,453270634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10391" calcext:value-type="float">
            <text:p>10391</text:p>
          </table:table-cell>
          <table:table-cell table:formula="of:=+[.B1126]/[.A1126]" office:value-type="float" office:value="1.85189805738728" calcext:value-type="float">
            <text:p>1,8518980574</text:p>
          </table:table-cell>
          <table:table-cell table:formula="of:=+LOG([.A1126];2)" office:value-type="float" office:value="12.4540421974701" calcext:value-type="float">
            <text:p>12,4540421975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9032" calcext:value-type="float">
            <text:p>9032</text:p>
          </table:table-cell>
          <table:table-cell table:formula="of:=+[.B1127]/[.A1127]" office:value-type="float" office:value="1.60854853072128" calcext:value-type="float">
            <text:p>1,6085485307</text:p>
          </table:table-cell>
          <table:table-cell table:formula="of:=+LOG([.A1127];2)" office:value-type="float" office:value="12.455070307288" calcext:value-type="float">
            <text:p>12,4550703073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6440" calcext:value-type="float">
            <text:p>6440</text:p>
          </table:table-cell>
          <table:table-cell table:formula="of:=+[.B1128]/[.A1128]" office:value-type="float" office:value="1.14692787177204" calcext:value-type="float">
            <text:p>1,1469278718</text:p>
          </table:table-cell>
          <table:table-cell table:formula="of:=+LOG([.A1128];2)" office:value-type="float" office:value="12.455070307288" calcext:value-type="float">
            <text:p>12,4550703073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10486" calcext:value-type="float">
            <text:p>10486</text:p>
          </table:table-cell>
          <table:table-cell table:formula="of:=+[.B1129]/[.A1129]" office:value-type="float" office:value="1.86384642730181" calcext:value-type="float">
            <text:p>1,8638464273</text:p>
          </table:table-cell>
          <table:table-cell table:formula="of:=+LOG([.A1129];2)" office:value-type="float" office:value="12.4578938373147" calcext:value-type="float">
            <text:p>12,4578938373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4930" calcext:value-type="float">
            <text:p>4930</text:p>
          </table:table-cell>
          <table:table-cell table:formula="of:=+[.B1130]/[.A1130]" office:value-type="float" office:value="0.87333923826395" calcext:value-type="float">
            <text:p>0,8733392383</text:p>
          </table:table-cell>
          <table:table-cell table:formula="of:=+LOG([.A1130];2)" office:value-type="float" office:value="12.4627578656604" calcext:value-type="float">
            <text:p>12,4627578657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9102" calcext:value-type="float">
            <text:p>9102</text:p>
          </table:table-cell>
          <table:table-cell table:formula="of:=+[.B1131]/[.A1131]" office:value-type="float" office:value="1.61068837373916" calcext:value-type="float">
            <text:p>1,6106883737</text:p>
          </table:table-cell>
          <table:table-cell table:formula="of:=+LOG([.A1131];2)" office:value-type="float" office:value="12.4642904738508" calcext:value-type="float">
            <text:p>12,4642904739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10677" calcext:value-type="float">
            <text:p>10677</text:p>
          </table:table-cell>
          <table:table-cell table:formula="of:=+[.B1132]/[.A1132]" office:value-type="float" office:value="1.88873164691314" calcext:value-type="float">
            <text:p>1,8887316469</text:p>
          </table:table-cell>
          <table:table-cell table:formula="of:=+LOG([.A1132];2)" office:value-type="float" office:value="12.4648009816554" calcext:value-type="float">
            <text:p>12,4648009817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7786" calcext:value-type="float">
            <text:p>7786</text:p>
          </table:table-cell>
          <table:table-cell table:formula="of:=+[.B1133]/[.A1133]" office:value-type="float" office:value="1.37634788757292" calcext:value-type="float">
            <text:p>1,3763478876</text:p>
          </table:table-cell>
          <table:table-cell table:formula="of:=+LOG([.A1133];2)" office:value-type="float" office:value="12.4658214556438" calcext:value-type="float">
            <text:p>12,4658214556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10603" calcext:value-type="float">
            <text:p>10603</text:p>
          </table:table-cell>
          <table:table-cell table:formula="of:=+[.B1134]/[.A1134]" office:value-type="float" office:value="1.87232915415857" calcext:value-type="float">
            <text:p>1,8723291542</text:p>
          </table:table-cell>
          <table:table-cell table:formula="of:=+LOG([.A1134];2)" office:value-type="float" office:value="12.4673508144876" calcext:value-type="float">
            <text:p>12,4673508145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8830" calcext:value-type="float">
            <text:p>8830</text:p>
          </table:table-cell>
          <table:table-cell table:formula="of:=+[.B1135]/[.A1135]" office:value-type="float" office:value="1.55786873676782" calcext:value-type="float">
            <text:p>1,5578687368</text:p>
          </table:table-cell>
          <table:table-cell table:formula="of:=+LOG([.A1135];2)" office:value-type="float" office:value="12.468624042918" calcext:value-type="float">
            <text:p>12,4686240429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10598" calcext:value-type="float">
            <text:p>10598</text:p>
          </table:table-cell>
          <table:table-cell table:formula="of:=+[.B1136]/[.A1136]" office:value-type="float" office:value="1.86913580246914" calcext:value-type="float">
            <text:p>1,8691358025</text:p>
          </table:table-cell>
          <table:table-cell table:formula="of:=+LOG([.A1136];2)" office:value-type="float" office:value="12.4691330198296" calcext:value-type="float">
            <text:p>12,4691330198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10348" calcext:value-type="float">
            <text:p>10348</text:p>
          </table:table-cell>
          <table:table-cell table:formula="of:=+[.B1137]/[.A1137]" office:value-type="float" office:value="1.82183098591549" calcext:value-type="float">
            <text:p>1,8218309859</text:p>
          </table:table-cell>
          <table:table-cell table:formula="of:=+LOG([.A1137];2)" office:value-type="float" office:value="12.471675214392" calcext:value-type="float">
            <text:p>12,4716752144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7018" calcext:value-type="float">
            <text:p>7018</text:p>
          </table:table-cell>
          <table:table-cell table:formula="of:=+[.B1138]/[.A1138]" office:value-type="float" office:value="1.23534588980813" calcext:value-type="float">
            <text:p>1,2353458898</text:p>
          </table:table-cell>
          <table:table-cell table:formula="of:=+LOG([.A1138];2)" office:value-type="float" office:value="12.4719291876417" calcext:value-type="float">
            <text:p>12,4719291876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8589" calcext:value-type="float">
            <text:p>8589</text:p>
          </table:table-cell>
          <table:table-cell table:formula="of:=+[.B1139]/[.A1139]" office:value-type="float" office:value="1.51161562829989" calcext:value-type="float">
            <text:p>1,5116156283</text:p>
          </table:table-cell>
          <table:table-cell table:formula="of:=+LOG([.A1139];2)" office:value-type="float" office:value="12.4721831161895" calcext:value-type="float">
            <text:p>12,4721831162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7132" calcext:value-type="float">
            <text:p>7132</text:p>
          </table:table-cell>
          <table:table-cell table:formula="of:=+[.B1140]/[.A1140]" office:value-type="float" office:value="1.25497096603906" calcext:value-type="float">
            <text:p>1,254970966</text:p>
          </table:table-cell>
          <table:table-cell table:formula="of:=+LOG([.A1140];2)" office:value-type="float" office:value="12.4724370000513" calcext:value-type="float">
            <text:p>12,4724370001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8609" calcext:value-type="float">
            <text:p>8609</text:p>
          </table:table-cell>
          <table:table-cell table:formula="of:=+[.B1141]/[.A1141]" office:value-type="float" office:value="1.51460239268121" calcext:value-type="float">
            <text:p>1,5146023927</text:p>
          </table:table-cell>
          <table:table-cell table:formula="of:=+LOG([.A1141];2)" office:value-type="float" office:value="12.4726908392428" calcext:value-type="float">
            <text:p>12,4726908392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10222" calcext:value-type="float">
            <text:p>10222</text:p>
          </table:table-cell>
          <table:table-cell table:formula="of:=+[.B1142]/[.A1142]" office:value-type="float" office:value="1.79648506151142" calcext:value-type="float">
            <text:p>1,7964850615</text:p>
          </table:table-cell>
          <table:table-cell table:formula="of:=+LOG([.A1142];2)" office:value-type="float" office:value="12.4742129371939" calcext:value-type="float">
            <text:p>12,4742129372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10738" calcext:value-type="float">
            <text:p>10738</text:p>
          </table:table-cell>
          <table:table-cell table:formula="of:=+[.B1143]/[.A1143]" office:value-type="float" office:value="1.88419020880856" calcext:value-type="float">
            <text:p>1,8841902088</text:p>
          </table:table-cell>
          <table:table-cell table:formula="of:=+LOG([.A1143];2)" office:value-type="float" office:value="12.4764930773416" calcext:value-type="float">
            <text:p>12,4764930773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9549" calcext:value-type="float">
            <text:p>9549</text:p>
          </table:table-cell>
          <table:table-cell table:formula="of:=+[.B1144]/[.A1144]" office:value-type="float" office:value="1.6723292469352" calcext:value-type="float">
            <text:p>1,6723292469</text:p>
          </table:table-cell>
          <table:table-cell table:formula="of:=+LOG([.A1144];2)" office:value-type="float" office:value="12.4792750302502" calcext:value-type="float">
            <text:p>12,4792750303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8280" calcext:value-type="float">
            <text:p>8280</text:p>
          </table:table-cell>
          <table:table-cell table:formula="of:=+[.B1145]/[.A1145]" office:value-type="float" office:value="1.4488188976378" calcext:value-type="float">
            <text:p>1,4488188976</text:p>
          </table:table-cell>
          <table:table-cell table:formula="of:=+LOG([.A1145];2)" office:value-type="float" office:value="12.4805377831018" calcext:value-type="float">
            <text:p>12,4805377831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10919" calcext:value-type="float">
            <text:p>10919</text:p>
          </table:table-cell>
          <table:table-cell table:formula="of:=+[.B1146]/[.A1146]" office:value-type="float" office:value="1.90591726304765" calcext:value-type="float">
            <text:p>1,905917263</text:p>
          </table:table-cell>
          <table:table-cell table:formula="of:=+LOG([.A1146];2)" office:value-type="float" office:value="12.4840676224322" calcext:value-type="float">
            <text:p>12,4840676224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7327" calcext:value-type="float">
            <text:p>7327</text:p>
          </table:table-cell>
          <table:table-cell table:formula="of:=+[.B1147]/[.A1147]" office:value-type="float" office:value="1.27670325840739" calcext:value-type="float">
            <text:p>1,2767032584</text:p>
          </table:table-cell>
          <table:table-cell table:formula="of:=+LOG([.A1147];2)" office:value-type="float" office:value="12.4865836590673" calcext:value-type="float">
            <text:p>12,4865836591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7616" calcext:value-type="float">
            <text:p>7616</text:p>
          </table:table-cell>
          <table:table-cell table:formula="of:=+[.B1148]/[.A1148]" office:value-type="float" office:value="1.32475213080536" calcext:value-type="float">
            <text:p>1,3247521308</text:p>
          </table:table-cell>
          <table:table-cell table:formula="of:=+LOG([.A1148];2)" office:value-type="float" office:value="12.4890953154135" calcext:value-type="float">
            <text:p>12,4890953154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6651" calcext:value-type="float">
            <text:p>6651</text:p>
          </table:table-cell>
          <table:table-cell table:formula="of:=+[.B1149]/[.A1149]" office:value-type="float" office:value="1.15388619014573" calcext:value-type="float">
            <text:p>1,1538861901</text:p>
          </table:table-cell>
          <table:table-cell table:formula="of:=+LOG([.A1149];2)" office:value-type="float" office:value="12.4928546201748" calcext:value-type="float">
            <text:p>12,4928546202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10982" calcext:value-type="float">
            <text:p>10982</text:p>
          </table:table-cell>
          <table:table-cell table:formula="of:=+[.B1150]/[.A1150]" office:value-type="float" office:value="1.90428298942258" calcext:value-type="float">
            <text:p>1,9042829894</text:p>
          </table:table-cell>
          <table:table-cell table:formula="of:=+LOG([.A1150];2)" office:value-type="float" office:value="12.4936053070571" calcext:value-type="float">
            <text:p>12,4936053071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5183" calcext:value-type="float">
            <text:p>5183</text:p>
          </table:table-cell>
          <table:table-cell table:formula="of:=+[.B1151]/[.A1151]" office:value-type="float" office:value="0.898266897746967" calcext:value-type="float">
            <text:p>0,8982668977</text:p>
          </table:table-cell>
          <table:table-cell table:formula="of:=+LOG([.A1151];2)" office:value-type="float" office:value="12.4943556035328" calcext:value-type="float">
            <text:p>12,4943556035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8118" calcext:value-type="float">
            <text:p>8118</text:p>
          </table:table-cell>
          <table:table-cell table:formula="of:=+[.B1152]/[.A1152]" office:value-type="float" office:value="1.40571428571429" calcext:value-type="float">
            <text:p>1,4057142857</text:p>
          </table:table-cell>
          <table:table-cell table:formula="of:=+LOG([.A1152];2)" office:value-type="float" office:value="12.4956052311908" calcext:value-type="float">
            <text:p>12,4956052312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11096" calcext:value-type="float">
            <text:p>11096</text:p>
          </table:table-cell>
          <table:table-cell table:formula="of:=+[.B1153]/[.A1153]" office:value-type="float" office:value="1.919723183391" calcext:value-type="float">
            <text:p>1,9197231834</text:p>
          </table:table-cell>
          <table:table-cell table:formula="of:=+LOG([.A1153];2)" office:value-type="float" office:value="12.496853777388" calcext:value-type="float">
            <text:p>12,4968537774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10670" calcext:value-type="float">
            <text:p>10670</text:p>
          </table:table-cell>
          <table:table-cell table:formula="of:=+[.B1154]/[.A1154]" office:value-type="float" office:value="1.84156023472558" calcext:value-type="float">
            <text:p>1,8415602347</text:p>
          </table:table-cell>
          <table:table-cell table:formula="of:=+LOG([.A1154];2)" office:value-type="float" office:value="12.5003439692704" calcext:value-type="float">
            <text:p>12,5003439693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10780" calcext:value-type="float">
            <text:p>10780</text:p>
          </table:table-cell>
          <table:table-cell table:formula="of:=+[.B1155]/[.A1155]" office:value-type="float" office:value="1.85990338164251" calcext:value-type="float">
            <text:p>1,8599033816</text:p>
          </table:table-cell>
          <table:table-cell table:formula="of:=+LOG([.A1155];2)" office:value-type="float" office:value="12.5008418795569" calcext:value-type="float">
            <text:p>12,5008418796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9772" calcext:value-type="float">
            <text:p>9772</text:p>
          </table:table-cell>
          <table:table-cell table:formula="of:=+[.B1156]/[.A1156]" office:value-type="float" office:value="1.68569949974125" calcext:value-type="float">
            <text:p>1,6856994997</text:p>
          </table:table-cell>
          <table:table-cell table:formula="of:=+LOG([.A1156];2)" office:value-type="float" office:value="12.5010907702745" calcext:value-type="float">
            <text:p>12,5010907703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9377" calcext:value-type="float">
            <text:p>9377</text:p>
          </table:table-cell>
          <table:table-cell table:formula="of:=+[.B1157]/[.A1157]" office:value-type="float" office:value="1.61366374118052" calcext:value-type="float">
            <text:p>1,6136637412</text:p>
          </table:table-cell>
          <table:table-cell table:formula="of:=+LOG([.A1157];2)" office:value-type="float" office:value="12.5045707393244" calcext:value-type="float">
            <text:p>12,5045707393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11154" calcext:value-type="float">
            <text:p>11154</text:p>
          </table:table-cell>
          <table:table-cell table:formula="of:=+[.B1158]/[.A1158]" office:value-type="float" office:value="1.91913282863042" calcext:value-type="float">
            <text:p>1,9191328286</text:p>
          </table:table-cell>
          <table:table-cell table:formula="of:=+LOG([.A1158];2)" office:value-type="float" office:value="12.5048189876328" calcext:value-type="float">
            <text:p>12,5048189876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5620" calcext:value-type="float">
            <text:p>5620</text:p>
          </table:table-cell>
          <table:table-cell table:formula="of:=+[.B1159]/[.A1159]" office:value-type="float" office:value="0.966798554963014" calcext:value-type="float">
            <text:p>0,966798555</text:p>
          </table:table-cell>
          <table:table-cell table:formula="of:=+LOG([.A1159];2)" office:value-type="float" office:value="12.5050671932319" calcext:value-type="float">
            <text:p>12,5050671932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7220" calcext:value-type="float">
            <text:p>7220</text:p>
          </table:table-cell>
          <table:table-cell table:formula="of:=+[.B1160]/[.A1160]" office:value-type="float" office:value="1.23842195540309" calcext:value-type="float">
            <text:p>1,2384219554</text:p>
          </table:table-cell>
          <table:table-cell table:formula="of:=+LOG([.A1160];2)" office:value-type="float" office:value="12.5092801680879" calcext:value-type="float">
            <text:p>12,5092801681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6965" calcext:value-type="float">
            <text:p>6965</text:p>
          </table:table-cell>
          <table:table-cell table:formula="of:=+[.B1161]/[.A1161]" office:value-type="float" office:value="1.19427297668038" calcext:value-type="float">
            <text:p>1,1942729767</text:p>
          </table:table-cell>
          <table:table-cell table:formula="of:=+LOG([.A1161];2)" office:value-type="float" office:value="12.5097750043269" calcext:value-type="float">
            <text:p>12,5097750043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7256" calcext:value-type="float">
            <text:p>7256</text:p>
          </table:table-cell>
          <table:table-cell table:formula="of:=+[.B1162]/[.A1162]" office:value-type="float" office:value="1.24246575342466" calcext:value-type="float">
            <text:p>1,2424657534</text:p>
          </table:table-cell>
          <table:table-cell table:formula="of:=+LOG([.A1162];2)" office:value-type="float" office:value="12.5117526537674" calcext:value-type="float">
            <text:p>12,5117526538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5095" calcext:value-type="float">
            <text:p>5095</text:p>
          </table:table-cell>
          <table:table-cell table:formula="of:=+[.B1163]/[.A1163]" office:value-type="float" office:value="0.87153609305508" calcext:value-type="float">
            <text:p>0,8715360931</text:p>
          </table:table-cell>
          <table:table-cell table:formula="of:=+LOG([.A1163];2)" office:value-type="float" office:value="12.5132341138061" calcext:value-type="float">
            <text:p>12,5132341138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6341" calcext:value-type="float">
            <text:p>6341</text:p>
          </table:table-cell>
          <table:table-cell table:formula="of:=+[.B1164]/[.A1164]" office:value-type="float" office:value="1.0837463681422" calcext:value-type="float">
            <text:p>1,0837463681</text:p>
          </table:table-cell>
          <table:table-cell table:formula="of:=+LOG([.A1164];2)" office:value-type="float" office:value="12.5144675028193" calcext:value-type="float">
            <text:p>12,5144675028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6714" calcext:value-type="float">
            <text:p>6714</text:p>
          </table:table-cell>
          <table:table-cell table:formula="of:=+[.B1165]/[.A1165]" office:value-type="float" office:value="1.14632064196688" calcext:value-type="float">
            <text:p>1,146320642</text:p>
          </table:table-cell>
          <table:table-cell table:formula="of:=+LOG([.A1165];2)" office:value-type="float" office:value="12.5159461791095" calcext:value-type="float">
            <text:p>12,5159461791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5354" calcext:value-type="float">
            <text:p>5354</text:p>
          </table:table-cell>
          <table:table-cell table:formula="of:=+[.B1166]/[.A1166]" office:value-type="float" office:value="0.914119856581868" calcext:value-type="float">
            <text:p>0,9141198566</text:p>
          </table:table-cell>
          <table:table-cell table:formula="of:=+LOG([.A1166];2)" office:value-type="float" office:value="12.5159461791095" calcext:value-type="float">
            <text:p>12,5159461791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6541" calcext:value-type="float">
            <text:p>6541</text:p>
          </table:table-cell>
          <table:table-cell table:formula="of:=+[.B1167]/[.A1167]" office:value-type="float" office:value="1.11564045710387" calcext:value-type="float">
            <text:p>1,1156404571</text:p>
          </table:table-cell>
          <table:table-cell table:formula="of:=+LOG([.A1167];2)" office:value-type="float" office:value="12.5174233413965" calcext:value-type="float">
            <text:p>12,5174233414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5343" calcext:value-type="float">
            <text:p>5343</text:p>
          </table:table-cell>
          <table:table-cell table:formula="of:=+[.B1168]/[.A1168]" office:value-type="float" office:value="0.911152796725784" calcext:value-type="float">
            <text:p>0,9111527967</text:p>
          </table:table-cell>
          <table:table-cell table:formula="of:=+LOG([.A1168];2)" office:value-type="float" office:value="12.5176693881338" calcext:value-type="float">
            <text:p>12,5176693881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11264" calcext:value-type="float">
            <text:p>11264</text:p>
          </table:table-cell>
          <table:table-cell table:formula="of:=+[.B1169]/[.A1169]" office:value-type="float" office:value="1.92054560954817" calcext:value-type="float">
            <text:p>1,9205456095</text:p>
          </table:table-cell>
          <table:table-cell table:formula="of:=+LOG([.A1169];2)" office:value-type="float" office:value="12.5179153929159" calcext:value-type="float">
            <text:p>12,5179153929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8103" calcext:value-type="float">
            <text:p>8103</text:p>
          </table:table-cell>
          <table:table-cell table:formula="of:=+[.B1170]/[.A1170]" office:value-type="float" office:value="1.37993869209809" calcext:value-type="float">
            <text:p>1,3799386921</text:p>
          </table:table-cell>
          <table:table-cell table:formula="of:=+LOG([.A1170];2)" office:value-type="float" office:value="12.5196362528432" calcext:value-type="float">
            <text:p>12,5196362528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9180" calcext:value-type="float">
            <text:p>9180</text:p>
          </table:table-cell>
          <table:table-cell table:formula="of:=+[.B1171]/[.A1171]" office:value-type="float" office:value="1.56281920326864" calcext:value-type="float">
            <text:p>1,5628192033</text:p>
          </table:table-cell>
          <table:table-cell table:formula="of:=+LOG([.A1171];2)" office:value-type="float" office:value="12.5201275503249" calcext:value-type="float">
            <text:p>12,5201275503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5400" calcext:value-type="float">
            <text:p>5400</text:p>
          </table:table-cell>
          <table:table-cell table:formula="of:=+[.B1172]/[.A1172]" office:value-type="float" office:value="0.919305413687436" calcext:value-type="float">
            <text:p>0,9193054137</text:p>
          </table:table-cell>
          <table:table-cell table:formula="of:=+LOG([.A1172];2)" office:value-type="float" office:value="12.5201275503249" calcext:value-type="float">
            <text:p>12,5201275503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5174" calcext:value-type="float">
            <text:p>5174</text:p>
          </table:table-cell>
          <table:table-cell table:formula="of:=+[.B1173]/[.A1173]" office:value-type="float" office:value="0.878885680312553" calcext:value-type="float">
            <text:p>0,8788856803</text:p>
          </table:table-cell>
          <table:table-cell table:formula="of:=+LOG([.A1173];2)" office:value-type="float" office:value="12.5233169123127" calcext:value-type="float">
            <text:p>12,5233169123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8338" calcext:value-type="float">
            <text:p>8338</text:p>
          </table:table-cell>
          <table:table-cell table:formula="of:=+[.B1174]/[.A1174]" office:value-type="float" office:value="1.41610054347826" calcext:value-type="float">
            <text:p>1,4161005435</text:p>
          </table:table-cell>
          <table:table-cell table:formula="of:=+LOG([.A1174];2)" office:value-type="float" office:value="12.523561956057" calcext:value-type="float">
            <text:p>12,5235619561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9023" calcext:value-type="float">
            <text:p>9023</text:p>
          </table:table-cell>
          <table:table-cell table:formula="of:=+[.B1175]/[.A1175]" office:value-type="float" office:value="1.5311386390633" calcext:value-type="float">
            <text:p>1,5311386391</text:p>
          </table:table-cell>
          <table:table-cell table:formula="of:=+LOG([.A1175];2)" office:value-type="float" office:value="12.5247865508516" calcext:value-type="float">
            <text:p>12,5247865509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8849" calcext:value-type="float">
            <text:p>8849</text:p>
          </table:table-cell>
          <table:table-cell table:formula="of:=+[.B1176]/[.A1176]" office:value-type="float" office:value="1.50135731252121" calcext:value-type="float">
            <text:p>1,5013573125</text:p>
          </table:table-cell>
          <table:table-cell table:formula="of:=+LOG([.A1176];2)" office:value-type="float" office:value="12.525031345124" calcext:value-type="float">
            <text:p>12,5250313451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10300" calcext:value-type="float">
            <text:p>10300</text:p>
          </table:table-cell>
          <table:table-cell table:formula="of:=+[.B1177]/[.A1177]" office:value-type="float" office:value="1.74635469650729" calcext:value-type="float">
            <text:p>1,7463546965</text:p>
          </table:table-cell>
          <table:table-cell table:formula="of:=+LOG([.A1177];2)" office:value-type="float" office:value="12.5260101070617" calcext:value-type="float">
            <text:p>12,5260101071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10405" calcext:value-type="float">
            <text:p>10405</text:p>
          </table:table-cell>
          <table:table-cell table:formula="of:=+[.B1178]/[.A1178]" office:value-type="float" office:value="1.76326046432808" calcext:value-type="float">
            <text:p>1,7632604643</text:p>
          </table:table-cell>
          <table:table-cell table:formula="of:=+LOG([.A1178];2)" office:value-type="float" office:value="12.5267437429997" calcext:value-type="float">
            <text:p>12,526743743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7352" calcext:value-type="float">
            <text:p>7352</text:p>
          </table:table-cell>
          <table:table-cell table:formula="of:=+[.B1179]/[.A1179]" office:value-type="float" office:value="1.24546840589531" calcext:value-type="float">
            <text:p>1,2454684059</text:p>
          </table:table-cell>
          <table:table-cell table:formula="of:=+LOG([.A1179];2)" office:value-type="float" office:value="12.5272326264476" calcext:value-type="float">
            <text:p>12,5272326264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7793" calcext:value-type="float">
            <text:p>7793</text:p>
          </table:table-cell>
          <table:table-cell table:formula="of:=+[.B1180]/[.A1180]" office:value-type="float" office:value="1.31928220755036" calcext:value-type="float">
            <text:p>1,3192822076</text:p>
          </table:table-cell>
          <table:table-cell table:formula="of:=+LOG([.A1180];2)" office:value-type="float" office:value="12.5282098966227" calcext:value-type="float">
            <text:p>12,5282098966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7279" calcext:value-type="float">
            <text:p>7279</text:p>
          </table:table-cell>
          <table:table-cell table:formula="of:=+[.B1181]/[.A1181]" office:value-type="float" office:value="1.23205822613406" calcext:value-type="float">
            <text:p>1,2320582261</text:p>
          </table:table-cell>
          <table:table-cell table:formula="of:=+LOG([.A1181];2)" office:value-type="float" office:value="12.5284541107648" calcext:value-type="float">
            <text:p>12,5284541108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9061" calcext:value-type="float">
            <text:p>9061</text:p>
          </table:table-cell>
          <table:table-cell table:formula="of:=+[.B1182]/[.A1182]" office:value-type="float" office:value="1.53342359113217" calcext:value-type="float">
            <text:p>1,5334235911</text:p>
          </table:table-cell>
          <table:table-cell table:formula="of:=+LOG([.A1182];2)" office:value-type="float" office:value="12.5286982835742" calcext:value-type="float">
            <text:p>12,5286982836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9223" calcext:value-type="float">
            <text:p>9223</text:p>
          </table:table-cell>
          <table:table-cell table:formula="of:=+[.B1183]/[.A1183]" office:value-type="float" office:value="1.56031128404669" calcext:value-type="float">
            <text:p>1,560311284</text:p>
          </table:table-cell>
          <table:table-cell table:formula="of:=+LOG([.A1183];2)" office:value-type="float" office:value="12.5291865052509" calcext:value-type="float">
            <text:p>12,5291865053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5886" calcext:value-type="float">
            <text:p>5886</text:p>
          </table:table-cell>
          <table:table-cell table:formula="of:=+[.B1184]/[.A1184]" office:value-type="float" office:value="0.995602165087957" calcext:value-type="float">
            <text:p>0,9956021651</text:p>
          </table:table-cell>
          <table:table-cell table:formula="of:=+LOG([.A1184];2)" office:value-type="float" office:value="12.5294305541462" calcext:value-type="float">
            <text:p>12,5294305541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8104" calcext:value-type="float">
            <text:p>8104</text:p>
          </table:table-cell>
          <table:table-cell table:formula="of:=+[.B1185]/[.A1185]" office:value-type="float" office:value="1.36961297955045" calcext:value-type="float">
            <text:p>1,3696129796</text:p>
          </table:table-cell>
          <table:table-cell table:formula="of:=+LOG([.A1185];2)" office:value-type="float" office:value="12.53065017975" calcext:value-type="float">
            <text:p>12,5306501798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7518" calcext:value-type="float">
            <text:p>7518</text:p>
          </table:table-cell>
          <table:table-cell table:formula="of:=+[.B1186]/[.A1186]" office:value-type="float" office:value="1.26971795304847" calcext:value-type="float">
            <text:p>1,269717953</text:p>
          </table:table-cell>
          <table:table-cell table:formula="of:=+LOG([.A1186];2)" office:value-type="float" office:value="12.5316251384226" calcext:value-type="float">
            <text:p>12,5316251384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10549" calcext:value-type="float">
            <text:p>10549</text:p>
          </table:table-cell>
          <table:table-cell table:formula="of:=+[.B1187]/[.A1187]" office:value-type="float" office:value="1.77892074198988" calcext:value-type="float">
            <text:p>1,778920742</text:p>
          </table:table-cell>
          <table:table-cell table:formula="of:=+LOG([.A1187];2)" office:value-type="float" office:value="12.5338163894334" calcext:value-type="float">
            <text:p>12,5338163894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7250" calcext:value-type="float">
            <text:p>7250</text:p>
          </table:table-cell>
          <table:table-cell table:formula="of:=+[.B1188]/[.A1188]" office:value-type="float" office:value="1.22259696458685" calcext:value-type="float">
            <text:p>1,2225969646</text:p>
          </table:table-cell>
          <table:table-cell table:formula="of:=+LOG([.A1188];2)" office:value-type="float" office:value="12.5338163894334" calcext:value-type="float">
            <text:p>12,5338163894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9647" calcext:value-type="float">
            <text:p>9647</text:p>
          </table:table-cell>
          <table:table-cell table:formula="of:=+[.B1189]/[.A1189]" office:value-type="float" office:value="1.62626432906271" calcext:value-type="float">
            <text:p>1,6262643291</text:p>
          </table:table-cell>
          <table:table-cell table:formula="of:=+LOG([.A1189];2)" office:value-type="float" office:value="12.5343028824546" calcext:value-type="float">
            <text:p>12,5343028825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9080" calcext:value-type="float">
            <text:p>9080</text:p>
          </table:table-cell>
          <table:table-cell table:formula="of:=+[.B1190]/[.A1190]" office:value-type="float" office:value="1.53042305747514" calcext:value-type="float">
            <text:p>1,5304230575</text:p>
          </table:table-cell>
          <table:table-cell table:formula="of:=+LOG([.A1190];2)" office:value-type="float" office:value="12.53454606746" calcext:value-type="float">
            <text:p>12,5345460675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11353" calcext:value-type="float">
            <text:p>11353</text:p>
          </table:table-cell>
          <table:table-cell table:formula="of:=+[.B1191]/[.A1191]" office:value-type="float" office:value="1.91321199865184" calcext:value-type="float">
            <text:p>1,9132119987</text:p>
          </table:table-cell>
          <table:table-cell table:formula="of:=+LOG([.A1191];2)" office:value-type="float" office:value="12.5347892114803" calcext:value-type="float">
            <text:p>12,5347892115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10932" calcext:value-type="float">
            <text:p>10932</text:p>
          </table:table-cell>
          <table:table-cell table:formula="of:=+[.B1192]/[.A1192]" office:value-type="float" office:value="1.84133400707428" calcext:value-type="float">
            <text:p>1,8413340071</text:p>
          </table:table-cell>
          <table:table-cell table:formula="of:=+LOG([.A1192];2)" office:value-type="float" office:value="12.5355183977687" calcext:value-type="float">
            <text:p>12,5355183978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7533" calcext:value-type="float">
            <text:p>7533</text:p>
          </table:table-cell>
          <table:table-cell table:formula="of:=+[.B1193]/[.A1193]" office:value-type="float" office:value="1.2654123971107" calcext:value-type="float">
            <text:p>1,2654123971</text:p>
          </table:table-cell>
          <table:table-cell table:formula="of:=+LOG([.A1193];2)" office:value-type="float" office:value="12.5394011790281" calcext:value-type="float">
            <text:p>12,539401179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6563" calcext:value-type="float">
            <text:p>6563</text:p>
          </table:table-cell>
          <table:table-cell table:formula="of:=+[.B1194]/[.A1194]" office:value-type="float" office:value="1.10228417870339" calcext:value-type="float">
            <text:p>1,1022841787</text:p>
          </table:table-cell>
          <table:table-cell table:formula="of:=+LOG([.A1194];2)" office:value-type="float" office:value="12.539643506238" calcext:value-type="float">
            <text:p>12,5396435062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9364" calcext:value-type="float">
            <text:p>9364</text:p>
          </table:table-cell>
          <table:table-cell table:formula="of:=+[.B1195]/[.A1195]" office:value-type="float" office:value="1.57246011754828" calcext:value-type="float">
            <text:p>1,5724601175</text:p>
          </table:table-cell>
          <table:table-cell table:formula="of:=+LOG([.A1195];2)" office:value-type="float" office:value="12.5398857927515" calcext:value-type="float">
            <text:p>12,5398857928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7993" calcext:value-type="float">
            <text:p>7993</text:p>
          </table:table-cell>
          <table:table-cell table:formula="of:=+[.B1196]/[.A1196]" office:value-type="float" office:value="1.34133243832858" calcext:value-type="float">
            <text:p>1,3413324383</text:p>
          </table:table-cell>
          <table:table-cell table:formula="of:=+LOG([.A1196];2)" office:value-type="float" office:value="12.5408545321136" calcext:value-type="float">
            <text:p>12,5408545321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11022" calcext:value-type="float">
            <text:p>11022</text:p>
          </table:table-cell>
          <table:table-cell table:formula="of:=+[.B1197]/[.A1197]" office:value-type="float" office:value="1.84623115577889" calcext:value-type="float">
            <text:p>1,8462311558</text:p>
          </table:table-cell>
          <table:table-cell table:formula="of:=+LOG([.A1197];2)" office:value-type="float" office:value="12.5435152161522" calcext:value-type="float">
            <text:p>12,5435152162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9013" calcext:value-type="float">
            <text:p>9013</text:p>
          </table:table-cell>
          <table:table-cell table:formula="of:=+[.B1198]/[.A1198]" office:value-type="float" office:value="1.50643489888016" calcext:value-type="float">
            <text:p>1,5064348989</text:p>
          </table:table-cell>
          <table:table-cell table:formula="of:=+LOG([.A1198];2)" office:value-type="float" office:value="12.546653347655" calcext:value-type="float">
            <text:p>12,5466533477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7465" calcext:value-type="float">
            <text:p>7465</text:p>
          </table:table-cell>
          <table:table-cell table:formula="of:=+[.B1199]/[.A1199]" office:value-type="float" office:value="1.24749331550802" calcext:value-type="float">
            <text:p>1,2474933155</text:p>
          </table:table-cell>
          <table:table-cell table:formula="of:=+LOG([.A1199];2)" office:value-type="float" office:value="12.5468944598876" calcext:value-type="float">
            <text:p>12,5468944599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9321" calcext:value-type="float">
            <text:p>9321</text:p>
          </table:table-cell>
          <table:table-cell table:formula="of:=+[.B1200]/[.A1200]" office:value-type="float" office:value="1.55713331105914" calcext:value-type="float">
            <text:p>1,5571333111</text:p>
          </table:table-cell>
          <table:table-cell table:formula="of:=+LOG([.A1200];2)" office:value-type="float" office:value="12.5473765634981" calcext:value-type="float">
            <text:p>12,5473765635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7129" calcext:value-type="float">
            <text:p>7129</text:p>
          </table:table-cell>
          <table:table-cell table:formula="of:=+[.B1201]/[.A1201]" office:value-type="float" office:value="1.18796867188802" calcext:value-type="float">
            <text:p>1,1879686719</text:p>
          </table:table-cell>
          <table:table-cell table:formula="of:=+LOG([.A1201];2)" office:value-type="float" office:value="12.5509872145215" calcext:value-type="float">
            <text:p>12,5509872145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6904" calcext:value-type="float">
            <text:p>6904</text:p>
          </table:table-cell>
          <table:table-cell table:formula="of:=+[.B1202]/[.A1202]" office:value-type="float" office:value="1.15009162085624" calcext:value-type="float">
            <text:p>1,1500916209</text:p>
          </table:table-cell>
          <table:table-cell table:formula="of:=+LOG([.A1202];2)" office:value-type="float" office:value="12.5514679526269" calcext:value-type="float">
            <text:p>12,5514679526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8803" calcext:value-type="float">
            <text:p>8803</text:p>
          </table:table-cell>
          <table:table-cell table:formula="of:=+[.B1203]/[.A1203]" office:value-type="float" office:value="1.46472545757072" calcext:value-type="float">
            <text:p>1,4647254576</text:p>
          </table:table-cell>
          <table:table-cell table:formula="of:=+LOG([.A1203];2)" office:value-type="float" office:value="12.5531492755985" calcext:value-type="float">
            <text:p>12,5531492756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9470" calcext:value-type="float">
            <text:p>9470</text:p>
          </table:table-cell>
          <table:table-cell table:formula="of:=+[.B1204]/[.A1204]" office:value-type="float" office:value="1.57544501746798" calcext:value-type="float">
            <text:p>1,5754450175</text:p>
          </table:table-cell>
          <table:table-cell table:formula="of:=+LOG([.A1204];2)" office:value-type="float" office:value="12.5533893047216" calcext:value-type="float">
            <text:p>12,5533893047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9966" calcext:value-type="float">
            <text:p>9966</text:p>
          </table:table-cell>
          <table:table-cell table:formula="of:=+[.B1205]/[.A1205]" office:value-type="float" office:value="1.65768463073852" calcext:value-type="float">
            <text:p>1,6576846307</text:p>
          </table:table-cell>
          <table:table-cell table:formula="of:=+LOG([.A1205];2)" office:value-type="float" office:value="12.5536292939164" calcext:value-type="float">
            <text:p>12,5536292939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11182" calcext:value-type="float">
            <text:p>11182</text:p>
          </table:table-cell>
          <table:table-cell table:formula="of:=+[.B1206]/[.A1206]" office:value-type="float" office:value="1.85963745218693" calcext:value-type="float">
            <text:p>1,8596374522</text:p>
          </table:table-cell>
          <table:table-cell table:formula="of:=+LOG([.A1206];2)" office:value-type="float" office:value="12.5538692431961" calcext:value-type="float">
            <text:p>12,5538692432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9508" calcext:value-type="float">
            <text:p>9508</text:p>
          </table:table-cell>
          <table:table-cell table:formula="of:=+[.B1207]/[.A1207]" office:value-type="float" office:value="1.580714879468" calcext:value-type="float">
            <text:p>1,5807148795</text:p>
          </table:table-cell>
          <table:table-cell table:formula="of:=+LOG([.A1207];2)" office:value-type="float" office:value="12.5543490220634" calcext:value-type="float">
            <text:p>12,5543490221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5345" calcext:value-type="float">
            <text:p>5345</text:p>
          </table:table-cell>
          <table:table-cell table:formula="of:=+[.B1208]/[.A1208]" office:value-type="float" office:value="0.884933774834437" calcext:value-type="float">
            <text:p>0,8849337748</text:p>
          </table:table-cell>
          <table:table-cell table:formula="of:=+LOG([.A1208];2)" office:value-type="float" office:value="12.5603328342124" calcext:value-type="float">
            <text:p>12,5603328342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0981" calcext:value-type="float">
            <text:p>10981</text:p>
          </table:table-cell>
          <table:table-cell table:formula="of:=+[.B1209]/[.A1209]" office:value-type="float" office:value="1.81744455478318" calcext:value-type="float">
            <text:p>1,8174445548</text:p>
          </table:table-cell>
          <table:table-cell table:formula="of:=+LOG([.A1209];2)" office:value-type="float" office:value="12.5608104687279" calcext:value-type="float">
            <text:p>12,5608104687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7790" calcext:value-type="float">
            <text:p>7790</text:p>
          </table:table-cell>
          <table:table-cell table:formula="of:=+[.B1210]/[.A1210]" office:value-type="float" office:value="1.28909482045342" calcext:value-type="float">
            <text:p>1,2890948205</text:p>
          </table:table-cell>
          <table:table-cell table:formula="of:=+LOG([.A1210];2)" office:value-type="float" office:value="12.5610492266997" calcext:value-type="float">
            <text:p>12,5610492267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11612" calcext:value-type="float">
            <text:p>11612</text:p>
          </table:table-cell>
          <table:table-cell table:formula="of:=+[.B1211]/[.A1211]" office:value-type="float" office:value="1.92124420913302" calcext:value-type="float">
            <text:p>1,9212442091</text:p>
          </table:table-cell>
          <table:table-cell table:formula="of:=+LOG([.A1211];2)" office:value-type="float" office:value="12.5612879451648" calcext:value-type="float">
            <text:p>12,5612879452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10704" calcext:value-type="float">
            <text:p>10704</text:p>
          </table:table-cell>
          <table:table-cell table:formula="of:=+[.B1212]/[.A1212]" office:value-type="float" office:value="1.76867151354924" calcext:value-type="float">
            <text:p>1,7686715135</text:p>
          </table:table-cell>
          <table:table-cell table:formula="of:=+LOG([.A1212];2)" office:value-type="float" office:value="12.5631962722167" calcext:value-type="float">
            <text:p>12,5631962722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10369" calcext:value-type="float">
            <text:p>10369</text:p>
          </table:table-cell>
          <table:table-cell table:formula="of:=+[.B1213]/[.A1213]" office:value-type="float" office:value="1.71190358263167" calcext:value-type="float">
            <text:p>1,7119035826</text:p>
          </table:table-cell>
          <table:table-cell table:formula="of:=+LOG([.A1213];2)" office:value-type="float" office:value="12.5643876960526" calcext:value-type="float">
            <text:p>12,5643876961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7536" calcext:value-type="float">
            <text:p>7536</text:p>
          </table:table-cell>
          <table:table-cell table:formula="of:=+[.B1214]/[.A1214]" office:value-type="float" office:value="1.24069805729338" calcext:value-type="float">
            <text:p>1,2406980573</text:p>
          </table:table-cell>
          <table:table-cell table:formula="of:=+LOG([.A1214];2)" office:value-type="float" office:value="12.5684311931675" calcext:value-type="float">
            <text:p>12,5684311932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11486" calcext:value-type="float">
            <text:p>11486</text:p>
          </table:table-cell>
          <table:table-cell table:formula="of:=+[.B1215]/[.A1215]" office:value-type="float" office:value="1.89069958847737" calcext:value-type="float">
            <text:p>1,8906995885</text:p>
          </table:table-cell>
          <table:table-cell table:formula="of:=+LOG([.A1215];2)" office:value-type="float" office:value="12.5686686933805" calcext:value-type="float">
            <text:p>12,5686686934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7316" calcext:value-type="float">
            <text:p>7316</text:p>
          </table:table-cell>
          <table:table-cell table:formula="of:=+[.B1216]/[.A1216]" office:value-type="float" office:value="1.20249835634451" calcext:value-type="float">
            <text:p>1,2024983563</text:p>
          </table:table-cell>
          <table:table-cell table:formula="of:=+LOG([.A1216];2)" office:value-type="float" office:value="12.5708044377245" calcext:value-type="float">
            <text:p>12,5708044377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6181" calcext:value-type="float">
            <text:p>6181</text:p>
          </table:table-cell>
          <table:table-cell table:formula="of:=+[.B1217]/[.A1217]" office:value-type="float" office:value="1.01577649958915" calcext:value-type="float">
            <text:p>1,0157764996</text:p>
          </table:table-cell>
          <table:table-cell table:formula="of:=+LOG([.A1217];2)" office:value-type="float" office:value="12.5710415476011" calcext:value-type="float">
            <text:p>12,5710415476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8251" calcext:value-type="float">
            <text:p>8251</text:p>
          </table:table-cell>
          <table:table-cell table:formula="of:=+[.B1218]/[.A1218]" office:value-type="float" office:value="1.35462157281235" calcext:value-type="float">
            <text:p>1,3546215728</text:p>
          </table:table-cell>
          <table:table-cell table:formula="of:=+LOG([.A1218];2)" office:value-type="float" office:value="12.5724633890837" calcext:value-type="float">
            <text:p>12,5724633891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5431" calcext:value-type="float">
            <text:p>5431</text:p>
          </table:table-cell>
          <table:table-cell table:formula="of:=+[.B1219]/[.A1219]" office:value-type="float" office:value="0.891204463406629" calcext:value-type="float">
            <text:p>0,8912044634</text:p>
          </table:table-cell>
          <table:table-cell table:formula="of:=+LOG([.A1219];2)" office:value-type="float" office:value="12.5731737846865" calcext:value-type="float">
            <text:p>12,5731737847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8579" calcext:value-type="float">
            <text:p>8579</text:p>
          </table:table-cell>
          <table:table-cell table:formula="of:=+[.B1220]/[.A1220]" office:value-type="float" office:value="1.40593248115372" calcext:value-type="float">
            <text:p>1,4059324812</text:p>
          </table:table-cell>
          <table:table-cell table:formula="of:=+LOG([.A1220];2)" office:value-type="float" office:value="12.5750664645787" calcext:value-type="float">
            <text:p>12,5750664646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10954" calcext:value-type="float">
            <text:p>10954</text:p>
          </table:table-cell>
          <table:table-cell table:formula="of:=+[.B1221]/[.A1221]" office:value-type="float" office:value="1.79338572364113" calcext:value-type="float">
            <text:p>1,7933857236</text:p>
          </table:table-cell>
          <table:table-cell table:formula="of:=+LOG([.A1221];2)" office:value-type="float" office:value="12.5764843467969" calcext:value-type="float">
            <text:p>12,5764843468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6327" calcext:value-type="float">
            <text:p>6327</text:p>
          </table:table-cell>
          <table:table-cell table:formula="of:=+[.B1222]/[.A1222]" office:value-type="float" office:value="1.03551554828151" calcext:value-type="float">
            <text:p>1,0355155483</text:p>
          </table:table-cell>
          <table:table-cell table:formula="of:=+LOG([.A1222];2)" office:value-type="float" office:value="12.5769566647061" calcext:value-type="float">
            <text:p>12,5769566647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9908" calcext:value-type="float">
            <text:p>9908</text:p>
          </table:table-cell>
          <table:table-cell table:formula="of:=+[.B1223]/[.A1223]" office:value-type="float" office:value="1.61974824260258" calcext:value-type="float">
            <text:p>1,6197482426</text:p>
          </table:table-cell>
          <table:table-cell table:formula="of:=+LOG([.A1223];2)" office:value-type="float" office:value="12.5786085607378" calcext:value-type="float">
            <text:p>12,5786085607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10960" calcext:value-type="float">
            <text:p>10960</text:p>
          </table:table-cell>
          <table:table-cell table:formula="of:=+[.B1224]/[.A1224]" office:value-type="float" office:value="1.78997223583211" calcext:value-type="float">
            <text:p>1,7899722358</text:p>
          </table:table-cell>
          <table:table-cell table:formula="of:=+LOG([.A1224];2)" office:value-type="float" office:value="12.5800229677539" calcext:value-type="float">
            <text:p>12,5800229678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9419" calcext:value-type="float">
            <text:p>9419</text:p>
          </table:table-cell>
          <table:table-cell table:formula="of:=+[.B1225]/[.A1225]" office:value-type="float" office:value="1.53804702808622" calcext:value-type="float">
            <text:p>1,5380470281</text:p>
          </table:table-cell>
          <table:table-cell table:formula="of:=+LOG([.A1225];2)" office:value-type="float" office:value="12.5802585674998" calcext:value-type="float">
            <text:p>12,5802585675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7336" calcext:value-type="float">
            <text:p>7336</text:p>
          </table:table-cell>
          <table:table-cell table:formula="of:=+[.B1226]/[.A1226]" office:value-type="float" office:value="1.19712793733681" calcext:value-type="float">
            <text:p>1,1971279373</text:p>
          </table:table-cell>
          <table:table-cell table:formula="of:=+LOG([.A1226];2)" office:value-type="float" office:value="12.581200581925" calcext:value-type="float">
            <text:p>12,5812005819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8280" calcext:value-type="float">
            <text:p>8280</text:p>
          </table:table-cell>
          <table:table-cell table:formula="of:=+[.B1227]/[.A1227]" office:value-type="float" office:value="1.35007337355291" calcext:value-type="float">
            <text:p>1,3500733736</text:p>
          </table:table-cell>
          <table:table-cell table:formula="of:=+LOG([.A1227];2)" office:value-type="float" office:value="12.5823772356407" calcext:value-type="float">
            <text:p>12,5823772356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5737" calcext:value-type="float">
            <text:p>5737</text:p>
          </table:table-cell>
          <table:table-cell table:formula="of:=+[.B1228]/[.A1228]" office:value-type="float" office:value="0.935278774046299" calcext:value-type="float">
            <text:p>0,935278774</text:p>
          </table:table-cell>
          <table:table-cell table:formula="of:=+LOG([.A1228];2)" office:value-type="float" office:value="12.582612451267" calcext:value-type="float">
            <text:p>12,5826124513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5886" calcext:value-type="float">
            <text:p>5886</text:p>
          </table:table-cell>
          <table:table-cell table:formula="of:=+[.B1229]/[.A1229]" office:value-type="float" office:value="0.959256844850065" calcext:value-type="float">
            <text:p>0,9592568449</text:p>
          </table:table-cell>
          <table:table-cell table:formula="of:=+LOG([.A1229];2)" office:value-type="float" office:value="12.5830827675029" calcext:value-type="float">
            <text:p>12,5830827675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9784" calcext:value-type="float">
            <text:p>9784</text:p>
          </table:table-cell>
          <table:table-cell table:formula="of:=+[.B1230]/[.A1230]" office:value-type="float" office:value="1.59037711313394" calcext:value-type="float">
            <text:p>1,5903771131</text:p>
          </table:table-cell>
          <table:table-cell table:formula="of:=+LOG([.A1230];2)" office:value-type="float" office:value="12.5868397879618" calcext:value-type="float">
            <text:p>12,586839788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5830" calcext:value-type="float">
            <text:p>5830</text:p>
          </table:table-cell>
          <table:table-cell table:formula="of:=+[.B1231]/[.A1231]" office:value-type="float" office:value="0.946582237376197" calcext:value-type="float">
            <text:p>0,9465822374</text:p>
          </table:table-cell>
          <table:table-cell table:formula="of:=+LOG([.A1231];2)" office:value-type="float" office:value="12.5884804128298" calcext:value-type="float">
            <text:p>12,5884804128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1942" calcext:value-type="float">
            <text:p>11942</text:p>
          </table:table-cell>
          <table:table-cell table:formula="of:=+[.B1232]/[.A1232]" office:value-type="float" office:value="1.93832170102256" calcext:value-type="float">
            <text:p>1,938321701</text:p>
          </table:table-cell>
          <table:table-cell table:formula="of:=+LOG([.A1232];2)" office:value-type="float" office:value="12.5889488203147" calcext:value-type="float">
            <text:p>12,5889488203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8517" calcext:value-type="float">
            <text:p>8517</text:p>
          </table:table-cell>
          <table:table-cell table:formula="of:=+[.B1233]/[.A1233]" office:value-type="float" office:value="1.3772639068564" calcext:value-type="float">
            <text:p>1,3772639069</text:p>
          </table:table-cell>
          <table:table-cell table:formula="of:=+LOG([.A1233];2)" office:value-type="float" office:value="12.5943246039249" calcext:value-type="float">
            <text:p>12,5943246039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6171" calcext:value-type="float">
            <text:p>6171</text:p>
          </table:table-cell>
          <table:table-cell table:formula="of:=+[.B1234]/[.A1234]" office:value-type="float" office:value="0.997413932438985" calcext:value-type="float">
            <text:p>0,9974139324</text:p>
          </table:table-cell>
          <table:table-cell table:formula="of:=+LOG([.A1234];2)" office:value-type="float" office:value="12.5950243186136" calcext:value-type="float">
            <text:p>12,5950243186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10561" calcext:value-type="float">
            <text:p>10561</text:p>
          </table:table-cell>
          <table:table-cell table:formula="of:=+[.B1235]/[.A1235]" office:value-type="float" office:value="1.70641460656003" calcext:value-type="float">
            <text:p>1,7064146066</text:p>
          </table:table-cell>
          <table:table-cell table:formula="of:=+LOG([.A1235];2)" office:value-type="float" office:value="12.5954906066076" calcext:value-type="float">
            <text:p>12,5954906066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11158" calcext:value-type="float">
            <text:p>11158</text:p>
          </table:table-cell>
          <table:table-cell table:formula="of:=+[.B1236]/[.A1236]" office:value-type="float" office:value="1.80142072973846" calcext:value-type="float">
            <text:p>1,8014207297</text:p>
          </table:table-cell>
          <table:table-cell table:formula="of:=+LOG([.A1236];2)" office:value-type="float" office:value="12.5966556676747" calcext:value-type="float">
            <text:p>12,5966556677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6710" calcext:value-type="float">
            <text:p>6710</text:p>
          </table:table-cell>
          <table:table-cell table:formula="of:=+[.B1237]/[.A1237]" office:value-type="float" office:value="1.08295674628793" calcext:value-type="float">
            <text:p>1,0829567463</text:p>
          </table:table-cell>
          <table:table-cell table:formula="of:=+LOG([.A1237];2)" office:value-type="float" office:value="12.5971214287896" calcext:value-type="float">
            <text:p>12,597121428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8572" calcext:value-type="float">
            <text:p>8572</text:p>
          </table:table-cell>
          <table:table-cell table:formula="of:=+[.B1238]/[.A1238]" office:value-type="float" office:value="1.38258064516129" calcext:value-type="float">
            <text:p>1,3825806452</text:p>
          </table:table-cell>
          <table:table-cell table:formula="of:=+LOG([.A1238];2)" office:value-type="float" office:value="12.5980525001616" calcext:value-type="float">
            <text:p>12,5980525002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11661" calcext:value-type="float">
            <text:p>11661</text:p>
          </table:table-cell>
          <table:table-cell table:formula="of:=+[.B1239]/[.A1239]" office:value-type="float" office:value="1.87868535524408" calcext:value-type="float">
            <text:p>1,8786853552</text:p>
          </table:table-cell>
          <table:table-cell table:formula="of:=+LOG([.A1239];2)" office:value-type="float" office:value="12.5996804305812" calcext:value-type="float">
            <text:p>12,5996804306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5568" calcext:value-type="float">
            <text:p>5568</text:p>
          </table:table-cell>
          <table:table-cell table:formula="of:=+[.B1240]/[.A1240]" office:value-type="float" office:value="0.897051715804737" calcext:value-type="float">
            <text:p>0,8970517158</text:p>
          </table:table-cell>
          <table:table-cell table:formula="of:=+LOG([.A1240];2)" office:value-type="float" office:value="12.5996804305812" calcext:value-type="float">
            <text:p>12,5996804306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0524" calcext:value-type="float">
            <text:p>10524</text:p>
          </table:table-cell>
          <table:table-cell table:formula="of:=+[.B1241]/[.A1241]" office:value-type="float" office:value="1.69468599033816" calcext:value-type="float">
            <text:p>1,6946859903</text:p>
          </table:table-cell>
          <table:table-cell table:formula="of:=+LOG([.A1241];2)" office:value-type="float" office:value="12.6003775531078" calcext:value-type="float">
            <text:p>12,6003775531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9631" calcext:value-type="float">
            <text:p>9631</text:p>
          </table:table-cell>
          <table:table-cell table:formula="of:=+[.B1242]/[.A1242]" office:value-type="float" office:value="1.55063596844308" calcext:value-type="float">
            <text:p>1,5506359684</text:p>
          </table:table-cell>
          <table:table-cell table:formula="of:=+LOG([.A1242];2)" office:value-type="float" office:value="12.6006098524467" calcext:value-type="float">
            <text:p>12,6006098524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8312" calcext:value-type="float">
            <text:p>8312</text:p>
          </table:table-cell>
          <table:table-cell table:formula="of:=+[.B1243]/[.A1243]" office:value-type="float" office:value="1.33784001287623" calcext:value-type="float">
            <text:p>1,3378400129</text:p>
          </table:table-cell>
          <table:table-cell table:formula="of:=+LOG([.A1243];2)" office:value-type="float" office:value="12.6010743389417" calcext:value-type="float">
            <text:p>12,6010743389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8944" calcext:value-type="float">
            <text:p>8944</text:p>
          </table:table-cell>
          <table:table-cell table:formula="of:=+[.B1244]/[.A1244]" office:value-type="float" office:value="1.43817333976524" calcext:value-type="float">
            <text:p>1,4381733398</text:p>
          </table:table-cell>
          <table:table-cell table:formula="of:=+LOG([.A1244];2)" office:value-type="float" office:value="12.6024669018306" calcext:value-type="float">
            <text:p>12,6024669018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10108" calcext:value-type="float">
            <text:p>10108</text:p>
          </table:table-cell>
          <table:table-cell table:formula="of:=+[.B1245]/[.A1245]" office:value-type="float" office:value="1.62403598971722" calcext:value-type="float">
            <text:p>1,6240359897</text:p>
          </table:table-cell>
          <table:table-cell table:formula="of:=+LOG([.A1245];2)" office:value-type="float" office:value="12.6036263449862" calcext:value-type="float">
            <text:p>12,603626345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10976" calcext:value-type="float">
            <text:p>10976</text:p>
          </table:table-cell>
          <table:table-cell table:formula="of:=+[.B1246]/[.A1246]" office:value-type="float" office:value="1.7612323491656" calcext:value-type="float">
            <text:p>1,7612323492</text:p>
          </table:table-cell>
          <table:table-cell table:formula="of:=+LOG([.A1246];2)" office:value-type="float" office:value="12.6054795180617" calcext:value-type="float">
            <text:p>12,6054795181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11852" calcext:value-type="float">
            <text:p>11852</text:p>
          </table:table-cell>
          <table:table-cell table:formula="of:=+[.B1247]/[.A1247]" office:value-type="float" office:value="1.89844625981099" calcext:value-type="float">
            <text:p>1,8984462598</text:p>
          </table:table-cell>
          <table:table-cell table:formula="of:=+LOG([.A1247];2)" office:value-type="float" office:value="12.6080237504565" calcext:value-type="float">
            <text:p>12,6080237505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5991" calcext:value-type="float">
            <text:p>5991</text:p>
          </table:table-cell>
          <table:table-cell table:formula="of:=+[.B1248]/[.A1248]" office:value-type="float" office:value="0.957334611697028" calcext:value-type="float">
            <text:p>0,9573346117</text:p>
          </table:table-cell>
          <table:table-cell table:formula="of:=+LOG([.A1248];2)" office:value-type="float" office:value="12.6114859432409" calcext:value-type="float">
            <text:p>12,6114859432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11105" calcext:value-type="float">
            <text:p>11105</text:p>
          </table:table-cell>
          <table:table-cell table:formula="of:=+[.B1249]/[.A1249]" office:value-type="float" office:value="1.77424508707461" calcext:value-type="float">
            <text:p>1,7742450871</text:p>
          </table:table-cell>
          <table:table-cell table:formula="of:=+LOG([.A1249];2)" office:value-type="float" office:value="12.6117164609439" calcext:value-type="float">
            <text:p>12,6117164609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7221" calcext:value-type="float">
            <text:p>7221</text:p>
          </table:table-cell>
          <table:table-cell table:formula="of:=+[.B1250]/[.A1250]" office:value-type="float" office:value="1.15369867390957" calcext:value-type="float">
            <text:p>1,1536986739</text:p>
          </table:table-cell>
          <table:table-cell table:formula="of:=+LOG([.A1250];2)" office:value-type="float" office:value="12.6117164609439" calcext:value-type="float">
            <text:p>12,6117164609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5759" calcext:value-type="float">
            <text:p>5759</text:p>
          </table:table-cell>
          <table:table-cell table:formula="of:=+[.B1251]/[.A1251]" office:value-type="float" office:value="0.919380587484036" calcext:value-type="float">
            <text:p>0,9193805875</text:p>
          </table:table-cell>
          <table:table-cell table:formula="of:=+LOG([.A1251];2)" office:value-type="float" office:value="12.612868497291" calcext:value-type="float">
            <text:p>12,6128684973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9940" calcext:value-type="float">
            <text:p>9940</text:p>
          </table:table-cell>
          <table:table-cell table:formula="of:=+[.B1252]/[.A1252]" office:value-type="float" office:value="1.58456878686434" calcext:value-type="float">
            <text:p>1,5845687869</text:p>
          </table:table-cell>
          <table:table-cell table:formula="of:=+LOG([.A1252];2)" office:value-type="float" office:value="12.6149398473107" calcext:value-type="float">
            <text:p>12,6149398473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11045" calcext:value-type="float">
            <text:p>11045</text:p>
          </table:table-cell>
          <table:table-cell table:formula="of:=+[.B1253]/[.A1253]" office:value-type="float" office:value="1.75987890376036" calcext:value-type="float">
            <text:p>1,7598789038</text:p>
          </table:table-cell>
          <table:table-cell table:formula="of:=+LOG([.A1253];2)" office:value-type="float" office:value="12.6156296369681" calcext:value-type="float">
            <text:p>12,615629637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2072" calcext:value-type="float">
            <text:p>12072</text:p>
          </table:table-cell>
          <table:table-cell table:formula="of:=+[.B1254]/[.A1254]" office:value-type="float" office:value="1.92137513926468" calcext:value-type="float">
            <text:p>1,9213751393</text:p>
          </table:table-cell>
          <table:table-cell table:formula="of:=+LOG([.A1254];2)" office:value-type="float" office:value="12.6172378647461" calcext:value-type="float">
            <text:p>12,6172378647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11414" calcext:value-type="float">
            <text:p>11414</text:p>
          </table:table-cell>
          <table:table-cell table:formula="of:=+[.B1255]/[.A1255]" office:value-type="float" office:value="1.81404958677686" calcext:value-type="float">
            <text:p>1,8140495868</text:p>
          </table:table-cell>
          <table:table-cell table:formula="of:=+LOG([.A1255];2)" office:value-type="float" office:value="12.6193029554157" calcext:value-type="float">
            <text:p>12,6193029554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12088" calcext:value-type="float">
            <text:p>12088</text:p>
          </table:table-cell>
          <table:table-cell table:formula="of:=+[.B1256]/[.A1256]" office:value-type="float" office:value="1.91842564672274" calcext:value-type="float">
            <text:p>1,9184256467</text:p>
          </table:table-cell>
          <table:table-cell table:formula="of:=+LOG([.A1256];2)" office:value-type="float" office:value="12.6213650943149" calcext:value-type="float">
            <text:p>12,6213650943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6926" calcext:value-type="float">
            <text:p>6926</text:p>
          </table:table-cell>
          <table:table-cell table:formula="of:=+[.B1257]/[.A1257]" office:value-type="float" office:value="1.09901618533799" calcext:value-type="float">
            <text:p>1,0990161853</text:p>
          </table:table-cell>
          <table:table-cell table:formula="of:=+LOG([.A1257];2)" office:value-type="float" office:value="12.6215940390175" calcext:value-type="float">
            <text:p>12,621594039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9644" calcext:value-type="float">
            <text:p>9644</text:p>
          </table:table-cell>
          <table:table-cell table:formula="of:=+[.B1258]/[.A1258]" office:value-type="float" office:value="1.53006504838966" calcext:value-type="float">
            <text:p>1,5300650484</text:p>
          </table:table-cell>
          <table:table-cell table:formula="of:=+LOG([.A1258];2)" office:value-type="float" office:value="12.6218229473942" calcext:value-type="float">
            <text:p>12,6218229474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8040" calcext:value-type="float">
            <text:p>8040</text:p>
          </table:table-cell>
          <table:table-cell table:formula="of:=+[.B1259]/[.A1259]" office:value-type="float" office:value="1.27336078555591" calcext:value-type="float">
            <text:p>1,2733607856</text:p>
          </table:table-cell>
          <table:table-cell table:formula="of:=+LOG([.A1259];2)" office:value-type="float" office:value="12.624338545313" calcext:value-type="float">
            <text:p>12,6243385453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1105" calcext:value-type="float">
            <text:p>11105</text:p>
          </table:table-cell>
          <table:table-cell table:formula="of:=+[.B1260]/[.A1260]" office:value-type="float" office:value="1.75712025316456" calcext:value-type="float">
            <text:p>1,7571202532</text:p>
          </table:table-cell>
          <table:table-cell table:formula="of:=+LOG([.A1260];2)" office:value-type="float" office:value="12.6257088430645" calcext:value-type="float">
            <text:p>12,6257088431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9306" calcext:value-type="float">
            <text:p>9306</text:p>
          </table:table-cell>
          <table:table-cell table:formula="of:=+[.B1261]/[.A1261]" office:value-type="float" office:value="1.47060682680152" calcext:value-type="float">
            <text:p>1,4706068268</text:p>
          </table:table-cell>
          <table:table-cell table:formula="of:=+LOG([.A1261];2)" office:value-type="float" office:value="12.6275338844728" calcext:value-type="float">
            <text:p>12,6275338845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670" calcext:value-type="float">
            <text:p>5670</text:p>
          </table:table-cell>
          <table:table-cell table:formula="of:=+[.B1262]/[.A1262]" office:value-type="float" office:value="0.895734597156398" calcext:value-type="float">
            <text:p>0,8957345972</text:p>
          </table:table-cell>
          <table:table-cell table:formula="of:=+LOG([.A1262];2)" office:value-type="float" office:value="12.6279897843157" calcext:value-type="float">
            <text:p>12,6279897843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8820" calcext:value-type="float">
            <text:p>8820</text:p>
          </table:table-cell>
          <table:table-cell table:formula="of:=+[.B1263]/[.A1263]" office:value-type="float" office:value="1.39270487920417" calcext:value-type="float">
            <text:p>1,3927048792</text:p>
          </table:table-cell>
          <table:table-cell table:formula="of:=+LOG([.A1263];2)" office:value-type="float" office:value="12.6286733640683" calcext:value-type="float">
            <text:p>12,6286733641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11404" calcext:value-type="float">
            <text:p>11404</text:p>
          </table:table-cell>
          <table:table-cell table:formula="of:=+[.B1264]/[.A1264]" office:value-type="float" office:value="1.80072635401863" calcext:value-type="float">
            <text:p>1,800726354</text:p>
          </table:table-cell>
          <table:table-cell table:formula="of:=+LOG([.A1264];2)" office:value-type="float" office:value="12.6286733640683" calcext:value-type="float">
            <text:p>12,6286733641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11781" calcext:value-type="float">
            <text:p>11781</text:p>
          </table:table-cell>
          <table:table-cell table:formula="of:=+[.B1265]/[.A1265]" office:value-type="float" office:value="1.85908158434591" calcext:value-type="float">
            <text:p>1,8590815843</text:p>
          </table:table-cell>
          <table:table-cell table:formula="of:=+LOG([.A1265];2)" office:value-type="float" office:value="12.6295843001939" calcext:value-type="float">
            <text:p>12,6295843002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7347" calcext:value-type="float">
            <text:p>7347</text:p>
          </table:table-cell>
          <table:table-cell table:formula="of:=+[.B1266]/[.A1266]" office:value-type="float" office:value="1.15719010867853" calcext:value-type="float">
            <text:p>1,1571901087</text:p>
          </table:table-cell>
          <table:table-cell table:formula="of:=+LOG([.A1266];2)" office:value-type="float" office:value="12.6323136625861" calcext:value-type="float">
            <text:p>12,6323136626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9774" calcext:value-type="float">
            <text:p>9774</text:p>
          </table:table-cell>
          <table:table-cell table:formula="of:=+[.B1267]/[.A1267]" office:value-type="float" office:value="1.5392125984252" calcext:value-type="float">
            <text:p>1,5392125984</text:p>
          </table:table-cell>
          <table:table-cell table:formula="of:=+LOG([.A1267];2)" office:value-type="float" office:value="12.6325408765469" calcext:value-type="float">
            <text:p>12,6325408765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10604" calcext:value-type="float">
            <text:p>10604</text:p>
          </table:table-cell>
          <table:table-cell table:formula="of:=+[.B1268]/[.A1268]" office:value-type="float" office:value="1.66677145551713" calcext:value-type="float">
            <text:p>1,6667714555</text:p>
          </table:table-cell>
          <table:table-cell table:formula="of:=+LOG([.A1268];2)" office:value-type="float" office:value="12.6352646565395" calcext:value-type="float">
            <text:p>12,6352646565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7423" calcext:value-type="float">
            <text:p>7423</text:p>
          </table:table-cell>
          <table:table-cell table:formula="of:=+[.B1269]/[.A1269]" office:value-type="float" office:value="1.16658808738017" calcext:value-type="float">
            <text:p>1,1665880874</text:p>
          </table:table-cell>
          <table:table-cell table:formula="of:=+LOG([.A1269];2)" office:value-type="float" office:value="12.6354914062517" calcext:value-type="float">
            <text:p>12,6354914063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11806" calcext:value-type="float">
            <text:p>11806</text:p>
          </table:table-cell>
          <table:table-cell table:formula="of:=+[.B1270]/[.A1270]" office:value-type="float" office:value="1.8548311076198" calcext:value-type="float">
            <text:p>1,8548311076</text:p>
          </table:table-cell>
          <table:table-cell table:formula="of:=+LOG([.A1270];2)" office:value-type="float" office:value="12.6359447987887" calcext:value-type="float">
            <text:p>12,6359447988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6874" calcext:value-type="float">
            <text:p>6874</text:p>
          </table:table-cell>
          <table:table-cell table:formula="of:=+[.B1271]/[.A1271]" office:value-type="float" office:value="1.07709182074585" calcext:value-type="float">
            <text:p>1,0770918207</text:p>
          </table:table-cell>
          <table:table-cell table:formula="of:=+LOG([.A1271];2)" office:value-type="float" office:value="12.6397928932793" calcext:value-type="float">
            <text:p>12,6397928933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10140" calcext:value-type="float">
            <text:p>10140</text:p>
          </table:table-cell>
          <table:table-cell table:formula="of:=+[.B1272]/[.A1272]" office:value-type="float" office:value="1.5858617453863" calcext:value-type="float">
            <text:p>1,5858617454</text:p>
          </table:table-cell>
          <table:table-cell table:formula="of:=+LOG([.A1272];2)" office:value-type="float" office:value="12.6425030287805" calcext:value-type="float">
            <text:p>12,6425030288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10718" calcext:value-type="float">
            <text:p>10718</text:p>
          </table:table-cell>
          <table:table-cell table:formula="of:=+[.B1273]/[.A1273]" office:value-type="float" office:value="1.67573483427142" calcext:value-type="float">
            <text:p>1,6757348343</text:p>
          </table:table-cell>
          <table:table-cell table:formula="of:=+LOG([.A1273];2)" office:value-type="float" office:value="12.6429542234803" calcext:value-type="float">
            <text:p>12,6429542235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6194" calcext:value-type="float">
            <text:p>6194</text:p>
          </table:table-cell>
          <table:table-cell table:formula="of:=+[.B1274]/[.A1274]" office:value-type="float" office:value="0.967056986729118" calcext:value-type="float">
            <text:p>0,9670569867</text:p>
          </table:table-cell>
          <table:table-cell table:formula="of:=+LOG([.A1274];2)" office:value-type="float" office:value="12.644982855229" calcext:value-type="float">
            <text:p>12,6449828552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12329" calcext:value-type="float">
            <text:p>12329</text:p>
          </table:table-cell>
          <table:table-cell table:formula="of:=+[.B1275]/[.A1275]" office:value-type="float" office:value="1.9246019356853" calcext:value-type="float">
            <text:p>1,9246019357</text:p>
          </table:table-cell>
          <table:table-cell table:formula="of:=+LOG([.A1275];2)" office:value-type="float" office:value="12.6452080827747" calcext:value-type="float">
            <text:p>12,6452080828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10766" calcext:value-type="float">
            <text:p>10766</text:p>
          </table:table-cell>
          <table:table-cell table:formula="of:=+[.B1276]/[.A1276]" office:value-type="float" office:value="1.68008739076155" calcext:value-type="float">
            <text:p>1,6800873908</text:p>
          </table:table-cell>
          <table:table-cell table:formula="of:=+LOG([.A1276];2)" office:value-type="float" office:value="12.6456584324087" calcext:value-type="float">
            <text:p>12,6456584324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11631" calcext:value-type="float">
            <text:p>11631</text:p>
          </table:table-cell>
          <table:table-cell table:formula="of:=+[.B1277]/[.A1277]" office:value-type="float" office:value="1.81394260761073" calcext:value-type="float">
            <text:p>1,8139426076</text:p>
          </table:table-cell>
          <table:table-cell table:formula="of:=+LOG([.A1277];2)" office:value-type="float" office:value="12.6465587101545" calcext:value-type="float">
            <text:p>12,6465587102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6817" calcext:value-type="float">
            <text:p>6817</text:p>
          </table:table-cell>
          <table:table-cell table:formula="of:=+[.B1278]/[.A1278]" office:value-type="float" office:value="1.06200342732513" calcext:value-type="float">
            <text:p>1,0620034273</text:p>
          </table:table-cell>
          <table:table-cell table:formula="of:=+LOG([.A1278];2)" office:value-type="float" office:value="12.6481328456527" calcext:value-type="float">
            <text:p>12,6481328457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11230" calcext:value-type="float">
            <text:p>11230</text:p>
          </table:table-cell>
          <table:table-cell table:formula="of:=+[.B1279]/[.A1279]" office:value-type="float" office:value="1.74813200498132" calcext:value-type="float">
            <text:p>1,748132005</text:p>
          </table:table-cell>
          <table:table-cell table:formula="of:=+LOG([.A1279];2)" office:value-type="float" office:value="12.6492561775173" calcext:value-type="float">
            <text:p>12,6492561775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7210" calcext:value-type="float">
            <text:p>7210</text:p>
          </table:table-cell>
          <table:table-cell table:formula="of:=+[.B1280]/[.A1280]" office:value-type="float" office:value="1.12182978061304" calcext:value-type="float">
            <text:p>1,1218297806</text:p>
          </table:table-cell>
          <table:table-cell table:formula="of:=+LOG([.A1280];2)" office:value-type="float" office:value="12.6499297570366" calcext:value-type="float">
            <text:p>12,649929757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7437" calcext:value-type="float">
            <text:p>7437</text:p>
          </table:table-cell>
          <table:table-cell table:formula="of:=+[.B1281]/[.A1281]" office:value-type="float" office:value="1.15678954736351" calcext:value-type="float">
            <text:p>1,1567895474</text:p>
          </table:table-cell>
          <table:table-cell table:formula="of:=+LOG([.A1281];2)" office:value-type="float" office:value="12.6503786353977" calcext:value-type="float">
            <text:p>12,6503786354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6852" calcext:value-type="float">
            <text:p>6852</text:p>
          </table:table-cell>
          <table:table-cell table:formula="of:=+[.B1282]/[.A1282]" office:value-type="float" office:value="1.06513290844085" calcext:value-type="float">
            <text:p>1,0651329084</text:p>
          </table:table-cell>
          <table:table-cell table:formula="of:=+LOG([.A1282];2)" office:value-type="float" office:value="12.6512759733466" calcext:value-type="float">
            <text:p>12,6512759733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8617" calcext:value-type="float">
            <text:p>8617</text:p>
          </table:table-cell>
          <table:table-cell table:formula="of:=+[.B1283]/[.A1283]" office:value-type="float" office:value="1.33929126515387" calcext:value-type="float">
            <text:p>1,3392912652</text:p>
          </table:table-cell>
          <table:table-cell table:formula="of:=+LOG([.A1283];2)" office:value-type="float" office:value="12.6515002206527" calcext:value-type="float">
            <text:p>12,6515002207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8944" calcext:value-type="float">
            <text:p>8944</text:p>
          </table:table-cell>
          <table:table-cell table:formula="of:=+[.B1284]/[.A1284]" office:value-type="float" office:value="1.38688168708327" calcext:value-type="float">
            <text:p>1,3868816871</text:p>
          </table:table-cell>
          <table:table-cell table:formula="of:=+LOG([.A1284];2)" office:value-type="float" office:value="12.6548597542074" calcext:value-type="float">
            <text:p>12,6548597542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9337" calcext:value-type="float">
            <text:p>9337</text:p>
          </table:table-cell>
          <table:table-cell table:formula="of:=+[.B1285]/[.A1285]" office:value-type="float" office:value="1.44647560030984" calcext:value-type="float">
            <text:p>1,4464756003</text:p>
          </table:table-cell>
          <table:table-cell table:formula="of:=+LOG([.A1285];2)" office:value-type="float" office:value="12.6562013801946" calcext:value-type="float">
            <text:p>12,6562013802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8174" calcext:value-type="float">
            <text:p>8174</text:p>
          </table:table-cell>
          <table:table-cell table:formula="of:=+[.B1286]/[.A1286]" office:value-type="float" office:value="1.26610904584882" calcext:value-type="float">
            <text:p>1,2661090458</text:p>
          </table:table-cell>
          <table:table-cell table:formula="of:=+LOG([.A1286];2)" office:value-type="float" office:value="12.6564248632778" calcext:value-type="float">
            <text:p>12,6564248633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11891" calcext:value-type="float">
            <text:p>11891</text:p>
          </table:table-cell>
          <table:table-cell table:formula="of:=+[.B1287]/[.A1287]" office:value-type="float" office:value="1.83985765124555" calcext:value-type="float">
            <text:p>1,8398576512</text:p>
          </table:table-cell>
          <table:table-cell table:formula="of:=+LOG([.A1287];2)" office:value-type="float" office:value="12.6579882762779" calcext:value-type="float">
            <text:p>12,6579882763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10411" calcext:value-type="float">
            <text:p>10411</text:p>
          </table:table-cell>
          <table:table-cell table:formula="of:=+[.B1288]/[.A1288]" office:value-type="float" office:value="1.61086182887204" calcext:value-type="float">
            <text:p>1,6108618289</text:p>
          </table:table-cell>
          <table:table-cell table:formula="of:=+LOG([.A1288];2)" office:value-type="float" office:value="12.6579882762779" calcext:value-type="float">
            <text:p>12,6579882763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11018" calcext:value-type="float">
            <text:p>11018</text:p>
          </table:table-cell>
          <table:table-cell table:formula="of:=+[.B1289]/[.A1289]" office:value-type="float" office:value="1.70399010207238" calcext:value-type="float">
            <text:p>1,7039901021</text:p>
          </table:table-cell>
          <table:table-cell table:formula="of:=+LOG([.A1289];2)" office:value-type="float" office:value="12.6586577921261" calcext:value-type="float">
            <text:p>12,6586577921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9737" calcext:value-type="float">
            <text:p>9737</text:p>
          </table:table-cell>
          <table:table-cell table:formula="of:=+[.B1290]/[.A1290]" office:value-type="float" office:value="1.50448084054388" calcext:value-type="float">
            <text:p>1,5044808405</text:p>
          </table:table-cell>
          <table:table-cell table:formula="of:=+LOG([.A1290];2)" office:value-type="float" office:value="12.65999589243" calcext:value-type="float">
            <text:p>12,6599958924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10848" calcext:value-type="float">
            <text:p>10848</text:p>
          </table:table-cell>
          <table:table-cell table:formula="of:=+[.B1291]/[.A1291]" office:value-type="float" office:value="1.67562557924004" calcext:value-type="float">
            <text:p>1,6756255792</text:p>
          </table:table-cell>
          <table:table-cell table:formula="of:=+LOG([.A1291];2)" office:value-type="float" office:value="12.6604416502092" calcext:value-type="float">
            <text:p>12,6604416502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11479" calcext:value-type="float">
            <text:p>11479</text:p>
          </table:table-cell>
          <table:table-cell table:formula="of:=+[.B1292]/[.A1292]" office:value-type="float" office:value="1.76899368161504" calcext:value-type="float">
            <text:p>1,7689936816</text:p>
          </table:table-cell>
          <table:table-cell table:formula="of:=+LOG([.A1292];2)" office:value-type="float" office:value="12.6637804506831" calcext:value-type="float">
            <text:p>12,6637804507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8086" calcext:value-type="float">
            <text:p>8086</text:p>
          </table:table-cell>
          <table:table-cell table:formula="of:=+[.B1293]/[.A1293]" office:value-type="float" office:value="1.24572484979202" calcext:value-type="float">
            <text:p>1,2457248498</text:p>
          </table:table-cell>
          <table:table-cell table:formula="of:=+LOG([.A1293];2)" office:value-type="float" office:value="12.6642250408379" calcext:value-type="float">
            <text:p>12,6642250408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8066" calcext:value-type="float">
            <text:p>8066</text:p>
          </table:table-cell>
          <table:table-cell table:formula="of:=+[.B1294]/[.A1294]" office:value-type="float" office:value="1.24206960271019" calcext:value-type="float">
            <text:p>1,2420696027</text:p>
          </table:table-cell>
          <table:table-cell table:formula="of:=+LOG([.A1294];2)" office:value-type="float" office:value="12.6648916692861" calcext:value-type="float">
            <text:p>12,6648916693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11405" calcext:value-type="float">
            <text:p>11405</text:p>
          </table:table-cell>
          <table:table-cell table:formula="of:=+[.B1295]/[.A1295]" office:value-type="float" office:value="1.75623652602402" calcext:value-type="float">
            <text:p>1,756236526</text:p>
          </table:table-cell>
          <table:table-cell table:formula="of:=+LOG([.A1295];2)" office:value-type="float" office:value="12.6648916692861" calcext:value-type="float">
            <text:p>12,6648916693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11879" calcext:value-type="float">
            <text:p>11879</text:p>
          </table:table-cell>
          <table:table-cell table:formula="of:=+[.B1296]/[.A1296]" office:value-type="float" office:value="1.82361068467915" calcext:value-type="float">
            <text:p>1,8236106847</text:p>
          </table:table-cell>
          <table:table-cell table:formula="of:=+LOG([.A1296];2)" office:value-type="float" office:value="12.6693280043959" calcext:value-type="float">
            <text:p>12,6693280044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9911" calcext:value-type="float">
            <text:p>9911</text:p>
          </table:table-cell>
          <table:table-cell table:formula="of:=+[.B1297]/[.A1297]" office:value-type="float" office:value="1.52125863392172" calcext:value-type="float">
            <text:p>1,5212586339</text:p>
          </table:table-cell>
          <table:table-cell table:formula="of:=+LOG([.A1297];2)" office:value-type="float" office:value="12.6695494634555" calcext:value-type="float">
            <text:p>12,6695494635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9608" calcext:value-type="float">
            <text:p>9608</text:p>
          </table:table-cell>
          <table:table-cell table:formula="of:=+[.B1298]/[.A1298]" office:value-type="float" office:value="1.47384568185305" calcext:value-type="float">
            <text:p>1,4738456819</text:p>
          </table:table-cell>
          <table:table-cell table:formula="of:=+LOG([.A1298];2)" office:value-type="float" office:value="12.6704349599024" calcext:value-type="float">
            <text:p>12,6704349599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6855" calcext:value-type="float">
            <text:p>6855</text:p>
          </table:table-cell>
          <table:table-cell table:formula="of:=+[.B1299]/[.A1299]" office:value-type="float" office:value="1.0504137296966" calcext:value-type="float">
            <text:p>1,0504137297</text:p>
          </table:table-cell>
          <table:table-cell table:formula="of:=+LOG([.A1299];2)" office:value-type="float" office:value="12.6719832720919" calcext:value-type="float">
            <text:p>12,6719832721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11288" calcext:value-type="float">
            <text:p>11288</text:p>
          </table:table-cell>
          <table:table-cell table:formula="of:=+[.B1300]/[.A1300]" office:value-type="float" office:value="1.72969659822249" calcext:value-type="float">
            <text:p>1,7296965982</text:p>
          </table:table-cell>
          <table:table-cell table:formula="of:=+LOG([.A1300];2)" office:value-type="float" office:value="12.6719832720919" calcext:value-type="float">
            <text:p>12,6719832721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6714" calcext:value-type="float">
            <text:p>6714</text:p>
          </table:table-cell>
          <table:table-cell table:formula="of:=+[.B1301]/[.A1301]" office:value-type="float" office:value="1.02817764165391" calcext:value-type="float">
            <text:p>1,0281776417</text:p>
          </table:table-cell>
          <table:table-cell table:formula="of:=+LOG([.A1301];2)" office:value-type="float" office:value="12.6728672764338" calcext:value-type="float">
            <text:p>12,6728672764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11517" calcext:value-type="float">
            <text:p>11517</text:p>
          </table:table-cell>
          <table:table-cell table:formula="of:=+[.B1302]/[.A1302]" office:value-type="float" office:value="1.76343592099219" calcext:value-type="float">
            <text:p>1,763435921</text:p>
          </table:table-cell>
          <table:table-cell table:formula="of:=+LOG([.A1302];2)" office:value-type="float" office:value="12.6730881929094" calcext:value-type="float">
            <text:p>12,6730881929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12373" calcext:value-type="float">
            <text:p>12373</text:p>
          </table:table-cell>
          <table:table-cell table:formula="of:=+[.B1303]/[.A1303]" office:value-type="float" office:value="1.89450313887613" calcext:value-type="float">
            <text:p>1,8945031389</text:p>
          </table:table-cell>
          <table:table-cell table:formula="of:=+LOG([.A1303];2)" office:value-type="float" office:value="12.6730881929094" calcext:value-type="float">
            <text:p>12,6730881929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9857" calcext:value-type="float">
            <text:p>9857</text:p>
          </table:table-cell>
          <table:table-cell table:formula="of:=+[.B1304]/[.A1304]" office:value-type="float" office:value="1.50580507179957" calcext:value-type="float">
            <text:p>1,5058050718</text:p>
          </table:table-cell>
          <table:table-cell table:formula="of:=+LOG([.A1304];2)" office:value-type="float" office:value="12.6763978870448" calcext:value-type="float">
            <text:p>12,676397887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10838" calcext:value-type="float">
            <text:p>10838</text:p>
          </table:table-cell>
          <table:table-cell table:formula="of:=+[.B1305]/[.A1305]" office:value-type="float" office:value="1.65314215985357" calcext:value-type="float">
            <text:p>1,6531421599</text:p>
          </table:table-cell>
          <table:table-cell table:formula="of:=+LOG([.A1305];2)" office:value-type="float" office:value="12.6786001390995" calcext:value-type="float">
            <text:p>12,6786001391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6779" calcext:value-type="float">
            <text:p>6779</text:p>
          </table:table-cell>
          <table:table-cell table:formula="of:=+[.B1306]/[.A1306]" office:value-type="float" office:value="1.03338414634146" calcext:value-type="float">
            <text:p>1,0333841463</text:p>
          </table:table-cell>
          <table:table-cell table:formula="of:=+LOG([.A1306];2)" office:value-type="float" office:value="12.6794800995054" calcext:value-type="float">
            <text:p>12,6794800995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7807" calcext:value-type="float">
            <text:p>7807</text:p>
          </table:table-cell>
          <table:table-cell table:formula="of:=+[.B1307]/[.A1307]" office:value-type="float" office:value="1.18972874123743" calcext:value-type="float">
            <text:p>1,1897287412</text:p>
          </table:table-cell>
          <table:table-cell table:formula="of:=+LOG([.A1307];2)" office:value-type="float" office:value="12.6799198785184" calcext:value-type="float">
            <text:p>12,6799198785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10034" calcext:value-type="float">
            <text:p>10034</text:p>
          </table:table-cell>
          <table:table-cell table:formula="of:=+[.B1308]/[.A1308]" office:value-type="float" office:value="1.52840822543793" calcext:value-type="float">
            <text:p>1,5284082254</text:p>
          </table:table-cell>
          <table:table-cell table:formula="of:=+LOG([.A1308];2)" office:value-type="float" office:value="12.6805792957803" calcext:value-type="float">
            <text:p>12,6805792958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7759" calcext:value-type="float">
            <text:p>7759</text:p>
          </table:table-cell>
          <table:table-cell table:formula="of:=+[.B1309]/[.A1309]" office:value-type="float" office:value="1.18169357295157" calcext:value-type="float">
            <text:p>1,181693573</text:p>
          </table:table-cell>
          <table:table-cell table:formula="of:=+LOG([.A1309];2)" office:value-type="float" office:value="12.680799034573" calcext:value-type="float">
            <text:p>12,6807990346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5812" calcext:value-type="float">
            <text:p>5812</text:p>
          </table:table-cell>
          <table:table-cell table:formula="of:=+[.B1310]/[.A1310]" office:value-type="float" office:value="0.88489646772229" calcext:value-type="float">
            <text:p>0,8848964677</text:p>
          </table:table-cell>
          <table:table-cell table:formula="of:=+LOG([.A1310];2)" office:value-type="float" office:value="12.6812384117778" calcext:value-type="float">
            <text:p>12,6812384118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7884" calcext:value-type="float">
            <text:p>7884</text:p>
          </table:table-cell>
          <table:table-cell table:formula="of:=+[.B1311]/[.A1311]" office:value-type="float" office:value="1.19963481436397" calcext:value-type="float">
            <text:p>1,1996348144</text:p>
          </table:table-cell>
          <table:table-cell table:formula="of:=+LOG([.A1311];2)" office:value-type="float" office:value="12.6821167649501" calcext:value-type="float">
            <text:p>12,682116765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6355" calcext:value-type="float">
            <text:p>6355</text:p>
          </table:table-cell>
          <table:table-cell table:formula="of:=+[.B1312]/[.A1312]" office:value-type="float" office:value="0.966834017952229" calcext:value-type="float">
            <text:p>0,966834018</text:p>
          </table:table-cell>
          <table:table-cell table:formula="of:=+LOG([.A1312];2)" office:value-type="float" office:value="12.6823362697114" calcext:value-type="float">
            <text:p>12,6823362697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8746" calcext:value-type="float">
            <text:p>8746</text:p>
          </table:table-cell>
          <table:table-cell table:formula="of:=+[.B1313]/[.A1313]" office:value-type="float" office:value="1.32958346001824" calcext:value-type="float">
            <text:p>1,32958346</text:p>
          </table:table-cell>
          <table:table-cell table:formula="of:=+LOG([.A1313];2)" office:value-type="float" office:value="12.6834332928354" calcext:value-type="float">
            <text:p>12,6834332928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11094" calcext:value-type="float">
            <text:p>11094</text:p>
          </table:table-cell>
          <table:table-cell table:formula="of:=+[.B1314]/[.A1314]" office:value-type="float" office:value="1.68576204224282" calcext:value-type="float">
            <text:p>1,6857620422</text:p>
          </table:table-cell>
          <table:table-cell table:formula="of:=+LOG([.A1314];2)" office:value-type="float" office:value="12.6840911065291" calcext:value-type="float">
            <text:p>12,6840911065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8246" calcext:value-type="float">
            <text:p>8246</text:p>
          </table:table-cell>
          <table:table-cell table:formula="of:=+[.B1315]/[.A1315]" office:value-type="float" office:value="1.25281069583713" calcext:value-type="float">
            <text:p>1,2528106958</text:p>
          </table:table-cell>
          <table:table-cell table:formula="of:=+LOG([.A1315];2)" office:value-type="float" office:value="12.6843103111243" calcext:value-type="float">
            <text:p>12,6843103111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10983" calcext:value-type="float">
            <text:p>10983</text:p>
          </table:table-cell>
          <table:table-cell table:formula="of:=+[.B1316]/[.A1316]" office:value-type="float" office:value="1.66838827282394" calcext:value-type="float">
            <text:p>1,6683882728</text:p>
          </table:table-cell>
          <table:table-cell table:formula="of:=+LOG([.A1316];2)" office:value-type="float" office:value="12.6845294824185" calcext:value-type="float">
            <text:p>12,6845294824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7930" calcext:value-type="float">
            <text:p>7930</text:p>
          </table:table-cell>
          <table:table-cell table:formula="of:=+[.B1317]/[.A1317]" office:value-type="float" office:value="1.20242608036391" calcext:value-type="float">
            <text:p>1,2024260804</text:p>
          </table:table-cell>
          <table:table-cell table:formula="of:=+LOG([.A1317];2)" office:value-type="float" office:value="12.6871569441389" calcext:value-type="float">
            <text:p>12,6871569441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10173" calcext:value-type="float">
            <text:p>10173</text:p>
          </table:table-cell>
          <table:table-cell table:formula="of:=+[.B1318]/[.A1318]" office:value-type="float" office:value="1.54159721169874" calcext:value-type="float">
            <text:p>1,5415972117</text:p>
          </table:table-cell>
          <table:table-cell table:formula="of:=+LOG([.A1318];2)" office:value-type="float" office:value="12.6880317024139" calcext:value-type="float">
            <text:p>12,6880317024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7563" calcext:value-type="float">
            <text:p>7563</text:p>
          </table:table-cell>
          <table:table-cell table:formula="of:=+[.B1319]/[.A1319]" office:value-type="float" office:value="1.14348351980647" calcext:value-type="float">
            <text:p>1,1434835198</text:p>
          </table:table-cell>
          <table:table-cell table:formula="of:=+LOG([.A1319];2)" office:value-type="float" office:value="12.6913073301911" calcext:value-type="float">
            <text:p>12,6913073302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10195" calcext:value-type="float">
            <text:p>10195</text:p>
          </table:table-cell>
          <table:table-cell table:formula="of:=+[.B1320]/[.A1320]" office:value-type="float" office:value="1.53910024154589" calcext:value-type="float">
            <text:p>1,5391002415</text:p>
          </table:table-cell>
          <table:table-cell table:formula="of:=+LOG([.A1320];2)" office:value-type="float" office:value="12.6934869574993" calcext:value-type="float">
            <text:p>12,6934869575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8740" calcext:value-type="float">
            <text:p>8740</text:p>
          </table:table-cell>
          <table:table-cell table:formula="of:=+[.B1321]/[.A1321]" office:value-type="float" office:value="1.31864815932408" calcext:value-type="float">
            <text:p>1,3186481593</text:p>
          </table:table-cell>
          <table:table-cell table:formula="of:=+LOG([.A1321];2)" office:value-type="float" office:value="12.6943578872215" calcext:value-type="float">
            <text:p>12,6943578872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9112" calcext:value-type="float">
            <text:p>9112</text:p>
          </table:table-cell>
          <table:table-cell table:formula="of:=+[.B1322]/[.A1322]" office:value-type="float" office:value="1.3745662995927" calcext:value-type="float">
            <text:p>1,3745662996</text:p>
          </table:table-cell>
          <table:table-cell table:formula="of:=+LOG([.A1322];2)" office:value-type="float" office:value="12.694575537526" calcext:value-type="float">
            <text:p>12,6945755375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6231" calcext:value-type="float">
            <text:p>6231</text:p>
          </table:table-cell>
          <table:table-cell table:formula="of:=+[.B1323]/[.A1323]" office:value-type="float" office:value="0.939960778397948" calcext:value-type="float">
            <text:p>0,9399607784</text:p>
          </table:table-cell>
          <table:table-cell table:formula="of:=+LOG([.A1323];2)" office:value-type="float" office:value="12.694575537526" calcext:value-type="float">
            <text:p>12,6945755375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9123" calcext:value-type="float">
            <text:p>9123</text:p>
          </table:table-cell>
          <table:table-cell table:formula="of:=+[.B1324]/[.A1324]" office:value-type="float" office:value="1.37601809954751" calcext:value-type="float">
            <text:p>1,3760180995</text:p>
          </table:table-cell>
          <table:table-cell table:formula="of:=+LOG([.A1324];2)" office:value-type="float" office:value="12.694793155" calcext:value-type="float">
            <text:p>12,694793155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9807" calcext:value-type="float">
            <text:p>9807</text:p>
          </table:table-cell>
          <table:table-cell table:formula="of:=+[.B1325]/[.A1325]" office:value-type="float" office:value="1.4789624491027" calcext:value-type="float">
            <text:p>1,4789624491</text:p>
          </table:table-cell>
          <table:table-cell table:formula="of:=+LOG([.A1325];2)" office:value-type="float" office:value="12.6950107396532" calcext:value-type="float">
            <text:p>12,6950107397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6777" calcext:value-type="float">
            <text:p>6777</text:p>
          </table:table-cell>
          <table:table-cell table:formula="of:=+[.B1326]/[.A1326]" office:value-type="float" office:value="1.02201779520434" calcext:value-type="float">
            <text:p>1,0220177952</text:p>
          </table:table-cell>
          <table:table-cell table:formula="of:=+LOG([.A1326];2)" office:value-type="float" office:value="12.6950107396532" calcext:value-type="float">
            <text:p>12,6950107397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10697" calcext:value-type="float">
            <text:p>10697</text:p>
          </table:table-cell>
          <table:table-cell table:formula="of:=+[.B1327]/[.A1327]" office:value-type="float" office:value="1.61220798794273" calcext:value-type="float">
            <text:p>1,6122079879</text:p>
          </table:table-cell>
          <table:table-cell table:formula="of:=+LOG([.A1327];2)" office:value-type="float" office:value="12.6958807502576" calcext:value-type="float">
            <text:p>12,6958807503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9085" calcext:value-type="float">
            <text:p>9085</text:p>
          </table:table-cell>
          <table:table-cell table:formula="of:=+[.B1328]/[.A1328]" office:value-type="float" office:value="1.36884134398071" calcext:value-type="float">
            <text:p>1,368841344</text:p>
          </table:table-cell>
          <table:table-cell table:formula="of:=+LOG([.A1328];2)" office:value-type="float" office:value="12.6963155588928" calcext:value-type="float">
            <text:p>12,6963155589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7241" calcext:value-type="float">
            <text:p>7241</text:p>
          </table:table-cell>
          <table:table-cell table:formula="of:=+[.B1329]/[.A1329]" office:value-type="float" office:value="1.09100497212596" calcext:value-type="float">
            <text:p>1,0910049721</text:p>
          </table:table-cell>
          <table:table-cell table:formula="of:=+LOG([.A1329];2)" office:value-type="float" office:value="12.6963155588928" calcext:value-type="float">
            <text:p>12,6963155589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12511" calcext:value-type="float">
            <text:p>12511</text:p>
          </table:table-cell>
          <table:table-cell table:formula="of:=+[.B1330]/[.A1330]" office:value-type="float" office:value="1.88418674698795" calcext:value-type="float">
            <text:p>1,884186747</text:p>
          </table:table-cell>
          <table:table-cell table:formula="of:=+LOG([.A1330];2)" office:value-type="float" office:value="12.6969675262343" calcext:value-type="float">
            <text:p>12,6969675262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9777" calcext:value-type="float">
            <text:p>9777</text:p>
          </table:table-cell>
          <table:table-cell table:formula="of:=+[.B1331]/[.A1331]" office:value-type="float" office:value="1.47177480054192" calcext:value-type="float">
            <text:p>1,4717748005</text:p>
          </table:table-cell>
          <table:table-cell table:formula="of:=+LOG([.A1331];2)" office:value-type="float" office:value="12.6976191990787" calcext:value-type="float">
            <text:p>12,6976191991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11960" calcext:value-type="float">
            <text:p>11960</text:p>
          </table:table-cell>
          <table:table-cell table:formula="of:=+[.B1332]/[.A1332]" office:value-type="float" office:value="1.80012040939193" calcext:value-type="float">
            <text:p>1,8001204094</text:p>
          </table:table-cell>
          <table:table-cell table:formula="of:=+LOG([.A1332];2)" office:value-type="float" office:value="12.6978363579624" calcext:value-type="float">
            <text:p>12,697836358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7634" calcext:value-type="float">
            <text:p>7634</text:p>
          </table:table-cell>
          <table:table-cell table:formula="of:=+[.B1333]/[.A1333]" office:value-type="float" office:value="1.14866084863076" calcext:value-type="float">
            <text:p>1,1486608486</text:p>
          </table:table-cell>
          <table:table-cell table:formula="of:=+LOG([.A1333];2)" office:value-type="float" office:value="12.698270577692" calcext:value-type="float">
            <text:p>12,6982705777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5884" calcext:value-type="float">
            <text:p>5884</text:p>
          </table:table-cell>
          <table:table-cell table:formula="of:=+[.B1334]/[.A1334]" office:value-type="float" office:value="0.884945104526997" calcext:value-type="float">
            <text:p>0,8849451045</text:p>
          </table:table-cell>
          <table:table-cell table:formula="of:=+LOG([.A1334];2)" office:value-type="float" office:value="12.6989216623398" calcext:value-type="float">
            <text:p>12,6989216623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9229" calcext:value-type="float">
            <text:p>9229</text:p>
          </table:table-cell>
          <table:table-cell table:formula="of:=+[.B1335]/[.A1335]" office:value-type="float" office:value="1.38761088558112" calcext:value-type="float">
            <text:p>1,3876108856</text:p>
          </table:table-cell>
          <table:table-cell table:formula="of:=+LOG([.A1335];2)" office:value-type="float" office:value="12.6993555555885" calcext:value-type="float">
            <text:p>12,6993555556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5958" calcext:value-type="float">
            <text:p>5958</text:p>
          </table:table-cell>
          <table:table-cell table:formula="of:=+[.B1336]/[.A1336]" office:value-type="float" office:value="0.89526671675432" calcext:value-type="float">
            <text:p>0,8952667168</text:p>
          </table:table-cell>
          <table:table-cell table:formula="of:=+LOG([.A1336];2)" office:value-type="float" office:value="12.7002229507993" calcext:value-type="float">
            <text:p>12,7002229508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9824" calcext:value-type="float">
            <text:p>9824</text:p>
          </table:table-cell>
          <table:table-cell table:formula="of:=+[.B1337]/[.A1337]" office:value-type="float" office:value="1.47418967587035" calcext:value-type="float">
            <text:p>1,4741896759</text:p>
          </table:table-cell>
          <table:table-cell table:formula="of:=+LOG([.A1337];2)" office:value-type="float" office:value="12.7021726853656" calcext:value-type="float">
            <text:p>12,7021726854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10471" calcext:value-type="float">
            <text:p>10471</text:p>
          </table:table-cell>
          <table:table-cell table:formula="of:=+[.B1338]/[.A1338]" office:value-type="float" office:value="1.56774966312322" calcext:value-type="float">
            <text:p>1,5677496631</text:p>
          </table:table-cell>
          <table:table-cell table:formula="of:=+LOG([.A1338];2)" office:value-type="float" office:value="12.7054163988827" calcext:value-type="float">
            <text:p>12,7054163989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7189" calcext:value-type="float">
            <text:p>7189</text:p>
          </table:table-cell>
          <table:table-cell table:formula="of:=+[.B1339]/[.A1339]" office:value-type="float" office:value="1.07603652147882" calcext:value-type="float">
            <text:p>1,0760365215</text:p>
          </table:table-cell>
          <table:table-cell table:formula="of:=+LOG([.A1339];2)" office:value-type="float" office:value="12.7058483435089" calcext:value-type="float">
            <text:p>12,7058483435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float" office:value="8455" calcext:value-type="float">
            <text:p>8455</text:p>
          </table:table-cell>
          <table:table-cell table:formula="of:=+[.B1340]/[.A1340]" office:value-type="float" office:value="1.26496110113704" calcext:value-type="float">
            <text:p>1,2649611011</text:p>
          </table:table-cell>
          <table:table-cell table:formula="of:=+LOG([.A1340];2)" office:value-type="float" office:value="12.7064960180612" calcext:value-type="float">
            <text:p>12,7064960181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7454" calcext:value-type="float">
            <text:p>7454</text:p>
          </table:table-cell>
          <table:table-cell table:formula="of:=+[.B1341]/[.A1341]" office:value-type="float" office:value="1.11453349282297" calcext:value-type="float">
            <text:p>1,1145334928</text:p>
          </table:table-cell>
          <table:table-cell table:formula="of:=+LOG([.A1341];2)" office:value-type="float" office:value="12.7073591320809" calcext:value-type="float">
            <text:p>12,7073591321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11361" calcext:value-type="float">
            <text:p>11361</text:p>
          </table:table-cell>
          <table:table-cell table:formula="of:=+[.B1342]/[.A1342]" office:value-type="float" office:value="1.69744509188705" calcext:value-type="float">
            <text:p>1,6974450919</text:p>
          </table:table-cell>
          <table:table-cell table:formula="of:=+LOG([.A1342];2)" office:value-type="float" office:value="12.7084372989653" calcext:value-type="float">
            <text:p>12,708437299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7698" calcext:value-type="float">
            <text:p>7698</text:p>
          </table:table-cell>
          <table:table-cell table:formula="of:=+[.B1343]/[.A1343]" office:value-type="float" office:value="1.14981329350261" calcext:value-type="float">
            <text:p>1,1498132935</text:p>
          </table:table-cell>
          <table:table-cell table:formula="of:=+LOG([.A1343];2)" office:value-type="float" office:value="12.7088683402117" calcext:value-type="float">
            <text:p>12,7088683402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11878" calcext:value-type="float">
            <text:p>11878</text:p>
          </table:table-cell>
          <table:table-cell table:formula="of:=+[.B1344]/[.A1344]" office:value-type="float" office:value="1.77389486260454" calcext:value-type="float">
            <text:p>1,7738948626</text:p>
          </table:table-cell>
          <table:table-cell table:formula="of:=+LOG([.A1344];2)" office:value-type="float" office:value="12.7090838125503" calcext:value-type="float">
            <text:p>12,7090838126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9301" calcext:value-type="float">
            <text:p>9301</text:p>
          </table:table-cell>
          <table:table-cell table:formula="of:=+[.B1345]/[.A1345]" office:value-type="float" office:value="1.38883081977005" calcext:value-type="float">
            <text:p>1,3888308198</text:p>
          </table:table-cell>
          <table:table-cell table:formula="of:=+LOG([.A1345];2)" office:value-type="float" office:value="12.7092992527122" calcext:value-type="float">
            <text:p>12,7092992527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8645" calcext:value-type="float">
            <text:p>8645</text:p>
          </table:table-cell>
          <table:table-cell table:formula="of:=+[.B1346]/[.A1346]" office:value-type="float" office:value="1.29068378620484" calcext:value-type="float">
            <text:p>1,2906837862</text:p>
          </table:table-cell>
          <table:table-cell table:formula="of:=+LOG([.A1346];2)" office:value-type="float" office:value="12.7095146607067" calcext:value-type="float">
            <text:p>12,709514660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7522" calcext:value-type="float">
            <text:p>7522</text:p>
          </table:table-cell>
          <table:table-cell table:formula="of:=+[.B1347]/[.A1347]" office:value-type="float" office:value="1.12268656716418" calcext:value-type="float">
            <text:p>1,1226865672</text:p>
          </table:table-cell>
          <table:table-cell table:formula="of:=+LOG([.A1347];2)" office:value-type="float" office:value="12.7099453802325" calcext:value-type="float">
            <text:p>12,7099453802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2367" calcext:value-type="float">
            <text:p>12367</text:p>
          </table:table-cell>
          <table:table-cell table:formula="of:=+[.B1348]/[.A1348]" office:value-type="float" office:value="1.84307004470939" calcext:value-type="float">
            <text:p>1,8430700447</text:p>
          </table:table-cell>
          <table:table-cell table:formula="of:=+LOG([.A1348];2)" office:value-type="float" office:value="12.7120970510875" calcext:value-type="float">
            <text:p>12,7120970511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6036" calcext:value-type="float">
            <text:p>6036</text:p>
          </table:table-cell>
          <table:table-cell table:formula="of:=+[.B1349]/[.A1349]" office:value-type="float" office:value="0.898615453327378" calcext:value-type="float">
            <text:p>0,8986154533</text:p>
          </table:table-cell>
          <table:table-cell table:formula="of:=+LOG([.A1349];2)" office:value-type="float" office:value="12.7136013135738" calcext:value-type="float">
            <text:p>12,7136013136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8089" calcext:value-type="float">
            <text:p>8089</text:p>
          </table:table-cell>
          <table:table-cell table:formula="of:=+[.B1350]/[.A1350]" office:value-type="float" office:value="1.20264644662504" calcext:value-type="float">
            <text:p>1,2026464466</text:p>
          </table:table-cell>
          <table:table-cell table:formula="of:=+LOG([.A1350];2)" office:value-type="float" office:value="12.7155330635266" calcext:value-type="float">
            <text:p>12,7155330635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10054" calcext:value-type="float">
            <text:p>10054</text:p>
          </table:table-cell>
          <table:table-cell table:formula="of:=+[.B1351]/[.A1351]" office:value-type="float" office:value="1.49457410435558" calcext:value-type="float">
            <text:p>1,4945741044</text:p>
          </table:table-cell>
          <table:table-cell table:formula="of:=+LOG([.A1351];2)" office:value-type="float" office:value="12.7157475428314" calcext:value-type="float">
            <text:p>12,7157475428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6194" calcext:value-type="float">
            <text:p>6194</text:p>
          </table:table-cell>
          <table:table-cell table:formula="of:=+[.B1352]/[.A1352]" office:value-type="float" office:value="0.920767058123978" calcext:value-type="float">
            <text:p>0,9207670581</text:p>
          </table:table-cell>
          <table:table-cell table:formula="of:=+LOG([.A1352];2)" office:value-type="float" office:value="12.7157475428314" calcext:value-type="float">
            <text:p>12,7157475428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9063" calcext:value-type="float">
            <text:p>9063</text:p>
          </table:table-cell>
          <table:table-cell table:formula="of:=+[.B1353]/[.A1353]" office:value-type="float" office:value="1.34425986354198" calcext:value-type="float">
            <text:p>1,3442598635</text:p>
          </table:table-cell>
          <table:table-cell table:formula="of:=+LOG([.A1353];2)" office:value-type="float" office:value="12.7189609119842" calcext:value-type="float">
            <text:p>12,718960912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10496" calcext:value-type="float">
            <text:p>10496</text:p>
          </table:table-cell>
          <table:table-cell table:formula="of:=+[.B1354]/[.A1354]" office:value-type="float" office:value="1.55519336197955" calcext:value-type="float">
            <text:p>1,555193362</text:p>
          </table:table-cell>
          <table:table-cell table:formula="of:=+LOG([.A1354];2)" office:value-type="float" office:value="12.7204580383933" calcext:value-type="float">
            <text:p>12,7204580384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9449" calcext:value-type="float">
            <text:p>9449</text:p>
          </table:table-cell>
          <table:table-cell table:formula="of:=+[.B1355]/[.A1355]" office:value-type="float" office:value="1.39840165754033" calcext:value-type="float">
            <text:p>1,3984016575</text:p>
          </table:table-cell>
          <table:table-cell table:formula="of:=+LOG([.A1355];2)" office:value-type="float" office:value="12.7221671397819" calcext:value-type="float">
            <text:p>12,7221671398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7239" calcext:value-type="float">
            <text:p>7239</text:p>
          </table:table-cell>
          <table:table-cell table:formula="of:=+[.B1356]/[.A1356]" office:value-type="float" office:value="1.0711749038177" calcext:value-type="float">
            <text:p>1,0711749038</text:p>
          </table:table-cell>
          <table:table-cell table:formula="of:=+LOG([.A1356];2)" office:value-type="float" office:value="12.7223806351638" calcext:value-type="float">
            <text:p>12,7223806352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8811" calcext:value-type="float">
            <text:p>8811</text:p>
          </table:table-cell>
          <table:table-cell table:formula="of:=+[.B1357]/[.A1357]" office:value-type="float" office:value="1.30186170212766" calcext:value-type="float">
            <text:p>1,3018617021</text:p>
          </table:table-cell>
          <table:table-cell table:formula="of:=+LOG([.A1357];2)" office:value-type="float" office:value="12.72451385312" calcext:value-type="float">
            <text:p>12,7245138531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11479" calcext:value-type="float">
            <text:p>11479</text:p>
          </table:table-cell>
          <table:table-cell table:formula="of:=+[.B1358]/[.A1358]" office:value-type="float" office:value="1.69556868537666" calcext:value-type="float">
            <text:p>1,6955686854</text:p>
          </table:table-cell>
          <table:table-cell table:formula="of:=+LOG([.A1358];2)" office:value-type="float" office:value="12.7249401184624" calcext:value-type="float">
            <text:p>12,7249401185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7716" calcext:value-type="float">
            <text:p>7716</text:p>
          </table:table-cell>
          <table:table-cell table:formula="of:=+[.B1359]/[.A1359]" office:value-type="float" office:value="1.13889298892989" calcext:value-type="float">
            <text:p>1,1388929889</text:p>
          </table:table-cell>
          <table:table-cell table:formula="of:=+LOG([.A1359];2)" office:value-type="float" office:value="12.7260052311286" calcext:value-type="float">
            <text:p>12,7260052311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8811" calcext:value-type="float">
            <text:p>8811</text:p>
          </table:table-cell>
          <table:table-cell table:formula="of:=+[.B1360]/[.A1360]" office:value-type="float" office:value="1.29955752212389" calcext:value-type="float">
            <text:p>1,2995575221</text:p>
          </table:table-cell>
          <table:table-cell table:formula="of:=+LOG([.A1360];2)" office:value-type="float" office:value="12.7270695580237" calcext:value-type="float">
            <text:p>12,727069558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7077" calcext:value-type="float">
            <text:p>7077</text:p>
          </table:table-cell>
          <table:table-cell table:formula="of:=+[.B1361]/[.A1361]" office:value-type="float" office:value="1.04365137885268" calcext:value-type="float">
            <text:p>1,0436513789</text:p>
          </table:table-cell>
          <table:table-cell table:formula="of:=+LOG([.A1361];2)" office:value-type="float" office:value="12.7272823292122" calcext:value-type="float">
            <text:p>12,7272823292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13122" calcext:value-type="float">
            <text:p>13122</text:p>
          </table:table-cell>
          <table:table-cell table:formula="of:=+[.B1362]/[.A1362]" office:value-type="float" office:value="1.93084167157151" calcext:value-type="float">
            <text:p>1,9308416716</text:p>
          </table:table-cell>
          <table:table-cell table:formula="of:=+LOG([.A1362];2)" office:value-type="float" office:value="12.7304701371842" calcext:value-type="float">
            <text:p>12,7304701372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10645" calcext:value-type="float">
            <text:p>10645</text:p>
          </table:table-cell>
          <table:table-cell table:formula="of:=+[.B1363]/[.A1363]" office:value-type="float" office:value="1.56613211711049" calcext:value-type="float">
            <text:p>1,5661321171</text:p>
          </table:table-cell>
          <table:table-cell table:formula="of:=+LOG([.A1363];2)" office:value-type="float" office:value="12.7306824074768" calcext:value-type="float">
            <text:p>12,7306824075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13175" calcext:value-type="float">
            <text:p>13175</text:p>
          </table:table-cell>
          <table:table-cell table:formula="of:=+[.B1364]/[.A1364]" office:value-type="float" office:value="1.9377849683777" calcext:value-type="float">
            <text:p>1,9377849684</text:p>
          </table:table-cell>
          <table:table-cell table:formula="of:=+LOG([.A1364];2)" office:value-type="float" office:value="12.731106854388" calcext:value-type="float">
            <text:p>12,7311068544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10374" calcext:value-type="float">
            <text:p>10374</text:p>
          </table:table-cell>
          <table:table-cell table:formula="of:=+[.B1365]/[.A1365]" office:value-type="float" office:value="1.52446730345334" calcext:value-type="float">
            <text:p>1,5244673035</text:p>
          </table:table-cell>
          <table:table-cell table:formula="of:=+LOG([.A1365];2)" office:value-type="float" office:value="12.7323794463914" calcext:value-type="float">
            <text:p>12,7323794464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9627" calcext:value-type="float">
            <text:p>9627</text:p>
          </table:table-cell>
          <table:table-cell table:formula="of:=+[.B1366]/[.A1366]" office:value-type="float" office:value="1.41303390576838" calcext:value-type="float">
            <text:p>1,4130339058</text:p>
          </table:table-cell>
          <table:table-cell table:formula="of:=+LOG([.A1366];2)" office:value-type="float" office:value="12.734074491428" calcext:value-type="float">
            <text:p>12,7340744914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9140" calcext:value-type="float">
            <text:p>9140</text:p>
          </table:table-cell>
          <table:table-cell table:formula="of:=+[.B1367]/[.A1367]" office:value-type="float" office:value="1.34076573272701" calcext:value-type="float">
            <text:p>1,3407657327</text:p>
          </table:table-cell>
          <table:table-cell table:formula="of:=+LOG([.A1367];2)" office:value-type="float" office:value="12.7349212677053" calcext:value-type="float">
            <text:p>12,7349212677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11757" calcext:value-type="float">
            <text:p>11757</text:p>
          </table:table-cell>
          <table:table-cell table:formula="of:=+[.B1368]/[.A1368]" office:value-type="float" office:value="1.72238499853501" calcext:value-type="float">
            <text:p>1,7223849985</text:p>
          </table:table-cell>
          <table:table-cell table:formula="of:=+LOG([.A1368];2)" office:value-type="float" office:value="12.7368246990989" calcext:value-type="float">
            <text:p>12,7368246991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8106" calcext:value-type="float">
            <text:p>8106</text:p>
          </table:table-cell>
          <table:table-cell table:formula="of:=+[.B1369]/[.A1369]" office:value-type="float" office:value="1.18526100307062" calcext:value-type="float">
            <text:p>1,1852610031</text:p>
          </table:table-cell>
          <table:table-cell table:formula="of:=+LOG([.A1369];2)" office:value-type="float" office:value="12.739569674026" calcext:value-type="float">
            <text:p>12,739569674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8472" calcext:value-type="float">
            <text:p>8472</text:p>
          </table:table-cell>
          <table:table-cell table:formula="of:=+[.B1370]/[.A1370]" office:value-type="float" office:value="1.23841543633972" calcext:value-type="float">
            <text:p>1,2384154363</text:p>
          </table:table-cell>
          <table:table-cell table:formula="of:=+LOG([.A1370];2)" office:value-type="float" office:value="12.7399915146842" calcext:value-type="float">
            <text:p>12,7399915147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6109" calcext:value-type="float">
            <text:p>6109</text:p>
          </table:table-cell>
          <table:table-cell table:formula="of:=+[.B1371]/[.A1371]" office:value-type="float" office:value="0.892215568862275" calcext:value-type="float">
            <text:p>0,8922155689</text:p>
          </table:table-cell>
          <table:table-cell table:formula="of:=+LOG([.A1371];2)" office:value-type="float" office:value="12.7412562970921" calcext:value-type="float">
            <text:p>12,7412562971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8373" calcext:value-type="float">
            <text:p>8373</text:p>
          </table:table-cell>
          <table:table-cell table:formula="of:=+[.B1372]/[.A1372]" office:value-type="float" office:value="1.22233576642336" calcext:value-type="float">
            <text:p>1,2223357664</text:p>
          </table:table-cell>
          <table:table-cell table:formula="of:=+LOG([.A1372];2)" office:value-type="float" office:value="12.7418882727353" calcext:value-type="float">
            <text:p>12,7418882727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7786" calcext:value-type="float">
            <text:p>7786</text:p>
          </table:table-cell>
          <table:table-cell table:formula="of:=+[.B1373]/[.A1373]" office:value-type="float" office:value="1.13614475412228" calcext:value-type="float">
            <text:p>1,1361447541</text:p>
          </table:table-cell>
          <table:table-cell table:formula="of:=+LOG([.A1373];2)" office:value-type="float" office:value="12.7425199716613" calcext:value-type="float">
            <text:p>12,7425199717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8433" calcext:value-type="float">
            <text:p>8433</text:p>
          </table:table-cell>
          <table:table-cell table:formula="of:=+[.B1374]/[.A1374]" office:value-type="float" office:value="1.23001750291715" calcext:value-type="float">
            <text:p>1,2300175029</text:p>
          </table:table-cell>
          <table:table-cell table:formula="of:=+LOG([.A1374];2)" office:value-type="float" office:value="12.7431513941125" calcext:value-type="float">
            <text:p>12,7431513941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float" office:value="8147" calcext:value-type="float">
            <text:p>8147</text:p>
          </table:table-cell>
          <table:table-cell table:formula="of:=+[.B1375]/[.A1375]" office:value-type="float" office:value="1.18639871850881" calcext:value-type="float">
            <text:p>1,1863987185</text:p>
          </table:table-cell>
          <table:table-cell table:formula="of:=+LOG([.A1375];2)" office:value-type="float" office:value="12.7454642482768" calcext:value-type="float">
            <text:p>12,7454642483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10123" calcext:value-type="float">
            <text:p>10123</text:p>
          </table:table-cell>
          <table:table-cell table:formula="of:=+[.B1376]/[.A1376]" office:value-type="float" office:value="1.47329355261243" calcext:value-type="float">
            <text:p>1,4732935526</text:p>
          </table:table-cell>
          <table:table-cell table:formula="of:=+LOG([.A1376];2)" office:value-type="float" office:value="12.7463043677013" calcext:value-type="float">
            <text:p>12,7463043677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10213" calcext:value-type="float">
            <text:p>10213</text:p>
          </table:table-cell>
          <table:table-cell table:formula="of:=+[.B1377]/[.A1377]" office:value-type="float" office:value="1.4844476744186" calcext:value-type="float">
            <text:p>1,4844476744</text:p>
          </table:table-cell>
          <table:table-cell table:formula="of:=+LOG([.A1377];2)" office:value-type="float" office:value="12.7481928495895" calcext:value-type="float">
            <text:p>12,7481928496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12204" calcext:value-type="float">
            <text:p>12204</text:p>
          </table:table-cell>
          <table:table-cell table:formula="of:=+[.B1378]/[.A1378]" office:value-type="float" office:value="1.7735794215957" calcext:value-type="float">
            <text:p>1,7735794216</text:p>
          </table:table-cell>
          <table:table-cell table:formula="of:=+LOG([.A1378];2)" office:value-type="float" office:value="12.7484025283982" calcext:value-type="float">
            <text:p>12,7484025284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7373" calcext:value-type="float">
            <text:p>7373</text:p>
          </table:table-cell>
          <table:table-cell table:formula="of:=+[.B1379]/[.A1379]" office:value-type="float" office:value="1.07072320650595" calcext:value-type="float">
            <text:p>1,0707232065</text:p>
          </table:table-cell>
          <table:table-cell table:formula="of:=+LOG([.A1379];2)" office:value-type="float" office:value="12.7494504655699" calcext:value-type="float">
            <text:p>12,7494504656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10111" calcext:value-type="float">
            <text:p>10111</text:p>
          </table:table-cell>
          <table:table-cell table:formula="of:=+[.B1380]/[.A1380]" office:value-type="float" office:value="1.46834156259076" calcext:value-type="float">
            <text:p>1,4683415626</text:p>
          </table:table-cell>
          <table:table-cell table:formula="of:=+LOG([.A1380];2)" office:value-type="float" office:value="12.7494504655699" calcext:value-type="float">
            <text:p>12,7494504656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7743" calcext:value-type="float">
            <text:p>7743</text:p>
          </table:table-cell>
          <table:table-cell table:formula="of:=+[.B1381]/[.A1381]" office:value-type="float" office:value="1.12363952982151" calcext:value-type="float">
            <text:p>1,1236395298</text:p>
          </table:table-cell>
          <table:table-cell table:formula="of:=+LOG([.A1381];2)" office:value-type="float" office:value="12.7504976420991" calcext:value-type="float">
            <text:p>12,7504976421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10479" calcext:value-type="float">
            <text:p>10479</text:p>
          </table:table-cell>
          <table:table-cell table:formula="of:=+[.B1382]/[.A1382]" office:value-type="float" office:value="1.5202379225301" calcext:value-type="float">
            <text:p>1,5202379225</text:p>
          </table:table-cell>
          <table:table-cell table:formula="of:=+LOG([.A1382];2)" office:value-type="float" office:value="12.7509162999781" calcext:value-type="float">
            <text:p>12,7509163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8566" calcext:value-type="float">
            <text:p>8566</text:p>
          </table:table-cell>
          <table:table-cell table:formula="of:=+[.B1383]/[.A1383]" office:value-type="float" office:value="1.24180922006379" calcext:value-type="float">
            <text:p>1,2418092201</text:p>
          </table:table-cell>
          <table:table-cell table:formula="of:=+LOG([.A1383];2)" office:value-type="float" office:value="12.7519624134609" calcext:value-type="float">
            <text:p>12,7519624135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10649" calcext:value-type="float">
            <text:p>10649</text:p>
          </table:table-cell>
          <table:table-cell table:formula="of:=+[.B1384]/[.A1384]" office:value-type="float" office:value="1.54378080603073" calcext:value-type="float">
            <text:p>1,543780806</text:p>
          </table:table-cell>
          <table:table-cell table:formula="of:=+LOG([.A1384];2)" office:value-type="float" office:value="12.7519624134609" calcext:value-type="float">
            <text:p>12,7519624135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6280" calcext:value-type="float">
            <text:p>6280</text:p>
          </table:table-cell>
          <table:table-cell table:formula="of:=+[.B1385]/[.A1385]" office:value-type="float" office:value="0.910408814149029" calcext:value-type="float">
            <text:p>0,9104088141</text:p>
          </table:table-cell>
          <table:table-cell table:formula="of:=+LOG([.A1385];2)" office:value-type="float" office:value="12.7519624134609" calcext:value-type="float">
            <text:p>12,7519624135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8496" calcext:value-type="float">
            <text:p>8496</text:p>
          </table:table-cell>
          <table:table-cell table:formula="of:=+[.B1386]/[.A1386]" office:value-type="float" office:value="1.23094755143437" calcext:value-type="float">
            <text:p>1,2309475514</text:p>
          </table:table-cell>
          <table:table-cell table:formula="of:=+LOG([.A1386];2)" office:value-type="float" office:value="12.7527987584355" calcext:value-type="float">
            <text:p>12,7527987584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8949" calcext:value-type="float">
            <text:p>8949</text:p>
          </table:table-cell>
          <table:table-cell table:formula="of:=+[.B1387]/[.A1387]" office:value-type="float" office:value="1.29658070124602" calcext:value-type="float">
            <text:p>1,2965807012</text:p>
          </table:table-cell>
          <table:table-cell table:formula="of:=+LOG([.A1387];2)" office:value-type="float" office:value="12.7527987584355" calcext:value-type="float">
            <text:p>12,7527987584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float" office:value="6026" calcext:value-type="float">
            <text:p>6026</text:p>
          </table:table-cell>
          <table:table-cell table:formula="of:=+[.B1388]/[.A1388]" office:value-type="float" office:value="0.872321945570353" calcext:value-type="float">
            <text:p>0,8723219456</text:p>
          </table:table-cell>
          <table:table-cell table:formula="of:=+LOG([.A1388];2)" office:value-type="float" office:value="12.7540523675289" calcext:value-type="float">
            <text:p>12,7540523675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8157" calcext:value-type="float">
            <text:p>8157</text:p>
          </table:table-cell>
          <table:table-cell table:formula="of:=+[.B1389]/[.A1389]" office:value-type="float" office:value="1.17926846898945" calcext:value-type="float">
            <text:p>1,179268469</text:p>
          </table:table-cell>
          <table:table-cell table:formula="of:=+LOG([.A1389];2)" office:value-type="float" office:value="12.7559307410844" calcext:value-type="float">
            <text:p>12,7559307411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12111" calcext:value-type="float">
            <text:p>12111</text:p>
          </table:table-cell>
          <table:table-cell table:formula="of:=+[.B1390]/[.A1390]" office:value-type="float" office:value="1.75090357091225" calcext:value-type="float">
            <text:p>1,7509035709</text:p>
          </table:table-cell>
          <table:table-cell table:formula="of:=+LOG([.A1390];2)" office:value-type="float" office:value="12.7559307410844" calcext:value-type="float">
            <text:p>12,7559307411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7637" calcext:value-type="float">
            <text:p>7637</text:p>
          </table:table-cell>
          <table:table-cell table:formula="of:=+[.B1391]/[.A1391]" office:value-type="float" office:value="1.10313447927199" calcext:value-type="float">
            <text:p>1,1031344793</text:p>
          </table:table-cell>
          <table:table-cell table:formula="of:=+LOG([.A1391];2)" office:value-type="float" office:value="12.7571816328167" calcext:value-type="float">
            <text:p>12,7571816328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6781" calcext:value-type="float">
            <text:p>6781</text:p>
          </table:table-cell>
          <table:table-cell table:formula="of:=+[.B1392]/[.A1392]" office:value-type="float" office:value="0.979347198151358" calcext:value-type="float">
            <text:p>0,9793471982</text:p>
          </table:table-cell>
          <table:table-cell table:formula="of:=+LOG([.A1392];2)" office:value-type="float" office:value="12.7573900093666" calcext:value-type="float">
            <text:p>12,7573900094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9196" calcext:value-type="float">
            <text:p>9196</text:p>
          </table:table-cell>
          <table:table-cell table:formula="of:=+[.B1393]/[.A1393]" office:value-type="float" office:value="1.32736720554273" calcext:value-type="float">
            <text:p>1,3273672055</text:p>
          </table:table-cell>
          <table:table-cell table:formula="of:=+LOG([.A1393];2)" office:value-type="float" office:value="12.7582232147267" calcext:value-type="float">
            <text:p>12,7582232147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9877" calcext:value-type="float">
            <text:p>9877</text:p>
          </table:table-cell>
          <table:table-cell table:formula="of:=+[.B1394]/[.A1394]" office:value-type="float" office:value="1.42484131563762" calcext:value-type="float">
            <text:p>1,4248413156</text:p>
          </table:table-cell>
          <table:table-cell table:formula="of:=+LOG([.A1394];2)" office:value-type="float" office:value="12.7590559391602" calcext:value-type="float">
            <text:p>12,7590559392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10775" calcext:value-type="float">
            <text:p>10775</text:p>
          </table:table-cell>
          <table:table-cell table:formula="of:=+[.B1395]/[.A1395]" office:value-type="float" office:value="1.55169930875576" calcext:value-type="float">
            <text:p>1,5516993088</text:p>
          </table:table-cell>
          <table:table-cell table:formula="of:=+LOG([.A1395];2)" office:value-type="float" office:value="12.7615512324445" calcext:value-type="float">
            <text:p>12,7615512324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13483" calcext:value-type="float">
            <text:p>13483</text:p>
          </table:table-cell>
          <table:table-cell table:formula="of:=+[.B1396]/[.A1396]" office:value-type="float" office:value="1.94167626728111" calcext:value-type="float">
            <text:p>1,9416762673</text:p>
          </table:table-cell>
          <table:table-cell table:formula="of:=+LOG([.A1396];2)" office:value-type="float" office:value="12.7615512324445" calcext:value-type="float">
            <text:p>12,7615512324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6345" calcext:value-type="float">
            <text:p>6345</text:p>
          </table:table-cell>
          <table:table-cell table:formula="of:=+[.B1397]/[.A1397]" office:value-type="float" office:value="0.913738479262673" calcext:value-type="float">
            <text:p>0,9137384793</text:p>
          </table:table-cell>
          <table:table-cell table:formula="of:=+LOG([.A1397];2)" office:value-type="float" office:value="12.7615512324445" calcext:value-type="float">
            <text:p>12,7615512324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13530" calcext:value-type="float">
            <text:p>13530</text:p>
          </table:table-cell>
          <table:table-cell table:formula="of:=+[.B1398]/[.A1398]" office:value-type="float" office:value="1.94732297063903" calcext:value-type="float">
            <text:p>1,9473229706</text:p>
          </table:table-cell>
          <table:table-cell table:formula="of:=+LOG([.A1398];2)" office:value-type="float" office:value="12.7623820387104" calcext:value-type="float">
            <text:p>12,7623820387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8143" calcext:value-type="float">
            <text:p>8143</text:p>
          </table:table-cell>
          <table:table-cell table:formula="of:=+[.B1399]/[.A1399]" office:value-type="float" office:value="1.17131760644419" calcext:value-type="float">
            <text:p>1,1713176064</text:p>
          </table:table-cell>
          <table:table-cell table:formula="of:=+LOG([.A1399];2)" office:value-type="float" office:value="12.7632123668144" calcext:value-type="float">
            <text:p>12,7632123668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10941" calcext:value-type="float">
            <text:p>10941</text:p>
          </table:table-cell>
          <table:table-cell table:formula="of:=+[.B1400]/[.A1400]" office:value-type="float" office:value="1.57085427135678" calcext:value-type="float">
            <text:p>1,5708542714</text:p>
          </table:table-cell>
          <table:table-cell table:formula="of:=+LOG([.A1400];2)" office:value-type="float" office:value="12.7659076374886" calcext:value-type="float">
            <text:p>12,7659076375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8719" calcext:value-type="float">
            <text:p>8719</text:p>
          </table:table-cell>
          <table:table-cell table:formula="of:=+[.B1401]/[.A1401]" office:value-type="float" office:value="1.25039437831636" calcext:value-type="float">
            <text:p>1,2503943783</text:p>
          </table:table-cell>
          <table:table-cell table:formula="of:=+LOG([.A1401];2)" office:value-type="float" office:value="12.7675637662868" calcext:value-type="float">
            <text:p>12,7675637663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7142" calcext:value-type="float">
            <text:p>7142</text:p>
          </table:table-cell>
          <table:table-cell table:formula="of:=+[.B1402]/[.A1402]" office:value-type="float" office:value="1.02423634016922" calcext:value-type="float">
            <text:p>1,0242363402</text:p>
          </table:table-cell>
          <table:table-cell table:formula="of:=+LOG([.A1402];2)" office:value-type="float" office:value="12.7675637662868" calcext:value-type="float">
            <text:p>12,7675637663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13141" calcext:value-type="float">
            <text:p>13141</text:p>
          </table:table-cell>
          <table:table-cell table:formula="of:=+[.B1403]/[.A1403]" office:value-type="float" office:value="1.88374426605505" calcext:value-type="float">
            <text:p>1,8837442661</text:p>
          </table:table-cell>
          <table:table-cell table:formula="of:=+LOG([.A1403];2)" office:value-type="float" office:value="12.7681843247769" calcext:value-type="float">
            <text:p>12,7681843248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11936" calcext:value-type="float">
            <text:p>11936</text:p>
          </table:table-cell>
          <table:table-cell table:formula="of:=+[.B1404]/[.A1404]" office:value-type="float" office:value="1.71051877328747" calcext:value-type="float">
            <text:p>1,7105187733</text:p>
          </table:table-cell>
          <table:table-cell table:formula="of:=+LOG([.A1404];2)" office:value-type="float" office:value="12.7685978821944" calcext:value-type="float">
            <text:p>12,7685978822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8844" calcext:value-type="float">
            <text:p>8844</text:p>
          </table:table-cell>
          <table:table-cell table:formula="of:=+[.B1405]/[.A1405]" office:value-type="float" office:value="1.26650436775025" calcext:value-type="float">
            <text:p>1,2665043678</text:p>
          </table:table-cell>
          <table:table-cell table:formula="of:=+LOG([.A1405];2)" office:value-type="float" office:value="12.7696312573842" calcext:value-type="float">
            <text:p>12,7696312574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9507" calcext:value-type="float">
            <text:p>9507</text:p>
          </table:table-cell>
          <table:table-cell table:formula="of:=+[.B1406]/[.A1406]" office:value-type="float" office:value="1.3538877812589" calcext:value-type="float">
            <text:p>1,3538877813</text:p>
          </table:table-cell>
          <table:table-cell table:formula="of:=+LOG([.A1406];2)" office:value-type="float" office:value="12.7776662808808" calcext:value-type="float">
            <text:p>12,7776662809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8091" calcext:value-type="float">
            <text:p>8091</text:p>
          </table:table-cell>
          <table:table-cell table:formula="of:=+[.B1407]/[.A1407]" office:value-type="float" office:value="1.15207176420333" calcext:value-type="float">
            <text:p>1,1520717642</text:p>
          </table:table-cell>
          <table:table-cell table:formula="of:=+LOG([.A1407];2)" office:value-type="float" office:value="12.7778717198332" calcext:value-type="float">
            <text:p>12,7778717198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7517" calcext:value-type="float">
            <text:p>7517</text:p>
          </table:table-cell>
          <table:table-cell table:formula="of:=+[.B1408]/[.A1408]" office:value-type="float" office:value="1.06942666097596" calcext:value-type="float">
            <text:p>1,069426661</text:p>
          </table:table-cell>
          <table:table-cell table:formula="of:=+LOG([.A1408];2)" office:value-type="float" office:value="12.7791037395843" calcext:value-type="float">
            <text:p>12,7791037396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6401" calcext:value-type="float">
            <text:p>6401</text:p>
          </table:table-cell>
          <table:table-cell table:formula="of:=+[.B1409]/[.A1409]" office:value-type="float" office:value="0.910008529997157" calcext:value-type="float">
            <text:p>0,91000853</text:p>
          </table:table-cell>
          <table:table-cell table:formula="of:=+LOG([.A1409];2)" office:value-type="float" office:value="12.7801296196253" calcext:value-type="float">
            <text:p>12,7801296196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8063" calcext:value-type="float">
            <text:p>8063</text:p>
          </table:table-cell>
          <table:table-cell table:formula="of:=+[.B1410]/[.A1410]" office:value-type="float" office:value="1.14547520954681" calcext:value-type="float">
            <text:p>1,1454752095</text:p>
          </table:table-cell>
          <table:table-cell table:formula="of:=+LOG([.A1410];2)" office:value-type="float" office:value="12.7811547706959" calcext:value-type="float">
            <text:p>12,7811547707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13019" calcext:value-type="float">
            <text:p>13019</text:p>
          </table:table-cell>
          <table:table-cell table:formula="of:=+[.B1411]/[.A1411]" office:value-type="float" office:value="1.84666666666667" calcext:value-type="float">
            <text:p>1,8466666667</text:p>
          </table:table-cell>
          <table:table-cell table:formula="of:=+LOG([.A1411];2)" office:value-type="float" office:value="12.7834075421735" calcext:value-type="float">
            <text:p>12,7834075422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13584" calcext:value-type="float">
            <text:p>13584</text:p>
          </table:table-cell>
          <table:table-cell table:formula="of:=+[.B1412]/[.A1412]" office:value-type="float" office:value="1.92544294826364" calcext:value-type="float">
            <text:p>1,9254429483</text:p>
          </table:table-cell>
          <table:table-cell table:formula="of:=+LOG([.A1412];2)" office:value-type="float" office:value="12.7844303674846" calcext:value-type="float">
            <text:p>12,7844303675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6228" calcext:value-type="float">
            <text:p>6228</text:p>
          </table:table-cell>
          <table:table-cell table:formula="of:=+[.B1413]/[.A1413]" office:value-type="float" office:value="0.882778171509568" calcext:value-type="float">
            <text:p>0,8827781715</text:p>
          </table:table-cell>
          <table:table-cell table:formula="of:=+LOG([.A1413];2)" office:value-type="float" office:value="12.7844303674846" calcext:value-type="float">
            <text:p>12,7844303675</text:p>
          </table:table-cell>
        </table:table-row>
        <table:table-row table:style-name="ro1">
          <table:table-cell table:number-columns-repeated="2" office:value-type="float" office:value="7056" calcext:value-type="float">
            <text:p>7056</text:p>
          </table:table-cell>
          <table:table-cell table:formula="of:=+[.B1414]/[.A1414]" office:value-type="float" office:value="1" calcext:value-type="float">
            <text:p>1</text:p>
          </table:table-cell>
          <table:table-cell table:formula="of:=+LOG([.A1414];2)" office:value-type="float" office:value="12.7846348455575" calcext:value-type="float">
            <text:p>12,7846348456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11494" calcext:value-type="float">
            <text:p>11494</text:p>
          </table:table-cell>
          <table:table-cell table:formula="of:=+[.B1415]/[.A1415]" office:value-type="float" office:value="1.62896825396825" calcext:value-type="float">
            <text:p>1,628968254</text:p>
          </table:table-cell>
          <table:table-cell table:formula="of:=+LOG([.A1415];2)" office:value-type="float" office:value="12.7846348455575" calcext:value-type="float">
            <text:p>12,7846348456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7119" calcext:value-type="float">
            <text:p>7119</text:p>
          </table:table-cell>
          <table:table-cell table:formula="of:=+[.B1416]/[.A1416]" office:value-type="float" office:value="1.00864267497875" calcext:value-type="float">
            <text:p>1,008642675</text:p>
          </table:table-cell>
          <table:table-cell table:formula="of:=+LOG([.A1416];2)" office:value-type="float" office:value="12.7850437147797" calcext:value-type="float">
            <text:p>12,7850437148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9973" calcext:value-type="float">
            <text:p>9973</text:p>
          </table:table-cell>
          <table:table-cell table:formula="of:=+[.B1417]/[.A1417]" office:value-type="float" office:value="1.412806346508" calcext:value-type="float">
            <text:p>1,4128063465</text:p>
          </table:table-cell>
          <table:table-cell table:formula="of:=+LOG([.A1417];2)" office:value-type="float" office:value="12.7852481059455" calcext:value-type="float">
            <text:p>12,7852481059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10975" calcext:value-type="float">
            <text:p>10975</text:p>
          </table:table-cell>
          <table:table-cell table:formula="of:=+[.B1418]/[.A1418]" office:value-type="float" office:value="1.55233380480905" calcext:value-type="float">
            <text:p>1,5523338048</text:p>
          </table:table-cell>
          <table:table-cell table:formula="of:=+LOG([.A1418];2)" office:value-type="float" office:value="12.7874944996968" calcext:value-type="float">
            <text:p>12,7874944997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6455" calcext:value-type="float">
            <text:p>6455</text:p>
          </table:table-cell>
          <table:table-cell table:formula="of:=+[.B1419]/[.A1419]" office:value-type="float" office:value="0.91262547716669" calcext:value-type="float">
            <text:p>0,9126254772</text:p>
          </table:table-cell>
          <table:table-cell table:formula="of:=+LOG([.A1419];2)" office:value-type="float" office:value="12.7881065459652" calcext:value-type="float">
            <text:p>12,788106546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10048" calcext:value-type="float">
            <text:p>10048</text:p>
          </table:table-cell>
          <table:table-cell table:formula="of:=+[.B1420]/[.A1420]" office:value-type="float" office:value="1.41880824625812" calcext:value-type="float">
            <text:p>1,4188082463</text:p>
          </table:table-cell>
          <table:table-cell table:formula="of:=+LOG([.A1420];2)" office:value-type="float" office:value="12.7899411283909" calcext:value-type="float">
            <text:p>12,7899411284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8628" calcext:value-type="float">
            <text:p>8628</text:p>
          </table:table-cell>
          <table:table-cell table:formula="of:=+[.B1421]/[.A1421]" office:value-type="float" office:value="1.21812791190174" calcext:value-type="float">
            <text:p>1,2181279119</text:p>
          </table:table-cell>
          <table:table-cell table:formula="of:=+LOG([.A1421];2)" office:value-type="float" office:value="12.7901448269498" calcext:value-type="float">
            <text:p>12,7901448269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6295" calcext:value-type="float">
            <text:p>6295</text:p>
          </table:table-cell>
          <table:table-cell table:formula="of:=+[.B1422]/[.A1422]" office:value-type="float" office:value="0.888371436635619" calcext:value-type="float">
            <text:p>0,8883714366</text:p>
          </table:table-cell>
          <table:table-cell table:formula="of:=+LOG([.A1422];2)" office:value-type="float" office:value="12.7907557501183" calcext:value-type="float">
            <text:p>12,7907557501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7903" calcext:value-type="float">
            <text:p>7903</text:p>
          </table:table-cell>
          <table:table-cell table:formula="of:=+[.B1423]/[.A1423]" office:value-type="float" office:value="1.11482578642968" calcext:value-type="float">
            <text:p>1,1148257864</text:p>
          </table:table-cell>
          <table:table-cell table:formula="of:=+LOG([.A1423];2)" office:value-type="float" office:value="12.791366414695" calcext:value-type="float">
            <text:p>12,7913664147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9673" calcext:value-type="float">
            <text:p>9673</text:p>
          </table:table-cell>
          <table:table-cell table:formula="of:=+[.B1424]/[.A1424]" office:value-type="float" office:value="1.36373889750458" calcext:value-type="float">
            <text:p>1,3637388975</text:p>
          </table:table-cell>
          <table:table-cell table:formula="of:=+LOG([.A1424];2)" office:value-type="float" office:value="12.7921802322548" calcext:value-type="float">
            <text:p>12,7921802323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8481" calcext:value-type="float">
            <text:p>8481</text:p>
          </table:table-cell>
          <table:table-cell table:formula="of:=+[.B1425]/[.A1425]" office:value-type="float" office:value="1.19433882551753" calcext:value-type="float">
            <text:p>1,1943388255</text:p>
          </table:table-cell>
          <table:table-cell table:formula="of:=+LOG([.A1425];2)" office:value-type="float" office:value="12.7938064914558" calcext:value-type="float">
            <text:p>12,7938064915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12014" calcext:value-type="float">
            <text:p>12014</text:p>
          </table:table-cell>
          <table:table-cell table:formula="of:=+[.B1426]/[.A1426]" office:value-type="float" office:value="1.6916361588285" calcext:value-type="float">
            <text:p>1,6916361588</text:p>
          </table:table-cell>
          <table:table-cell table:formula="of:=+LOG([.A1426];2)" office:value-type="float" office:value="12.794009645021" calcext:value-type="float">
            <text:p>12,794009645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11122" calcext:value-type="float">
            <text:p>11122</text:p>
          </table:table-cell>
          <table:table-cell table:formula="of:=+[.B1427]/[.A1427]" office:value-type="float" office:value="1.56515620602308" calcext:value-type="float">
            <text:p>1,565156206</text:p>
          </table:table-cell>
          <table:table-cell table:formula="of:=+LOG([.A1427];2)" office:value-type="float" office:value="12.7948219733312" calcext:value-type="float">
            <text:p>12,7948219733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7987" calcext:value-type="float">
            <text:p>7987</text:p>
          </table:table-cell>
          <table:table-cell table:formula="of:=+[.B1428]/[.A1428]" office:value-type="float" office:value="1.12318942483476" calcext:value-type="float">
            <text:p>1,1231894248</text:p>
          </table:table-cell>
          <table:table-cell table:formula="of:=+LOG([.A1428];2)" office:value-type="float" office:value="12.7958367409337" calcext:value-type="float">
            <text:p>12,7958367409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10680" calcext:value-type="float">
            <text:p>10680</text:p>
          </table:table-cell>
          <table:table-cell table:formula="of:=+[.B1429]/[.A1429]" office:value-type="float" office:value="1.50105411103303" calcext:value-type="float">
            <text:p>1,501054111</text:p>
          </table:table-cell>
          <table:table-cell table:formula="of:=+LOG([.A1429];2)" office:value-type="float" office:value="12.7966480414138" calcext:value-type="float">
            <text:p>12,7966480414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9858" calcext:value-type="float">
            <text:p>9858</text:p>
          </table:table-cell>
          <table:table-cell table:formula="of:=+[.B1430]/[.A1430]" office:value-type="float" office:value="1.3820271975326" calcext:value-type="float">
            <text:p>1,3820271975</text:p>
          </table:table-cell>
          <table:table-cell table:formula="of:=+LOG([.A1430];2)" office:value-type="float" office:value="12.8002932582234" calcext:value-type="float">
            <text:p>12,8002932582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12615" calcext:value-type="float">
            <text:p>12615</text:p>
          </table:table-cell>
          <table:table-cell table:formula="of:=+[.B1431]/[.A1431]" office:value-type="float" office:value="1.76606467870643" calcext:value-type="float">
            <text:p>1,7660646787</text:p>
          </table:table-cell>
          <table:table-cell table:formula="of:=+LOG([.A1431];2)" office:value-type="float" office:value="12.8023144059915" calcext:value-type="float">
            <text:p>12,802314406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8653" calcext:value-type="float">
            <text:p>8653</text:p>
          </table:table-cell>
          <table:table-cell table:formula="of:=+[.B1432]/[.A1432]" office:value-type="float" office:value="1.2110566829951" calcext:value-type="float">
            <text:p>1,211056683</text:p>
          </table:table-cell>
          <table:table-cell table:formula="of:=+LOG([.A1432];2)" office:value-type="float" office:value="12.8027182959832" calcext:value-type="float">
            <text:p>12,802718296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13318" calcext:value-type="float">
            <text:p>13318</text:p>
          </table:table-cell>
          <table:table-cell table:formula="of:=+[.B1433]/[.A1433]" office:value-type="float" office:value="1.86317851147174" calcext:value-type="float">
            <text:p>1,8631785115</text:p>
          </table:table-cell>
          <table:table-cell table:formula="of:=+LOG([.A1433];2)" office:value-type="float" office:value="12.8033239190415" calcext:value-type="float">
            <text:p>12,803323919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8259" calcext:value-type="float">
            <text:p>8259</text:p>
          </table:table-cell>
          <table:table-cell table:formula="of:=+[.B1434]/[.A1434]" office:value-type="float" office:value="1.15526647083508" calcext:value-type="float">
            <text:p>1,1552664708</text:p>
          </table:table-cell>
          <table:table-cell table:formula="of:=+LOG([.A1434];2)" office:value-type="float" office:value="12.8035257369114" calcext:value-type="float">
            <text:p>12,8035257369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12188" calcext:value-type="float">
            <text:p>12188</text:p>
          </table:table-cell>
          <table:table-cell table:formula="of:=+[.B1435]/[.A1435]" office:value-type="float" office:value="1.70390046134489" calcext:value-type="float">
            <text:p>1,7039004613</text:p>
          </table:table-cell>
          <table:table-cell table:formula="of:=+LOG([.A1435];2)" office:value-type="float" office:value="12.8043327261876" calcext:value-type="float">
            <text:p>12,8043327262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1592" calcext:value-type="float">
            <text:p>11592</text:p>
          </table:table-cell>
          <table:table-cell table:formula="of:=+[.B1436]/[.A1436]" office:value-type="float" office:value="1.617864619679" calcext:value-type="float">
            <text:p>1,6178646197</text:p>
          </table:table-cell>
          <table:table-cell table:formula="of:=+LOG([.A1436];2)" office:value-type="float" office:value="12.8067509891495" calcext:value-type="float">
            <text:p>12,8067509891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2345" calcext:value-type="float">
            <text:p>12345</text:p>
          </table:table-cell>
          <table:table-cell table:formula="of:=+[.B1437]/[.A1437]" office:value-type="float" office:value="1.72223772321429" calcext:value-type="float">
            <text:p>1,7222377232</text:p>
          </table:table-cell>
          <table:table-cell table:formula="of:=+LOG([.A1437];2)" office:value-type="float" office:value="12.8073549220576" calcext:value-type="float">
            <text:p>12,8073549221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12298" calcext:value-type="float">
            <text:p>12298</text:p>
          </table:table-cell>
          <table:table-cell table:formula="of:=+[.B1438]/[.A1438]" office:value-type="float" office:value="1.71400696864112" calcext:value-type="float">
            <text:p>1,7140069686</text:p>
          </table:table-cell>
          <table:table-cell table:formula="of:=+LOG([.A1438];2)" office:value-type="float" office:value="12.8087631164504" calcext:value-type="float">
            <text:p>12,8087631165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9477" calcext:value-type="float">
            <text:p>9477</text:p>
          </table:table-cell>
          <table:table-cell table:formula="of:=+[.B1439]/[.A1439]" office:value-type="float" office:value="1.32065217391304" calcext:value-type="float">
            <text:p>1,3206521739</text:p>
          </table:table-cell>
          <table:table-cell table:formula="of:=+LOG([.A1439];2)" office:value-type="float" office:value="12.8089641749193" calcext:value-type="float">
            <text:p>12,8089641749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6835" calcext:value-type="float">
            <text:p>6835</text:p>
          </table:table-cell>
          <table:table-cell table:formula="of:=+[.B1440]/[.A1440]" office:value-type="float" office:value="0.952480490523969" calcext:value-type="float">
            <text:p>0,9524804905</text:p>
          </table:table-cell>
          <table:table-cell table:formula="of:=+LOG([.A1440];2)" office:value-type="float" office:value="12.8089641749193" calcext:value-type="float">
            <text:p>12,8089641749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10741" calcext:value-type="float">
            <text:p>10741</text:p>
          </table:table-cell>
          <table:table-cell table:formula="of:=+[.B1441]/[.A1441]" office:value-type="float" office:value="1.49679487179487" calcext:value-type="float">
            <text:p>1,4967948718</text:p>
          </table:table-cell>
          <table:table-cell table:formula="of:=+LOG([.A1441];2)" office:value-type="float" office:value="12.8089641749193" calcext:value-type="float">
            <text:p>12,8089641749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10466" calcext:value-type="float">
            <text:p>10466</text:p>
          </table:table-cell>
          <table:table-cell table:formula="of:=+[.B1442]/[.A1442]" office:value-type="float" office:value="1.4582694719242" calcext:value-type="float">
            <text:p>1,4582694719</text:p>
          </table:table-cell>
          <table:table-cell table:formula="of:=+LOG([.A1442];2)" office:value-type="float" office:value="12.8091652053719" calcext:value-type="float">
            <text:p>12,8091652054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7754" calcext:value-type="float">
            <text:p>7754</text:p>
          </table:table-cell>
          <table:table-cell table:formula="of:=+[.B1443]/[.A1443]" office:value-type="float" office:value="1.08009472071319" calcext:value-type="float">
            <text:p>1,0800947207</text:p>
          </table:table-cell>
          <table:table-cell table:formula="of:=+LOG([.A1443];2)" office:value-type="float" office:value="12.8095671822597" calcext:value-type="float">
            <text:p>12,8095671823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11777" calcext:value-type="float">
            <text:p>11777</text:p>
          </table:table-cell>
          <table:table-cell table:formula="of:=+[.B1444]/[.A1444]" office:value-type="float" office:value="1.64025069637883" calcext:value-type="float">
            <text:p>1,6402506964</text:p>
          </table:table-cell>
          <table:table-cell table:formula="of:=+LOG([.A1444];2)" office:value-type="float" office:value="12.8097681287104" calcext:value-type="float">
            <text:p>12,8097681287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8084" calcext:value-type="float">
            <text:p>8084</text:p>
          </table:table-cell>
          <table:table-cell table:formula="of:=+[.B1445]/[.A1445]" office:value-type="float" office:value="1.12340188993886" calcext:value-type="float">
            <text:p>1,1234018899</text:p>
          </table:table-cell>
          <table:table-cell table:formula="of:=+LOG([.A1445];2)" office:value-type="float" office:value="12.8129794712515" calcext:value-type="float">
            <text:p>12,8129794713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8768" calcext:value-type="float">
            <text:p>8768</text:p>
          </table:table-cell>
          <table:table-cell table:formula="of:=+[.B1446]/[.A1446]" office:value-type="float" office:value="1.21811614337316" calcext:value-type="float">
            <text:p>1,2181161434</text:p>
          </table:table-cell>
          <table:table-cell table:formula="of:=+LOG([.A1446];2)" office:value-type="float" office:value="12.8133803869247" calcext:value-type="float">
            <text:p>12,8133803869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10003" calcext:value-type="float">
            <text:p>10003</text:p>
          </table:table-cell>
          <table:table-cell table:formula="of:=+[.B1447]/[.A1447]" office:value-type="float" office:value="1.38622505543237" calcext:value-type="float">
            <text:p>1,3862250554</text:p>
          </table:table-cell>
          <table:table-cell table:formula="of:=+LOG([.A1447];2)" office:value-type="float" office:value="12.8169836232554" calcext:value-type="float">
            <text:p>12,8169836233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8552" calcext:value-type="float">
            <text:p>8552</text:p>
          </table:table-cell>
          <table:table-cell table:formula="of:=+[.B1448]/[.A1448]" office:value-type="float" office:value="1.18514412416851" calcext:value-type="float">
            <text:p>1,1851441242</text:p>
          </table:table-cell>
          <table:table-cell table:formula="of:=+LOG([.A1448];2)" office:value-type="float" office:value="12.8169836232554" calcext:value-type="float">
            <text:p>12,8169836233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11755" calcext:value-type="float">
            <text:p>11755</text:p>
          </table:table-cell>
          <table:table-cell table:formula="of:=+[.B1449]/[.A1449]" office:value-type="float" office:value="1.62879312733823" calcext:value-type="float">
            <text:p>1,6287931273</text:p>
          </table:table-cell>
          <table:table-cell table:formula="of:=+LOG([.A1449];2)" office:value-type="float" office:value="12.8171835394257" calcext:value-type="float">
            <text:p>12,8171835394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13702" calcext:value-type="float">
            <text:p>13702</text:p>
          </table:table-cell>
          <table:table-cell table:formula="of:=+[.B1450]/[.A1450]" office:value-type="float" office:value="1.89752111895859" calcext:value-type="float">
            <text:p>1,897521119</text:p>
          </table:table-cell>
          <table:table-cell table:formula="of:=+LOG([.A1450];2)" office:value-type="float" office:value="12.8179829271957" calcext:value-type="float">
            <text:p>12,8179829272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12804" calcext:value-type="float">
            <text:p>12804</text:p>
          </table:table-cell>
          <table:table-cell table:formula="of:=+[.B1451]/[.A1451]" office:value-type="float" office:value="1.77095435684647" calcext:value-type="float">
            <text:p>1,7709543568</text:p>
          </table:table-cell>
          <table:table-cell table:formula="of:=+LOG([.A1451];2)" office:value-type="float" office:value="12.8197799318385" calcext:value-type="float">
            <text:p>12,8197799318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9080" calcext:value-type="float">
            <text:p>9080</text:p>
          </table:table-cell>
          <table:table-cell table:formula="of:=+[.B1452]/[.A1452]" office:value-type="float" office:value="1.25570460517218" calcext:value-type="float">
            <text:p>1,2557046052</text:p>
          </table:table-cell>
          <table:table-cell table:formula="of:=+LOG([.A1452];2)" office:value-type="float" office:value="12.8199794609227" calcext:value-type="float">
            <text:p>12,8199794609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8930" calcext:value-type="float">
            <text:p>8930</text:p>
          </table:table-cell>
          <table:table-cell table:formula="of:=+[.B1453]/[.A1453]" office:value-type="float" office:value="1.23478982300885" calcext:value-type="float">
            <text:p>1,234789823</text:p>
          </table:table-cell>
          <table:table-cell table:formula="of:=+LOG([.A1453];2)" office:value-type="float" office:value="12.8201789624152" calcext:value-type="float">
            <text:p>12,8201789624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13023" calcext:value-type="float">
            <text:p>13023</text:p>
          </table:table-cell>
          <table:table-cell table:formula="of:=+[.B1454]/[.A1454]" office:value-type="float" office:value="1.79975124378109" calcext:value-type="float">
            <text:p>1,7997512438</text:p>
          </table:table-cell>
          <table:table-cell table:formula="of:=+LOG([.A1454];2)" office:value-type="float" office:value="12.8209766926212" calcext:value-type="float">
            <text:p>12,8209766926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13910" calcext:value-type="float">
            <text:p>13910</text:p>
          </table:table-cell>
          <table:table-cell table:formula="of:=+[.B1455]/[.A1455]" office:value-type="float" office:value="1.92233278054174" calcext:value-type="float">
            <text:p>1,9223327805</text:p>
          </table:table-cell>
          <table:table-cell table:formula="of:=+LOG([.A1455];2)" office:value-type="float" office:value="12.8209766926212" calcext:value-type="float">
            <text:p>12,8209766926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9853" calcext:value-type="float">
            <text:p>9853</text:p>
          </table:table-cell>
          <table:table-cell table:formula="of:=+[.B1456]/[.A1456]" office:value-type="float" office:value="1.36147574962001" calcext:value-type="float">
            <text:p>1,3614757496</text:p>
          </table:table-cell>
          <table:table-cell table:formula="of:=+LOG([.A1456];2)" office:value-type="float" office:value="12.8211760562699" calcext:value-type="float">
            <text:p>12,8211760563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11657" calcext:value-type="float">
            <text:p>11657</text:p>
          </table:table-cell>
          <table:table-cell table:formula="of:=+[.B1457]/[.A1457]" office:value-type="float" office:value="1.60919381557151" calcext:value-type="float">
            <text:p>1,6091938156</text:p>
          </table:table-cell>
          <table:table-cell table:formula="of:=+LOG([.A1457];2)" office:value-type="float" office:value="12.8225708309502" calcext:value-type="float">
            <text:p>12,822570831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11946" calcext:value-type="float">
            <text:p>11946</text:p>
          </table:table-cell>
          <table:table-cell table:formula="of:=+[.B1458]/[.A1458]" office:value-type="float" office:value="1.64749689697973" calcext:value-type="float">
            <text:p>1,647496897</text:p>
          </table:table-cell>
          <table:table-cell table:formula="of:=+LOG([.A1458];2)" office:value-type="float" office:value="12.8239642584867" calcext:value-type="float">
            <text:p>12,8239642585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11167" calcext:value-type="float">
            <text:p>11167</text:p>
          </table:table-cell>
          <table:table-cell table:formula="of:=+[.B1459]/[.A1459]" office:value-type="float" office:value="1.53985107556536" calcext:value-type="float">
            <text:p>1,5398510756</text:p>
          </table:table-cell>
          <table:table-cell table:formula="of:=+LOG([.A1459];2)" office:value-type="float" office:value="12.8241632097442" calcext:value-type="float">
            <text:p>12,8241632097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8586" calcext:value-type="float">
            <text:p>8586</text:p>
          </table:table-cell>
          <table:table-cell table:formula="of:=+[.B1460]/[.A1460]" office:value-type="float" office:value="1.18378601957811" calcext:value-type="float">
            <text:p>1,1837860196</text:p>
          </table:table-cell>
          <table:table-cell table:formula="of:=+LOG([.A1460];2)" office:value-type="float" office:value="12.8243621335695" calcext:value-type="float">
            <text:p>12,8243621336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8325" calcext:value-type="float">
            <text:p>8325</text:p>
          </table:table-cell>
          <table:table-cell table:formula="of:=+[.B1461]/[.A1461]" office:value-type="float" office:value="1.14748449345279" calcext:value-type="float">
            <text:p>1,1474844935</text:p>
          </table:table-cell>
          <table:table-cell table:formula="of:=+LOG([.A1461];2)" office:value-type="float" office:value="12.8247598989541" calcext:value-type="float">
            <text:p>12,824759899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10915" calcext:value-type="float">
            <text:p>10915</text:p>
          </table:table-cell>
          <table:table-cell table:formula="of:=+[.B1462]/[.A1462]" office:value-type="float" office:value="1.5036506405841" calcext:value-type="float">
            <text:p>1,5036506406</text:p>
          </table:table-cell>
          <table:table-cell table:formula="of:=+LOG([.A1462];2)" office:value-type="float" office:value="12.8255551008708" calcext:value-type="float">
            <text:p>12,8255551009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11502" calcext:value-type="float">
            <text:p>11502</text:p>
          </table:table-cell>
          <table:table-cell table:formula="of:=+[.B1463]/[.A1463]" office:value-type="float" office:value="1.58407932791627" calcext:value-type="float">
            <text:p>1,5840793279</text:p>
          </table:table-cell>
          <table:table-cell table:formula="of:=+LOG([.A1463];2)" office:value-type="float" office:value="12.8259525375237" calcext:value-type="float">
            <text:p>12,8259525375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11447" calcext:value-type="float">
            <text:p>11447</text:p>
          </table:table-cell>
          <table:table-cell table:formula="of:=+[.B1464]/[.A1464]" office:value-type="float" office:value="1.57498624105669" calcext:value-type="float">
            <text:p>1,5749862411</text:p>
          </table:table-cell>
          <table:table-cell table:formula="of:=+LOG([.A1464];2)" office:value-type="float" office:value="12.8273427042341" calcext:value-type="float">
            <text:p>12,8273427042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8884" calcext:value-type="float">
            <text:p>8884</text:p>
          </table:table-cell>
          <table:table-cell table:formula="of:=+[.B1465]/[.A1465]" office:value-type="float" office:value="1.22167216721672" calcext:value-type="float">
            <text:p>1,2216721672</text:p>
          </table:table-cell>
          <table:table-cell table:formula="of:=+LOG([.A1465];2)" office:value-type="float" office:value="12.8281364841941" calcext:value-type="float">
            <text:p>12,8281364842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9189" calcext:value-type="float">
            <text:p>9189</text:p>
          </table:table-cell>
          <table:table-cell table:formula="of:=+[.B1466]/[.A1466]" office:value-type="float" office:value="1.26361386138614" calcext:value-type="float">
            <text:p>1,2636138614</text:p>
          </table:table-cell>
          <table:table-cell table:formula="of:=+LOG([.A1466];2)" office:value-type="float" office:value="12.8281364841941" calcext:value-type="float">
            <text:p>12,8281364842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12392" calcext:value-type="float">
            <text:p>12392</text:p>
          </table:table-cell>
          <table:table-cell table:formula="of:=+[.B1467]/[.A1467]" office:value-type="float" office:value="1.70383610614602" calcext:value-type="float">
            <text:p>1,7038361061</text:p>
          </table:table-cell>
          <table:table-cell table:formula="of:=+LOG([.A1467];2)" office:value-type="float" office:value="12.8283348609618" calcext:value-type="float">
            <text:p>12,828334861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10522" calcext:value-type="float">
            <text:p>10522</text:p>
          </table:table-cell>
          <table:table-cell table:formula="of:=+[.B1468]/[.A1468]" office:value-type="float" office:value="1.44612424409016" calcext:value-type="float">
            <text:p>1,4461242441</text:p>
          </table:table-cell>
          <table:table-cell table:formula="of:=+LOG([.A1468];2)" office:value-type="float" office:value="12.8289298276515" calcext:value-type="float">
            <text:p>12,8289298277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8383" calcext:value-type="float">
            <text:p>8383</text:p>
          </table:table-cell>
          <table:table-cell table:formula="of:=+[.B1469]/[.A1469]" office:value-type="float" office:value="1.15198570839632" calcext:value-type="float">
            <text:p>1,1519857084</text:p>
          </table:table-cell>
          <table:table-cell table:formula="of:=+LOG([.A1469];2)" office:value-type="float" office:value="12.8291280953685" calcext:value-type="float">
            <text:p>12,8291280954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8511" calcext:value-type="float">
            <text:p>8511</text:p>
          </table:table-cell>
          <table:table-cell table:formula="of:=+[.B1470]/[.A1470]" office:value-type="float" office:value="1.16764988338592" calcext:value-type="float">
            <text:p>1,1676498834</text:p>
          </table:table-cell>
          <table:table-cell table:formula="of:=+LOG([.A1470];2)" office:value-type="float" office:value="12.8315051850853" calcext:value-type="float">
            <text:p>12,8315051851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8714" calcext:value-type="float">
            <text:p>8714</text:p>
          </table:table-cell>
          <table:table-cell table:formula="of:=+[.B1471]/[.A1471]" office:value-type="float" office:value="1.19451679232351" calcext:value-type="float">
            <text:p>1,1945167923</text:p>
          </table:table-cell>
          <table:table-cell table:formula="of:=+LOG([.A1471];2)" office:value-type="float" office:value="12.8326922628053" calcext:value-type="float">
            <text:p>12,8326922628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10576" calcext:value-type="float">
            <text:p>10576</text:p>
          </table:table-cell>
          <table:table-cell table:formula="of:=+[.B1472]/[.A1472]" office:value-type="float" office:value="1.44916415456289" calcext:value-type="float">
            <text:p>1,4491641546</text:p>
          </table:table-cell>
          <table:table-cell table:formula="of:=+LOG([.A1472];2)" office:value-type="float" office:value="12.8332854355845" calcext:value-type="float">
            <text:p>12,8332854356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3514" calcext:value-type="float">
            <text:p>13514</text:p>
          </table:table-cell>
          <table:table-cell table:formula="of:=+[.B1473]/[.A1473]" office:value-type="float" office:value="1.85148650500069" calcext:value-type="float">
            <text:p>1,851486505</text:p>
          </table:table-cell>
          <table:table-cell table:formula="of:=+LOG([.A1473];2)" office:value-type="float" office:value="12.8334831056596" calcext:value-type="float">
            <text:p>12,8334831057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13673" calcext:value-type="float">
            <text:p>13673</text:p>
          </table:table-cell>
          <table:table-cell table:formula="of:=+[.B1474]/[.A1474]" office:value-type="float" office:value="1.8727571565539" calcext:value-type="float">
            <text:p>1,8727571566</text:p>
          </table:table-cell>
          <table:table-cell table:formula="of:=+LOG([.A1474];2)" office:value-type="float" office:value="12.8338783645774" calcext:value-type="float">
            <text:p>12,8338783646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8398" calcext:value-type="float">
            <text:p>8398</text:p>
          </table:table-cell>
          <table:table-cell table:formula="of:=+[.B1475]/[.A1475]" office:value-type="float" office:value="1.15025338994658" calcext:value-type="float">
            <text:p>1,1502533899</text:p>
          </table:table-cell>
          <table:table-cell table:formula="of:=+LOG([.A1475];2)" office:value-type="float" office:value="12.8338783645774" calcext:value-type="float">
            <text:p>12,8338783646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8285" calcext:value-type="float">
            <text:p>8285</text:p>
          </table:table-cell>
          <table:table-cell table:formula="of:=+[.B1476]/[.A1476]" office:value-type="float" office:value="1.13275909215204" calcext:value-type="float">
            <text:p>1,1327590922</text:p>
          </table:table-cell>
          <table:table-cell table:formula="of:=+LOG([.A1476];2)" office:value-type="float" office:value="12.8364449113414" calcext:value-type="float">
            <text:p>12,8364449113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11567" calcext:value-type="float">
            <text:p>11567</text:p>
          </table:table-cell>
          <table:table-cell table:formula="of:=+[.B1477]/[.A1477]" office:value-type="float" office:value="1.57481279782165" calcext:value-type="float">
            <text:p>1,5748127978</text:p>
          </table:table-cell>
          <table:table-cell table:formula="of:=+LOG([.A1477];2)" office:value-type="float" office:value="12.8425467754436" calcext:value-type="float">
            <text:p>12,8425467754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9768" calcext:value-type="float">
            <text:p>9768</text:p>
          </table:table-cell>
          <table:table-cell table:formula="of:=+[.B1478]/[.A1478]" office:value-type="float" office:value="1.32916042999048" calcext:value-type="float">
            <text:p>1,32916043</text:p>
          </table:table-cell>
          <table:table-cell table:formula="of:=+LOG([.A1478];2)" office:value-type="float" office:value="12.8433322362176" calcext:value-type="float">
            <text:p>12,8433322362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12288" calcext:value-type="float">
            <text:p>12288</text:p>
          </table:table-cell>
          <table:table-cell table:formula="of:=+[.B1479]/[.A1479]" office:value-type="float" office:value="1.66729986431479" calcext:value-type="float">
            <text:p>1,6672998643</text:p>
          </table:table-cell>
          <table:table-cell table:formula="of:=+LOG([.A1479];2)" office:value-type="float" office:value="12.8474489039824" calcext:value-type="float">
            <text:p>12,847448904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8349" calcext:value-type="float">
            <text:p>8349</text:p>
          </table:table-cell>
          <table:table-cell table:formula="of:=+[.B1480]/[.A1480]" office:value-type="float" office:value="1.13237488132375" calcext:value-type="float">
            <text:p>1,1323748813</text:p>
          </table:table-cell>
          <table:table-cell table:formula="of:=+LOG([.A1480];2)" office:value-type="float" office:value="12.8480360416318" calcext:value-type="float">
            <text:p>12,8480360416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12923" calcext:value-type="float">
            <text:p>12923</text:p>
          </table:table-cell>
          <table:table-cell table:formula="of:=+[.B1481]/[.A1481]" office:value-type="float" office:value="1.75227118644068" calcext:value-type="float">
            <text:p>1,7522711864</text:p>
          </table:table-cell>
          <table:table-cell table:formula="of:=+LOG([.A1481];2)" office:value-type="float" office:value="12.8484273340239" calcext:value-type="float">
            <text:p>12,848427334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11364" calcext:value-type="float">
            <text:p>11364</text:p>
          </table:table-cell>
          <table:table-cell table:formula="of:=+[.B1482]/[.A1482]" office:value-type="float" office:value="1.53983739837398" calcext:value-type="float">
            <text:p>1,5398373984</text:p>
          </table:table-cell>
          <table:table-cell table:formula="of:=+LOG([.A1482];2)" office:value-type="float" office:value="12.8494051009478" calcext:value-type="float">
            <text:p>12,8494051009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12513" calcext:value-type="float">
            <text:p>12513</text:p>
          </table:table-cell>
          <table:table-cell table:formula="of:=+[.B1483]/[.A1483]" office:value-type="float" office:value="1.6950690869683" calcext:value-type="float">
            <text:p>1,695069087</text:p>
          </table:table-cell>
          <table:table-cell table:formula="of:=+LOG([.A1483];2)" office:value-type="float" office:value="12.8497960222456" calcext:value-type="float">
            <text:p>12,8497960222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11247" calcext:value-type="float">
            <text:p>11247</text:p>
          </table:table-cell>
          <table:table-cell table:formula="of:=+[.B1484]/[.A1484]" office:value-type="float" office:value="1.52357084800867" calcext:value-type="float">
            <text:p>1,523570848</text:p>
          </table:table-cell>
          <table:table-cell table:formula="of:=+LOG([.A1484];2)" office:value-type="float" office:value="12.8497960222456" calcext:value-type="float">
            <text:p>12,8497960222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12940" calcext:value-type="float">
            <text:p>12940</text:p>
          </table:table-cell>
          <table:table-cell table:formula="of:=+[.B1485]/[.A1485]" office:value-type="float" office:value="1.75267506433699" calcext:value-type="float">
            <text:p>1,7526750643</text:p>
          </table:table-cell>
          <table:table-cell table:formula="of:=+LOG([.A1485];2)" office:value-type="float" office:value="12.8499914431793" calcext:value-type="float">
            <text:p>12,8499914432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9549" calcext:value-type="float">
            <text:p>9549</text:p>
          </table:table-cell>
          <table:table-cell table:formula="of:=+[.B1486]/[.A1486]" office:value-type="float" office:value="1.29302640487475" calcext:value-type="float">
            <text:p>1,2930264049</text:p>
          </table:table-cell>
          <table:table-cell table:formula="of:=+LOG([.A1486];2)" office:value-type="float" office:value="12.8503822056522" calcext:value-type="float">
            <text:p>12,8503822057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9041" calcext:value-type="float">
            <text:p>9041</text:p>
          </table:table-cell>
          <table:table-cell table:formula="of:=+[.B1487]/[.A1487]" office:value-type="float" office:value="1.22390686340869" calcext:value-type="float">
            <text:p>1,2239068634</text:p>
          </table:table-cell>
          <table:table-cell table:formula="of:=+LOG([.A1487];2)" office:value-type="float" office:value="12.8507728623133" calcext:value-type="float">
            <text:p>12,8507728623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12247" calcext:value-type="float">
            <text:p>12247</text:p>
          </table:table-cell>
          <table:table-cell table:formula="of:=+[.B1488]/[.A1488]" office:value-type="float" office:value="1.65723951285521" calcext:value-type="float">
            <text:p>1,6572395129</text:p>
          </table:table-cell>
          <table:table-cell table:formula="of:=+LOG([.A1488];2)" office:value-type="float" office:value="12.8513586490335" calcext:value-type="float">
            <text:p>12,851358649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10839" calcext:value-type="float">
            <text:p>10839</text:p>
          </table:table-cell>
          <table:table-cell table:formula="of:=+[.B1489]/[.A1489]" office:value-type="float" office:value="1.46453182002432" calcext:value-type="float">
            <text:p>1,46453182</text:p>
          </table:table-cell>
          <table:table-cell table:formula="of:=+LOG([.A1489];2)" office:value-type="float" office:value="12.8535045010213" calcext:value-type="float">
            <text:p>12,853504501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9799" calcext:value-type="float">
            <text:p>9799</text:p>
          </table:table-cell>
          <table:table-cell table:formula="of:=+[.B1490]/[.A1490]" office:value-type="float" office:value="1.3231163921145" calcext:value-type="float">
            <text:p>1,3231163921</text:p>
          </table:table-cell>
          <table:table-cell table:formula="of:=+LOG([.A1490];2)" office:value-type="float" office:value="12.8544788341716" calcext:value-type="float">
            <text:p>12,8544788342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11627" calcext:value-type="float">
            <text:p>11627</text:p>
          </table:table-cell>
          <table:table-cell table:formula="of:=+[.B1491]/[.A1491]" office:value-type="float" office:value="1.56740361283365" calcext:value-type="float">
            <text:p>1,5674036128</text:p>
          </table:table-cell>
          <table:table-cell table:formula="of:=+LOG([.A1491];2)" office:value-type="float" office:value="12.856814552503" calcext:value-type="float">
            <text:p>12,8568145525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8765" calcext:value-type="float">
            <text:p>8765</text:p>
          </table:table-cell>
          <table:table-cell table:formula="of:=+[.B1492]/[.A1492]" office:value-type="float" office:value="1.18142606820326" calcext:value-type="float">
            <text:p>1,1814260682</text:p>
          </table:table-cell>
          <table:table-cell table:formula="of:=+LOG([.A1492];2)" office:value-type="float" office:value="12.8570090251111" calcext:value-type="float">
            <text:p>12,8570090251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8489" calcext:value-type="float">
            <text:p>8489</text:p>
          </table:table-cell>
          <table:table-cell table:formula="of:=+[.B1493]/[.A1493]" office:value-type="float" office:value="1.14360770577933" calcext:value-type="float">
            <text:p>1,1436077058</text:p>
          </table:table-cell>
          <table:table-cell table:formula="of:=+LOG([.A1493];2)" office:value-type="float" office:value="12.8577866535039" calcext:value-type="float">
            <text:p>12,8577866535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8693" calcext:value-type="float">
            <text:p>8693</text:p>
          </table:table-cell>
          <table:table-cell table:formula="of:=+[.B1494]/[.A1494]" office:value-type="float" office:value="1.17077441077441" calcext:value-type="float">
            <text:p>1,1707744108</text:p>
          </table:table-cell>
          <table:table-cell table:formula="of:=+LOG([.A1494];2)" office:value-type="float" office:value="12.8581753105755" calcext:value-type="float">
            <text:p>12,8581753106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11785" calcext:value-type="float">
            <text:p>11785</text:p>
          </table:table-cell>
          <table:table-cell table:formula="of:=+[.B1495]/[.A1495]" office:value-type="float" office:value="1.58656435110393" calcext:value-type="float">
            <text:p>1,5865643511</text:p>
          </table:table-cell>
          <table:table-cell table:formula="of:=+LOG([.A1495];2)" office:value-type="float" office:value="12.8587580999354" calcext:value-type="float">
            <text:p>12,8587580999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13478" calcext:value-type="float">
            <text:p>13478</text:p>
          </table:table-cell>
          <table:table-cell table:formula="of:=+[.B1496]/[.A1496]" office:value-type="float" office:value="1.81399730820996" calcext:value-type="float">
            <text:p>1,8139973082</text:p>
          </table:table-cell>
          <table:table-cell table:formula="of:=+LOG([.A1496];2)" office:value-type="float" office:value="12.859146495426" calcext:value-type="float">
            <text:p>12,8591464954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9264" calcext:value-type="float">
            <text:p>9264</text:p>
          </table:table-cell>
          <table:table-cell table:formula="of:=+[.B1497]/[.A1497]" office:value-type="float" office:value="1.24666935809447" calcext:value-type="float">
            <text:p>1,2466693581</text:p>
          </table:table-cell>
          <table:table-cell table:formula="of:=+LOG([.A1497];2)" office:value-type="float" office:value="12.8593406539675" calcext:value-type="float">
            <text:p>12,859340654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9912" calcext:value-type="float">
            <text:p>9912</text:p>
          </table:table-cell>
          <table:table-cell table:formula="of:=+[.B1498]/[.A1498]" office:value-type="float" office:value="1.3329747175901" calcext:value-type="float">
            <text:p>1,3329747176</text:p>
          </table:table-cell>
          <table:table-cell table:formula="of:=+LOG([.A1498];2)" office:value-type="float" office:value="12.8603110549195" calcext:value-type="float">
            <text:p>12,8603110549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11356" calcext:value-type="float">
            <text:p>11356</text:p>
          </table:table-cell>
          <table:table-cell table:formula="of:=+[.B1499]/[.A1499]" office:value-type="float" office:value="1.52654926737465" calcext:value-type="float">
            <text:p>1,5265492674</text:p>
          </table:table-cell>
          <table:table-cell table:formula="of:=+LOG([.A1499];2)" office:value-type="float" office:value="12.8608929823388" calcext:value-type="float">
            <text:p>12,8608929823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11486" calcext:value-type="float">
            <text:p>11486</text:p>
          </table:table-cell>
          <table:table-cell table:formula="of:=+[.B1500]/[.A1500]" office:value-type="float" office:value="1.5429876410532" calcext:value-type="float">
            <text:p>1,5429876411</text:p>
          </table:table-cell>
          <table:table-cell table:formula="of:=+LOG([.A1500];2)" office:value-type="float" office:value="12.8618623400592" calcext:value-type="float">
            <text:p>12,8618623401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7037" calcext:value-type="float">
            <text:p>7037</text:p>
          </table:table-cell>
          <table:table-cell table:formula="of:=+[.B1501]/[.A1501]" office:value-type="float" office:value="0.942160931851653" calcext:value-type="float">
            <text:p>0,9421609319</text:p>
          </table:table-cell>
          <table:table-cell table:formula="of:=+LOG([.A1501];2)" office:value-type="float" office:value="12.866699382882" calcext:value-type="float">
            <text:p>12,8666993829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13834" calcext:value-type="float">
            <text:p>13834</text:p>
          </table:table-cell>
          <table:table-cell table:formula="of:=+[.B1502]/[.A1502]" office:value-type="float" office:value="1.85144539614561" calcext:value-type="float">
            <text:p>1,8514453961</text:p>
          </table:table-cell>
          <table:table-cell table:formula="of:=+LOG([.A1502];2)" office:value-type="float" office:value="12.8672787397097" calcext:value-type="float">
            <text:p>12,8672787397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13026" calcext:value-type="float">
            <text:p>13026</text:p>
          </table:table-cell>
          <table:table-cell table:formula="of:=+[.B1503]/[.A1503]" office:value-type="float" office:value="1.74284185175274" calcext:value-type="float">
            <text:p>1,7428418518</text:p>
          </table:table-cell>
          <table:table-cell table:formula="of:=+LOG([.A1503];2)" office:value-type="float" office:value="12.8676648483807" calcext:value-type="float">
            <text:p>12,8676648484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6624" calcext:value-type="float">
            <text:p>6624</text:p>
          </table:table-cell>
          <table:table-cell table:formula="of:=+[.B1504]/[.A1504]" office:value-type="float" office:value="0.885088188134687" calcext:value-type="float">
            <text:p>0,8850881881</text:p>
          </table:table-cell>
          <table:table-cell table:formula="of:=+LOG([.A1504];2)" office:value-type="float" office:value="12.8695938432408" calcext:value-type="float">
            <text:p>12,8695938432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12830" calcext:value-type="float">
            <text:p>12830</text:p>
          </table:table-cell>
          <table:table-cell table:formula="of:=+[.B1505]/[.A1505]" office:value-type="float" office:value="1.7136369707493" calcext:value-type="float">
            <text:p>1,7136369707</text:p>
          </table:table-cell>
          <table:table-cell table:formula="of:=+LOG([.A1505];2)" office:value-type="float" office:value="12.8701720391102" calcext:value-type="float">
            <text:p>12,8701720391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10013" calcext:value-type="float">
            <text:p>10013</text:p>
          </table:table-cell>
          <table:table-cell table:formula="of:=+[.B1506]/[.A1506]" office:value-type="float" office:value="1.33613557512677" calcext:value-type="float">
            <text:p>1,3361355751</text:p>
          </table:table-cell>
          <table:table-cell table:formula="of:=+LOG([.A1506];2)" office:value-type="float" office:value="12.8715202623291" calcext:value-type="float">
            <text:p>12,8715202623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11271" calcext:value-type="float">
            <text:p>11271</text:p>
          </table:table-cell>
          <table:table-cell table:formula="of:=+[.B1507]/[.A1507]" office:value-type="float" office:value="1.50199893390192" calcext:value-type="float">
            <text:p>1,5019989339</text:p>
          </table:table-cell>
          <table:table-cell table:formula="of:=+LOG([.A1507];2)" office:value-type="float" office:value="12.8734441125154" calcext:value-type="float">
            <text:p>12,8734441125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6916" calcext:value-type="float">
            <text:p>6916</text:p>
          </table:table-cell>
          <table:table-cell table:formula="of:=+[.B1508]/[.A1508]" office:value-type="float" office:value="0.921028099613797" calcext:value-type="float">
            <text:p>0,9210280996</text:p>
          </table:table-cell>
          <table:table-cell table:formula="of:=+LOG([.A1508];2)" office:value-type="float" office:value="12.8744050764095" calcext:value-type="float">
            <text:p>12,8744050764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0680" calcext:value-type="float">
            <text:p>10680</text:p>
          </table:table-cell>
          <table:table-cell table:formula="of:=+[.B1509]/[.A1509]" office:value-type="float" office:value="1.42210386151798" calcext:value-type="float">
            <text:p>1,4221038615</text:p>
          </table:table-cell>
          <table:table-cell table:formula="of:=+LOG([.A1509];2)" office:value-type="float" office:value="12.8745971924016" calcext:value-type="float">
            <text:p>12,8745971924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11729" calcext:value-type="float">
            <text:p>11729</text:p>
          </table:table-cell>
          <table:table-cell table:formula="of:=+[.B1510]/[.A1510]" office:value-type="float" office:value="1.55908547122159" calcext:value-type="float">
            <text:p>1,5590854712</text:p>
          </table:table-cell>
          <table:table-cell table:formula="of:=+LOG([.A1510];2)" office:value-type="float" office:value="12.8770923750274" calcext:value-type="float">
            <text:p>12,877092375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14623" calcext:value-type="float">
            <text:p>14623</text:p>
          </table:table-cell>
          <table:table-cell table:formula="of:=+[.B1511]/[.A1511]" office:value-type="float" office:value="1.94093443058136" calcext:value-type="float">
            <text:p>1,9409344306</text:p>
          </table:table-cell>
          <table:table-cell table:formula="of:=+LOG([.A1511];2)" office:value-type="float" office:value="12.8792003179474" calcext:value-type="float">
            <text:p>12,8792003179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11426" calcext:value-type="float">
            <text:p>11426</text:p>
          </table:table-cell>
          <table:table-cell table:formula="of:=+[.B1512]/[.A1512]" office:value-type="float" office:value="1.5161889596603" calcext:value-type="float">
            <text:p>1,5161889597</text:p>
          </table:table-cell>
          <table:table-cell table:formula="of:=+LOG([.A1512];2)" office:value-type="float" office:value="12.8795832496128" calcext:value-type="float">
            <text:p>12,8795832496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11099" calcext:value-type="float">
            <text:p>11099</text:p>
          </table:table-cell>
          <table:table-cell table:formula="of:=+[.B1513]/[.A1513]" office:value-type="float" office:value="1.47221116859" calcext:value-type="float">
            <text:p>1,4722111686</text:p>
          </table:table-cell>
          <table:table-cell table:formula="of:=+LOG([.A1513];2)" office:value-type="float" office:value="12.8801574566018" calcext:value-type="float">
            <text:p>12,8801574566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11050" calcext:value-type="float">
            <text:p>11050</text:p>
          </table:table-cell>
          <table:table-cell table:formula="of:=+[.B1514]/[.A1514]" office:value-type="float" office:value="1.46551724137931" calcext:value-type="float">
            <text:p>1,4655172414</text:p>
          </table:table-cell>
          <table:table-cell table:formula="of:=+LOG([.A1514];2)" office:value-type="float" office:value="12.880348808156" calcext:value-type="float">
            <text:p>12,8803488082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8136" calcext:value-type="float">
            <text:p>8136</text:p>
          </table:table-cell>
          <table:table-cell table:formula="of:=+[.B1515]/[.A1515]" office:value-type="float" office:value="1.07875894988067" calcext:value-type="float">
            <text:p>1,0787589499</text:p>
          </table:table-cell>
          <table:table-cell table:formula="of:=+LOG([.A1515];2)" office:value-type="float" office:value="12.8807314351417" calcext:value-type="float">
            <text:p>12,8807314351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8136" calcext:value-type="float">
            <text:p>8136</text:p>
          </table:table-cell>
          <table:table-cell table:formula="of:=+[.B1516]/[.A1516]" office:value-type="float" office:value="1.07847295864263" calcext:value-type="float">
            <text:p>1,0784729586</text:p>
          </table:table-cell>
          <table:table-cell table:formula="of:=+LOG([.A1516];2)" office:value-type="float" office:value="12.8811139606751" calcext:value-type="float">
            <text:p>12,8811139607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11944" calcext:value-type="float">
            <text:p>11944</text:p>
          </table:table-cell>
          <table:table-cell table:formula="of:=+[.B1517]/[.A1517]" office:value-type="float" office:value="1.58303512259775" calcext:value-type="float">
            <text:p>1,5830351226</text:p>
          </table:table-cell>
          <table:table-cell table:formula="of:=+LOG([.A1517];2)" office:value-type="float" office:value="12.881305185414" calcext:value-type="float">
            <text:p>12,8813051854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7395" calcext:value-type="float">
            <text:p>7395</text:p>
          </table:table-cell>
          <table:table-cell table:formula="of:=+[.B1518]/[.A1518]" office:value-type="float" office:value="0.979470198675497" calcext:value-type="float">
            <text:p>0,9794701987</text:p>
          </table:table-cell>
          <table:table-cell table:formula="of:=+LOG([.A1518];2)" office:value-type="float" office:value="12.8822609290998" calcext:value-type="float">
            <text:p>12,8822609291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6767" calcext:value-type="float">
            <text:p>6767</text:p>
          </table:table-cell>
          <table:table-cell table:formula="of:=+[.B1519]/[.A1519]" office:value-type="float" office:value="0.892979678015307" calcext:value-type="float">
            <text:p>0,892979678</text:p>
          </table:table-cell>
          <table:table-cell table:formula="of:=+LOG([.A1519];2)" office:value-type="float" office:value="12.8876014245087" calcext:value-type="float">
            <text:p>12,8876014245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13944" calcext:value-type="float">
            <text:p>13944</text:p>
          </table:table-cell>
          <table:table-cell table:formula="of:=+[.B1520]/[.A1520]" office:value-type="float" office:value="1.8393351800554" calcext:value-type="float">
            <text:p>1,8393351801</text:p>
          </table:table-cell>
          <table:table-cell table:formula="of:=+LOG([.A1520];2)" office:value-type="float" office:value="12.8881724496659" calcext:value-type="float">
            <text:p>12,8881724497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14385" calcext:value-type="float">
            <text:p>14385</text:p>
          </table:table-cell>
          <table:table-cell table:formula="of:=+[.B1521]/[.A1521]" office:value-type="float" office:value="1.89600632661131" calcext:value-type="float">
            <text:p>1,8960063266</text:p>
          </table:table-cell>
          <table:table-cell table:formula="of:=+LOG([.A1521];2)" office:value-type="float" office:value="12.8893138223844" calcext:value-type="float">
            <text:p>12,8893138224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10186" calcext:value-type="float">
            <text:p>10186</text:p>
          </table:table-cell>
          <table:table-cell table:formula="of:=+[.B1522]/[.A1522]" office:value-type="float" office:value="1.34255964149203" calcext:value-type="float">
            <text:p>1,3425596415</text:p>
          </table:table-cell>
          <table:table-cell table:formula="of:=+LOG([.A1522];2)" office:value-type="float" office:value="12.8893138223844" calcext:value-type="float">
            <text:p>12,8893138224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10410" calcext:value-type="float">
            <text:p>10410</text:p>
          </table:table-cell>
          <table:table-cell table:formula="of:=+[.B1523]/[.A1523]" office:value-type="float" office:value="1.37190300474433" calcext:value-type="float">
            <text:p>1,3719030047</text:p>
          </table:table-cell>
          <table:table-cell table:formula="of:=+LOG([.A1523];2)" office:value-type="float" office:value="12.8895039634115" calcext:value-type="float">
            <text:p>12,8895039634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9798" calcext:value-type="float">
            <text:p>9798</text:p>
          </table:table-cell>
          <table:table-cell table:formula="of:=+[.B1524]/[.A1524]" office:value-type="float" office:value="1.28988941548183" calcext:value-type="float">
            <text:p>1,2898894155</text:p>
          </table:table-cell>
          <table:table-cell table:formula="of:=+LOG([.A1524];2)" office:value-type="float" office:value="12.8910241901495" calcext:value-type="float">
            <text:p>12,8910241901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12292" calcext:value-type="float">
            <text:p>12292</text:p>
          </table:table-cell>
          <table:table-cell table:formula="of:=+[.B1525]/[.A1525]" office:value-type="float" office:value="1.61715563741613" calcext:value-type="float">
            <text:p>1,6171556374</text:p>
          </table:table-cell>
          <table:table-cell table:formula="of:=+LOG([.A1525];2)" office:value-type="float" office:value="12.8919735190256" calcext:value-type="float">
            <text:p>12,891973519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10285" calcext:value-type="float">
            <text:p>10285</text:p>
          </table:table-cell>
          <table:table-cell table:formula="of:=+[.B1526]/[.A1526]" office:value-type="float" office:value="1.35204416984357" calcext:value-type="float">
            <text:p>1,3520441698</text:p>
          </table:table-cell>
          <table:table-cell table:formula="of:=+LOG([.A1526];2)" office:value-type="float" office:value="12.8931118897113" calcext:value-type="float">
            <text:p>12,8931118897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8396" calcext:value-type="float">
            <text:p>8396</text:p>
          </table:table-cell>
          <table:table-cell table:formula="of:=+[.B1527]/[.A1527]" office:value-type="float" office:value="1.10372025765742" calcext:value-type="float">
            <text:p>1,1037202577</text:p>
          </table:table-cell>
          <table:table-cell table:formula="of:=+LOG([.A1527];2)" office:value-type="float" office:value="12.8931118897113" calcext:value-type="float">
            <text:p>12,8931118897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9076" calcext:value-type="float">
            <text:p>9076</text:p>
          </table:table-cell>
          <table:table-cell table:formula="of:=+[.B1528]/[.A1528]" office:value-type="float" office:value="1.19232790331056" calcext:value-type="float">
            <text:p>1,1923279033</text:p>
          </table:table-cell>
          <table:table-cell table:formula="of:=+LOG([.A1528];2)" office:value-type="float" office:value="12.894059846274" calcext:value-type="float">
            <text:p>12,8940598463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13076" calcext:value-type="float">
            <text:p>13076</text:p>
          </table:table-cell>
          <table:table-cell table:formula="of:=+[.B1529]/[.A1529]" office:value-type="float" office:value="1.71758833574149" calcext:value-type="float">
            <text:p>1,7175883357</text:p>
          </table:table-cell>
          <table:table-cell table:formula="of:=+LOG([.A1529];2)" office:value-type="float" office:value="12.8942493628642" calcext:value-type="float">
            <text:p>12,8942493629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11755" calcext:value-type="float">
            <text:p>11755</text:p>
          </table:table-cell>
          <table:table-cell table:formula="of:=+[.B1530]/[.A1530]" office:value-type="float" office:value="1.54366382140512" calcext:value-type="float">
            <text:p>1,5436638214</text:p>
          </table:table-cell>
          <table:table-cell table:formula="of:=+LOG([.A1530];2)" office:value-type="float" office:value="12.8946283213747" calcext:value-type="float">
            <text:p>12,8946283214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13497" calcext:value-type="float">
            <text:p>13497</text:p>
          </table:table-cell>
          <table:table-cell table:formula="of:=+[.B1531]/[.A1531]" office:value-type="float" office:value="1.77149232182701" calcext:value-type="float">
            <text:p>1,7714923218</text:p>
          </table:table-cell>
          <table:table-cell table:formula="of:=+LOG([.A1531];2)" office:value-type="float" office:value="12.8953859398985" calcext:value-type="float">
            <text:p>12,8953859399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8975" calcext:value-type="float">
            <text:p>8975</text:p>
          </table:table-cell>
          <table:table-cell table:formula="of:=+[.B1532]/[.A1532]" office:value-type="float" office:value="1.17627785058978" calcext:value-type="float">
            <text:p>1,1762778506</text:p>
          </table:table-cell>
          <table:table-cell table:formula="of:=+LOG([.A1532];2)" office:value-type="float" office:value="12.8974673417219" calcext:value-type="float">
            <text:p>12,8974673417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9266" calcext:value-type="float">
            <text:p>9266</text:p>
          </table:table-cell>
          <table:table-cell table:formula="of:=+[.B1533]/[.A1533]" office:value-type="float" office:value="1.21393947333945" calcext:value-type="float">
            <text:p>1,2139394733</text:p>
          </table:table-cell>
          <table:table-cell table:formula="of:=+LOG([.A1533];2)" office:value-type="float" office:value="12.8980344759915" calcext:value-type="float">
            <text:p>12,898034476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10937" calcext:value-type="float">
            <text:p>10937</text:p>
          </table:table-cell>
          <table:table-cell table:formula="of:=+[.B1534]/[.A1534]" office:value-type="float" office:value="1.43191935061534" calcext:value-type="float">
            <text:p>1,4319193506</text:p>
          </table:table-cell>
          <table:table-cell table:formula="of:=+LOG([.A1534];2)" office:value-type="float" office:value="12.8989792046225" calcext:value-type="float">
            <text:p>12,8989792046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10009" calcext:value-type="float">
            <text:p>10009</text:p>
          </table:table-cell>
          <table:table-cell table:formula="of:=+[.B1535]/[.A1535]" office:value-type="float" office:value="1.30939298796442" calcext:value-type="float">
            <text:p>1,309392988</text:p>
          </table:table-cell>
          <table:table-cell table:formula="of:=+LOG([.A1535];2)" office:value-type="float" office:value="12.9001120629775" calcext:value-type="float">
            <text:p>12,900112063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8740" calcext:value-type="float">
            <text:p>8740</text:p>
          </table:table-cell>
          <table:table-cell table:formula="of:=+[.B1536]/[.A1536]" office:value-type="float" office:value="1.14338042909471" calcext:value-type="float">
            <text:p>1,1433804291</text:p>
          </table:table-cell>
          <table:table-cell table:formula="of:=+LOG([.A1536];2)" office:value-type="float" office:value="12.9001120629775" calcext:value-type="float">
            <text:p>12,900112063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7458" calcext:value-type="float">
            <text:p>7458</text:p>
          </table:table-cell>
          <table:table-cell table:formula="of:=+[.B1537]/[.A1537]" office:value-type="float" office:value="0.97528442526481" calcext:value-type="float">
            <text:p>0,9752844253</text:p>
          </table:table-cell>
          <table:table-cell table:formula="of:=+LOG([.A1537];2)" office:value-type="float" office:value="12.9006781587434" calcext:value-type="float">
            <text:p>12,9006781587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13373" calcext:value-type="float">
            <text:p>13373</text:p>
          </table:table-cell>
          <table:table-cell table:formula="of:=+[.B1538]/[.A1538]" office:value-type="float" office:value="1.7481045751634" calcext:value-type="float">
            <text:p>1,7481045752</text:p>
          </table:table-cell>
          <table:table-cell table:formula="of:=+LOG([.A1538];2)" office:value-type="float" office:value="12.9012440324674" calcext:value-type="float">
            <text:p>12,9012440325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12089" calcext:value-type="float">
            <text:p>12089</text:p>
          </table:table-cell>
          <table:table-cell table:formula="of:=+[.B1539]/[.A1539]" office:value-type="float" office:value="1.5796419704691" calcext:value-type="float">
            <text:p>1,5796419705</text:p>
          </table:table-cell>
          <table:table-cell table:formula="of:=+LOG([.A1539];2)" office:value-type="float" office:value="12.9018096843236" calcext:value-type="float">
            <text:p>12,9018096843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12042" calcext:value-type="float">
            <text:p>12042</text:p>
          </table:table-cell>
          <table:table-cell table:formula="of:=+[.B1540]/[.A1540]" office:value-type="float" office:value="1.57124217118998" calcext:value-type="float">
            <text:p>1,5712421712</text:p>
          </table:table-cell>
          <table:table-cell table:formula="of:=+LOG([.A1540];2)" office:value-type="float" office:value="12.9038818457362" calcext:value-type="float">
            <text:p>12,9038818457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10765" calcext:value-type="float">
            <text:p>10765</text:p>
          </table:table-cell>
          <table:table-cell table:formula="of:=+[.B1541]/[.A1541]" office:value-type="float" office:value="1.4044357469015" calcext:value-type="float">
            <text:p>1,4044357469</text:p>
          </table:table-cell>
          <table:table-cell table:formula="of:=+LOG([.A1541];2)" office:value-type="float" office:value="12.9040700765461" calcext:value-type="float">
            <text:p>12,9040700765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9193" calcext:value-type="float">
            <text:p>9193</text:p>
          </table:table-cell>
          <table:table-cell table:formula="of:=+[.B1542]/[.A1542]" office:value-type="float" office:value="1.19934768427919" calcext:value-type="float">
            <text:p>1,1993476843</text:p>
          </table:table-cell>
          <table:table-cell table:formula="of:=+LOG([.A1542];2)" office:value-type="float" office:value="12.9040700765461" calcext:value-type="float">
            <text:p>12,9040700765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10182" calcext:value-type="float">
            <text:p>10182</text:p>
          </table:table-cell>
          <table:table-cell table:formula="of:=+[.B1543]/[.A1543]" office:value-type="float" office:value="1.32664495114007" calcext:value-type="float">
            <text:p>1,3266449511</text:p>
          </table:table-cell>
          <table:table-cell table:formula="of:=+LOG([.A1543];2)" office:value-type="float" office:value="12.9059510351449" calcext:value-type="float">
            <text:p>12,9059510351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9526" calcext:value-type="float">
            <text:p>9526</text:p>
          </table:table-cell>
          <table:table-cell table:formula="of:=+[.B1544]/[.A1544]" office:value-type="float" office:value="1.23988025510868" calcext:value-type="float">
            <text:p>1,2398802551</text:p>
          </table:table-cell>
          <table:table-cell table:formula="of:=+LOG([.A1544];2)" office:value-type="float" office:value="12.9074540383186" calcext:value-type="float">
            <text:p>12,9074540383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8780" calcext:value-type="float">
            <text:p>8780</text:p>
          </table:table-cell>
          <table:table-cell table:formula="of:=+[.B1545]/[.A1545]" office:value-type="float" office:value="1.14263404476835" calcext:value-type="float">
            <text:p>1,1426340448</text:p>
          </table:table-cell>
          <table:table-cell table:formula="of:=+LOG([.A1545];2)" office:value-type="float" office:value="12.9076418036655" calcext:value-type="float">
            <text:p>12,9076418037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10910" calcext:value-type="float">
            <text:p>10910</text:p>
          </table:table-cell>
          <table:table-cell table:formula="of:=+[.B1546]/[.A1546]" office:value-type="float" office:value="1.41891013135648" calcext:value-type="float">
            <text:p>1,4189101314</text:p>
          </table:table-cell>
          <table:table-cell table:formula="of:=+LOG([.A1546];2)" office:value-type="float" office:value="12.9085802640127" calcext:value-type="float">
            <text:p>12,908580264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9132" calcext:value-type="float">
            <text:p>9132</text:p>
          </table:table-cell>
          <table:table-cell table:formula="of:=+[.B1547]/[.A1547]" office:value-type="float" office:value="1.18736185151476" calcext:value-type="float">
            <text:p>1,1873618515</text:p>
          </table:table-cell>
          <table:table-cell table:formula="of:=+LOG([.A1547];2)" office:value-type="float" office:value="12.9089554772895" calcext:value-type="float">
            <text:p>12,9089554773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8833" calcext:value-type="float">
            <text:p>8833</text:p>
          </table:table-cell>
          <table:table-cell table:formula="of:=+[.B1548]/[.A1548]" office:value-type="float" office:value="1.14803743176501" calcext:value-type="float">
            <text:p>1,1480374318</text:p>
          </table:table-cell>
          <table:table-cell table:formula="of:=+LOG([.A1548];2)" office:value-type="float" office:value="12.9095181142966" calcext:value-type="float">
            <text:p>12,9095181143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10274" calcext:value-type="float">
            <text:p>10274</text:p>
          </table:table-cell>
          <table:table-cell table:formula="of:=+[.B1549]/[.A1549]" office:value-type="float" office:value="1.33203682095164" calcext:value-type="float">
            <text:p>1,332036821</text:p>
          </table:table-cell>
          <table:table-cell table:formula="of:=+LOG([.A1549];2)" office:value-type="float" office:value="12.9130763955548" calcext:value-type="float">
            <text:p>12,9130763956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9885" calcext:value-type="float">
            <text:p>9885</text:p>
          </table:table-cell>
          <table:table-cell table:formula="of:=+[.B1550]/[.A1550]" office:value-type="float" office:value="1.28143634949443" calcext:value-type="float">
            <text:p>1,2814363495</text:p>
          </table:table-cell>
          <table:table-cell table:formula="of:=+LOG([.A1550];2)" office:value-type="float" office:value="12.9132634306288" calcext:value-type="float">
            <text:p>12,9132634306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9584" calcext:value-type="float">
            <text:p>9584</text:p>
          </table:table-cell>
          <table:table-cell table:formula="of:=+[.B1551]/[.A1551]" office:value-type="float" office:value="1.24193339380588" calcext:value-type="float">
            <text:p>1,2419333938</text:p>
          </table:table-cell>
          <table:table-cell table:formula="of:=+LOG([.A1551];2)" office:value-type="float" office:value="12.9138243904081" calcext:value-type="float">
            <text:p>12,9138243904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8892" calcext:value-type="float">
            <text:p>8892</text:p>
          </table:table-cell>
          <table:table-cell table:formula="of:=+[.B1552]/[.A1552]" office:value-type="float" office:value="1.15181347150259" calcext:value-type="float">
            <text:p>1,1518134715</text:p>
          </table:table-cell>
          <table:table-cell table:formula="of:=+LOG([.A1552];2)" office:value-type="float" office:value="12.9143851321554" calcext:value-type="float">
            <text:p>12,9143851322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10217" calcext:value-type="float">
            <text:p>10217</text:p>
          </table:table-cell>
          <table:table-cell table:formula="of:=+[.B1553]/[.A1553]" office:value-type="float" office:value="1.32344559585492" calcext:value-type="float">
            <text:p>1,3234455959</text:p>
          </table:table-cell>
          <table:table-cell table:formula="of:=+LOG([.A1553];2)" office:value-type="float" office:value="12.9143851321554" calcext:value-type="float">
            <text:p>12,9143851322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9027" calcext:value-type="float">
            <text:p>9027</text:p>
          </table:table-cell>
          <table:table-cell table:formula="of:=+[.B1554]/[.A1554]" office:value-type="float" office:value="1.16914907395415" calcext:value-type="float">
            <text:p>1,169149074</text:p>
          </table:table-cell>
          <table:table-cell table:formula="of:=+LOG([.A1554];2)" office:value-type="float" office:value="12.914571997649" calcext:value-type="float">
            <text:p>12,9145719976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8246" calcext:value-type="float">
            <text:p>8246</text:p>
          </table:table-cell>
          <table:table-cell table:formula="of:=+[.B1555]/[.A1555]" office:value-type="float" office:value="1.06675291073739" calcext:value-type="float">
            <text:p>1,0667529107</text:p>
          </table:table-cell>
          <table:table-cell table:formula="of:=+LOG([.A1555];2)" office:value-type="float" office:value="12.9162526988122" calcext:value-type="float">
            <text:p>12,9162526988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12041" calcext:value-type="float">
            <text:p>12041</text:p>
          </table:table-cell>
          <table:table-cell table:formula="of:=+[.B1556]/[.A1556]" office:value-type="float" office:value="1.5546804389929" calcext:value-type="float">
            <text:p>1,554680439</text:p>
          </table:table-cell>
          <table:table-cell table:formula="of:=+LOG([.A1556];2)" office:value-type="float" office:value="12.9190495236769" calcext:value-type="float">
            <text:p>12,9190495237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9270" calcext:value-type="float">
            <text:p>9270</text:p>
          </table:table-cell>
          <table:table-cell table:formula="of:=+[.B1557]/[.A1557]" office:value-type="float" office:value="1.19674670797831" calcext:value-type="float">
            <text:p>1,196746708</text:p>
          </table:table-cell>
          <table:table-cell table:formula="of:=+LOG([.A1557];2)" office:value-type="float" office:value="12.9192357860284" calcext:value-type="float">
            <text:p>12,919235786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11618" calcext:value-type="float">
            <text:p>11618</text:p>
          </table:table-cell>
          <table:table-cell table:formula="of:=+[.B1558]/[.A1558]" office:value-type="float" office:value="1.49871001031992" calcext:value-type="float">
            <text:p>1,4987100103</text:p>
          </table:table-cell>
          <table:table-cell table:formula="of:=+LOG([.A1558];2)" office:value-type="float" office:value="12.9203528554151" calcext:value-type="float">
            <text:p>12,9203528554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6850" calcext:value-type="float">
            <text:p>6850</text:p>
          </table:table-cell>
          <table:table-cell table:formula="of:=+[.B1559]/[.A1559]" office:value-type="float" office:value="0.882959525650941" calcext:value-type="float">
            <text:p>0,8829595257</text:p>
          </table:table-cell>
          <table:table-cell table:formula="of:=+LOG([.A1559];2)" office:value-type="float" office:value="12.9214690605314" calcext:value-type="float">
            <text:p>12,9214690605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8244" calcext:value-type="float">
            <text:p>8244</text:p>
          </table:table-cell>
          <table:table-cell table:formula="of:=+[.B1560]/[.A1560]" office:value-type="float" office:value="1.06196058224913" calcext:value-type="float">
            <text:p>1,0619605822</text:p>
          </table:table-cell>
          <table:table-cell table:formula="of:=+LOG([.A1560];2)" office:value-type="float" office:value="12.9223985722193" calcext:value-type="float">
            <text:p>12,9223985722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10017" calcext:value-type="float">
            <text:p>10017</text:p>
          </table:table-cell>
          <table:table-cell table:formula="of:=+[.B1561]/[.A1561]" office:value-type="float" office:value="1.28935512936028" calcext:value-type="float">
            <text:p>1,2893551294</text:p>
          </table:table-cell>
          <table:table-cell table:formula="of:=+LOG([.A1561];2)" office:value-type="float" office:value="12.9235131963084" calcext:value-type="float">
            <text:p>12,9235131963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10975" calcext:value-type="float">
            <text:p>10975</text:p>
          </table:table-cell>
          <table:table-cell table:formula="of:=+[.B1562]/[.A1562]" office:value-type="float" office:value="1.41193876238261" calcext:value-type="float">
            <text:p>1,4119387624</text:p>
          </table:table-cell>
          <table:table-cell table:formula="of:=+LOG([.A1562];2)" office:value-type="float" office:value="12.9242558009013" calcext:value-type="float">
            <text:p>12,9242558009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13509" calcext:value-type="float">
            <text:p>13509</text:p>
          </table:table-cell>
          <table:table-cell table:formula="of:=+[.B1563]/[.A1563]" office:value-type="float" office:value="1.73592906707787" calcext:value-type="float">
            <text:p>1,7359290671</text:p>
          </table:table-cell>
          <table:table-cell table:formula="of:=+LOG([.A1563];2)" office:value-type="float" office:value="12.9259252649729" calcext:value-type="float">
            <text:p>12,925925265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8350" calcext:value-type="float">
            <text:p>8350</text:p>
          </table:table-cell>
          <table:table-cell table:formula="of:=+[.B1564]/[.A1564]" office:value-type="float" office:value="1.07229998715808" calcext:value-type="float">
            <text:p>1,0722999872</text:p>
          </table:table-cell>
          <table:table-cell table:formula="of:=+LOG([.A1564];2)" office:value-type="float" office:value="12.9268519109299" calcext:value-type="float">
            <text:p>12,9268519109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12521" calcext:value-type="float">
            <text:p>12521</text:p>
          </table:table-cell>
          <table:table-cell table:formula="of:=+[.B1565]/[.A1565]" office:value-type="float" office:value="1.60361168032787" calcext:value-type="float">
            <text:p>1,6036116803</text:p>
          </table:table-cell>
          <table:table-cell table:formula="of:=+LOG([.A1565];2)" office:value-type="float" office:value="12.9307373375629" calcext:value-type="float">
            <text:p>12,9307373376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8835" calcext:value-type="float">
            <text:p>8835</text:p>
          </table:table-cell>
          <table:table-cell table:formula="of:=+[.B1566]/[.A1566]" office:value-type="float" office:value="1.13124199743918" calcext:value-type="float">
            <text:p>1,1312419974</text:p>
          </table:table-cell>
          <table:table-cell table:formula="of:=+LOG([.A1566];2)" office:value-type="float" office:value="12.9311068330293" calcext:value-type="float">
            <text:p>12,931106833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6892" calcext:value-type="float">
            <text:p>6892</text:p>
          </table:table-cell>
          <table:table-cell table:formula="of:=+[.B1567]/[.A1567]" office:value-type="float" office:value="0.881780962128966" calcext:value-type="float">
            <text:p>0,8817809621</text:p>
          </table:table-cell>
          <table:table-cell table:formula="of:=+LOG([.A1567];2)" office:value-type="float" office:value="12.9322147519684" calcext:value-type="float">
            <text:p>12,932214752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7475" calcext:value-type="float">
            <text:p>7475</text:p>
          </table:table-cell>
          <table:table-cell table:formula="of:=+[.B1568]/[.A1568]" office:value-type="float" office:value="0.955882352941176" calcext:value-type="float">
            <text:p>0,9558823529</text:p>
          </table:table-cell>
          <table:table-cell table:formula="of:=+LOG([.A1568];2)" office:value-type="float" office:value="12.9329528921947" calcext:value-type="float">
            <text:p>12,9329528922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8927" calcext:value-type="float">
            <text:p>8927</text:p>
          </table:table-cell>
          <table:table-cell table:formula="of:=+[.B1569]/[.A1569]" office:value-type="float" office:value="1.14141414141414" calcext:value-type="float">
            <text:p>1,1414141414</text:p>
          </table:table-cell>
          <table:table-cell table:formula="of:=+LOG([.A1569];2)" office:value-type="float" office:value="12.9331373682567" calcext:value-type="float">
            <text:p>12,9331373683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9607" calcext:value-type="float">
            <text:p>9607</text:p>
          </table:table-cell>
          <table:table-cell table:formula="of:=+[.B1570]/[.A1570]" office:value-type="float" office:value="1.22726111394992" calcext:value-type="float">
            <text:p>1,2272611139</text:p>
          </table:table-cell>
          <table:table-cell table:formula="of:=+LOG([.A1570];2)" office:value-type="float" office:value="12.9344280406268" calcext:value-type="float">
            <text:p>12,9344280406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14309" calcext:value-type="float">
            <text:p>14309</text:p>
          </table:table-cell>
          <table:table-cell table:formula="of:=+[.B1571]/[.A1571]" office:value-type="float" office:value="1.82722513089005" calcext:value-type="float">
            <text:p>1,8272251309</text:p>
          </table:table-cell>
          <table:table-cell table:formula="of:=+LOG([.A1571];2)" office:value-type="float" office:value="12.9349808326538" calcext:value-type="float">
            <text:p>12,9349808327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11324" calcext:value-type="float">
            <text:p>11324</text:p>
          </table:table-cell>
          <table:table-cell table:formula="of:=+[.B1572]/[.A1572]" office:value-type="float" office:value="1.44567853951232" calcext:value-type="float">
            <text:p>1,4456785395</text:p>
          </table:table-cell>
          <table:table-cell table:formula="of:=+LOG([.A1572];2)" office:value-type="float" office:value="12.935349243034" calcext:value-type="float">
            <text:p>12,935349243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float" office:value="9429" calcext:value-type="float">
            <text:p>9429</text:p>
          </table:table-cell>
          <table:table-cell table:formula="of:=+[.B1573]/[.A1573]" office:value-type="float" office:value="1.20329249617152" calcext:value-type="float">
            <text:p>1,2032924962</text:p>
          </table:table-cell>
          <table:table-cell table:formula="of:=+LOG([.A1573];2)" office:value-type="float" office:value="12.9359016822676" calcext:value-type="float">
            <text:p>12,9359016823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8429" calcext:value-type="float">
            <text:p>8429</text:p>
          </table:table-cell>
          <table:table-cell table:formula="of:=+[.B1574]/[.A1574]" office:value-type="float" office:value="1.07512755102041" calcext:value-type="float">
            <text:p>1,075127551</text:p>
          </table:table-cell>
          <table:table-cell table:formula="of:=+LOG([.A1574];2)" office:value-type="float" office:value="12.9366379390026" calcext:value-type="float">
            <text:p>12,936637939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13411" calcext:value-type="float">
            <text:p>13411</text:p>
          </table:table-cell>
          <table:table-cell table:formula="of:=+[.B1575]/[.A1575]" office:value-type="float" office:value="1.70993242381742" calcext:value-type="float">
            <text:p>1,7099324238</text:p>
          </table:table-cell>
          <table:table-cell table:formula="of:=+LOG([.A1575];2)" office:value-type="float" office:value="12.9371898850812" calcext:value-type="float">
            <text:p>12,9371898851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14898" calcext:value-type="float">
            <text:p>14898</text:p>
          </table:table-cell>
          <table:table-cell table:formula="of:=+[.B1576]/[.A1576]" office:value-type="float" office:value="1.89445574771109" calcext:value-type="float">
            <text:p>1,8944557477</text:p>
          </table:table-cell>
          <table:table-cell table:formula="of:=+LOG([.A1576];2)" office:value-type="float" office:value="12.9410476063406" calcext:value-type="float">
            <text:p>12,9410476063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8148" calcext:value-type="float">
            <text:p>8148</text:p>
          </table:table-cell>
          <table:table-cell table:formula="of:=+[.B1577]/[.A1577]" office:value-type="float" office:value="1.03611393692777" calcext:value-type="float">
            <text:p>1,0361139369</text:p>
          </table:table-cell>
          <table:table-cell table:formula="of:=+LOG([.A1577];2)" office:value-type="float" office:value="12.9410476063406" calcext:value-type="float">
            <text:p>12,9410476063</text:p>
          </table:table-cell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10323" calcext:value-type="float">
            <text:p>10323</text:p>
          </table:table-cell>
          <table:table-cell table:formula="of:=+[.B1578]/[.A1578]" office:value-type="float" office:value="1.3120233858668" calcext:value-type="float">
            <text:p>1,3120233859</text:p>
          </table:table-cell>
          <table:table-cell table:formula="of:=+LOG([.A1578];2)" office:value-type="float" office:value="12.9417812422785" calcext:value-type="float">
            <text:p>12,9417812423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7189" calcext:value-type="float">
            <text:p>7189</text:p>
          </table:table-cell>
          <table:table-cell table:formula="of:=+[.B1579]/[.A1579]" office:value-type="float" office:value="0.913468869123253" calcext:value-type="float">
            <text:p>0,9134688691</text:p>
          </table:table-cell>
          <table:table-cell table:formula="of:=+LOG([.A1579];2)" office:value-type="float" office:value="12.9421479203948" calcext:value-type="float">
            <text:p>12,9421479204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10579" calcext:value-type="float">
            <text:p>10579</text:p>
          </table:table-cell>
          <table:table-cell table:formula="of:=+[.B1580]/[.A1580]" office:value-type="float" office:value="1.34404777029602" calcext:value-type="float">
            <text:p>1,3440477703</text:p>
          </table:table-cell>
          <table:table-cell table:formula="of:=+LOG([.A1580];2)" office:value-type="float" office:value="12.9423312245106" calcext:value-type="float">
            <text:p>12,9423312245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9131" calcext:value-type="float">
            <text:p>9131</text:p>
          </table:table-cell>
          <table:table-cell table:formula="of:=+[.B1581]/[.A1581]" office:value-type="float" office:value="1.15993394308943" calcext:value-type="float">
            <text:p>1,1599339431</text:p>
          </table:table-cell>
          <table:table-cell table:formula="of:=+LOG([.A1581];2)" office:value-type="float" office:value="12.9425145053392" calcext:value-type="float">
            <text:p>12,9425145053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11698" calcext:value-type="float">
            <text:p>11698</text:p>
          </table:table-cell>
          <table:table-cell table:formula="of:=+[.B1582]/[.A1582]" office:value-type="float" office:value="1.48602642276423" calcext:value-type="float">
            <text:p>1,4860264228</text:p>
          </table:table-cell>
          <table:table-cell table:formula="of:=+LOG([.A1582];2)" office:value-type="float" office:value="12.9425145053392" calcext:value-type="float">
            <text:p>12,9425145053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10664" calcext:value-type="float">
            <text:p>10664</text:p>
          </table:table-cell>
          <table:table-cell table:formula="of:=+[.B1583]/[.A1583]" office:value-type="float" office:value="1.35192697768763" calcext:value-type="float">
            <text:p>1,3519269777</text:p>
          </table:table-cell>
          <table:table-cell table:formula="of:=+LOG([.A1583];2)" office:value-type="float" office:value="12.9454438363779" calcext:value-type="float">
            <text:p>12,9454438364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12332" calcext:value-type="float">
            <text:p>12332</text:p>
          </table:table-cell>
          <table:table-cell table:formula="of:=+[.B1584]/[.A1584]" office:value-type="float" office:value="1.56279305537955" calcext:value-type="float">
            <text:p>1,5627930554</text:p>
          </table:table-cell>
          <table:table-cell table:formula="of:=+LOG([.A1584];2)" office:value-type="float" office:value="12.9459924243968" calcext:value-type="float">
            <text:p>12,9459924244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9978" calcext:value-type="float">
            <text:p>9978</text:p>
          </table:table-cell>
          <table:table-cell table:formula="of:=+[.B1585]/[.A1585]" office:value-type="float" office:value="1.26447851983272" calcext:value-type="float">
            <text:p>1,2644785198</text:p>
          </table:table-cell>
          <table:table-cell table:formula="of:=+LOG([.A1585];2)" office:value-type="float" office:value="12.9459924243968" calcext:value-type="float">
            <text:p>12,9459924244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14103" calcext:value-type="float">
            <text:p>14103</text:p>
          </table:table-cell>
          <table:table-cell table:formula="of:=+[.B1586]/[.A1586]" office:value-type="float" office:value="1.78541587542727" calcext:value-type="float">
            <text:p>1,7854158754</text:p>
          </table:table-cell>
          <table:table-cell table:formula="of:=+LOG([.A1586];2)" office:value-type="float" office:value="12.9474543067672" calcext:value-type="float">
            <text:p>12,947454306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2495" calcext:value-type="float">
            <text:p>12495</text:p>
          </table:table-cell>
          <table:table-cell table:formula="of:=+[.B1587]/[.A1587]" office:value-type="float" office:value="1.58164556962025" calcext:value-type="float">
            <text:p>1,5816455696</text:p>
          </table:table-cell>
          <table:table-cell table:formula="of:=+LOG([.A1587];2)" office:value-type="float" office:value="12.9476369379518" calcext:value-type="float">
            <text:p>12,947636938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9160" calcext:value-type="float">
            <text:p>9160</text:p>
          </table:table-cell>
          <table:table-cell table:formula="of:=+[.B1588]/[.A1588]" office:value-type="float" office:value="1.15832068791098" calcext:value-type="float">
            <text:p>1,1583206879</text:p>
          </table:table-cell>
          <table:table-cell table:formula="of:=+LOG([.A1588];2)" office:value-type="float" office:value="12.9490971557292" calcext:value-type="float">
            <text:p>12,9490971557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1053" calcext:value-type="float">
            <text:p>11053</text:p>
          </table:table-cell>
          <table:table-cell table:formula="of:=+[.B1589]/[.A1589]" office:value-type="float" office:value="1.39734513274336" calcext:value-type="float">
            <text:p>1,3973451327</text:p>
          </table:table-cell>
          <table:table-cell table:formula="of:=+LOG([.A1589];2)" office:value-type="float" office:value="12.9494619793602" calcext:value-type="float">
            <text:p>12,9494619794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8812" calcext:value-type="float">
            <text:p>8812</text:p>
          </table:table-cell>
          <table:table-cell table:formula="of:=+[.B1590]/[.A1590]" office:value-type="float" office:value="1.11262626262626" calcext:value-type="float">
            <text:p>1,1126262626</text:p>
          </table:table-cell>
          <table:table-cell table:formula="of:=+LOG([.A1590];2)" office:value-type="float" office:value="12.951284714967" calcext:value-type="float">
            <text:p>12,951284715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12131" calcext:value-type="float">
            <text:p>12131</text:p>
          </table:table-cell>
          <table:table-cell table:formula="of:=+[.B1591]/[.A1591]" office:value-type="float" office:value="1.53053242493061" calcext:value-type="float">
            <text:p>1,5305324249</text:p>
          </table:table-cell>
          <table:table-cell table:formula="of:=+LOG([.A1591];2)" office:value-type="float" office:value="12.952377251968" calcext:value-type="float">
            <text:p>12,952377252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8796" calcext:value-type="float">
            <text:p>8796</text:p>
          </table:table-cell>
          <table:table-cell table:formula="of:=+[.B1592]/[.A1592]" office:value-type="float" office:value="1.10976532929599" calcext:value-type="float">
            <text:p>1,1097653293</text:p>
          </table:table-cell>
          <table:table-cell table:formula="of:=+LOG([.A1592];2)" office:value-type="float" office:value="12.952377251968" calcext:value-type="float">
            <text:p>12,952377252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9173" calcext:value-type="float">
            <text:p>9173</text:p>
          </table:table-cell>
          <table:table-cell table:formula="of:=+[.B1593]/[.A1593]" office:value-type="float" office:value="1.15718430679955" calcext:value-type="float">
            <text:p>1,1571843068</text:p>
          </table:table-cell>
          <table:table-cell table:formula="of:=+LOG([.A1593];2)" office:value-type="float" office:value="12.9525592610568" calcext:value-type="float">
            <text:p>12,9525592611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11132" calcext:value-type="float">
            <text:p>11132</text:p>
          </table:table-cell>
          <table:table-cell table:formula="of:=+[.B1594]/[.A1594]" office:value-type="float" office:value="1.4043143686136" calcext:value-type="float">
            <text:p>1,4043143686</text:p>
          </table:table-cell>
          <table:table-cell table:formula="of:=+LOG([.A1594];2)" office:value-type="float" office:value="12.9525592610568" calcext:value-type="float">
            <text:p>12,9525592611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7827" calcext:value-type="float">
            <text:p>7827</text:p>
          </table:table-cell>
          <table:table-cell table:formula="of:=+[.B1595]/[.A1595]" office:value-type="float" office:value="0.987135830495649" calcext:value-type="float">
            <text:p>0,9871358305</text:p>
          </table:table-cell>
          <table:table-cell table:formula="of:=+LOG([.A1595];2)" office:value-type="float" office:value="12.9529232103627" calcext:value-type="float">
            <text:p>12,9529232104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9127" calcext:value-type="float">
            <text:p>9127</text:p>
          </table:table-cell>
          <table:table-cell table:formula="of:=+[.B1596]/[.A1596]" office:value-type="float" office:value="1.15094577553594" calcext:value-type="float">
            <text:p>1,1509457755</text:p>
          </table:table-cell>
          <table:table-cell table:formula="of:=+LOG([.A1596];2)" office:value-type="float" office:value="12.9531051505913" calcext:value-type="float">
            <text:p>12,9531051506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12225" calcext:value-type="float">
            <text:p>12225</text:p>
          </table:table-cell>
          <table:table-cell table:formula="of:=+[.B1597]/[.A1597]" office:value-type="float" office:value="1.5406427221172" calcext:value-type="float">
            <text:p>1,5406427221</text:p>
          </table:table-cell>
          <table:table-cell table:formula="of:=+LOG([.A1597];2)" office:value-type="float" office:value="12.9540145077225" calcext:value-type="float">
            <text:p>12,9540145077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10728" calcext:value-type="float">
            <text:p>10728</text:p>
          </table:table-cell>
          <table:table-cell table:formula="of:=+[.B1598]/[.A1598]" office:value-type="float" office:value="1.35062319023039" calcext:value-type="float">
            <text:p>1,3506231902</text:p>
          </table:table-cell>
          <table:table-cell table:formula="of:=+LOG([.A1598];2)" office:value-type="float" office:value="12.9554682879598" calcext:value-type="float">
            <text:p>12,955468288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12559" calcext:value-type="float">
            <text:p>12559</text:p>
          </table:table-cell>
          <table:table-cell table:formula="of:=+[.B1599]/[.A1599]" office:value-type="float" office:value="1.58014594866633" calcext:value-type="float">
            <text:p>1,5801459487</text:p>
          </table:table-cell>
          <table:table-cell table:formula="of:=+LOG([.A1599];2)" office:value-type="float" office:value="12.9563761572497" calcext:value-type="float">
            <text:p>12,9563761572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8710" calcext:value-type="float">
            <text:p>8710</text:p>
          </table:table-cell>
          <table:table-cell table:formula="of:=+[.B1600]/[.A1600]" office:value-type="float" office:value="1.09490886235072" calcext:value-type="float">
            <text:p>1,0949088624</text:p>
          </table:table-cell>
          <table:table-cell table:formula="of:=+LOG([.A1600];2)" office:value-type="float" office:value="12.9576462152184" calcext:value-type="float">
            <text:p>12,9576462152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8536" calcext:value-type="float">
            <text:p>8536</text:p>
          </table:table-cell>
          <table:table-cell table:formula="of:=+[.B1601]/[.A1601]" office:value-type="float" office:value="1.07276611788362" calcext:value-type="float">
            <text:p>1,0727661179</text:p>
          </table:table-cell>
          <table:table-cell table:formula="of:=+LOG([.A1601];2)" office:value-type="float" office:value="12.9580088836569" calcext:value-type="float">
            <text:p>12,9580088837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12390" calcext:value-type="float">
            <text:p>12390</text:p>
          </table:table-cell>
          <table:table-cell table:formula="of:=+[.B1602]/[.A1602]" office:value-type="float" office:value="1.55536028119508" calcext:value-type="float">
            <text:p>1,5553602812</text:p>
          </table:table-cell>
          <table:table-cell table:formula="of:=+LOG([.A1602];2)" office:value-type="float" office:value="12.9596397643642" calcext:value-type="float">
            <text:p>12,9596397644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10262" calcext:value-type="float">
            <text:p>10262</text:p>
          </table:table-cell>
          <table:table-cell table:formula="of:=+[.B1603]/[.A1603]" office:value-type="float" office:value="1.28741688621252" calcext:value-type="float">
            <text:p>1,2874168862</text:p>
          </table:table-cell>
          <table:table-cell table:formula="of:=+LOG([.A1603];2)" office:value-type="float" office:value="12.9605450132117" calcext:value-type="float">
            <text:p>12,9605450132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9747" calcext:value-type="float">
            <text:p>9747</text:p>
          </table:table-cell>
          <table:table-cell table:formula="of:=+[.B1604]/[.A1604]" office:value-type="float" office:value="1.22204112337011" calcext:value-type="float">
            <text:p>1,2220411234</text:p>
          </table:table-cell>
          <table:table-cell table:formula="of:=+LOG([.A1604];2)" office:value-type="float" office:value="12.9614496943982" calcext:value-type="float">
            <text:p>12,9614496944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13407" calcext:value-type="float">
            <text:p>13407</text:p>
          </table:table-cell>
          <table:table-cell table:formula="of:=+[.B1605]/[.A1605]" office:value-type="float" office:value="1.67566554180727" calcext:value-type="float">
            <text:p>1,6756655418</text:p>
          </table:table-cell>
          <table:table-cell table:formula="of:=+LOG([.A1605];2)" office:value-type="float" office:value="12.9659646102721" calcext:value-type="float">
            <text:p>12,9659646103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8697" calcext:value-type="float">
            <text:p>8697</text:p>
          </table:table-cell>
          <table:table-cell table:formula="of:=+[.B1606]/[.A1606]" office:value-type="float" office:value="1.08454919566031" calcext:value-type="float">
            <text:p>1,0845491957</text:p>
          </table:table-cell>
          <table:table-cell table:formula="of:=+LOG([.A1606];2)" office:value-type="float" office:value="12.9692066229642" calcext:value-type="float">
            <text:p>12,969206623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9212" calcext:value-type="float">
            <text:p>9212</text:p>
          </table:table-cell>
          <table:table-cell table:formula="of:=+[.B1607]/[.A1607]" office:value-type="float" office:value="1.14834205933682" calcext:value-type="float">
            <text:p>1,1483420593</text:p>
          </table:table-cell>
          <table:table-cell table:formula="of:=+LOG([.A1607];2)" office:value-type="float" office:value="12.9697462508145" calcext:value-type="float">
            <text:p>12,9697462508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12264" calcext:value-type="float">
            <text:p>12264</text:p>
          </table:table-cell>
          <table:table-cell table:formula="of:=+[.B1608]/[.A1608]" office:value-type="float" office:value="1.52860525987785" calcext:value-type="float">
            <text:p>1,5286052599</text:p>
          </table:table-cell>
          <table:table-cell table:formula="of:=+LOG([.A1608];2)" office:value-type="float" office:value="12.9699260819199" calcext:value-type="float">
            <text:p>12,9699260819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8944" calcext:value-type="float">
            <text:p>8944</text:p>
          </table:table-cell>
          <table:table-cell table:formula="of:=+[.B1609]/[.A1609]" office:value-type="float" office:value="1.11299153807865" calcext:value-type="float">
            <text:p>1,1129915381</text:p>
          </table:table-cell>
          <table:table-cell table:formula="of:=+LOG([.A1609];2)" office:value-type="float" office:value="12.9722618487333" calcext:value-type="float">
            <text:p>12,9722618487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13360" calcext:value-type="float">
            <text:p>13360</text:p>
          </table:table-cell>
          <table:table-cell table:formula="of:=+[.B1610]/[.A1610]" office:value-type="float" office:value="1.66148488993906" calcext:value-type="float">
            <text:p>1,6614848899</text:p>
          </table:table-cell>
          <table:table-cell table:formula="of:=+LOG([.A1610];2)" office:value-type="float" office:value="12.9731592145897" calcext:value-type="float">
            <text:p>12,9731592146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9810" calcext:value-type="float">
            <text:p>9810</text:p>
          </table:table-cell>
          <table:table-cell table:formula="of:=+[.B1611]/[.A1611]" office:value-type="float" office:value="1.21939092604102" calcext:value-type="float">
            <text:p>1,219390926</text:p>
          </table:table-cell>
          <table:table-cell table:formula="of:=+LOG([.A1611];2)" office:value-type="float" office:value="12.9738767056108" calcext:value-type="float">
            <text:p>12,9738767056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7581" calcext:value-type="float">
            <text:p>7581</text:p>
          </table:table-cell>
          <table:table-cell table:formula="of:=+[.B1612]/[.A1612]" office:value-type="float" office:value="0.941622158738045" calcext:value-type="float">
            <text:p>0,9416221587</text:p>
          </table:table-cell>
          <table:table-cell table:formula="of:=+LOG([.A1612];2)" office:value-type="float" office:value="12.9749522735341" calcext:value-type="float">
            <text:p>12,9749522735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float" office:value="9804" calcext:value-type="float">
            <text:p>9804</text:p>
          </table:table-cell>
          <table:table-cell table:formula="of:=+[.B1613]/[.A1613]" office:value-type="float" office:value="1.21758569299553" calcext:value-type="float">
            <text:p>1,217585693</text:p>
          </table:table-cell>
          <table:table-cell table:formula="of:=+LOG([.A1613];2)" office:value-type="float" office:value="12.9751314569213" calcext:value-type="float">
            <text:p>12,9751314569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13504" calcext:value-type="float">
            <text:p>13504</text:p>
          </table:table-cell>
          <table:table-cell table:formula="of:=+[.B1614]/[.A1614]" office:value-type="float" office:value="1.6737729300942" calcext:value-type="float">
            <text:p>1,6737729301</text:p>
          </table:table-cell>
          <table:table-cell table:formula="of:=+LOG([.A1614];2)" office:value-type="float" office:value="12.977995368613" calcext:value-type="float">
            <text:p>12,9779953686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10370" calcext:value-type="float">
            <text:p>10370</text:p>
          </table:table-cell>
          <table:table-cell table:formula="of:=+[.B1615]/[.A1615]" office:value-type="float" office:value="1.28500619578687" calcext:value-type="float">
            <text:p>1,2850061958</text:p>
          </table:table-cell>
          <table:table-cell table:formula="of:=+LOG([.A1615];2)" office:value-type="float" office:value="12.9783529581651" calcext:value-type="float">
            <text:p>12,9783529582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8762" calcext:value-type="float">
            <text:p>8762</text:p>
          </table:table-cell>
          <table:table-cell table:formula="of:=+[.B1616]/[.A1616]" office:value-type="float" office:value="1.08400346406037" calcext:value-type="float">
            <text:p>1,0840034641</text:p>
          </table:table-cell>
          <table:table-cell table:formula="of:=+LOG([.A1616];2)" office:value-type="float" office:value="12.9806751323224" calcext:value-type="float">
            <text:p>12,9806751323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8974" calcext:value-type="float">
            <text:p>8974</text:p>
          </table:table-cell>
          <table:table-cell table:formula="of:=+[.B1617]/[.A1617]" office:value-type="float" office:value="1.11009401286492" calcext:value-type="float">
            <text:p>1,1100940129</text:p>
          </table:table-cell>
          <table:table-cell table:formula="of:=+LOG([.A1617];2)" office:value-type="float" office:value="12.9808536063797" calcext:value-type="float">
            <text:p>12,9808536064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9094" calcext:value-type="float">
            <text:p>9094</text:p>
          </table:table-cell>
          <table:table-cell table:formula="of:=+[.B1618]/[.A1618]" office:value-type="float" office:value="1.12410383189122" calcext:value-type="float">
            <text:p>1,1241038319</text:p>
          </table:table-cell>
          <table:table-cell table:formula="of:=+LOG([.A1618];2)" office:value-type="float" office:value="12.9819239873173" calcext:value-type="float">
            <text:p>12,9819239873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8603" calcext:value-type="float">
            <text:p>8603</text:p>
          </table:table-cell>
          <table:table-cell table:formula="of:=+[.B1619]/[.A1619]" office:value-type="float" office:value="1.06157453109576" calcext:value-type="float">
            <text:p>1,0615745311</text:p>
          </table:table-cell>
          <table:table-cell table:formula="of:=+LOG([.A1619];2)" office:value-type="float" office:value="12.9844184588011" calcext:value-type="float">
            <text:p>12,9844184588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14562" calcext:value-type="float">
            <text:p>14562</text:p>
          </table:table-cell>
          <table:table-cell table:formula="of:=+[.B1620]/[.A1620]" office:value-type="float" office:value="1.79644707623982" calcext:value-type="float">
            <text:p>1,7964470762</text:p>
          </table:table-cell>
          <table:table-cell table:formula="of:=+LOG([.A1620];2)" office:value-type="float" office:value="12.9847744600468" calcext:value-type="float">
            <text:p>12,98477446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12157" calcext:value-type="float">
            <text:p>12157</text:p>
          </table:table-cell>
          <table:table-cell table:formula="of:=+[.B1621]/[.A1621]" office:value-type="float" office:value="1.49901356350185" calcext:value-type="float">
            <text:p>1,4990135635</text:p>
          </table:table-cell>
          <table:table-cell table:formula="of:=+LOG([.A1621];2)" office:value-type="float" office:value="12.9854861991046" calcext:value-type="float">
            <text:p>12,9854861991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13452" calcext:value-type="float">
            <text:p>13452</text:p>
          </table:table-cell>
          <table:table-cell table:formula="of:=+[.B1622]/[.A1622]" office:value-type="float" office:value="1.65869297163995" calcext:value-type="float">
            <text:p>1,6586929716</text:p>
          </table:table-cell>
          <table:table-cell table:formula="of:=+LOG([.A1622];2)" office:value-type="float" office:value="12.9854861991046" calcext:value-type="float">
            <text:p>12,9854861991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9388" calcext:value-type="float">
            <text:p>9388</text:p>
          </table:table-cell>
          <table:table-cell table:formula="of:=+[.B1623]/[.A1623]" office:value-type="float" office:value="1.15672745194677" calcext:value-type="float">
            <text:p>1,1567274519</text:p>
          </table:table-cell>
          <table:table-cell table:formula="of:=+LOG([.A1623];2)" office:value-type="float" office:value="12.9865531497567" calcext:value-type="float">
            <text:p>12,9865531498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9642" calcext:value-type="float">
            <text:p>9642</text:p>
          </table:table-cell>
          <table:table-cell table:formula="of:=+[.B1624]/[.A1624]" office:value-type="float" office:value="1.18699987689277" calcext:value-type="float">
            <text:p>1,1869998769</text:p>
          </table:table-cell>
          <table:table-cell table:formula="of:=+LOG([.A1624];2)" office:value-type="float" office:value="12.9877969290425" calcext:value-type="float">
            <text:p>12,987796929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float" office:value="10370" calcext:value-type="float">
            <text:p>10370</text:p>
          </table:table-cell>
          <table:table-cell table:formula="of:=+[.B1625]/[.A1625]" office:value-type="float" office:value="1.27646479566716" calcext:value-type="float">
            <text:p>1,2764647957</text:p>
          </table:table-cell>
          <table:table-cell table:formula="of:=+LOG([.A1625];2)" office:value-type="float" office:value="12.9879745242962" calcext:value-type="float">
            <text:p>12,9879745243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9493" calcext:value-type="float">
            <text:p>9493</text:p>
          </table:table-cell>
          <table:table-cell table:formula="of:=+[.B1626]/[.A1626]" office:value-type="float" office:value="1.16836923076923" calcext:value-type="float">
            <text:p>1,1683692308</text:p>
          </table:table-cell>
          <table:table-cell table:formula="of:=+LOG([.A1626];2)" office:value-type="float" office:value="12.9881520976905" calcext:value-type="float">
            <text:p>12,9881520977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12894" calcext:value-type="float">
            <text:p>12894</text:p>
          </table:table-cell>
          <table:table-cell table:formula="of:=+[.B1627]/[.A1627]" office:value-type="float" office:value="1.58422410615555" calcext:value-type="float">
            <text:p>1,5842241062</text:p>
          </table:table-cell>
          <table:table-cell table:formula="of:=+LOG([.A1627];2)" office:value-type="float" office:value="12.990635833003" calcext:value-type="float">
            <text:p>12,990635833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7395" calcext:value-type="float">
            <text:p>7395</text:p>
          </table:table-cell>
          <table:table-cell table:formula="of:=+[.B1628]/[.A1628]" office:value-type="float" office:value="0.908476658476658" calcext:value-type="float">
            <text:p>0,9084766585</text:p>
          </table:table-cell>
          <table:table-cell table:formula="of:=+LOG([.A1628];2)" office:value-type="float" office:value="12.9908130791536" calcext:value-type="float">
            <text:p>12,9908130792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9360" calcext:value-type="float">
            <text:p>9360</text:p>
          </table:table-cell>
          <table:table-cell table:formula="of:=+[.B1629]/[.A1629]" office:value-type="float" office:value="1.14973590468001" calcext:value-type="float">
            <text:p>1,1497359047</text:p>
          </table:table-cell>
          <table:table-cell table:formula="of:=+LOG([.A1629];2)" office:value-type="float" office:value="12.9909903035308" calcext:value-type="float">
            <text:p>12,9909903035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9405" calcext:value-type="float">
            <text:p>9405</text:p>
          </table:table-cell>
          <table:table-cell table:formula="of:=+[.B1630]/[.A1630]" office:value-type="float" office:value="1.1551215917465" calcext:value-type="float">
            <text:p>1,1551215917</text:p>
          </table:table-cell>
          <table:table-cell table:formula="of:=+LOG([.A1630];2)" office:value-type="float" office:value="12.99116750614" calcext:value-type="float">
            <text:p>12,9911675061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12574" calcext:value-type="float">
            <text:p>12574</text:p>
          </table:table-cell>
          <table:table-cell table:formula="of:=+[.B1631]/[.A1631]" office:value-type="float" office:value="1.54433800049128" calcext:value-type="float">
            <text:p>1,5443380005</text:p>
          </table:table-cell>
          <table:table-cell table:formula="of:=+LOG([.A1631];2)" office:value-type="float" office:value="12.99116750614" calcext:value-type="float">
            <text:p>12,9911675061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11786" calcext:value-type="float">
            <text:p>11786</text:p>
          </table:table-cell>
          <table:table-cell table:formula="of:=+[.B1632]/[.A1632]" office:value-type="float" office:value="1.44666748496379" calcext:value-type="float">
            <text:p>1,446667485</text:p>
          </table:table-cell>
          <table:table-cell table:formula="of:=+LOG([.A1632];2)" office:value-type="float" office:value="12.9920531928526" calcext:value-type="float">
            <text:p>12,9920531929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12119" calcext:value-type="float">
            <text:p>12119</text:p>
          </table:table-cell>
          <table:table-cell table:formula="of:=+[.B1633]/[.A1633]" office:value-type="float" office:value="1.48462575033689" calcext:value-type="float">
            <text:p>1,4846257503</text:p>
          </table:table-cell>
          <table:table-cell table:formula="of:=+LOG([.A1633];2)" office:value-type="float" office:value="12.9948837419708" calcext:value-type="float">
            <text:p>12,994883742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7498" calcext:value-type="float">
            <text:p>7498</text:p>
          </table:table-cell>
          <table:table-cell table:formula="of:=+[.B1634]/[.A1634]" office:value-type="float" office:value="0.918084976123424" calcext:value-type="float">
            <text:p>0,9180849761</text:p>
          </table:table-cell>
          <table:table-cell table:formula="of:=+LOG([.A1634];2)" office:value-type="float" office:value="12.9955905123663" calcext:value-type="float">
            <text:p>12,9955905124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9766" calcext:value-type="float">
            <text:p>9766</text:p>
          </table:table-cell>
          <table:table-cell table:formula="of:=+[.B1635]/[.A1635]" office:value-type="float" office:value="1.1953488372093" calcext:value-type="float">
            <text:p>1,1953488372</text:p>
          </table:table-cell>
          <table:table-cell table:formula="of:=+LOG([.A1635];2)" office:value-type="float" office:value="12.996120363033" calcext:value-type="float">
            <text:p>12,996120363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10835" calcext:value-type="float">
            <text:p>10835</text:p>
          </table:table-cell>
          <table:table-cell table:formula="of:=+[.B1636]/[.A1636]" office:value-type="float" office:value="1.3257065948856" calcext:value-type="float">
            <text:p>1,3257065949</text:p>
          </table:table-cell>
          <table:table-cell table:formula="of:=+LOG([.A1636];2)" office:value-type="float" office:value="12.9966500191759" calcext:value-type="float">
            <text:p>12,9966500192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15687" calcext:value-type="float">
            <text:p>15687</text:p>
          </table:table-cell>
          <table:table-cell table:formula="of:=+[.B1637]/[.A1637]" office:value-type="float" office:value="1.91889908256881" calcext:value-type="float">
            <text:p>1,9188990826</text:p>
          </table:table-cell>
          <table:table-cell table:formula="of:=+LOG([.A1637];2)" office:value-type="float" office:value="12.9970030152728" calcext:value-type="float">
            <text:p>12,9970030153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12764" calcext:value-type="float">
            <text:p>12764</text:p>
          </table:table-cell>
          <table:table-cell table:formula="of:=+[.B1638]/[.A1638]" office:value-type="float" office:value="1.56039119804401" calcext:value-type="float">
            <text:p>1,560391198</text:p>
          </table:table-cell>
          <table:table-cell table:formula="of:=+LOG([.A1638];2)" office:value-type="float" office:value="12.9978851278291" calcext:value-type="float">
            <text:p>12,9978851278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10013" calcext:value-type="float">
            <text:p>10013</text:p>
          </table:table-cell>
          <table:table-cell table:formula="of:=+[.B1639]/[.A1639]" office:value-type="float" office:value="1.22393350446156" calcext:value-type="float">
            <text:p>1,2239335045</text:p>
          </table:table-cell>
          <table:table-cell table:formula="of:=+LOG([.A1639];2)" office:value-type="float" office:value="12.9980614856364" calcext:value-type="float">
            <text:p>12,9980614856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11792" calcext:value-type="float">
            <text:p>11792</text:p>
          </table:table-cell>
          <table:table-cell table:formula="of:=+[.B1640]/[.A1640]" office:value-type="float" office:value="1.4405081847056" calcext:value-type="float">
            <text:p>1,4405081847</text:p>
          </table:table-cell>
          <table:table-cell table:formula="of:=+LOG([.A1640];2)" office:value-type="float" office:value="12.9989429514431" calcext:value-type="float">
            <text:p>12,9989429514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9362" calcext:value-type="float">
            <text:p>9362</text:p>
          </table:table-cell>
          <table:table-cell table:formula="of:=+[.B1641]/[.A1641]" office:value-type="float" office:value="1.14324093295885" calcext:value-type="float">
            <text:p>1,143240933</text:p>
          </table:table-cell>
          <table:table-cell table:formula="of:=+LOG([.A1641];2)" office:value-type="float" office:value="12.9994715725327" calcext:value-type="float">
            <text:p>12,9994715725</text:p>
          </table:table-cell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13996" calcext:value-type="float">
            <text:p>13996</text:p>
          </table:table-cell>
          <table:table-cell table:formula="of:=+[.B1642]/[.A1642]" office:value-type="float" office:value="1.70558128198879" calcext:value-type="float">
            <text:p>1,705581282</text:p>
          </table:table-cell>
          <table:table-cell table:formula="of:=+LOG([.A1642];2)" office:value-type="float" office:value="13.0024634388925" calcext:value-type="float">
            <text:p>13,0024634389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10174" calcext:value-type="float">
            <text:p>10174</text:p>
          </table:table-cell>
          <table:table-cell table:formula="of:=+[.B1643]/[.A1643]" office:value-type="float" office:value="1.23876780713503" calcext:value-type="float">
            <text:p>1,2387678071</text:p>
          </table:table-cell>
          <table:table-cell table:formula="of:=+LOG([.A1643];2)" office:value-type="float" office:value="13.0036935827378" calcext:value-type="float">
            <text:p>13,0036935827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float" office:value="11399" calcext:value-type="float">
            <text:p>11399</text:p>
          </table:table-cell>
          <table:table-cell table:formula="of:=+[.B1644]/[.A1644]" office:value-type="float" office:value="1.38589665653495" calcext:value-type="float">
            <text:p>1,3858966565</text:p>
          </table:table-cell>
          <table:table-cell table:formula="of:=+LOG([.A1644];2)" office:value-type="float" office:value="13.00579996351" calcext:value-type="float">
            <text:p>13,0057999635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float" office:value="8484" calcext:value-type="float">
            <text:p>8484</text:p>
          </table:table-cell>
          <table:table-cell table:formula="of:=+[.B1645]/[.A1645]" office:value-type="float" office:value="1.03148936170213" calcext:value-type="float">
            <text:p>1,0314893617</text:p>
          </table:table-cell>
          <table:table-cell table:formula="of:=+LOG([.A1645];2)" office:value-type="float" office:value="13.00579996351" calcext:value-type="float">
            <text:p>13,0057999635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8376" calcext:value-type="float">
            <text:p>8376</text:p>
          </table:table-cell>
          <table:table-cell table:formula="of:=+[.B1646]/[.A1646]" office:value-type="float" office:value="1.01638150709865" calcext:value-type="float">
            <text:p>1,0163815071</text:p>
          </table:table-cell>
          <table:table-cell table:formula="of:=+LOG([.A1646];2)" office:value-type="float" office:value="13.008603695797" calcext:value-type="float">
            <text:p>13,0086036958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10173" calcext:value-type="float">
            <text:p>10173</text:p>
          </table:table-cell>
          <table:table-cell table:formula="of:=+[.B1647]/[.A1647]" office:value-type="float" office:value="1.23443756825628" calcext:value-type="float">
            <text:p>1,2344375683</text:p>
          </table:table-cell>
          <table:table-cell table:formula="of:=+LOG([.A1647];2)" office:value-type="float" office:value="13.008603695797" calcext:value-type="float">
            <text:p>13,0086036958</text:p>
          </table:table-cell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float" office:value="13056" calcext:value-type="float">
            <text:p>13056</text:p>
          </table:table-cell>
          <table:table-cell table:formula="of:=+[.B1648]/[.A1648]" office:value-type="float" office:value="1.58331312151346" calcext:value-type="float">
            <text:p>1,5833131215</text:p>
          </table:table-cell>
          <table:table-cell table:formula="of:=+LOG([.A1648];2)" office:value-type="float" office:value="13.0094787458881" calcext:value-type="float">
            <text:p>13,0094787459</text:p>
          </table:table-cell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float" office:value="11072" calcext:value-type="float">
            <text:p>11072</text:p>
          </table:table-cell>
          <table:table-cell table:formula="of:=+[.B1649]/[.A1649]" office:value-type="float" office:value="1.34271161775406" calcext:value-type="float">
            <text:p>1,3427116178</text:p>
          </table:table-cell>
          <table:table-cell table:formula="of:=+LOG([.A1649];2)" office:value-type="float" office:value="13.0094787458881" calcext:value-type="float">
            <text:p>13,0094787459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float" office:value="15917" calcext:value-type="float">
            <text:p>15917</text:p>
          </table:table-cell>
          <table:table-cell table:formula="of:=+[.B1650]/[.A1650]" office:value-type="float" office:value="1.92886572952012" calcext:value-type="float">
            <text:p>1,9288657295</text:p>
          </table:table-cell>
          <table:table-cell table:formula="of:=+LOG([.A1650];2)" office:value-type="float" office:value="13.0105281058865" calcext:value-type="float">
            <text:p>13,0105281059</text:p>
          </table:table-cell>
        </table:table-row>
        <table:table-row table:style-name="ro1">
          <table:table-cell office:value-type="float" office:value="8255" calcext:value-type="float">
            <text:p>8255</text:p>
          </table:table-cell>
          <table:table-cell office:value-type="float" office:value="9087" calcext:value-type="float">
            <text:p>9087</text:p>
          </table:table-cell>
          <table:table-cell table:formula="of:=+[.B1651]/[.A1651]" office:value-type="float" office:value="1.1007874015748" calcext:value-type="float">
            <text:p>1,1007874016</text:p>
          </table:table-cell>
          <table:table-cell table:formula="of:=+LOG([.A1651];2)" office:value-type="float" office:value="13.0110524998006" calcext:value-type="float">
            <text:p>13,0110524998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float" office:value="9657" calcext:value-type="float">
            <text:p>9657</text:p>
          </table:table-cell>
          <table:table-cell table:formula="of:=+[.B1652]/[.A1652]" office:value-type="float" office:value="1.16926988739557" calcext:value-type="float">
            <text:p>1,1692698874</text:p>
          </table:table-cell>
          <table:table-cell table:formula="of:=+LOG([.A1652];2)" office:value-type="float" office:value="13.0117513953167" calcext:value-type="float">
            <text:p>13,0117513953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12587" calcext:value-type="float">
            <text:p>12587</text:p>
          </table:table-cell>
          <table:table-cell table:formula="of:=+[.B1653]/[.A1653]" office:value-type="float" office:value="1.52384987893462" calcext:value-type="float">
            <text:p>1,5238498789</text:p>
          </table:table-cell>
          <table:table-cell table:formula="of:=+LOG([.A1653];2)" office:value-type="float" office:value="13.0119260663068" calcext:value-type="float">
            <text:p>13,0119260663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float" office:value="11974" calcext:value-type="float">
            <text:p>11974</text:p>
          </table:table-cell>
          <table:table-cell table:formula="of:=+[.B1654]/[.A1654]" office:value-type="float" office:value="1.44893514036786" calcext:value-type="float">
            <text:p>1,4489351404</text:p>
          </table:table-cell>
          <table:table-cell table:formula="of:=+LOG([.A1654];2)" office:value-type="float" office:value="13.0126245388651" calcext:value-type="float">
            <text:p>13,0126245389</text:p>
          </table:table-cell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float" office:value="14530" calcext:value-type="float">
            <text:p>14530</text:p>
          </table:table-cell>
          <table:table-cell table:formula="of:=+[.B1655]/[.A1655]" office:value-type="float" office:value="1.7573778422835" calcext:value-type="float">
            <text:p>1,7573778423</text:p>
          </table:table-cell>
          <table:table-cell table:formula="of:=+LOG([.A1655];2)" office:value-type="float" office:value="13.0133226734254" calcext:value-type="float">
            <text:p>13,0133226734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float" office:value="8237" calcext:value-type="float">
            <text:p>8237</text:p>
          </table:table-cell>
          <table:table-cell table:formula="of:=+[.B1656]/[.A1656]" office:value-type="float" office:value="0.996130124561616" calcext:value-type="float">
            <text:p>0,9961301246</text:p>
          </table:table-cell>
          <table:table-cell table:formula="of:=+LOG([.A1656];2)" office:value-type="float" office:value="13.0134971542917" calcext:value-type="float">
            <text:p>13,0134971543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float" office:value="14009" calcext:value-type="float">
            <text:p>14009</text:p>
          </table:table-cell>
          <table:table-cell table:formula="of:=+[.B1657]/[.A1657]" office:value-type="float" office:value="1.69088714544357" calcext:value-type="float">
            <text:p>1,6908871454</text:p>
          </table:table-cell>
          <table:table-cell table:formula="of:=+LOG([.A1657];2)" office:value-type="float" office:value="13.0162859821088" calcext:value-type="float">
            <text:p>13,0162859821</text:p>
          </table:table-cell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float" office:value="14190" calcext:value-type="float">
            <text:p>14190</text:p>
          </table:table-cell>
          <table:table-cell table:formula="of:=+[.B1658]/[.A1658]" office:value-type="float" office:value="1.7119073470865" calcext:value-type="float">
            <text:p>1,7119073471</text:p>
          </table:table-cell>
          <table:table-cell table:formula="of:=+LOG([.A1658];2)" office:value-type="float" office:value="13.0169823475336" calcext:value-type="float">
            <text:p>13,0169823475</text:p>
          </table:table-cell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12702" calcext:value-type="float">
            <text:p>12702</text:p>
          </table:table-cell>
          <table:table-cell table:formula="of:=+[.B1659]/[.A1659]" office:value-type="float" office:value="1.53220747889023" calcext:value-type="float">
            <text:p>1,5322074789</text:p>
          </table:table-cell>
          <table:table-cell table:formula="of:=+LOG([.A1659];2)" office:value-type="float" office:value="13.0171563863831" calcext:value-type="float">
            <text:p>13,017156386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0566" calcext:value-type="float">
            <text:p>10566</text:p>
          </table:table-cell>
          <table:table-cell table:formula="of:=+[.B1660]/[.A1660]" office:value-type="float" office:value="1.27301204819277" calcext:value-type="float">
            <text:p>1,2730120482</text:p>
          </table:table-cell>
          <table:table-cell table:formula="of:=+LOG([.A1660];2)" office:value-type="float" office:value="13.0188956211217" calcext:value-type="float">
            <text:p>13,0188956211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float" office:value="14968" calcext:value-type="float">
            <text:p>14968</text:p>
          </table:table-cell>
          <table:table-cell table:formula="of:=+[.B1661]/[.A1661]" office:value-type="float" office:value="1.80098664420647" calcext:value-type="float">
            <text:p>1,8009866442</text:p>
          </table:table-cell>
          <table:table-cell table:formula="of:=+LOG([.A1661];2)" office:value-type="float" office:value="13.0208063607243" calcext:value-type="float">
            <text:p>13,0208063607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float" office:value="11415" calcext:value-type="float">
            <text:p>11415</text:p>
          </table:table-cell>
          <table:table-cell table:formula="of:=+[.B1662]/[.A1662]" office:value-type="float" office:value="1.37265512265512" calcext:value-type="float">
            <text:p>1,3726551227</text:p>
          </table:table-cell>
          <table:table-cell table:formula="of:=+LOG([.A1662];2)" office:value-type="float" office:value="13.0216740428584" calcext:value-type="float">
            <text:p>13,0216740429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float" office:value="13886" calcext:value-type="float">
            <text:p>13886</text:p>
          </table:table-cell>
          <table:table-cell table:formula="of:=+[.B1663]/[.A1663]" office:value-type="float" office:value="1.66959240110617" calcext:value-type="float">
            <text:p>1,6695924011</text:p>
          </table:table-cell>
          <table:table-cell table:formula="of:=+LOG([.A1663];2)" office:value-type="float" office:value="13.0218475166806" calcext:value-type="float">
            <text:p>13,0218475167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10836" calcext:value-type="float">
            <text:p>10836</text:p>
          </table:table-cell>
          <table:table-cell table:formula="of:=+[.B1664]/[.A1664]" office:value-type="float" office:value="1.30240384615385" calcext:value-type="float">
            <text:p>1,3024038462</text:p>
          </table:table-cell>
          <table:table-cell table:formula="of:=+LOG([.A1664];2)" office:value-type="float" office:value="13.0223678130285" calcext:value-type="float">
            <text:p>13,022367813</text:p>
          </table:table-cell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12801" calcext:value-type="float">
            <text:p>12801</text:p>
          </table:table-cell>
          <table:table-cell table:formula="of:=+[.B1665]/[.A1665]" office:value-type="float" office:value="1.53526025425762" calcext:value-type="float">
            <text:p>1,5352602543</text:p>
          </table:table-cell>
          <table:table-cell table:formula="of:=+LOG([.A1665];2)" office:value-type="float" office:value="13.0254856568084" calcext:value-type="float">
            <text:p>13,0254856568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float" office:value="7793" calcext:value-type="float">
            <text:p>7793</text:p>
          </table:table-cell>
          <table:table-cell table:formula="of:=+[.B1666]/[.A1666]" office:value-type="float" office:value="0.93452452332414" calcext:value-type="float">
            <text:p>0,9345245233</text:p>
          </table:table-cell>
          <table:table-cell table:formula="of:=+LOG([.A1666];2)" office:value-type="float" office:value="13.0256586729435" calcext:value-type="float">
            <text:p>13,0256586729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9270" calcext:value-type="float">
            <text:p>9270</text:p>
          </table:table-cell>
          <table:table-cell table:formula="of:=+[.B1667]/[.A1667]" office:value-type="float" office:value="1.11151079136691" calcext:value-type="float">
            <text:p>1,1115107914</text:p>
          </table:table-cell>
          <table:table-cell table:formula="of:=+LOG([.A1667];2)" office:value-type="float" office:value="13.025831668332" calcext:value-type="float">
            <text:p>13,0258316683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float" office:value="9494" calcext:value-type="float">
            <text:p>9494</text:p>
          </table:table-cell>
          <table:table-cell table:formula="of:=+[.B1668]/[.A1668]" office:value-type="float" office:value="1.13823282580026" calcext:value-type="float">
            <text:p>1,1382328258</text:p>
          </table:table-cell>
          <table:table-cell table:formula="of:=+LOG([.A1668];2)" office:value-type="float" office:value="13.0260046429789" calcext:value-type="float">
            <text:p>13,026004643</text:p>
          </table:table-cell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float" office:value="15270" calcext:value-type="float">
            <text:p>15270</text:p>
          </table:table-cell>
          <table:table-cell table:formula="of:=+[.B1669]/[.A1669]" office:value-type="float" office:value="1.82896155228171" calcext:value-type="float">
            <text:p>1,8289615523</text:p>
          </table:table-cell>
          <table:table-cell table:formula="of:=+LOG([.A1669];2)" office:value-type="float" office:value="13.0273876940528" calcext:value-type="float">
            <text:p>13,0273876941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8834" calcext:value-type="float">
            <text:p>8834</text:p>
          </table:table-cell>
          <table:table-cell table:formula="of:=+[.B1670]/[.A1670]" office:value-type="float" office:value="1.05758410152041" calcext:value-type="float">
            <text:p>1,0575841015</text:p>
          </table:table-cell>
          <table:table-cell table:formula="of:=+LOG([.A1670];2)" office:value-type="float" office:value="13.0280787227049" calcext:value-type="float">
            <text:p>13,0280787227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  <table:table-cell office:value-type="float" office:value="11102" calcext:value-type="float">
            <text:p>11102</text:p>
          </table:table-cell>
          <table:table-cell table:formula="of:=+[.B1671]/[.A1671]" office:value-type="float" office:value="1.32878515858767" calcext:value-type="float">
            <text:p>1,3287851586</text:p>
          </table:table-cell>
          <table:table-cell table:formula="of:=+LOG([.A1671];2)" office:value-type="float" office:value="13.0284241129486" calcext:value-type="float">
            <text:p>13,0284241129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12965" calcext:value-type="float">
            <text:p>12965</text:p>
          </table:table-cell>
          <table:table-cell table:formula="of:=+[.B1672]/[.A1672]" office:value-type="float" office:value="1.55083732057416" calcext:value-type="float">
            <text:p>1,5508373206</text:p>
          </table:table-cell>
          <table:table-cell table:formula="of:=+LOG([.A1672];2)" office:value-type="float" office:value="13.0292872269682" calcext:value-type="float">
            <text:p>13,029287227</text:p>
          </table:table-cell>
        </table:table-row>
        <table:table-row table:style-name="ro1">
          <table:table-cell office:value-type="float" office:value="8361" calcext:value-type="float">
            <text:p>8361</text:p>
          </table:table-cell>
          <table:table-cell office:value-type="float" office:value="7631" calcext:value-type="float">
            <text:p>7631</text:p>
          </table:table-cell>
          <table:table-cell table:formula="of:=+[.B1673]/[.A1673]" office:value-type="float" office:value="0.912689869632819" calcext:value-type="float">
            <text:p>0,9126898696</text:p>
          </table:table-cell>
          <table:table-cell table:formula="of:=+LOG([.A1673];2)" office:value-type="float" office:value="13.029459787825" calcext:value-type="float">
            <text:p>13,0294597878</text:p>
          </table:table-cell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14464" calcext:value-type="float">
            <text:p>14464</text:p>
          </table:table-cell>
          <table:table-cell table:formula="of:=+[.B1674]/[.A1674]" office:value-type="float" office:value="1.72375163866047" calcext:value-type="float">
            <text:p>1,7237516387</text:p>
          </table:table-cell>
          <table:table-cell table:formula="of:=+LOG([.A1674];2)" office:value-type="float" office:value="13.0346270391974" calcext:value-type="float">
            <text:p>13,0346270392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office:value-type="float" office:value="10523" calcext:value-type="float">
            <text:p>10523</text:p>
          </table:table-cell>
          <table:table-cell table:formula="of:=+[.B1675]/[.A1675]" office:value-type="float" office:value="1.25303643724696" calcext:value-type="float">
            <text:p>1,2530364372</text:p>
          </table:table-cell>
          <table:table-cell table:formula="of:=+LOG([.A1675];2)" office:value-type="float" office:value="13.035830072835" calcext:value-type="float">
            <text:p>13,0358300728</text:p>
          </table:table-cell>
        </table:table-row>
        <table:table-row table:style-name="ro1">
          <table:table-cell office:value-type="float" office:value="8407" calcext:value-type="float">
            <text:p>8407</text:p>
          </table:table-cell>
          <table:table-cell office:value-type="float" office:value="9291" calcext:value-type="float">
            <text:p>9291</text:p>
          </table:table-cell>
          <table:table-cell table:formula="of:=+[.B1676]/[.A1676]" office:value-type="float" office:value="1.10515046984656" calcext:value-type="float">
            <text:p>1,1051504698</text:p>
          </table:table-cell>
          <table:table-cell table:formula="of:=+LOG([.A1676];2)" office:value-type="float" office:value="13.0373753577632" calcext:value-type="float">
            <text:p>13,0373753578</text:p>
          </table:table-cell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float" office:value="13307" calcext:value-type="float">
            <text:p>13307</text:p>
          </table:table-cell>
          <table:table-cell table:formula="of:=+[.B1677]/[.A1677]" office:value-type="float" office:value="1.58002849679411" calcext:value-type="float">
            <text:p>1,5800284968</text:p>
          </table:table-cell>
          <table:table-cell table:formula="of:=+LOG([.A1677];2)" office:value-type="float" office:value="13.0399471601691" calcext:value-type="float">
            <text:p>13,0399471602</text:p>
          </table:table-cell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float" office:value="13191" calcext:value-type="float">
            <text:p>13191</text:p>
          </table:table-cell>
          <table:table-cell table:formula="of:=+[.B1678]/[.A1678]" office:value-type="float" office:value="1.56625504630729" calcext:value-type="float">
            <text:p>1,5662550463</text:p>
          </table:table-cell>
          <table:table-cell table:formula="of:=+LOG([.A1678];2)" office:value-type="float" office:value="13.0399471601691" calcext:value-type="float">
            <text:p>13,0399471602</text:p>
          </table:table-cell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10198" calcext:value-type="float">
            <text:p>10198</text:p>
          </table:table-cell>
          <table:table-cell table:formula="of:=+[.B1679]/[.A1679]" office:value-type="float" office:value="1.21058879392213" calcext:value-type="float">
            <text:p>1,2105887939</text:p>
          </table:table-cell>
          <table:table-cell table:formula="of:=+LOG([.A1679];2)" office:value-type="float" office:value="13.0402897210257" calcext:value-type="float">
            <text:p>13,040289721</text:p>
          </table:table-cell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float" office:value="11158" calcext:value-type="float">
            <text:p>11158</text:p>
          </table:table-cell>
          <table:table-cell table:formula="of:=+[.B1680]/[.A1680]" office:value-type="float" office:value="1.32392026578073" calcext:value-type="float">
            <text:p>1,3239202658</text:p>
          </table:table-cell>
          <table:table-cell table:formula="of:=+LOG([.A1680];2)" office:value-type="float" office:value="13.0409745988173" calcext:value-type="float">
            <text:p>13,0409745988</text:p>
          </table:table-cell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float" office:value="12404" calcext:value-type="float">
            <text:p>12404</text:p>
          </table:table-cell>
          <table:table-cell table:formula="of:=+[.B1681]/[.A1681]" office:value-type="float" office:value="1.4694941357659" calcext:value-type="float">
            <text:p>1,4694941358</text:p>
          </table:table-cell>
          <table:table-cell table:formula="of:=+LOG([.A1681];2)" office:value-type="float" office:value="13.0431982089002" calcext:value-type="float">
            <text:p>13,0431982089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9288" calcext:value-type="float">
            <text:p>9288</text:p>
          </table:table-cell>
          <table:table-cell table:formula="of:=+[.B1682]/[.A1682]" office:value-type="float" office:value="1.09943181818182" calcext:value-type="float">
            <text:p>1,0994318182</text:p>
          </table:table-cell>
          <table:table-cell table:formula="of:=+LOG([.A1682];2)" office:value-type="float" office:value="13.0443941193585" calcext:value-type="float">
            <text:p>13,0443941194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11982" calcext:value-type="float">
            <text:p>11982</text:p>
          </table:table-cell>
          <table:table-cell table:formula="of:=+[.B1683]/[.A1683]" office:value-type="float" office:value="1.41798816568047" calcext:value-type="float">
            <text:p>1,4179881657</text:p>
          </table:table-cell>
          <table:table-cell table:formula="of:=+LOG([.A1683];2)" office:value-type="float" office:value="13.0447356260569" calcext:value-type="float">
            <text:p>13,0447356261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13776" calcext:value-type="float">
            <text:p>13776</text:p>
          </table:table-cell>
          <table:table-cell table:formula="of:=+[.B1684]/[.A1684]" office:value-type="float" office:value="1.63029585798817" calcext:value-type="float">
            <text:p>1,630295858</text:p>
          </table:table-cell>
          <table:table-cell table:formula="of:=+LOG([.A1684];2)" office:value-type="float" office:value="13.0447356260569" calcext:value-type="float">
            <text:p>13,0447356261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14209" calcext:value-type="float">
            <text:p>14209</text:p>
          </table:table-cell>
          <table:table-cell table:formula="of:=+[.B1685]/[.A1685]" office:value-type="float" office:value="1.68133948645131" calcext:value-type="float">
            <text:p>1,6813394865</text:p>
          </table:table-cell>
          <table:table-cell table:formula="of:=+LOG([.A1685];2)" office:value-type="float" office:value="13.0449063490961" calcext:value-type="float">
            <text:p>13,0449063491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12560" calcext:value-type="float">
            <text:p>12560</text:p>
          </table:table-cell>
          <table:table-cell table:formula="of:=+[.B1686]/[.A1686]" office:value-type="float" office:value="1.48463356973995" calcext:value-type="float">
            <text:p>1,4846335697</text:p>
          </table:table-cell>
          <table:table-cell table:formula="of:=+LOG([.A1686];2)" office:value-type="float" office:value="13.0464419480073" calcext:value-type="float">
            <text:p>13,046441948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  <table:table-cell office:value-type="float" office:value="8810" calcext:value-type="float">
            <text:p>8810</text:p>
          </table:table-cell>
          <table:table-cell table:formula="of:=+[.B1687]/[.A1687]" office:value-type="float" office:value="1.04112502954384" calcext:value-type="float">
            <text:p>1,0411250295</text:p>
          </table:table-cell>
          <table:table-cell table:formula="of:=+LOG([.A1687];2)" office:value-type="float" office:value="13.0467829703564" calcext:value-type="float">
            <text:p>13,0467829704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float" office:value="13032" calcext:value-type="float">
            <text:p>13032</text:p>
          </table:table-cell>
          <table:table-cell table:formula="of:=+[.B1688]/[.A1688]" office:value-type="float" office:value="1.53987947536335" calcext:value-type="float">
            <text:p>1,5398794754</text:p>
          </table:table-cell>
          <table:table-cell table:formula="of:=+LOG([.A1688];2)" office:value-type="float" office:value="13.0469534513067" calcext:value-type="float">
            <text:p>13,0469534513</text:p>
          </table:table-cell>
        </table:table-row>
        <table:table-row table:style-name="ro1">
          <table:table-cell office:value-type="float" office:value="8469" calcext:value-type="float">
            <text:p>8469</text:p>
          </table:table-cell>
          <table:table-cell office:value-type="float" office:value="11320" calcext:value-type="float">
            <text:p>11320</text:p>
          </table:table-cell>
          <table:table-cell table:formula="of:=+[.B1689]/[.A1689]" office:value-type="float" office:value="1.33663950879679" calcext:value-type="float">
            <text:p>1,3366395088</text:p>
          </table:table-cell>
          <table:table-cell table:formula="of:=+LOG([.A1689];2)" office:value-type="float" office:value="13.0479759141709" calcext:value-type="float">
            <text:p>13,0479759142</text:p>
          </table:table-cell>
        </table:table-row>
        <table:table-row table:style-name="ro1">
          <table:table-cell office:value-type="float" office:value="8469" calcext:value-type="float">
            <text:p>8469</text:p>
          </table:table-cell>
          <table:table-cell office:value-type="float" office:value="9874" calcext:value-type="float">
            <text:p>9874</text:p>
          </table:table-cell>
          <table:table-cell table:formula="of:=+[.B1690]/[.A1690]" office:value-type="float" office:value="1.16589916164836" calcext:value-type="float">
            <text:p>1,1658991616</text:p>
          </table:table-cell>
          <table:table-cell table:formula="of:=+LOG([.A1690];2)" office:value-type="float" office:value="13.0479759141709" calcext:value-type="float">
            <text:p>13,0479759142</text:p>
          </table:table-cell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13389" calcext:value-type="float">
            <text:p>13389</text:p>
          </table:table-cell>
          <table:table-cell table:formula="of:=+[.B1691]/[.A1691]" office:value-type="float" office:value="1.58019591644046" calcext:value-type="float">
            <text:p>1,5801959164</text:p>
          </table:table-cell>
          <table:table-cell table:formula="of:=+LOG([.A1691];2)" office:value-type="float" office:value="13.0486571537259" calcext:value-type="float">
            <text:p>13,0486571537</text:p>
          </table:table-cell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float" office:value="13521" calcext:value-type="float">
            <text:p>13521</text:p>
          </table:table-cell>
          <table:table-cell table:formula="of:=+[.B1692]/[.A1692]" office:value-type="float" office:value="1.59389366969233" calcext:value-type="float">
            <text:p>1,5938936697</text:p>
          </table:table-cell>
          <table:table-cell table:formula="of:=+LOG([.A1692];2)" office:value-type="float" office:value="13.0503588465876" calcext:value-type="float">
            <text:p>13,0503588466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float" office:value="11966" calcext:value-type="float">
            <text:p>11966</text:p>
          </table:table-cell>
          <table:table-cell table:formula="of:=+[.B1693]/[.A1693]" office:value-type="float" office:value="1.41025338833235" calcext:value-type="float">
            <text:p>1,4102533883</text:p>
          </table:table-cell>
          <table:table-cell table:formula="of:=+LOG([.A1693];2)" office:value-type="float" office:value="13.05069894443" calcext:value-type="float">
            <text:p>13,0506989444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10188" calcext:value-type="float">
            <text:p>10188</text:p>
          </table:table-cell>
          <table:table-cell table:formula="of:=+[.B1694]/[.A1694]" office:value-type="float" office:value="1.198447241501" calcext:value-type="float">
            <text:p>1,1984472415</text:p>
          </table:table-cell>
          <table:table-cell table:formula="of:=+LOG([.A1694];2)" office:value-type="float" office:value="13.0534168447575" calcext:value-type="float">
            <text:p>13,0534168448</text:p>
          </table:table-cell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float" office:value="9839" calcext:value-type="float">
            <text:p>9839</text:p>
          </table:table-cell>
          <table:table-cell table:formula="of:=+[.B1695]/[.A1695]" office:value-type="float" office:value="1.15562602771905" calcext:value-type="float">
            <text:p>1,1556260277</text:p>
          </table:table-cell>
          <table:table-cell table:formula="of:=+LOG([.A1695];2)" office:value-type="float" office:value="13.0556213747817" calcext:value-type="float">
            <text:p>13,0556213748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float" office:value="12463" calcext:value-type="float">
            <text:p>12463</text:p>
          </table:table-cell>
          <table:table-cell table:formula="of:=+[.B1696]/[.A1696]" office:value-type="float" office:value="1.46245012907768" calcext:value-type="float">
            <text:p>1,4624501291</text:p>
          </table:table-cell>
          <table:table-cell table:formula="of:=+LOG([.A1696];2)" office:value-type="float" office:value="13.0569763361782" calcext:value-type="float">
            <text:p>13,0569763362</text:p>
          </table:table-cell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float" office:value="7847" calcext:value-type="float">
            <text:p>7847</text:p>
          </table:table-cell>
          <table:table-cell table:formula="of:=+[.B1697]/[.A1697]" office:value-type="float" office:value="0.919714017815284" calcext:value-type="float">
            <text:p>0,9197140178</text:p>
          </table:table-cell>
          <table:table-cell table:formula="of:=+LOG([.A1697];2)" office:value-type="float" office:value="13.0586682503406" calcext:value-type="float">
            <text:p>13,0586682503</text:p>
          </table:table-cell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float" office:value="11527" calcext:value-type="float">
            <text:p>11527</text:p>
          </table:table-cell>
          <table:table-cell table:formula="of:=+[.B1698]/[.A1698]" office:value-type="float" office:value="1.34881816054294" calcext:value-type="float">
            <text:p>1,3488181605</text:p>
          </table:table-cell>
          <table:table-cell table:formula="of:=+LOG([.A1698];2)" office:value-type="float" office:value="13.0610336016811" calcext:value-type="float">
            <text:p>13,0610336017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11069" calcext:value-type="float">
            <text:p>11069</text:p>
          </table:table-cell>
          <table:table-cell table:formula="of:=+[.B1699]/[.A1699]" office:value-type="float" office:value="1.29492278895648" calcext:value-type="float">
            <text:p>1,294922789</text:p>
          </table:table-cell>
          <table:table-cell table:formula="of:=+LOG([.A1699];2)" office:value-type="float" office:value="13.0613711926598" calcext:value-type="float">
            <text:p>13,0613711927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10070" calcext:value-type="float">
            <text:p>10070</text:p>
          </table:table-cell>
          <table:table-cell table:formula="of:=+[.B1700]/[.A1700]" office:value-type="float" office:value="1.17777777777778" calcext:value-type="float">
            <text:p>1,1777777778</text:p>
          </table:table-cell>
          <table:table-cell table:formula="of:=+LOG([.A1700];2)" office:value-type="float" office:value="13.0617087046606" calcext:value-type="float">
            <text:p>13,0617087047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12922" calcext:value-type="float">
            <text:p>12922</text:p>
          </table:table-cell>
          <table:table-cell table:formula="of:=+[.B1701]/[.A1701]" office:value-type="float" office:value="1.51134502923977" calcext:value-type="float">
            <text:p>1,5113450292</text:p>
          </table:table-cell>
          <table:table-cell table:formula="of:=+LOG([.A1701];2)" office:value-type="float" office:value="13.0617087046606" calcext:value-type="float">
            <text:p>13,0617087047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7928" calcext:value-type="float">
            <text:p>7928</text:p>
          </table:table-cell>
          <table:table-cell table:formula="of:=+[.B1702]/[.A1702]" office:value-type="float" office:value="0.926276434162869" calcext:value-type="float">
            <text:p>0,9262764342</text:p>
          </table:table-cell>
          <table:table-cell table:formula="of:=+LOG([.A1702];2)" office:value-type="float" office:value="13.0632265323029" calcext:value-type="float">
            <text:p>13,0632265323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12124" calcext:value-type="float">
            <text:p>12124</text:p>
          </table:table-cell>
          <table:table-cell table:formula="of:=+[.B1703]/[.A1703]" office:value-type="float" office:value="1.4160242933894" calcext:value-type="float">
            <text:p>1,4160242934</text:p>
          </table:table-cell>
          <table:table-cell table:formula="of:=+LOG([.A1703];2)" office:value-type="float" office:value="13.0637321201969" calcext:value-type="float">
            <text:p>13,0637321202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11648" calcext:value-type="float">
            <text:p>11648</text:p>
          </table:table-cell>
          <table:table-cell table:formula="of:=+[.B1704]/[.A1704]" office:value-type="float" office:value="1.36042980612007" calcext:value-type="float">
            <text:p>1,3604298061</text:p>
          </table:table-cell>
          <table:table-cell table:formula="of:=+LOG([.A1704];2)" office:value-type="float" office:value="13.0637321201969" calcext:value-type="float">
            <text:p>13,0637321202</text:p>
          </table:table-cell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float" office:value="12430" calcext:value-type="float">
            <text:p>12430</text:p>
          </table:table-cell>
          <table:table-cell table:formula="of:=+[.B1705]/[.A1705]" office:value-type="float" office:value="1.45159406749971" calcext:value-type="float">
            <text:p>1,4515940675</text:p>
          </table:table-cell>
          <table:table-cell table:formula="of:=+LOG([.A1705];2)" office:value-type="float" office:value="13.0639006101289" calcext:value-type="float">
            <text:p>13,0639006101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12964" calcext:value-type="float">
            <text:p>12964</text:p>
          </table:table-cell>
          <table:table-cell table:formula="of:=+[.B1706]/[.A1706]" office:value-type="float" office:value="1.51360186806772" calcext:value-type="float">
            <text:p>1,5136018681</text:p>
          </table:table-cell>
          <table:table-cell table:formula="of:=+LOG([.A1706];2)" office:value-type="float" office:value="13.0642375309714" calcext:value-type="float">
            <text:p>13,064237531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7692" calcext:value-type="float">
            <text:p>7692</text:p>
          </table:table-cell>
          <table:table-cell table:formula="of:=+[.B1707]/[.A1707]" office:value-type="float" office:value="0.898073555166375" calcext:value-type="float">
            <text:p>0,8980735552</text:p>
          </table:table-cell>
          <table:table-cell table:formula="of:=+LOG([.A1707];2)" office:value-type="float" office:value="13.0642375309714" calcext:value-type="float">
            <text:p>13,064237531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11538" calcext:value-type="float">
            <text:p>11538</text:p>
          </table:table-cell>
          <table:table-cell table:formula="of:=+[.B1708]/[.A1708]" office:value-type="float" office:value="1.34695307027784" calcext:value-type="float">
            <text:p>1,3469530703</text:p>
          </table:table-cell>
          <table:table-cell table:formula="of:=+LOG([.A1708];2)" office:value-type="float" office:value="13.064405961891" calcext:value-type="float">
            <text:p>13,0644059619</text:p>
          </table:table-cell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float" office:value="11682" calcext:value-type="float">
            <text:p>11682</text:p>
          </table:table-cell>
          <table:table-cell table:formula="of:=+[.B1709]/[.A1709]" office:value-type="float" office:value="1.36344537815126" calcext:value-type="float">
            <text:p>1,3634453782</text:p>
          </table:table-cell>
          <table:table-cell table:formula="of:=+LOG([.A1709];2)" office:value-type="float" office:value="13.0647427647503" calcext:value-type="float">
            <text:p>13,0647427648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12397" calcext:value-type="float">
            <text:p>12397</text:p>
          </table:table-cell>
          <table:table-cell table:formula="of:=+[.B1710]/[.A1710]" office:value-type="float" office:value="1.44487179487179" calcext:value-type="float">
            <text:p>1,4448717949</text:p>
          </table:table-cell>
          <table:table-cell table:formula="of:=+LOG([.A1710];2)" office:value-type="float" office:value="13.0667619323869" calcext:value-type="float">
            <text:p>13,0667619324</text:p>
          </table:table-cell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12509" calcext:value-type="float">
            <text:p>12509</text:p>
          </table:table-cell>
          <table:table-cell table:formula="of:=+[.B1711]/[.A1711]" office:value-type="float" office:value="1.45538103548575" calcext:value-type="float">
            <text:p>1,4553810355</text:p>
          </table:table-cell>
          <table:table-cell table:formula="of:=+LOG([.A1711];2)" office:value-type="float" office:value="13.0692819243654" calcext:value-type="float">
            <text:p>13,0692819244</text:p>
          </table:table-cell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float" office:value="13345" calcext:value-type="float">
            <text:p>13345</text:p>
          </table:table-cell>
          <table:table-cell table:formula="of:=+[.B1712]/[.A1712]" office:value-type="float" office:value="1.55192464240028" calcext:value-type="float">
            <text:p>1,5519246424</text:p>
          </table:table-cell>
          <table:table-cell table:formula="of:=+LOG([.A1712];2)" office:value-type="float" office:value="13.0699531794855" calcext:value-type="float">
            <text:p>13,069953179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1519" calcext:value-type="float">
            <text:p>11519</text:p>
          </table:table-cell>
          <table:table-cell table:formula="of:=+[.B1713]/[.A1713]" office:value-type="float" office:value="1.33941860465116" calcext:value-type="float">
            <text:p>1,3394186047</text:p>
          </table:table-cell>
          <table:table-cell table:formula="of:=+LOG([.A1713];2)" office:value-type="float" office:value="13.0701209444768" calcext:value-type="float">
            <text:p>13,0701209445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float" office:value="10308" calcext:value-type="float">
            <text:p>10308</text:p>
          </table:table-cell>
          <table:table-cell table:formula="of:=+[.B1714]/[.A1714]" office:value-type="float" office:value="1.19804741980474" calcext:value-type="float">
            <text:p>1,1980474198</text:p>
          </table:table-cell>
          <table:table-cell table:formula="of:=+LOG([.A1714];2)" office:value-type="float" office:value="13.0707918094231" calcext:value-type="float">
            <text:p>13,0707918094</text:p>
          </table:table-cell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float" office:value="14966" calcext:value-type="float">
            <text:p>14966</text:p>
          </table:table-cell>
          <table:table-cell table:formula="of:=+[.B1715]/[.A1715]" office:value-type="float" office:value="1.73922138291691" calcext:value-type="float">
            <text:p>1,7392213829</text:p>
          </table:table-cell>
          <table:table-cell table:formula="of:=+LOG([.A1715];2)" office:value-type="float" office:value="13.0709594769276" calcext:value-type="float">
            <text:p>13,0709594769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float" office:value="13679" calcext:value-type="float">
            <text:p>13679</text:p>
          </table:table-cell>
          <table:table-cell table:formula="of:=+[.B1716]/[.A1716]" office:value-type="float" office:value="1.58947246107367" calcext:value-type="float">
            <text:p>1,5894724611</text:p>
          </table:table-cell>
          <table:table-cell table:formula="of:=+LOG([.A1716];2)" office:value-type="float" office:value="13.0711271249483" calcext:value-type="float">
            <text:p>13,0711271249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10822" calcext:value-type="float">
            <text:p>10822</text:p>
          </table:table-cell>
          <table:table-cell table:formula="of:=+[.B1717]/[.A1717]" office:value-type="float" office:value="1.25588952071487" calcext:value-type="float">
            <text:p>1,2558895207</text:p>
          </table:table-cell>
          <table:table-cell table:formula="of:=+LOG([.A1717];2)" office:value-type="float" office:value="13.0729699685421" calcext:value-type="float">
            <text:p>13,0729699685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9768" calcext:value-type="float">
            <text:p>9768</text:p>
          </table:table-cell>
          <table:table-cell table:formula="of:=+[.B1718]/[.A1718]" office:value-type="float" office:value="1.13344163378974" calcext:value-type="float">
            <text:p>1,1334416338</text:p>
          </table:table-cell>
          <table:table-cell table:formula="of:=+LOG([.A1718];2)" office:value-type="float" office:value="13.0731373831104" calcext:value-type="float">
            <text:p>13,0731373831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12898" calcext:value-type="float">
            <text:p>12898</text:p>
          </table:table-cell>
          <table:table-cell table:formula="of:=+[.B1719]/[.A1719]" office:value-type="float" office:value="1.49576713440798" calcext:value-type="float">
            <text:p>1,4957671344</text:p>
          </table:table-cell>
          <table:table-cell table:formula="of:=+LOG([.A1719];2)" office:value-type="float" office:value="13.0739741646668" calcext:value-type="float">
            <text:p>13,0739741647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float" office:value="14717" calcext:value-type="float">
            <text:p>14717</text:p>
          </table:table-cell>
          <table:table-cell table:formula="of:=+[.B1720]/[.A1720]" office:value-type="float" office:value="1.70631884057971" calcext:value-type="float">
            <text:p>1,7063188406</text:p>
          </table:table-cell>
          <table:table-cell table:formula="of:=+LOG([.A1720];2)" office:value-type="float" office:value="13.0743087414403" calcext:value-type="float">
            <text:p>13,0743087414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float" office:value="10020" calcext:value-type="float">
            <text:p>10020</text:p>
          </table:table-cell>
          <table:table-cell table:formula="of:=+[.B1721]/[.A1721]" office:value-type="float" office:value="1.16160445165778" calcext:value-type="float">
            <text:p>1,1616044517</text:p>
          </table:table-cell>
          <table:table-cell table:formula="of:=+LOG([.A1721];2)" office:value-type="float" office:value="13.0744760007345" calcext:value-type="float">
            <text:p>13,0744760007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8910" calcext:value-type="float">
            <text:p>8910</text:p>
          </table:table-cell>
          <table:table-cell table:formula="of:=+[.B1722]/[.A1722]" office:value-type="float" office:value="1.0324449594438" calcext:value-type="float">
            <text:p>1,0324449594</text:p>
          </table:table-cell>
          <table:table-cell table:formula="of:=+LOG([.A1722];2)" office:value-type="float" office:value="13.0751448440663" calcext:value-type="float">
            <text:p>13,0751448441</text:p>
          </table:table-cell>
        </table:table-row>
        <table:table-row table:style-name="ro1">
          <table:table-cell office:value-type="float" office:value="8642" calcext:value-type="float">
            <text:p>8642</text:p>
          </table:table-cell>
          <table:table-cell office:value-type="float" office:value="9087" calcext:value-type="float">
            <text:p>9087</text:p>
          </table:table-cell>
          <table:table-cell table:formula="of:=+[.B1723]/[.A1723]" office:value-type="float" office:value="1.05149271002083" calcext:value-type="float">
            <text:p>1,05149271</text:p>
          </table:table-cell>
          <table:table-cell table:formula="of:=+LOG([.A1723];2)" office:value-type="float" office:value="13.0771495155897" calcext:value-type="float">
            <text:p>13,0771495156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float" office:value="12999" calcext:value-type="float">
            <text:p>12999</text:p>
          </table:table-cell>
          <table:table-cell table:formula="of:=+[.B1724]/[.A1724]" office:value-type="float" office:value="1.50381767700139" calcext:value-type="float">
            <text:p>1,503817677</text:p>
          </table:table-cell>
          <table:table-cell table:formula="of:=+LOG([.A1724];2)" office:value-type="float" office:value="13.0774833568595" calcext:value-type="float">
            <text:p>13,0774833569</text:p>
          </table:table-cell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float" office:value="13445" calcext:value-type="float">
            <text:p>13445</text:p>
          </table:table-cell>
          <table:table-cell table:formula="of:=+[.B1725]/[.A1725]" office:value-type="float" office:value="1.55523423944477" calcext:value-type="float">
            <text:p>1,5552342394</text:p>
          </table:table-cell>
          <table:table-cell table:formula="of:=+LOG([.A1725];2)" office:value-type="float" office:value="13.0776502485296" calcext:value-type="float">
            <text:p>13,0776502485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9771" calcext:value-type="float">
            <text:p>9771</text:p>
          </table:table-cell>
          <table:table-cell table:formula="of:=+[.B1726]/[.A1726]" office:value-type="float" office:value="1.12985661424607" calcext:value-type="float">
            <text:p>1,1298566142</text:p>
          </table:table-cell>
          <table:table-cell table:formula="of:=+LOG([.A1726];2)" office:value-type="float" office:value="13.0781508077347" calcext:value-type="float">
            <text:p>13,0781508077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12533" calcext:value-type="float">
            <text:p>12533</text:p>
          </table:table-cell>
          <table:table-cell table:formula="of:=+[.B1727]/[.A1727]" office:value-type="float" office:value="1.44789741219963" calcext:value-type="float">
            <text:p>1,4478974122</text:p>
          </table:table-cell>
          <table:table-cell table:formula="of:=+LOG([.A1727];2)" office:value-type="float" office:value="13.0794847838268" calcext:value-type="float">
            <text:p>13,0794847838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office:value-type="float" office:value="9592" calcext:value-type="float">
            <text:p>9592</text:p>
          </table:table-cell>
          <table:table-cell table:formula="of:=+[.B1728]/[.A1728]" office:value-type="float" office:value="1.10749336104376" calcext:value-type="float">
            <text:p>1,107493361</text:p>
          </table:table-cell>
          <table:table-cell table:formula="of:=+LOG([.A1728];2)" office:value-type="float" office:value="13.0803178929571" calcext:value-type="float">
            <text:p>13,080317893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9562" calcext:value-type="float">
            <text:p>9562</text:p>
          </table:table-cell>
          <table:table-cell table:formula="of:=+[.B1729]/[.A1729]" office:value-type="float" office:value="1.1032652590285" calcext:value-type="float">
            <text:p>1,103265259</text:p>
          </table:table-cell>
          <table:table-cell table:formula="of:=+LOG([.A1729];2)" office:value-type="float" office:value="13.0813169892858" calcext:value-type="float">
            <text:p>13,0813169893</text:p>
          </table:table-cell>
        </table:table-row>
        <table:table-row table:style-name="ro1">
          <table:table-cell office:value-type="float" office:value="8669" calcext:value-type="float">
            <text:p>8669</text:p>
          </table:table-cell>
          <table:table-cell office:value-type="float" office:value="7792" calcext:value-type="float">
            <text:p>7792</text:p>
          </table:table-cell>
          <table:table-cell table:formula="of:=+[.B1730]/[.A1730]" office:value-type="float" office:value="0.898834929057561" calcext:value-type="float">
            <text:p>0,8988349291</text:p>
          </table:table-cell>
          <table:table-cell table:formula="of:=+LOG([.A1730];2)" office:value-type="float" office:value="13.0816498677" calcext:value-type="float">
            <text:p>13,0816498677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  <table:table-cell office:value-type="float" office:value="11188" calcext:value-type="float">
            <text:p>11188</text:p>
          </table:table-cell>
          <table:table-cell table:formula="of:=+[.B1731]/[.A1731]" office:value-type="float" office:value="1.28923715141738" calcext:value-type="float">
            <text:p>1,2892371514</text:p>
          </table:table-cell>
          <table:table-cell table:formula="of:=+LOG([.A1731];2)" office:value-type="float" office:value="13.0831468708167" calcext:value-type="float">
            <text:p>13,0831468708</text:p>
          </table:table-cell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7970" calcext:value-type="float">
            <text:p>7970</text:p>
          </table:table-cell>
          <table:table-cell table:formula="of:=+[.B1732]/[.A1732]" office:value-type="float" office:value="0.917779824965454" calcext:value-type="float">
            <text:p>0,917779825</text:p>
          </table:table-cell>
          <table:table-cell table:formula="of:=+LOG([.A1732];2)" office:value-type="float" office:value="13.0841440106151" calcext:value-type="float">
            <text:p>13,0841440106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float" office:value="9158" calcext:value-type="float">
            <text:p>9158</text:p>
          </table:table-cell>
          <table:table-cell table:formula="of:=+[.B1733]/[.A1733]" office:value-type="float" office:value="1.05409760589319" calcext:value-type="float">
            <text:p>1,0540976059</text:p>
          </table:table-cell>
          <table:table-cell table:formula="of:=+LOG([.A1733];2)" office:value-type="float" office:value="13.0848083878044" calcext:value-type="float">
            <text:p>13,0848083878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float" office:value="16380" calcext:value-type="float">
            <text:p>16380</text:p>
          </table:table-cell>
          <table:table-cell table:formula="of:=+[.B1734]/[.A1734]" office:value-type="float" office:value="1.88232590209147" calcext:value-type="float">
            <text:p>1,8823259021</text:p>
          </table:table-cell>
          <table:table-cell table:formula="of:=+LOG([.A1734];2)" office:value-type="float" office:value="13.0871313015405" calcext:value-type="float">
            <text:p>13,0871313015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10055" calcext:value-type="float">
            <text:p>10055</text:p>
          </table:table-cell>
          <table:table-cell table:formula="of:=+[.B1735]/[.A1735]" office:value-type="float" office:value="1.15534873032288" calcext:value-type="float">
            <text:p>1,1553487303</text:p>
          </table:table-cell>
          <table:table-cell table:formula="of:=+LOG([.A1735];2)" office:value-type="float" office:value="13.0872970809192" calcext:value-type="float">
            <text:p>13,0872970809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15432" calcext:value-type="float">
            <text:p>15432</text:p>
          </table:table-cell>
          <table:table-cell table:formula="of:=+[.B1736]/[.A1736]" office:value-type="float" office:value="1.77236706098541" calcext:value-type="float">
            <text:p>1,772367061</text:p>
          </table:table-cell>
          <table:table-cell table:formula="of:=+LOG([.A1736];2)" office:value-type="float" office:value="13.087960008003" calcext:value-type="float">
            <text:p>13,087960008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11694" calcext:value-type="float">
            <text:p>11694</text:p>
          </table:table-cell>
          <table:table-cell table:formula="of:=+[.B1737]/[.A1737]" office:value-type="float" office:value="1.34305731021018" calcext:value-type="float">
            <text:p>1,3430573102</text:p>
          </table:table-cell>
          <table:table-cell table:formula="of:=+LOG([.A1737];2)" office:value-type="float" office:value="13.087960008003" calcext:value-type="float">
            <text:p>13,087960008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13604" calcext:value-type="float">
            <text:p>13604</text:p>
          </table:table-cell>
          <table:table-cell table:formula="of:=+[.B1738]/[.A1738]" office:value-type="float" office:value="1.5613451164926" calcext:value-type="float">
            <text:p>1,5613451165</text:p>
          </table:table-cell>
          <table:table-cell table:formula="of:=+LOG([.A1738];2)" office:value-type="float" office:value="13.0889538278179" calcext:value-type="float">
            <text:p>13,0889538278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14444" calcext:value-type="float">
            <text:p>14444</text:p>
          </table:table-cell>
          <table:table-cell table:formula="of:=+[.B1739]/[.A1739]" office:value-type="float" office:value="1.65775278319752" calcext:value-type="float">
            <text:p>1,6577527832</text:p>
          </table:table-cell>
          <table:table-cell table:formula="of:=+LOG([.A1739];2)" office:value-type="float" office:value="13.0889538278179" calcext:value-type="float">
            <text:p>13,0889538278</text:p>
          </table:table-cell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float" office:value="15781" calcext:value-type="float">
            <text:p>15781</text:p>
          </table:table-cell>
          <table:table-cell table:formula="of:=+[.B1740]/[.A1740]" office:value-type="float" office:value="1.81078600114745" calcext:value-type="float">
            <text:p>1,8107860011</text:p>
          </table:table-cell>
          <table:table-cell table:formula="of:=+LOG([.A1740];2)" office:value-type="float" office:value="13.089284949013" calcext:value-type="float">
            <text:p>13,089284949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  <table:table-cell office:value-type="float" office:value="8132" calcext:value-type="float">
            <text:p>8132</text:p>
          </table:table-cell>
          <table:table-cell table:formula="of:=+[.B1741]/[.A1741]" office:value-type="float" office:value="0.932782748336774" calcext:value-type="float">
            <text:p>0,9327827483</text:p>
          </table:table-cell>
          <table:table-cell table:formula="of:=+LOG([.A1741];2)" office:value-type="float" office:value="13.089781488354" calcext:value-type="float">
            <text:p>13,0897814884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10035" calcext:value-type="float">
            <text:p>10035</text:p>
          </table:table-cell>
          <table:table-cell table:formula="of:=+[.B1742]/[.A1742]" office:value-type="float" office:value="1.1509347402225" calcext:value-type="float">
            <text:p>1,1509347402</text:p>
          </table:table-cell>
          <table:table-cell table:formula="of:=+LOG([.A1742];2)" office:value-type="float" office:value="13.0899469634979" calcext:value-type="float">
            <text:p>13,0899469635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8846" calcext:value-type="float">
            <text:p>8846</text:p>
          </table:table-cell>
          <table:table-cell table:formula="of:=+[.B1743]/[.A1743]" office:value-type="float" office:value="1.01421692272415" calcext:value-type="float">
            <text:p>1,0142169227</text:p>
          </table:table-cell>
          <table:table-cell table:formula="of:=+LOG([.A1743];2)" office:value-type="float" office:value="13.0904432750816" calcext:value-type="float">
            <text:p>13,0904432751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 office:value-type="float" office:value="9855" calcext:value-type="float">
            <text:p>9855</text:p>
          </table:table-cell>
          <table:table-cell table:formula="of:=+[.B1744]/[.A1744]" office:value-type="float" office:value="1.12938345175338" calcext:value-type="float">
            <text:p>1,1293834518</text:p>
          </table:table-cell>
          <table:table-cell table:formula="of:=+LOG([.A1744];2)" office:value-type="float" office:value="13.0911047583765" calcext:value-type="float">
            <text:p>13,0911047584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10744" calcext:value-type="float">
            <text:p>10744</text:p>
          </table:table-cell>
          <table:table-cell table:formula="of:=+[.B1745]/[.A1745]" office:value-type="float" office:value="1.23098075160403" calcext:value-type="float">
            <text:p>1,2309807516</text:p>
          </table:table-cell>
          <table:table-cell table:formula="of:=+LOG([.A1745];2)" office:value-type="float" office:value="13.0914353863236" calcext:value-type="float">
            <text:p>13,0914353863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12157" calcext:value-type="float">
            <text:p>12157</text:p>
          </table:table-cell>
          <table:table-cell table:formula="of:=+[.B1746]/[.A1746]" office:value-type="float" office:value="1.39207603343639" calcext:value-type="float">
            <text:p>1,3920760334</text:p>
          </table:table-cell>
          <table:table-cell table:formula="of:=+LOG([.A1746];2)" office:value-type="float" office:value="13.0922616248439" calcext:value-type="float">
            <text:p>13,0922616248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9319" calcext:value-type="float">
            <text:p>9319</text:p>
          </table:table-cell>
          <table:table-cell table:formula="of:=+[.B1747]/[.A1747]" office:value-type="float" office:value="1.06673534798535" calcext:value-type="float">
            <text:p>1,066735348</text:p>
          </table:table-cell>
          <table:table-cell table:formula="of:=+LOG([.A1747];2)" office:value-type="float" office:value="13.0927571409199" calcext:value-type="float">
            <text:p>13,0927571409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float" office:value="7870" calcext:value-type="float">
            <text:p>7870</text:p>
          </table:table-cell>
          <table:table-cell table:formula="of:=+[.B1748]/[.A1748]" office:value-type="float" office:value="0.900663767452506" calcext:value-type="float">
            <text:p>0,9006637675</text:p>
          </table:table-cell>
          <table:table-cell table:formula="of:=+LOG([.A1748];2)" office:value-type="float" office:value="13.0930873904442" calcext:value-type="float">
            <text:p>13,0930873904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13074" calcext:value-type="float">
            <text:p>13074</text:p>
          </table:table-cell>
          <table:table-cell table:formula="of:=+[.B1749]/[.A1749]" office:value-type="float" office:value="1.49605217988328" calcext:value-type="float">
            <text:p>1,4960521799</text:p>
          </table:table-cell>
          <table:table-cell table:formula="of:=+LOG([.A1749];2)" office:value-type="float" office:value="13.0932524868615" calcext:value-type="float">
            <text:p>13,0932524869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8005" calcext:value-type="float">
            <text:p>8005</text:p>
          </table:table-cell>
          <table:table-cell table:formula="of:=+[.B1750]/[.A1750]" office:value-type="float" office:value="0.915799107653587" calcext:value-type="float">
            <text:p>0,9157991077</text:p>
          </table:table-cell>
          <table:table-cell table:formula="of:=+LOG([.A1750];2)" office:value-type="float" office:value="13.0935826230279" calcext:value-type="float">
            <text:p>13,093582623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9965" calcext:value-type="float">
            <text:p>9965</text:p>
          </table:table-cell>
          <table:table-cell table:formula="of:=+[.B1751]/[.A1751]" office:value-type="float" office:value="1.13963860933211" calcext:value-type="float">
            <text:p>1,1396386093</text:p>
          </table:table-cell>
          <table:table-cell table:formula="of:=+LOG([.A1751];2)" office:value-type="float" office:value="13.0940776856719" calcext:value-type="float">
            <text:p>13,0940776857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9823" calcext:value-type="float">
            <text:p>9823</text:p>
          </table:table-cell>
          <table:table-cell table:formula="of:=+[.B1752]/[.A1752]" office:value-type="float" office:value="1.1233989021043" calcext:value-type="float">
            <text:p>1,1233989021</text:p>
          </table:table-cell>
          <table:table-cell table:formula="of:=+LOG([.A1752];2)" office:value-type="float" office:value="13.0940776856719" calcext:value-type="float">
            <text:p>13,0940776857</text:p>
          </table:table-cell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10911" calcext:value-type="float">
            <text:p>10911</text:p>
          </table:table-cell>
          <table:table-cell table:formula="of:=+[.B1753]/[.A1753]" office:value-type="float" office:value="1.24754173336382" calcext:value-type="float">
            <text:p>1,2475417334</text:p>
          </table:table-cell>
          <table:table-cell table:formula="of:=+LOG([.A1753];2)" office:value-type="float" office:value="13.0944076330812" calcext:value-type="float">
            <text:p>13,0944076331</text:p>
          </table:table-cell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10231" calcext:value-type="float">
            <text:p>10231</text:p>
          </table:table-cell>
          <table:table-cell table:formula="of:=+[.B1754]/[.A1754]" office:value-type="float" office:value="1.16885639209414" calcext:value-type="float">
            <text:p>1,1688563921</text:p>
          </table:table-cell>
          <table:table-cell table:formula="of:=+LOG([.A1754];2)" office:value-type="float" office:value="13.095561855131" calcext:value-type="float">
            <text:p>13,0955618551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10489" calcext:value-type="float">
            <text:p>10489</text:p>
          </table:table-cell>
          <table:table-cell table:formula="of:=+[.B1755]/[.A1755]" office:value-type="float" office:value="1.19792142530836" calcext:value-type="float">
            <text:p>1,1979214253</text:p>
          </table:table-cell>
          <table:table-cell table:formula="of:=+LOG([.A1755];2)" office:value-type="float" office:value="13.0960562391809" calcext:value-type="float">
            <text:p>13,0960562392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16771" calcext:value-type="float">
            <text:p>16771</text:p>
          </table:table-cell>
          <table:table-cell table:formula="of:=+[.B1756]/[.A1756]" office:value-type="float" office:value="1.91449771689498" calcext:value-type="float">
            <text:p>1,9144977169</text:p>
          </table:table-cell>
          <table:table-cell table:formula="of:=+LOG([.A1756];2)" office:value-type="float" office:value="13.0967151544885" calcext:value-type="float">
            <text:p>13,0967151545</text:p>
          </table:table-cell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11360" calcext:value-type="float">
            <text:p>11360</text:p>
          </table:table-cell>
          <table:table-cell table:formula="of:=+[.B1757]/[.A1757]" office:value-type="float" office:value="1.29650764665601" calcext:value-type="float">
            <text:p>1,2965076467</text:p>
          </table:table-cell>
          <table:table-cell table:formula="of:=+LOG([.A1757];2)" office:value-type="float" office:value="13.097044499323" calcext:value-type="float">
            <text:p>13,0970444993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11728" calcext:value-type="float">
            <text:p>11728</text:p>
          </table:table-cell>
          <table:table-cell table:formula="of:=+[.B1758]/[.A1758]" office:value-type="float" office:value="1.33774381202236" calcext:value-type="float">
            <text:p>1,337743812</text:p>
          </table:table-cell>
          <table:table-cell table:formula="of:=+LOG([.A1758];2)" office:value-type="float" office:value="13.0978675326278" calcext:value-type="float">
            <text:p>13,0978675326</text:p>
          </table:table-cell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9991" calcext:value-type="float">
            <text:p>9991</text:p>
          </table:table-cell>
          <table:table-cell table:formula="of:=+[.B1759]/[.A1759]" office:value-type="float" office:value="1.13909474404287" calcext:value-type="float">
            <text:p>1,139094744</text:p>
          </table:table-cell>
          <table:table-cell table:formula="of:=+LOG([.A1759];2)" office:value-type="float" office:value="13.0985256213795" calcext:value-type="float">
            <text:p>13,0985256214</text:p>
          </table:table-cell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12778" calcext:value-type="float">
            <text:p>12778</text:p>
          </table:table-cell>
          <table:table-cell table:formula="of:=+[.B1760]/[.A1760]" office:value-type="float" office:value="1.45518733629427" calcext:value-type="float">
            <text:p>1,4551873363</text:p>
          </table:table-cell>
          <table:table-cell table:formula="of:=+LOG([.A1760];2)" office:value-type="float" office:value="13.1001695311299" calcext:value-type="float">
            <text:p>13,1001695311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14715" calcext:value-type="float">
            <text:p>14715</text:p>
          </table:table-cell>
          <table:table-cell table:formula="of:=+[.B1761]/[.A1761]" office:value-type="float" office:value="1.67501422879909" calcext:value-type="float">
            <text:p>1,6750142288</text:p>
          </table:table-cell>
          <table:table-cell table:formula="of:=+LOG([.A1761];2)" office:value-type="float" office:value="13.1008265708957" calcext:value-type="float">
            <text:p>13,1008265709</text:p>
          </table:table-cell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10956" calcext:value-type="float">
            <text:p>10956</text:p>
          </table:table-cell>
          <table:table-cell table:formula="of:=+[.B1762]/[.A1762]" office:value-type="float" office:value="1.2457077885162" calcext:value-type="float">
            <text:p>1,2457077885</text:p>
          </table:table-cell>
          <table:table-cell table:formula="of:=+LOG([.A1762];2)" office:value-type="float" office:value="13.1024678623593" calcext:value-type="float">
            <text:p>13,1024678624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5511" calcext:value-type="float">
            <text:p>15511</text:p>
          </table:table-cell>
          <table:table-cell table:formula="of:=+[.B1763]/[.A1763]" office:value-type="float" office:value="1.7632147322951" calcext:value-type="float">
            <text:p>1,7632147323</text:p>
          </table:table-cell>
          <table:table-cell table:formula="of:=+LOG([.A1763];2)" office:value-type="float" office:value="13.1027958967038" calcext:value-type="float">
            <text:p>13,1027958967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13676" calcext:value-type="float">
            <text:p>13676</text:p>
          </table:table-cell>
          <table:table-cell table:formula="of:=+[.B1764]/[.A1764]" office:value-type="float" office:value="1.55462089348642" calcext:value-type="float">
            <text:p>1,5546208935</text:p>
          </table:table-cell>
          <table:table-cell table:formula="of:=+LOG([.A1764];2)" office:value-type="float" office:value="13.1027958967038" calcext:value-type="float">
            <text:p>13,1027958967</text:p>
          </table:table-cell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13170" calcext:value-type="float">
            <text:p>13170</text:p>
          </table:table-cell>
          <table:table-cell table:formula="of:=+[.B1765]/[.A1765]" office:value-type="float" office:value="1.49693112070925" calcext:value-type="float">
            <text:p>1,4969311207</text:p>
          </table:table-cell>
          <table:table-cell table:formula="of:=+LOG([.A1765];2)" office:value-type="float" office:value="13.1029598859101" calcext:value-type="float">
            <text:p>13,1029598859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11769" calcext:value-type="float">
            <text:p>11769</text:p>
          </table:table-cell>
          <table:table-cell table:formula="of:=+[.B1766]/[.A1766]" office:value-type="float" office:value="1.33723440518123" calcext:value-type="float">
            <text:p>1,3372344052</text:p>
          </table:table-cell>
          <table:table-cell table:formula="of:=+LOG([.A1766];2)" office:value-type="float" office:value="13.1034517417161" calcext:value-type="float">
            <text:p>13,1034517417</text:p>
          </table:table-cell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11803" calcext:value-type="float">
            <text:p>11803</text:p>
          </table:table-cell>
          <table:table-cell table:formula="of:=+[.B1767]/[.A1767]" office:value-type="float" office:value="1.34064061790095" calcext:value-type="float">
            <text:p>1,3406406179</text:p>
          </table:table-cell>
          <table:table-cell table:formula="of:=+LOG([.A1767];2)" office:value-type="float" office:value="13.1039434298916" calcext:value-type="float">
            <text:p>13,1039434299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14056" calcext:value-type="float">
            <text:p>14056</text:p>
          </table:table-cell>
          <table:table-cell table:formula="of:=+[.B1768]/[.A1768]" office:value-type="float" office:value="1.59582198001817" calcext:value-type="float">
            <text:p>1,59582198</text:p>
          </table:table-cell>
          <table:table-cell table:formula="of:=+LOG([.A1768];2)" office:value-type="float" office:value="13.1045987535644" calcext:value-type="float">
            <text:p>13,1045987536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9712" calcext:value-type="float">
            <text:p>9712</text:p>
          </table:table-cell>
          <table:table-cell table:formula="of:=+[.B1769]/[.A1769]" office:value-type="float" office:value="1.10213345438039" calcext:value-type="float">
            <text:p>1,1021334544</text:p>
          </table:table-cell>
          <table:table-cell table:formula="of:=+LOG([.A1769];2)" office:value-type="float" office:value="13.1052537797009" calcext:value-type="float">
            <text:p>13,1052537797</text:p>
          </table:table-cell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15047" calcext:value-type="float">
            <text:p>15047</text:p>
          </table:table-cell>
          <table:table-cell table:formula="of:=+[.B1770]/[.A1770]" office:value-type="float" office:value="1.70484930886019" calcext:value-type="float">
            <text:p>1,7048493089</text:p>
          </table:table-cell>
          <table:table-cell table:formula="of:=+LOG([.A1770];2)" office:value-type="float" office:value="13.107544031976" calcext:value-type="float">
            <text:p>13,107544032</text:p>
          </table:table-cell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13241" calcext:value-type="float">
            <text:p>13241</text:p>
          </table:table-cell>
          <table:table-cell table:formula="of:=+[.B1771]/[.A1771]" office:value-type="float" office:value="1.49903769953583" calcext:value-type="float">
            <text:p>1,4990376995</text:p>
          </table:table-cell>
          <table:table-cell table:formula="of:=+LOG([.A1771];2)" office:value-type="float" office:value="13.1086877961546" calcext:value-type="float">
            <text:p>13,1086877962</text:p>
          </table:table-cell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12695" calcext:value-type="float">
            <text:p>12695</text:p>
          </table:table-cell>
          <table:table-cell table:formula="of:=+[.B1772]/[.A1772]" office:value-type="float" office:value="1.43657349779337" calcext:value-type="float">
            <text:p>1,4365734978</text:p>
          </table:table-cell>
          <table:table-cell table:formula="of:=+LOG([.A1772];2)" office:value-type="float" office:value="13.1093409687932" calcext:value-type="float">
            <text:p>13,1093409688</text:p>
          </table:table-cell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4703" calcext:value-type="float">
            <text:p>14703</text:p>
          </table:table-cell>
          <table:table-cell table:formula="of:=+[.B1773]/[.A1773]" office:value-type="float" office:value="1.66248303934871" calcext:value-type="float">
            <text:p>1,6624830393</text:p>
          </table:table-cell>
          <table:table-cell table:formula="of:=+LOG([.A1773];2)" office:value-type="float" office:value="13.1104833098162" calcext:value-type="float">
            <text:p>13,1104833098</text:p>
          </table:table-cell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3948" calcext:value-type="float">
            <text:p>13948</text:p>
          </table:table-cell>
          <table:table-cell table:formula="of:=+[.B1774]/[.A1774]" office:value-type="float" office:value="1.57693612210288" calcext:value-type="float">
            <text:p>1,5769361221</text:p>
          </table:table-cell>
          <table:table-cell table:formula="of:=+LOG([.A1774];2)" office:value-type="float" office:value="13.1106464275778" calcext:value-type="float">
            <text:p>13,1106464276</text:p>
          </table:table-cell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4190" calcext:value-type="float">
            <text:p>14190</text:p>
          </table:table-cell>
          <table:table-cell table:formula="of:=+[.B1775]/[.A1775]" office:value-type="float" office:value="1.60429621254946" calcext:value-type="float">
            <text:p>1,6042962125</text:p>
          </table:table-cell>
          <table:table-cell table:formula="of:=+LOG([.A1775];2)" office:value-type="float" office:value="13.1106464275778" calcext:value-type="float">
            <text:p>13,1106464276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float" office:value="8972" calcext:value-type="float">
            <text:p>8972</text:p>
          </table:table-cell>
          <table:table-cell table:formula="of:=+[.B1776]/[.A1776]" office:value-type="float" office:value="1.01389987569217" calcext:value-type="float">
            <text:p>1,0138998757</text:p>
          </table:table-cell>
          <table:table-cell table:formula="of:=+LOG([.A1776];2)" office:value-type="float" office:value="13.1112987142583" calcext:value-type="float">
            <text:p>13,1112987143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float" office:value="8293" calcext:value-type="float">
            <text:p>8293</text:p>
          </table:table-cell>
          <table:table-cell table:formula="of:=+[.B1777]/[.A1777]" office:value-type="float" office:value="0.93716804158662" calcext:value-type="float">
            <text:p>0,9371680416</text:p>
          </table:table-cell>
          <table:table-cell table:formula="of:=+LOG([.A1777];2)" office:value-type="float" office:value="13.1112987142583" calcext:value-type="float">
            <text:p>13,1112987143</text:p>
          </table:table-cell>
        </table:table-row>
        <table:table-row table:style-name="ro1">
          <table:table-cell office:value-type="float" office:value="8859" calcext:value-type="float">
            <text:p>8859</text:p>
          </table:table-cell>
          <table:table-cell office:value-type="float" office:value="13424" calcext:value-type="float">
            <text:p>13424</text:p>
          </table:table-cell>
          <table:table-cell table:formula="of:=+[.B1778]/[.A1778]" office:value-type="float" office:value="1.51529518004289" calcext:value-type="float">
            <text:p>1,51529518</text:p>
          </table:table-cell>
          <table:table-cell table:formula="of:=+LOG([.A1778];2)" office:value-type="float" office:value="13.1129281418551" calcext:value-type="float">
            <text:p>13,1129281419</text:p>
          </table:table-cell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float" office:value="10665" calcext:value-type="float">
            <text:p>10665</text:p>
          </table:table-cell>
          <table:table-cell table:formula="of:=+[.B1779]/[.A1779]" office:value-type="float" office:value="1.20345294515911" calcext:value-type="float">
            <text:p>1,2034529452</text:p>
          </table:table-cell>
          <table:table-cell table:formula="of:=+LOG([.A1779];2)" office:value-type="float" office:value="13.1134166114859" calcext:value-type="float">
            <text:p>13,1134166115</text:p>
          </table:table-cell>
        </table:table-row>
        <table:table-row table:style-name="ro1">
          <table:table-cell office:value-type="float" office:value="8866" calcext:value-type="float">
            <text:p>8866</text:p>
          </table:table-cell>
          <table:table-cell office:value-type="float" office:value="10709" calcext:value-type="float">
            <text:p>10709</text:p>
          </table:table-cell>
          <table:table-cell table:formula="of:=+[.B1780]/[.A1780]" office:value-type="float" office:value="1.2078727723889" calcext:value-type="float">
            <text:p>1,2078727724</text:p>
          </table:table-cell>
          <table:table-cell table:formula="of:=+LOG([.A1780];2)" office:value-type="float" office:value="13.1140676471653" calcext:value-type="float">
            <text:p>13,1140676472</text:p>
          </table:table-cell>
        </table:table-row>
        <table:table-row table:style-name="ro1">
          <table:table-cell office:value-type="float" office:value="8867" calcext:value-type="float">
            <text:p>8867</text:p>
          </table:table-cell>
          <table:table-cell office:value-type="float" office:value="8001" calcext:value-type="float">
            <text:p>8001</text:p>
          </table:table-cell>
          <table:table-cell table:formula="of:=+[.B1781]/[.A1781]" office:value-type="float" office:value="0.902334498703056" calcext:value-type="float">
            <text:p>0,9023344987</text:p>
          </table:table-cell>
          <table:table-cell table:formula="of:=+LOG([.A1781];2)" office:value-type="float" office:value="13.114230360191" calcext:value-type="float">
            <text:p>13,1142303602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float" office:value="11756" calcext:value-type="float">
            <text:p>11756</text:p>
          </table:table-cell>
          <table:table-cell table:formula="of:=+[.B1782]/[.A1782]" office:value-type="float" office:value="1.32432127971161" calcext:value-type="float">
            <text:p>1,3243212797</text:p>
          </table:table-cell>
          <table:table-cell table:formula="of:=+LOG([.A1782];2)" office:value-type="float" office:value="13.1158564819151" calcext:value-type="float">
            <text:p>13,1158564819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12390" calcext:value-type="float">
            <text:p>12390</text:p>
          </table:table-cell>
          <table:table-cell table:formula="of:=+[.B1783]/[.A1783]" office:value-type="float" office:value="1.39464205312922" calcext:value-type="float">
            <text:p>1,3946420531</text:p>
          </table:table-cell>
          <table:table-cell table:formula="of:=+LOG([.A1783];2)" office:value-type="float" office:value="13.116993677547" calcext:value-type="float">
            <text:p>13,1169936775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float" office:value="10833" calcext:value-type="float">
            <text:p>10833</text:p>
          </table:table-cell>
          <table:table-cell table:formula="of:=+[.B1784]/[.A1784]" office:value-type="float" office:value="1.21869726628417" calcext:value-type="float">
            <text:p>1,2186972663</text:p>
          </table:table-cell>
          <table:table-cell table:formula="of:=+LOG([.A1784];2)" office:value-type="float" office:value="13.1178054116824" calcext:value-type="float">
            <text:p>13,1178054117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float" office:value="12204" calcext:value-type="float">
            <text:p>12204</text:p>
          </table:table-cell>
          <table:table-cell table:formula="of:=+[.B1785]/[.A1785]" office:value-type="float" office:value="1.37293283833952" calcext:value-type="float">
            <text:p>1,3729328383</text:p>
          </table:table-cell>
          <table:table-cell table:formula="of:=+LOG([.A1785];2)" office:value-type="float" office:value="13.1178054116824" calcext:value-type="float">
            <text:p>13,1178054117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float" office:value="12642" calcext:value-type="float">
            <text:p>12642</text:p>
          </table:table-cell>
          <table:table-cell table:formula="of:=+[.B1786]/[.A1786]" office:value-type="float" office:value="1.42188730176583" calcext:value-type="float">
            <text:p>1,4218873018</text:p>
          </table:table-cell>
          <table:table-cell table:formula="of:=+LOG([.A1786];2)" office:value-type="float" office:value="13.1181299774973" calcext:value-type="float">
            <text:p>13,1181299775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float" office:value="10262" calcext:value-type="float">
            <text:p>10262</text:p>
          </table:table-cell>
          <table:table-cell table:formula="of:=+[.B1787]/[.A1787]" office:value-type="float" office:value="1.15407107512371" calcext:value-type="float">
            <text:p>1,1540710751</text:p>
          </table:table-cell>
          <table:table-cell table:formula="of:=+LOG([.A1787];2)" office:value-type="float" office:value="13.118292233027" calcext:value-type="float">
            <text:p>13,118292233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float" office:value="12211" calcext:value-type="float">
            <text:p>12211</text:p>
          </table:table-cell>
          <table:table-cell table:formula="of:=+[.B1788]/[.A1788]" office:value-type="float" office:value="1.37294805486845" calcext:value-type="float">
            <text:p>1,3729480549</text:p>
          </table:table-cell>
          <table:table-cell table:formula="of:=+LOG([.A1788];2)" office:value-type="float" office:value="13.1186166893515" calcext:value-type="float">
            <text:p>13,1186166894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8458" calcext:value-type="float">
            <text:p>8458</text:p>
          </table:table-cell>
          <table:table-cell table:formula="of:=+[.B1789]/[.A1789]" office:value-type="float" office:value="0.950764388489209" calcext:value-type="float">
            <text:p>0,9507643885</text:p>
          </table:table-cell>
          <table:table-cell table:formula="of:=+LOG([.A1789];2)" office:value-type="float" office:value="13.1189410727235" calcext:value-type="float">
            <text:p>13,1189410727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float" office:value="11060" calcext:value-type="float">
            <text:p>11060</text:p>
          </table:table-cell>
          <table:table-cell table:formula="of:=+[.B1790]/[.A1790]" office:value-type="float" office:value="1.24297594965161" calcext:value-type="float">
            <text:p>1,2429759497</text:p>
          </table:table-cell>
          <table:table-cell table:formula="of:=+LOG([.A1790];2)" office:value-type="float" office:value="13.1192653831758" calcext:value-type="float">
            <text:p>13,1192653832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float" office:value="9101" calcext:value-type="float">
            <text:p>9101</text:p>
          </table:table-cell>
          <table:table-cell table:formula="of:=+[.B1791]/[.A1791]" office:value-type="float" office:value="1.02269917968311" calcext:value-type="float">
            <text:p>1,0226991797</text:p>
          </table:table-cell>
          <table:table-cell table:formula="of:=+LOG([.A1791];2)" office:value-type="float" office:value="13.1194275110673" calcext:value-type="float">
            <text:p>13,1194275111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11347" calcext:value-type="float">
            <text:p>11347</text:p>
          </table:table-cell>
          <table:table-cell table:formula="of:=+[.B1792]/[.A1792]" office:value-type="float" office:value="1.27480058420402" calcext:value-type="float">
            <text:p>1,2748005842</text:p>
          </table:table-cell>
          <table:table-cell table:formula="of:=+LOG([.A1792];2)" office:value-type="float" office:value="13.1197517122014" calcext:value-type="float">
            <text:p>13,1197517122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float" office:value="12934" calcext:value-type="float">
            <text:p>12934</text:p>
          </table:table-cell>
          <table:table-cell table:formula="of:=+[.B1793]/[.A1793]" office:value-type="float" office:value="1.45244244806289" calcext:value-type="float">
            <text:p>1,4524424481</text:p>
          </table:table-cell>
          <table:table-cell table:formula="of:=+LOG([.A1793];2)" office:value-type="float" office:value="13.120399895989" calcext:value-type="float">
            <text:p>13,120399896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  <table:table-cell office:value-type="float" office:value="11317" calcext:value-type="float">
            <text:p>11317</text:p>
          </table:table-cell>
          <table:table-cell table:formula="of:=+[.B1794]/[.A1794]" office:value-type="float" office:value="1.26801120448179" calcext:value-type="float">
            <text:p>1,2680112045</text:p>
          </table:table-cell>
          <table:table-cell table:formula="of:=+LOG([.A1794];2)" office:value-type="float" office:value="13.1236364538038" calcext:value-type="float">
            <text:p>13,1236364538</text:p>
          </table:table-cell>
        </table:table-row>
        <table:table-row table:style-name="ro1">
          <table:table-cell office:value-type="float" office:value="8932" calcext:value-type="float">
            <text:p>8932</text:p>
          </table:table-cell>
          <table:table-cell office:value-type="float" office:value="13648" calcext:value-type="float">
            <text:p>13648</text:p>
          </table:table-cell>
          <table:table-cell table:formula="of:=+[.B1795]/[.A1795]" office:value-type="float" office:value="1.52798925212718" calcext:value-type="float">
            <text:p>1,5279892521</text:p>
          </table:table-cell>
          <table:table-cell table:formula="of:=+LOG([.A1795];2)" office:value-type="float" office:value="13.1247675358225" calcext:value-type="float">
            <text:p>13,1247675358</text:p>
          </table:table-cell>
        </table:table-row>
        <table:table-row table:style-name="ro1">
          <table:table-cell office:value-type="float" office:value="8939" calcext:value-type="float">
            <text:p>8939</text:p>
          </table:table-cell>
          <table:table-cell office:value-type="float" office:value="14690" calcext:value-type="float">
            <text:p>14690</text:p>
          </table:table-cell>
          <table:table-cell table:formula="of:=+[.B1796]/[.A1796]" office:value-type="float" office:value="1.64336055487191" calcext:value-type="float">
            <text:p>1,6433605549</text:p>
          </table:table-cell>
          <table:table-cell table:formula="of:=+LOG([.A1796];2)" office:value-type="float" office:value="13.1258977317603" calcext:value-type="float">
            <text:p>13,1258977318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float" office:value="14087" calcext:value-type="float">
            <text:p>14087</text:p>
          </table:table-cell>
          <table:table-cell table:formula="of:=+[.B1797]/[.A1797]" office:value-type="float" office:value="1.57555083324013" calcext:value-type="float">
            <text:p>1,5755508332</text:p>
          </table:table-cell>
          <table:table-cell table:formula="of:=+LOG([.A1797];2)" office:value-type="float" office:value="13.1262204823301" calcext:value-type="float">
            <text:p>13,1262204823</text:p>
          </table:table-cell>
        </table:table-row>
        <table:table-row table:style-name="ro1">
          <table:table-cell office:value-type="float" office:value="8953" calcext:value-type="float">
            <text:p>8953</text:p>
          </table:table-cell>
          <table:table-cell office:value-type="float" office:value="9164" calcext:value-type="float">
            <text:p>9164</text:p>
          </table:table-cell>
          <table:table-cell table:formula="of:=+[.B1798]/[.A1798]" office:value-type="float" office:value="1.02356751926728" calcext:value-type="float">
            <text:p>1,0235675193</text:p>
          </table:table-cell>
          <table:table-cell table:formula="of:=+LOG([.A1798];2)" office:value-type="float" office:value="13.1281554709392" calcext:value-type="float">
            <text:p>13,1281554709</text:p>
          </table:table-cell>
        </table:table-row>
        <table:table-row table:style-name="ro1">
          <table:table-cell office:value-type="float" office:value="8957" calcext:value-type="float">
            <text:p>8957</text:p>
          </table:table-cell>
          <table:table-cell office:value-type="float" office:value="14678" calcext:value-type="float">
            <text:p>14678</text:p>
          </table:table-cell>
          <table:table-cell table:formula="of:=+[.B1799]/[.A1799]" office:value-type="float" office:value="1.63871832086636" calcext:value-type="float">
            <text:p>1,6387183209</text:p>
          </table:table-cell>
          <table:table-cell table:formula="of:=+LOG([.A1799];2)" office:value-type="float" office:value="13.1287998908454" calcext:value-type="float">
            <text:p>13,1287998908</text:p>
          </table:table-cell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float" office:value="12682" calcext:value-type="float">
            <text:p>12682</text:p>
          </table:table-cell>
          <table:table-cell table:formula="of:=+[.B1800]/[.A1800]" office:value-type="float" office:value="1.41335116460493" calcext:value-type="float">
            <text:p>1,4133511646</text:p>
          </table:table-cell>
          <table:table-cell table:formula="of:=+LOG([.A1800];2)" office:value-type="float" office:value="13.1313746958405" calcext:value-type="float">
            <text:p>13,1313746958</text:p>
          </table:table-cell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float" office:value="17174" calcext:value-type="float">
            <text:p>17174</text:p>
          </table:table-cell>
          <table:table-cell table:formula="of:=+[.B1801]/[.A1801]" office:value-type="float" office:value="1.91204631485193" calcext:value-type="float">
            <text:p>1,9120463149</text:p>
          </table:table-cell>
          <table:table-cell table:formula="of:=+LOG([.A1801];2)" office:value-type="float" office:value="13.1328210067796" calcext:value-type="float">
            <text:p>13,1328210068</text:p>
          </table:table-cell>
        </table:table-row>
        <table:table-row table:style-name="ro1">
          <table:table-cell office:value-type="float" office:value="8989" calcext:value-type="float">
            <text:p>8989</text:p>
          </table:table-cell>
          <table:table-cell office:value-type="float" office:value="16622" calcext:value-type="float">
            <text:p>16622</text:p>
          </table:table-cell>
          <table:table-cell table:formula="of:=+[.B1802]/[.A1802]" office:value-type="float" office:value="1.8491489598398" calcext:value-type="float">
            <text:p>1,8491489598</text:p>
          </table:table-cell>
          <table:table-cell table:formula="of:=+LOG([.A1802];2)" office:value-type="float" office:value="13.1339449137182" calcext:value-type="float">
            <text:p>13,1339449137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office:value-type="float" office:value="12435" calcext:value-type="float">
            <text:p>12435</text:p>
          </table:table-cell>
          <table:table-cell table:formula="of:=+[.B1803]/[.A1803]" office:value-type="float" office:value="1.38289590747331" calcext:value-type="float">
            <text:p>1,3828959075</text:p>
          </table:table-cell>
          <table:table-cell table:formula="of:=+LOG([.A1803];2)" office:value-type="float" office:value="13.1344263202209" calcext:value-type="float">
            <text:p>13,1344263202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13154" calcext:value-type="float">
            <text:p>13154</text:p>
          </table:table-cell>
          <table:table-cell table:formula="of:=+[.B1804]/[.A1804]" office:value-type="float" office:value="1.46123083759165" calcext:value-type="float">
            <text:p>1,4612308376</text:p>
          </table:table-cell>
          <table:table-cell table:formula="of:=+LOG([.A1804];2)" office:value-type="float" office:value="13.1360298493856" calcext:value-type="float">
            <text:p>13,1360298494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float" office:value="10332" calcext:value-type="float">
            <text:p>10332</text:p>
          </table:table-cell>
          <table:table-cell table:formula="of:=+[.B1805]/[.A1805]" office:value-type="float" office:value="1.14608985024958" calcext:value-type="float">
            <text:p>1,1460898502</text:p>
          </table:table-cell>
          <table:table-cell table:formula="of:=+LOG([.A1805];2)" office:value-type="float" office:value="13.1381117763197" calcext:value-type="float">
            <text:p>13,1381117763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8254" calcext:value-type="float">
            <text:p>8254</text:p>
          </table:table-cell>
          <table:table-cell table:formula="of:=+[.B1806]/[.A1806]" office:value-type="float" office:value="0.915483584738243" calcext:value-type="float">
            <text:p>0,9154835847</text:p>
          </table:table-cell>
          <table:table-cell table:formula="of:=+LOG([.A1806];2)" office:value-type="float" office:value="13.1382718001722" calcext:value-type="float">
            <text:p>13,1382718002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10455" calcext:value-type="float">
            <text:p>10455</text:p>
          </table:table-cell>
          <table:table-cell table:formula="of:=+[.B1807]/[.A1807]" office:value-type="float" office:value="1.15921942565695" calcext:value-type="float">
            <text:p>1,1592194257</text:p>
          </table:table-cell>
          <table:table-cell table:formula="of:=+LOG([.A1807];2)" office:value-type="float" office:value="13.1387517652582" calcext:value-type="float">
            <text:p>13,1387517653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11857" calcext:value-type="float">
            <text:p>11857</text:p>
          </table:table-cell>
          <table:table-cell table:formula="of:=+[.B1808]/[.A1808]" office:value-type="float" office:value="1.3132129803965" calcext:value-type="float">
            <text:p>1,3132129804</text:p>
          </table:table-cell>
          <table:table-cell table:formula="of:=+LOG([.A1808];2)" office:value-type="float" office:value="13.1403504966284" calcext:value-type="float">
            <text:p>13,1403504966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13403" calcext:value-type="float">
            <text:p>13403</text:p>
          </table:table-cell>
          <table:table-cell table:formula="of:=+[.B1809]/[.A1809]" office:value-type="float" office:value="1.48263274336283" calcext:value-type="float">
            <text:p>1,4826327434</text:p>
          </table:table-cell>
          <table:table-cell table:formula="of:=+LOG([.A1809];2)" office:value-type="float" office:value="13.1421070573026" calcext:value-type="float">
            <text:p>13,1421070573</text:p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float" office:value="10885" calcext:value-type="float">
            <text:p>10885</text:p>
          </table:table-cell>
          <table:table-cell table:formula="of:=+[.B1810]/[.A1810]" office:value-type="float" office:value="1.20369346455822" calcext:value-type="float">
            <text:p>1,2036934646</text:p>
          </table:table-cell>
          <table:table-cell table:formula="of:=+LOG([.A1810];2)" office:value-type="float" office:value="13.1425857483563" calcext:value-type="float">
            <text:p>13,1425857484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float" office:value="15385" calcext:value-type="float">
            <text:p>15385</text:p>
          </table:table-cell>
          <table:table-cell table:formula="of:=+[.B1811]/[.A1811]" office:value-type="float" office:value="1.70112781954887" calcext:value-type="float">
            <text:p>1,7011278195</text:p>
          </table:table-cell>
          <table:table-cell table:formula="of:=+LOG([.A1811];2)" office:value-type="float" office:value="13.1427452767515" calcext:value-type="float">
            <text:p>13,1427452768</text:p>
          </table:table-cell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float" office:value="9482" calcext:value-type="float">
            <text:p>9482</text:p>
          </table:table-cell>
          <table:table-cell table:formula="of:=+[.B1812]/[.A1812]" office:value-type="float" office:value="1.04692503036326" calcext:value-type="float">
            <text:p>1,0469250304</text:p>
          </table:table-cell>
          <table:table-cell table:formula="of:=+LOG([.A1812];2)" office:value-type="float" office:value="13.1448175422348" calcext:value-type="float">
            <text:p>13,1448175422</text:p>
          </table:table-cell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float" office:value="14097" calcext:value-type="float">
            <text:p>14097</text:p>
          </table:table-cell>
          <table:table-cell table:formula="of:=+[.B1813]/[.A1813]" office:value-type="float" office:value="1.55647565419013" calcext:value-type="float">
            <text:p>1,5564756542</text:p>
          </table:table-cell>
          <table:table-cell table:formula="of:=+LOG([.A1813];2)" office:value-type="float" office:value="13.1448175422348" calcext:value-type="float">
            <text:p>13,1448175422</text:p>
          </table:table-cell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14266" calcext:value-type="float">
            <text:p>14266</text:p>
          </table:table-cell>
          <table:table-cell table:formula="of:=+[.B1814]/[.A1814]" office:value-type="float" office:value="1.57357158614604" calcext:value-type="float">
            <text:p>1,5735715861</text:p>
          </table:table-cell>
          <table:table-cell table:formula="of:=+LOG([.A1814];2)" office:value-type="float" office:value="13.146250445886" calcext:value-type="float">
            <text:p>13,1462504459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float" office:value="12707" calcext:value-type="float">
            <text:p>12707</text:p>
          </table:table-cell>
          <table:table-cell table:formula="of:=+[.B1815]/[.A1815]" office:value-type="float" office:value="1.3980635933546" calcext:value-type="float">
            <text:p>1,3980635934</text:p>
          </table:table-cell>
          <table:table-cell table:formula="of:=+LOG([.A1815];2)" office:value-type="float" office:value="13.149905858025" calcext:value-type="float">
            <text:p>13,149905858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11265" calcext:value-type="float">
            <text:p>11265</text:p>
          </table:table-cell>
          <table:table-cell table:formula="of:=+[.B1816]/[.A1816]" office:value-type="float" office:value="1.23927392739274" calcext:value-type="float">
            <text:p>1,2392739274</text:p>
          </table:table-cell>
          <table:table-cell table:formula="of:=+LOG([.A1816];2)" office:value-type="float" office:value="13.1500645790815" calcext:value-type="float">
            <text:p>13,1500645791</text:p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12953" calcext:value-type="float">
            <text:p>12953</text:p>
          </table:table-cell>
          <table:table-cell table:formula="of:=+[.B1817]/[.A1817]" office:value-type="float" office:value="1.4226249313564" calcext:value-type="float">
            <text:p>1,4226249314</text:p>
          </table:table-cell>
          <table:table-cell table:formula="of:=+LOG([.A1817];2)" office:value-type="float" office:value="13.1524433018642" calcext:value-type="float">
            <text:p>13,1524433019</text:p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10618" calcext:value-type="float">
            <text:p>10618</text:p>
          </table:table-cell>
          <table:table-cell table:formula="of:=+[.B1818]/[.A1818]" office:value-type="float" office:value="1.16617243272927" calcext:value-type="float">
            <text:p>1,1661724327</text:p>
          </table:table-cell>
          <table:table-cell table:formula="of:=+LOG([.A1818];2)" office:value-type="float" office:value="13.1524433018642" calcext:value-type="float">
            <text:p>13,1524433019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float" office:value="8690" calcext:value-type="float">
            <text:p>8690</text:p>
          </table:table-cell>
          <table:table-cell table:formula="of:=+[.B1819]/[.A1819]" office:value-type="float" office:value="0.954001536941486" calcext:value-type="float">
            <text:p>0,9540015369</text:p>
          </table:table-cell>
          <table:table-cell table:formula="of:=+LOG([.A1819];2)" office:value-type="float" office:value="13.1530769661067" calcext:value-type="float">
            <text:p>13,1530769661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14317" calcext:value-type="float">
            <text:p>14317</text:p>
          </table:table-cell>
          <table:table-cell table:formula="of:=+[.B1820]/[.A1820]" office:value-type="float" office:value="1.57053532250987" calcext:value-type="float">
            <text:p>1,5705353225</text:p>
          </table:table-cell>
          <table:table-cell table:formula="of:=+LOG([.A1820];2)" office:value-type="float" office:value="13.1541852092653" calcext:value-type="float">
            <text:p>13,1541852093</text:p>
          </table:table-cell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11716" calcext:value-type="float">
            <text:p>11716</text:p>
          </table:table-cell>
          <table:table-cell table:formula="of:=+[.B1821]/[.A1821]" office:value-type="float" office:value="1.28507184380827" calcext:value-type="float">
            <text:p>1,2850718438</text:p>
          </table:table-cell>
          <table:table-cell table:formula="of:=+LOG([.A1821];2)" office:value-type="float" office:value="13.1543434602435" calcext:value-type="float">
            <text:p>13,1543434602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12385" calcext:value-type="float">
            <text:p>12385</text:p>
          </table:table-cell>
          <table:table-cell table:formula="of:=+[.B1822]/[.A1822]" office:value-type="float" office:value="1.3565169769989" calcext:value-type="float">
            <text:p>1,356516977</text:p>
          </table:table-cell>
          <table:table-cell table:formula="of:=+LOG([.A1822];2)" office:value-type="float" office:value="13.1563991448716" calcext:value-type="float">
            <text:p>13,1563991449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9764" calcext:value-type="float">
            <text:p>9764</text:p>
          </table:table-cell>
          <table:table-cell table:formula="of:=+[.B1823]/[.A1823]" office:value-type="float" office:value="1.06944140197152" calcext:value-type="float">
            <text:p>1,069441402</text:p>
          </table:table-cell>
          <table:table-cell table:formula="of:=+LOG([.A1823];2)" office:value-type="float" office:value="13.1563991448716" calcext:value-type="float">
            <text:p>13,1563991449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17748" calcext:value-type="float">
            <text:p>17748</text:p>
          </table:table-cell>
          <table:table-cell table:formula="of:=+[.B1824]/[.A1824]" office:value-type="float" office:value="1.94370824663235" calcext:value-type="float">
            <text:p>1,9437082466</text:p>
          </table:table-cell>
          <table:table-cell table:formula="of:=+LOG([.A1824];2)" office:value-type="float" office:value="13.1565571532" calcext:value-type="float">
            <text:p>13,1565571532</text:p>
          </table:table-cell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12278" calcext:value-type="float">
            <text:p>12278</text:p>
          </table:table-cell>
          <table:table-cell table:formula="of:=+[.B1825]/[.A1825]" office:value-type="float" office:value="1.34450284713097" calcext:value-type="float">
            <text:p>1,3445028471</text:p>
          </table:table-cell>
          <table:table-cell table:formula="of:=+LOG([.A1825];2)" office:value-type="float" office:value="13.1567151442247" calcext:value-type="float">
            <text:p>13,1567151442</text:p>
          </table:table-cell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13325" calcext:value-type="float">
            <text:p>13325</text:p>
          </table:table-cell>
          <table:table-cell table:formula="of:=+[.B1826]/[.A1826]" office:value-type="float" office:value="1.45867542419267" calcext:value-type="float">
            <text:p>1,4586754242</text:p>
          </table:table-cell>
          <table:table-cell table:formula="of:=+LOG([.A1826];2)" office:value-type="float" office:value="13.1571890135149" calcext:value-type="float">
            <text:p>13,1571890135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13988" calcext:value-type="float">
            <text:p>13988</text:p>
          </table:table-cell>
          <table:table-cell table:formula="of:=+[.B1827]/[.A1827]" office:value-type="float" office:value="1.52991359510008" calcext:value-type="float">
            <text:p>1,5299135951</text:p>
          </table:table-cell>
          <table:table-cell table:formula="of:=+LOG([.A1827];2)" office:value-type="float" office:value="13.1584519045384" calcext:value-type="float">
            <text:p>13,1584519045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13074" calcext:value-type="float">
            <text:p>13074</text:p>
          </table:table-cell>
          <table:table-cell table:formula="of:=+[.B1828]/[.A1828]" office:value-type="float" office:value="1.42994640708739" calcext:value-type="float">
            <text:p>1,4299464071</text:p>
          </table:table-cell>
          <table:table-cell table:formula="of:=+LOG([.A1828];2)" office:value-type="float" office:value="13.1584519045384" calcext:value-type="float">
            <text:p>13,1584519045</text:p>
          </table:table-cell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11512" calcext:value-type="float">
            <text:p>11512</text:p>
          </table:table-cell>
          <table:table-cell table:formula="of:=+[.B1829]/[.A1829]" office:value-type="float" office:value="1.25869232451345" calcext:value-type="float">
            <text:p>1,2586923245</text:p>
          </table:table-cell>
          <table:table-cell table:formula="of:=+LOG([.A1829];2)" office:value-type="float" office:value="13.158925203807" calcext:value-type="float">
            <text:p>13,1589252038</text:p>
          </table:table-cell>
        </table:table-row>
        <table:table-row table:style-name="ro1">
          <table:table-cell office:value-type="float" office:value="9147" calcext:value-type="float">
            <text:p>9147</text:p>
          </table:table-cell>
          <table:table-cell office:value-type="float" office:value="10276" calcext:value-type="float">
            <text:p>10276</text:p>
          </table:table-cell>
          <table:table-cell table:formula="of:=+[.B1830]/[.A1830]" office:value-type="float" office:value="1.12342844648519" calcext:value-type="float">
            <text:p>1,1234284465</text:p>
          </table:table-cell>
          <table:table-cell table:formula="of:=+LOG([.A1830];2)" office:value-type="float" office:value="13.1590829357309" calcext:value-type="float">
            <text:p>13,1590829357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12202" calcext:value-type="float">
            <text:p>12202</text:p>
          </table:table-cell>
          <table:table-cell table:formula="of:=+[.B1831]/[.A1831]" office:value-type="float" office:value="1.33355191256831" calcext:value-type="float">
            <text:p>1,3335519126</text:p>
          </table:table-cell>
          <table:table-cell table:formula="of:=+LOG([.A1831];2)" office:value-type="float" office:value="13.1595560280588" calcext:value-type="float">
            <text:p>13,1595560281</text:p>
          </table:table-cell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15303" calcext:value-type="float">
            <text:p>15303</text:p>
          </table:table-cell>
          <table:table-cell table:formula="of:=+[.B1832]/[.A1832]" office:value-type="float" office:value="1.6713630406291" calcext:value-type="float">
            <text:p>1,6713630406</text:p>
          </table:table-cell>
          <table:table-cell table:formula="of:=+LOG([.A1832];2)" office:value-type="float" office:value="13.1605017475557" calcext:value-type="float">
            <text:p>13,1605017476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float" office:value="14535" calcext:value-type="float">
            <text:p>14535</text:p>
          </table:table-cell>
          <table:table-cell table:formula="of:=+[.B1833]/[.A1833]" office:value-type="float" office:value="1.58575169103208" calcext:value-type="float">
            <text:p>1,585751691</text:p>
          </table:table-cell>
          <table:table-cell table:formula="of:=+LOG([.A1833];2)" office:value-type="float" office:value="13.1620765703743" calcext:value-type="float">
            <text:p>13,1620765704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12366" calcext:value-type="float">
            <text:p>12366</text:p>
          </table:table-cell>
          <table:table-cell table:formula="of:=+[.B1834]/[.A1834]" office:value-type="float" office:value="1.34779291553134" calcext:value-type="float">
            <text:p>1,3477929155</text:p>
          </table:table-cell>
          <table:table-cell table:formula="of:=+LOG([.A1834];2)" office:value-type="float" office:value="13.1634924426179" calcext:value-type="float">
            <text:p>13,1634924426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15408" calcext:value-type="float">
            <text:p>15408</text:p>
          </table:table-cell>
          <table:table-cell table:formula="of:=+[.B1835]/[.A1835]" office:value-type="float" office:value="1.67861422812943" calcext:value-type="float">
            <text:p>1,6786142281</text:p>
          </table:table-cell>
          <table:table-cell table:formula="of:=+LOG([.A1835];2)" office:value-type="float" office:value="13.1641212734183" calcext:value-type="float">
            <text:p>13,1641212734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16466" calcext:value-type="float">
            <text:p>16466</text:p>
          </table:table-cell>
          <table:table-cell table:formula="of:=+[.B1836]/[.A1836]" office:value-type="float" office:value="1.79368191721133" calcext:value-type="float">
            <text:p>1,7936819172</text:p>
          </table:table-cell>
          <table:table-cell table:formula="of:=+LOG([.A1836];2)" office:value-type="float" office:value="13.1642784383012" calcext:value-type="float">
            <text:p>13,1642784383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10918" calcext:value-type="float">
            <text:p>10918</text:p>
          </table:table-cell>
          <table:table-cell table:formula="of:=+[.B1837]/[.A1837]" office:value-type="float" office:value="1.18790120770319" calcext:value-type="float">
            <text:p>1,1879012077</text:p>
          </table:table-cell>
          <table:table-cell table:formula="of:=+LOG([.A1837];2)" office:value-type="float" office:value="13.1660061229505" calcext:value-type="float">
            <text:p>13,166006123</text:p>
          </table:table-cell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12280" calcext:value-type="float">
            <text:p>12280</text:p>
          </table:table-cell>
          <table:table-cell table:formula="of:=+[.B1838]/[.A1838]" office:value-type="float" office:value="1.33521800587148" calcext:value-type="float">
            <text:p>1,3352180059</text:p>
          </table:table-cell>
          <table:table-cell table:formula="of:=+LOG([.A1838];2)" office:value-type="float" office:value="13.1669476250772" calcext:value-type="float">
            <text:p>13,1669476251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float" office:value="13572" calcext:value-type="float">
            <text:p>13572</text:p>
          </table:table-cell>
          <table:table-cell table:formula="of:=+[.B1839]/[.A1839]" office:value-type="float" office:value="1.47457627118644" calcext:value-type="float">
            <text:p>1,4745762712</text:p>
          </table:table-cell>
          <table:table-cell table:formula="of:=+LOG([.A1839];2)" office:value-type="float" office:value="13.1680452682241" calcext:value-type="float">
            <text:p>13,1680452682</text:p>
          </table:table-cell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11058" calcext:value-type="float">
            <text:p>11058</text:p>
          </table:table-cell>
          <table:table-cell table:formula="of:=+[.B1840]/[.A1840]" office:value-type="float" office:value="1.20104268491365" calcext:value-type="float">
            <text:p>1,2010426849</text:p>
          </table:table-cell>
          <table:table-cell table:formula="of:=+LOG([.A1840];2)" office:value-type="float" office:value="13.1685154311876" calcext:value-type="float">
            <text:p>13,1685154312</text:p>
          </table:table-cell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float" office:value="13418" calcext:value-type="float">
            <text:p>13418</text:p>
          </table:table-cell>
          <table:table-cell table:formula="of:=+[.B1841]/[.A1841]" office:value-type="float" office:value="1.45626220968092" calcext:value-type="float">
            <text:p>1,4562622097</text:p>
          </table:table-cell>
          <table:table-cell table:formula="of:=+LOG([.A1841];2)" office:value-type="float" office:value="13.1696118826042" calcext:value-type="float">
            <text:p>13,1696118826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13801" calcext:value-type="float">
            <text:p>13801</text:p>
          </table:table-cell>
          <table:table-cell table:formula="of:=+[.B1842]/[.A1842]" office:value-type="float" office:value="1.49750434027778" calcext:value-type="float">
            <text:p>1,4975043403</text:p>
          </table:table-cell>
          <table:table-cell table:formula="of:=+LOG([.A1842];2)" office:value-type="float" office:value="13.1699250014423" calcext:value-type="float">
            <text:p>13,1699250014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17235" calcext:value-type="float">
            <text:p>17235</text:p>
          </table:table-cell>
          <table:table-cell table:formula="of:=+[.B1843]/[.A1843]" office:value-type="float" office:value="1.86667388714394" calcext:value-type="float">
            <text:p>1,8666738871</text:p>
          </table:table-cell>
          <table:table-cell table:formula="of:=+LOG([.A1843];2)" office:value-type="float" office:value="13.1725837713091" calcext:value-type="float">
            <text:p>13,1725837713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11611" calcext:value-type="float">
            <text:p>11611</text:p>
          </table:table-cell>
          <table:table-cell table:formula="of:=+[.B1844]/[.A1844]" office:value-type="float" office:value="1.2574182369504" calcext:value-type="float">
            <text:p>1,257418237</text:p>
          </table:table-cell>
          <table:table-cell table:formula="of:=+LOG([.A1844];2)" office:value-type="float" office:value="13.1727400170494" calcext:value-type="float">
            <text:p>13,172740017</text:p>
          </table:table-cell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14638" calcext:value-type="float">
            <text:p>14638</text:p>
          </table:table-cell>
          <table:table-cell table:formula="of:=+[.B1845]/[.A1845]" office:value-type="float" office:value="1.58214440121055" calcext:value-type="float">
            <text:p>1,5821444012</text:p>
          </table:table-cell>
          <table:table-cell table:formula="of:=+LOG([.A1845];2)" office:value-type="float" office:value="13.1755495506362" calcext:value-type="float">
            <text:p>13,1755495506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13433" calcext:value-type="float">
            <text:p>13433</text:p>
          </table:table-cell>
          <table:table-cell table:formula="of:=+[.B1846]/[.A1846]" office:value-type="float" office:value="1.45127484874676" calcext:value-type="float">
            <text:p>1,4512748487</text:p>
          </table:table-cell>
          <table:table-cell table:formula="of:=+LOG([.A1846];2)" office:value-type="float" office:value="13.1761731491075" calcext:value-type="float">
            <text:p>13,1761731491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8814" calcext:value-type="float">
            <text:p>8814</text:p>
          </table:table-cell>
          <table:table-cell table:formula="of:=+[.B1847]/[.A1847]" office:value-type="float" office:value="0.952247191011236" calcext:value-type="float">
            <text:p>0,952247191</text:p>
          </table:table-cell>
          <table:table-cell table:formula="of:=+LOG([.A1847];2)" office:value-type="float" office:value="13.1761731491075" calcext:value-type="float">
            <text:p>13,1761731491</text:p>
          </table:table-cell>
        </table:table-row>
        <table:table-row table:style-name="ro1">
          <table:table-cell office:value-type="float" office:value="9262" calcext:value-type="float">
            <text:p>9262</text:p>
          </table:table-cell>
          <table:table-cell office:value-type="float" office:value="15019" calcext:value-type="float">
            <text:p>15019</text:p>
          </table:table-cell>
          <table:table-cell table:formula="of:=+[.B1848]/[.A1848]" office:value-type="float" office:value="1.62157201468365" calcext:value-type="float">
            <text:p>1,6215720147</text:p>
          </table:table-cell>
          <table:table-cell table:formula="of:=+LOG([.A1848];2)" office:value-type="float" office:value="13.1771080417037" calcext:value-type="float">
            <text:p>13,1771080417</text:p>
          </table:table-cell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float" office:value="13580" calcext:value-type="float">
            <text:p>13580</text:p>
          </table:table-cell>
          <table:table-cell table:formula="of:=+[.B1849]/[.A1849]" office:value-type="float" office:value="1.46588946459413" calcext:value-type="float">
            <text:p>1,4658894646</text:p>
          </table:table-cell>
          <table:table-cell table:formula="of:=+LOG([.A1849];2)" office:value-type="float" office:value="13.1774195379892" calcext:value-type="float">
            <text:p>13,177419538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11461" calcext:value-type="float">
            <text:p>11461</text:p>
          </table:table-cell>
          <table:table-cell table:formula="of:=+[.B1850]/[.A1850]" office:value-type="float" office:value="1.23688754586661" calcext:value-type="float">
            <text:p>1,2368875459</text:p>
          </table:table-cell>
          <table:table-cell table:formula="of:=+LOG([.A1850];2)" office:value-type="float" office:value="13.1777309670333" calcext:value-type="float">
            <text:p>13,177730967</text:p>
          </table:table-cell>
        </table:table-row>
        <table:table-row table:style-name="ro1">
          <table:table-cell office:value-type="float" office:value="9269" calcext:value-type="float">
            <text:p>9269</text:p>
          </table:table-cell>
          <table:table-cell office:value-type="float" office:value="11078" calcext:value-type="float">
            <text:p>11078</text:p>
          </table:table-cell>
          <table:table-cell table:formula="of:=+[.B1851]/[.A1851]" office:value-type="float" office:value="1.19516668464775" calcext:value-type="float">
            <text:p>1,1951666846</text:p>
          </table:table-cell>
          <table:table-cell table:formula="of:=+LOG([.A1851];2)" office:value-type="float" office:value="13.178197984585" calcext:value-type="float">
            <text:p>13,1781979846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12024" calcext:value-type="float">
            <text:p>12024</text:p>
          </table:table-cell>
          <table:table-cell table:formula="of:=+[.B1852]/[.A1852]" office:value-type="float" office:value="1.29708737864078" calcext:value-type="float">
            <text:p>1,2970873786</text:p>
          </table:table-cell>
          <table:table-cell table:formula="of:=+LOG([.A1852];2)" office:value-type="float" office:value="13.1783536235129" calcext:value-type="float">
            <text:p>13,1783536235</text:p>
          </table:table-cell>
        </table:table-row>
        <table:table-row table:style-name="ro1">
          <table:table-cell office:value-type="float" office:value="9279" calcext:value-type="float">
            <text:p>9279</text:p>
          </table:table-cell>
          <table:table-cell office:value-type="float" office:value="10763" calcext:value-type="float">
            <text:p>10763</text:p>
          </table:table-cell>
          <table:table-cell table:formula="of:=+[.B1853]/[.A1853]" office:value-type="float" office:value="1.15993102705033" calcext:value-type="float">
            <text:p>1,1599310271</text:p>
          </table:table-cell>
          <table:table-cell table:formula="of:=+LOG([.A1853];2)" office:value-type="float" office:value="13.1797536188104" calcext:value-type="float">
            <text:p>13,1797536188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11429" calcext:value-type="float">
            <text:p>11429</text:p>
          </table:table-cell>
          <table:table-cell table:formula="of:=+[.B1854]/[.A1854]" office:value-type="float" office:value="1.2302475780409" calcext:value-type="float">
            <text:p>1,230247578</text:p>
          </table:table-cell>
          <table:table-cell table:formula="of:=+LOG([.A1854];2)" office:value-type="float" office:value="13.18146288127" calcext:value-type="float">
            <text:p>13,1814628813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10726" calcext:value-type="float">
            <text:p>10726</text:p>
          </table:table-cell>
          <table:table-cell table:formula="of:=+[.B1855]/[.A1855]" office:value-type="float" office:value="1.15320933232986" calcext:value-type="float">
            <text:p>1,1532093323</text:p>
          </table:table-cell>
          <table:table-cell table:formula="of:=+LOG([.A1855];2)" office:value-type="float" office:value="13.1831701210421" calcext:value-type="float">
            <text:p>13,183170121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16795" calcext:value-type="float">
            <text:p>16795</text:p>
          </table:table-cell>
          <table:table-cell table:formula="of:=+[.B1856]/[.A1856]" office:value-type="float" office:value="1.80571981507365" calcext:value-type="float">
            <text:p>1,8057198151</text:p>
          </table:table-cell>
          <table:table-cell table:formula="of:=+LOG([.A1856];2)" office:value-type="float" office:value="13.1831701210421" calcext:value-type="float">
            <text:p>13,183170121</text:p>
          </table:table-cell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10466" calcext:value-type="float">
            <text:p>10466</text:p>
          </table:table-cell>
          <table:table-cell table:formula="of:=+[.B1857]/[.A1857]" office:value-type="float" office:value="1.12440911044263" calcext:value-type="float">
            <text:p>1,1244091104</text:p>
          </table:table-cell>
          <table:table-cell table:formula="of:=+LOG([.A1857];2)" office:value-type="float" office:value="13.1842554954053" calcext:value-type="float">
            <text:p>13,1842554954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10533" calcext:value-type="float">
            <text:p>10533</text:p>
          </table:table-cell>
          <table:table-cell table:formula="of:=+[.B1858]/[.A1858]" office:value-type="float" office:value="1.12978654939397" calcext:value-type="float">
            <text:p>1,1297865494</text:p>
          </table:table-cell>
          <table:table-cell table:formula="of:=+LOG([.A1858];2)" office:value-type="float" office:value="13.186578551633" calcext:value-type="float">
            <text:p>13,1865785516</text:p>
          </table:table-cell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11599" calcext:value-type="float">
            <text:p>11599</text:p>
          </table:table-cell>
          <table:table-cell table:formula="of:=+[.B1859]/[.A1859]" office:value-type="float" office:value="1.24399399399399" calcext:value-type="float">
            <text:p>1,243993994</text:p>
          </table:table-cell>
          <table:table-cell table:formula="of:=+LOG([.A1859];2)" office:value-type="float" office:value="13.1867332891289" calcext:value-type="float">
            <text:p>13,1867332891</text:p>
          </table:table-cell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10321" calcext:value-type="float">
            <text:p>10321</text:p>
          </table:table-cell>
          <table:table-cell table:formula="of:=+[.B1860]/[.A1860]" office:value-type="float" office:value="1.10680965147453" calcext:value-type="float">
            <text:p>1,1068096515</text:p>
          </table:table-cell>
          <table:table-cell table:formula="of:=+LOG([.A1860];2)" office:value-type="float" office:value="13.18688801003" calcext:value-type="float">
            <text:p>13,18688801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11844" calcext:value-type="float">
            <text:p>11844</text:p>
          </table:table-cell>
          <table:table-cell table:formula="of:=+[.B1861]/[.A1861]" office:value-type="float" office:value="1.26972555746141" calcext:value-type="float">
            <text:p>1,2697255575</text:p>
          </table:table-cell>
          <table:table-cell table:formula="of:=+LOG([.A1861];2)" office:value-type="float" office:value="13.1873520732005" calcext:value-type="float">
            <text:p>13,1873520732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14324" calcext:value-type="float">
            <text:p>14324</text:p>
          </table:table-cell>
          <table:table-cell table:formula="of:=+[.B1862]/[.A1862]" office:value-type="float" office:value="1.53526259378349" calcext:value-type="float">
            <text:p>1,5352625938</text:p>
          </table:table-cell>
          <table:table-cell table:formula="of:=+LOG([.A1862];2)" office:value-type="float" office:value="13.1876613657391" calcext:value-type="float">
            <text:p>13,1876613657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16120" calcext:value-type="float">
            <text:p>16120</text:p>
          </table:table-cell>
          <table:table-cell table:formula="of:=+[.B1863]/[.A1863]" office:value-type="float" office:value="1.72627971728422" calcext:value-type="float">
            <text:p>1,7262797173</text:p>
          </table:table-cell>
          <table:table-cell table:formula="of:=+LOG([.A1863];2)" office:value-type="float" office:value="13.1888978732422" calcext:value-type="float">
            <text:p>13,1888978732</text:p>
          </table:table-cell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10605" calcext:value-type="float">
            <text:p>10605</text:p>
          </table:table-cell>
          <table:table-cell table:formula="of:=+[.B1864]/[.A1864]" office:value-type="float" office:value="1.13531741783535" calcext:value-type="float">
            <text:p>1,1353174178</text:p>
          </table:table-cell>
          <table:table-cell table:formula="of:=+LOG([.A1864];2)" office:value-type="float" office:value="13.1893612904658" calcext:value-type="float">
            <text:p>13,1893612905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12168" calcext:value-type="float">
            <text:p>12168</text:p>
          </table:table-cell>
          <table:table-cell table:formula="of:=+[.B1865]/[.A1865]" office:value-type="float" office:value="1.30236540725677" calcext:value-type="float">
            <text:p>1,3023654073</text:p>
          </table:table-cell>
          <table:table-cell table:formula="of:=+LOG([.A1865];2)" office:value-type="float" office:value="13.1896701526038" calcext:value-type="float">
            <text:p>13,1896701526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16518" calcext:value-type="float">
            <text:p>16518</text:p>
          </table:table-cell>
          <table:table-cell table:formula="of:=+[.B1866]/[.A1866]" office:value-type="float" office:value="1.76606436437507" calcext:value-type="float">
            <text:p>1,7660643644</text:p>
          </table:table-cell>
          <table:table-cell table:formula="of:=+LOG([.A1866];2)" office:value-type="float" office:value="13.1912134722213" calcext:value-type="float">
            <text:p>13,1912134722</text:p>
          </table:table-cell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13253" calcext:value-type="float">
            <text:p>13253</text:p>
          </table:table-cell>
          <table:table-cell table:formula="of:=+[.B1867]/[.A1867]" office:value-type="float" office:value="1.41622141483223" calcext:value-type="float">
            <text:p>1,4162214148</text:p>
          </table:table-cell>
          <table:table-cell table:formula="of:=+LOG([.A1867];2)" office:value-type="float" office:value="13.1919845133603" calcext:value-type="float">
            <text:p>13,1919845134</text:p>
          </table:table-cell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15005" calcext:value-type="float">
            <text:p>15005</text:p>
          </table:table-cell>
          <table:table-cell table:formula="of:=+[.B1868]/[.A1868]" office:value-type="float" office:value="1.60344090617653" calcext:value-type="float">
            <text:p>1,6034409062</text:p>
          </table:table-cell>
          <table:table-cell table:formula="of:=+LOG([.A1868];2)" office:value-type="float" office:value="13.1919845133603" calcext:value-type="float">
            <text:p>13,1919845134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16470" calcext:value-type="float">
            <text:p>16470</text:p>
          </table:table-cell>
          <table:table-cell table:formula="of:=+[.B1869]/[.A1869]" office:value-type="float" office:value="1.75792507204611" calcext:value-type="float">
            <text:p>1,757925072</text:p>
          </table:table-cell>
          <table:table-cell table:formula="of:=+LOG([.A1869];2)" office:value-type="float" office:value="13.1936793547417" calcext:value-type="float">
            <text:p>13,1936793547</text:p>
          </table:table-cell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float" office:value="9418" calcext:value-type="float">
            <text:p>9418</text:p>
          </table:table-cell>
          <table:table-cell table:formula="of:=+[.B1870]/[.A1870]" office:value-type="float" office:value="1.00501547326859" calcext:value-type="float">
            <text:p>1,0050154733</text:p>
          </table:table-cell>
          <table:table-cell table:formula="of:=+LOG([.A1870];2)" office:value-type="float" office:value="13.1939872939192" calcext:value-type="float">
            <text:p>13,1939872939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15089" calcext:value-type="float">
            <text:p>15089</text:p>
          </table:table-cell>
          <table:table-cell table:formula="of:=+[.B1871]/[.A1871]" office:value-type="float" office:value="1.61000853606487" calcext:value-type="float">
            <text:p>1,6100085361</text:p>
          </table:table-cell>
          <table:table-cell table:formula="of:=+LOG([.A1871];2)" office:value-type="float" office:value="13.1941412388631" calcext:value-type="float">
            <text:p>13,1941412389</text:p>
          </table:table-cell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10810" calcext:value-type="float">
            <text:p>10810</text:p>
          </table:table-cell>
          <table:table-cell table:formula="of:=+[.B1872]/[.A1872]" office:value-type="float" office:value="1.15306666666667" calcext:value-type="float">
            <text:p>1,1530666667</text:p>
          </table:table-cell>
          <table:table-cell table:formula="of:=+LOG([.A1872];2)" office:value-type="float" office:value="13.194602975158" calcext:value-type="float">
            <text:p>13,1946029752</text:p>
          </table:table-cell>
        </table:table-row>
        <table:table-row table:style-name="ro1">
          <table:table-cell office:value-type="float" office:value="9379" calcext:value-type="float">
            <text:p>9379</text:p>
          </table:table-cell>
          <table:table-cell office:value-type="float" office:value="10735" calcext:value-type="float">
            <text:p>10735</text:p>
          </table:table-cell>
          <table:table-cell table:formula="of:=+[.B1873]/[.A1873]" office:value-type="float" office:value="1.14457831325301" calcext:value-type="float">
            <text:p>1,1445783133</text:p>
          </table:table-cell>
          <table:table-cell table:formula="of:=+LOG([.A1873];2)" office:value-type="float" office:value="13.1952183937621" calcext:value-type="float">
            <text:p>13,1952183938</text:p>
          </table:table-cell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11572" calcext:value-type="float">
            <text:p>11572</text:p>
          </table:table-cell>
          <table:table-cell table:formula="of:=+[.B1874]/[.A1874]" office:value-type="float" office:value="1.23355719006503" calcext:value-type="float">
            <text:p>1,2335571901</text:p>
          </table:table-cell>
          <table:table-cell table:formula="of:=+LOG([.A1874];2)" office:value-type="float" office:value="13.1955260046462" calcext:value-type="float">
            <text:p>13,1955260046</text:p>
          </table:table-cell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float" office:value="10150" calcext:value-type="float">
            <text:p>10150</text:p>
          </table:table-cell>
          <table:table-cell table:formula="of:=+[.B1875]/[.A1875]" office:value-type="float" office:value="1.0818588787039" calcext:value-type="float">
            <text:p>1,0818588787</text:p>
          </table:table-cell>
          <table:table-cell table:formula="of:=+LOG([.A1875];2)" office:value-type="float" office:value="13.195679785496" calcext:value-type="float">
            <text:p>13,1956797855</text:p>
          </table:table-cell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float" office:value="11657" calcext:value-type="float">
            <text:p>11657</text:p>
          </table:table-cell>
          <table:table-cell table:formula="of:=+[.B1876]/[.A1876]" office:value-type="float" office:value="1.24222080136402" calcext:value-type="float">
            <text:p>1,2422208014</text:p>
          </table:table-cell>
          <table:table-cell table:formula="of:=+LOG([.A1876];2)" office:value-type="float" office:value="13.1959872980285" calcext:value-type="float">
            <text:p>13,195987298</text:p>
          </table:table-cell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float" office:value="12268" calcext:value-type="float">
            <text:p>12268</text:p>
          </table:table-cell>
          <table:table-cell table:formula="of:=+[.B1877]/[.A1877]" office:value-type="float" office:value="1.30719232818327" calcext:value-type="float">
            <text:p>1,3071923282</text:p>
          </table:table-cell>
          <table:table-cell table:formula="of:=+LOG([.A1877];2)" office:value-type="float" office:value="13.1961410297182" calcext:value-type="float">
            <text:p>13,1961410297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14171" calcext:value-type="float">
            <text:p>14171</text:p>
          </table:table-cell>
          <table:table-cell table:formula="of:=+[.B1878]/[.A1878]" office:value-type="float" office:value="1.50883730834753" calcext:value-type="float">
            <text:p>1,5088373083</text:p>
          </table:table-cell>
          <table:table-cell table:formula="of:=+LOG([.A1878];2)" office:value-type="float" office:value="13.1972166931101" calcext:value-type="float">
            <text:p>13,1972166931</text:p>
          </table:table-cell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float" office:value="10701" calcext:value-type="float">
            <text:p>10701</text:p>
          </table:table-cell>
          <table:table-cell table:formula="of:=+[.B1879]/[.A1879]" office:value-type="float" office:value="1.13925263494091" calcext:value-type="float">
            <text:p>1,1392526349</text:p>
          </table:table-cell>
          <table:table-cell table:formula="of:=+LOG([.A1879];2)" office:value-type="float" office:value="13.1973702938598" calcext:value-type="float">
            <text:p>13,1973702939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13748" calcext:value-type="float">
            <text:p>13748</text:p>
          </table:table-cell>
          <table:table-cell table:formula="of:=+[.B1880]/[.A1880]" office:value-type="float" office:value="1.46270879880838" calcext:value-type="float">
            <text:p>1,4627087988</text:p>
          </table:table-cell>
          <table:table-cell table:formula="of:=+LOG([.A1880];2)" office:value-type="float" office:value="13.1982915550922" calcext:value-type="float">
            <text:p>13,1982915551</text:p>
          </table:table-cell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float" office:value="14055" calcext:value-type="float">
            <text:p>14055</text:p>
          </table:table-cell>
          <table:table-cell table:formula="of:=+[.B1881]/[.A1881]" office:value-type="float" office:value="1.49314777435462" calcext:value-type="float">
            <text:p>1,4931477744</text:p>
          </table:table-cell>
          <table:table-cell table:formula="of:=+LOG([.A1881];2)" office:value-type="float" office:value="13.200438879598" calcext:value-type="float">
            <text:p>13,2004388796</text:p>
          </table:table-cell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float" office:value="16947" calcext:value-type="float">
            <text:p>16947</text:p>
          </table:table-cell>
          <table:table-cell table:formula="of:=+[.B1882]/[.A1882]" office:value-type="float" office:value="1.79961771264734" calcext:value-type="float">
            <text:p>1,7996177126</text:p>
          </table:table-cell>
          <table:table-cell table:formula="of:=+LOG([.A1882];2)" office:value-type="float" office:value="13.2010518143033" calcext:value-type="float">
            <text:p>13,2010518143</text:p>
          </table:table-cell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11153" calcext:value-type="float">
            <text:p>11153</text:p>
          </table:table-cell>
          <table:table-cell table:formula="of:=+[.B1883]/[.A1883]" office:value-type="float" office:value="1.1835933354558" calcext:value-type="float">
            <text:p>1,1835933355</text:p>
          </table:table-cell>
          <table:table-cell table:formula="of:=+LOG([.A1883];2)" office:value-type="float" office:value="13.2019707283731" calcext:value-type="float">
            <text:p>13,2019707284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10821" calcext:value-type="float">
            <text:p>10821</text:p>
          </table:table-cell>
          <table:table-cell table:formula="of:=+[.B1884]/[.A1884]" office:value-type="float" office:value="1.14665677651796" calcext:value-type="float">
            <text:p>1,1466567765</text:p>
          </table:table-cell>
          <table:table-cell table:formula="of:=+LOG([.A1884];2)" office:value-type="float" office:value="13.204112587788" calcext:value-type="float">
            <text:p>13,2041125878</text:p>
          </table:table-cell>
        </table:table-row>
        <table:table-row table:style-name="ro1">
          <table:table-cell office:value-type="float" office:value="9449" calcext:value-type="float">
            <text:p>9449</text:p>
          </table:table-cell>
          <table:table-cell office:value-type="float" office:value="9605" calcext:value-type="float">
            <text:p>9605</text:p>
          </table:table-cell>
          <table:table-cell table:formula="of:=+[.B1885]/[.A1885]" office:value-type="float" office:value="1.0165096835644" calcext:value-type="float">
            <text:p>1,0165096836</text:p>
          </table:table-cell>
          <table:table-cell table:formula="of:=+LOG([.A1885];2)" office:value-type="float" office:value="13.2059459397758" calcext:value-type="float">
            <text:p>13,2059459398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14950" calcext:value-type="float">
            <text:p>14950</text:p>
          </table:table-cell>
          <table:table-cell table:formula="of:=+[.B1886]/[.A1886]" office:value-type="float" office:value="1.58201058201058" calcext:value-type="float">
            <text:p>1,582010582</text:p>
          </table:table-cell>
          <table:table-cell table:formula="of:=+LOG([.A1886];2)" office:value-type="float" office:value="13.2060986139958" calcext:value-type="float">
            <text:p>13,206098614</text:p>
          </table:table-cell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11553" calcext:value-type="float">
            <text:p>11553</text:p>
          </table:table-cell>
          <table:table-cell table:formula="of:=+[.B1887]/[.A1887]" office:value-type="float" office:value="1.22202242437064" calcext:value-type="float">
            <text:p>1,2220224244</text:p>
          </table:table-cell>
          <table:table-cell table:formula="of:=+LOG([.A1887];2)" office:value-type="float" office:value="13.2067091493587" calcext:value-type="float">
            <text:p>13,2067091494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11776" calcext:value-type="float">
            <text:p>11776</text:p>
          </table:table-cell>
          <table:table-cell table:formula="of:=+[.B1888]/[.A1888]" office:value-type="float" office:value="1.24482029598309" calcext:value-type="float">
            <text:p>1,244820296</text:p>
          </table:table-cell>
          <table:table-cell table:formula="of:=+LOG([.A1888];2)" office:value-type="float" office:value="13.2076244682268" calcext:value-type="float">
            <text:p>13,2076244682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12405" calcext:value-type="float">
            <text:p>12405</text:p>
          </table:table-cell>
          <table:table-cell table:formula="of:=+[.B1889]/[.A1889]" office:value-type="float" office:value="1.30992608236536" calcext:value-type="float">
            <text:p>1,3099260824</text:p>
          </table:table-cell>
          <table:table-cell table:formula="of:=+LOG([.A1889];2)" office:value-type="float" office:value="13.2091487103558" calcext:value-type="float">
            <text:p>13,2091487104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14922" calcext:value-type="float">
            <text:p>14922</text:p>
          </table:table-cell>
          <table:table-cell table:formula="of:=+[.B1890]/[.A1890]" office:value-type="float" office:value="1.57504749841672" calcext:value-type="float">
            <text:p>1,5750474984</text:p>
          </table:table-cell>
          <table:table-cell table:formula="of:=+LOG([.A1890];2)" office:value-type="float" office:value="13.2097579565814" calcext:value-type="float">
            <text:p>13,2097579566</text:p>
          </table:table-cell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14884" calcext:value-type="float">
            <text:p>14884</text:p>
          </table:table-cell>
          <table:table-cell table:formula="of:=+[.B1891]/[.A1891]" office:value-type="float" office:value="1.56871838111298" calcext:value-type="float">
            <text:p>1,5687183811</text:p>
          </table:table-cell>
          <table:table-cell table:formula="of:=+LOG([.A1891];2)" office:value-type="float" office:value="13.211888294546" calcext:value-type="float">
            <text:p>13,2118882945</text:p>
          </table:table-cell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13540" calcext:value-type="float">
            <text:p>13540</text:p>
          </table:table-cell>
          <table:table-cell table:formula="of:=+[.B1892]/[.A1892]" office:value-type="float" office:value="1.42631412619825" calcext:value-type="float">
            <text:p>1,4263141262</text:p>
          </table:table-cell>
          <table:table-cell table:formula="of:=+LOG([.A1892];2)" office:value-type="float" office:value="13.2126483678163" calcext:value-type="float">
            <text:p>13,2126483678</text:p>
          </table:table-cell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15278" calcext:value-type="float">
            <text:p>15278</text:p>
          </table:table-cell>
          <table:table-cell table:formula="of:=+[.B1893]/[.A1893]" office:value-type="float" office:value="1.60905739863086" calcext:value-type="float">
            <text:p>1,6090573986</text:p>
          </table:table-cell>
          <table:table-cell table:formula="of:=+LOG([.A1893];2)" office:value-type="float" office:value="13.2129522850369" calcext:value-type="float">
            <text:p>13,212952285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14242" calcext:value-type="float">
            <text:p>14242</text:p>
          </table:table-cell>
          <table:table-cell table:formula="of:=+[.B1894]/[.A1894]" office:value-type="float" office:value="1.49852693602694" calcext:value-type="float">
            <text:p>1,498526936</text:p>
          </table:table-cell>
          <table:table-cell table:formula="of:=+LOG([.A1894];2)" office:value-type="float" office:value="13.2143191208008" calcext:value-type="float">
            <text:p>13,2143191208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17394" calcext:value-type="float">
            <text:p>17394</text:p>
          </table:table-cell>
          <table:table-cell table:formula="of:=+[.B1895]/[.A1895]" office:value-type="float" office:value="1.83017676767677" calcext:value-type="float">
            <text:p>1,8301767677</text:p>
          </table:table-cell>
          <table:table-cell table:formula="of:=+LOG([.A1895];2)" office:value-type="float" office:value="13.2143191208008" calcext:value-type="float">
            <text:p>13,2143191208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16057" calcext:value-type="float">
            <text:p>16057</text:p>
          </table:table-cell>
          <table:table-cell table:formula="of:=+[.B1896]/[.A1896]" office:value-type="float" office:value="1.68790076737097" calcext:value-type="float">
            <text:p>1,6879007674</text:p>
          </table:table-cell>
          <table:table-cell table:formula="of:=+LOG([.A1896];2)" office:value-type="float" office:value="13.215684662825" calcext:value-type="float">
            <text:p>13,2156846628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16606" calcext:value-type="float">
            <text:p>16606</text:p>
          </table:table-cell>
          <table:table-cell table:formula="of:=+[.B1897]/[.A1897]" office:value-type="float" office:value="1.74542779062434" calcext:value-type="float">
            <text:p>1,7454277906</text:p>
          </table:table-cell>
          <table:table-cell table:formula="of:=+LOG([.A1897];2)" office:value-type="float" office:value="13.2158363099625" calcext:value-type="float">
            <text:p>13,21583631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14839" calcext:value-type="float">
            <text:p>14839</text:p>
          </table:table-cell>
          <table:table-cell table:formula="of:=+[.B1898]/[.A1898]" office:value-type="float" office:value="1.55920983503205" calcext:value-type="float">
            <text:p>1,559209835</text:p>
          </table:table-cell>
          <table:table-cell table:formula="of:=+LOG([.A1898];2)" office:value-type="float" office:value="13.2162911557571" calcext:value-type="float">
            <text:p>13,2162911558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12800" calcext:value-type="float">
            <text:p>12800</text:p>
          </table:table-cell>
          <table:table-cell table:formula="of:=+[.B1899]/[.A1899]" office:value-type="float" office:value="1.34496164757802" calcext:value-type="float">
            <text:p>1,3449616476</text:p>
          </table:table-cell>
          <table:table-cell table:formula="of:=+LOG([.A1899];2)" office:value-type="float" office:value="13.2162911557571" calcext:value-type="float">
            <text:p>13,2162911558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15539" calcext:value-type="float">
            <text:p>15539</text:p>
          </table:table-cell>
          <table:table-cell table:formula="of:=+[.B1900]/[.A1900]" office:value-type="float" office:value="1.63224789915966" calcext:value-type="float">
            <text:p>1,6322478992</text:p>
          </table:table-cell>
          <table:table-cell table:formula="of:=+LOG([.A1900];2)" office:value-type="float" office:value="13.2167458581953" calcext:value-type="float">
            <text:p>13,2167458582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15883" calcext:value-type="float">
            <text:p>15883</text:p>
          </table:table-cell>
          <table:table-cell table:formula="of:=+[.B1901]/[.A1901]" office:value-type="float" office:value="1.66698152812762" calcext:value-type="float">
            <text:p>1,6669815281</text:p>
          </table:table-cell>
          <table:table-cell table:formula="of:=+LOG([.A1901];2)" office:value-type="float" office:value="13.2179576978641" calcext:value-type="float">
            <text:p>13,2179576979</text:p>
          </table:table-cell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9894" calcext:value-type="float">
            <text:p>9894</text:p>
          </table:table-cell>
          <table:table-cell table:formula="of:=+[.B1902]/[.A1902]" office:value-type="float" office:value="1.03754194630872" calcext:value-type="float">
            <text:p>1,0375419463</text:p>
          </table:table-cell>
          <table:table-cell table:formula="of:=+LOG([.A1902];2)" office:value-type="float" office:value="13.2191685204622" calcext:value-type="float">
            <text:p>13,2191685205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15462" calcext:value-type="float">
            <text:p>15462</text:p>
          </table:table-cell>
          <table:table-cell table:formula="of:=+[.B1903]/[.A1903]" office:value-type="float" office:value="1.62075471698113" calcext:value-type="float">
            <text:p>1,620754717</text:p>
          </table:table-cell>
          <table:table-cell table:formula="of:=+LOG([.A1903];2)" office:value-type="float" office:value="13.2197735508929" calcext:value-type="float">
            <text:p>13,2197735509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float" office:value="11859" calcext:value-type="float">
            <text:p>11859</text:p>
          </table:table-cell>
          <table:table-cell table:formula="of:=+[.B1904]/[.A1904]" office:value-type="float" office:value="1.24269097767997" calcext:value-type="float">
            <text:p>1,2426909777</text:p>
          </table:table-cell>
          <table:table-cell table:formula="of:=+LOG([.A1904];2)" office:value-type="float" office:value="13.2202271572607" calcext:value-type="float">
            <text:p>13,2202271573</text:p>
          </table:table-cell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14346" calcext:value-type="float">
            <text:p>14346</text:p>
          </table:table-cell>
          <table:table-cell table:formula="of:=+[.B1905]/[.A1905]" office:value-type="float" office:value="1.50282840980515" calcext:value-type="float">
            <text:p>1,5028284098</text:p>
          </table:table-cell>
          <table:table-cell table:formula="of:=+LOG([.A1905];2)" office:value-type="float" office:value="13.2206806210522" calcext:value-type="float">
            <text:p>13,2206806211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float" office:value="11435" calcext:value-type="float">
            <text:p>11435</text:p>
          </table:table-cell>
          <table:table-cell table:formula="of:=+[.B1906]/[.A1906]" office:value-type="float" office:value="1.19688088758635" calcext:value-type="float">
            <text:p>1,1968808876</text:p>
          </table:table-cell>
          <table:table-cell table:formula="of:=+LOG([.A1906];2)" office:value-type="float" office:value="13.2218891614713" calcext:value-type="float">
            <text:p>13,2218891615</text:p>
          </table:table-cell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11943" calcext:value-type="float">
            <text:p>11943</text:p>
          </table:table-cell>
          <table:table-cell table:formula="of:=+[.B1907]/[.A1907]" office:value-type="float" office:value="1.24939847264358" calcext:value-type="float">
            <text:p>1,2493984726</text:p>
          </table:table-cell>
          <table:table-cell table:formula="of:=+LOG([.A1907];2)" office:value-type="float" office:value="13.2226439854517" calcext:value-type="float">
            <text:p>13,2226439855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15244" calcext:value-type="float">
            <text:p>15244</text:p>
          </table:table-cell>
          <table:table-cell table:formula="of:=+[.B1908]/[.A1908]" office:value-type="float" office:value="1.59306092590657" calcext:value-type="float">
            <text:p>1,5930609259</text:p>
          </table:table-cell>
          <table:table-cell table:formula="of:=+LOG([.A1908];2)" office:value-type="float" office:value="13.2241524496637" calcext:value-type="float">
            <text:p>13,2241524497</text:p>
          </table:table-cell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float" office:value="16280" calcext:value-type="float">
            <text:p>16280</text:p>
          </table:table-cell>
          <table:table-cell table:formula="of:=+[.B1909]/[.A1909]" office:value-type="float" office:value="1.70061631672412" calcext:value-type="float">
            <text:p>1,7006163167</text:p>
          </table:table-cell>
          <table:table-cell table:formula="of:=+LOG([.A1909];2)" office:value-type="float" office:value="13.2247553940005" calcext:value-type="float">
            <text:p>13,224755394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13360" calcext:value-type="float">
            <text:p>13360</text:p>
          </table:table-cell>
          <table:table-cell table:formula="of:=+[.B1910]/[.A1910]" office:value-type="float" office:value="1.39530026109661" calcext:value-type="float">
            <text:p>1,3953002611</text:p>
          </table:table-cell>
          <table:table-cell table:formula="of:=+LOG([.A1910];2)" office:value-type="float" office:value="13.2250567716997" calcext:value-type="float">
            <text:p>13,2250567717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14709" calcext:value-type="float">
            <text:p>14709</text:p>
          </table:table-cell>
          <table:table-cell table:formula="of:=+[.B1911]/[.A1911]" office:value-type="float" office:value="1.53618798955614" calcext:value-type="float">
            <text:p>1,5361879896</text:p>
          </table:table-cell>
          <table:table-cell table:formula="of:=+LOG([.A1911];2)" office:value-type="float" office:value="13.2250567716997" calcext:value-type="float">
            <text:p>13,2250567717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11000" calcext:value-type="float">
            <text:p>11000</text:p>
          </table:table-cell>
          <table:table-cell table:formula="of:=+[.B1912]/[.A1912]" office:value-type="float" office:value="1.14870509607352" calcext:value-type="float">
            <text:p>1,1487050961</text:p>
          </table:table-cell>
          <table:table-cell table:formula="of:=+LOG([.A1912];2)" office:value-type="float" office:value="13.2252074369435" calcext:value-type="float">
            <text:p>13,2252074369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14419" calcext:value-type="float">
            <text:p>14419</text:p>
          </table:table-cell>
          <table:table-cell table:formula="of:=+[.B1913]/[.A1913]" office:value-type="float" office:value="1.50511482254697" calcext:value-type="float">
            <text:p>1,5051148225</text:p>
          </table:table-cell>
          <table:table-cell table:formula="of:=+LOG([.A1913];2)" office:value-type="float" office:value="13.2258099406235" calcext:value-type="float">
            <text:p>13,2258099406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float" office:value="11569" calcext:value-type="float">
            <text:p>11569</text:p>
          </table:table-cell>
          <table:table-cell table:formula="of:=+[.B1914]/[.A1914]" office:value-type="float" office:value="1.20736798163223" calcext:value-type="float">
            <text:p>1,2073679816</text:p>
          </table:table-cell>
          <table:table-cell table:formula="of:=+LOG([.A1914];2)" office:value-type="float" office:value="13.2261110981324" calcext:value-type="float">
            <text:p>13,2261110981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15461" calcext:value-type="float">
            <text:p>15461</text:p>
          </table:table-cell>
          <table:table-cell table:formula="of:=+[.B1915]/[.A1915]" office:value-type="float" office:value="1.61169602835401" calcext:value-type="float">
            <text:p>1,6116960284</text:p>
          </table:table-cell>
          <table:table-cell table:formula="of:=+LOG([.A1915];2)" office:value-type="float" office:value="13.2277663416464" calcext:value-type="float">
            <text:p>13,2277663416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9676" calcext:value-type="float">
            <text:p>9676</text:p>
          </table:table-cell>
          <table:table-cell table:formula="of:=+[.B1916]/[.A1916]" office:value-type="float" office:value="1.00844189682126" calcext:value-type="float">
            <text:p>1,0084418968</text:p>
          </table:table-cell>
          <table:table-cell table:formula="of:=+LOG([.A1916];2)" office:value-type="float" office:value="13.2280670910827" calcext:value-type="float">
            <text:p>13,2280670911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10028" calcext:value-type="float">
            <text:p>10028</text:p>
          </table:table-cell>
          <table:table-cell table:formula="of:=+[.B1917]/[.A1917]" office:value-type="float" office:value="1.0451276706618" calcext:value-type="float">
            <text:p>1,0451276707</text:p>
          </table:table-cell>
          <table:table-cell table:formula="of:=+LOG([.A1917];2)" office:value-type="float" office:value="13.2280670910827" calcext:value-type="float">
            <text:p>13,2280670911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float" office:value="15373" calcext:value-type="float">
            <text:p>15373</text:p>
          </table:table-cell>
          <table:table-cell table:formula="of:=+[.B1918]/[.A1918]" office:value-type="float" office:value="1.60202167569821" calcext:value-type="float">
            <text:p>1,6020216757</text:p>
          </table:table-cell>
          <table:table-cell table:formula="of:=+LOG([.A1918];2)" office:value-type="float" office:value="13.2282174422934" calcext:value-type="float">
            <text:p>13,2282174423</text:p>
          </table:table-cell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float" office:value="10954" calcext:value-type="float">
            <text:p>10954</text:p>
          </table:table-cell>
          <table:table-cell table:formula="of:=+[.B1919]/[.A1919]" office:value-type="float" office:value="1.14080399916684" calcext:value-type="float">
            <text:p>1,1408039992</text:p>
          </table:table-cell>
          <table:table-cell table:formula="of:=+LOG([.A1919];2)" office:value-type="float" office:value="13.2291192206586" calcext:value-type="float">
            <text:p>13,2291192207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14771" calcext:value-type="float">
            <text:p>14771</text:p>
          </table:table-cell>
          <table:table-cell table:formula="of:=+[.B1920]/[.A1920]" office:value-type="float" office:value="1.53784487246226" calcext:value-type="float">
            <text:p>1,5378448725</text:p>
          </table:table-cell>
          <table:table-cell table:formula="of:=+LOG([.A1920];2)" office:value-type="float" office:value="13.2295698985529" calcext:value-type="float">
            <text:p>13,2295698986</text:p>
          </table:table-cell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float" office:value="8533" calcext:value-type="float">
            <text:p>8533</text:p>
          </table:table-cell>
          <table:table-cell table:formula="of:=+[.B1921]/[.A1921]" office:value-type="float" office:value="0.888114071606994" calcext:value-type="float">
            <text:p>0,8881140716</text:p>
          </table:table-cell>
          <table:table-cell table:formula="of:=+LOG([.A1921];2)" office:value-type="float" office:value="13.2300204357056" calcext:value-type="float">
            <text:p>13,2300204357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float" office:value="11683" calcext:value-type="float">
            <text:p>11683</text:p>
          </table:table-cell>
          <table:table-cell table:formula="of:=+[.B1922]/[.A1922]" office:value-type="float" office:value="1.21558630735615" calcext:value-type="float">
            <text:p>1,2155863074</text:p>
          </table:table-cell>
          <table:table-cell table:formula="of:=+LOG([.A1922];2)" office:value-type="float" office:value="13.2304708322047" calcext:value-type="float">
            <text:p>13,2304708322</text:p>
          </table:table-cell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float" office:value="13432" calcext:value-type="float">
            <text:p>13432</text:p>
          </table:table-cell>
          <table:table-cell table:formula="of:=+[.B1923]/[.A1923]" office:value-type="float" office:value="1.39654813890622" calcext:value-type="float">
            <text:p>1,3965481389</text:p>
          </table:table-cell>
          <table:table-cell table:formula="of:=+LOG([.A1923];2)" office:value-type="float" office:value="13.2315212108757" calcext:value-type="float">
            <text:p>13,2315212109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11920" calcext:value-type="float">
            <text:p>11920</text:p>
          </table:table-cell>
          <table:table-cell table:formula="of:=+[.B1924]/[.A1924]" office:value-type="float" office:value="1.23908523908524" calcext:value-type="float">
            <text:p>1,2390852391</text:p>
          </table:table-cell>
          <table:table-cell table:formula="of:=+LOG([.A1924];2)" office:value-type="float" office:value="13.2318211786574" calcext:value-type="float">
            <text:p>13,2318211787</text:p>
          </table:table-cell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8810" calcext:value-type="float">
            <text:p>8810</text:p>
          </table:table-cell>
          <table:table-cell table:formula="of:=+[.B1925]/[.A1925]" office:value-type="float" office:value="0.915800415800416" calcext:value-type="float">
            <text:p>0,9158004158</text:p>
          </table:table-cell>
          <table:table-cell table:formula="of:=+LOG([.A1925];2)" office:value-type="float" office:value="13.2318211786574" calcext:value-type="float">
            <text:p>13,2318211787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float" office:value="8647" calcext:value-type="float">
            <text:p>8647</text:p>
          </table:table-cell>
          <table:table-cell table:formula="of:=+[.B1926]/[.A1926]" office:value-type="float" office:value="0.898763122336555" calcext:value-type="float">
            <text:p>0,8987631223</text:p>
          </table:table-cell>
          <table:table-cell table:formula="of:=+LOG([.A1926];2)" office:value-type="float" office:value="13.2319711391628" calcext:value-type="float">
            <text:p>13,2319711392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9975" calcext:value-type="float">
            <text:p>9975</text:p>
          </table:table-cell>
          <table:table-cell table:formula="of:=+[.B1927]/[.A1927]" office:value-type="float" office:value="1.03561046511628" calcext:value-type="float">
            <text:p>1,0356104651</text:p>
          </table:table-cell>
          <table:table-cell table:formula="of:=+LOG([.A1927];2)" office:value-type="float" office:value="13.2336196767597" calcext:value-type="float">
            <text:p>13,2336196768</text:p>
          </table:table-cell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12492" calcext:value-type="float">
            <text:p>12492</text:p>
          </table:table-cell>
          <table:table-cell table:formula="of:=+[.B1928]/[.A1928]" office:value-type="float" office:value="1.29625402096088" calcext:value-type="float">
            <text:p>1,296254021</text:p>
          </table:table-cell>
          <table:table-cell table:formula="of:=+LOG([.A1928];2)" office:value-type="float" office:value="13.2343683897564" calcext:value-type="float">
            <text:p>13,2343683898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13543" calcext:value-type="float">
            <text:p>13543</text:p>
          </table:table-cell>
          <table:table-cell table:formula="of:=+[.B1929]/[.A1929]" office:value-type="float" office:value="1.4048755186722" calcext:value-type="float">
            <text:p>1,4048755187</text:p>
          </table:table-cell>
          <table:table-cell table:formula="of:=+LOG([.A1929];2)" office:value-type="float" office:value="13.2348174311173" calcext:value-type="float">
            <text:p>13,2348174311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float" office:value="12259" calcext:value-type="float">
            <text:p>12259</text:p>
          </table:table-cell>
          <table:table-cell table:formula="of:=+[.B1930]/[.A1930]" office:value-type="float" office:value="1.27115304852758" calcext:value-type="float">
            <text:p>1,2711530485</text:p>
          </table:table-cell>
          <table:table-cell table:formula="of:=+LOG([.A1930];2)" office:value-type="float" office:value="13.2354159356025" calcext:value-type="float">
            <text:p>13,2354159356</text:p>
          </table:table-cell>
        </table:table-row>
        <table:table-row table:style-name="ro1">
          <table:table-cell office:value-type="float" office:value="9646" calcext:value-type="float">
            <text:p>9646</text:p>
          </table:table-cell>
          <table:table-cell office:value-type="float" office:value="11366" calcext:value-type="float">
            <text:p>11366</text:p>
          </table:table-cell>
          <table:table-cell table:formula="of:=+[.B1931]/[.A1931]" office:value-type="float" office:value="1.17831225378395" calcext:value-type="float">
            <text:p>1,1783122538</text:p>
          </table:table-cell>
          <table:table-cell table:formula="of:=+LOG([.A1931];2)" office:value-type="float" office:value="13.2357150947619" calcext:value-type="float">
            <text:p>13,2357150948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15676" calcext:value-type="float">
            <text:p>15676</text:p>
          </table:table-cell>
          <table:table-cell table:formula="of:=+[.B1932]/[.A1932]" office:value-type="float" office:value="1.62428763858668" calcext:value-type="float">
            <text:p>1,6242876386</text:p>
          </table:table-cell>
          <table:table-cell table:formula="of:=+LOG([.A1932];2)" office:value-type="float" office:value="13.2364627213739" calcext:value-type="float">
            <text:p>13,2364627214</text:p>
          </table:table-cell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float" office:value="10329" calcext:value-type="float">
            <text:p>10329</text:p>
          </table:table-cell>
          <table:table-cell table:formula="of:=+[.B1933]/[.A1933]" office:value-type="float" office:value="1.06958682820752" calcext:value-type="float">
            <text:p>1,0695868282</text:p>
          </table:table-cell>
          <table:table-cell table:formula="of:=+LOG([.A1933];2)" office:value-type="float" office:value="13.2373593621988" calcext:value-type="float">
            <text:p>13,2373593622</text:p>
          </table:table-cell>
        </table:table-row>
        <table:table-row table:style-name="ro1">
          <table:table-cell office:value-type="float" office:value="9657" calcext:value-type="float">
            <text:p>9657</text:p>
          </table:table-cell>
          <table:table-cell office:value-type="float" office:value="11131" calcext:value-type="float">
            <text:p>11131</text:p>
          </table:table-cell>
          <table:table-cell table:formula="of:=+[.B1934]/[.A1934]" office:value-type="float" office:value="1.1526353940147" calcext:value-type="float">
            <text:p>1,152635394</text:p>
          </table:table-cell>
          <table:table-cell table:formula="of:=+LOG([.A1934];2)" office:value-type="float" office:value="13.2373593621988" calcext:value-type="float">
            <text:p>13,2373593622</text:p>
          </table:table-cell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16876" calcext:value-type="float">
            <text:p>16876</text:p>
          </table:table-cell>
          <table:table-cell table:formula="of:=+[.B1935]/[.A1935]" office:value-type="float" office:value="1.74663630718278" calcext:value-type="float">
            <text:p>1,7466363072</text:p>
          </table:table-cell>
          <table:table-cell table:formula="of:=+LOG([.A1935];2)" office:value-type="float" office:value="13.2381061374321" calcext:value-type="float">
            <text:p>13,2381061374</text:p>
          </table:table-cell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13881" calcext:value-type="float">
            <text:p>13881</text:p>
          </table:table-cell>
          <table:table-cell table:formula="of:=+[.B1936]/[.A1936]" office:value-type="float" office:value="1.435322096991" calcext:value-type="float">
            <text:p>1,435322097</text:p>
          </table:table-cell>
          <table:table-cell table:formula="of:=+LOG([.A1936];2)" office:value-type="float" office:value="13.2394493595193" calcext:value-type="float">
            <text:p>13,2394493595</text:p>
          </table:table-cell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14969" calcext:value-type="float">
            <text:p>14969</text:p>
          </table:table-cell>
          <table:table-cell table:formula="of:=+[.B1937]/[.A1937]" office:value-type="float" office:value="1.54654406446947" calcext:value-type="float">
            <text:p>1,5465440645</text:p>
          </table:table-cell>
          <table:table-cell table:formula="of:=+LOG([.A1937];2)" office:value-type="float" office:value="13.2406422857193" calcext:value-type="float">
            <text:p>13,2406422857</text:p>
          </table:table-cell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8942" calcext:value-type="float">
            <text:p>8942</text:p>
          </table:table-cell>
          <table:table-cell table:formula="of:=+[.B1938]/[.A1938]" office:value-type="float" office:value="0.923855770224197" calcext:value-type="float">
            <text:p>0,9238557702</text:p>
          </table:table-cell>
          <table:table-cell table:formula="of:=+LOG([.A1938];2)" office:value-type="float" office:value="13.2406422857193" calcext:value-type="float">
            <text:p>13,2406422857</text:p>
          </table:table-cell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11163" calcext:value-type="float">
            <text:p>11163</text:p>
          </table:table-cell>
          <table:table-cell table:formula="of:=+[.B1939]/[.A1939]" office:value-type="float" office:value="1.15225020644096" calcext:value-type="float">
            <text:p>1,1522502064</text:p>
          </table:table-cell>
          <table:table-cell table:formula="of:=+LOG([.A1939];2)" office:value-type="float" office:value="13.2419831496943" calcext:value-type="float">
            <text:p>13,2419831497</text:p>
          </table:table-cell>
        </table:table-row>
        <table:table-row table:style-name="ro1">
          <table:table-cell office:value-type="float" office:value="9709" calcext:value-type="float">
            <text:p>9709</text:p>
          </table:table-cell>
          <table:table-cell office:value-type="float" office:value="16196" calcext:value-type="float">
            <text:p>16196</text:p>
          </table:table-cell>
          <table:table-cell table:formula="of:=+[.B1940]/[.A1940]" office:value-type="float" office:value="1.66814296014008" calcext:value-type="float">
            <text:p>1,6681429601</text:p>
          </table:table-cell>
          <table:table-cell table:formula="of:=+LOG([.A1940];2)" office:value-type="float" office:value="13.2451069943812" calcext:value-type="float">
            <text:p>13,2451069944</text:p>
          </table:table-cell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float" office:value="11820" calcext:value-type="float">
            <text:p>11820</text:p>
          </table:table-cell>
          <table:table-cell table:formula="of:=+[.B1941]/[.A1941]" office:value-type="float" office:value="1.21717639789929" calcext:value-type="float">
            <text:p>1,2171763979</text:p>
          </table:table-cell>
          <table:table-cell table:formula="of:=+LOG([.A1941];2)" office:value-type="float" office:value="13.2454041509303" calcext:value-type="float">
            <text:p>13,2454041509</text:p>
          </table:table-cell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float" office:value="14628" calcext:value-type="float">
            <text:p>14628</text:p>
          </table:table-cell>
          <table:table-cell table:formula="of:=+[.B1942]/[.A1942]" office:value-type="float" office:value="1.50540290213029" calcext:value-type="float">
            <text:p>1,5054029021</text:p>
          </table:table-cell>
          <table:table-cell table:formula="of:=+LOG([.A1942];2)" office:value-type="float" office:value="13.2462952535163" calcext:value-type="float">
            <text:p>13,2462952535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14100" calcext:value-type="float">
            <text:p>14100</text:p>
          </table:table-cell>
          <table:table-cell table:formula="of:=+[.B1943]/[.A1943]" office:value-type="float" office:value="1.45061728395062" calcext:value-type="float">
            <text:p>1,450617284</text:p>
          </table:table-cell>
          <table:table-cell table:formula="of:=+LOG([.A1943];2)" office:value-type="float" office:value="13.2467405984931" calcext:value-type="float">
            <text:p>13,2467405985</text:p>
          </table:table-cell>
        </table:table-row>
        <table:table-row table:style-name="ro1">
          <table:table-cell office:value-type="float" office:value="9723" calcext:value-type="float">
            <text:p>9723</text:p>
          </table:table-cell>
          <table:table-cell office:value-type="float" office:value="15469" calcext:value-type="float">
            <text:p>15469</text:p>
          </table:table-cell>
          <table:table-cell table:formula="of:=+[.B1944]/[.A1944]" office:value-type="float" office:value="1.59096986526792" calcext:value-type="float">
            <text:p>1,5909698653</text:p>
          </table:table-cell>
          <table:table-cell table:formula="of:=+LOG([.A1944];2)" office:value-type="float" office:value="13.247185806039" calcext:value-type="float">
            <text:p>13,247185806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16297" calcext:value-type="float">
            <text:p>16297</text:p>
          </table:table-cell>
          <table:table-cell table:formula="of:=+[.B1945]/[.A1945]" office:value-type="float" office:value="1.67440665776225" calcext:value-type="float">
            <text:p>1,6744066578</text:p>
          </table:table-cell>
          <table:table-cell table:formula="of:=+LOG([.A1945];2)" office:value-type="float" office:value="13.2486688397231" calcext:value-type="float">
            <text:p>13,2486688397</text:p>
          </table:table-cell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float" office:value="17559" calcext:value-type="float">
            <text:p>17559</text:p>
          </table:table-cell>
          <table:table-cell table:formula="of:=+[.B1946]/[.A1946]" office:value-type="float" office:value="1.80388329566468" calcext:value-type="float">
            <text:p>1,8038832957</text:p>
          </table:table-cell>
          <table:table-cell table:formula="of:=+LOG([.A1946];2)" office:value-type="float" office:value="13.2488170592785" calcext:value-type="float">
            <text:p>13,2488170593</text:p>
          </table:table-cell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float" office:value="8799" calcext:value-type="float">
            <text:p>8799</text:p>
          </table:table-cell>
          <table:table-cell table:formula="of:=+[.B1947]/[.A1947]" office:value-type="float" office:value="0.903202627797167" calcext:value-type="float">
            <text:p>0,9032026278</text:p>
          </table:table-cell>
          <table:table-cell table:formula="of:=+LOG([.A1947];2)" office:value-type="float" office:value="13.2500022678404" calcext:value-type="float">
            <text:p>13,2500022678</text:p>
          </table:table-cell>
        </table:table-row>
        <table:table-row table:style-name="ro1">
          <table:table-cell office:value-type="float" office:value="9744" calcext:value-type="float">
            <text:p>9744</text:p>
          </table:table-cell>
          <table:table-cell office:value-type="float" office:value="13218" calcext:value-type="float">
            <text:p>13218</text:p>
          </table:table-cell>
          <table:table-cell table:formula="of:=+[.B1948]/[.A1948]" office:value-type="float" office:value="1.35652709359606" calcext:value-type="float">
            <text:p>1,3565270936</text:p>
          </table:table-cell>
          <table:table-cell table:formula="of:=+LOG([.A1948];2)" office:value-type="float" office:value="13.2502984179063" calcext:value-type="float">
            <text:p>13,2502984179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float" office:value="12045" calcext:value-type="float">
            <text:p>12045</text:p>
          </table:table-cell>
          <table:table-cell table:formula="of:=+[.B1949]/[.A1949]" office:value-type="float" office:value="1.23601847101077" calcext:value-type="float">
            <text:p>1,236018471</text:p>
          </table:table-cell>
          <table:table-cell table:formula="of:=+LOG([.A1949];2)" office:value-type="float" office:value="13.2504464701453" calcext:value-type="float">
            <text:p>13,2504464701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11279" calcext:value-type="float">
            <text:p>11279</text:p>
          </table:table-cell>
          <table:table-cell table:formula="of:=+[.B1950]/[.A1950]" office:value-type="float" office:value="1.15563524590164" calcext:value-type="float">
            <text:p>1,1556352459</text:p>
          </table:table-cell>
          <table:table-cell table:formula="of:=+LOG([.A1950];2)" office:value-type="float" office:value="13.2526654324503" calcext:value-type="float">
            <text:p>13,2526654325</text:p>
          </table:table-cell>
        </table:table-row>
        <table:table-row table:style-name="ro1">
          <table:table-cell office:value-type="float" office:value="9762" calcext:value-type="float">
            <text:p>9762</text:p>
          </table:table-cell>
          <table:table-cell office:value-type="float" office:value="14880" calcext:value-type="float">
            <text:p>14880</text:p>
          </table:table-cell>
          <table:table-cell table:formula="of:=+[.B1951]/[.A1951]" office:value-type="float" office:value="1.52427781192379" calcext:value-type="float">
            <text:p>1,5242778119</text:p>
          </table:table-cell>
          <table:table-cell table:formula="of:=+LOG([.A1951];2)" office:value-type="float" office:value="13.2529610363937" calcext:value-type="float">
            <text:p>13,2529610364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  <table:table-cell office:value-type="float" office:value="12631" calcext:value-type="float">
            <text:p>12631</text:p>
          </table:table-cell>
          <table:table-cell table:formula="of:=+[.B1952]/[.A1952]" office:value-type="float" office:value="1.29349718381976" calcext:value-type="float">
            <text:p>1,2934971838</text:p>
          </table:table-cell>
          <table:table-cell table:formula="of:=+LOG([.A1952];2)" office:value-type="float" office:value="13.2534043287742" calcext:value-type="float">
            <text:p>13,2534043288</text:p>
          </table:table-cell>
        </table:table-row>
        <table:table-row table:style-name="ro1">
          <table:table-cell office:value-type="float" office:value="9776" calcext:value-type="float">
            <text:p>9776</text:p>
          </table:table-cell>
          <table:table-cell office:value-type="float" office:value="15343" calcext:value-type="float">
            <text:p>15343</text:p>
          </table:table-cell>
          <table:table-cell table:formula="of:=+[.B1953]/[.A1953]" office:value-type="float" office:value="1.5694558101473" calcext:value-type="float">
            <text:p>1,5694558101</text:p>
          </table:table-cell>
          <table:table-cell table:formula="of:=+LOG([.A1953];2)" office:value-type="float" office:value="13.2550285698187" calcext:value-type="float">
            <text:p>13,2550285698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9958" calcext:value-type="float">
            <text:p>9958</text:p>
          </table:table-cell>
          <table:table-cell table:formula="of:=+[.B1954]/[.A1954]" office:value-type="float" office:value="1.01830453011555" calcext:value-type="float">
            <text:p>1,0183045301</text:p>
          </table:table-cell>
          <table:table-cell table:formula="of:=+LOG([.A1954];2)" office:value-type="float" office:value="13.2554712274671" calcext:value-type="float">
            <text:p>13,2554712275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11688" calcext:value-type="float">
            <text:p>11688</text:p>
          </table:table-cell>
          <table:table-cell table:formula="of:=+[.B1955]/[.A1955]" office:value-type="float" office:value="1.19509202453988" calcext:value-type="float">
            <text:p>1,1950920245</text:p>
          </table:table-cell>
          <table:table-cell table:formula="of:=+LOG([.A1955];2)" office:value-type="float" office:value="13.2556187498396" calcext:value-type="float">
            <text:p>13,2556187498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8860" calcext:value-type="float">
            <text:p>8860</text:p>
          </table:table-cell>
          <table:table-cell table:formula="of:=+[.B1956]/[.A1956]" office:value-type="float" office:value="0.905467552376086" calcext:value-type="float">
            <text:p>0,9054675524</text:p>
          </table:table-cell>
          <table:table-cell table:formula="of:=+LOG([.A1956];2)" office:value-type="float" office:value="13.2563561355142" calcext:value-type="float">
            <text:p>13,2563561355</text:p>
          </table:table-cell>
        </table:table-row>
        <table:table-row table:style-name="ro1">
          <table:table-cell office:value-type="float" office:value="9789" calcext:value-type="float">
            <text:p>9789</text:p>
          </table:table-cell>
          <table:table-cell office:value-type="float" office:value="10877" calcext:value-type="float">
            <text:p>10877</text:p>
          </table:table-cell>
          <table:table-cell table:formula="of:=+[.B1957]/[.A1957]" office:value-type="float" office:value="1.11114516293799" calcext:value-type="float">
            <text:p>1,1111451629</text:p>
          </table:table-cell>
          <table:table-cell table:formula="of:=+LOG([.A1957];2)" office:value-type="float" office:value="13.256945772813" calcext:value-type="float">
            <text:p>13,2569457728</text:p>
          </table:table-cell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float" office:value="15799" calcext:value-type="float">
            <text:p>15799</text:p>
          </table:table-cell>
          <table:table-cell table:formula="of:=+[.B1958]/[.A1958]" office:value-type="float" office:value="1.61296579887698" calcext:value-type="float">
            <text:p>1,6129657989</text:p>
          </table:table-cell>
          <table:table-cell table:formula="of:=+LOG([.A1958];2)" office:value-type="float" office:value="13.257829777155" calcext:value-type="float">
            <text:p>13,2578297772</text:p>
          </table:table-cell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12543" calcext:value-type="float">
            <text:p>12543</text:p>
          </table:table-cell>
          <table:table-cell table:formula="of:=+[.B1959]/[.A1959]" office:value-type="float" office:value="1.27976737067646" calcext:value-type="float">
            <text:p>1,2797673707</text:p>
          </table:table-cell>
          <table:table-cell table:formula="of:=+LOG([.A1959];2)" office:value-type="float" office:value="13.2587132401592" calcext:value-type="float">
            <text:p>13,2587132402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float" office:value="11526" calcext:value-type="float">
            <text:p>11526</text:p>
          </table:table-cell>
          <table:table-cell table:formula="of:=+[.B1960]/[.A1960]" office:value-type="float" office:value="1.1758824729647" calcext:value-type="float">
            <text:p>1,175882473</text:p>
          </table:table-cell>
          <table:table-cell table:formula="of:=+LOG([.A1960];2)" office:value-type="float" office:value="13.2588604314098" calcext:value-type="float">
            <text:p>13,2588604314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14371" calcext:value-type="float">
            <text:p>14371</text:p>
          </table:table-cell>
          <table:table-cell table:formula="of:=+[.B1961]/[.A1961]" office:value-type="float" office:value="1.4659798021014" calcext:value-type="float">
            <text:p>1,4659798021</text:p>
          </table:table-cell>
          <table:table-cell table:formula="of:=+LOG([.A1961];2)" office:value-type="float" office:value="13.2590076076446" calcext:value-type="float">
            <text:p>13,2590076076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float" office:value="10567" calcext:value-type="float">
            <text:p>10567</text:p>
          </table:table-cell>
          <table:table-cell table:formula="of:=+[.B1962]/[.A1962]" office:value-type="float" office:value="1.0776055476239" calcext:value-type="float">
            <text:p>1,0776055476</text:p>
          </table:table-cell>
          <table:table-cell table:formula="of:=+LOG([.A1962];2)" office:value-type="float" office:value="13.2594490462857" calcext:value-type="float">
            <text:p>13,2594490463</text:p>
          </table:table-cell>
        </table:table-row>
        <table:table-row table:style-name="ro1">
          <table:table-cell office:value-type="float" office:value="9808" calcext:value-type="float">
            <text:p>9808</text:p>
          </table:table-cell>
          <table:table-cell office:value-type="float" office:value="10559" calcext:value-type="float">
            <text:p>10559</text:p>
          </table:table-cell>
          <table:table-cell table:formula="of:=+[.B1963]/[.A1963]" office:value-type="float" office:value="1.07657014681892" calcext:value-type="float">
            <text:p>1,0765701468</text:p>
          </table:table-cell>
          <table:table-cell table:formula="of:=+LOG([.A1963];2)" office:value-type="float" office:value="13.2597432636908" calcext:value-type="float">
            <text:p>13,2597432637</text:p>
          </table:table-cell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14005" calcext:value-type="float">
            <text:p>14005</text:p>
          </table:table-cell>
          <table:table-cell table:formula="of:=+[.B1964]/[.A1964]" office:value-type="float" office:value="1.42718842351982" calcext:value-type="float">
            <text:p>1,4271884235</text:p>
          </table:table-cell>
          <table:table-cell table:formula="of:=+LOG([.A1964];2)" office:value-type="float" office:value="13.2604785448039" calcext:value-type="float">
            <text:p>13,2604785448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float" office:value="13933" calcext:value-type="float">
            <text:p>13933</text:p>
          </table:table-cell>
          <table:table-cell table:formula="of:=+[.B1965]/[.A1965]" office:value-type="float" office:value="1.41898360321825" calcext:value-type="float">
            <text:p>1,4189836032</text:p>
          </table:table-cell>
          <table:table-cell table:formula="of:=+LOG([.A1965];2)" office:value-type="float" office:value="13.2613603877659" calcext:value-type="float">
            <text:p>13,2613603878</text:p>
          </table:table-cell>
        </table:table-row>
        <table:table-row table:style-name="ro1">
          <table:table-cell office:value-type="float" office:value="9841" calcext:value-type="float">
            <text:p>9841</text:p>
          </table:table-cell>
          <table:table-cell office:value-type="float" office:value="17470" calcext:value-type="float">
            <text:p>17470</text:p>
          </table:table-cell>
          <table:table-cell table:formula="of:=+[.B1966]/[.A1966]" office:value-type="float" office:value="1.77522609490905" calcext:value-type="float">
            <text:p>1,7752260949</text:p>
          </table:table-cell>
          <table:table-cell table:formula="of:=+LOG([.A1966];2)" office:value-type="float" office:value="13.2645892081268" calcext:value-type="float">
            <text:p>13,2645892081</text:p>
          </table:table-cell>
        </table:table-row>
        <table:table-row table:style-name="ro1">
          <table:table-cell office:value-type="float" office:value="9843" calcext:value-type="float">
            <text:p>9843</text:p>
          </table:table-cell>
          <table:table-cell office:value-type="float" office:value="11801" calcext:value-type="float">
            <text:p>11801</text:p>
          </table:table-cell>
          <table:table-cell table:formula="of:=+[.B1967]/[.A1967]" office:value-type="float" office:value="1.19892309255308" calcext:value-type="float">
            <text:p>1,1989230926</text:p>
          </table:table-cell>
          <table:table-cell table:formula="of:=+LOG([.A1967];2)" office:value-type="float" office:value="13.2648823792396" calcext:value-type="float">
            <text:p>13,2648823792</text:p>
          </table:table-cell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13696" calcext:value-type="float">
            <text:p>13696</text:p>
          </table:table-cell>
          <table:table-cell table:formula="of:=+[.B1968]/[.A1968]" office:value-type="float" office:value="1.39059803025688" calcext:value-type="float">
            <text:p>1,3905980303</text:p>
          </table:table-cell>
          <table:table-cell table:formula="of:=+LOG([.A1968];2)" office:value-type="float" office:value="13.2657615352941" calcext:value-type="float">
            <text:p>13,2657615353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8794" calcext:value-type="float">
            <text:p>8794</text:p>
          </table:table-cell>
          <table:table-cell table:formula="of:=+[.B1969]/[.A1969]" office:value-type="float" office:value="0.892791878172589" calcext:value-type="float">
            <text:p>0,8927918782</text:p>
          </table:table-cell>
          <table:table-cell table:formula="of:=+LOG([.A1969];2)" office:value-type="float" office:value="13.2659080092311" calcext:value-type="float">
            <text:p>13,2659080092</text:p>
          </table:table-cell>
        </table:table-row>
        <table:table-row table:style-name="ro1">
          <table:table-cell office:value-type="float" office:value="9853" calcext:value-type="float">
            <text:p>9853</text:p>
          </table:table-cell>
          <table:table-cell office:value-type="float" office:value="14365" calcext:value-type="float">
            <text:p>14365</text:p>
          </table:table-cell>
          <table:table-cell table:formula="of:=+[.B1970]/[.A1970]" office:value-type="float" office:value="1.45793159443824" calcext:value-type="float">
            <text:p>1,4579315944</text:p>
          </table:table-cell>
          <table:table-cell table:formula="of:=+LOG([.A1970];2)" office:value-type="float" office:value="13.2663473418359" calcext:value-type="float">
            <text:p>13,2663473418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float" office:value="13573" calcext:value-type="float">
            <text:p>13573</text:p>
          </table:table-cell>
          <table:table-cell table:formula="of:=+[.B1971]/[.A1971]" office:value-type="float" office:value="1.37475944495088" calcext:value-type="float">
            <text:p>1,374759445</text:p>
          </table:table-cell>
          <table:table-cell table:formula="of:=+LOG([.A1971];2)" office:value-type="float" office:value="13.2692728118455" calcext:value-type="float">
            <text:p>13,2692728118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float" office:value="14717" calcext:value-type="float">
            <text:p>14717</text:p>
          </table:table-cell>
          <table:table-cell table:formula="of:=+[.B1972]/[.A1972]" office:value-type="float" office:value="1.49063101387623" calcext:value-type="float">
            <text:p>1,4906310139</text:p>
          </table:table-cell>
          <table:table-cell table:formula="of:=+LOG([.A1972];2)" office:value-type="float" office:value="13.2692728118455" calcext:value-type="float">
            <text:p>13,2692728118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12105" calcext:value-type="float">
            <text:p>12105</text:p>
          </table:table-cell>
          <table:table-cell table:formula="of:=+[.B1973]/[.A1973]" office:value-type="float" office:value="1.22545049605183" calcext:value-type="float">
            <text:p>1,2254504961</text:p>
          </table:table-cell>
          <table:table-cell table:formula="of:=+LOG([.A1973];2)" office:value-type="float" office:value="13.2700032533784" calcext:value-type="float">
            <text:p>13,270003253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11248" calcext:value-type="float">
            <text:p>11248</text:p>
          </table:table-cell>
          <table:table-cell table:formula="of:=+[.B1974]/[.A1974]" office:value-type="float" office:value="1.13742542218627" calcext:value-type="float">
            <text:p>1,1374254222</text:p>
          </table:table-cell>
          <table:table-cell table:formula="of:=+LOG([.A1974];2)" office:value-type="float" office:value="13.2716089241517" calcext:value-type="float">
            <text:p>13,2716089242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float" office:value="18274" calcext:value-type="float">
            <text:p>18274</text:p>
          </table:table-cell>
          <table:table-cell table:formula="of:=+[.B1975]/[.A1975]" office:value-type="float" office:value="1.84735139506672" calcext:value-type="float">
            <text:p>1,8473513951</text:p>
          </table:table-cell>
          <table:table-cell table:formula="of:=+LOG([.A1975];2)" office:value-type="float" office:value="13.2720465243899" calcext:value-type="float">
            <text:p>13,2720465244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float" office:value="11482" calcext:value-type="float">
            <text:p>11482</text:p>
          </table:table-cell>
          <table:table-cell table:formula="of:=+[.B1976]/[.A1976]" office:value-type="float" office:value="1.16050131392763" calcext:value-type="float">
            <text:p>1,1605013139</text:p>
          </table:table-cell>
          <table:table-cell table:formula="of:=+LOG([.A1976];2)" office:value-type="float" office:value="13.2723381841586" calcext:value-type="float">
            <text:p>13,2723381842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13925" calcext:value-type="float">
            <text:p>13925</text:p>
          </table:table-cell>
          <table:table-cell table:formula="of:=+[.B1977]/[.A1977]" office:value-type="float" office:value="1.4067077482574" calcext:value-type="float">
            <text:p>1,4067077483</text:p>
          </table:table-cell>
          <table:table-cell table:formula="of:=+LOG([.A1977];2)" office:value-type="float" office:value="13.2730670757221" calcext:value-type="float">
            <text:p>13,2730670757</text:p>
          </table:table-cell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float" office:value="14532" calcext:value-type="float">
            <text:p>14532</text:p>
          </table:table-cell>
          <table:table-cell table:formula="of:=+[.B1978]/[.A1978]" office:value-type="float" office:value="1.4672859450727" calcext:value-type="float">
            <text:p>1,4672859451</text:p>
          </table:table-cell>
          <table:table-cell table:formula="of:=+LOG([.A1978];2)" office:value-type="float" office:value="13.2737955992143" calcext:value-type="float">
            <text:p>13,2737955992</text:p>
          </table:table-cell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float" office:value="13685" calcext:value-type="float">
            <text:p>13685</text:p>
          </table:table-cell>
          <table:table-cell table:formula="of:=+[.B1979]/[.A1979]" office:value-type="float" office:value="1.38176494345719" calcext:value-type="float">
            <text:p>1,3817649435</text:p>
          </table:table-cell>
          <table:table-cell table:formula="of:=+LOG([.A1979];2)" office:value-type="float" office:value="13.2737955992143" calcext:value-type="float">
            <text:p>13,2737955992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float" office:value="14652" calcext:value-type="float">
            <text:p>14652</text:p>
          </table:table-cell>
          <table:table-cell table:formula="of:=+[.B1980]/[.A1980]" office:value-type="float" office:value="1.47820823244552" calcext:value-type="float">
            <text:p>1,4782082324</text:p>
          </table:table-cell>
          <table:table-cell table:formula="of:=+LOG([.A1980];2)" office:value-type="float" office:value="13.2749604721406" calcext:value-type="float">
            <text:p>13,2749604721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13862" calcext:value-type="float">
            <text:p>13862</text:p>
          </table:table-cell>
          <table:table-cell table:formula="of:=+[.B1981]/[.A1981]" office:value-type="float" office:value="1.39737903225806" calcext:value-type="float">
            <text:p>1,3973790323</text:p>
          </table:table-cell>
          <table:table-cell table:formula="of:=+LOG([.A1981];2)" office:value-type="float" office:value="13.2761244052742" calcext:value-type="float">
            <text:p>13,2761244053</text:p>
          </table:table-cell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float" office:value="12119" calcext:value-type="float">
            <text:p>12119</text:p>
          </table:table-cell>
          <table:table-cell table:formula="of:=+[.B1982]/[.A1982]" office:value-type="float" office:value="1.22093491839613" calcext:value-type="float">
            <text:p>1,2209349184</text:p>
          </table:table-cell>
          <table:table-cell table:formula="of:=+LOG([.A1982];2)" office:value-type="float" office:value="13.2769967392971" calcext:value-type="float">
            <text:p>13,2769967393</text:p>
          </table:table-cell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float" office:value="11939" calcext:value-type="float">
            <text:p>11939</text:p>
          </table:table-cell>
          <table:table-cell table:formula="of:=+[.B1983]/[.A1983]" office:value-type="float" office:value="1.20267956079379" calcext:value-type="float">
            <text:p>1,2026795608</text:p>
          </table:table-cell>
          <table:table-cell table:formula="of:=+LOG([.A1983];2)" office:value-type="float" office:value="13.2771420770337" calcext:value-type="float">
            <text:p>13,277142077</text:p>
          </table:table-cell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float" office:value="10829" calcext:value-type="float">
            <text:p>10829</text:p>
          </table:table-cell>
          <table:table-cell table:formula="of:=+[.B1984]/[.A1984]" office:value-type="float" office:value="1.0896558663715" calcext:value-type="float">
            <text:p>1,0896558664</text:p>
          </table:table-cell>
          <table:table-cell table:formula="of:=+LOG([.A1984];2)" office:value-type="float" office:value="13.2787398265501" calcext:value-type="float">
            <text:p>13,2787398266</text:p>
          </table:table-cell>
        </table:table-row>
        <table:table-row table:style-name="ro1">
          <table:table-cell office:value-type="float" office:value="9939" calcext:value-type="float">
            <text:p>9939</text:p>
          </table:table-cell>
          <table:table-cell office:value-type="float" office:value="10702" calcext:value-type="float">
            <text:p>10702</text:p>
          </table:table-cell>
          <table:table-cell table:formula="of:=+[.B1985]/[.A1985]" office:value-type="float" office:value="1.07676828654794" calcext:value-type="float">
            <text:p>1,0767682865</text:p>
          </table:table-cell>
          <table:table-cell table:formula="of:=+LOG([.A1985];2)" office:value-type="float" office:value="13.2788849888022" calcext:value-type="float">
            <text:p>13,2788849888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float" office:value="10805" calcext:value-type="float">
            <text:p>10805</text:p>
          </table:table-cell>
          <table:table-cell table:formula="of:=+[.B1986]/[.A1986]" office:value-type="float" office:value="1.0863663784436" calcext:value-type="float">
            <text:p>1,0863663784</text:p>
          </table:table-cell>
          <table:table-cell table:formula="of:=+LOG([.A1986];2)" office:value-type="float" office:value="13.2799007158028" calcext:value-type="float">
            <text:p>13,2799007158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float" office:value="11512" calcext:value-type="float">
            <text:p>11512</text:p>
          </table:table-cell>
          <table:table-cell table:formula="of:=+[.B1987]/[.A1987]" office:value-type="float" office:value="1.15675241157556" calcext:value-type="float">
            <text:p>1,1567524116</text:p>
          </table:table-cell>
          <table:table-cell table:formula="of:=+LOG([.A1987];2)" office:value-type="float" office:value="13.2807707701306" calcext:value-type="float">
            <text:p>13,2807707701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float" office:value="16076" calcext:value-type="float">
            <text:p>16076</text:p>
          </table:table-cell>
          <table:table-cell table:formula="of:=+[.B1988]/[.A1988]" office:value-type="float" office:value="1.6153536977492" calcext:value-type="float">
            <text:p>1,6153536977</text:p>
          </table:table-cell>
          <table:table-cell table:formula="of:=+LOG([.A1988];2)" office:value-type="float" office:value="13.2807707701306" calcext:value-type="float">
            <text:p>13,2807707701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17235" calcext:value-type="float">
            <text:p>17235</text:p>
          </table:table-cell>
          <table:table-cell table:formula="of:=+[.B1989]/[.A1989]" office:value-type="float" office:value="1.73007428227264" calcext:value-type="float">
            <text:p>1,7300742823</text:p>
          </table:table-cell>
          <table:table-cell table:formula="of:=+LOG([.A1989];2)" office:value-type="float" office:value="13.2822196956726" calcext:value-type="float">
            <text:p>13,2822196957</text:p>
          </table:table-cell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13815" calcext:value-type="float">
            <text:p>13815</text:p>
          </table:table-cell>
          <table:table-cell table:formula="of:=+[.B1990]/[.A1990]" office:value-type="float" office:value="1.38579596749925" calcext:value-type="float">
            <text:p>1,3857959675</text:p>
          </table:table-cell>
          <table:table-cell table:formula="of:=+LOG([.A1990];2)" office:value-type="float" office:value="13.2832330784132" calcext:value-type="float">
            <text:p>13,2832330784</text:p>
          </table:table-cell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float" office:value="14491" calcext:value-type="float">
            <text:p>14491</text:p>
          </table:table-cell>
          <table:table-cell table:formula="of:=+[.B1991]/[.A1991]" office:value-type="float" office:value="1.45360617915538" calcext:value-type="float">
            <text:p>1,4536061792</text:p>
          </table:table-cell>
          <table:table-cell table:formula="of:=+LOG([.A1991];2)" office:value-type="float" office:value="13.2832330784132" calcext:value-type="float">
            <text:p>13,2832330784</text:p>
          </table:table-cell>
        </table:table-row>
        <table:table-row table:style-name="ro1">
          <table:table-cell office:value-type="float" office:value="9977" calcext:value-type="float">
            <text:p>9977</text:p>
          </table:table-cell>
          <table:table-cell office:value-type="float" office:value="16242" calcext:value-type="float">
            <text:p>16242</text:p>
          </table:table-cell>
          <table:table-cell table:formula="of:=+[.B1992]/[.A1992]" office:value-type="float" office:value="1.6279442718252" calcext:value-type="float">
            <text:p>1,6279442718</text:p>
          </table:table-cell>
          <table:table-cell table:formula="of:=+LOG([.A1992];2)" office:value-type="float" office:value="13.2843903591658" calcext:value-type="float">
            <text:p>13,2843903592</text:p>
          </table:table-cell>
        </table:table-row>
        <table:table-row table:style-name="ro1">
          <table:table-cell office:value-type="float" office:value="9979" calcext:value-type="float">
            <text:p>9979</text:p>
          </table:table-cell>
          <table:table-cell office:value-type="float" office:value="13799" calcext:value-type="float">
            <text:p>13799</text:p>
          </table:table-cell>
          <table:table-cell table:formula="of:=+[.B1993]/[.A1993]" office:value-type="float" office:value="1.38280388816515" calcext:value-type="float">
            <text:p>1,3828038882</text:p>
          </table:table-cell>
          <table:table-cell table:formula="of:=+LOG([.A1993];2)" office:value-type="float" office:value="13.2846795343604" calcext:value-type="float">
            <text:p>13,284679534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float" office:value="15829" calcext:value-type="float">
            <text:p>15829</text:p>
          </table:table-cell>
          <table:table-cell table:formula="of:=+[.B1994]/[.A1994]" office:value-type="float" office:value="1.58527791687531" calcext:value-type="float">
            <text:p>1,5852779169</text:p>
          </table:table-cell>
          <table:table-cell table:formula="of:=+LOG([.A1994];2)" office:value-type="float" office:value="13.2855467123313" calcext:value-type="float">
            <text:p>13,2855467123</text:p>
          </table:table-cell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float" office:value="14161" calcext:value-type="float">
            <text:p>14161</text:p>
          </table:table-cell>
          <table:table-cell table:formula="of:=+[.B1995]/[.A1995]" office:value-type="float" office:value="1.41808531944723" calcext:value-type="float">
            <text:p>1,4180853194</text:p>
          </table:table-cell>
          <table:table-cell table:formula="of:=+LOG([.A1995];2)" office:value-type="float" office:value="13.2856911913301" calcext:value-type="float">
            <text:p>13,2856911913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float" office:value="16392" calcext:value-type="float">
            <text:p>16392</text:p>
          </table:table-cell>
          <table:table-cell table:formula="of:=+[.B1996]/[.A1996]" office:value-type="float" office:value="1.64100510561618" calcext:value-type="float">
            <text:p>1,6410051056</text:p>
          </table:table-cell>
          <table:table-cell table:formula="of:=+LOG([.A1996];2)" office:value-type="float" office:value="13.2861245415334" calcext:value-type="float">
            <text:p>13,2861245415</text:p>
          </table:table-cell>
        </table:table-row>
        <table:table-row table:style-name="ro1">
          <table:table-cell office:value-type="float" office:value="9996" calcext:value-type="float">
            <text:p>9996</text:p>
          </table:table-cell>
          <table:table-cell office:value-type="float" office:value="12813" calcext:value-type="float">
            <text:p>12813</text:p>
          </table:table-cell>
          <table:table-cell table:formula="of:=+[.B1997]/[.A1997]" office:value-type="float" office:value="1.28181272509004" calcext:value-type="float">
            <text:p>1,2818127251</text:p>
          </table:table-cell>
          <table:table-cell table:formula="of:=+LOG([.A1997];2)" office:value-type="float" office:value="13.2871351860867" calcext:value-type="float">
            <text:p>13,2871351861</text:p>
          </table:table-cell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13197" calcext:value-type="float">
            <text:p>13197</text:p>
          </table:table-cell>
          <table:table-cell table:formula="of:=+[.B1998]/[.A1998]" office:value-type="float" office:value="1.32009602880864" calcext:value-type="float">
            <text:p>1,3200960288</text:p>
          </table:table-cell>
          <table:table-cell table:formula="of:=+LOG([.A1998];2)" office:value-type="float" office:value="13.2872795061029" calcext:value-type="float">
            <text:p>13,2872795061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9067" calcext:value-type="float">
            <text:p>9067</text:p>
          </table:table-cell>
          <table:table-cell table:formula="of:=+[.B1999]/[.A1999]" office:value-type="float" office:value="0.906881376275255" calcext:value-type="float">
            <text:p>0,9068813763</text:p>
          </table:table-cell>
          <table:table-cell table:formula="of:=+LOG([.A1999];2)" office:value-type="float" office:value="13.2874238116835" calcext:value-type="float">
            <text:p>13,2874238117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float" office:value="15752" calcext:value-type="float">
            <text:p>15752</text:p>
          </table:table-cell>
          <table:table-cell table:formula="of:=+[.B2000]/[.A2000]" office:value-type="float" office:value="1.57535753575358" calcext:value-type="float">
            <text:p>1,5753575358</text:p>
          </table:table-cell>
          <table:table-cell table:formula="of:=+LOG([.A2000];2)" office:value-type="float" office:value="13.2875681028314" calcext:value-type="float">
            <text:p>13,2875681028</text:p>
          </table:table-cell>
        </table:table-row>
      </table:table>
      <table:named-expressions/>
      <table:database-ranges>
        <table:database-range table:name="__Anonymous_Sheet_DB__0" table:target-range-address="Hoja1.A1:Hoja1.B2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7T18:25:43.500975436</dc:date>
    <dc:creator>Jose Massigoge</dc:creator>
    <meta:document-statistic meta:table-count="1" meta:cell-count="8000" meta:object-count="0"/>
    <meta:generator>LibreOffice/4.2.7.2$Linux_X86_64 LibreOffice_project/420m0$Build-2</meta:generator>
  </office:meta>
</office:document-meta>
</file>